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ubtitle">
      <style:text-properties fo:language="ru" fo:country="RU" fo:font-style="normal" fo:font-weight="bold" style:font-style-asian="normal" style:font-weight-asian="bold"/>
    </style:style>
    <style:style style:name="P2" style:family="paragraph" style:parent-style-name="Subtitle">
      <style:text-properties fo:font-style="normal" fo:font-weight="bold" style:font-style-asian="normal" style:font-weight-asian="bold"/>
    </style:style>
    <style:style style:name="P3" style:family="paragraph" style:parent-style-name="Subtitle">
      <style:text-properties fo:font-weight="bold" style:font-weight-asian="bold"/>
    </style:style>
    <style:style style:name="P4" style:family="paragraph" style:parent-style-name="Subtitle">
      <style:text-properties officeooo:paragraph-rsid="0004e479"/>
    </style:style>
    <style:style style:name="P5" style:family="paragraph" style:parent-style-name="List_20_Paragraph">
      <style:text-properties officeooo:paragraph-rsid="0004e479"/>
    </style:style>
    <style:style style:name="P6" style:family="paragraph" style:parent-style-name="List_20_Paragraph">
      <style:text-properties officeooo:paragraph-rsid="003df89e"/>
    </style:style>
    <style:style style:name="P7" style:family="paragraph" style:parent-style-name="List_20_Paragraph">
      <style:text-properties officeooo:paragraph-rsid="00485e1e"/>
    </style:style>
    <style:style style:name="P8" style:family="paragraph" style:parent-style-name="List_20_Paragraph">
      <style:text-properties officeooo:paragraph-rsid="004dd7b7"/>
    </style:style>
    <style:style style:name="P9" style:family="paragraph" style:parent-style-name="List_20_Paragraph">
      <style:text-properties officeooo:paragraph-rsid="00618e8e"/>
    </style:style>
    <style:style style:name="P10" style:family="paragraph" style:parent-style-name="List_20_Paragraph">
      <style:text-properties officeooo:paragraph-rsid="006f8474"/>
    </style:style>
    <style:style style:name="P11" style:family="paragraph" style:parent-style-name="Heading_20_2">
      <style:paragraph-properties fo:margin-top="0.0835in" fo:margin-bottom="0.1965in" loext:contextual-spacing="false"/>
    </style:style>
    <style:style style:name="P12" style:family="paragraph" style:parent-style-name="Text_20_body">
      <style:text-properties officeooo:paragraph-rsid="00103160"/>
    </style:style>
    <style:style style:name="P13" style:family="paragraph" style:parent-style-name="Text_20_body">
      <style:text-properties officeooo:paragraph-rsid="0010581c"/>
    </style:style>
    <style:style style:name="P14" style:family="paragraph" style:parent-style-name="Text_20_body">
      <style:text-properties officeooo:paragraph-rsid="00329e31"/>
    </style:style>
    <style:style style:name="P15" style:family="paragraph" style:parent-style-name="Text_20_body">
      <style:text-properties officeooo:paragraph-rsid="003a395e"/>
    </style:style>
    <style:style style:name="P16" style:family="paragraph" style:parent-style-name="Text_20_body">
      <style:text-properties officeooo:paragraph-rsid="005df70a"/>
    </style:style>
    <style:style style:name="P17" style:family="paragraph" style:parent-style-name="Text_20_body">
      <style:text-properties officeooo:paragraph-rsid="00641950"/>
    </style:style>
    <style:style style:name="P18" style:family="paragraph" style:parent-style-name="Text_20_body">
      <style:text-properties officeooo:paragraph-rsid="0089207c"/>
    </style:style>
    <style:style style:name="P19" style:family="paragraph" style:parent-style-name="Text_20_body">
      <style:text-properties officeooo:paragraph-rsid="00920526"/>
    </style:style>
    <style:style style:name="P20" style:family="paragraph" style:parent-style-name="Text_20_body">
      <style:text-properties officeooo:paragraph-rsid="00acc64d"/>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officeooo:paragraph-rsid="00cf4f3d"/>
    </style:style>
    <style:style style:name="P23" style:family="paragraph" style:parent-style-name="Quote">
      <style:text-properties fo:font-weight="normal" style:font-weight-asian="normal" style:font-weight-complex="normal"/>
    </style:style>
    <style:style style:name="P24" style:family="paragraph" style:parent-style-name="Quote">
      <style:text-properties officeooo:paragraph-rsid="00b25c8e"/>
    </style:style>
    <style:style style:name="P25" style:family="paragraph" style:parent-style-name="Quote">
      <style:text-properties officeooo:paragraph-rsid="00b84eb5"/>
    </style:style>
    <style:style style:name="P26" style:family="paragraph" style:parent-style-name="Quote">
      <style:text-properties officeooo:paragraph-rsid="00b90086"/>
    </style:style>
    <style:style style:name="P27" style:family="paragraph" style:parent-style-name="Quote">
      <style:text-properties officeooo:paragraph-rsid="00bb7871"/>
    </style:style>
    <style:style style:name="P28" style:family="paragraph" style:parent-style-name="Quote">
      <style:text-properties officeooo:paragraph-rsid="00becf82"/>
    </style:style>
    <style:style style:name="P29" style:family="paragraph" style:parent-style-name="Quote">
      <style:text-properties officeooo:paragraph-rsid="00ccafc0"/>
    </style:style>
    <style:style style:name="P30" style:family="paragraph" style:parent-style-name="Quote">
      <style:text-properties officeooo:paragraph-rsid="00dae5de"/>
    </style:style>
    <style:style style:name="P31" style:family="paragraph" style:parent-style-name="Quote">
      <style:text-properties officeooo:paragraph-rsid="00de82f8"/>
    </style:style>
    <style:style style:name="P32" style:family="paragraph" style:parent-style-name="Quote">
      <style:text-properties officeooo:paragraph-rsid="00dfab3a"/>
    </style:style>
    <style:style style:name="P33" style:family="paragraph" style:parent-style-name="Quote">
      <style:paragraph-properties fo:margin-left="0.8661in" fo:margin-right="0in" fo:text-indent="0in" style:auto-text-indent="false"/>
    </style:style>
    <style:style style:name="P34" style:family="paragraph" style:parent-style-name="Quote">
      <style:paragraph-properties fo:margin-left="0.8661in" fo:margin-right="0in" fo:text-indent="0in" style:auto-text-indent="false"/>
      <style:text-properties officeooo:paragraph-rsid="00de82f8"/>
    </style:style>
    <style:style style:name="P35" style:family="paragraph" style:parent-style-name="Heading_20_1">
      <style:text-properties style:text-position="sub 58%"/>
    </style:style>
    <style:style style:name="P36" style:family="paragraph" style:parent-style-name="Text_20_body">
      <style:paragraph-properties fo:margin-left="0.5in" fo:margin-right="0in" fo:text-indent="0.0098in" style:auto-text-indent="false"/>
    </style:style>
    <style:style style:name="P37" style:family="paragraph" style:parent-style-name="Standard" style:master-page-name="Standard">
      <style:paragraph-properties style:page-number="auto"/>
    </style:style>
    <style:style style:name="P38" style:family="paragraph" style:parent-style-name="List_20_Paragraph" style:list-style-name="L1"/>
    <style:style style:name="T1" style:family="text">
      <style:text-properties fo:font-style="normal" style:font-style-asian="normal" style:font-style-complex="normal"/>
    </style:style>
    <style:style style:name="T2" style:family="text">
      <style:text-properties fo:font-style="normal" officeooo:rsid="0016c6e7" style:font-style-asian="normal" style:font-style-complex="normal"/>
    </style:style>
    <style:style style:name="T3" style:family="text">
      <style:text-properties fo:font-style="normal" officeooo:rsid="00193838"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style:text-position="sub 58%"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use-window-font-color="true" fo:font-size="14pt" style:text-underline-style="none" style:font-size-asian="14pt" style:font-size-complex="14pt"/>
    </style:style>
    <style:style style:name="T11" style:family="text">
      <style:text-properties style:use-window-font-color="true" fo:font-size="14pt" style:text-underline-style="none" officeooo:rsid="0004e479" style:font-size-asian="14pt" style:font-size-complex="14pt"/>
    </style:style>
    <style:style style:name="T12" style:family="text">
      <style:text-properties fo:font-size="14pt" fo:font-style="normal" style:font-size-asian="14pt" style:font-style-asian="normal" style:font-size-complex="14pt" style:font-style-complex="normal"/>
    </style:style>
    <style:style style:name="T13" style:family="text">
      <style:text-properties officeooo:rsid="00064684"/>
    </style:style>
    <style:style style:name="T14" style:family="text">
      <style:text-properties officeooo:rsid="000821e3"/>
    </style:style>
    <style:style style:name="T15" style:family="text">
      <style:text-properties officeooo:rsid="000f426a"/>
    </style:style>
    <style:style style:name="T16" style:family="text">
      <style:text-properties officeooo:rsid="001002a2"/>
    </style:style>
    <style:style style:name="T17" style:family="text">
      <style:text-properties officeooo:rsid="00103160"/>
    </style:style>
    <style:style style:name="T18" style:family="text">
      <style:text-properties officeooo:rsid="0010581c"/>
    </style:style>
    <style:style style:name="T19" style:family="text">
      <style:text-properties officeooo:rsid="001188a7"/>
    </style:style>
    <style:style style:name="T20" style:family="text">
      <style:text-properties officeooo:rsid="00122ec0"/>
    </style:style>
    <style:style style:name="T21" style:family="text">
      <style:text-properties officeooo:rsid="00128080"/>
    </style:style>
    <style:style style:name="T22" style:family="text">
      <style:text-properties officeooo:rsid="00144869"/>
    </style:style>
    <style:style style:name="T23" style:family="text">
      <style:text-properties officeooo:rsid="00155c54"/>
    </style:style>
    <style:style style:name="T24" style:family="text">
      <style:text-properties officeooo:rsid="001578b6"/>
    </style:style>
    <style:style style:name="T25" style:family="text">
      <style:text-properties officeooo:rsid="0016c6e7"/>
    </style:style>
    <style:style style:name="T26" style:family="text">
      <style:text-properties officeooo:rsid="0018aa14"/>
    </style:style>
    <style:style style:name="T27" style:family="text">
      <style:text-properties officeooo:rsid="00193838"/>
    </style:style>
    <style:style style:name="T28" style:family="text">
      <style:text-properties officeooo:rsid="002214a9"/>
    </style:style>
    <style:style style:name="T29" style:family="text">
      <style:text-properties officeooo:rsid="00268ce4"/>
    </style:style>
    <style:style style:name="T30" style:family="text">
      <style:text-properties officeooo:rsid="0028fff0"/>
    </style:style>
    <style:style style:name="T31" style:family="text">
      <style:text-properties officeooo:rsid="002a48fb"/>
    </style:style>
    <style:style style:name="T32" style:family="text">
      <style:text-properties officeooo:rsid="002b80fe"/>
    </style:style>
    <style:style style:name="T33" style:family="text">
      <style:text-properties officeooo:rsid="002c1e32"/>
    </style:style>
    <style:style style:name="T34" style:family="text">
      <style:text-properties officeooo:rsid="002d69fe"/>
    </style:style>
    <style:style style:name="T35" style:family="text">
      <style:text-properties officeooo:rsid="00329e31"/>
    </style:style>
    <style:style style:name="T36" style:family="text">
      <style:text-properties officeooo:rsid="00348361"/>
    </style:style>
    <style:style style:name="T37" style:family="text">
      <style:text-properties officeooo:rsid="00353af7"/>
    </style:style>
    <style:style style:name="T38" style:family="text">
      <style:text-properties officeooo:rsid="00375750"/>
    </style:style>
    <style:style style:name="T39" style:family="text">
      <style:text-properties officeooo:rsid="0037fb87"/>
    </style:style>
    <style:style style:name="T40" style:family="text">
      <style:text-properties officeooo:rsid="00392b43"/>
    </style:style>
    <style:style style:name="T41" style:family="text">
      <style:text-properties officeooo:rsid="003c1037"/>
    </style:style>
    <style:style style:name="T42" style:family="text">
      <style:text-properties officeooo:rsid="003df89e"/>
    </style:style>
    <style:style style:name="T43" style:family="text">
      <style:text-properties officeooo:rsid="00415bbe"/>
    </style:style>
    <style:style style:name="T44" style:family="text">
      <style:text-properties officeooo:rsid="0042d547"/>
    </style:style>
    <style:style style:name="T45" style:family="text">
      <style:text-properties officeooo:rsid="00440444"/>
    </style:style>
    <style:style style:name="T46" style:family="text">
      <style:text-properties officeooo:rsid="0045682f"/>
    </style:style>
    <style:style style:name="T47" style:family="text">
      <style:text-properties officeooo:rsid="004737af"/>
    </style:style>
    <style:style style:name="T48" style:family="text">
      <style:text-properties officeooo:rsid="0048eb38"/>
    </style:style>
    <style:style style:name="T49" style:family="text">
      <style:text-properties officeooo:rsid="004a869e"/>
    </style:style>
    <style:style style:name="T50" style:family="text">
      <style:text-properties officeooo:rsid="004bdefc"/>
    </style:style>
    <style:style style:name="T51" style:family="text">
      <style:text-properties officeooo:rsid="004dd7b7"/>
    </style:style>
    <style:style style:name="T52" style:family="text">
      <style:text-properties officeooo:rsid="00503166"/>
    </style:style>
    <style:style style:name="T53" style:family="text">
      <style:text-properties officeooo:rsid="0050f993"/>
    </style:style>
    <style:style style:name="T54" style:family="text">
      <style:text-properties officeooo:rsid="0051b76d"/>
    </style:style>
    <style:style style:name="T55" style:family="text">
      <style:text-properties officeooo:rsid="0054fb0d"/>
    </style:style>
    <style:style style:name="T56" style:family="text">
      <style:text-properties officeooo:rsid="00560420"/>
    </style:style>
    <style:style style:name="T57" style:family="text">
      <style:text-properties officeooo:rsid="0057885a"/>
    </style:style>
    <style:style style:name="T58" style:family="text">
      <style:text-properties officeooo:rsid="00583e92"/>
    </style:style>
    <style:style style:name="T59" style:family="text">
      <style:text-properties officeooo:rsid="005df70a"/>
    </style:style>
    <style:style style:name="T60" style:family="text">
      <style:text-properties officeooo:rsid="005e75c0"/>
    </style:style>
    <style:style style:name="T61" style:family="text">
      <style:text-properties officeooo:rsid="005fd909"/>
    </style:style>
    <style:style style:name="T62" style:family="text">
      <style:text-properties officeooo:rsid="00618e8e"/>
    </style:style>
    <style:style style:name="T63" style:family="text">
      <style:text-properties officeooo:rsid="00641950"/>
    </style:style>
    <style:style style:name="T64" style:family="text">
      <style:text-properties officeooo:rsid="0069b1c4"/>
    </style:style>
    <style:style style:name="T65" style:family="text">
      <style:text-properties officeooo:rsid="006b455d"/>
    </style:style>
    <style:style style:name="T66" style:family="text">
      <style:text-properties officeooo:rsid="006c3101"/>
    </style:style>
    <style:style style:name="T67" style:family="text">
      <style:text-properties officeooo:rsid="006d1696"/>
    </style:style>
    <style:style style:name="T68" style:family="text">
      <style:text-properties officeooo:rsid="006db142"/>
    </style:style>
    <style:style style:name="T69" style:family="text">
      <style:text-properties officeooo:rsid="006f2bc5"/>
    </style:style>
    <style:style style:name="T70" style:family="text">
      <style:text-properties officeooo:rsid="006f69a0"/>
    </style:style>
    <style:style style:name="T71" style:family="text">
      <style:text-properties officeooo:rsid="006f8474"/>
    </style:style>
    <style:style style:name="T72" style:family="text">
      <style:text-properties officeooo:rsid="006f8dd7"/>
    </style:style>
    <style:style style:name="T73" style:family="text">
      <style:text-properties officeooo:rsid="0071bbcf"/>
    </style:style>
    <style:style style:name="T74" style:family="text">
      <style:text-properties officeooo:rsid="007425ee"/>
    </style:style>
    <style:style style:name="T75" style:family="text">
      <style:text-properties officeooo:rsid="007757cf"/>
    </style:style>
    <style:style style:name="T76" style:family="text">
      <style:text-properties officeooo:rsid="0078d613"/>
    </style:style>
    <style:style style:name="T77" style:family="text">
      <style:text-properties officeooo:rsid="007ab842"/>
    </style:style>
    <style:style style:name="T78" style:family="text">
      <style:text-properties officeooo:rsid="007cde3c"/>
    </style:style>
    <style:style style:name="T79" style:family="text">
      <style:text-properties officeooo:rsid="00813128"/>
    </style:style>
    <style:style style:name="T80" style:family="text">
      <style:text-properties officeooo:rsid="00820eb4"/>
    </style:style>
    <style:style style:name="T81" style:family="text">
      <style:text-properties officeooo:rsid="00831db1"/>
    </style:style>
    <style:style style:name="T82" style:family="text">
      <style:text-properties officeooo:rsid="0083fb35"/>
    </style:style>
    <style:style style:name="T83" style:family="text">
      <style:text-properties officeooo:rsid="0084ae84"/>
    </style:style>
    <style:style style:name="T84" style:family="text">
      <style:text-properties officeooo:rsid="0088427c"/>
    </style:style>
    <style:style style:name="T85" style:family="text">
      <style:text-properties officeooo:rsid="0089207c"/>
    </style:style>
    <style:style style:name="T86" style:family="text">
      <style:text-properties officeooo:rsid="0089a963"/>
    </style:style>
    <style:style style:name="T87" style:family="text">
      <style:text-properties officeooo:rsid="008a020e"/>
    </style:style>
    <style:style style:name="T88" style:family="text">
      <style:text-properties officeooo:rsid="008e232f"/>
    </style:style>
    <style:style style:name="T89" style:family="text">
      <style:text-properties officeooo:rsid="00901352"/>
    </style:style>
    <style:style style:name="T90" style:family="text">
      <style:text-properties officeooo:rsid="00920526"/>
    </style:style>
    <style:style style:name="T91" style:family="text">
      <style:text-properties officeooo:rsid="00923c56"/>
    </style:style>
    <style:style style:name="T92" style:family="text">
      <style:text-properties officeooo:rsid="00932950"/>
    </style:style>
    <style:style style:name="T93" style:family="text">
      <style:text-properties officeooo:rsid="0094964a"/>
    </style:style>
    <style:style style:name="T94" style:family="text">
      <style:text-properties officeooo:rsid="009685d4"/>
    </style:style>
    <style:style style:name="T95" style:family="text">
      <style:text-properties officeooo:rsid="00982fa6"/>
    </style:style>
    <style:style style:name="T96" style:family="text">
      <style:text-properties officeooo:rsid="0099c227"/>
    </style:style>
    <style:style style:name="T97" style:family="text">
      <style:text-properties officeooo:rsid="009ab0bd"/>
    </style:style>
    <style:style style:name="T98" style:family="text">
      <style:text-properties officeooo:rsid="009b0139"/>
    </style:style>
    <style:style style:name="T99" style:family="text">
      <style:text-properties officeooo:rsid="009b3ea0"/>
    </style:style>
    <style:style style:name="T100" style:family="text">
      <style:text-properties officeooo:rsid="009cef9e"/>
    </style:style>
    <style:style style:name="T101" style:family="text">
      <style:text-properties officeooo:rsid="009dac9a"/>
    </style:style>
    <style:style style:name="T102" style:family="text">
      <style:text-properties officeooo:rsid="009e26fa"/>
    </style:style>
    <style:style style:name="T103" style:family="text">
      <style:text-properties officeooo:rsid="009f1045"/>
    </style:style>
    <style:style style:name="T104" style:family="text">
      <style:text-properties officeooo:rsid="00a0c885"/>
    </style:style>
    <style:style style:name="T105" style:family="text">
      <style:text-properties officeooo:rsid="00a2bf30"/>
    </style:style>
    <style:style style:name="T106" style:family="text">
      <style:text-properties officeooo:rsid="00a5e6ff"/>
    </style:style>
    <style:style style:name="T107" style:family="text">
      <style:text-properties officeooo:rsid="00a6bcbc"/>
    </style:style>
    <style:style style:name="T108" style:family="text">
      <style:text-properties officeooo:rsid="00a884ff"/>
    </style:style>
    <style:style style:name="T109" style:family="text">
      <style:text-properties officeooo:rsid="00aa5af9"/>
    </style:style>
    <style:style style:name="T110" style:family="text">
      <style:text-properties officeooo:rsid="00aa83fe"/>
    </style:style>
    <style:style style:name="T111" style:family="text">
      <style:text-properties officeooo:rsid="00abcd69"/>
    </style:style>
    <style:style style:name="T112" style:family="text">
      <style:text-properties officeooo:rsid="00acc64d"/>
    </style:style>
    <style:style style:name="T113" style:family="text">
      <style:text-properties officeooo:rsid="00ae8b0f"/>
    </style:style>
    <style:style style:name="T114" style:family="text">
      <style:text-properties officeooo:rsid="00b06402"/>
    </style:style>
    <style:style style:name="T115" style:family="text">
      <style:text-properties officeooo:rsid="00b09a12"/>
    </style:style>
    <style:style style:name="T116" style:family="text">
      <style:text-properties officeooo:rsid="00b25c8e"/>
    </style:style>
    <style:style style:name="T117" style:family="text">
      <style:text-properties officeooo:rsid="00b2cc57"/>
    </style:style>
    <style:style style:name="T118" style:family="text">
      <style:text-properties officeooo:rsid="00b5350b"/>
    </style:style>
    <style:style style:name="T119" style:family="text">
      <style:text-properties officeooo:rsid="00b90086"/>
    </style:style>
    <style:style style:name="T120" style:family="text">
      <style:text-properties officeooo:rsid="00bd40b7"/>
    </style:style>
    <style:style style:name="T121" style:family="text">
      <style:text-properties officeooo:rsid="00becf82"/>
    </style:style>
    <style:style style:name="T122" style:family="text">
      <style:text-properties officeooo:rsid="00c01f51"/>
    </style:style>
    <style:style style:name="T123" style:family="text">
      <style:text-properties officeooo:rsid="00c32d42"/>
    </style:style>
    <style:style style:name="T124" style:family="text">
      <style:text-properties officeooo:rsid="00c6f960"/>
    </style:style>
    <style:style style:name="T125" style:family="text">
      <style:text-properties officeooo:rsid="00c75b74"/>
    </style:style>
    <style:style style:name="T126" style:family="text">
      <style:text-properties officeooo:rsid="00c84c48"/>
    </style:style>
    <style:style style:name="T127" style:family="text">
      <style:text-properties officeooo:rsid="00ca02fb"/>
    </style:style>
    <style:style style:name="T128" style:family="text">
      <style:text-properties officeooo:rsid="00cc06cb"/>
    </style:style>
    <style:style style:name="T129" style:family="text">
      <style:text-properties officeooo:rsid="00cc4382"/>
    </style:style>
    <style:style style:name="T130" style:family="text">
      <style:text-properties fo:font-weight="normal" style:font-weight-asian="normal" style:font-weight-complex="normal"/>
    </style:style>
    <style:style style:name="T131" style:family="text">
      <style:text-properties officeooo:rsid="00ccafc0"/>
    </style:style>
    <style:style style:name="T132" style:family="text">
      <style:text-properties officeooo:rsid="00ccfe5e"/>
    </style:style>
    <style:style style:name="T133" style:family="text">
      <style:text-properties officeooo:rsid="00ce92ac"/>
    </style:style>
    <style:style style:name="T134" style:family="text">
      <style:text-properties officeooo:rsid="00cf4f3d"/>
    </style:style>
    <style:style style:name="T135" style:family="text">
      <style:text-properties officeooo:rsid="00d0ff9a"/>
    </style:style>
    <style:style style:name="T136" style:family="text">
      <style:text-properties officeooo:rsid="00d2c4e1"/>
    </style:style>
    <style:style style:name="T137" style:family="text">
      <style:text-properties officeooo:rsid="00d82c5f"/>
    </style:style>
    <style:style style:name="T138" style:family="text">
      <style:text-properties officeooo:rsid="00dae5de"/>
    </style:style>
    <style:style style:name="T139" style:family="text">
      <style:text-properties officeooo:rsid="00dfab3a"/>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h text:style-name="Heading_20_1" text:outline-level="1">The Rascally Romance</text:h>
      <text:p text:style-name="Subtitle">(in a single helluva-long letter about a flicking-short life)</text:p>
      <text:p text:style-name="P1"/>
      <text:p text:style-name="P2">By Sehrguey Ogoltsoff</text:p>
      <text:p text:style-name="Subtitle"/>
      <text:p text:style-name="P2">(Copyleft ;-) 2020 S. Ogoltsoff</text:p>
      <text:p text:style-name="Standard"/>
      <text:p text:style-name="P2">Smashwords Edition</text:p>
      <text:p text:style-name="Standard"/>
      <text:p text:style-name="P3">CONTENTS</text:p>
      <text:p text:style-name="Subtitle"><text:a xlink:type="simple" xlink:href="#Foreword" text:style-name="ListLabel_20_1" text:visited-style-name="ListLabel_20_1"><text:span text:style-name="Internet_20_link">Foreword, a sort of</text:span></text:a></text:p>
      <text:p text:style-name="List_20_Paragraph"><text:span text:style-name="Internet_20_link"><text:span text:style-name="T10">Book One</text:span></text:span></text:p>
      <text:p text:style-name="Subtitle"><text:a xlink:type="simple" xlink:href="#epigraph" text:style-name="ListLabel_20_1" text:visited-style-name="ListLabel_20_1"><text:span text:style-name="Internet_20_link">epigraph</text:span></text:a></text:p>
      <text:p text:style-name="P4"><text:a xlink:type="simple" xlink:href="#Birchbark" text:style-name="ListLabel_20_1" text:visited-style-name="ListLabel_20_1"><text:span text:style-name="Internet_20_link">The Birchbark Sketches</text:span></text:a></text:p>
      <text:p text:style-name="Subtitle"><text:a xlink:type="simple" xlink:href="#Genesis" text:style-name="ListLabel_20_1" text:visited-style-name="ListLabel_20_1"><text:span text:style-name="Internet_20_link">The Genesis</text:span></text:a></text:p>
      <text:p text:style-name="Subtitle"><text:a xlink:type="simple" xlink:href="#Childhood" text:style-name="ListLabel_20_1" text:visited-style-name="ListLabel_20_1"><text:span text:style-name="Internet_20_link">The Childhood</text:span></text:a></text:p>
      <text:p text:style-name="Subtitle"><text:a xlink:type="simple" xlink:href="#Adolescence" text:style-name="ListLabel_20_1" text:visited-style-name="ListLabel_20_1"><text:span text:style-name="Internet_20_link">The Adolescence</text:span></text:a></text:p>
      <text:p text:style-name="P5"><text:span text:style-name="Internet_20_link"><text:span text:style-name="T11">Book Two</text:span></text:span></text:p>
      <text:p text:style-name="Subtitle"><text:a xlink:type="simple" xlink:href="#Youth" text:style-name="ListLabel_20_1" text:visited-style-name="ListLabel_20_1"><text:span text:style-name="Internet_20_link">The Youth</text:span></text:a></text:p>
      <text:p text:style-name="Subtitle"><text:a xlink:type="simple" xlink:href="#One" text:style-name="ListLabel_20_1" text:visited-style-name="ListLabel_20_1"><text:span text:style-name="Internet_20_link">My Universities: Part One</text:span></text:a></text:p>
      <text:p text:style-name="Subtitle"><text:a xlink:type="simple" xlink:href="#Two" text:style-name="ListLabel_20_1" text:visited-style-name="ListLabel_20_1"><text:span text:style-name="Internet_20_link">My Universities: Part Two</text:span></text:a></text:p>
      <text:p text:style-name="Subtitle"><text:a xlink:type="simple" xlink:href="#Planets" text:style-name="ListLabel_20_1" text:visited-style-name="ListLabel_20_1"><text:span text:style-name="Internet_20_link">The Parade of Planets</text:span></text:a></text:p>
      <text:p text:style-name="P5"><text:span text:style-name="Internet_20_link"><text:span text:style-name="T11">Book Three</text:span></text:span></text:p>
      <text:p text:style-name="Subtitle"><text:a xlink:type="simple" xlink:href="#Married" text:style-name="ListLabel_20_1" text:visited-style-name="ListLabel_20_1"><text:span text:style-name="Internet_20_link">The Married Life</text:span></text:a></text:p>
      <text:p text:style-name="Subtitle"><text:a xlink:type="simple" xlink:href="#Defying" text:style-name="ListLabel_20_1" text:visited-style-name="ListLabel_20_1"><text:span text:style-name="Internet_20_link">Defying the Wash</text:span></text:a></text:p>
      <text:p text:style-name="Subtitle"><text:a xlink:type="simple" xlink:href="#Barge" text:style-name="ListLabel_20_1" text:visited-style-name="ListLabel_20_1"><text:span text:style-name="Internet_20_link">The Solitary Barge Hauler</text:span></text:a></text:p>
      <text:p text:style-name="List_20_Paragraph"><text:span text:style-name="Internet_20_link"><text:span text:style-name="T10">Book Four</text:span></text:span></text:p>
      <text:p text:style-name="Subtitle"><text:a xlink:type="simple" xlink:href="#Tower" text:style-name="ListLabel_20_1" text:visited-style-name="ListLabel_20_1"><text:span text:style-name="Internet_20_link">The Ivory Tower</text:span></text:a></text:p>
      <text:p text:style-name="Subtitle"><text:a xlink:type="simple" xlink:href="#Eastern" text:style-name="ListLabel_20_1" text:visited-style-name="ListLabel_20_1"><text:span text:style-name="Internet_20_link">The Eastern Corridor</text:span></text:a></text:p>
      <text:p text:style-name="Subtitle"><text:a xlink:type="simple" xlink:href="#Postscripts" text:style-name="ListLabel_20_1" text:visited-style-name="ListLabel_20_1"><text:span text:style-name="Internet_20_link">The Postscripts</text:span></text:a></text:p>
      <text:p text:style-name="Standard"/>
      <text:h text:style-name="P11" text:outline-level="2"><text:soft-page-break/><text:span text:style-name="Teletype"><text:span text:style-name="T12">Foreword, a sort of </text:span></text:span><text:line-break/>  </text:h>
      <text:p text:style-name="Quote">Apologies &amp; Excuses </text:p>
      <text:p text:style-name="P12">Being completely clean of fanc<text:span text:style-name="T15">y</text:span> flights of fantasy, <text:span text:style-name="T15">aggravated by</text:span> all thumbs at spinning yarn, left <text:span text:style-name="T15">me </text:span>no choice but telling the truth, the whole truth and nothing but the truth; in other words, no <text:span text:style-name="T15">merry</text:span> sallies from within the straitjacket of my personal experience. <text:span text:style-name="T16">Which</text:span>, muchly rueful, limitations annul any ambition to keep abreast with the hackney <text:span text:style-name="T17">horses of literary production </text:span>turning out whales of whimsy lucubrations wrought in line with the bestselling practices at the fantasy, science, mystery, thriller, action, each and every, you name it, twist of fiction in the field. Some sprightly jades indeed! </text:p>
      <text:p text:style-name="Text_20_body">But—poor, yet proud—I hereby declare that not anything at all would fit under your skin <text:span text:style-name="T17">real </text:span>nice and smoothly, neither would you in a breeze pull off a fickle fancy whatsoever, like, walking through the walls and over the waters or, <text:span text:style-name="T17">say, </text:span><text:s/>indulging in unhealthy recreational addiction to sucking strangers’ blood in <text:span text:style-name="T18">totally</text:span> unsanitary environs. (A sigh.) </text:p>
      <text:p text:style-name="Quote"><text:span text:style-name="T5">Structure &amp; Content</text:span> </text:p>
      <text:p text:style-name="Text_20_body">Starting with its lengthy title, the novel <text:span text:style-name="T18">goes past</text:span> this here foreword, sort of, and through the following epigraph—curt, but to the point—flows into the narration not marked by <text:span text:style-name="T18">overly</text:span> excessive terseness, four books all in all, with certain passages well nigh sufficient to efface the credence to my solemn oath in the above subsection being taken in good faith. </text:p>
      <text:p text:style-name="Text_20_body">Not every truth gets a <text:span text:style-name="T14">warmhearted</text:span> welcome, no one is guaranteed from someone else tossing their back up <text:span text:style-name="T18">to emphasize</text:span> a torrid protest, “Bullshit! Don't dream of selling me that!” </text:p>
      <text:p text:style-name="P13">My meek, immediate, amicable, advise to deeply disbelieving skeptics is to put <text:span text:style-name="T8">The Rascally Romance</text:span> off until they, hopefully, obtain a clearer vision that even truth now and then comprise surprises on a par with any of the <text:span text:style-name="T13">weirdest</text:span> phantasms. And if the truth of this observation <text:span text:style-name="T19">rests</text:span> dim for some <text:span text:style-name="T19">obtuse </text:span>dork, then, “I do envy you, O, truly blessed one!.” <text:span text:style-name="T18">is</text:span> all there is to say.</text:p>
      <text:p text:style-name="Text_20_body"><text:span text:style-name="T19">Though</text:span> a first-person story, <text:span text:style-name="T8">The Rascally Romance</text:span>, nonetheless, is not a self-relishing report about me, myself and the Number One, yet a portrayal of the whole generation from the most breathtaking, <text:span text:style-name="T13">unequaled</text:span>, and fascinating era since the world creation. </text:p>
      <text:p text:style-name="Text_20_body">Now, with <text:span text:style-name="T13">comprehending</text:span> bitterness, I witness the glorious period cinched tightly with a couple of labels, <text:span text:style-name="T13">crisscross</text:span>—«stagnation»&gt;&lt;«restructuring»—packed and sealed, all readied to be dumped into the bottomless bin of the past. Yet, neither smart labeling nor shifty package tricks would ever eliminate the fact that the entire history of mankind owns no period to match the one when so young we were. </text:p>
      <text:p text:style-name="Quote">Style &amp; Language &amp; Age Restrictions </text:p>
      <text:p text:style-name="Text_20_body"><text:soft-page-break/>It goes without saying that each and every generation inevitably enjoys or lives through their own youth, yet some of them miss out to erect an epistolary pillar marking the fact appropriately. </text:p>
      <text:p text:style-name="Text_20_body">The style abided by the erection at hand can be baptized as <text:span text:style-name="T8">rabid realism</text:span>, to wit, this particular ball is ruled by Mrs. Naked Truth handing soft soap out to neither written nor tacit laws. </text:p>
      <text:p text:style-name="Text_20_body">Moving from the style to the language used in <text:span text:style-name="T8">The Rascally Romance</text:span>, it should be noted that the grim-mouthed pearl-clutching language purists might disapprove of presence in the body text <text:span text:style-name="T20">some common</text:span> taboo words. I fully grasp their venerable point and would willingly pull along with the sentiment but for the fear to look a petty diddler. In a true-to-life presentation, you just cannot hold back them those words because life, as it is, would differ from a family movie. For that reason, I expressly discourage any person under 18 years of age to read on any further. </text:p>
      <text:p text:style-name="Text_20_body">I am serious: DROP IT RIGHT AWAY, KID! Before it’s too late... </text:p>
      <text:p text:style-name="Quote">Technical Notes &amp; Self-Appraisal </text:p>
      <text:p text:style-name="Text_20_body">Letters are not supposed to be divided into chapters or parts; they just flow on and on and on, to their end. However, to leave a reader without a<text:span text:style-name="T20">ny </text:span>map <text:span text:style-name="T20">or</text:span> compass <text:span text:style-name="T21">surrounded by</text:span> hundreds upon hundreds of pages in each direction, to deprive them of any guiding star or two, calls for <text:span text:style-name="T21">an exceptionally brazen</text:span> brutality. </text:p>
      <text:p text:style-name="Text_20_body">A <text:span text:style-name="T22">caring</text:span> compassion for humanoid brethren and sistern stirred me up to adding <text:span text:style-name="T8">The Table of Contents</text:span>. <text:line-break/>Ain’t I a fucking philanthropist thereafter?. </text:p>
      <text:p text:style-name="Quote">Acknowledgments &amp; Disclaimer </text:p>
      <text:p text:style-name="Text_20_body">I thank you all, whose names <text:span text:style-name="T22">appear</text:span> in the <text:span text:style-name="T22">tale</text:span>, as well as those who are not in there (you are indefinitely more in numbers and your contribution to this here work having been written after all is <text:span text:style-name="T22">equally important</text:span>). </text:p>
      <text:p text:style-name="Text_20_body">And <text:span text:style-name="T23">no less essential was your</text:span> reading along at least up to this very line. Any book can only be produced by a collaborative team of two: the reader and the author. Thank you because <text:span text:style-name="T23">I am (dead serious and no kidding)</text:span> huge<text:span text:style-name="T23">ly</text:span> honor<text:span text:style-name="T23">ed</text:span> <text:span text:style-name="T23">by </text:span>your <text:span text:style-name="T24">most</text:span> kind cooperation. </text:p>
      <text:p text:style-name="Text_20_body">And now we’ve just reached the point when everyone has to decide for themselves whether to <text:span text:style-name="T24">re</text:span>turn to the<text:span text:style-name="T24">ir</text:span> pursuit of customary business and/or pleasures, to all those pet joys, and daily problems alongside with habitual rewards and outlets befitting people of sober good sort <text:span text:style-name="T24">which </text:span>(between <text:span text:style-name="T24">the </text:span>two <text:span text:style-name="T24">of us</text:span>, as one buddy-teammate to the other<text:span text:style-name="T24">)</text:span> might be the most reasonable course because you never can tell what insidious vortexes and currents might lurk out there or else keep rowing on ahead, past and beyond the popping buoy of this foreword, a sort of... </text:p>
      <text:p text:style-name="Text_20_body">Whoa! After a rambling passage <text:span text:style-name="T24">of this kind </text:span>I do have to shut up and take a breather, meanwhile, feel free to use the stretch for making your informed decision... </text:p>
      <text:p text:style-name="Text_20_body"><text:soft-page-break/><text:span text:style-name="T26">Sincerely,</text:span> <text:span text:style-name="T26">it doesn’t matter what you choose</text:span>, <text:span text:style-name="T27">just don’t hurry at</text:span> making up your mind and stay assured whatever the <text:span text:style-name="T25">outcome</text:span> there’s no <text:span text:style-name="T25">way</text:span> to put the blame on me because of the disclaimer in conclusion – </text:p>
      <text:h text:style-name="P11" text:outline-level="2"><text:span text:style-name="Teletype"><text:span text:style-name="T1">regardless of wh</text:span></text:span><text:span text:style-name="Teletype"><text:span text:style-name="T2">ich</text:span></text:span><text:span text:style-name="Teletype"><text:span text:style-name="T1"> course you </text:span></text:span><text:span text:style-name="Teletype"><text:span text:style-name="T3">pick</text:span></text:span><text:span text:style-name="Teletype"><text:span text:style-name="T1">, you’ll never be the same hereafter.</text:span></text:span></text:h>
      <text:p text:style-name="Quote">2020-06-03 </text:p>
      <text:p text:style-name="Subtitle">~ ~ ~</text:p>
      <text:p text:style-name="Standard"/>
      <text:h text:style-name="Heading_20_1" text:outline-level="1"><text:bookmark-start text:name="epigraph"/>epigraph<text:bookmark-end text:name="epigraph"/>:</text:h>
      <text:p text:style-name="Quote">Looks like that’s it,</text:p>
      <text:p text:style-name="Quote">As of yet,</text:p>
      <text:p text:style-name="Quote">And even if not quite,</text:p>
      <text:p text:style-name="Quote">Still, sort of, may be,</text:p>
      <text:p text:style-name="Quote">Because of else,</text:p>
      <text:p text:style-name="Quote">”Hey, you!.“</text:p>
      <text:p text:style-name="Quote">Bang and – a-ha!.</text:p>
      <text:p text:style-name="P2">Vladimir Sherudillo</text:p>
      <text:p text:style-name="Standard"/>
      <text:h text:style-name="Heading_20_1" text:outline-level="1"><text:span text:style-name="T7">~ ~ ~</text:span> The <text:bookmark-start text:name="Birchbark"/>Birchbark <text:bookmark-end text:name="Birchbark"/>Sketches</text:h>
      <text:p text:style-name="Text_20_body">…Varanda…</text:p>
      <text:p text:style-name="Text_20_body">…a handful of random sounds… </text:p>
      <text:p text:style-name="Text_20_body">…some sonorant nothing… as any other name… </text:p>
      <text:p text:style-name="Text_20_body">And the river itself, at this distance, is nothing but a discordant growl of water in endless headlong run, tumbling among them those solid boulders littered to block the path, whaling away at their blunt pates or, maybe, temples, but only breaks in thrashes against their listless hugeness into the spits of futile frenzy, sends forth the gobs of splashy froth, and rolls in unremitting helter-skelter on and on, and on, without ever getting away from the trap of here and now, fixed in unchanging impetuous rush from nowhere to nowhere, under hollow seldom taps, not to time nor in key, from the smooth ground gravel in its riverbed… </text:p>
      <text:p text:style-name="Text_20_body">And the duration of the fit? Don't hesitate to call it infinity plus this one day. Nations had risen and past away, to quote the glorious sage Abu-Lala lecturing his string of camels, while this river kept rolling here and still has to, like in all those ages upon eons since before the beginning of time. </text:p>
      <text:p text:style-name="Text_20_body">Mountain rivers tend to keep changeless, except for their names. Sure bet, the hunters of the Stone Age earmarked this one by other sounds than its present sobriquet because all flow and everything changes, handles are not exempted. And with the innumerable multitude of roamers the river's seen upon its banks, you can't decide who’s runnier: the dateless stream of the Varanda or all kinds of us. <text:soft-page-break/>Now, here am I, a casual bum from endless series, neither the first nor the last by its omnipresent flow. </text:p>
      <text:p text:style-name="Text_20_body">...profound pleasure, bro, from your extremely lacy wordwork...and how about pinning down this “I” of mine, eh?... </text:p>
      <text:p text:style-name="Text_20_body">A minor spill, considerably dehydrated and motionless for a while, spanned over the good ol’ hole through which all of the future tumbles away into the past; a relay-pipeline from a snotty noddy kid to an old, flea-bitten curmudgeon, the only common thing they share is this ubiquitous word of “I”. </text:p>
      <text:p text:style-name="Text_20_body">...me too, me too!...don't leave me out!...I’m also somewhere in between them those two, on our non-stop journey from the one to the other, for even though a-sitting on the Varanda’s bank I still go with the flow... </text:p>
      <text:p text:style-name="Text_20_body">“ O, water! We be of one blood! </text:p>
      <text:p text:style-name="Standard">…whoa, man! what are you up at? playing a freaking smartie?...who cares a flick about your fizzing quotations at this time of the day?. </text:p>
      <text:p text:style-name="Standard">The lazy time remains the most uncaring of all, it dozed off about my one-person tent. The twilight outside its shabby nylon wall still has a long way to creep on before transforming into the dark of night. </text:p>
      <text:p text:style-name="Standard">…right, then why not to whittle away the snoozer with something useful, eh?. </text:p>
      <text:p text:style-name="Standard">…say, composing the letter promised to your daughter…how about that?..we’ve got the promises to keep, remember?. </text:p>
      <text:p text:style-name="Standard">…especially with not a sliver of a chance to fall asleep so early... </text:p>
      <text:p text:style-name="Standard">…just only watch your mouth, pardner… easy with them those f-f..er..fumbling quotations… </text:p>
      <text:p text:style-name="Standard"/>
      <text:p text:style-name="P23"><text:span text:style-name="T8">Hello, Liliana</text:span> </text:p>
      <text:p text:style-name="List_20_Paragraph">(…a hugely nicer name than “Varanda”, eh?. </text:p>
      <text:p text:style-name="List_20_Paragraph">…shut up and mind your business!.)</text:p>
      <text:p text:style-name="Standard">Seems, I do start, at last, the letter promised when we met in Kiev. </text:p>
      <text:p text:style-name="Standard">What for? To marshal a bunch of self-excuses and belated explanations to claim not guilty and absolve my impeccable self? Anything can be explained; nothing can be redone. Yet, with the word given, I've got to keep it… </text:p>
      <text:p text:style-name="Standard">Real hard it was to stomach your exemplary correctness and overemphasized use of the officially plural “You” to keep me at a proper distance: “Sure, Sehrguey Nikolayevich…” “Exactly, Sehrguey Nikolayevich…” I began to resent my own patronymic, yet faced the flogging without a flinch, as fits a manly man. </text:p>
      <text:p text:style-name="Standard">Saying “Daddy” to a stranger come upon in the Internet vistas is pretty difficult, moreover, if he looks nothing like the Mr. Pretty Guy sitting in your Mom’s album... Some obscure mujik with a hanging gray beard… Not a grain of Daddy from your dreams who you’ve missed since your early childhood. You dreamt of that Daddy, not of this old man. No, thanks! </text:p>
      <text:p text:style-name="Standard"><text:soft-page-break/>Accordingly, our farewell hug at the railway station was just put up with (not a big deal for a woman nearing thirties) and that’s it. The inveterate ice stayed rock hard all along, no microscopic crevice cracked its cold surface; the gardens didn’t splash in bloom, neither got filled with lively chipper chirps of blackbirds, thrushes, tits, and starlings to mingle their joyous trill with the triumphant blare of The Happy End fanfares. The stranger who failed to become anything but a stranger let you go and I gave the promise of a letter to you. Thus we parted, two strangers, at the Kiev Main Railway Station… </text:p>
      <text:p text:style-name="Standard">However, of the two of us, I'm better off because there have been so much more of you in my life than me in yours. </text:p>
      <text:p text:style-name="Standard">I can still recollect your kick at my nose as you turned over within your mother’s belly. Or that thick sterile cocoon that I carried from the maternity hospital with you calmly sleeping inside. Up to this day, watching with my mind’s eye how in the string of your kindergarten chums you walk round the Xmas tree warms my heart. The most beautiful kid was you, with the fair smooth hair, in a silk quilted vest, red pantyhose, and tiny high felt boots of black. </text:p>
      <text:p text:style-name="Standard">I remember quiet Sundays at the empty playgrounds of another kindergarten in the neighborhood, forlorn and empty on days-off where we were coming for you to take a ride on the swing pended with two iron rods. At swaying, the swing screeches pierced the somnolent silence about the playgrounds strewn with the fallen leaves. Those shrieks, alike to sorrowful gull howls, ripped my soul apart. Because I was nothing but a weekend Daddy. </text:p>
      <text:p text:style-name="Standard">On weekdays I was far away, working, like a dog, a mule, a slave, at Construction Train 615, aka SMP-615, on various building sites in the neighbor region to earn by self-sacrificing labor an apartment for our young family, and have a home, sweet home for us… </text:p>
      <text:p text:style-name="Standard">Then there arrived that weekend doomsnight when, in the narrow bedroom divvied up by your grandparents from their three-room apartment to start our family, I was lying next to my dearly loved wife on the hand-me-down double bed and got crushed with the road roller of her story. </text:p>
      <text:p text:style-name="Text_20_body">A couple of days before the weekend, a friend of hers gave my wife a pleasure ride on his Volga GAZ-24, driving miles beyond the city limit, to the Hare Pines Forest by the Moscow highway which he left and parked among the trees. From the glove compartment, he took a bottle of champagne and stripped its foiled cork in the soft demi-light from the dashboard, under a mellow tune on the radio in it. She sipped a bit and sadly said, “Please, take me home.” And he obediently started the motor… </text:p>
      <text:p text:style-name="Standard">The whispered briefing on my wife’s unswerving chastity dried up, replaced with deafening silence. </text:p>
      <text:p text:style-name="Text_20_body">Stretched on my back, I was spreadeagled by the avalanche of mutely toppling walls and through their suffocating mass only your innocent breathing still somehow reached me from your cot in the corner. The air got strangely liquid leaving oily stale aftertaste. Severe mighty grip squeezed my heart and, to withstand the pressure, it turned into a hard flintstone. </text:p>
      <text:p text:style-name="Standard"><text:soft-page-break/>The only good news was the grimy, pitch-black, darkness, kind enough to hide the odd cold teardrop that rolled out of the corner of my eye and crept, soundless and slow, down my temple to get lost among the hair roots...The last tear in my life...Later on, its trail was followed by wrinkles digging across the temple skin but never again no other tear left my eye in any direction. Except for the tears wrung out by high winds but those do not count. </text:p>
      <text:p text:style-name="List_20_Paragraph">(…back to your <text:s/><text:span text:style-name="T83">vapid </text:span>drool, sissy wuss?...of <text:span text:style-name="T83">topple-tumbled</text:span> lumps of hopes <text:span text:style-name="T83">trampling</text:span> the poor wimp against the anvil of his own heart petrified in good time, safe and proper, eh?... </text:p>
      <text:p text:style-name="List_20_Paragraph">...be a man, buddy, and seek solace in simple truths, whose simplicity makes them so peerlessly unrivaled in their inevitable surety... </text:p>
      <text:p text:style-name="List_20_Paragraph">...no busting your balls at construction sites, no sunburns or frostbites will remove or postpone the upcoming next time, when she won’t say, “Let’s don’t,” and start instead to catch the trick of having it in the environs of the GAZ-24 interior... </text:p>
      <text:p text:style-name="List_20_Paragraph">...and here another truth undisputed because of its simplicity for you – the recollection of past delights can’t fetch the joy back, but let a speck of mopish memory flit by and the pain, suppressed and gone ages ago, pops up afresh to bite you... </text:p>
      <text:p text:style-name="List_20_Paragraph">...it makes you wince even here, by the unknown river running through the middle of nowhere, thousands of kilometers away from the crumpled bedroom, after millions of instances of passing the ubiquitous relay baton of “I” from one I on to the next one… </text:p>
      <text:p text:style-name="List_20_Paragraph">...I tell you what, my dear I...heal yourself with the same dog’s hair...got bitten by a simple truth, eh?...bust it with as simple a tool!...crack it with the wedge of a wider grammatical approach, procede from “I” to “we”... </text:p>
      <text:p text:style-name="List_20_Paragraph">...who are we after all?...some shaved and powdered, or greasy, shaggy, bristly (or whatever else dictates the current fashion trend) cartload of trained primates… </text:p>
      <text:p text:style-name="List_20_Paragraph">...a member cannot but live by the group’s rules and no tricks will ever get you off the hook...ignorance of a law serves no excuse, not a chance to dodge its application to you, right?… </text:p>
      <text:p text:style-name="List_20_Paragraph">...now then, comfort yourself with this simple truth, wipe your mawkish slobber up and wait; maybe it’ll dissolve that nasty clutch on your balls core... </text:p>
      <text:p text:style-name="List_20_Paragraph">…oh, shut up, man!...the like stuff is not for female tender ears...hmm… </text:p>
      <text:p text:style-name="List_20_Paragraph">…seems, like, I’d better give it a start over…) </text:p>
      <text:p text:style-name="List_20_Paragraph"/>
      <text:h text:style-name="Heading_20_3" text:outline-level="3"> </text:h>
      <text:p text:style-name="Text_20_body">Hello, sweetheart </text:p>
      <text:p text:style-name="Text_20_body">Though the brief live meeting of us did not bring you to calling me “Dad”, I can’t help being sentimental when addressing you… </text:p>
      <text:p text:style-name="Text_20_body">The day before yesterday in the late afternoon, executing the plan imparted to you in my last email, I climbed up the heights in the neighborhood of the ghost village <text:soft-page-break/>of Skhtorashen to visit the local immortal – two-thousand-year-old sycamore tree, the oldest denizen of the Mountainous Karabakh. </text:p>
      <text:p text:style-name="Text_20_body">The walk along the scorched ruts in a desolate dirt road winding up the slope would be a pleasure but for the oppressive August heat, and my eyes kept impulsive scanning the steep ahead to discern the signs of the water-spring asserted by all who had ever visited the place. </text:p>
      <text:p text:style-name="Text_20_body">Most springs in the Mountainous Karabakh are added a water-managing structure traditionally made up of a retaining stone wall carved into the slope to protect a 5-6 meter long trough of roughly hewed stone slabs; the other, quite short, wall meets the first one on the right and is furnished with a stub of iron pipe sticking out of it over the trough butt. </text:p>
      <text:p text:style-name="Text_20_body">The softly lapping stream of cool clear water runs from the pipe to fill the stone bowl embedded in the wall, for quenching people's thirst and falls from it into the knee-deep trough for cattle and other animals to drink. Brimming up the trough, the water flows over its left end to go meandering down the slope. </text:p>
      <text:p text:style-name="Text_20_body">However, the water-spring by the giant tree was uncustomary flipped, with the water running in reverse – from left to right. Another surprise by the backward spring became the miss to slake my thirst which, along all the climb started at the roadside diner by the highway turn to the town of Karmir-Bazaar, prodded me with the alluring visions of gently bubbling current, but no... Because I ran into a mahtagh. </text:p>
      <text:section text:style-name="Sect1" text:name="span">
        <text:p text:style-name="List_20_Paragraph">(…The two most thrilling with their depth and beauty expressions in Armenian are: </text:p>
        <text:list xml:id="list2256531622" text:style-name="L1">
          <text:list-item>
            <text:p text:style-name="P38">tsahvyd tahnym; and</text:p>
          </text:list-item>
          <text:list-item>
            <text:p text:style-name="P38">mahtagh ahnym.</text:p>
          </text:list-item>
        </text:list>
        <text:p text:style-name="List_20_Paragraph">The first of them literally means, “I’d haul your pain”. Just a couple of words, all in all, charged with abysmally unfathomable profoundness!. </text:p>
        <text:p text:style-name="List_20_Paragraph">As for the second pair, it blares out a vow to do a sacrifice – <text:span text:style-name="Emphasis">mahtagh. </text:span></text:p>
        <text:p text:style-name="List_20_Paragraph">Normally, they perform a <text:span text:style-name="Emphasis">mahtagh</text:span> as confirmation of a happy outcome. For instance, when a dear relative was very sick, yet recovered or, say, survived a car jump into a gorge, then it’s high time to do a <text:span text:style-name="Emphasis">mahtagh </text:span>for which end any variety of domestic animals can be slain and offered as a sacrifice, whose extent reflects the bypassed danger’s dread, as well as the prosperity of the person in charge of <text:span text:style-name="Emphasis">mahtagh</text:span>-doing. </text:p>
        <text:p text:style-name="List_20_Paragraph">The sacrificial flesh you must share among the relatives and neighbors to which they would proclaim the traditional felicitating formula, “Let the offer be accepted,” or else it's not a <text:span text:style-name="Emphasis">mahtagh</text:span>. </text:p>
        <text:p text:style-name="List_20_Paragraph">Still and all, the <text:span text:style-name="Emphasis">mahtagh’s</text:span> being edible is not the point; you may do it even with a second-hand outfit, donating a pair of worn-out but still sturdy jeans to some poverty-stricken wretch. </text:p>
        <text:p text:style-name="List_20_Paragraph">Giving is the essence of <text:span text:style-name="Emphasis">mahtagh</text:span>, some kind of offering to be registered by the unseen, unknown, forces who are in control of fate, aka chance, aka fortune… </text:p>
        <text:p text:style-name="List_20_Paragraph">It does not take exorbitant IQ to figure out, that sacrifice to so murky figures calls into question the omnipotence of Acting Gods from leading religions in this best of worlds. </text:p>
        <text:p text:style-name="List_20_Paragraph"><text:soft-page-break/>However, the reverent religions have long since checked and learned from their bitter experience, that eradication of certain pigheaded customs from among the irresponsible segments in their respective congregations is a hell of a lot of an uphill job, so they prefer to turn their blind eye to springing over the fires built on the shortest summer night, or round dances designed for seeing the winter off, or <text:span text:style-name="Emphasis">mahtaghs </text:span>and other suchlike activities. What can’t be cured must be endured. Dammit! </text:p>
        <text:p text:style-name="List_20_Paragraph">Frequent use would dull anything and turn any, however profound, expression into a trite figure of speech, stripping away the feel of beauty from its meaning: </text:p>
        <text:p text:style-name="List_20_Paragraph">“<text:span text:style-name="Emphasis">Tsahvyd tahnym </text:span>(I’d haul your pain), how’s about paying for the potatoes? Forgot?!.” </text:p>
        <text:p text:style-name="List_20_Paragraph">“<text:span text:style-name="Emphasis">Mahtagh ahnym</text:span> (a sacrificial offering on me), a minute before I gave you six one-hundred-drahm coins! Check your pocket.” </text:p>
        <text:p text:style-name="List_20_Paragraph">“<text:span text:style-name="Emphasis">Tsahvyd tahnym</text:span> (I’d haul your pain), I stick here since morning, there are handfuls of those coins in my pockets.” </text:p>
        <text:p text:style-name="List_20_Paragraph">“<text:span text:style-name="Emphasis">Mahtagh ahnym</text:span> (a sacrificial offering on me), I’m not to pay twice for the same potatoes. Don’t wet your whistle too often when a-trading.” </text:p>
        <text:p text:style-name="List_20_Paragraph">In the bazaar of Stepanakert, the capital of Mountainous Karabakh, even when a-hassling, folks keep to both correct and deeply poetic stance…) </text:p>
      </text:section>
      <text:p text:style-name="Standard">As it was said, a long cool drink from the so-much-longed-for water-spring was not my lot that day, because in the shade of the giant patriarch of a tree there was a huge <text:span text:style-name="Emphasis">mahtagh</text:span>-doing in full swing around two rows of tables for a hundred of participants, and from the thick of the festivity there sounded a loud yell, “Mr. Ogoltsoff!” </text:p>
      <text:p text:style-name="Text_20_body">And shortly after, my arm got in a hospitably gentle, yet irresistible, grip by a burly gray-haired mujik who led me up to a young stout woman sitting at the table among the others. “You were teaching us! Do you remember me? Could recollect my name?” </text:p>
      <text:p text:style-name="Text_20_body">(...well, anyway, I did teach her the word “Mister”, but what, on earth, could her name be?.) </text:p>
      <text:p text:style-name="Text_20_body">“Are you ‘Ahnoosh’?” </text:p>
      <text:p text:style-name="Text_20_body">My random guess ignited general delight and tender joy, that their Ahnoosh was still remembered by her name among the teaching staff at the local State University. </text:p>
      <text:p text:style-name="Text_20_body">And her father, the <text:span text:style-name="Emphasis">mahtagh</text:span>-doer, never loosening his firm welcome clutch, took me to a vacant place at the far end of males’ table, where they immediately replaced a used plate and fork, brought a clean glass and a fresh bottle of <text:span text:style-name="Emphasis">tutovka</text:span>, while the toastmaster was already rising upon his feet with another speech about parents, children, and university diplomas... </text:p>
      <text:p text:style-name="Text_20_body">The Karabakh <text:span text:style-name="Emphasis">tutovka </text:span>(moonshine from mulberry berries) by its killing force is on a par both with “ruff” (a fifty-to-fifty mixture of vodka and beer) and “northern lights” (medicine alcohol mixed with champagne to the same proportion). </text:p>
      <text:p text:style-name="Text_20_body"><text:soft-page-break/>I mean, such a product calls for some substantial snack rejecting the principles of veganism, whereas on the richly festive table only bread and water-melon could actually pass a strict vegetarian control; nonetheless, after each toast speech I bravely gulped <text:span text:style-name="Emphasis">tutovka </text:span>down and my dinner companion on the right, named Nelson Stepanian (a double namesake of the hero pilot fighter at the Great Patriotic War), took pains to swiftly refill my glass, hiding a hooligan grin in his sky-blue squint... <text:line-break/>And then I was not up to no sycamores… </text:p>
      <text:p text:style-name="Text_20_body">I just picked up my haversack bundled with the tent and sleeping bag and walked away across the slope to find a quiet secluded place, and there, swaying, yet closely attending the process, I rigged up the one-person Made-in-China synthetic stent. </text:p>
      <text:p text:style-name="Text_20_body">The final shreds of keeping myself in check were used for reeling to a nearby oak tree to take a leak behind its mighty trunk... The turn about and the very first step towards the erected tent pushed me back and smashed against the bumpy oak bole... Limp and unresisting, I slid along the crannied bark down to the tree roots and, completely spent, curdled there... The consciousness twilight thickened sooner than the upcoming twilight of the pending night. The dim modicum of closing horizon circle swerved in pitiless undulation, a surge of overwhelming sickness rolled up and squeezed me, I turned onto my side and, balancing on the unsteady elbow, honked over a thickly bulging root, then fell back into the sharp hard quirks of bark pressing against the back of my head. <text:line-break/>Do fish get seasick?. </text:p>
      <text:p text:style-name="Text_20_body">In the dead of night, its row chill woke me. Gaining back the ability of upright walking was not an easy task, but, eventually, I swagged to the tent, adding on the way my worn-out groans to the grisly howls, and satanic laughter of jackal packs gone loose over the nearby slopes. </text:p>
      <text:p text:style-name="Text_20_body">That night, for the first time I got it in deadly earnest that I could very easily not survive until the next morning. Terrified by the ruthless piercing grip on my chest, I lay as low as I could and waited for the dawn as for salvation. It came at last but brought no relief, and though my piteous moans were of no help at all, I didn’t have it in me to withhold them – everything was taken away by the excruciating sickness. </text:p>
      <text:p text:style-name="Text_20_body">Yet, if I somehow lived through the night (it started to shakily shape in my mind), then this here Cosmos still needed me for some purpose. My first task was to regain myself, assemble me back... The inventory revealed a shortage of the upper denture. I plodded along to the oak, sat on my haunches and dumbly poked with a twig the shallow puddle of stiff vomit between the roots. Not there. </text:p>
      <text:p text:style-name="Text_20_body">The goodnight hurl was so forceful that the prosthesis leaped half-meter farther off from the puddle, and safely spent the night on the mossy ground; the jackals needed nothing of the kind with their teeth all there, and divers other gluttonous riff-raff of the woods were not attracted by the piece of plastic for twenty thousand <text:span text:style-name="T8">drahms</text:span>… </text:p>
      <text:p text:style-name="Text_20_body"><text:soft-page-break/>All that day saw me sprawled under the tree by the tent. I was only able to creep along with the slow progress of the tree’s shade like a sloppy woodlouse in the gnomon‘s shadow on sundial disk. </text:p>
      <text:p text:style-name="Text_20_body">“Don’t drink yourself drunk” is a truly sage adage, yet, as <text:span text:style-name="T129">once upon a time</text:span> I tried to <text:span text:style-name="T129">drive it home</text:span> to someone, my brake system has <text:span text:style-name="T129">the standpoint of</text:span> its own <text:s/>on this particular subject... </text:p>
      <text:p text:style-name="Text_20_body">And that same day it became very clear to me that the proximity of the arboreal long-liver was leaving no room for the serene repose and dreamy leisure of untroubled mind... The distant buzz of <text:span text:style-name="Emphasis">mahtagh</text:span> feasts replacing each other under the sycamore (although not each one was bringing a KAMAZ-truckload of tables for the activity), as well as cows wandering by to and from the water-spring, and also their teenage shepherds all too eager for communication with prostrate strangers, and occasional passers-by either on foot or horseback gaping from the overly nigh trail at the alien looks of pale-lilac synthetic tent, on top of killing hangover, forcibly emphasized the need to find a better spot for my annual taking flight to the hills… </text:p>
      <text:p text:style-name="Text_20_body">That’s why, only this morning, after filling my plastic bottle with the spring water for the trek ahead, I observed the tree closely for a report to you. </text:p>
      <text:p text:style-name="Text_20_body">Indeed, one millennium is not enough to grow as big as that. The lower branches of the giant are the size of century-old trees. The bulky trunk, carrying that bunch of a grove, has a passage-like cleft in its base to admit the stream of water running from the spring (which, probably, explains the sycamore’s longevity), and even a horseman can ride into if ducking low in the saddle… </text:p>
      <text:p text:style-name="Text_20_body">I also entered the tree and found myself in a murky cave illuminated by the dim daylight reaching in from the deep shade under the tree outside through the entrance and the opposite exit. It felt damp and uncomfortable in there. Several flat stones were strewn at random over the boggy ground of the floor to serve footholds. The huge barbecue box of roughly welded sheet-iron on the rusty legs of rebar-rods stuck deep in the quaggy soil inside the cavity was thickly covered with uneven layers of wax drippings from innumerate candles burned in the box. The dismal settings made you want to get out sooner, back into the clear morning. </text:p>
      <text:p text:style-name="Text_20_body">So, out I went to collect my things and, with a farewell glance at the glorious sycamore, I shook my head once again in a mute pooh-pooh at those ugly knife marks left by self-immortalizers always ready to add their memes, and esoteric symbols to any landmark the assholes can put their hands on. </text:p>
      <text:p text:style-name="Text_20_body">The oldest of the mark-scars had crept, along with the bark, up to some six meters above the ground. Cut a couple of centuries ago, the upper marks got blurred and distended along with the inaudible flow of time into obscure, unreadable, contours over the uneven ripples in the gray bark that pulled the labor lost up, into inevitable oblivion…</text:p>
      <text:p text:style-name="Text_20_body">I didn’t go counter the route which two days earlier brought me to the famous tree. Instead, my intention was to follow the ridge of the <text:span text:style-name="Emphasis">toombs</text:span> (so in Karabakh they call the rounded mountains stretching in wavy chains, under the blanket of grass and woods, to tell them from giant <text:span text:style-name="Emphasis">lehrs </text:span>pricking the sky with their raw rocky <text:soft-page-break/>peaks) by which stratagem I would bypass climbing all the way down to the valley of Karmir-Bazaar and trudging back up the highway to the pass in the vicinity of the Sarushen village. </text:p>
      <text:p text:style-name="Text_20_body">That’s why I took a well-neigh indiscernible trail tilting up the steep to the right. I did not know whether my plan was feasible at all but if there’s a trail it would eventually bring you someplace, right? And I walked on along it, inhaling sweet fragrance from the infinite varieties of mountain verdure, admiring the fixed waves of merrily green <text:span text:style-name="Emphasis">toombs</text:span> flooded with the sunshine, looking forward to the delight from the breathtaking view which would unfurl from atop the ridge… </text:p>
      <text:p text:style-name="Text_20_body">And it turned out just so—a view surpassing the most dainty epithets by Bunin-and-Turgenev as well as the subtlest brush strokes in Ayvazovsky-and-Sarian’s pictures—and against that terrific background, the trail flowed into a narrow road coming up from nowhere to the next <text:span text:style-name="Emphasis">toomb</text:span> from whose wood, there were descending, dwindled to specks by the distance, a couple of horses, two men, and a dog. </text:p>
      <text:p text:style-name="Text_20_body">We met in ten minutes. The horses dragged three-to-four-meter-long trunks of young trees cinched with their thicker ends onto the backs of beasts of burden; the loose, peeled of bark, tops were scratching against the scorched road. Two boys and a dog escorted the firewood for keeping their homes warm next winter. </text:p>
      <text:p text:style-name="Text_20_body">Entering the wood, I met another party of loggers; they were three horses, and three men, and no dog. We exchanged greetings and I asked if there was a way to reach Sarushen going along the chain of <text:span text:style-name="Emphasis">toombs</text:span> . </text:p>
      <text:p text:style-name="Text_20_body">The woodchopper in a sun-bleached red shirt and with the skin in his face tight as a drum to expose the detailed structure of his skull, replied that he had heard of such a trail but never went along it, and that after another three hundred meters I would meet a one-eyed old man cutting wood up there, who should certainly know. </text:p>
      <text:p text:style-name="Text_20_body">I walked as far as I was told to, then another three or five hundred meters, but never heard an ax; the old man was, probably, enjoying a snack break with a good smoke and sound nap... </text:p>
      <text:p text:style-name="Text_20_body">Before reaching the top of the <text:span text:style-name="Emphasis">toomb</text:span>, the road split into multiple paths. I picked the one which looked wider but it soon gave out and disappeared completely. There remained just an untrodden mountain wood around, where instead of walking you have to climb grabbing at the tree trunks; a pretty tiring exercise, to be honest. Without climbing towards the summit, I kept moving around it, looking for a passage to the next <text:span text:style-name="Emphasis">toomb</text:span> in the ridge. </text:p>
      <text:p text:style-name="Text_20_body">Suddenly, there came the feeling of some odd change. The sounds of the summer wood died away and the daylight got dimmed into a weird twilight erasing the sunlight spots between the bushes and on the tree trunks. A flash-mob of clouds in the sky? </text:p>
      <text:p text:style-name="Text_20_body">Looking around, I got it – instead of lofty giants blended with diverse undergrowth I was surrounded by frequent trunks of peers whose crowns interlocked at four to five meters above the ground into a dense mass of foliage impenetrable for the sun, and it was their joint shade that filled the air with the uncanny touch. </text:p>
      <text:p text:style-name="Text_20_body"><text:soft-page-break/>Something made me look back, to an eye contact with the intent stare of a beast. A jackal? Dog? …ah, none…look at this brush of a tail…a fox, to be sure…or maybe a vixen…clearly, a young one, never met hunters yet… </text:p>
      <text:p text:style-name="Text_20_body">“Hi, Fox. I’m not Prince. I am not young. Go your way.” </text:p>
      <text:p text:style-name="Text_20_body">I moved on, dodging the long web-threads, bypassing <text:span text:style-name="T68">or,</text:span> at times, scrambling through the <text:span text:style-name="T68">prickly brier</text:span>; the fox followed. Who invented the bullshit as if animals cannot withstand your fixed look and have to turn their eyes away? Faking quack!. </text:p>
      <text:p text:style-name="Text_20_body">And so went we on. Occasionally, I addressed him with one or another conversational clue but he never picked gossip. At one point, I took off my haversack and opened it to fetch and throw him a piece of bread. </text:p>
      <text:p text:style-name="Text_20_body">At first, he didn’t seem to know how to approach it, but then ate, without taking his vigilant sight off me. Considering the donor as a potential prey? Don’t hurry, schemer… And only when between the trees ahead there stretched a sunlit clearing, he began to cast skulking looks behind himself and soon blend into the woodwork. Fare thee well, Young Fox from the young forest… </text:p>
      <text:p text:style-name="Text_20_body">I went out into the clearing to realize that I had almost completed a rough circle about the summit without finding the passage to the next <text:span text:style-name="Emphasis">toomb</text:span>. A couple of decayed roofs peeped from under the distant cliffs. Enough was enough and, fed up with the search for a supposed trail along the ridge, I switched over to looking for a possibility of climbing down to the ghost village of Skhtorashen. </text:p>
      <text:p text:style-name="Text_20_body">The steep footpath soon showed up and brought me to a deserted mulberry orchard from where I proceeded to the village spring of delicious water, far more superb to that by the long-liver sycamore. </text:p>
      <text:p text:style-name="Text_20_body">Then I walked a thirty-meter-long street of two or three houses lost under the vigorous growth of blackberry bushes. The raggedly cobbled street changed abruptly for a barely discernible trail tilting down the slope which faced the Karmir-Bazaar valley. </text:p>
      <text:section text:style-name="Sect1" text:name="Section1">
        <text:p text:style-name="List_20_Paragraph"><text:bookmark text:name="span"/>(…the village of Skhtorashen was deserted before the Karabakh war, that’s why the houses were not burned down and still had their rotten roofs in place. </text:p>
        <text:p text:style-name="List_20_Paragraph">The village, like many other ones, got killed by the dimwit decision of the Soviet leadership on the resettlement of population from high mountainous areas to lower places. The USSR, over its seventies at that time, was sinking into senile dotage because of political systems tend to follow the life circle of man, their creator. </text:p>
        <text:p text:style-name="List_20_Paragraph">Servile authorities of the then Mountainous Karabakh Autonomous Region, along with the like polities in other Caucasian regions obeyed loose-brain Big Brother’s injunction and finished off more than one village. </text:p>
        <text:p text:style-name="List_20_Paragraph">I mean, with all due respect to septuagenarians I’d rather skip their venerable funny club…) </text:p>
      </text:section>
      <text:p text:style-name="Text_20_body">On the way down the slope, <text:span text:style-name="T42">as an incurable</text:span> <text:span text:style-name="T28">bolshy, I made two more</text:span> <text:span text:style-name="T28">attempts</text:span> at finding <text:span text:style-name="T42">at least a minor</text:span> shortcuts, <text:span text:style-name="T42">yet the deviations</text:span> were blocked by deep gorges and sheer cliffs, so the highway met me exactly where I left it two days before, near “The Old Sycamore Diner”. </text:p>
      <text:section text:style-name="Sect1" text:name="Section2">
        <text:p text:style-name="P6"><text:bookmark text:name="span2"/><text:soft-page-break/>(…gently is a <text:span text:style-name="T42">docile kid</text:span> led <text:span text:style-name="T42">ahead </text:span>by fate, <text:span text:style-name="T42">while stubborn brat</text:span>s are dragged along grip<text:span text:style-name="T42">ped</text:span> at their forelock <text:span text:style-name="T42">to</text:span> unavoidabl<text:span text:style-name="T42">y</text:span> get to the<text:span text:style-name="T42">ir</text:span> destination…) </text:p>
      </text:section>
      <text:p text:style-name="Text_20_body">After several turns of the smooth serpentine, the highway took a beeline to the pass out from the spacey valley of Karmir-Bazaar. </text:p>
      <text:p text:style-name="Text_20_body">I trudged along the roadside through both repulsive and fetching stench of the sun-thawed asphalt. Panting, sweating, plodding ahead, I more and more often changed the position of the haversack straps on my shoulders, but they dug into the flesh anyplace and hurt to the very bone. </text:p>
      <text:p text:style-name="Text_20_body">The salty sweat ate into my eyes that ceased joyous frisking around the beautiful views and toiled uphill in a dull weary gaze at the rough asphalt under the shabby army boots stomping my shadow, which began to gradually grow longer. </text:p>
      <text:p text:style-name="Text_20_body">And yet, at times my eyes took the liberty of casting wishful glances up seeking some shady tree near the highway, though I knew perfectly well there was not a single such one all the way up to the pass top. </text:p>
      <text:p text:style-name="Text_20_body">Once or twice, I left the asphalt to slacken thirst with blackberries from the bushes down the road shoulder, but it seemed this year we are facing the blackberry crop failure or it was the stretch of barren bushes... And again me heavy boots were tramping uphill along with the relentless tilt… </text:p>
      <text:p text:style-name="Text_20_body">To become a skillful seer, don’t look for a better coach than mountains... And when the endless straight ascend of the highway reached the pass top to change from that point into horizontal bends and twists dictated by the relief of the <text:span text:style-name="Emphasis">toombs </text:span>outside the valley, I could predict, and pretty accurately too, that half an hour later the already indiscernible (if watched from this here position) speck of me would be taking the indiscernible turn over the most far off slope of that distant <text:span text:style-name="Emphasis">toomb </text:span>and, after ten-to-fifteen-minute walk, I would leave the highway before reaching the Sarushen village, and follow the dirt road tilting down to the bottom of the Varanda River valley. And there it would be really nice, with lots of shade under the trees, and the spring of cool water running from the rocky river bank… </text:p>
      <text:p text:style-name="Text_20_body">All happened exactly as foretold, and when the dirt road got down to the shallow ford across the gravel-filled riverbed before the steep rise to the village of Sarkissashen, I parted with it and went along the river through the live tunnel in a hazel thicket that led to the wide-open space with a narrow and unusually level field stretching alongside the foot of the giant <text:span text:style-name="Emphasis">toomb </text:span>on the opposite bank. </text:p>
      <text:p text:style-name="Text_20_body">Try to imagine a football field put sloping upright, and overgrown with broad-leaf wood up to the very top of that wheeling stadium. Because of the <text:span text:style-name="Emphasis">toomb’s</text:span> rampant steepness, the tree crowns do not screen each other but succeed, climbing higher and higher, and each of them shimmers with its own, a little bit different, shade of green. Can you imagine all that? </text:p>
      <text:p text:style-name="Text_20_body">If so, then you can easily see me as well on this riverbank, stretched on my back under a huge walnut tree, on the thick mat of moldered foliage from the years past, brittle, soft, dried out. </text:p>
      <text:p text:style-name="Text_20_body"><text:soft-page-break/>Here am I to enjoy the orgy of the upward stream of green running over the<text:span text:style-name="Emphasis"> toomb</text:span> across the river, and to relish the blue of the sky above, and admire the canopy of broad walnut leaves sun-bathing in the light breeze over my head. </text:p>
      <text:p text:style-name="Text_20_body">Ho-ho! It’s damn good to be alive, lying like that, thinking about this or that, or nothing. The only discordant note is the absence of anyone who I could share all this beauty with. </text:p>
      <text:p text:style-name="Text_20_body">Whoops! Forget, cut this one out… I’ve got used already that the moments of such delight happen only with nobody around… Yet, it’s never overmuch to make sure of keeping megalomania tight in check, neither to take things for granted, like, the more space is forked out to one person, the higher is their position… </text:p>
      <text:p text:style-name="Text_20_body">Once upon a time, I was flipping through a discarded relic of a glossy magazine in German. The feature article in it was all about a certain Hoheit Herzog, the owner of a giant chemical concern. </text:p>
      <text:p text:style-name="Text_20_body">In short, he’s one of those Highnesses whose stance is above the political rat races because they leave that petty sport to presidents, prime ministers, contesting parties and so forth, but whose turns of rudder from within their enterprises, even though for the slightest fraction of a degree, become decisive for the entire politics of Germany. </text:p>
      <text:p text:style-name="Text_20_body">The article was full of eye-candies, the main of which presented Herzog's closeup against the backdrop of his personal backyard park, some stunningly vast area, with blond-lock cupids of his grandkids playing toy bows between the trees. </text:p>
      <text:p text:style-name="Text_20_body">His forefathers, wandering Jew paddlers, hauled consumer goods from as far as China itself to trade with feudal dukes, and barons, and other kinds of the medieval bandits. Gentile barbarians paid the sidelocked Shylocks with all sorts of base abuse. And now he’s the upper dog, the monarch of a wealthy kingdom. Yet, is he happy? </text:p>
      <text:p text:style-name="Text_20_body">I doubted it strongly while considering the facial expression of Herr Herzog's smack-bang in the middle of that well-groomed park of his... </text:p>
      <text:p text:style-name="Text_20_body">OK, but, leaving royals alone, what about me? Am I happy here, lying on my side beneath the arboreal awning, enjoying whiffs of the soft breeze from the cool river, with all this helluva big lot of space for me and me alone? </text:p>
      <text:p text:style-name="Text_20_body">Some huge domain, indeed, this field overgrown with the knee-deep grass, and bluish spherical thorns looking like spiked maces, and that grand Comelot<text:span text:style-name="Emphasis">-toomb </text:span>over there, as tall as the residential towers bulking up along the highway between Kiev and the Borispol Airport. What else would you ask for to feel happy? Eh? </text:p>
      <text:p text:style-name="Text_20_body">A pretty interesting question if you come to think of it. Alas, no looking-glass in my haversack to knock out a self-diagnosis from the smart expression of my silly mug… </text:p>
      <text:p text:style-name="Standard">This <text:span text:style-name="T30">empyrean</text:span> grabbed my attention six years ago when the Ministry of Education of the Republic of Mountainous Karabakh, newly independent and never recognized by the indifferent external world, here arranged sort of a Pioneer tent camp for school kids of Stepanakert. </text:p>
      <text:p text:style-name="Text_20_body"><text:soft-page-break/>Sahtic worked there through all the camp sessions, back-to-back. My humbly tentative suggestion to leave our dearest offsprings to my fatherly care and custody was turned down with a sarcastic scoff. That’s why Ahshaut and Emma had to while away the whole summer by their mother’s side, all the three sessions, back-to-back, in the camp platoons befitting their respective age and gender. </text:p>
      <text:p text:style-name="Text_20_body">The eldest child in our family, Ruzanna, having just passed her university exams for the second year of study, joined them there and picked up the job of self-styled <text:span text:style-name="T29">nonsalaried</text:span> Pioneer Leader, because she always knew what she wanted and never could be stopped by anything short of the force major... </text:p>
      <text:p text:style-name="Text_20_body">After a couple of weeks staying home alone, I got bored stiff by the goddamned mum evenings about our house, and one late afternoon I left the city in the direction of the Sarushen village. On the way, I bought a pack of cookies and some candies from a petty shop in the town outskirts. (By that time in my life I grew wise enough to realize that the joy of seeing Daddy needs a proper <text:span text:style-name="T29">reinforcement</text:span>, the sweeter the better.) Hitchhiking, I reached the village and at dark got to the camp. </text:p>
      <text:p text:style-name="Text_20_body">Just about the same spot where I am lying now, there stood the folding canvas stool of Camp Director, Shahvarsh, on which no one ever dared get seated except him, kinda local species of the frigging Coronation Boulder in Scotland. And on the broad trunk of this walnut tree, even then lightning-split already, there hung a single bright lamp, fed by softly whirring power generator, spilling its light into the black nearby darkness to outline two long tables of sheet-iron along the field edge, each one accompanied with a couple of long, narrow, equally chilling benches of the same material. </text:p>
      <text:p text:style-name="Text_20_body">Much blacker silhouettes of two squat pyramids of army tarpaulin tents bulked in the dark field: one for all the girls at the camp, the other for the boys and Gym Teacher. A little to the left there stood a six-person tent of Caretakers. The formation was concluded by a two-person tent for Camp Director Shavarsh and his wife, who also embraced the positions of Cook and Paramedic. </text:p>
      <text:p text:style-name="Text_20_body">Deeper in the field, some thirty meters to the right from the tents, a tame campfire was licking with lazy quiet tongues of flame the end of a sizable log, a tree-trunk, actually, with its boughs chopped off and propelled, as needed, into the gleaming embers of the burned down wood… </text:p>
      <text:p text:style-name="Text_20_body">All of Camp Caretakers were, naturally, teachers from the city schools, for whom the solitary lamp light was enough to identify me and call Sahtic. Ruzanna came running after. They both were glad to see me, though with a trace of inward strain in Sahtic, prepared to knock off any funny stuff of mine if not in line with the local customs shaped and ground by quite a few millennia of use. </text:p>
      <text:p text:style-name="Text_20_body">As it befell, I was not in the mood to fool about any fundamental matters and just behaved, sat down at the table with the camp dinner in progress, and appreciatively accepted a plate of oatmeal, a spoon, and a slice of bread. I even ventured to bite a little bit off that bread, but it proved to be no match for plastic teeth which fact make me inconspicuously put the rock-hard slice aside and concentrate exclusively on the porridge. </text:p>
      <text:section text:style-name="Sect1" text:name="Section3">
        <text:p text:style-name="List_20_Paragraph"><text:bookmark text:name="span1"/><text:soft-page-break/>(…How come that make-believe pioneer camp, a keepsake from the happy Soviet times, popped up in the country whose Minister of Education confessed, in a fit of openness, that his ministry cannot even buy a football for School 8? </text:p>
        <text:p text:style-name="List_20_Paragraph">Supposedly, the Diaspora provided a target grant and end summer the oversea philanthropists would be treated to a nice report brimming with genuinely grateful glee: “Thanks to the $40,000 of your generous donation, all the schoolchildren from the City of Stepanakert, the capital of the Republic of Mountainous Karabakh, were presented with the unique opportunity to enjoy…”) </text:p>
      </text:section>
      <text:p text:style-name="Text_20_body">The commenced composition of the report to hypothetical donors from presumed grant-rippers was interrupted by the happy squeals of Emma snuggling to my side. </text:p>
      <text:p text:style-name="Text_20_body">I fondly stroke her straight hair and the narrow back of a preschool child, asked some casual questions; she was answering and asking me back. “And where’s Ahshaut? D’you know?” </text:p>
      <text:p text:style-name="Text_20_body">She pointed at the far end of the next table where the light from the lamp dissolved in the surrounding night. Ahshaut sat there, forgetful of the meal, a-gape in admiration for the high school teenagers who towered about him in raucous cackling of their nonstop rookery... I took the package out from the pocket of my summer jacket and gave it to Emma asking to share the sweets with her brother. She quietly walked away… </text:p>
      <text:p text:style-name="Text_20_body">Then there was a dinner for adults. Camp Caretakers, all of them females recruited from among the city school teachers, modestly drank wine. Gym Teacher, Camp Director, the precinct policeman from a nearby village, and I was sharing traditional <text:span text:style-name="Emphasis">tutovka</text:span>. </text:p>
      <text:p text:style-name="Text_20_body">For a snack, we had some small fry, banged in the river with an electric discharge from the power generator which was borrowed from the camp by the precinct policeman earlier in the day. The electrocuted catch was then fried by Cook, aka Paramedic, aka Camp Director’s wife... </text:p>
      <text:p text:style-name="Text_20_body">A group of teenagers approached the table with a petition to Shavarsh to allow some dancing to which he graciously decreed a half-hour delay in the camp lights-out. </text:p>
      <text:p text:style-name="Text_20_body">Meanwhile, I asked Ruzanna about Ahshaut. She answered that he was already sleeping in the boys' tent and volunteered to fetch him, but I said, “No, don’t disturb.” </text:p>
      <text:p text:style-name="Text_20_body">The teenagers gathered by the campfire and danced to the music from the loudspeaker box hanging from the tree next to the walnut with the lamp. At first, it seemed strange that each of them danced with their backs to the feast of seniors at the sheet-iron table, but then I cracked it: everyone danced with their personal shadow cast off by the lamplight into the night field. Then Camp Director announced it was enough, switched the generator off, and retired to his royal double tent... </text:p>
      <text:p text:style-name="Text_20_body"><text:soft-page-break/>Some of the camping teenagers sneaked, in twos and threes, to the quietly glowing log to scare each other with spooky stories, as old as the hills, and to laugh at the timeless jokes up to one or two past midnight, under the sympathetic supervision by Caretakers, their school teachers, taking turns in the night shift. </text:p>
      <text:p text:style-name="Text_20_body">I stayed there till one o’clock and then accepted the suggestion to go and sleep on a vacant camp-cot in the boys’ tent, leaving Sahtic to do her turn by the fire, because I had to walk away at six in the morning so as to catch the bus to Stepanakert… </text:p>
      <text:p text:style-name="Text_20_body">Years later, I asked Ahshaut why he did not come up to me that night. He answered that he was told about my visit only the following day when I had already left the camp. To my question about the biscuits and candies, he only responded with an uninformed shrug. </text:p>
      <text:p text:style-name="Text_20_body">I don’t blame Emma. At the age of six, to finish on the sly a pack of biscuits that turned up along with that camp rations is just a normal manifestation of healthy selfishness. </text:p>
      <text:p text:style-name="Text_20_body">Yet poor Ahshaut! How does it feel to grow up knowing (even though that knowledge since long has been buried away and securely forgotten, it still remains there) that your father did not want to come up to you? From all of the family, it’s only you that your father did not want to come up to… </text:p>
      <text:p text:style-name="Text_20_body">Well, let bygones be bygones or, quoting the regular adage from my latest mother-in-law, Emma Arshakovna: “So’s life, see?.” </text:p>
      <text:p text:style-name="Text_20_body">Eeewwwww!. Who let them icky blues sneak into this luxuriously spacey place for me alone?. To hell all them nostalgic crappy sentiments! Let’s have a little knock-up with the legitimate venville hooliganism… </text:p>
      <text:p text:style-name="Text_20_body">Bypassing thickets on the steep slope, I explore the underwood along the field edge, pulling a broken bough here, a dead sapling there onto the desolate cow path. After advancing in that manner some two hundred meters, I turn about and go back picking up the firewood scattered over the path. With an ample armful of fuel, I come back to the former campsite, then re-track to fetch another bundle; and one more. That’s that. </text:p>
      <text:p text:style-name="Text_20_body">The next step is breaking brushwood for the fire to process “pioneers’ fav’rite food-ood-ood”, as a cheerful Soviet song christened baked potatoes. And that piece of work I had to do with bare hands being equipped not even with a knife. </text:p>
      <text:p text:style-name="Text_20_body">At times the fact of my hiking unarmed astounds people, and they commence to give out horror stories of hungry wolves or cruel robbers. As it stands, in all my annual escapes to the wilderness, I’ve only seen deer and foxes, and a couple of times bear steps, but no robbers ever bothered to ambush me in the<text:span text:style-name="Emphasis"> toombs</text:span>. </text:p>
      <text:p text:style-name="Text_20_body">Yet, once I got attacked indeed, when spending the night under a bush nearby the Mekdishen village in my sleeping bag additionally wrapped over with a piece of blue synthetic burlap. (The shoddy crap drenches through in the rain before you say “knife”, but that was before I got this Made-in-China tent.) </text:p>
      <text:p text:style-name="Text_20_body"><text:soft-page-break/>It was about midnight, when two wolfhounds, escorting a belated horseman, ran into me stretched on the ground. Damn! What a hell of barking broke loose over my head! </text:p>
      <text:p text:style-name="Text_20_body">Their master arrived at the scene with his flashlight and was stunned with so strange a sight in his native quarters, but the blue sack yelled from under the bush that it was a tourist from Stepanakert and let him call back his bloody beasts. </text:p>
      <text:p text:style-name="Text_20_body">The mujik started the all too familiar blah-blah about the wolves, for which I was not in the mood and cut him short that after his gumprs nothing would ever scare me anymore… </text:p>
      <text:p text:style-name="Text_20_body">And at the sleepover upon the Dizzuppaht, which is the third highest mountain in Karabakh, half an hour after me there climbed up a party of guys from the Halo Trust. That is an international organization headquartered in Great Britain, who finance and teach techniques of mine clearance to the natives of hot spots at war all over the globe because conflicting sides have a nasty custom of setting up lots of minefields to kill as many people from the opposite side as possible. </text:p>
      <text:p text:style-name="Text_20_body">Now, the local sappers (instructed by native Britons) climbed the Dizzuppaht on their off-duty time to perform a <text:span text:style-name="Emphasis">pleading mahtagh</text:span>, because atop that mountain, from time immemorial, there stood a stone chapel which you should walk around, thrice, for your request to be approved by the authorities of fate. </text:p>
      <text:p text:style-name="Text_20_body">The Halo Trust guys, naturally, did not come empty-handed, they brought a rooster with them for the sacrificial offering. But because of the somewhat impromptu nature of their <text:span text:style-name="Emphasis">mahtagh</text:span>-doing, they missed to bring a knife along and were expressly disappointed to learn that neither had I... Yet, the inventive folks found a novel technique on-the-fly and chopped the bird’s head off with the piece of a broken bottle collected from the heap of garbage left by all the previous <text:span text:style-name="Emphasis">mahtagh</text:span>-doers… </text:p>
      <text:p text:style-name="Text_20_body">It’s only that year when I climbed the second highest peak in the region, the Keers, I had an imitation of a Swiss army knife, a present from Nick Wagner. It had a whole bunch of things in its handle: a fork, a corkscrew, and even a nail file. I can’t remember where I misplaced it afterward. </text:p>
      <text:p text:style-name="Text_20_body">But, however long were I bragging and showing off, the region’s peak number one remains absent from the peacock tail of my vagrant achievements. The front line of the unfinished war between Armenians and Azerbaijanis runs across that mountain. So, if not one side, then the other wouldn’t let me pass up, or they’d just bang from both sides synchronously.</text:p>
      <text:p text:style-name="Text_20_body">The point is, that breaking dried branches manually is not a too big deal, and before long I readied up two sizable heaps of fuel for the fire. </text:p>
      <text:p text:style-name="Text_20_body">With the first one burned up, in its hot ashes I will bury unpeeled (so is the recipe) potatoes, and restart the fire upon them with the other heap. </text:p>
      <text:p text:style-name="Text_20_body">But not right now, first, I have to put the tent up; with the sun already gone behind this wheeling football field of a <text:span text:style-name="Emphasis">toomb</text:span>, the dusk starts creeping slowly from over the river… </text:p>
      <text:section text:style-name="Sect1" text:name="Section4">
        <text:p text:style-name="List_20_Paragraph"><text:bookmark text:name="span3"/>(…each human is a pyromaniac to some extent. </text:p>
        <text:p text:style-name="Quote"><text:soft-page-break/>“ and then the pyromaniacs partook of pies with Pirosmani…” </text:p>
        <text:p text:style-name="List_20_Paragraph">At first, the line looks a half-baked jaw-breaker, but gradually there rises a disjunctive question: was Pirosmani among the banqueters or, after all, inside the pies as a toothsome filling?.) </text:p>
      </text:section>
      <text:p text:style-name="Text_20_body">Good news, I couldn’t crack this long thick bough when crushing the firewood and now, so as not to set the field and all ablaze, I systematically use it to stop the fugitive spills of flames. When the bonfire gets bordered with the black ring of burnt grass, the club-armed sentry becomes an idle onlooker considering the frisk dance of fire over the wood pieces. The club transforms into a staff to lean my locomotion apparatus onto… </text:p>
      <text:p text:style-name="Text_20_body">And what do you see in the lively tongues of flame or in the scintillating glow of coals breaking up? </text:p>
      <text:section text:style-name="Sect1" text:name="Section5">
        <text:p text:style-name="List_20_Paragraph"><text:bookmark text:name="span4"/>(…we were a seed, then a germ, then buds, then branches…) </text:p>
      </text:section>
      <text:p text:style-name="Text_20_body">Now, turning the staff into a poker, I rake their smoldering reminiscences, push them aside to open a hole for a dozen potatoes; dinner and breakfast — two in one... The fire eats wood, I eat potatoes, mosquitoes eat me… </text:p>
      <text:section text:style-name="Sect1" text:name="Section6">
        <text:p text:style-name="List_20_Paragraph"><text:bookmark text:name="span5"/>(…who do not eat, they do not live. Even such a goody-goody as some unobtrusive crystal devours space when growing. </text:p>
        <text:p text:style-name="List_20_Paragraph">But no one can ever devour time because it does not exist at all. Time is nothing but a red-herring to distract dork suckers. What they call “time” is just a series of different states of space. Some place sunlit from the left is morning, the same place sunlit from the right is evening. As simple as that. </text:p>
        <text:p text:style-name="List_20_Paragraph">Day as a unit of time? Bullshit! </text:p>
        <text:p text:style-name="List_20_Paragraph">Day is just the difference between two states of space. An apple adds to an apple to make a pair of them and not a unit of time, damn!. </text:p>
        <text:p text:style-name="List_20_Paragraph">Oh, sorry!. There, there! Don’t be afraid, sweetheart, no gray wolves around, no unrestrained emotions, all’s under a strict control… </text:p>
        <text:p text:style-name="List_20_Paragraph">Okay, it’s no use denying that I’m a bit spacey on the point of space and time, quite a very little bit, well nigh not notable if you don’t watch too closely. </text:p>
        <text:p text:style-name="List_20_Paragraph">However, just a brush in passing with that sweet couple and—ta-dah!—there is a short circuit and I start pouring forth some folly accomplished. Sort of reincarnation of that crackpot of a God's fool, Vasily the Blessed, only cocked up without holy stuff. </text:p>
        <text:p text:style-name="List_20_Paragraph">Still and all, I am not a violent case. Not in the least! I swear, and both Devil and God, (alphabetically) might absolutely safely attest that in the course of seizure no one gets harmed in any way because the hooey I pour forth is quite enough to tangle myself into and—voilà!—here am I, the same obediently complaisant yahoo ready to carry on whatever they see fit to burden me with…)</text:p>
      </text:section>
      <text:p text:style-name="Text_20_body"/>
      <text:p text:style-name="Subtitle">~ ~ ~</text:p>
      <text:h text:style-name="Heading_20_1" text:outline-level="1"><text:soft-page-break/><text:span text:style-name="T6">~ ~ ~</text:span> The <text:bookmark-start text:name="Genesis"/>Genesis<text:bookmark-end text:name="Genesis"/></text:h>
      <text:p text:style-name="Text_20_body">Your ken of your own lineage on the paternal side feels kinda falty, right? Whereas I feel comfortably confident as to your Mom’s family tree properly watered and inspected for a couple of generations, if not deeper, thanks to the detailed feeds from your grandmother. </text:p>
      <text:p text:style-name="P16">The reasonable doubt about my pedigree ever mentioned to you arose after a sudden letter from your mother to inform me of my death. Not as abruptly though, she kindly softened the impact pointing out that after you were told that your Dad was dead I'd better abstain from afflicting the still fragile psyche of the child with exposure to a chance running into <text:span text:style-name="T59">the revenant</text:span> ghost <text:span text:style-name="T59">of her father</text:span>... Could I politely keep to my grave? </text:p>
      <text:p text:style-name="Text_20_body">Since then, when in a pub a fella next to me got in the mood to bend my ear with a plaintive tale of his being nobody these days while in his prime he used to be Chief Mate of a nuke submarine, I felt a solid right and no scruples to cut his lamentation and drive it back that I was a widely famous pilot tragically killed at shakedown flights of the jet fighter starting the newest <text:span text:style-name="T32">highly </text:span>secret brand... For which unparalleled achievement I, by the way, got awarded the title of Hero of the Soviet Union together with the Gold Star medal. Posthumously, of course, and it’s a sad pity the award didn’t find the hero because those bitches never search in earnest… </text:p>
      <text:p text:style-name="Text_20_body">The bullshit, to be honest, was not an item of my snappy creativity but a commonplace mass-product because in that romantic epoch, when a single-mothered kid started hitting up the reasons for the incomplete composition of their family, Mom’s stopgap, traditionally, sounded as follows, “Your father was a pilot and he crashed.” <text:line-break/>The brute facts of life were shared to her bosom lady-friends, “He was a junior bookkeeper, guys, and spread me on his office desk, O, my! Never will I forget that fucking abacus trundling back and forth under my ass…” </text:p>
      <text:p text:style-name="Text_20_body">Nonetheless, don’t expect of me a fine-grained presentation of your roots because my knowledge of the matter is way too shallow and fuzzy because the interest in eugenics was <text:span text:style-name="T90">truly </text:span>frowned at then, no less than now… </text:p>
      <text:p text:style-name="Text_20_body">The name of your father’s mother’s mother was Katerina Poyonk and she was brought from Poland by your great-grandfather, Joseph Vakimov, a commissar in the 1-st Cavalry Army of Semyon Budyonny, as a trophy, or maybe a keepsake of that period in the Civil War when Budyonny’s cavalry nearly turned Warsaw their spoils. </text:p>
      <text:p text:style-name="Text_20_body">Their relationship was legalized by the then Civil Registry Office, aka ZAGS, and eight years later my mother, Galina, was born to be followed by her brother, Vadim, and their sister, Lyudmila. In recollections of those three, Joseph was very clever. He knew Jewish as well as German languages and was embracing the position of a Regional Trade Auditor in Ukraine. During that period Katerina had a separate pair of shoes for each of her frocks. </text:p>
      <text:p text:style-name="Text_20_body">Seven more years passed and, in the late thirties, Joseph was arrested. They did not put him before a firing squad though to purge away like millions of other “enemies to the Soviet people”, supposedly, some clever way to buy his life back <text:soft-page-break/>was found to get only deported instead to a very northern, however, European part of Russia. The family joined him in exile and in the early forties, they all returned to Ukraine to live in the city of Konotop which soon afterward was captured by the German Wehrmacht. </text:p>
      <text:p text:style-name="Text_20_body">After two years of the Nazi occupation, when German troops retreated westward under the blows of the Red Army, my grandfather disappeared from home one day before the liberation, together with his bicycle — a pretty valuable item in those times. </text:p>
      <text:p text:style-name="Text_20_body">The next morning, heavy bombardment made Katerina and her three children flee as far as the suburban village of Podlipnoye, where a shell fragment cut an apple branch right above my mother’s head (a telling detail, if not for the odd inches I wouldn’t now be composing this letter to you). By noon, the advancing troops of the Red Army liberated both the village and the city. Katerina came back to Konotop where she brought up, as a single mother, her children — Galina, Vadim, and Lyudmila… </text:p>
      <text:p text:style-name="Text_20_body">Another ten years passed and Galina, the eldest of the three, by way of postal acquaintance met Nikolai Ogoltsoff, a petty officer of the Order of Combat Red Banner Black Sea Fleet. “Postal acquaintance” meant the postman to bring a letter started with, “Hello, unknown Galina…”, and concluded,”…Send me your photo, please!” </text:p>
      <text:p text:style-name="Text_20_body">So, on his next year furlough Nikolai, instead of customary visiting his native Ryazan Region in Russia, arrived in the Ukrainian city of Konotop where the width of both his flaring Navy pants and his chest under the striped vest as well as his sailor’s cap with golden-lettered legend “The Black Sea Fleet” in the ribbon over his forehead let loosely hang as two black tails with imprints of also golden anchors at the back of his head, another shining anchor (this time of brass) in his polished belt plate impressed the quiet streets in the town outskirts where he sent his letters to in envelopes decorated with the hand-written line added by him on behind, “Fly with my greetings, come back with the promise of meetings!.” </text:p>
      <text:p text:style-name="Text_20_body">And three days later my parents, without ever asking my grandmother, registered their marriage in the Konotop ZAGS… </text:p>
      <text:p text:style-name="Text_20_body">Was my missing grandpa Joseph a Jew?.<text:line-break/>Being a commissar in the years of the Civil War, proficiency with the language in question, and even his name itself might serve a bunch of circumstantial evidence to the assumption. However, the high percentage of the chosen people’s offsprings among the revolutionary leaders of the period does not remove the possibility of exceptions. The language could have been acquired when he was an errand-boy and/or shop assistant at a store of some Jew <text:span text:style-name="T31">merchant.</text:span> As for the name, let's not forget that even such a hardened anti-Semite as Comrade Stalin was his namesake... Still and all, my mother, when introducing herself, preferred to change her Old Testament rooted patronymic into its Russianized version “Osipovna”. </text:p>
      <text:p text:style-name="Text_20_body">Her dark mellow eyes she inherited from Katerina Ivanovna (or Katarzyna Janovna?) whose affinity with the tribes of Israel looked doubtful enough. </text:p>
      <text:p text:style-name="Text_20_body"><text:soft-page-break/>Firstly, in the red corner of her kitchen there hung a dark lacquered board with some glum-bearded saint (I can’t say of which religion or nationality, could be a Catholic as well). Besides, she fattened a pig in her shed, Masha was her name, for slaughter. </text:p>
      <text:p text:style-name="Text_20_body">But, again, the icon might have taken root as a camouflaging part of the interior in the time of Nazi occupation, while the restrictions of kosher diet can be overruled with the common Ukrainian proverb – “Need teaches eating cakes with lard”. </text:p>
      <text:p text:style-name="Text_20_body">Of course, all these unanswerable questions will arise after the return of your ancestors from their marriage registration at Konotop ZAGS, but we are not to follow them along with all that way, we are taking a U-turn – to trace the line of your grandfather’s father’s origin. </text:p>
      <text:p text:style-name="Text_20_body">That line is simple, straight, and down-to-earth. In a word, Mikhail Ogoltsoff was a peasant. </text:p>
      <text:p text:style-name="Text_20_body">In the depths of the Ryazan land, there is the district center of Sapozhok and at nine or eleven kilometers from it (the distance depends on who was asked the question), you find the village of Kanino. My father liked to brag that in its fat days the village had about four hundred households. </text:p>
      <text:p text:style-name="Text_20_body">The shallow ravine with a soundless sluggish brook along its bottom divide the village into two halves. Back in the blessed days of yore, the stream banks served the grounds for the long-standing folk amusement “Battling Walls”, aka collective fist-fight. The men from one half of the village devotedly punched the the other-half dwellers, smashing their teeth out to celebrate some church holiday or just a pleasant Sunday day. Yeah, once upon a time folks knew how to entertain themselves… </text:p>
      <text:p text:style-name="Text_20_body">And so it went on for centuries before sinking into oblivion. Only vague memories remained of Alesha the Saddler – the legendary fighter and obedient son. But his Dad was a truly uptight geezer! “Where to?” would yell he at the scion. “Too filthy rich you are, eh? Back to work and no nonsense!” <text:line-break/>And the mighty three-and-thirty-year-old son would stoop his bulky shoulders over the unfinished horse-collar, poking it with his awl while all of him was there, by the stream, from where little boys ran panting in with the updates, “Oh, Alesha! They are pressing indeed! Ours give in already!” <text:line-break/>Yet, the warning snort from his father would keep Alesha silent and concentrated on his toil until many “a-heck!” and “plunks!” of a dogged retreat in the street reached the hut. At that point, Dad would no longer keep his temper down. Springing up to his feet, he would run to Alesha and deal him a huge box on the ear and yell, “Fuck it! Ours bite the dust but this dickhead still sits home!” <text:line-break/>But Alesha didn’t hear the whole oration, he's out already, bypassing the battling “Walls” through the village backyard kitchen gardens because the rules forbid attacking the opposite team from behind; a good game calls for fair play. <text:line-break/>“Alesha’s out!” And “the ours” get a second breath right away while the opposite “Wall” show streaks of wavering. Some weaklings start falling down in advance – the rules do not allow to beat a fighter lying on the ground. And Alesha, deeply concentrated, knocks the standing fighters out one after another; and, mark you, without a single f-f..er..foul word... Yep, the village was in the pink then… </text:p>
      <text:p text:style-name="Text_20_body"><text:soft-page-break/>The Rural Collectivization in the USSR finished off that innocent merry-making and the well-concerted Great Hunger, called to solidify the revolutionary changes in the Russian rustic life, knocked Alesha off, and his father, sure enough, also starved to death… </text:p>
      <text:p text:style-name="Text_20_body">My father’s mother, Martha, remembered the life under the Czar because at the break of the Great October Revolution she was a girl of about thirteen. Ten years later she was already married to Mikhail Ogoltsoff to bring forth three children: Kolya, Sehrguey, and Alexandra (respectively). </text:p>
      <text:p text:style-name="Text_20_body">Mikhail lived through the start of collectivization but the Great Hunger made him pass on and Martha remained a single mother. She cooked soup of saltbush and less edible herbs. Both she and her children were swelling up from starvation but survived. </text:p>
      <text:p text:style-name="Text_20_body">Then there arrived the era of hard labor at the collective farm, aka kolkhoz, with its miserly paid workdays. Life kept spinning around those “workdays” paid in kind with the same products the villagers produced slaving in the kolkhoz fields, and recreation at the kolkhoz club where twice a month they brought Soviet movies "Lenin in October", "Pigwoman and Shepherd" and other suchlike stuff. To make movie-watching possible, the village lads had to rotate the crank of a portable dynamo machine generating electricity for the film projector. </text:p>
      <text:p text:style-name="Text_20_body">In the summer of 1941, <text:span text:style-name="T31">Comrade</text:span> Joseph Stalin announced the treacherous invasion of fascist Germany into the Soviet Union, and the village mujiks were driven away to the war. </text:p>
      <text:p text:style-name="Text_20_body">The Germans never reached Kanino though the thunder of the front-line cannonade was rolling in from the horizon. Then in the village came detachments of the Red Army reserve, the mujiks from Siberia with their astounding custom to take a steam bath and then sit outside in the frosty winter night to have a thoughtful smoke with just their undershirts on. </text:p>
      <text:p text:style-name="Text_20_body">The Siberians left in the direction of the cannonade and soon afterward it ceased to be heard. In the village, pervaded with thick silence, there stayed only women, girls and boys too young to be drafted. And—yes!—the collective farm chairman; a one-armed cripple in the military outfit. </text:p>
      <text:p text:style-name="Text_20_body">And so it went on and on, not for days or weeks but for months, from year to year. Under the circumstances, there sprang up and got on a verifiable sexual quirk permeating the womenfolk. They would gather in one or another hut with a view to inspect one or another quim of theirs, exchange comments and judgments, evaluate the appeal… </text:p>
      <text:p text:style-name="Text_20_body">Getting on the scent of this Sapphism Renaissance, the kolkhoz chairman had a crack at eradication of the collective lesbian kink before the rumors reached the authorities in the district center, and he called a general meeting of exclusively women and girls in the kolkhoz club. </text:p>
      <text:p text:style-name="Text_20_body">The male youths participated also, on the quiet. They crawled to the projectionist booth in the club and, with their jaws a-hanging, witnessed the chairman to cheer the congregation up with all kinds of curses. He repeatedly knocked his only fist at the desk to accompany his solemn oaths of cutting out that rotten cunt-watching. (I <text:soft-page-break/>mitigate, in part, the artless charm hitched to the bucolic figures of speech in the chairman’s proclamation.) </text:p>
      <text:p text:style-name="Text_20_body">My father never knew if the cripple did keep his promise because he (my father) was drafted into the Red Army. Or rather, in his case, it was the Navy but Red all the same… </text:p>
      <text:p text:style-name="Text_20_body">The WWII was burning out yet didn't ceased devouring the cannon fodder as quenchlessly as always. Kolya, a youth from a Ryazan village, and lots of other youths from other places were outfitted with the striped Navy vests under black pea-jackets and kept for a couple of months at a recruit depot to get drilled military basics and know “Attention!” from “Dismissed!” They also were taught to distinguish the bayonet of a rifle from its trigger and, finally, put on high-speed cutters for a landing operation somewhere up the Danube river in Austria. </text:p>
      <text:p text:style-name="Text_20_body">But, for all the speed of the landing operation cutters, they didn’t get there in time because the <text:span text:style-name="T33">fascist</text:span> Germany had just capitulated and there was no one to attack. </text:p>
      <text:section text:style-name="Sect1" text:name="Section7">
        <text:p text:style-name="List_20_Paragraph"><text:bookmark text:name="span6"/>(…long ago I secretly regretted at this point: eew! they left no time for my Dad to become a hero! Now, on the contrary, I'm glad that he never shot and killed anyone, not even accidentally…) </text:p>
      </text:section>
      <text:p text:style-name="Text_20_body">Then he was charged with guarding the empty Serpent Island off the coast of Bulgaria, or maybe Romania, from where they transferred him to a minesweeper, a <text:span text:style-name="T33">minuscule</text:span> Naval trawler with a tiny crew. </text:p>
      <text:p text:style-name="Text_20_body">My Dad’s seafaring service began with the passage from Sevastopol to Novorossiysk over the ruff Black Sea; it was not a full-blown storm but the sea was pretty choppy... Riding a swing in the park is fun but if you go on enjoying it for a couple of hours the stomach will throw up anything stuck in it from the day before yesterday’s breakfast. That sea crossing continued much longer… </text:p>
      <text:p text:style-name="Text_20_body">When Red Navy man Ogoltsoff came ashore at the port of destination, even the land itself kept swaying under his feet. He tried to puke between the tall timber-stacks lined along the pier, but to no avail. The young sailor sat down just where he stood and, watching the towering rows of timber that kept swaying up and down, decided that he'd inescapably die in that naval service… </text:p>
      <text:section text:style-name="Sect1" text:name="Section8">
        <text:p text:style-name="List_20_Paragraph"><text:bookmark text:name="span7"/>(…you may easily figure it out that was a wrong assumption as long as he had not yet met your grandmother, nor persuaded her to go with him to ZAGS. And your grandmother hadn’t yet born three children without becoming a single mother, which constitutes an unprecedented instance in this story under way…) </text:p>
      </text:section>
      <text:p text:style-name="Text_20_body">So, seasickness did not kill my father. He learned to endure the pitching and tossing. He tattooed a blue anchor on the back of his left hand, and on his right arm a swift outline of a swallow in the flight—from the elbow to the wrist—pinching with his beak a tiny letter envelope (“fly with greetings…”); and he furrowed on his bitty minesweeper the vast expanses of the Black Sea, clearing it from the minefields what, actually, minesweepers are designed for. </text:p>
      <text:p text:style-name="Text_20_body">The main difference of naval mines with their land counterparts is that the sea species must be tethered or else they would scatter drifting astray to destroy any <text:soft-page-break/>ship met on the way without checking whether she was “theirs” or “ours”. That’s why a cocked up sea mine is fixed with a steel cable to an anchor that grabs at the seabed. The mines—iron <text:span text:style-name="T33">balloons</text:span> filled with air and TNT—soar up in the water not reaching the surface though restricted by the cable length correlated to the depth on the sea route dealt with. And there the naval mines hover, some two or three meters deep, waiting for a passing ship to catch one of the spike-like detonators stuck out of the mine-shell in different directions as in a babyish sketch of the sun. </text:p>
      <text:p text:style-name="Text_20_body">Thanks to its shallow immersion, the Navy minesweeper passes over the minefield without hitting detonator spikes. The long loop of thick steel cable is dragged by the boat in its wake to cut the mines anchorage at the seabed and let the mines pop up to the surface and get destroyed. For that end a manned rowboat leaves the minesweeper heading towards the mine. The team's task is to fix a dynamite cartridge with the Bickford fuse onto the huge iron ball of the mine. (Which is performed not in a placid park pond but <text:span text:style-name="T33">midst</text:span> unsteady waves in the open sea with the mine's spheric side heaving up above the rowboat and then falling under it, striving to ram with the horn of a detonator.) </text:p>
      <text:p text:style-name="P14">The final step is done by the boatswain seated in the rear seat, with a lit cigarette between his lips <text:span text:style-name="T35">meant </text:span>not to show off <text:span text:style-name="T35">his</text:span> <text:span text:style-name="T35">daredevilry </text:span>but as a tool readied to ignite the fuse. Now it’s set on fire and – Hup! Hup! Ho! Everyone pulls with might and main, no shirkers in the boat. It’s of vital importance to get away as far as possible while the fuse is hissing behind because the charge of powerful explosives within a naval mine has to tear up the hulls of line battleships… </text:p>
      <text:p text:style-name="Text_20_body">When broke down into constitutive elements, romantic heroism just disappears and maritime mine clearance starts to resemble the prosaic job of a tractor bumbling in a kolkhoz field. The minesweeper gets to the assigned water area and furrows it all day long, back and forth, with the cable released behind the stern; and on the following day – to the next area. On the whole, the minesweeper crew’s heroism consists in being a good team, and the fact that my father stayed alive resulted from their candid cooperation. </text:p>
      <text:p text:style-name="Text_20_body">For example, at the end of a typical working day, Nikolai Ogoltsoff watched over the stern winch when he noticed a mine approaching the boat because the mine anchorage line got intertwined with the minesweeper’s trailing cable reeled back to the windlass drum. </text:p>
      <text:p text:style-name="Text_20_body">It was too late to switch off the winch which would spin on by inertia for a short, yet sufficient, time to drag and bang the mine against the boat. Dad’s shirt stood off away from his body like the hide of a beast at the moment of utmost danger, and he roared, “Full Ahead!”, with such an animal force that Captain on the bridge lightning-haste duplicated his order on E. O. T. sending the bell to the engine room, the mechanic, Dad’s shift-man, did his job quickly, the boat propeller churned up the wave whose pressure pushed the nearing mine off. So the team saved each other. </text:p>
      <text:p text:style-name="Text_20_body">Five years later there remained no unswept areas in the sea routes and my father was transferred from the minesweeper to a coastguard ship, again in charge of the diesel engine. The following year saw the end of his second term in the Navy service and they offered my father a job in a “mailbox”. </text:p>
      <text:p text:style-name="Text_20_body"><text:soft-page-break/>At those times the USSR had lots of secret institutions, secret factories, and even secret cities, none of which had an ordinary postal address so as to fool enemy spies and leave them clueless about all those secret objects location. As a result, the addressee stopped living in any street or city, he lived in no region neither district and he was referred to in a much shorter way: “N. Ogoltsoff, Mail Box №***.” </text:p>
      <text:p text:style-name="Text_20_body">Since on his last furlough before the demobilization, Red Navy man Ogoltsoff N. M. registered his marriage with Citizen Vakimova G. J. she landed up at the same “mailbox” in the Carpathian mountains. </text:p>
      <text:p text:style-name="Text_20_body">The “box” was not fixed up with a maternity hospital and for bringing me forth my mother had to visit the town of Nadveerna, thirty kilometers from the regional center, the city of Stanislavl (later renamed into Ivano-Frankivsk). Going out the "box" gave her the frightful jitters because the Bandera men were shooting at the vehicles on the roads. </text:p>
      <text:section text:style-name="Sect1" text:name="Section9">
        <text:p text:style-name="List_20_Paragraph"><text:bookmark text:name="span8"/>(…the bigger part of my life I considered the Bandera men bloody bandits and Nazi accomplices. What else to think of them if a full-scale military division named “Galichina” was manned with Western Ukrainians to fight against the Red Army? Then, gradually, it dawned on me that two years before the German invasion it was the Red Army who occupied Western Ukraine and assisted the Soviet secret police, aka NKVD, in executions and deportation of potential opponents to the Soviet system. </text:p>
        <text:p text:style-name="List_20_Paragraph">Besides, what is a division when compared to an army? Among the German Wehrmacht’s comrades-in-arms, there also was the Russian Liberation Army (RLA) of almost one million servicemen fighting against the USSR. </text:p>
        <text:p text:style-name="List_20_Paragraph">And last but not least, the rank-and-file Red Army men, participants in the events of that period, let me know that the Bandera men fought fiercely against both Soviet and German troops. They were Carpathian guerrillas defending their land against successive liberators, aka enslavers. </text:p>
        <text:p text:style-name="List_20_Paragraph">Still, my parents all their life long considered the Bandera men savage bandits…) </text:p>
      </text:section>
      <text:p text:style-name="Text_20_body">And even two years later, when my mother was once again in need of going to the maternity hospital, the dogged machine-gun rounds still rumbled on the slopes of the Carpathian Mountains, but she could not hear them anymore because her husband had been transferred from one “mailbox” to another and left the Transcarpathia for the Valdai Upland… </text:p>
      <text:p text:style-name="Text_20_body">The change in the life circumstances of my parents resulted from a snitch-on letter sent to the Special Division of the previous “mailbox” from Konotop. It was composed by the people living in the same house with Galina Vakimova before her marriage. </text:p>
      <text:p text:style-name="Text_20_body">The house (in Konotop parlance <text:span text:style-name="Emphasis">“khutta”</text:span>) of 12 by 12 meters was a divided property, half of which belonged to citizen Ignat Pilluta. The other half was equally divided between citizen Katerina Vakimova with her children and citizens Duzenko with their daughter, so each of the two mentioned families owned an entrance hall, a kitchen, and a room. </text:p>
      <text:p text:style-name="Text_20_body"><text:soft-page-break/>The daughter of citizens Duzenko married citizen Starikov who moved into her father’s part of the <text:span text:style-name="Emphasis">khutta</text:span>. One kitchen and one room turned not enough for accommodating both the young family and the in-laws. In order to increase their living space, Duzenko and Starikov learned the number of the mailbox whereto the demobilized Mariner took their former neighbor and wrote to the Special Division of the “box” their snitch-on letter to inform SD, whose foremost duty was catching spies, that the father of Galina Vakimova (presently Ogoltsova) was arrested by the NKVD before the war but five years later he somehow managed to return to Ukraine. <text:line-break/>Besides, in the years of German occupation, his house served the headquarters of the German troops. (Which was true in part, a Wehrmacht company headquarters was stationed in the Pilluta’s half of the <text:span text:style-name="Emphasis">khatta</text:span>.) And with the approach of the Soviet Army, Joseph Vakimov fled together with the retreating fascists. </text:p>
      <text:p text:style-name="Text_20_body">The informers knew that Special divisions of “mailboxes” were especially vigilant and merciless, so the relatives of Joseph, who treasonously disappeared in so glaring anti-Soviet way, would certainly be arrested and, at least, deported. </text:p>
      <text:p text:style-name="Text_20_body">Too bad, in their, otherwise quite logical calculations, they neglected the time factor. Namely, by that moment Great Leader and Teacher of Peoples, Comrade Stalin, rested in peace already. The nuts tightened under his rule to the utmost started to gradually let up. </text:p>
      <text:p text:style-name="Text_20_body">Of course, Nikolai Ogoltsoff was repeatedly interrogated in SD of the “mailbox”. There took place an exchange of official correspondence between the “box’s” Special Division and the Division of Interior Affairs of the city of Konotop. </text:p>
      <text:p text:style-name="Text_20_body">However, my father was not repressed thanks to his absolutely peasant origin, as well as to the fact that diesel engines generating electricity in “mailboxes” obeyed him so willingly. </text:p>
      <text:p text:style-name="Text_20_body">Still and all, there was no way to simply blink at the informants' “signal” and, just in case, they transferred my father to another “mailbox”, located far from borders with foreign countries… </text:p>
      <text:p text:style-name="Text_20_body">The second lying-in of Galina Ogoltsova occurred again outside the “box”, in the nearest, not secret district center. </text:p>
      <text:section text:style-name="Sect1" text:name="Section10">
        <text:p text:style-name="List_20_Paragraph"><text:bookmark text:name="span9"/>(…it seems that the maternity hospital, or rather, its absence was the Achilles’ heel of the then “mailboxes”…) </text:p>
      </text:section>
      <text:p text:style-name="Text_20_body">On arrival to the maternity hospital out there, she was denied admittance because they took her for a gypsy on account of her black hair and the red dressing gown with the suspiciously garish pattern of large imprinted flowers. </text:p>
      <text:p text:style-name="Text_20_body">Escorting her her husband had to emphatically condemn such an erroneous assumption, his efforts brought about change in the attitude of the segregationist nurses and they let her in for the labors at hand. </text:p>
      <text:p text:style-name="Text_20_body">An hour and a half later my father was told that his wife had born a girl, and five minutes later they <text:span text:style-name="T34">heralded</text:span> arrival of a boy baby. That's when our father issued a blissful yell, “Switch off the lamp in the deliv'ry room! The light attracts them babies!.” </text:p>
      <text:p text:style-name="Text_20_body"><text:soft-page-break/>History, be it of a private person, or a developed nation, boils down to just two parts: the first one is the history immemorial, presented in loose legends, hazy myths, and dubious traditions, while the latter, on the contrary, comprises hard facts caught, tagged, logged, and anchored to a certain calendar, preserved in the public chronicles of some kind, or in the personal memory, in case of a separate individual… </text:p>
      <text:p text:style-name="Text_20_body">All the children of my parents were fascinated when Mom and Dad began to share the family lore about the deeds and adventures of the eager listeners at the times beyond their infant memories. </text:p>
      <text:p text:style-name="Text_20_body">For instance, that their first-born started his toddling at the railway station of departure from the Carpathians to the Valdai and at all the subsequent train stops my father took me out onto the station platforms to consolidate my skills in feeble walking because the wobbly floor of the rolling car did not favor such a hoopla… </text:p>
      <text:p text:style-name="Text_20_body">At the new place, the family was allocated a wooden house from which I was allowed to go for independent walks in the yard bounded with a fence of slender planks. My mother was greatly perplexed by my coming back from the yard always as dirty as a piglet. Where could I possibly find any dirt in so tiny and orderly enclosure? Changing my dress once again, she asked my father to trace back to the reason.</text:p>
      <text:p text:style-name="Text_20_body">So he watched as the kid let out in the yard immediately takes the direct route toward the fence plank fixed with just the upper nail, pushes it aside and – off he goes! In the street the boy busily climbs the hillock of sand dumped for the construction of another house nearby. Atop, he plops on his tummy to slide all the way down the slope of sand drenched by the recent rains. And keeps laughing so happy along his ride too! Could you manage washing for such a villain?. </text:p>
      <text:p text:style-name="Text_20_body">While my mother was changing my dress over again, my father took a hammer, went out and nailed the dangling plank in place. Then he came back and together with my mother watched: now what? </text:p>
      <text:p text:style-name="Text_20_body">The kid went out into the yard up to the usual place and pushed the plank. It didn’t stir. Neither did the planks on both sides of it. The corralled child went along the fence, twice, trying each of the planks then he stopped and burst into tears…. </text:p>
      <text:p text:style-name="Text_20_body">My memory retained neither that house nor its yard, but at this point in the parents’ narration, I had to suppress the <text:span text:style-name="T34">emphatic</text:span> tears welling up in my eyes. Poor boy! </text:p>
      <text:p text:style-name="Text_20_body">And with another legend, the soft paw of horror bristled up my hair before piercing the back of my neck with its point-sharp talons; when my mother grew suddenly anxious that I had not been around for quite a stretch already, and she sent my father to look for me. </text:p>
      <text:p text:style-name="Text_20_body">He went into the yard then into the street – not a sight of me anywhere, neither any of neighbors had seen me and it was already getting dark. </text:p>
      <text:p text:style-name="Text_20_body">Dad walked the street again, from one end to the other, and then he paid attention to the rumbling noise of the river. He hurried to the steep, almost vertical, slope under which the river, swollen after the rains, rolled angrily on. And there, far down, he made out his son. Run, Daddy, run!. </text:p>
      <text:p text:style-name="Text_20_body"><text:soft-page-break/>The torrent of muddy water had engulfed the narrow strip of the bank under the cliff-like drop-off. He had to race knee-deep in the water. </text:p>
      <text:p text:style-name="Text_20_body">The boy clenched to the wall of clay holding on a tuft of withered grass in his pinch, with his feet in the rushing torrent. He did not even cry already and only whimpered, “uhu-uhu..” </text:p>
      <text:p text:style-name="Text_20_body">Dad wrapped him in his jacket and hardly managed to find a spot he could climb out without helping himself with his both hands… </text:p>
      <text:p text:style-name="Text_20_body">And how proudly fluttered the wings of my nose at the story that it was me to give names to my brother and sister! </text:p>
      <text:p text:style-name="Text_20_body">Since I was named after my father’s brother, the names of my mother’s siblings were readied for the twins who came next. In the maternity hospital, they were addressed just so – Vadik and Lyudochka. </text:p>
      <text:p text:style-name="Text_20_body">However, when the babies were brought home and the parents asked me what we would call them, I immediately replied: “Sassa - Tattassa.” And no fast-talk could convince me to change my mind. </text:p>
      <text:p text:style-name="Text_20_body">That’s how my brother became “Alexander” and my sister was called “Natalia”. </text:p>
      <text:p text:style-name="Subtitle">~ ~ ~</text:p>
      <text:p text:style-name="Standard"/>
      <text:h text:style-name="Heading_20_1" text:outline-level="1"><text:span text:style-name="T6">~ ~ ~</text:span> The <text:bookmark-start text:name="Childhood"/>Childhood<text:bookmark-end text:name="Childhood"/></text:h>
      <text:p text:style-name="Text_20_body">The first notch in my memory dividing my legendary past from the records of life events in my personal recollections was drawn by the morning sun whose raw glare made me squint and keep turning my face sideways when I stood atop a small grassy mound, upon which Mom had pulled me to give way to a crowd of men in black marching across our route to the kindergarten. </text:p>
      <text:p text:style-name="Text_20_body">From the mass of their advancing column, they yelled to me their cheerful ‘hellos’ and holding Mom’s hand, I felt big, pleased, and proud that my name's so popular among the adult convict-<text:span text:style-name="Emphasis">zeks.</text:span> I never realized then that the amiable attention of <text:span text:style-name="Emphasis">zeks </text:span>on their march resulted from the presence of so young and good-looking mother… </text:p>
      <text:p text:style-name="Text_20_body">The <text:span text:style-name="Emphasis">zeks</text:span> were building two blocks of two-story apartment houses upon a hill hight Gorka, and after the first block was accomplished, our large family moved into a two-room apartment on the upper, second, floor in an eight-apartment house. </text:p>
      <text:p text:style-name="Text_20_body">All in all, our Block comprised six two-story houses alongside the perimeter of a vast rectangular courtyard. All of the six houses were entered from the courtyard, four longer cranked buildings bounded its corners and had three entrances each, while the two shorter houses, inserted in the long sides of the rectangular, had only one. </text:p>
      <text:p text:style-name="Text_20_body">The road of hard concrete ran around Block separating it from its twin block under construction, which mirrored ours in every detail. Let out to play in the courtyard, I often crossed the road and went to the construction site. <text:span text:style-name="Emphasis">Zeks</text:span> working there never daunted me and at the midday breaks, they shared with me their <text:span text:style-name="T8">balanda</text:span> soup. </text:p>
      <text:p text:style-name="Text_20_body"><text:soft-page-break/>Thanks to the exorbitant growth of specific expressions that popped up to embellish my, otherwise babyish, talk, my parents promptly figured out who were my current gossip milieu and posthaste entered me to the kindergarten. </text:p>
      <text:p text:style-name="Text_20_body">When the second block on the Gorka was completed, <text:span text:style-name="Emphasis">zeks</text:span> disappeared altogether and all the subsequent construction works at the Object (people around preferred this name to “Mailbox”) were performed by the soldiers with black shoulder straps in their uniform – blackstrappers. Apart from them, there also were redstrapper soldiers at the Object, but as for their mission there I am not aware of up to now… </text:p>
      <text:p text:style-name="Text_20_body">The hill of the Gorka, the highest part in the Object, shared its name with the two blocks built atop of it. Across the ring road bordering the Gorka blocks there grew the forest, on all the four, but no tree could ever make it over the concrete of the roadway… </text:p>
      <text:p text:style-name="Text_20_body">The trail to the kindergarten started right behind our house. There was a straight long tilt towards the gate in the fence of Recruit Depot Barracks. Yet before you reached it, a wide path branched off into the pine forest on the right. After bypassing the fenced barracks and a large black pond under big trees, the path went down through the thicket of young fir trees. The descent ended at the fence of planks midst the forest, and in a wide clearing there stood a two-story house among the mesh of narrow paths and playgrounds with sandboxes and small <text:span text:style-name="T8">teremok</text:span>-huts made of wood. There even stood a real nosy bus. It had no wheels, to make it easy to step inside directly from the ground, but the steering wheel and the seats were all in place. </text:p>
      <text:p text:style-name="Text_20_body">Coming to the kindergarten, you had to take off your coat and shoes, leave them in your narrow, tall locker with the picture of two cherries on the door and, after changing into slippers, you might climb the stairs to the second floor with big rooms for separate groups and the even bigger, common, dining room. </text:p>
      <text:p text:style-name="Text_20_body">My kindergarten life was a patchwork of various feelings and sensations. The feel of victory in the noisy locker-room because the parents already started coming after their children where, prompted by Mom, I discovered my ability to tie my shoelaces myself, without anyone’s help... The bitterness of humiliating defeat by those same shoelaces on that morning when they happened pulled tight into wet intractable knots and my Mom had to untangle them, distressed that she would be late for her work… </text:p>
      <text:p text:style-name="Text_20_body">In the kindergarten, you never know what awaits you there before Mom, or Dad or some neighbor woman will come to take you home. </text:p>
      <text:p text:style-name="Text_20_body">They can insert a glistening tube-end of a thin rubber hose deep into your nostril and blow in a nasty tasting powder, or else make you drink a whole tablespoon of pesky fish oil, “Come on! It’s so good for health!” </text:p>
      <text:p text:style-name="Text_20_body">The most horrible thing when they announce that it is the injection day today. The children will line up towards the table with a loudly clinking steely box on it from where the nurse takes out the replaceable needles for her syringe. The closer to the table the tighter you are squeezed with horror. You envy the lucky ones for whom the procedure is already over and they go away from the table pressing a piece of cotton wool to their forearm and boast happily it didn’t hurt. No, not a tad <text:soft-page-break/>bit!. The children in the line around whisper how good it is that today’s injection is not done under the shoulder blade. That’s the most fearful one… </text:p>
      <text:p text:style-name="Text_20_body">Saturdays are the best. In addition to the usual dinner of hateful bean soup, they give you half-glass of sour cream sprinkled with sugar. And they do not send the children to bed for the “quiet hour”. Instead, they hang dark blankets over the dining room windows and show filmstrips on the wall. The caretaker reads the white lines of inscription beneath each frame and asks if everyone has reviewed everything in the picture, before she drags the next frame in where Zhelezniak the Seaman will capture the armored train of the Whites or a rusty nail will become a brand new one after his visit to the steel furnace, depending on which of the filmstrips the projector was loaded with. </text:p>
      <text:p text:style-name="Text_20_body">Those Saturday happenings fascinated me: a voice sounding from the darkness sliced with the thin rays seeping out the slits in the projector’s tin side, the pictures slowly changing each other on the wall brought about a touch of mysterious secrecy… </text:p>
      <text:p text:style-name="Text_20_body">I seemed to rather like the kindergarten than otherwise, even with certain hidden reefs lying in wait there for me to run into. One of such skulkers trapped me after Dad repaired an alarm clock at home and, handing it back to Mom, he said, “Here you are!. You owe me a bottle now.” Which words, for some reason, delighted me so dearly that I boasted of them in front of children in my kindergarten group which braggadocio was reported by the caretaker to my Mom when she came to take my home in the evening. </text:p>
      <text:p text:style-name="Text_20_body">On our way home, Mom said I did a shameful thing because a boy should not share outside home everything that goes on among the family. Now, they might think that my Dad was an alcoholic. Was it what I wish? Eh? Was that so very nice? </text:p>
      <text:p text:style-name="Text_20_body">How I hated myself at that moment!. </text:p>
      <text:p text:style-name="Text_20_body">And it was in the kindergarten that for the first time in my life, I fell in love. However, I did my level best to hold the feeling back. With bitter sadness, I understood how useless was that love because of the insurmountable—like a bottomless abyss—difference in age between me and the swarthy girl of dark eyes with a cherry-berry gleam in them. She was two years younger… </text:p>
      <text:p text:style-name="Text_20_body">But how unreachable and adult looked the former kindergarten girls who came on a visit there after their first day at school. Clad in festive white aprons, putting on so reserved and mannerly airs, they scarcely deigned to answer the eager questions asked by our group’s caretaker. </text:p>
      <text:p text:style-name="Text_20_body">The caretakers and other workers at the kindergarten wore white robes, however, not always all of them. Anyway, not that one who once got seated next to me on a bench allaying my distress. It’s hard to say what exactly it was – a fresh scratch on my knee or a new bump on my forehead, yet as for her name, it was positively Zeena. </text:p>
      <text:p text:style-name="Text_20_body">Her gentle palm was petting my head, and I forgot to cry with my cheek and temple pressed to her left breast. The other cheek and closed eyelids felt the warmth of the sun, I listened to the thuds of her heart beneath the green dress that smelt of summer until there came a shrill call from the building, “Zeena!.” </text:p>
      <text:p text:style-name="Text_20_body"><text:soft-page-break/>And at home, we had Grandmother who came from Ryazan because Mom started going to work and there should be someone to look after Sasha and Natasha. </text:p>
      <text:p text:style-name="Text_20_body">Grandma Martha wore a cotton blouse over a straight skirt almost to the floor and a white blue-dotted kerchief on her head whose large square she folded into a big triangle to cover her hair and tied its acute angles with a loose knot under her round chin… </text:p>
      <text:p text:style-name="Text_20_body">Mom worked three shifts doing the job of a Watcher at the Pumping Station. And Dad had as many shifts at the Diesel Station. I never learned where his workplace was located, but it surely was somewhere in the forest because one day Dad brought a piece of bread wrapped in a newspaper given him by a bunny on his way home. “So, I come home after the shift and – lo! – there's a bunny under a tree, who says, “Here you are, take it to Sehryozha, and Sasha, and Natasha.” </text:p>
      <text:p text:style-name="Text_20_body">The bread from bunny was much more delicious than the bread which Mom sliced for the dinner… </text:p>
      <text:p text:style-name="Text_20_body">At times the parents’ shifts did not coincide so that one of them was home while the other at work. At one such time, Dad brought me to Mom’s workplace – a squat brick building with a dark green door behind which, just opposite the entrance, there was a small room with a small window up above a big old desk and two chairs. But if bypassing that room, you turned to the left through a brown door, there would be a huge murky hall full of incessant rumble and with another desk at which Mom sat doing her job. </text:p>
      <text:p text:style-name="Text_20_body">She didn’t expect us and was so very much surprised. Then she showed me the log under the lamp on her desk because it was her job to write down the time and figures from the round manometers’ faces to which there led narrow bridges of iron-sheets all rigged up with handrails because under them everywhere was dark water for the pumps to pump. And those pumps made that terrible noise all the time so that for talking we had to shout loud but even then not all the words were heard, “What!? What!?” </text:p>
      <text:p text:style-name="Text_20_body">So, we returned to the room by the entrance where Mom took from a drawer in the desk a pencil and some spare old log with missing pages for me to do some hazy-mazy drawings. </text:p>
      <text:p text:style-name="Text_20_body">After I drew a big sun, she asked if I wanted to go and play in the yard. I did not want to go out, but then Dad said if I didn’t listen to Mom he never-never would bring me there again anymore, and I went out. </text:p>
      <text:p text:style-name="Text_20_body">The yard was just the piece of a grass-grown pebble road from the gate to the log shed a short way from the right corner of the Pumping Station. And behind the Station building, there rose a sheer steep overgrown with nettles. </text:p>
      <text:p text:style-name="Text_20_body">I returned to the green door from which a short concrete path led to a small white hut without any window and a padlock on the black iron door. How could you play in such a place? </text:p>
      <text:p text:style-name="Text_20_body">Two rounded knolls bulged high on either side of the hut twice taller than it. Grabbing at the tufts of long grass, I climbed the right one. </text:p>
      <text:p text:style-name="Text_20_body"><text:soft-page-break/>From that height, the roof of the hut and the roof of Pumping Station were seen in full, and in the opposite direction beyond the fence behind the knoll foot there stretched a strip of bush and ran a river sparkling brightly, but I would certainly get punished if I went out of the gate. </text:p>
      <text:p text:style-name="Text_20_body">For any further playing at all, there remained only the other knoll with a thin tree on its top. I went down to the hut, bypassed it from behind and climbed the second knoll. </text:p>
      <text:p text:style-name="Text_20_body">From up there, everything turned out to be the same as from the previous knoll, only that there you could touch the tree. Hot and sweaty after the climbing, I lay down under it. </text:p>
      <text:p text:style-name="Text_20_body">What’s that?!. Something stung me at the thigh and then at the other, and then over and over again. </text:p>
      <text:p text:style-name="Text_20_body">I turned around and peeked over my shoulder behind my back. A swarm of red ants was busily bustling about my legs below the shorts of yellow corduroy. I smacked them away but the scorching merciless stings kept increasing in numbers… </text:p>
      <text:p text:style-name="Text_20_body">Mom jumped out from behind the green door to my wailing, and Dad after her too. He ran up to me and carried me down on his hands. The ants were brushed off, but the swollen, reddened thighs still burned unbearably. </text:p>
      <text:p text:style-name="Text_20_body">And that served me a lesson for the rest of my life – there is no better remedy for the bites of those red beasts than being seated into the sling of the cool green silk in the hem of Mom’s dress stretched taut between her knees. </text:p>
      <text:p text:style-name="Text_20_body">Grandma Martha lived in the same room with us, her three grandchildren, her narrow iron bed stood in the corner to the right from the door, opposite the cumbersome structure of a mighty sofa with upright leatherette back in the wooden frame and the cylinders of hinged armrests bordering the wide leatherette seat on which the twins were bedded for the night. </text:p>
      <text:p text:style-name="Text_20_body">Along the top plank in the back’s frame, there ran a narrow shelf alongside with the low mirror inserted behind it to reflect the small figurines of white elephant parade lined in a file on the shelf, from the tallest <text:span text:style-name="T37">leader </text:span>to the <text:span text:style-name="T37">bantam</text:span> baby. </text:p>
      <text:p text:style-name="Text_20_body">The elephants had long since lost and the varnished shelf remained empty, except for when we were playing Train constructed of legs-up stools brought from the kitchen and chairs tumbled on their backs, and with the nightfall in the train car, I climbed onto the shelf although its narrowness allowed only for stretching on one your side. </text:p>
      <text:p text:style-name="Text_20_body">The Train game became more interesting when Lyda and Yura Zimins, the children of our neighbors, crossed the landing to join us in our room. Then Train became even longer and we, sitting inside the up-legged stool-cars, swayed them with all might and main, so that they tap-tapped on the floor, evoking Grandma’s grumbles and orders to stop raging like zealots. </text:p>
      <text:p text:style-name="Text_20_body">When the games and supper were over, my aluminum folding bed was set up in the middle of the room. Mom brought and spread the mattress over it, and a blue <text:soft-page-break/>oilcloth too, under the sheet, in case I peed in sleep, then a huge pillow, and the thick wool-filled blanket to complete my bed. </text:p>
      <text:p text:style-name="Text_20_body">Grandma Martha turned off the radio box hanging on the left wall by the door and clicked the light switcher. However, the darkness in the room was quite relative – the lights from the windows in the neighboring corner building and from the lampposts in the courtyard penetrated the mesh of tulle window curtains, and from under the door, there sneaked in a sliver of light from the corridor between the kitchen and the parents’ bedroom. </text:p>
      <text:p text:style-name="Text_20_body">I watched the dark silhouette of Grandma Martha as she stood by her bed and whispered something up to the ceiling corner above her head. The strange activity didn’t bother me in the least after Mom's' explanation that it was Grandma Martha’s way of praying to God and that the parents could not allow her to hang an icon in the same corner because our Dad was a Party member… </text:p>
      <text:p text:style-name="Text_20_body">The hardest problem in the morning was finding my stockings. Believe it or not, but even boys in those days wore stockings. Over the underpants, there was donned a special garter belt to button on its front two short rubber bands each ending with a clip-fastener. Such clip-fastener consisted of a rubber nipple squeezed through a tight-fitting wireframe. The frame was raised to pull a pinch of the stocking top over the nipple and then forced into the tight loophole of the wireframe – clip!. Ugh!. </text:p>
      <text:p text:style-name="Text_20_body">All that harness, of course, was put on me by Mom, however, finding the stockings was my responsibility, and they somehow managed to always find a new place for hiding. Mom would keep urging from the kitchen to come for breakfast, “Can you <text:span text:style-name="T36">dress</text:span> quicker, slow duck?!” Because she, after all, had to be in time for her work, while those meanies were nowhere to trace. </text:p>
      <text:p text:style-name="Text_20_body">At last – peekaboo! – I spotted the nose of one of them sticking from under the hinged armrest of the sofa with the still sleeping twins. Of course, it called for Mom’s help to get them out and not to waken Sasha up… </text:p>
      <text:p text:style-name="Text_20_body">Weary with regular morning earfuls, I found an elegant solution to the problem of disappearing stockings and, with the light in the room switched off already but Grandma Martha still gossiping with her God in a whisper, I tied them to my ankles, separately. </text:p>
      <text:p text:style-name="Text_20_body">My brother and sister with their pillows on the opposite armrests of the big sofa were, as always, kicking each other under their common blanket and could not follow my <text:span text:style-name="T36">subtle</text:span> manipulations in the dark. And I was in time to cover my legs when Mom entered our room to kiss her children goodnight. Yet, quite unexpectedly she did something never done before. Mom switched on the light, who lived under the ceiling in the bulb inside the orange shade of silk fringed with hanging bangs and threw the blanket off my legs discovering the stocking shackles on each of my ankles. “Something had just pulled me to do it”, she later told Dad with a laugh. </text:p>
      <text:p text:style-name="Text_20_body">I had to untie the stockings and leave them atop the bundle of my other clothes on the chair next to my folding bed without realization so a brilliant solution… </text:p>
      <text:p text:style-name="Text_20_body"><text:soft-page-break/>In all fairness, the most unpleasant part of my kindergarten life was going to bed after the midday meal for the “quiet hour”. You had to take off your clothes and put them on a small white stool and, no matter how carefully you did it, at getting up after the “quiet hour” the clothes would be in quite a mess, and the stocking fastener in one or another garter would stubbornly refuse to do its job. </text:p>
      <text:p text:style-name="Text_20_body">Besides, what’s the use of idle lying for a whole hour staring at the white ceiling or the white window curtains, or along the long row of cots with a narrow passage after each pair of them? </text:p>
      <text:p text:style-name="Text_20_body">The children would lie silently in that row ending at the far off white wall with the caretaker sitting by it reading her book, occasionally distracted by some or other child who would approach her asking in a whisper for permission to go out to the toilet. And after her whispered permission, she would in a low voice silence the rustle of whispering arising along the row of cots, “Well, everyone shut your eyes and sleep!” </text:p>
      <text:p text:style-name="Text_20_body">Maybe, at times I did fall asleep at that “quiet hour”, though more often it was just numb drowsiness with my eyes open but not seeing the white ceiling from the white sheet drawn over my head… </text:p>
      <text:p text:style-name="Text_20_body">And suddenly the drowsiness was cast off with a gentle touch of cautious fingers creeping from my knee up over the thigh. I looked out from under the sheet. Irochka Likhachova was lying on the next cot with her eyes closed tightly, but in between the sheets over our cots, I could clearly make out a length of her outstretched arm. </text:p>
      <text:p text:style-name="Text_20_body">The quiet fingers dived into my underpants to enclose my flesh in a warm soft palm. It felt unspeakably pleasant. But then her touch moved away from my private parts – why? yet more! </text:p>
      <text:p text:style-name="Text_20_body">Her hand found mine and pulled it under her sheet to put my palm on something soft and yielding that had no name, which it did not need at all because all I needed was that all that just went on and on. </text:p>
      <text:p text:style-name="Text_20_body">However, when I, with my eyes tightly closed, once again brought her hand back under my sheet, she stayed there all too briefly before pulling mine over to hers. </text:p>
      <text:p text:style-name="Text_20_body">At that moment the caretaker announced the end of “quiet hour” and called all to get up. The room filled with the hubbub of dressing children. </text:p>
      <text:p text:style-name="Text_20_body">“And we don’t forget to make our beds,” the caretaker repeated instructively, walking to and fro along the runner by the cots’ row, when all of a sudden Irochka Likhachova shouted, “And Ogoltsoff got into my panties!” The children lulled in expectation. </text:p>
      <text:p text:style-name="Text_20_body">Sledgehammered with the disgraceful truth, I felt a hot wave of shame rolling up to splash tears out of my eyes. </text:p>
      <text:p text:style-name="Text_20_body">“It’s you got into! Fool!” roared I and ran out of the room to the second-floor landing tiled with alternating squares of yellow and brown. Stopping there, I decided to never ever any more return to that group and that kindergarten. No, never ever anymore. That was enough of enoughs. </text:p>
      <text:p text:style-name="Text_20_body"><text:soft-page-break/>But I didn’t have time to think about how I would live on further because I was bewitched by the red fire extinguisher on the wall. In fact, it was not the whole fire extinguisher that my gaze got nailed to but the yellow square on its side with a picture where a man in a cap on his head held exactly the same fire extinguisher, only upside down already, with the expanding gush from it directed to a fat bush of flames. </text:p>
      <text:p text:style-name="Text_20_body">The picture was intended, probably, to serve a kind of visual instruction on how to use this or any other fire extinguisher, for which reason the one in the man’s hands was painted fully true to life. Even the yellow square with the instructive picture on its side was scrupulously reproduced, portraying a little man in a tiny cap who fought, standing upside down, the undersized fire with the gush from his miniature fire extinguisher. </text:p>
      <text:p text:style-name="Text_20_body">Then and there it dawned on me that in the next, already blurred, picture on that miniature extinguisher the already indiscernible man was back again to his normal position – feet down. Yet, in the still next, further reduced, picture he would be on his head once more and—the most breathtaking discovery!—these diminishing men just could not end, they would only grow smaller, receding to unimaginably tiny specks and dwindle on without ever ending their dwarfish tumbles, serving each other a link and a spring-board to ever turning tinier simply because of that Fire Extinguisher who started them off from his nail in the wall on the second floor landing next to the white door to the senior group, opposite the door to the toilet. </text:p>
      <text:p text:style-name="Text_20_body">The spell was shattered into pieces with the awakening calls to me to immediately come to the dining room where the kindergarten groups were seated already for the after-“quiet-hour” tea. Yet, ever since, passing below Fire Extinguisher–the bearer of innumerable worlds–I felt respectful understanding. </text:p>
      <text:p text:style-name="Text_20_body">As for getting into someone else’s panties, that was my only and unique experience. And enlightened by it, when during following “quiet hours” I had to go, with the undertone permission from the caretaker, out to pee then, passing by, I fully knew the meaning of sheets overlapping the gap between a pair of coupled cots, as well as why so earnestly were closed the eyes of Khromov in his cot next to the Sontseva’s… </text:p>
      <text:p text:style-name="Text_20_body">We lived on the second floor and our door was followed by that of the Morozovs, pensioner spouses in a three-room apartment. Opposite to them across the landing, there also was an apartment of three rooms, yet only two of them were dwelt by the Zimins family, while the third one was populated with single women, now and then replacing one another, at times there happened couples of women, who declared themselves relatives. </text:p>
      <text:p text:style-name="Text_20_body">The dead wall between the doors to the Morozovs’ and to the Zimins’ was divided with a vertical iron ladder reaching the open hatchway to the attic where the tenants hung their washing under the slate roof, and the father in the Savkins family—whose apartment was smack-bang opposite ours—kept pigeons after he came home and changed into his blue sportswear. </text:p>
      <text:p text:style-name="Text_20_body">The wooden handrail supported by the iron uprights ran from the Savkins’ door towards ours without crossing the whole landing though, because it turned down <text:soft-page-break/>to follow the two flights of steps to the first-floor landing and from there four more steps down — to the staircase-entrance vestibule. </text:p>
      <text:p text:style-name="Text_20_body">The wide entrance door held closed by a big screechy iron spring, opened to the wide expanse of our block Courtyard, and the narrow door opposite it hid the steep steps into the impenetrable darkness of underground basement. </text:p>
      <text:p text:style-name="Text_20_body">Deducing from my subsequent life experience, I may safely assume that we lived in Flat 5 though at that time I didn’t know it yet. All I knew was that behind our door with a large homemade mailbox screwed up to it, there would open the hallway with the narrow door of the small storeroom to the left, and the glazed door of the parents’ room to the right, where instead of a window was the wide balcony door, also glazed in its upper part, facing the Courtyard. </text:p>
      <text:p text:style-name="Text_20_body">Straight ahead from the hallway started the long corridor to the kitchen, past two blind doors to the right, first that to the bathroom followed by the toilet door, while in the left wall immediately before the kitchen, there was just one, also blind, door to the children’s room that had two windows, one of which looked into the Courtyard and the other presented the view of murky windows in the plastered butt wall of the next, corner, house of the Block. </text:p>
      <text:p text:style-name="Text_20_body">The only window in the kitchen was looking at the same adjacent building, and the wall to the right from the kitchen door had another quite small window frame, up under the ceiling, the matte glassed square of the toilet window, also filled with murky darkness unless the lamp there was on. </text:p>
      <text:p text:style-name="Text_20_body">Neither bathroom nor the storeroom squeezed behind its white door in the hallway had any windows at all, but in the ceiling of each of them, there hung an electric bulb – just click the black round switch jutting by the needed door, and step inside without angst… </text:p>
      <text:p text:style-name="Text_20_body">Entering the toilet, first of anything else I spat on the wall to the left from the throne and only then sat down to go potty and watch the slow progress of spittle leaving a wet vertical trail on the green coat of paint. If the glob of the snailing saliva did not have sufficient reserves to reach the baseboard, I would assist it by an additional spit in the track – just above the stuck locomotive. At times the trip took from three to four spits and some other times the initial one was enough. </text:p>
      <text:p text:style-name="Text_20_body">The parents were perplexed with the spittle on the toilet wall until the day when Dad entered immediately after me, and at the strict interrogation that followed I admitted doing that, although I could not offer any explanation why. </text:p>
      <text:p text:style-name="Text_20_body">Since then, fearful of punishment, I blotted the traces of the wrong-doing with the pieces of cut-up newspapers from the cloth bag on the opposite wall but the thrill was gone. </text:p>
      <text:section text:style-name="Sect1" text:name="Section11">
        <text:p text:style-name="List_20_Paragraph"><text:bookmark text:name="span12"/>(…my son Ahshaut at the age of five sometimes peed past the john, on the toilet wall. More than once I carefully explained him that it was not the right way of taking a leak, and those who missed the target should wipe up after themselves. </text:p>
        <text:p text:style-name="List_20_Paragraph">One day he balked and refused to wipe the paddle. Then I grabbed at his ear, led him to the bathroom, and ordered to pick up the floor cloth, then led him <text:soft-page-break/>back to the toilet where, in a rage-choked voice, ordered to collect all the urine from the floor with that cloth. He obeyed. </text:p>
        <text:p text:style-name="List_20_Paragraph">Of course, in more civilized states I might get easily deprived of the parental rights for the child abuse of so violent a nature, still and all, I consider myself right at that particular development because no biological species can ever survive in their own waste. I would savvy, were the kid just spitting on the wall, however, in the house that I built the toilet walls were simply whitewashed plaster and no spittle would crawl down such a surface. </text:p>
        <text:p text:style-name="List_20_Paragraph">Later, the money for ceramic wall tiles got scraped up too, yet by that time the children were already adults…) </text:p>
      </text:section>
      <text:p text:style-name="Text_20_body">You feel yourself kinda Almighty when reconstructing the world of a half-century ago, adjusting the details to your liking with no one to rub your nose in it even if you muck up. </text:p>
      <text:p text:style-name="Text_20_body">However, you can fool anyone but yourself, and I am ready to admit that now, from the distance in fifty years, not everything is falling in just nicely. </text:p>
      <text:p text:style-name="Text_20_body">For instance, I am far from certain that the pigeon enclosure in the attic had anything to do with Captain Savkin. The mentioned structure could as easily belong to Stepan Zimin, the father of Lyda and Yura... Or maybe there were two enclosures? </text:p>
      <text:p text:style-name="Text_20_body">Frankly, at the moment I am not sure about the presence of pigeons in one or the other enclosure (but were there two of them?) on the day when I ventured to climb up the iron ladder towards something unknown, indistinguishable in the murky square hole of the hatchway above my head. And it is pretty possible that I simply remembered the remark overheard in my parents’ chat, that Stepan’s pigeons also fell victim to his unrestrained booze binges. </text:p>
      <text:p text:style-name="Text_20_body">On the whole, just one thing stands beyond the shadow of a doubt – the tremulous ecstasy of revelation when, leaving behind my sister’s ominous predictions about the pending manslaughter of me by the fatherly hand, as well as silent stare of my brother who kept the close watch over each my movement from the ladder foot on the landing, diminishing as the height grew, I climbed into the brave new world unfurling before me beneath the grayish underbelly of the slate roof. </text:p>
      <text:p text:style-name="Text_20_body">A few days later Natasha came running into our room to proudly herald that Sasha had just climbed up to the attic too. </text:p>
      <text:p text:style-name="Text_20_body">Taking into account all of that, it is quite probable that the pigeons were gone from the attic enclosure, but in the Courtyard, there were hosts of them… </text:p>
      <text:p text:style-name="Text_20_body">The Courtyard’s layout presented an exquisite masterpiece of systematized geometricity itself. </text:p>
      <text:p text:style-name="Text_20_body">Inside the big rectangular outlined with six two-storied buildings, the ellipse of the road was inscribed and accentuated by knee-deep drenches along its both sides, crossed with albeit short, yet mighty bridges minutely opposite each of the fourteen entrances to the six houses constituting our block. </text:p>
      <text:p text:style-name="Text_20_body">Two narrow concrete walks aligned at right angles to the ellipse’s longitudinal axis cut it into three even chunks; the resultant rectangular in between the walks and <text:soft-page-break/>the road ditches was further divided into three equal segments by the other couple of concrete paths parallel to the above-mentioned axis to connect the walks also mentioned already. </text:p>
      <text:p text:style-name="Text_20_body">The intersection points formed four corners of the central segment, from which the rays of four more concrete paths traversed the Courtyard diagonally directed towards the central entrances in the block’s corner buildings, the line between each pair of ray-starting points server the chord of a concrete path arc described about a round gazebo of wood, all in all, two of them, so that, on the whole, it presented the model of perfection reminiscent of the Versailles’ design, only of concrete. </text:p>
      <text:section text:style-name="Sect1" text:name="Section12">
        <text:p text:style-name="List_20_Paragraph"><text:bookmark text:name="span13"/>(…it is impossible to come across a so purified Bau Stile in nature. No circular circles exist among natural ones, neither absolutely isosceles triangles, nor flawless squares – someplace, somehow, the accomplished evenness would be inevitably ruined by the stubborn awl spiking through the Mother Nature’s haversack…) </text:p>
      </text:section>
      <text:p text:style-name="Text_20_body">Of course, there were no fancy waterworks in our Courtyard, neither trees nor bushes. Maybe later they planted something there, yet in my memory, I can find not even a seedling, but only grass cut into geometric figures by the paths of concrete and loose pigeon flocks flying from one end of the vast Courtyard to the other when there sounded “…gooil-gooil-gooil-gooil-gooil-gooil-gooil!.” call. </text:p>
      <text:p text:style-name="Text_20_body">I liked these looking so alike, yet somehow different, birds flocking around you to bang the scattered bread crumbles away from the road on which you’d never see a vehicle except for a slow-go truck carrying, once in a blue moon, the furniture of tenants moving in or out, or a load of firewood for Titan boilers installed in the apartments’ bathrooms. </text:p>
      <text:p text:style-name="Text_20_body">But even more, I liked feeding pigeons on the tin ledge out the kitchen window. Although it took a long wait before some of the birds would get it where your “gooil-gooil” invitation was coming from and hover with the swish of air-cutting wings in the relentless flapping above the tin-clad ledge under the thick spill of breadcrumbs before landing on it with their raw legs to start the quick tap-tapping at the offer on the hollow-sounding tin. </text:p>
      <text:p text:style-name="Text_20_body">The pigeons seemed to have an eye on each other or, probably, they had some kind of intercom system because the first bird was very soon followed by others flying in, in twos and threes, and whole flocks, maybe even from the other block. </text:p>
      <text:p text:style-name="Text_20_body">The window ledge submerged into the multi-layer whirlpool of feathered backs and heads ducking to pick the crumbs, pushing each other, fluttering off the edge and squeezing in back again. </text:p>
      <text:p text:style-name="Text_20_body">Then, taking advantage of that pandemonium, you could cautiously put your hand out through the square leaf up in the kitchen window and touch from above one of their moving backs, but tenderly, so that they wouldn’t dash off with the loud flaps of the wings and rush away all at once…</text:p>
      <text:p text:style-name="Text_20_body">Besides the pigeons, I also liked holidays, especially the New Year. The Christmas tree was set up in the parents’ room in front of the white tulle curtain screening the cold balcony door. The plywood boxes from postal parcels received long ago and <text:soft-page-break/>presently full of fragile sparkling adoration came from the narrow storeroom: all kinds of fruits, dwarfs, bells, grandfathers frosts, baskets, drill-bit-like purple icicles, balls with inlaid snowflakes on their opposite sides and just balls but also beautiful, stars framed within thin glass tubes, fluffy rain-garlands from golden foil. </text:p>
      <text:p text:style-name="Text_20_body">In addition, we made paper garland-chains as taught by Mom. With different watercolors we painted the paper, it dried overnight and was cut into finger-wide colored strips which we glued with wheatpaste into lots of multicolored links in the growing catenas of our handmade garlands. </text:p>
      <text:p text:style-name="Text_20_body">Lastly, after decorating the tree with toys and sweetmeat—because a candy with a thread through its bright wrapper served both nice and eatable decoration which you could cut off and enjoy at <text:span text:style-name="T38">Xmas tide</text:span>—a snowdrift of white cotton wool was put under the tree to hide the plywood footing of one-foot-tall Grandfather Frost in his red broadcloth coat with one mitten in firm clasp on his big staff and the other clutching the sack over his shoulder sewn with too-tight stitches for you to check what it held. </text:p>
      <text:p text:style-name="Text_20_body">Oh! How could I forget the multicolored twinkling of tiny bulbs on their long thin wires?!. They came into the Christmas tree before anything else, and those wires were connected to the heavy electric transformer also hidden under the wool snowdrifts; Dad made it himself. </text:p>
      <text:p text:style-name="Text_20_body">And the mask of Bear for the matinée in the kindergarten was also his production. Mom explained him how to do it and Dad brought some special clay from his work and then on a sheet of plywood he modeled the bear’s face with its stuck-up nose. When the clay got stone-hard, Dad and Mom covered it with layers of gauze and water-soaked shreds of newspaper. </text:p>
      <text:p text:style-name="Text_20_body">It took two days for the muzzle to dry and harden, then the clay was thrown away and—wow!—there was a mask made of papier-mache. The mask was colored with brown watercolor, and Mom sewed the Bear costume of brown satin, it was a one-piece affair so you could get into the trousers only through the jacket. That’s why at the matinée I did not envy the woodcutters with the cardboard axes over their shoulders. </text:p>
      <text:section text:style-name="Sect1" text:name="Section13">
        <text:p text:style-name="List_20_Paragraph"><text:bookmark text:name="span10"/>(…and until now the watercolors smell to me of the New Year, or maybe vice verse – it’s hard to decide, I’m not too good at moot points…) </text:p>
      </text:section>
      <text:p text:style-name="Text_20_body">If the big bed in the parents’ room was taken apart and brought to our room, it meant that later in the evening they would haul tables from the neighboring apartments and set them in the freed bedroom for guests to sit around. The neighbors’ children would gather in our room to play. </text:p>
      <text:p text:style-name="Text_20_body">When it got very late and all the visiting children gone back already to their apartments, I would venture to the parents’ room filled with the thin smarting mist of tobacco smoke and the noise of loud voices from everyone trying to speak louder than anyone else. Old Morozov would announce that being a young man he once oared no less than seventeen kilometers to a date, and some man would eagerly affirm that deed meant it was worth it and all the people would rejoice at the good news and laugh happily and they would grab each other and dance <text:soft-page-break/>filling all of the room with their giant figures up to the ceiling and circle along with the disc on the gramophone brought by someone of the guests. </text:p>
      <text:p text:style-name="Text_20_body">Then they again would speak without listening to each other, and Mom, sitting at the table, would start to sing about the lights on the streets of the Saratov City, and her eyelids would fall halfway onto her eyes. Mortified with shame at that view, I would get onto her lap and say, “Mom, don’t sing, please, don’t!” And she would laugh, and push the glass back, and say she did not drink anymore and go on singing all the same. </text:p>
      <text:p text:style-name="Text_20_body">Then the guests would go to their apartments taking out the tables and still talking without listening. I would be sent to our room with Sasha already sleeping on the sofa but Natasha still awake. From the kitchen, there would come the tinkle of the dishes being washed up by Grandma and Mom, and then the light in our room would be turned on shortly for the parent bed parts to be taken away… </text:p>
      <text:p text:style-name="Text_20_body">Besides her work, Mom also was taking part in the Artistic Amateur Activities at the House of Officers which was very far to go and I knew it because at times the parents took me to the cinema there, to the great envy of the twins. </text:p>
      <text:p text:style-name="Text_20_body">All the movies started with loud music and the big round clock on the Kremlin tower opening a newsreel “The News of the Day”, but then one of that news frightened me to tears with jerky bulldozers in fascist concentration camps whose blades were pushing heaps of naked corpses to fill deep trenches. Mom told me to shut my eyes and not watch, and after that, they didn’t take me to the cinema anymore. </text:p>
      <text:p text:style-name="Text_20_body">However, when the Artistic Amateur Activities performed their concert at the House of Officers, Dad took me along. Different Artistic Amateur Activities people sang from the scene with the accompaniment of the same button accordion and the audience clapped so loudly. Then the whole scene was left for just one man who talked for a long time, yet I couldn’t get it what about even though he made his voice louder and louder until there again was clapping from all the sides. And that way it went on with singing and talking and clapping in between, but I waited only to see my Mom on the scene. </text:p>
      <text:p text:style-name="Text_20_body">At last, when a lot of women in the same long skirts came to dance with a lot of men in high boots, Dad said, “Aha! Here is your dear Mommy!” But I could not make her out because the long skirts were all alike and made the women so too similar to each other. Dad had to point again who was my Mom and after that, I looked only at her so as not to lose. </text:p>
      <text:p text:style-name="Text_20_body">If not for such intent attention, I would have, probably, missed the moment which stuck in me for many years like a splinter that you cannot pull out and it’s just better not to press the spot where it sits…The women dancers on the scene were spinning ever quicker and their long skirts also swerved rising to their knees, but my Mom’s skirt splashed suddenly to flash her legs up to the very panties. </text:p>
      <text:p text:style-name="Text_20_body">Unbearable shame flooded me and for the rest of the concert, I kept my head down never looking up from the floor beneath my felt boots no matter how loudly they clapped, and all the long way home I did not want to talk with either of the parents and did not answer why I was so pouty. </text:p>
      <text:section text:style-name="Sect1" text:name="Section14">
        <text:p text:style-name="List_20_Paragraph"><text:bookmark text:name="span11"/><text:soft-page-break/>(…in those irrevocably faraway times—past any reach, recall, redress—I hadn’t realized yet…) </text:p>
      </text:section>
      <text:p text:style-name="Text_20_body">But, hey! Really, what’s the point in those concerts at all if there was a shiny brown radio box on the wall in our—children’s—room? </text:p>
      <text:p text:style-name="Text_20_body">It could both talk and sing, and play music, we knew it very well that when they broadcast Arkady Raikin you should turn the white knob of the volume control to make it louder, then run and call everyone in the house to haste to our room for laughing all together back to the box on the wall. </text:p>
      <text:p text:style-name="Text_20_body">And we learned to hush the radio or even turn it off when there was a concert for the cello and orchestra, or if someone was telling what good news was the news about the victory of revolution in Cuba which made him so happy that he turned out two daily tasks during one shift just for spite of the revenge-seekers and their leader Adenauer… </text:p>
      <text:p text:style-name="Text_20_body">Yet, the May Day celebration was not a home holiday at all. </text:p>
      <text:p text:style-name="Text_20_body">First, you had to walk a long way by the road descending away past the Block’s corner building and there, at the foot of the Gorka hill, to go walking on and on. </text:p>
      <text:p text:style-name="Text_20_body">And there were lots of people going the same way, both adults and children. People greeted each other cheerfully, in their hands they carried bunches of balloons or pliant twigs with handmade leaves of green tissue paper fixed with tightly spun black threads, or long pieces of red cloth with big white letters in between a pair of poles, and also portraits of different men, both bold and not too much so, set upon stubby sticks. </text:p>
      <text:p text:style-name="Text_20_body">Like almost all the children, I had a short square pennant in my hands, on a thin—like a pencil, only a tad bit longer—rod. </text:p>
      <text:p text:style-name="Text_20_body">In the red pennant, the yellow circle <text:span text:style-name="T39">crisscrossed</text:span> with yellow grid represented the globe, and a yellow dove soared above it, yet not as high as the string of yellow letters reading: “Peace to the World!” Of course, I couldn’t read at that time but those flags remained unchangeable for years and decades. </text:p>
      <text:p text:style-name="Text_20_body">And as we all walked on, in the distance ahead of us, there emerged music. It sounded louder and louder, and then we passed by the line of soldier-musicians with shining trumpets and booming drum, and past a tall red balcony with people on it in their forage caps, but that balcony, strangely, had no house behind it… </text:p>
      <text:p text:style-name="Text_20_body">After one of the May Days, I felt like drawing a holiday so Grandma gave me a sheet of ruled paper and a pencil. </text:p>
      <text:p text:style-name="Text_20_body">In the center of the sheet, I drew a large balloon on a string going down to the bottom edge of the paper. It looked good, so big and festive. However, I wanted more than that, I wanted the holiday be all over the world and, to the right from the balloon, I drew a blind plank fence behind which there lived not ours but the Germans and other enemies from the newsreels in the House of Officers, only all of them invisible, of course, because of the fence. </text:p>
      <text:p text:style-name="Text_20_body">Okay, Germans, let it be a holiday even for you! </text:p>
      <text:p text:style-name="Text_20_body"><text:soft-page-break/>And I drew another balloon on the string rising from behind the fence. Lastly, to make it clear who is who and who is where the enemies’ balloon got marked with a thick cross. </text:p>
      <text:p text:style-name="Text_20_body">The masterpiece accomplished, I shortly admired my art and then ran to share it, for a starter, with Grandma… </text:p>
      <text:p text:style-name="Text_20_body">At first, she couldn’t figure out what is what, and I had to explain to her the picture. But when I got to the point that let even Germans have a holiday – we are not meanies, right? – she stopped me abruptly with severe criticism. </text:p>
      <text:p text:style-name="Text_20_body">I should have learned since long, said she, that because of my those cross-adorned balloons, the “black raven” vehicle would stop by our house and take my Dad away arrested, and she asked if that was what I wanted. </text:p>
      <text:p text:style-name="Text_20_body">I felt sorry for Dad and terrified by the prospect to be left without him. I burst into tears and crushed the ill-fated drawing, then ran to the bathroom, and thrust the crumpled paper ball behind the pig-iron door of the water boiler Titan where they lighted fire when heating water for the bathing…</text:p>
      <text:p text:style-name="Text_20_body">The hardest thing in the morning was getting out of bed. It seemed you'd give anything at all for another couple of minutes lying undisturbed by their yells it was time to go to the kindergarten. </text:p>
      <text:p text:style-name="Text_20_body">On one of such mornings, the pillow turned out to be so yielding under my head, and the mattress spread over the folding bed had developed such an exact mold of my body that a mere thought of tearing myself away from their pleasant warmth accumulated overnight under the blanket was simply unthinkable. </text:p>
      <text:p text:style-name="Text_20_body">So I went on lying until there popped up the frightening knowledge – if I would not shed off that blissful boggy drowsiness right away, then never would I come to the kindergarten that morning, and never ever come to anywhere else because it would be a languor death in sleep. </text:p>
      <text:p text:style-name="Text_20_body">Of course, so macabre words were then beyond my ken, I didn’t need them though nor other extravagant expressions of that kind because my thoughts were coming mostly in the form of feeling, so I just felt freaked out, got up into the chilly room and started to dress. </text:p>
      <text:p text:style-name="Text_20_body">On Sundays, it was possible to lie as long as you wanted but never again the bed acquired such a pleasing shape… </text:p>
      <text:p text:style-name="Text_20_body">One Sunday I woke up alone in the room and heard Sasha-and-Natasha’s merry screams from somewhere outside. I donned and hurried out into the corridor. They were not there nor in the kitchen, where only Grandma was clinking the pots’ lids. </text:p>
      <text:p text:style-name="Text_20_body">Aha! In the parents’ room! I ran in there at the height of fun – my brother and sister, and Mom was laughing together at a white shapeless lump standing in the corner on their bare feet. Of course, it’s Dad! He had covered himself with the thick blanket from the parents’ bed and now awkwardly loomed there next to the wardrobe. </text:p>
      <text:p text:style-name="Text_20_body"><text:soft-page-break/>But suddenly those legs started to jump together, fluttering the fat white folds of that horrible bare-legged lump. It blocked the way towards the corridor for Mom and all three of us, clutching at her dressing gown. </text:p>
      <text:p text:style-name="Text_20_body">Oh, how we laughed! And clung to Mom more and more convulsively. </text:p>
      <text:p text:style-name="Text_20_body">Then one of us began to cry and Mom said, “There-there, this is Dad, silly!” But Sasha did not stop (or maybe Natasha but not me though my laughter was more and more transforming into hysterics) and Mom said, “Well, enough, Kolya!” </text:p>
      <text:p text:style-name="Text_20_body">And the blanket straightened up revealing laughing Dad in his underpants and tank top, and we all together began to console Sasha sitting high in Mom’s arms and incredulously trying to laugh through tears. </text:p>
      <text:section text:style-name="Sect1" text:name="Section15">
        <text:p text:style-name="List_20_Paragraph"><text:bookmark text:name="span14"/>(…laughter and fear go hand in hand and there is nothing more frightening than some unmakeoutable thing…) </text:p>
      </text:section>
      <text:p text:style-name="Text_20_body">And on Monday morning I went to the parents’ room to admit that at night I again peed in the bed. </text:p>
      <text:p text:style-name="Text_20_body">They were already dressed, and Dad said, “Gak! Such a big boy!” And Mom ordered me to peel off my underpants and get into their bed. From a shelf in the wardrobe, she fetched dry underpants for me and followed Dad into the kitchen. </text:p>
      <text:p text:style-name="Text_20_body">I lay down under the blanket still warm with their warmth. Even the sheet was so soft, caressing. Full of pleasure I stretched out as much as I could, both legs and arms. </text:p>
      <text:p text:style-name="Text_20_body">My right hand went under the pillow and pulled out an incomprehensible hardened rag. I could not determine its purpose in their bed but I felt that I touched something shameful and shouldn’t ask anyone about it… </text:p>
      <text:p text:style-name="Text_20_body">It’s hard to say what was more delicious – Mom’s pastry or Grandma’s buns both baked for holidays in the blue electric oven “Kharkov”. </text:p>
      <text:p text:style-name="Text_20_body">Grandma Martha spent her days in the kitchen cooking and washing up, and in the children’s room sitting on her bed not to be in the way of our playing. </text:p>
      <text:p text:style-name="Text_20_body">In the evenings, she read us The Russian Epic Tales, a book about hero warriors who fought the countless hordes of invaders or the Dragon Gorynich, and for the rest and recreation after the battles, they visited Prince Vladimir the Red Sun in the city of Kiev. </text:p>
      <text:p text:style-name="Text_20_body">That’s when the iron bed had to bear the additional weight of the three of us seated around Grandma Martha to listen about the exploits of Alesha Popovich or Dobrinya Nikitich. </text:p>
      <text:p text:style-name="Text_20_body">When the heroes had their moments of sadness, they remembered their mothers, each one his own, but to their different, absent, mothers they all addressed one and the same reproach: why those mothers weren’t smart enough to wrap the future heroes into a piece of white cloth while they were still just silly babies and drop them into the fast running River-Mommy? </text:p>
      <text:p text:style-name="Text_20_body">Only Ilya of Murom and Warrior Svyatogor, who grew so mighty that even Mother the Earth could bear him no more and only mountain rocks still somehow <text:soft-page-break/>withstood his movements, never raised that lamentation, not even when having the bluest blues… </text:p>
      <text:p text:style-name="Text_20_body">At times one or another of the hero warriors had a fight with one or another beauty disguised in armor. Those fights ended differently but the defeated would invariably say, “Do not kill me but treat instead to good food and drink and kiss on my mouth as sweet as sugar.” </text:p>
      <text:p text:style-name="Text_20_body">With all of those epic tales heard more than once, I knew by heart when such combats with gastronomic outcome were near at hand and eagerly anticipated them in advance. </text:p>
      <text:p text:style-name="Text_20_body">Grandma Martha named the bathroom “a bathhouse”, and after her weekly bath, she was returning to our room steam-heated to red and half undressed, in only a tank top for menswear and one of her long skirts. Then she sat down on her iron bed to cool off while combing and braiding her gray hair into a pigtail. On her left forearm, there was a large mole in the form of a female nipple, the so-called “bitch’s udder”. </text:p>
      <text:p text:style-name="Text_20_body">In course of one of her after-bath proceedings when she seemed to notice nothing but the curved plastic comb running through the damp strands of her hair, I took advantage of my brother-and-sister being busy with their play on the big sofa and sneaked under the iron net of the Grandma’s bed sagging under her weight. </text:p>
      <text:p text:style-name="Text_20_body">There I cautiously turned over to my back and looked up – under the skirt between her straddled legs put wide and firmly on the floor. </text:p>
      <text:p text:style-name="Text_20_body">Why? I did not know. Neither was there anything to make out in the dusk within the dark dome of the skirt. And I crawled away, as carefully as I could, filled in the aftermath with shame, regret, and a strong suspicion that she was aware of my hushed maneuvers… </text:p>
      <text:p text:style-name="Text_20_body">Sasha was a reliable younger brother – credulous and taciturn. He was born after the brisk Natasha, with his complexion turned startlingly blueish because of the umbilical cord had almost strangled him, yet he was born in a shirt, which was taken off him in the maternity hospital because according to Mom's explanation they were producing some special medicine from newborns’ shirts. </text:p>
      <text:p text:style-name="Text_20_body">And Natasha turned out a really shrewd weasel. She was the first to know all the news: that the next day Grandma would bake buns, that new tenants were to move into the flat on the first floor, that on Saturday the parents would go to a party at some people’s place, and that you must not kill a frog or it would rain cats and dogs. </text:p>
      <text:p text:style-name="Text_20_body">At the sides of the back of her head, there started two pigtails reaching her shoulders both intertwined from halfway down with inlaid ribbons to fix each of the braid ends with a lovely bow-knot. </text:p>
      <text:p text:style-name="Text_20_body">Yet, neither of those bows could stay in place for long and fell apart into a tight knot with a pair of narrow ribbon tails. Probably, because of zealous spinning her head on all the quarters to find out: what-where-when?. </text:p>
      <text:p text:style-name="Text_20_body"><text:soft-page-break/>The two-year difference in age gave me a tangible degree of authority in the eyes of the younger. However, when Sasha taciturnly repeated my climbing up to the attic, then by that feat he, like, overtook me for two years. </text:p>
      <text:p text:style-name="Text_20_body">Of course, neither he, nor I, nor Natasha was capable at that time to put into words such a finicky deduction. We stayed at the level of emotional sensations expressed with interjections like, “Wow, boy!..” or, “Oh-oh, boy!..”</text:p>
      <text:p text:style-name="Text_20_body">The unexpressed desire for reinforcing my faltered authority and self-esteem, or maybe some other inexpressible, or already forgotten, reasons resulted in my getting nasty. </text:p>
      <text:p text:style-name="Text_20_body">One evening, with the light in the room already turned off, yet my brother-and-sister, laid to sleep with their heads on the opposite armrests in the huge leatherette sofa, still a-giggling and kicking each other under their common blanket because Grandma Martha couldn’t upbraid them while standing by her bed and whispering into the upper corner, I suddenly spoke up from my folding bed, “Tell you what, Grandma? God is a jerk!” </text:p>
      <text:p text:style-name="Text_20_body">After a moment of complete silence, she erupted with a stream of threats about my licking a red-hot frying pan in the future, yet I only laughed in answer and, encouraged by the reverent lull on the sofa, kept brazenly despising pending tortures, “Whatever! Your God’s a jerk all the same!” </text:p>
      <text:p text:style-name="Text_20_body">The following morning Grandma Martha did not talk to me. </text:p>
      <text:p text:style-name="Text_20_body">On my return from the kindergarten, Natasha shared that in the morning, as Dad came home after the night shift, Grandma told him everything and cried in the kitchen and that at the moment our parents were gone to a party at someone’s but I’d be let have it, and that’s that! </text:p>
      <text:p text:style-name="Text_20_body">To my goody-goody attempts at starting a dialogue, Grandma Martha kept stubbornly silent and soon went over to the kitchen. </text:p>
      <text:p text:style-name="Text_20_body">The front door slammed, the parents’ voices sounded in the hallway. They moved to the kitchen where the talk became quicker and hotter. The door of our room prevented making out the subject in the heated discussion. </text:p>
      <text:p text:style-name="Text_20_body">The voices' volume grew on steadily until the door flew open with Dad’s hand. “What? Scoffing at elders? I’ll show you ‘a jerk’!” His hands pulled the narrow black belt with a flashing rectangle of the buckle from the waist of his pants. His arm swayed and a never experienced pain scorched me. </text:p>
      <text:p text:style-name="Text_20_body">Once more. And more. </text:p>
      <text:p text:style-name="Text_20_body">Wailing and wriggling, I rolled under Grandma’s bed to escape the belt. </text:p>
      <text:p text:style-name="Text_20_body">Dad grabbed the back of the bed and with one mighty jerk pulled it to the middle of the room. The mattress with everything else dropped down alongside the wall. </text:p>
      <text:p text:style-name="Text_20_body">I followed the bed for sheltering under the shield of its springy mesh. Dad was pulling the bed back and forth whipping it on both sides, but I with inexplicable speed ran on all fours under the mesh jumping overhead, and mingled my howling and wailing, “Daddy! Dear! My! Don’t beat me! I won’t! Never again!” into his, “Snotty sod!” </text:p>
      <text:p text:style-name="Text_20_body"><text:soft-page-break/>Mom and Grandma came running from the kitchen. Mom screamed, “Kolya! Don’t!” and stretched out her hand to catch the hissing impact of the belt. Grandma also kvetched loudly, and they took Dad out of the room. </text:p>
      <text:p text:style-name="Text_20_body">Crestfallen, sobbing, I rubbed the <text:span text:style-name="T96">welts left by the belt</text:span> looking away from the younger who, petrified and silent, huddled in the back of the big sofa… </text:p>
      <text:p text:style-name="Text_20_body">In the Courtyard, we played Classlets. </text:p>
      <text:p text:style-name="Text_20_body">First, you need a chalk to draw a big rectangular on the concrete path and divide it into five pairs of squares, like, a two-column table of 5 rows. The second need is the <text:span text:style-name="Emphasis">bitka </text:span>– a used shoe polish can, a kinda tiny tin disk filled with sand conveying your <text:span text:style-name="Emphasis">bitka </text:span>the gravity of its <text:span text:style-name="T40">enclosed</text:span> mass. </text:p>
      <text:p text:style-name="Text_20_body">Standing at the bottom of the first column, you throw your <text:span text:style-name="Emphasis">bitka</text:span> into a classlet-square then go after it hopping on one leg (one leap per square) to pick it up and proceed through the rest of the table, also in one-legged hops, to the bottom classlet in the second column and with the final leap leave the table of classlets altogether. A tour is done. </text:p>
      <text:p text:style-name="Text_20_body">(While traveling through the table, take care your sandal never lands near any of the chalked lines or else the other players, closely watching your progress, would raise a hell of jeering shouts insisting that you stomped on it.) </text:p>
      <text:p text:style-name="Text_20_body">Now, safely out of the Classlets table, you have the right to throw your<text:span text:style-name="Emphasis"> bitka</text:span> targeting the next square and repeat your hopping tour to carry it out. </text:p>
      <text:p text:style-name="Text_20_body">After your <text:span text:style-name="Emphasis">bitka</text:span> visited, in turn, all of the classlets, you mark one of them as your “house” and further on in the game you may feel in it at home – put your other foot down and relax. </text:p>
      <text:p text:style-name="Text_20_body">Yet, if your<text:span text:style-name="Emphasis"> bitka</text:span> missed the proper square or landed on a line, or if you touched a line when hopping, another player starts their tries and you become a watcher… </text:p>
      <text:p text:style-name="Text_20_body">There were ball games as well. For example, hitting a ball non-stop against the ground, you had to accompany each strike with a separate word, “I! – know! – five! – girls’! – names!” </text:p>
      <text:p text:style-name="Text_20_body">At each subsequent hit at the ball, you called out one of five random names, no repetitions allowed. Then followed five boy’s names, five flowers, five animals, etc., etc., until the ball bounced out of reach or the player got lost in their enumerations… </text:p>
      <text:p text:style-name="Text_20_body">Another ball game was not as intellectual. You just hit the ball against the faded pinkish plaster on the house wall (closer to the corner, safely away from the window on the first floor). Guessing the landing spot of the re-bounced ball, you jumped over it with your legs wide apart before it hit the ground. </text:p>
      <text:p text:style-name="Text_20_body">The player behind you caught the ball to throw it back against the wall – this time for them to jump and you to catch. There could be more players in the game though, so you had to wait for your turn in the line of jumpers. </text:p>
      <text:p text:style-name="Text_20_body">I was enchanted by the game’s infinity. It was like those endless pictures on the red side of Fire Extinguisher… </text:p>
      <text:p text:style-name="Text_20_body"><text:soft-page-break/>We played outside the Courtyard as well, across the ever-empty road surrounding the twin blocks. </text:p>
      <text:p text:style-name="Text_20_body">Atop the descend towards Recruit Depot Barracks, there was a tall plank-fence enclosure hoarding large garbage containers for all of our Block. Next to the fence there stretched a level area grown with green grass except for a lonely sagging pile of sand, probably, a leftover from the construction times and later used like any sand by any children in any sandbox. </text:p>
      <text:p text:style-name="Text_20_body">There was a special sand game though, which had no name. </text:p>
      <text:p text:style-name="Text_20_body">You just scooped a handful of sand and tossed it up, trying to catch the returning sand into your palm, as much as you could. The catch was held in the outstretched hand and you pronounced the ritual formula, “So much – for Lenin!” </text:p>
      <text:p text:style-name="Text_20_body">Then the sand in the palm was thrown up again and caught for the second time. Over the second catch, the words of the formula changed the addressee, “So much – for Stalin!” </text:p>
      <text:p text:style-name="Text_20_body">After the third toss, no one cared to catch the sand, on the contrary, they hid their hands behind their backs from the downing sand, and then even clapped to ensure not a grain of it got randomly stuck to the palm, “And so much – for Hitler! That’s that!” </text:p>
      <text:p text:style-name="Text_20_body">Somehow, I felt ill at ease about not fully fair play in the game when leaving the last in the trinity without a chance to get even the tiniest speck of sand. And one day playing at the pile alone, I broke the rules and caught a pinch of sand even for Hitler although I knew he was a very bad one… </text:p>
      <text:p text:style-name="Text_20_body">Besides, we used the sandpile’s sprawling outskirts for constructing of “secrets”—small holes scooped out no deeper than a teacup—whose bottoms we floored with the heads from the flowers picked in the grass. A shard of pane glass put upon the petals of the heads pressed them down and imparted a look of somewhat melancholic beauty. </text:p>
      <text:p text:style-name="Text_20_body">Then the hole was filled up and leveled and we made arrangements over it “to check our secret” the following day, but either we forgot about it or it rained, and later we could not find “the secret” and just produced another one… </text:p>
      <text:p text:style-name="Text_20_body">One day the rain caught me in one of the round gazebos in the Courtyard. As a matter of fact, it sooner was crossbred of the outright deluge with a thunderstorm. </text:p>
      <text:p text:style-name="Text_20_body">Black clouds piled up over the entire Courtyard, and all of it sunk in the dark as if wrapped with a dashing night. The adults and children who happened to be in the gazebo scattered racing along the paths towards their houses. Only I tarried over a forgotten book with the pictures of three hunters roaming through the mountain woods until the waterfall rushed down from the darkness above. It was unthinkable to run home through that roaring flood, I had to only wait until it was over. </text:p>
      <text:p text:style-name="Text_20_body">Thunder pearls erupted madly, the lightning tore the sky over Block crisscross and hither-thither. The gazebo bounced from the deafening rumbling, and the wind-driven sheets of water lashed the inside circle of the cemented floor reaching far over its center. </text:p>
      <text:p text:style-name="Text_20_body"><text:soft-page-break/>I placed the book on the bench running along the lee side props but some crazy drops got even there. It was so scary and wet, and cold, and never-ending. </text:p>
      <text:p text:style-name="Text_20_body">When, nonetheless, the storm let up, the clouds of darkness broke asunder revealing the blue of the sky as well as the fact that the day was far from being over yet, and that my sister Natasha was running from our staircase-entrance with the already needless umbrella because Mom sent her to call me home. </text:p>
      <text:p text:style-name="Text_20_body">“We knew that you were here”, she said panting, “You could be seen at first…”</text:p>
      <text:p text:style-name="P15">It’s not that I have any special knack for nosing out conspiracies, yet the unfaltering confluence of chance circumstances would always bring me straight to the spot of brewing a secret scheme… </text:p>
      <text:p text:style-name="Text_20_body">When in the kindergarten three boys of the senior group began to exchange clandestine hints, something like: </text:p>
      <text:p text:style-name="Text_20_body">“So it's today, eh?” </text:p>
      <text:p text:style-name="Text_20_body">“We’ll definitely go, yes?” </text:p>
      <text:p text:style-name="Text_20_body">“After the kindergarten, right?” </text:p>
      <text:p text:style-name="Text_20_body">I felt unbearable bitterness that some adventure was obviously underway while I stayed with the usual unchanging everyday. </text:p>
      <text:p text:style-name="Text_20_body">That's why I approached the leader of the three and asked him directly, “Where are you going to?” </text:p>
      <text:p text:style-name="Text_20_body">“To steal tomatoes in the Where-Where Mountains.” </text:p>
      <text:p text:style-name="Text_20_body">“May I go with you?” </text:p>
      <text:p text:style-name="Text_20_body">“Okay.” </text:p>
      <text:p text:style-name="Text_20_body">I had already had a vague idea that stealing was bad but in my whole life I hadn’t seen yet any mountains, only the low hillock of the Bugorok-Knoll near our Block, overgrown with fir trees and facing with its drop-off sandy side the grassy level grounds by the enclosure for garbage bins. </text:p>
      <text:p text:style-name="Text_20_body">However, first of anything else, I desired the wonderful tomatoes from the Where-Where Mountains. In my mind’s eye, I already could see their glittering with solid red round ripe sides. </text:p>
      <text:p text:style-name="Text_20_body">So it was a whole day of waiting for the hour when adults start to come after their children, when I promptly declined going home with someone else’s mother, “No, thank you, I go with the boys to reach Block sooner.” </text:p>
      <text:p text:style-name="Text_20_body">The four of us went out of the gate but we didn’t take the short trail through the forest. Instead, we turned left to follow the wide dirt road on which there never appeared any vehicle. The road went uphill and then began to descent, and I kept looking out around and asking the same question about when the Where-Where Mountains would stand out. However, with the answers getting more and more curt and reluctant, I had to hold the eager question back, so as not to endanger my taking part in the tomato adventure. </text:p>
      <text:p text:style-name="Text_20_body"><text:soft-page-break/>We went out to the road of concrete slabs whose junctions were filled with the black pitch. I knew that road descended from the Gorka blocks towards the House of Officers. We did not follow it though and only crossed into the thicket of supple bushes cut with a narrow trail which brought us to a house of gray logs with a sign hanging above its door for those who could read. </text:p>
      <text:p text:style-name="Text_20_body">The boys did not go any farther. They started aimlessly wander between the bushes and the washed-out gray of the logs in the house walls until an adult man came out of the door and angrily ordered us to go away. </text:p>
      <text:p text:style-name="Text_20_body">Our leader told him that he was sent by his parents to pick up the newspapers and mail, but the man grew even more angry, and I went home well taught what they mean by mentioning the Where-Where Mountains… </text:p>
      <text:p text:style-name="Text_20_body">Yet, I still believed that adventures and travels would certainly come my way and it’s better to be ready for them. That’s why, spotting a maverick box of matches upon the kitchen table, I grabbed it without a moment’s hesitation or delay: you have to train yourself to get the knack of vital arts, right? </text:p>
      <text:p text:style-name="Text_20_body">A couple of initial attempts proved that lighting a match against its box side was something easy indeed. And there at once popped up the urge to proudly demonstrate to someone my newly acquired skills. </text:p>
      <text:p text:style-name="Text_20_body">Who to? To Sasha and Natasha, sure thing, they would be much more impressed than Grandma. Besides, my authority by them called for repair and restoration after all the recent flops. </text:p>
      <text:section text:style-name="Sect1" text:name="Section16">
        <text:p text:style-name="List_20_Paragraph"><text:bookmark text:name="span16"/>(…however, this list of motives is made by me in hindsight, from the immeasurably distant future—my current present over this here fire loaded with potatoes to bake. </text:p>
        <text:p text:style-name="List_20_Paragraph">But then, in that immeasurably distant past, without any philosophizing and logical justifications, I perfectly knew that…) </text:p>
      </text:section>
      <text:p text:style-name="Text_20_body">I should call the younger ones to some hide-out and show them my apt control of the fire. The most suitable place was, of course, under the parents’ bed in their room, where we crawled in the Indian file. </text:p>
      <text:p text:style-name="Text_20_body">At the sight of matches in my hands Natasha oh-ohed in a whisper. Sasha kept silent and watched the process closely. </text:p>
      <text:p text:style-name="Text_20_body">The first match caught fire but went out too soon. The second developed a good flame, yet all of a sudden it tilted close to the mesh of tulle bed cover hanging down by the wall. The narrow tip of the fire bent forward, the upturned icicle of yellow flame burst through the tulle forming a black, ever-widening, gap. </text:p>
      <text:p text:style-name="Text_20_body">For some time I looked at what was happening before I guessed the meaning and shouted to my brother and sister, “Fire! Run away! Fire!” </text:p>
      <text:p text:style-name="Text_20_body">But those little fools stayed where they were and only boohooed in duet. </text:p>
      <text:p text:style-name="Text_20_body">I got out from under the bed and ran across the landing to the Zimins’ where my Mom and Grandma were sitting in the kitchen of Paulinna Zimin drinking tea with her. </text:p>
      <text:p text:style-name="Text_20_body"><text:soft-page-break/>On my skimble-skamble announcement of fire alarm, the three women rushed over the landing. I was the last to come to our apartment. </text:p>
      <text:p text:style-name="Text_20_body">Under the ceiling of the hallway, leisurely revolved the wisps of yellowish smoke. The bedroom door stood open to show the half-meter-tall flames of fire in a merry dance upon the parents’ bed. The room was filled with a thin blue mist and somewhere within it, the twins were still howling. </text:p>
      <text:p text:style-name="Text_20_body">Grandma pulled the mattress and all from the bed down to the floor and stamped the fire with her slippers, repeating loud calls to her God. Mom yelled to Sasha and Natasha to get out from under the bed mesh. </text:p>
      <text:p text:style-name="Text_20_body">The fire jumped over onto the tulle curtain of the balcony door and Grandma pulled it down with her bare hands. </text:p>
      <text:p text:style-name="Text_20_body">In the kitchen, Paulinna Zimin rattled the saucepans in the sink filling them with water from the tap. Mom took the twins to the children’s room, came running back, and told me to go over there too. </text:p>
      <text:p text:style-name="Text_20_body">We sat on the big sofa silent, heeding the to-and-fro racing in the corridor, uninterrupted swish of water from the tap in the kitchen, the stray exclamations of the women. What now? </text:p>
      <text:p text:style-name="Text_20_body">Then the noise little by little abated, the hallway door clicked behind departing auntie Paulinna. From the parents’ bedroom there came the sound of mop taps as during washing the floor; from time to time the splash of water poured down into the bowl was heard from the toilet room. </text:p>
      <text:p text:style-name="Text_20_body">The door opened. Mom stood there with a wide seaman belt in her hand. “Come here!” she called without giving any name, but the three of us knew perfectly well who was summoned. </text:p>
      <text:p text:style-name="Text_20_body">And then there reigned silence—some complete, suspended, silence... I stood up and went to catch hell. </text:p>
      <text:p text:style-name="Text_20_body">We met in the middle of the room, under the silk shade from the ceiling. “Don’t you ever dare, you, piece of a rascal!” she said and swayed the belt. </text:p>
      <text:p text:style-name="Text_20_body">I cringed. The slap fell on the shoulder. It was just a slap, not a blow – no pain at all. </text:p>
      <text:p text:style-name="Text_20_body">Mom turned around and left. </text:p>
      <text:p text:style-name="Text_20_body">I was stunned by so light a punishment. It’s nothing compared to what I would surely get when Dad be home from work and see the bandaged hands of Grandma after applying vegetable oil to the burns… </text:p>
      <text:p text:style-name="Text_20_body">When the door clicked in the hallway and Dad’s voice said, “What the… er… What happened here?”, Mom hurried over there from the kitchen. </text:p>
      <text:p text:style-name="Text_20_body">All that she said was not heard but I made out these words, “I’ve already punished him, Kolya.” </text:p>
      <text:p text:style-name="Text_20_body">Dad went into the parents’ bedroom to estimate the damage and very soon entered our room. “Ew, you!” was all he told me. </text:p>
      <text:p text:style-name="Text_20_body"><text:soft-page-break/>For a few days, the apartment had a strong smell of smoke. The runner from the parents’ bedroom was cut up into smaller pieces. The remnants of the tulle curtain and burned bed were taken out to the garbage enclosure across the road. </text:p>
      <text:p text:style-name="Text_20_body">A couple of years later I could read already and whenever coming across a matchbox with the warning sticker: “Hide matches from children!”, I knew that that was about me too…</text:p>
      <text:p text:style-name="P15">I have no idea what at that tender age made me so certain that they inevitably would write books about me. </text:p>
      <text:p text:style-name="Text_20_body">Yet, the conviction was not without a sprinkle of shame scorching my cheeks at the thought that future writers when touching my childhood years would have to admit that even being a big boy, a first-grader already, I sometimes peed in bed at night, although Dad just couldn’t hold back his exasperation because at my age he no longer made puddles in his bed. Never! </text:p>
      <text:p text:style-name="Text_20_body">Or take that terrible occurrence when on the way from school my tummy got squeezed by unbearable colic which made me run home to the toilet room, but there everything stopped halfway, in spite of all my straining, until Grandma, terrified with my heartrending howls, rushed from the kitchen to the toilet and, snatching a piece of newspaper from the bag on the wall, ripped the stubborn turd out. </text:p>
      <text:p text:style-name="Text_20_body">Who would ever dare to write such things in a book?!.. </text:p>
      <text:section text:style-name="Sect1" text:name="Section17">
        <text:p text:style-name="List_20_Paragraph"><text:bookmark text:name="span15"/>(…already in another—my present—life the current wife of mine, Sahtic, went to a fortune teller in the war-destroyed city of Shushi when our son Ahshaut fled the local army because of harassment by his company commander and regular beating up at the guardhouse. </text:p>
        <text:p text:style-name="List_20_Paragraph">In the year of Ahshaut’s birth, the USSR was ripping apart at all seams, some new life was promising to start, instilling hope that before he grew of age there would be no army drafts but only contract enrollment of volunteers. And why not? “You never know the Devils’ next joke,” quoting a Russian byword. </text:p>
        <text:p text:style-name="List_20_Paragraph">Well, in my dream’s case, the son of a bitch was not in the mood for joking. </text:p>
        <text:p text:style-name="List_20_Paragraph">The commander of the company, handled Chana, picked on Ahshaut because of his own dissatisfaction with the unfair arrangement of life – after the Karabakh war his combat bros became generals with hanging stomachs and personal Jeeps equipped with drivers while he, Chana, was still rotting at the front line. </text:p>
        <text:p text:style-name="List_20_Paragraph">After Ahshaut was missing for eight days, Sahtic went to Shushi, to the popular fortune-teller who assured her that everything would be alright. </text:p>
        <text:p text:style-name="List_20_Paragraph">And so it happened. Ahshaut came home, we took him back to the place of his service, to the commanders of higher rank than Chana, and he was transferred to another regiment, in a hotter spot, where he served the remaining year, though already without the sergeant stripes in his shoulder straps… </text:p>
        <text:p text:style-name="List_20_Paragraph">So then, in the process of seeing the future, the seer shared additional information, kinda the bonus for turning to her for help, that my Grandma, though in the other world already, was ill at ease about me and lighting a candle up here for her sake should pacify the worries. </text:p>
        <text:p text:style-name="List_20_Paragraph"><text:soft-page-break/>My Grandma’s name (so the fortune teller) was almost like that of Maria, only a little different... </text:p>
        <text:p text:style-name="List_20_Paragraph">I was simply flabbergasted with the accuracy of the extrasensory guess. Maria and Martha are indeed very similar names of the two sisters from the Gospel. Leo Taxil says that even Jesus Himself sometimes confused the chicks… </text:p>
        <text:p text:style-name="List_20_Paragraph">And when my Grandma was ninety-eight, she also started to forget her own name. On such days she saught her daughter’s help, “Lyaksandra, I keep wondering lately – what could my name be?” </text:p>
        <text:p text:style-name="List_20_Paragraph">Well, Aunt Alexandra was also a good one, “Oy, Mom! But I can't recollect either! May it be, Anyuta?” </text:p>
        <text:p text:style-name="List_20_Paragraph">“No … Somehow different it was…” </text:p>
        <text:p text:style-name="List_20_Paragraph">And three days later she would triumphantly announce to her daughter, “I remembered! Martha, I am. Martha!.” </text:p>
        <text:p text:style-name="List_20_Paragraph">No wonder the fortune teller couldn’t deliver her exact name… </text:p>
        <text:p text:style-name="List_20_Paragraph">However, by this flashforward, I jumped ahead way too much because it’s me who had to serve in the army first, but in this here letter to you, I’m still at the kindergarten senior group. </text:p>
        <text:p text:style-name="List_20_Paragraph">I think I’d better turn off the tap with profound thoughts on infantile megalomania, and return to the period when the kindergarten was completing its share in the formation of my personality…) </text:p>
      </text:section>
      <text:p text:style-name="Text_20_body">Now, back to the pivotal 1961… What is remarkable about it (besides my graduating the senior group at the Object’s kindergarten)? </text:p>
      <text:p text:style-name="Text_20_body">Well, firstly, whichever way you somersault this figure it'll still remain “1961”. </text:p>
      <text:p text:style-name="Text_20_body">Additionally, in April the bell-like voice of Levitan cut off the usual flow of <text:span text:style-name="T41">programs</text:span> from the radio on the wall of our room to chime out that in an hour there would be read an important government declaration. Grandma started sighing and stealthily crossing herself. </text:p>
      <text:p text:style-name="Text_20_body">However, at the appointed time when all of the family gathered in the children’s room, Levitan gleefully announced the first manned spaceflight by our countryman Yuri Gagarin who in 108 minutes flew about the globe and opened a new era in the history of mankind. </text:p>
      <text:p text:style-name="Text_20_body">In Moscow and other big-time cities of the Soviet Union, people walked the streets in an unplanned demonstration, straight from their workplaces, in robes and overalls, some carrying large paper sheets of handmade placards: “We are the first! Hooray!” </text:p>
      <text:p text:style-name="Text_20_body">And at the Object in our children’s room filled with bravura marches of orchestras from the radio on the wall, Dad was impatiently driving it home to Mom and Grandma, “Well, and what’s there not clear?! They put him on a rocket and he flew around!” </text:p>
      <text:p text:style-name="Text_20_body">The special plane with Yuri Gagarin on board was nearing Moscow and, on the way, he got promoted from Lieutenant straight to Major. That’s why at the airport, he descended the airplane stairs with big stars already in the shoulder straps of his light-gray officer’s greatcoat to march with proper parade step along the carpet runner stretched from the plane to the government in raincoats and hats. </text:p>
      <text:p text:style-name="Text_20_body"><text:soft-page-break/>The laces of his polished shoes somehow untied on the way and whipped the carpet runner at each stomping step but he did not lose his demeanor and in the general jubilation no one even noticed them. </text:p>
      <text:section text:style-name="Sect1" text:name="Section18">
        <text:p text:style-name="List_20_Paragraph"><text:bookmark text:name="span17"/>(…many years later watching the footage of the familiar newsreel, I suddenly saw them though before that as, probably, all other viewers, I could only stare at his face and the well-trained marching in. </text:p>
        <text:p text:style-name="List_20_Paragraph">Did he notice himself? I don’t know. </text:p>
        <text:p text:style-name="List_20_Paragraph">But all the same, he came up so confidently and, holding his hand under the peak of his forage cap reported that the mission assigned by the Party and the Government had been successfully accomplished…) </text:p>
      </text:section>
      <text:p text:style-name="Text_20_body">Standing under the wall radio at the Object, I had a fairly faint idea about bestriding a rocket in its flight, but if Dad said so, then that was the way to open a new era… </text:p>
      <text:p text:style-name="Text_20_body">A month or two later there came the monetary reform. Instead of being large and long pieces of paper, the rubles shrunk considerably, yet kopecks remained the same. The mentioned as well as less obvious details of the reform became the standing subject in frequent agitated discussions of adults in the kitchen. </text:p>
      <text:p text:style-name="Text_20_body">In an effort to join the world of grown-ups, at one of such debates, I stood up in the middle of the kitchen and proclaimed that those new one-ruble bills were disgustingly yellow and Lenin in them did not look like Lenin at all but like some petty deuce. </text:p>
      <text:p text:style-name="Text_20_body">Dad threw a brief glance at the couple of neighbors participating in the discourse and told me not to meddle in conversations of elders and right away go to the children’s room. </text:p>
      <text:p text:style-name="Text_20_body">I bore the offense silently and left. But if Grandma could say whatever she wanted, why wasn’t I also qualified to?. Especially, that at times I heard Mom praising me at her chit-chat with the neighbor women, “He happens to ask questions that even I have no answer to!” </text:p>
      <text:p text:style-name="Text_20_body">From those words, I felt proud tingling up inside the nose as after a hearty gulp of lemonade or fizzy water. </text:p>
      <text:section text:style-name="Sect1" text:name="Section19">
        <text:p text:style-name="List_20_Paragraph"><text:bookmark text:name="span18"/>(…what if my megalomania took roots right there? </text:p>
        <text:p text:style-name="List_20_Paragraph">However, the setback at the exchange on the new money served me a good lesson – no plagiarizing from your grandma, be kind to present the wits of your own, if only there are any… </text:p>
        <text:p text:style-name="List_20_Paragraph">And, by the way, about the nose. </text:p>
        <text:p text:style-name="List_20_Paragraph">When visiting homes of other people, be it a neighboring apartment or, say, in separate houses, like that of Dad’s friend Zatseppin, there was felt some kind of smell. Not necessarily <text:span text:style-name="T61">rancid</text:span>, yet always there, and it was different from place to place. Only at our home, there was no smack whatsoever… </text:p>
      </text:section>
      <text:p text:style-name="Text_20_body">In the summer of 1961, the adults of the Gorka blocks took great interest in volleyball... After her work and home chores, Mom put on her sportswear and went out to the volleyball grounds, at a stone’s throw across the road, alongside the Bugorok-Knoll that looked like one of the hills in The Russian Epic Tales. </text:p>
      <text:p text:style-name="Text_20_body"><text:soft-page-break/>The games were played by the “knock-out system” with the teams replacing one another till the velvety night darkness condensed around the yellowish bulb up on the lonely log post nearby the volleyball grounds. The players chided each other for failures or hotly lambasted the opposite team’s protestations, but no one dared to argue with the umpire because he sat so high and blew the whistle. </text:p>
      <text:p text:style-name="Text_20_body">The on-lookers also rotated. They came and went, shouted along with the game, manned teams of their own, slapped themselves to kill a biting mosquito or paddled the buzzing scourges away with green broad-leaved branches. </text:p>
      <text:p text:style-name="Text_20_body">And I was there and also fed the mosquitoes, yet they are just a dim recollection while I remember dearly the rare feel of communion and belonging – all around were us and we were our very own people. Such a pity that some of us had to leave and go, but–look!–there were others coming. Ours. We. </text:p>
      <text:section text:style-name="Sect1" text:name="Section20">
        <text:p text:style-name="List_20_Paragraph"><text:bookmark text:name="span19"/>(…so long ago was all that. </text:p>
        <text:p text:style-name="List_20_Paragraph">Before the TV and the WIFI split us up and shoved into separate cells…)</text:p>
      </text:section>
      <text:p text:style-name="P15">With the nearing autumn, Mom started to teach me reading the ABC book, which was full of pictures and strings of letters skewered with dashes to aid at making the words up. </text:p>
      <text:p text:style-name="Text_20_body">Yet even spitted, the letters stayed reluctant to fuse into something sensible. At times, I tried to skulk and, staring at the picture next to the word, read: “Arr-hay-eye-enn. Rain!” </text:p>
      <text:p text:style-name="Text_20_body">But Mom answered, “Stop cheating! It’s a “ c-l-o-u-d”. </text:p>
      <text:p text:style-name="Text_20_body">I poohed, and eeewed, and started over again converting the syllables into words, and in a few weeks I could already sing through the texts at the end of the book where the harvester was mowing wheat in the collective farm field… </text:p>
      <text:p text:style-name="Text_20_body">Grandma Martha’s worldview was not in the least affected by the Yuri Gagarin’s statement for the journalists that, while on his flight, he saw no God up there. </text:p>
      <text:p text:style-name="Text_20_body">On the contrary, she started an anti-atheistic propaganda and covert conversion of her eldest grandkid. She insistingly advised me to mark well that God knew everything, could do anything and, most importantly, was able to fulfill your wishes. And in exchange for what? Just for praying regularly, as simple as that! Such a trifle, ain’t it? But then at school, I, with God’s help, would have no problems. The grade of “five” is needed? Just say a prayer and – get it! Some good trade, eh?. </text:p>
      <text:p text:style-name="Text_20_body">And I wavered. I succumbed to her temptation and, even though never disclosing it, I turned a clandestine believer on my own. </text:p>
      <text:p text:style-name="Text_20_body">As no one enlightened me what a believer had to do, I was necessitated to invent the rituals myself. On the way down to play in the Courtyard, I for a second dropped behind the narrow door to the basement and there, in the darkness, pronounced – not even in a whisper but silently, in my mind – “Alright, God, you know all yourself. See? I’m crossing me.” And I put a sign of the cross somewhere about my navel… </text:p>
      <text:p text:style-name="Text_20_body"><text:soft-page-break/>However, when before school there remained just a couple of days, something revolted inside of me and I became an apostate. I renounced Him. And I did it out loud. Openly. </text:p>
      <text:p text:style-name="Text_20_body">I went into the grassy grounds by the garbage-bins enclosure and shouted at the top of my lungs, “There’s no god!” </text:p>
      <text:p text:style-name="Text_20_body">And though there was no one around—not a single soul—I still took proper precautions, just in case if somebody would overhear accidentally, say, from behind the plank fence around the garbage bins. “Aha!” they would think, “Now that boy shouts there is no god – even a fool can see it that till lately he has believed there was some.” And that was surely a shame for a boy who in a few days would become a schoolboy. </text:p>
      <text:p text:style-name="Text_20_body">For that reason, instead of articulating the blasphemous renunciation clearly, I took care to howl it with indistinct vowels: “Ou ou ouu!” </text:p>
      <text:p text:style-name="Text_20_body">Nothing happened. </text:p>
      <text:p text:style-name="Text_20_body">Turning my face upward, I hollered it once again and then, in a way of putting the final period in my relations with God, I spat in the sky. </text:p>
      <text:p text:style-name="Text_20_body">Neither thunder nor lightning followed, only I felt the drizzle of spittle landing on my cheeks. So it was not a period but the dots of ellipsis. Not too much of difference. And I went home liberated… </text:p>
      <text:section text:style-name="Sect1" text:name="Section21">
        <text:p text:style-name="List_20_Paragraph"><text:bookmark text:name="span20"/>(…the microscopic spittle fallout that sprinkled, in the aftermath of the God-defying spit in the sky, the upturned face of the seven-year-old I, proved up to the hilt my inability to draw conclusions from the personal experience: a handful of sand when thrown up invariably came back down. </text:p>
        <text:p text:style-name="List_20_Paragraph">It also showed my complete ignorance of Sir Isaac Newton’s conclusions in his law of the respective matters. </text:p>
        <text:p text:style-name="List_20_Paragraph">In short, it was really time for the young atheist to plop into the inescapable flow of compulsory school education…) </text:p>
      </text:section>
      <text:p text:style-name="Text_20_body">The never-ending summer of the pivotal year pitied, at last, the little ignoramus and handed me over to September when, dressed in a bluish suit with shiny pewter buttons, with my forelock trimmed in the real hair salon for grown-up men, where Mom took me the day before, clutching with my right hand the stalks of the newspaper-wrapped dahlias bunch brought the previous night from the small front garden of Dad’s friend Zatseppin who had a black motorcycle with a sidecar – I went for the first time to the first grade, escorted by Mom. </text:p>
      <text:p text:style-name="Text_20_body">I cannot remember whether she was holding my hand or I succeeded at my claim of being big enough to carry both the flowers and the schoolbag of dark brown leatherette. </text:p>
      <text:p text:style-name="Text_20_body">We walked down the same road from which since long had disappeared the black columns of <text:span text:style-name="Emphasis">zeks</text:span> though the sun shined as brightly as in their days. </text:p>
      <text:p text:style-name="Text_20_body">On that sunny morning, the road was walked by other than me first-graders with their parents and brand-new leatherette schoolbags, as well as by elder, differently aged, schoolchildren, marching both separately and in groups. However, after the <text:soft-page-break/>descent ended, we did not turn to the all too familiar trail to the kindergarten but went straight ahead to the wide-open gate of Recruit Depot Barracks. We crossed their yard and left it through the side gate, and walked uphill along another, yet unknown, trail between the tall grayish trunks of aspen. </text:p>
      <text:p text:style-name="Text_20_body">From the pass, there started again a protracted tilt downward through the leafy forest with a swamp on the right, after which a short, yet steep, climb led up to the road entering the open gate of the school grounds encircled with the fence of planks. </text:p>
      <text:p text:style-name="Text_20_body">Inside the spacey closure, the road ran up to the short flight of concrete steps ascending to a concrete path towards the entrance of the two-story school building with two rows of large frequent windows. </text:p>
      <text:p text:style-name="Text_20_body">We did not enter the school but stopped outside it and stood for a long time, while bigger schoolchildren kept running roundabout and were yelled at by adults. </text:p>
      <text:p text:style-name="Text_20_body">Then we, the first-graders, were lined to face the school. Our parents stayed behind us but still there, while we stood clutching our flower bunches and new schoolbags until told to form pairs and follow an elderly woman heading inside. </text:p>
      <text:p text:style-name="Text_20_body">And we awkwardly moved forward. One girl in our column burst into tears; her mother ran up to silence her sobs and urged her to keep walking. </text:p>
      <text:p text:style-name="Text_20_body">I looked back at my Mom. She waved and smiled, and said something which I could not already hear. Black-haired, young, beautiful… </text:p>
      <text:p text:style-name="Text_20_body">At home, Mom announced that everyone praised Seraphima Sergeevna Kasyanova as a very experienced teacher and it was so very good I got into her class. </text:p>
      <text:p text:style-name="Text_20_body">For quite a few months, the experienced teacher instructed us in writing in the copybooks along the faded horizontal lines crossed with slanting ones, for which process we were allowed to use nothing except pencils. </text:p>
      <text:p text:style-name="Text_20_body">We scribbled endless lines of slant sticks and hooks which were supposed later to become parts of letters written with an elegant bent, parallel to the leaning lines in the pages of ruled paper. It took an eternity and one day before the teacher’s announcement that we were ready to start using pens and should bring them to school the next day together with no-spill ink-pots and replaceable nibs. </text:p>
      <text:p text:style-name="Text_20_body">Those dip pens—slender wooden rods in lively monochrome color with cuffs of light tin at one end for the insertion of a nib—I kept bringing with me from the first school day under the long sliding lid in a wooden pencil-box. </text:p>
      <text:p text:style-name="Text_20_body">As for the plastic no-spill ink-pots, they indeed prevented the spillage of ink holding it in between their double walls if the ink-pot got accidentally knocked over or deliberately turned upside down. </text:p>
      <text:p text:style-name="Text_20_body">The pen’s nib was dipped into the ink-pot, but not too deep because if you picked up too much of ink with the nib tip, the ink would drop down into the page—oops!—a splotch again… </text:p>
      <text:p text:style-name="Text_20_body">One dip was enough for a couple of words and then – dip the nib anew. </text:p>
      <text:p text:style-name="Text_20_body"><text:soft-page-break/>At school, each desk had a small round hollow in the middle of its front edge to place one ink-pot for the pair of students sharing it to dip, in turn, their pens’ nibs in. </text:p>
      <text:p text:style-name="Text_20_body">The replaceable nib had a bifurcated tip, however, its halves, pressed tightly to each other, were leaving on the paper a hair-thin line (if you didn’t forget to dip the pen’s nib into the ink-pot beforehand). Slight pressure applied to the pen in writing made nib’s halves part and draw a wider line. The alteration of thin and bold lines with gradual transitions from one into another presented in the illustrious samples of the penmanship textbook drove me to despair by their unattainable calligraphy refinement… </text:p>
      <text:p text:style-name="Text_20_body">Much later, already as a third-grade student, I mastered one more application of dip pen’s nibs. </text:p>
      <text:p text:style-name="Text_20_body">Stab an apple with a nib and revolve it inside for one full rotation, then pulling the nib out you’ll have a little cone of the fruit’s flesh in it, while on the apple side there appeared a neat hole, into which you can insert the extracted cone, reversely. Got it? You’ve created a horned apple. </text:p>
      <text:p text:style-name="Text_20_body">Then you may add more of such horns until the apple starts looking like a sea mine or a hedgehog – depending on the perseverance of the artificer. </text:p>
      <text:p text:style-name="Text_20_body">Finally, you can eat your piece of art but I, personally, never liked the taste of the resultant apple mutant… </text:p>
      <text:p text:style-name="Text_20_body">And after one more year at school, in the fourth grade, you learned the way of turning the dip pen’s nib into a missile. </text:p>
      <text:p text:style-name="Text_20_body">First, break off one of the halves in the sharp tip of the nib to make it even sharper, then split the opposite insertion butt-end and jam into the crack a tiny piece of paper folded into four-wing tail-stabilizer to obtain bee-line flying mode. </text:p>
      <text:p text:style-name="Text_20_body">Now, throw your dart into some wooden thing – the door, the blackboard, a window frame would equally do – the prickly nib’s half will pierce deep enough to keep the missile sticking out from the target…</text:p>
      <text:p text:style-name="P15">The trail to school had become quite familiar, yet each time a little different. The foliage fell, the droughts began roaming between the naked tree trunks and the school was peeping through them even before you reached the big aspen by the swamp, on whose smooth bark there stood the knife-cut inscription: “It’s where the youtth is wasted”. </text:p>
      <text:section text:style-name="Sect1" text:name="Section22">
        <text:p text:style-name="List_20_Paragraph"><text:bookmark text:name="span21"/>(….until now the literary magazine <text:span text:style-name="Emphasis">The Youth</text:span> shocks me with a crying deficiency they spell the periodical's name <text:span text:style-name="T43">with</text:span>…) </text:p>
      </text:section>
      <text:p text:style-name="Text_20_body">Then the snowfalls began, however, by the end of the day, the wide path through deep snowdrifts to the school got trodded anew. The sun sparkled blindingly on both sides of that road to knowledge transformed into a trench with orange marks of urine on its snow walls. Totally obliterated by the next snowfall, they would persistently pop up again at other spots in the restored and deepened trench-trail through the forest… </text:p>
      <text:p text:style-name="Text_20_body"><text:soft-page-break/>A few weeks before the New Year, our class finished studying the primer and Seraphima Sergeevna brought us to the school library, a narrow room with one window on the second floor. There she introduced us to the librarian as accomplished readers who had the right to visit her and borrow books for our personal reading at home. </text:p>
      <text:p text:style-name="Text_20_body">That day, returning home with my first book, I stretched upon the big sofa and never left it but only turned from one side to the other, and from my tummy to my back, until finished the entire book which was a fairy-tale about the city with narrow streets walked by tall hammer-creatures who banged on the heads of shorter bell-creatures to make them ring. Just so a story by Aksakov about a music-playing snuff-box… </text:p>
      <text:p text:style-name="Text_20_body">Winter evenings were so hasty rides, you had barely had your meal and scribbled away your calligraphy home assignment when – look! – it’s already deep dusk outside the window. </text:p>
      <text:p text:style-name="Text_20_body">Yet, even the dark could not cancel the social life and you hurriedly put your felt boots on, and pulled warm pants over them, and got into your winter coat followed by the fur hat and – off you ran to the Gorka! </text:p>
      <text:p text:style-name="Text_20_body">How far away? Just around the corner! Because “the Gorka” indicated not only the two blocks as well as the whole hill but also that very tilt towards Recruit Depot Barracks which we walked down on our way to school. </text:p>
      <text:p text:style-name="Text_20_body">With its well-trodden snow, the Gorka served ideally for riding sleds. The start was taken from the concrete road surrounding the blocks. The deep rut left in the snow by tires of random cars confirmed that the road was still there and so did the bulbs shedding the light from their post tops. </text:p>
      <text:p text:style-name="Text_20_body">One of those posts marked the starting point in the Sleigh Gorka. The cone of yellow light from its bulb drew a blurred circle – the meeting place of the sledding fans crowd. </text:p>
      <text:p text:style-name="Text_20_body">Most of the sleds were a store purchase – with aluminum runners and multi-colored cross-plank seats. Mine was made by Dad though. It was shorter and made of steel and much speedier than those store-bought things. </text:p>
      <text:p text:style-name="Text_20_body">After a short run pushing the sled downhill with your hands on the backrest, you plonked with your tummy upon the seat and flew away to the foot of the hillock drowned in the dark of night pricked only with the distant lonely light above the gate of Recruit Depot Barracks that bounced in time with the leaps and jerks of your fleeting sled. And the speed wind pressed tears out of your eyes. </text:p>
      <text:p text:style-name="Text_20_body">When the sled came to a stop, you picked up the icy rope run through two holes in the sled’s nose and stomped back uphill. The sled tamely ran after you, now and then knocking its muzzle at the heels of your felt boots. </text:p>
      <text:p text:style-name="Text_20_body">And with the approach of the roadside lamp, myriads of living sparks started to wink at you from the roadside snowdrifts varying their twinkle with each step. </text:p>
      <text:p text:style-name="Text_20_body">Gee! Up there atop the Gorka, they already started to marshal a train of sleds, hitching them to each other and – hup-ho! – off the whole mass and wild screams and the frosty screech of sled runners went into the darkness… </text:p>
      <text:p text:style-name="Text_20_body"><text:soft-page-break/>At some point, probably, as thousands other boys both before me and after, I did something which should never be done, and we knew it all along that it was a no-no, yet the sled’s nose in the light of the bulb shimmered so beautifully with the frost-sparks that we couldn’t resist and licked it. </text:p>
      <text:p text:style-name="Text_20_body">Sure thing, as we knew beforehand, the tongue got stuck to the frost-gripped metal and we had to rip it off back with pain, and shame, and hope that no one noticed the folly inappropriate for so big a boy. </text:p>
      <text:p text:style-name="Text_20_body">Then you plodded home, dragging your sled along with stiff hands and dropped it by the basement’s door in the staircase-entrance vestibule. You climbed upstairs to the second floor and knocked at your apartment door with your felt boots, and in the hallway your Mom pulled off your mittens with a tiny bead of ice stuck to each filament of their wool, disclosing the white icicles of your hands. </text:p>
      <text:p text:style-name="Text_20_body">She would run out into the yard to scoop up a basinful of snow and rub your senseless hands with it, and order to put them in the saucepan in the kitchen sink under the cold water running from the tap. And life would start to slowly come back to your hands. </text:p>
      <text:p text:style-name="Text_20_body">You’d whine from the piercing needles of unbearable pain in your fingers, and Mom would yell at you, “Serves you right! You, rascal roamer! You, bitter woe of mine!.” </text:p>
      <text:p text:style-name="Text_20_body">And though still whimpering from the pain in your stiff fingers and in your tongue skinned by the savage frosty iron, you’d know for sure that everything will be fine because your Mom knew how to save you… </text:p>
      <text:p text:style-name="Text_20_body">After the winter holidays, Seraphima Sergeevna came to the classroom with an issue of the newspaper <text:span text:style-name="Emphasis">Pioneer Pravda </text:span>and instead of the lesson she was reading aloud the news of Nikita Khrushchev’s promise that twenty years later Communism would be built in our country. </text:p>
      <text:p text:style-name="Text_20_body">Coming back home, with <text:span text:style-name="T43">unrestrained</text:span> delight, I shared that in twenty years that day we were going to live in Communism when any item at the store would be given just for asking because at school they told us so. To that news, my parents only exchanged silent glances, yet abstained from partaking in my festive mood on account of so bright a future. </text:p>
      <text:p text:style-name="Text_20_body">I decided not to bother them any longer, but deep in my mind started arithmetic calculations to discover that seeing the onset of Communism at seven-and-twenty, I wouldn’t be so badly old, still having some time to enjoy things free of charge... </text:p>
      <text:p text:style-name="Text_20_body">By that time all the pupils of our class had already become Octoberists, for which occasion a group of grown-up fifth-graders visited our classroom to pin Octoberist badges on our school uniforms. </text:p>
      <text:p text:style-name="Text_20_body">The badge was a small scarlet star of five tips around the yellow frame in the center out of which, as if from a medallion, peeped the angelic face of Volodya Ulyanov with long golden locks in his early childhood when playing with his sister he ordered her, “March out from under the sofa!.” And later he grew up, lost his hair and became Vladimir Ilyich Lenin, and they wrote a great many books about him… </text:p>
      <text:p text:style-name="Text_20_body"><text:soft-page-break/>At home, there appeared a filmstrip projector – a clumsy device with a set of lenses in its nose tube, as well as a box of small plastic barrels to keep tight dark scrolls of filmstrips. </text:p>
      <text:p text:style-name="Text_20_body">Among the filmstrips, there happened some old acquaintances – the one about the hero of the Civil War, Zheleznyak the Seaman, another about the little daughter of a revolutionary, who smartly hid the typesetting sorts, brought by her father for printing underground leaflets, into a jug of milk when the police raided their house late at night. They never had brains enough to check under the milk… </text:p>
      <text:p text:style-name="Text_20_body">Of course, it was I who loaded the filmstrips and then rotated the black scroll-wheel to move the projected frames. And I also read the inscriptions under the pictures, which did not last long though, because my sister and brother learned them by heart and retold before the whole frame would creakily creep down into the rectangular of light shed onto the wallpaper. </text:p>
      <text:p text:style-name="Text_20_body">The challenge to my seniority from Natasha did not hurt so bitterly as Sasha’s disobedience. Just so recently as we two pranced, panting, into the kitchen to still our thirst with water from the tap, he readily conceded the white tin mug, adorned with the revolutionary battleship Aurora’s imprint on its side, to me as to the elder, bigger, brother. </text:p>
      <text:p text:style-name="Text_20_body">And emptying half of it, I generously handed the mug back for him to finish off the water, after all, that was the way for strength transmitting. How come that I became so strong? Because, without silly prissiness, I drank a couple of gulps from the bottle of water started by Sasha Nevelsky, the strongest boy in our class. </text:p>
      <text:p text:style-name="Text_20_body">My younger brother naively listened to my naive claptrap and dutifully grabbed the outstretched mug… Like me, he was over-credulous and once at midday meal, when Dad took out from his soup plate a cartilage without meat and announced: who’d gnaw it up was to get a prize – one kilo of gingerbread, Sasha volunteered and, after protracted munching, managed to swallow the cartilage but never got the promised sweetmeat, probably Dad forgot his promise…</text:p>
      <text:p text:style-name="P15">A parcel arrived from the post-office, or rather Mom dropped in there to pick it on her way home after work, that box of faded plywood secured with a string glued to its sides with brown blobs of stamped sealing wax, with two addresses in block blue letters on its top: to our numbered mailbox from the city of Konotop. </text:p>
      <text:p text:style-name="Text_20_body">The parcel was set on a stool in the kitchen and all of the family gathered around. The lid with the addresses, nailed firmly and aplenty, had to be removed by application of a big kitchen knife used as a lever, and revealed a sizable lump of lard, and a red hot-water bottle gurgling with moonshine in between its rubber sides. The rest of the space within the box was filled to the brims with black sunflower seeds. </text:p>
      <text:p text:style-name="Text_20_body">When slightly scorched in a frying pan, the seeds became simply delicious. We crushed them with our teeth, piled hulls away into a saucer placed in the center of the kitchen table, and enjoyed those small but so tasty, sharp-nosed, hearts. </text:p>
      <text:p text:style-name="Text_20_body">And then Mom said if not eating them just so, one after another, but you collect, say, half a glass of husked seeds then add a sprinkle of sugar, that was a treat indeed. </text:p>
      <text:p text:style-name="Text_20_body"><text:soft-page-break/>Each of her three children was handed a tea glass to collect the hearts into. Instead of a saucer, Mom equipped us with one deep plate for all, and deftly rolled a huge cornet of a newspaper which she filled with the fried seeds. </text:p>
      <text:p text:style-name="Text_20_body">We left the adults to eat unsweetened seeds in the kitchen and went over to the children’s room, where we lay upon the pieces of the carpet runner frizzled in the fire of long-ago past. </text:p>
      <text:p text:style-name="Text_20_body">Of course, the level of peeled hearts in Natasha’s glass rose quicker than in ours, although she jabbered more than cracked. But when even my brother began to overtake me, I felt hurt. </text:p>
      <text:p text:style-name="Text_20_body">My progress was slowed down by considering a cartoon on the side of the newspaper cornet, where a pot-bellied colonialist blasted off away from the continent of Africa with a black imprint of a boot kick in the seat of his white shorts. So I dropped the distracting contemplation of his flight and tried to husk faster, and under stricter self-control too, so as not to accidentally chew some of the harvested hearts, however, all my struggle for catching up with the younger proved useless. </text:p>
      <text:p text:style-name="Text_20_body">The door opened and Mom entered the room with a half-glass of sugar and sprinkled a teaspoon of it over our personal achievements, but I was already sick and tired of them those foolish seeds, no matter sugared or not, and in my following life I stayed indifferent forever to the delights of sunflower seed orgies. </text:p>
      <text:section text:style-name="Sect1" text:name="Section23">
        <text:p text:style-name="List_20_Paragraph"><text:bookmark text:name="span22"/>(…but still and all, consumption of seeds is more than a trifling pastime accompanied with sapid side-effect because it's grown into a real art of itself. </text:p>
        <text:p text:style-name="List_20_Paragraph">To start with the purely Slavonic lavish way of eating them in the “piggy” style when the hollowed, or simply chewed together with the hearts, black hulls are not vivaciously spat out into the nearby environment, but with sluggish pushes of the tongue are set instead on the move from out the corner of the mouth and keep sliding in a mutual, saliva-moisturized, mass down the chin to finally plop onto the eater’s chest. </text:p>
        <text:p text:style-name="List_20_Paragraph">Or for a contrast, again a Slavonic but this time graceful “filigree” style when seeds are tossed by the snacker, one after another, into their mouth from a distance no less than twenty-five centimeters. </text:p>
        <text:p text:style-name="List_20_Paragraph">And so on, down to the chaste Transcaucasia manner, when a seed for crushing is fed into the same mouth from a fixed position between the thumb tip and the joint of the index finger, so as to screen the intake of the seed, and then the processed husk is not spat out randomly but carefully returned into the burka-like contrivance of finger-screen to be scattered somewhere, or collected into something. </text:p>
        <text:p text:style-name="List_20_Paragraph">On the whole, the last of the presented methods leaves an impression of the eater biting their own thumb on the sly. But at who? </text:p>
        <text:p text:style-name="List_20_Paragraph"><text:span text:style-name="T9"><text:tab/><text:tab/>" Did you bite your thumb at me, Sir?!."</text:span> </text:p>
        <text:p text:style-name="List_20_Paragraph">Oh, yes, sunflower seeds are miles aloft of dull popcorn. However, that’s more than enough about them. </text:p>
        <text:p text:style-name="List_20_Paragraph">Back to the green, cut-up, carpet runner…) </text:p>
      </text:section>
      <text:p text:style-name="Text_20_body"><text:soft-page-break/>It was on those runner pieces where my brother felled my authority of the eldest with one dire blow... That day coming home after a PE lesson, I thoughtlessly stated that performing one hundred squats at one go was beyond human power. </text:p>
      <text:p text:style-name="Text_20_body">Sasha silently sniffled for a while and then said that he could do it. </text:p>
      <text:p text:style-name="Text_20_body">Natasha and I were keeping the count, and after the fifteenth squat, I yelled that it was all wrong and unfair because he didn’t fully rise, but Sasha went on with squats as if I never said a word, and Natasha continued to keep the count. </text:p>
      <text:p text:style-name="Text_20_body">I shut up and soon after joined my sister in counting, though after “eighty-one!” he could no longer rise even above his bent knees. </text:p>
      <text:p text:style-name="Text_20_body">I felt sorry for my brother over-strained with those incomplete squats. He staggered, tears welled up in his eyes, but the count was brought to a hundred and he barely hobbled to the big sofa. </text:p>
      <text:p text:style-name="Text_20_body">My authority collapsed like the colonialism in Africa; good news that before the fall I hadn’t promised any gingerbread… </text:p>
      <text:p text:style-name="Text_20_body">Where did the filmstrip projector come from? Most likely, our parents bought it from a shop. And in their room there appeared The Radiola – a combination of radio and records player. Two in one, as they call it now. </text:p>
      <text:p text:style-name="Text_20_body">The lid on top as well as the sidewalls of The Radiola softly gleamed with brown varnish. The rear side had no gloss because it was hard cardboard with multiple rows of tiny portholes facing the wall. However, pulling The Radiola a little forward, you could peep through them and catch a patchy view of the murky interior landscape: the white of aluminum panel-houses, the dim glow in the pearly black turrets of radio-lamps of different height and thickness, and from one of those holes, a brown cable with the plug for a mains socket ran out. </text:p>
      <text:p text:style-name="Text_20_body">The Radiola’s face was clothed with a special sound-friendly fabric through which you could trace the big oval of the speaker beneath the round glassy sleeping eye that vigilantly flashed up with green when you clicked on The Two-in-One. </text:p>
      <text:p text:style-name="Text_20_body">The long low plate of glass inserted along the front side bottom bridged the control knobs: the power and volume adjustment (two in one) next to the range selection switch on the right, and only one knob on the left — for fine-tuning to the wavelength. </text:p>
      <text:p text:style-name="Text_20_body">The glass plate was glossy black except for four transparent stripes, from end to end, marked with irregular hair-width vertical snicks and the names of capital cities: Moscow, Bucharest, Warsaw. While twirling the knob of fine adjustment, you could follow, through those transparent stripes in the glass, the progress of the thin red slider crawling from city to city along the inner side of the plate. </text:p>
      <text:p text:style-name="Text_20_body">The radio was not very interesting though, it hissed and cracked and swished along with the slider movements; sometimes there would float up an announcer’s voice reading the news in some unknown Bucharestian language, a little farther along the stripe it would be replaced with a Russian voice repeating the news from the wall radio. </text:p>
      <text:p text:style-name="Text_20_body"><text:soft-page-break/>Yet, lifting the lid on top of The Radiola, you, like, opened a tiny theater with the round red-velveted stage having a shining pin in the center to slip on it the hole in a record disk when loading it on the pad. Next to it, the slightly crooked poker of the white plastic adapter sat on its stand. </text:p>
      <text:p text:style-name="Text_20_body">With the pad switched on and spinning the disk, the adapter had to be carefully picked up from its stand, brought over the whirling disk's surface and lowered in between the <text:span text:style-name="T44">wide-set</text:span> initial grooves running round and round and in a couple of turns there would start a song about Chico-Chico from Costa Rica, or about O, Mae Caro, or about a war soldier marching in a field along the steep river bank. </text:p>
      <text:p text:style-name="Text_20_body">The cabinet under The Radiola held a stack of paper envelopes with gleaming black disks made at the record factory in the Aprelev City whose name was printed on the round label about the center hole, beneath the song’s title, and the name of the singer, and the instruction that the rotation speed was 78 rpm. </text:p>
      <text:p text:style-name="Text_20_body">Next to the adapter’s perch, there was the gearshift lever with notches for 33, 45, and 78 rpm. Disks of 33 rpm were much narrower and spun slower than 78 rpm disks, but they—so small—had two songs on each side! </text:p>
      <text:p text:style-name="Text_20_body">Natasha shared it with us that when you launched a 33 rpm disk at the speed of 45 rpm then even the Soviet Army Choir named after Aleksandrov began to sing with Lilliputian puppet voices… </text:p>
      <text:p text:style-name="Text_20_body">Dad never was overly keen on reading. He read nothing but <text:span text:style-name="Emphasis">The Radio </text:span>magazine full of schematic blueprints of capacitor-resistor-diodes, which every month appeared in the mailbox on our apartment door. And, since Dad was a Party man, they also put there the daily<text:span text:style-name="Emphasis"> Pravda</text:span> and the monthly<text:span text:style-name="Emphasis"> The Blocknote of Agitator</text:span> filled with the hopelessly dense text running for one or two endless paragraphs per page and not a single picture in any issue except for Lenin's profile on the cover. </text:p>
      <text:p text:style-name="Text_20_body">Because of his Party membership, twice a week Dad attended the Party Studies Evening School, provided it was his day-shift week. He went there after work to write the lessons in a thick copybook with leatherette covers because after two years of studying Dad had to pass a very difficult exam. </text:p>
      <text:p text:style-name="Text_20_body">After one of the evening classes, Dad brought home a couple of Party textbooks, which they distributed among the Party members who attended the Party Studies Evening School. However, he never opened even those books, which, as it turned out, was his mistake. It became clear two years later when in one of those Party books he found the stash – a part of salary concealed from the wife for expenses at one’s own discretion. </text:p>
      <text:p text:style-name="Text_20_body">With bitter regret and belated self-accusations lamented Dad over the find, because the stash was in the money used before the monetary reform which turned it into funny papers… </text:p>
      <text:p text:style-name="Text_20_body">Among the many names used for the Object where we lived, there also was that of “Zone” – a vestige from the times when<text:span text:style-name="Emphasis"> zeks</text:span> were building the Object. (Everyone knows that <text:span text:style-name="Emphasis">zeks</text:span> live and work in “zones”.) </text:p>
      <text:p text:style-name="Text_20_body"><text:soft-page-break/>At the end of the second academic year in the Party Studies Evening School, Dad and other learners were taken for their examination “out of Zone” – to the nearest district center. </text:p>
      <text:p text:style-name="Text_20_body">Dad was noticeably worried and kept repeating that he knew not a damn thing, although his thick copybook was already written down to the almost very end. And who cared, dammit, repeated Dad, to be left for one more year at that Party Studies Evening School! </text:p>
      <text:p text:style-name="Text_20_body">From Out-of-Zone he returned in a very merry mood because at the examination he had got “three” and now all his evenings would be free. </text:p>
      <text:p text:style-name="Text_20_body">Mom asked him how he managed to pass the exam without knowing a damn thing. </text:p>
      <text:p text:style-name="Text_20_body">Then Dad opened his thick copybook and showed his magic good-luck charm: a pencil drawing of an ass with long ears and brush-like tail, which he made during the exam on the last page, beneath which animal, he wrote: “pull-me-through!” </text:p>
      <text:p text:style-name="Text_20_body">I did not know if Dad’s story was really worth believing because he laughed so much while telling it. So I decided that I’d better not say anyone about the ass who pulled my Dad from the Party Studies Evening School…</text:p>
      <text:p text:style-name="P15">Mom was a regular book reader in our family. Going to her workplace, she took them along to read during her shifts at the Pumping Station. Those books were borrowed from the Library of Detachment. (Yes, one more name because we lived not only in the Object-Zone-Mailbox but also in the Military Detachment number so and so.) </text:p>
      <text:p text:style-name="Text_20_body">The library wasn’t too far away, about one kilometer of walking. First, down the concrete road, until, at the Gorka’s foot, it was crossed by an asphalt road and, after the intersection, the concrete road disappeared replaced with the dirt-road street between two rows of wooden houses behind their low plank fences and narrow front gardens. </text:p>
      <text:p text:style-name="Text_20_body">The street ended at the House of Officers, but about a hundred meters before it there was a turn to the right, towards the one-story brick building of the Detachment’s Library. </text:p>
      <text:p text:style-name="Text_20_body">Sometimes, Mom took me with her down there and while she was exchanging her books in the back of the building, I waited in the spacey front room where instead of any furniture there hung lots of posters all over the walls. </text:p>
      <text:p text:style-name="Text_20_body">The central poster presented a cross-sectional drawing of the atomic bomb (because the full name of the Object we lived in was the Atomic Object). </text:p>
      <text:p text:style-name="Text_20_body">Besides the posters with the bomb anatomy and atomic blast mushrooms, there were other pictures about the training of NATO’s spies. In one of them, the spy who jumped from behind on a sentry’s back was tearing the soldier’s lips with his fingers. That picture made me creepy but I could not look away and only thought to myself, O, come on, Mom, please, change the borrowed books sooner. </text:p>
      <text:p text:style-name="Text_20_body">At one of such visits, I pluck up the heart to ask Mom if I also could borrow books from the library. </text:p>
      <text:p text:style-name="Text_20_body"><text:soft-page-break/>She said that, actually, that was a library for adults but still led me to the room where a librarian woman was sitting at the desk on which the stacks of various thick books left only room for a lamp and the long plywood box beneath it, filled with the readers’ cards, and my Mom told her that she did not know what to do about me because I had already read the entire library they had at school. </text:p>
      <text:p text:style-name="Text_20_body">Since then I always went to the Detachment’s Library alone, without Mom. Sometimes, I even exchanged her books and brought them home together with the two or three for me. </text:p>
      <text:p text:style-name="Text_20_body">The books for my reading were scattered at ready over the big sofa because I read them in a scrambled way. On one of the sofa’s armrests, I crawled across the front line together with the reconnaissance group Zvezda with the mission to capture a German officer and, rolling over to the opposite armrest, I continued to gallop with White Chief of Mayne Reid among the cacti of Mexican pampas. And only the solid hardback volume of <text:span text:style-name="Emphasis">The Legends and Myths of Ancient Greece</text:span> <text:s/><text:span text:style-name="T45">was</text:span>, for some reason, read mostly in the bathroom sitting on a low stool with my back leaned against Titan the water-boiler. </text:p>
      <text:p text:style-name="Text_20_body">For such a messy lifestyle Dad handled me “Oblomov”, the lazybones whom he remembered from the lessons of Russian Literature at his village school… </text:p>
      <text:p text:style-name="Text_20_body">That winter was endlessly long and full of heavy snowstorms as well as the frost-and-sun intervals, and some quieter snowfalls. </text:p>
      <text:p text:style-name="Text_20_body">Starting for school, I left home at dusk as thick as the night dark. But one day it was thawing and on my way back from school when reaching the tilt between the Recruit Depot Barrack and Block, I marked a strange dark strip to the left from the road. </text:p>
      <text:p text:style-name="Text_20_body">There I turned and plowing the snow with my felt boots went to see what’s up. It was a strip of earth peeping out from under the snow, a patch of the thawed ground sticky with moisture. </text:p>
      <text:p text:style-name="Text_20_body">The next day the opening extended, and some visitor had left in it several blackened fir cones. And although in a day the frost strengthened its grip again and fettered the snow with a thick rind of ice, and then the snowfalls set in anew and left no trace of the thaw on the hillside, I already knew for sure that the winter would pass all the same… </text:p>
      <text:p text:style-name="Text_20_body">In mid-March, at the first lesson on Monday, Seraphima Sergeevna told us to put our dip pens aside and listen to what she had to say. </text:p>
      <text:p text:style-name="Text_20_body">It turned out that two days before, she went to the bathhouse together with her daughter, and when back home she noticed that her wallet had disappeared with all of her teacher’s salary. She was very upset together with her daughter, who told her it’s impossible to built Communism with thieves around. </text:p>
      <text:p text:style-name="Text_20_body">But the next day, a man came to their home, a worker from the bathhouse, who had stumbled there on the missing wallet and figured it out who could lose it the night before, and took it to her place. </text:p>
      <text:p text:style-name="Text_20_body"><text:soft-page-break/>And Seraphima Sergeevna said that Communism would surely be built, and there’s no doubt about it. Then she also asked us to remember the name of that working man. </text:p>
      <text:section text:style-name="Sect1" text:name="Section24">
        <text:p text:style-name="List_20_Paragraph"><text:bookmark text:name="span23"/>(…but I have already forgotten it because “body <text:span text:style-name="T46">gets smooth and</text:span> memory <text:span text:style-name="T46">hazy</text:span>” as it stands in the dictionary by Vladimir Dahl…) </text:p>
      </text:section>
      <text:p text:style-name="Text_20_body">The Saturday bathed in the sun as warm as the spring sun can be. After school and the midday meal at home, I hurried outdoors in the Courtyard where there was a general Subbotnik in progress. </text:p>
      <text:p text:style-name="Text_20_body">People came out of the houses into the bright shining day and shoveled the snow from the concrete paths about the vast Courtyard. Bigger boys loaded the snow in huge cardboard boxes and sledded it aside on a pile where it would not be in the way. </text:p>
      <text:p text:style-name="Text_20_body">In the ditches along the road, they dug deep channels, cutting the snow with shovels and hoisting out entire snow cubes darkly wet at the bottom. And through those channels, dark water ran lapping merrily. </text:p>
      <text:p text:style-name="Text_20_body">So came the spring, and everything began changing every day… </text:p>
      <text:p text:style-name="Text_20_body">And when at school they gave us the yellow sheets with records of our grades, the summer holidays started, bringing about the everyday games of Hide-and-seek, Classlets, and Knifelets. </text:p>
      <text:p text:style-name="Text_20_body">For the game of Knifelets, you need to choose a level area and draw a wide circle on the ground. The circle is divided into sectors according to the number of players who, standing upright, throw a knife, in turn, into the ground that belongs to some of their opponents. </text:p>
      <text:p text:style-name="Text_20_body">If the hurled knife sticks in, the sector gets split up with the line drawn in the direction determined by the stuck knife’s blade sides. The owner of the divided sector has to decide which part of it he wants to keep while the other slice becomes a part of the knife-thrower’s domain. </text:p>
      <text:p text:style-name="Text_20_body">A player stays in the game until they retain a patch of ground big enough to accommodate for their standing upon at least one foot but with no space even for that, the game is over for them and the remaining players go on until there stays just one. You win! </text:p>
      <text:section text:style-name="Sect1" text:name="Section25">
        <text:p text:style-name="List_20_Paragraph"><text:bookmark text:name="span24"/>(…quoting Alexander Pushkin: </text:p>
        <text:p text:style-name="Quote">“Tale is a lie, yet holds some hint as well as a lesson to learn…” </text:p>
        <text:p text:style-name="List_20_Paragraph">When playing knifelets, all I felt was an overwhelming yen to win. And presently, I can’t help feeling amazed at how readily the whole world’s history gets covered by a simplistic game for kids…) </text:p>
      </text:section>
      <text:p text:style-name="Text_20_body">And we also played matches, which is a game just for two. Each player sticks their thumb off their fist, inserts a match, kinda spacer, between their thumb tip and the middle joint of the index finger, and holds it tight. The matches are slowly pressed against each other, the pressure grows and the player whose match withstands it without breaking up becomes the winner. </text:p>
      <text:p text:style-name="Text_20_body"><text:soft-page-break/>The same idea as in tapping Easter eggs against each other, only you don’t have to wait a whole year for the game which wasted more than one matchbox nicked from the kitchen at home. </text:p>
      <text:p text:style-name="Text_20_body">Or we just ran hither-thither playing War-Mommy, yelling, “Hurray!”, or “Ta-ta-ta!”, or “I’ve killed you!” But the killed did not want to fall and he shouted back, “Okay! I’m at death’s doorstep yet!” And for a long time after, he still kept running to-and-fro and ta-ta-taing before to slam, at last, that door behind himself and picturesquely collapse upon the grass. </text:p>
      <text:p text:style-name="Text_20_body">For taking part in War-Mommy you needed a machine-gun sawed from a plank piece. Yet, some boys played automatic weapons of tin, a black-painted store acquisition. </text:p>
      <text:p text:style-name="Text_20_body">Such machine-guns had to be loaded with special ammunition – rolls of narrow paper strips with tiny sulfur globs planted in them. When the spring trigger struck such a glob it clapped loudly, and the paper strip got automatically pulled replacing the burned lump with the following one… </text:p>
      <text:p text:style-name="Text_20_body">Mom bought me a tin pistol and a box of pistons – small paper circles with the same sulfur globs which had to be inserted manually for every separate shot. After the report, a tiny wisp of sore smelling smoke rose from under the trigger. </text:p>
      <text:p text:style-name="Text_20_body">One day when I was playing the pistol in the sand pile by the garbage enclosure, a boy from the corner house asked me to present the weapon to him, and I readily gave it away. Being a son of an officer, he, of course, needed and had more rights to it than me. </text:p>
      <text:p text:style-name="Text_20_body">Mom refused to believe that anyone would give his gun away to another boy just so casually. She demanded of me to confess the genuine truth about losing Mom’s present, yet I stuck to my truth so stubbornly, that she even had to lead me to the apartment of that boy in the corner house. </text:p>
      <text:p text:style-name="Text_20_body">The officer started to rebuke his son, yet Mom said she was so sorry and asked to excuse her because she only wanted to make sure I did not lie…</text:p>
      <text:p text:style-name="P15">That summer the boys from our Block began to play with yellowish cartridges of real firearms which they were hunting at the shooting range in the forest. I wanted so badly to see what shooting range might look like, yet bigger boys explained that you could visit it only on special days when there was no shooting because on any other day they’d shoo you off. </text:p>
      <text:p text:style-name="Text_20_body">It took a long wait for a special day, but after all, it came and we went through the forest... The shooting range was a vast opening about a huge rectangular excavation with a steep cave-in in one of the corners to get down there. The opposite wall of the pit was screened with a tall log barrier, all poked with bullets, bearing rare shreds of forgotten paper squares with gravely riddled outline of man’s head-and-shoulders. </text:p>
      <text:p text:style-name="Text_20_body">We looked for the cartridges in the sand underfoot. They were of two types – longish, neck-narrowed, cartridges from the AK assault-rifle; and small straight cylinders from the TT pistol. The finds were loudly welcomed and busily exchanged between the boys. I had no luck at all and only envied the luckier <text:soft-page-break/>seekers whose shrieks sounded flat and suppressed by the eerie silence of the shooting range displeased with our trespassing the forbidden grounds… </text:p>
      <text:p text:style-name="Text_20_body">Besides the excavated hollow, the glade was cut with a front-line trench whose sandy walls were kept in place by board shields. A narrow track of iron rails ran from one end of the opening to the other crossing, on the way, the trench over. It was the railway for a large plywood mock-up of tank mounted upon its trolley rumbling along the track when hauled with the hand winch cable. </text:p>
      <text:p text:style-name="Text_20_body">The boys started to play with all those things. I also sat in the trench once, while the plywood tank clanged overhead, and then I went to the call from the edge of the field where they needed my help. </text:p>
      <text:p text:style-name="Text_20_body">We pulled the steel cable looped through the horizontal pulley to make it easier for the boys on the other end of the battlefield to turn the handle of the winch which set in motion the trolley with the tank. </text:p>
      <text:p text:style-name="Text_20_body">At some point, I got inattentive and failed to to pull my hand back in time, the cable was quick to snatch and drag my little finger into the wheel groove. The pain in the squeezed finger made me toss out an agonizing scream together with a fountain of tears. </text:p>
      <text:p text:style-name="Text_20_body">Hearing my “oy-oy-oy!” as well as the shouts of other boys around me, “Stop! Finger!”, the winch operators managed to stop it when there remained a mere couple of centimeters for my little finger to pass the pulley turn and get out. They wound the winch handle in the opposite direction, dragging my little finger back to where it was originally swallowed by the device. </text:p>
      <text:p text:style-name="Text_20_body">The unnaturally flattened, dead pale finger smeared with the blood from the broken skin, emerged from the pulley jaws and puffed up instantly. </text:p>
      <text:p text:style-name="Text_20_body">The boys wrapped it with my handkerchief and told me to run home. Quick! And I ran through the forest feeling the painful beat of the pulse in the burning finger… </text:p>
      <text:p text:style-name="Text_20_body">At home, Mom, without asking anything, at once told me to put the wounded in the gush of water from the kitchen tap. She bent and straightened it several times and ordered not to bellow like a little cow. </text:p>
      <text:p text:style-name="Text_20_body">Then she bandaged it into a tight white cocoon and said that by the wedding day it would be like new. </text:p>
      <text:section text:style-name="Sect1" text:name="Section26">
        <text:p text:style-name="List_20_Paragraph"><text:bookmark text:name="span25"/>(…and at the same time, childhood is not the nursery of sadomasochism, like, “Whoops, my finger got pinched! Oh, I bumped my head!” It’s just that some jolts leave deeper notches in the memory. </text:p>
        <text:p text:style-name="List_20_Paragraph">Yet, what a pity that the same memory does not retain the admiring state of ongoing discoveries when a speck of sand stuck to a penknife's blade holds countless galaxies and worlds, when every trifle, a scrap of trash, is the promise and pledge of future wanderings and unbelievable adventures. </text:p>
        <text:p text:style-name="List_20_Paragraph">We grow up gaining the protective armor necessary in the adult world – the doctor's coat on me, the traffic cop's uniform on you. Each of us becomes a necessary cog within the social machine. All needless things—like gaping at fire extinguishers or scanning the strange faces in the frost gripped windowpane—are chopped off… </text:p>
        <text:p text:style-name="List_20_Paragraph"><text:soft-page-break/>Now there is a number of old scars on my fingers. This one from an awkwardly wielded knife, here it was cut with an ax; and only on my little fingers I cannot find any trace from that pulley injury. Because "body gets smooth"... </text:p>
        <text:p text:style-name="List_20_Paragraph">But, hey! I know <text:span text:style-name="T47">much</text:span> fresher bywords, like that recent one – </text:p>
        <text:p text:style-name="Quote">“<text:span text:style-name="Strong_20_Emphasis"> summer is a miniature life”</text:span><text:span text:style-name="T4">…) </text:span></text:p>
      </text:section>
      <text:p text:style-name="Text_20_body">When you are a child not only summer but each and every day is a miniature life. The childhood time is slowed down – it does not fly, it does not flow, it does not even move until you push it on. Poor kids would long since got extinct while crossing that boundless desert of the static time, were they not rescued by playing games. </text:p>
      <text:p text:style-name="Text_20_body">And in that summer, if I got bored with a game or no one was in the Courtyard to play with, I had already a haven, kinda “home” square in the game of Classlets. </text:p>
      <text:p text:style-name="Text_20_body">The big sofa it was, where life ran high indeed, the life full of adventures shared with the heroes in books by Gaidar, Belyaev, Jules Verne… </text:p>
      <text:p text:style-name="Text_20_body">However, even outside the big sofa, you could always find a place suitable for all kinds of adventures. Like the balcony by the parents’ room, where I once spent a whole summer day reading a book about prehistoric people – Chung and Poma. </text:p>
      <text:p text:style-name="Text_20_body">There was hair all over their bodies, like by animals, and they lived in the trees. But then a branch accidentally broke off a tree and helped to defend themselves against a saber-tooth tiger, so they started to always carry a stick about them and walk instead of leaping in the trees around. </text:p>
      <text:p text:style-name="Text_20_body">Then there happened a big jungle fire followed by the Ice Age. Their tribe wandered in search of food, learning how to build fire and talk to each other. </text:p>
      <text:p text:style-name="Text_20_body">In the final chapter, the already old Poma could walk no farther and fell behind the tribe. Her faithful Chung stayed by her side to freeze together in the snow. </text:p>
      <text:p text:style-name="Text_20_body">But their children could not wait and just went on because they were already grown up and not so hairy as their parents, and they protected themselves from the cold with the skins of other animals… </text:p>
      <text:p text:style-name="Text_20_body">The book was not especially thick, yet I read it all day long, while the sun, arisen on the left, from behind the forest outside our Block, indiscernibly moved in the sky over the Courtyard, towards the sunset on the right, behind the second block. </text:p>
      <text:p text:style-name="Text_20_body">At some point, in a way of respite from the uninterrupted reading, I slipped out between the iron uprights of the handrail that bounded the balcony and started to promenade outside, along the concrete cornice beyond the safety grating, and it was not scary at all because I tightly grasped the bars, just like Chung and Poma when they were still living in the trees. </text:p>
      <text:p text:style-name="Text_20_body">But some unfamiliar unclie was passing down there who scolded me and told to get back onto the balcony. He even threatened to report to my parents. However, they were not home so he took his complaint to our neighbors on the first floor. In the evening they told on me to Mom, and I had to promise her to never-never do it again…</text:p>
      <text:p text:style-name="List_20_Paragraph"><text:soft-page-break/></text:p>
      <text:section text:style-name="Sect1" text:name="Section27">
        <text:p text:style-name="P7">(…every road, when you pass it for the first time, seems endlessly long because you cannot measure yet the passed part of it against what is still ahead. When passing the same road again and again, it obviously shortens. </text:p>
        <text:p text:style-name="P7">That keeps true with the school academic year as well. But I’d never discover it</text:p>
        <text:p text:style-name="P7"><text:s/>had I left the race at the beginning of the second year at school…) </text:p>
      </text:section>
      <text:p text:style-name="Text_20_body">It was a clear autumn day and our class went on the excursion to collect fallen leaves. Instead of Seraphima Sergeevna, <text:span text:style-name="T48">who was absent that day, </text:span>we were supervised by the School Pioneer Leader. </text:p>
      <text:p text:style-name="Text_20_body">First, she led us through the forest, then down the street towards the Detachment Library which we didn’t reach but turned into a short lane between the wooden houses, that ended atop a steep slope bridged with two wide flights of board stairs streaming straight down to a real football field bound by a wide cinder path. </text:p>
      <text:p text:style-name="Text_20_body">Following the flights, we descended to the large plank landing in both directions from which, there ran half-dozen bleachers made of timber beams. </text:p>
      <text:p text:style-name="Text_20_body">No bleachers were seen on the field’s opposite side but only a lonely white hut and a tall stand with the huge picture of two footballers fixed motionless forever at the zenith of their jump high up in the air at the moment of frenzied scramble for the ball with their feet. </text:p>
      <text:p text:style-name="Text_20_body">The girls of our class stayed back collecting the leaves from between the bleachers, while the boys bypassed the football field along the cinder path behind the goal on the right and fled down the dip to the river running nearby. </text:p>
      <text:p text:style-name="Text_20_body">When I reached the riverbank, three or four of the boys with their pants rolled up to the knees were already wading the hurried stream that noisily rushed through the gap in the broken dam while the most of classmates stayed on the bank just watching. </text:p>
      <text:p text:style-name="Text_20_body">Without a moment’s deliberation, I pulled off my boots and socks and rolled the pants up. Entering the water was a little scary – what if it’s too cold? But it turned out quite tolerable. </text:p>
      <text:p text:style-name="Text_20_body">The angrily roaring stream pushed with a constant drive at my legs below the knees, yet the river bottom felt pleasantly smooth and even. One of the boys wading in the splashing ripples next to me shouted through the gurgling roar that it was a slab from the destroyed dam – wow! so classy!. </text:p>
      <text:p text:style-name="Text_20_body">And so I waded hither-thither, caring not to drench the upturned pants when everything—the splashes of the running river, the eager yells of classmates, and the clear gentle day—all at once vanished. Instead, on all sides, there was a completely different, silent, world filled with nothing but oppressive yellowish dusk and trickles of pallid bubbles waltzing up before my eyes. Still not realizing what had happened, I waved my hands, or rather they did it on their own accord, and soon I broke free to the surface full of blinding sun glare, and the ramble of rushing water that kept slapping my nose and cheeks with choking splashes, clogging distant split yells: “he drowns!” </text:p>
      <text:p text:style-name="Text_20_body"><text:soft-page-break/>My hands flip-flapped at random in the stream until the fingers grabbed the end of someone’s belt thrown from the edge of the slab so meanly cut-off under the water. </text:p>
      <text:p text:style-name="Text_20_body">I was dragged out, helped to squeeze the water out of my clothes, and directed to a wide trail bypassing the whole stadium so as not to ran into the School Pioneer Leader and peachy girls collecting fallen leaves for their autumn herbariums… </text:p>
      <text:p text:style-name="Text_20_body">In a bird’s-eye view, the school building, supposedly, looked like a wide angular “U” with the entrance in the center of the underbelly. After the lobby tiled with brown ceramic, two corridors of parquet flooring with slippery glint led to the opposite wings of the building, the horns of the “U” from the bird’s point of view. </text:p>
      <text:p text:style-name="Text_20_body">Along one wall in each of the corridors, there ran a row of wide windows looking into the area enclosed in between the horns and filled with a jumbled thicket of young, husk-like-skinned, pines. The wall opposite the windows had only doors set far apart from each other, marked with numbers and letters of the grades studying behind them. </text:p>
      <text:p text:style-name="Text_20_body">The same layout continued after the turn into the left wing, yet in the right one, there was the school gymnasium taking up the whole width and height of the two-story building. The spacey hall was equipped with a vault followed by the thick cable of spirally twined strands hanging from the hook in the ceiling and the parallel bars next to the pile of black mats by the distant blind wall. And near the entrance, there was a small stage hiding behind its dark-blue curtain an upright piano and a stock of triple seats stacked up there until needed for the gym transformation into the assembly hall. </text:p>
      <text:p text:style-name="Text_20_body">The upper floor was climbed up the stair-flights starting at the turn of the left corridor into the horn-wing, and the layout up there replicated that of the first floor, except for the lobby, of course, with its nickel-plated stand-hangers for school kids’ hats and coats behind low barriers, each with its own wicket, on both sides from the entrance door. That’s why the second-floor corridors ran straight and smooth between the wide windows in one wall and the doors of classrooms in the other. </text:p>
      <text:p text:style-name="Text_20_body">Attending school in felt boots, you could take a short run and skid along the <text:span text:style-name="T52">slick</text:span> parquet flooring, if only there were not black rubber galoshes on your boots neither a teacher in the corridor. My felt boots, at first, savagely chafed my legs behind the knees, then Dad slashed them a little with his shoemaker’s knife. He knew how to do anything. </text:p>
      <text:p text:style-name="Text_20_body">In winter you came to school still in the dark. Sometimes I wandered around empty classrooms. In the seventh grade’s room, I peeked inside the small white bust of Comrade Kirov on the windowsill. It looked much like the insides of the porcelain puppy statuette in the parents’ room, only dustier. </text:p>
      <text:p text:style-name="Text_20_body">Another time, switching on the light in the eighth grade, I saw a wax apple left behind on the teacher’s desk. Of course, I fully realized that it was not natural, yet the fruit looked so inviting, juicy, and as if glowing with some inner light that all that made me bite the hard unyielding wax, leaving dents from my teeth on its tasteless side. Immediately, I felt ashamed of being hooked with a bright fake. Yet, who saw it? Quietly turned I the light off and sneaked out into the corridor. </text:p>
      <text:section text:style-name="Sect1" text:name="Section28">
        <text:p text:style-name="List_20_Paragraph"><text:bookmark text:name="span27"/><text:soft-page-break/>(…twenty-five years later, in the school of the Karabakh village of Noragyuogh, I saw exactly the same wax imitation, with the imprint of a child’s bite and smiled knowingly – I saw you, kid!..) </text:p>
      </text:section>
      <text:p text:style-name="Text_20_body">Kids of all nations and ages are much alike, take, for instance, their love for Hide-and-seek… That game we played not only in the Courtyard but at home as well, after all, we were a company of three and sometimes more numerous with the participating neighbor children – the Zimins and the Savkins who lived at the same landing. </text:p>
      <text:p text:style-name="Text_20_body">Our apartment was not abundant in hiding places. Well, firstly, under the parents' bed, or then... behind the cupboard corner... er... O, yes! – the cloth wardrobe in the hallway. </text:p>
      <text:p text:style-name="Text_20_body">My Dad made it himself. A vertical two-meter-tall bar planted off the hallway corner, with two metal rods connecting its top to the walls, cut out a sizable parallelepiped of space. Now, it just remained to hang a cloth curtain on ringlets running along the horizontal rods and cover the whole contraption with a piece of plywood so that the dust did not collect inside. The do-it-yourself cloakroom at ready! </text:p>
      <text:p text:style-name="Text_20_body">On the paint-coated wall inside the cotton-walled vault, there was fixed a wide board with pegs for hanging coats and other things, the big brown wicker chest stood on the floor beneath the hanger-board, and there still remained a lot of room for the footwear… </text:p>
      <text:p text:style-name="Text_20_body">Sure, the hiding places were pretty scanty, yet playing the game was interesting all the same. You holed up in one of the enumerated spots and, keeping your breath under the strenuous control, listened to the “it’s” cautious steps before off you rushed to be first at the big sofa in the children’s room from where the “it” started their search, and assert your win by tap-tapping on the big sofa’s armrest and the loud yell, “knock-knock! that’s for me!”, so as not to be the “it” in the following round of Hide-and-seek. </text:p>
      <text:p text:style-name="Text_20_body">Yet, one day Sasha managed to hide so successfully that I couldn’t find him, he just disappeared! I even checked both the bathroom and the storeroom in the hallway, although we had a standing agreement to never hide in there. And I felt through each of the coats on the hanger-board behind the cloth curtain in the hallway. </text:p>
      <text:p text:style-name="Text_20_body">Then I opened the wardrobe in the parents’ room with Mom’s dresses and Dad’s jackets hanging in the dark warm compartment behind the door that bore the big outside mirror. </text:p>
      <text:p text:style-name="Text_20_body">Just in case, I checked even behind the wardrobe’s right door though there was no room for hiding in the compartment filled with the drawers for stacks of sheets and pillowcases, except for the one below where I once discovered the blue square of seaman’s collar cut off a sailor’s shirt. And, wrapped into it, there was a dagger of a naval officer with spiral ribs in the yellow hilt and the long steel body tapering to the needle-sharp point hiding in the taut black scabbard. A couple of days later, I couldn’t keep the temptation back and shared the great secret with <text:soft-page-break/>the younger ones. However, Natasha casually shrugged the news away and answered that she knew about the dagger all along and even showed it to Sasha… </text:p>
      <text:p text:style-name="Text_20_body">And now Natasha with happy giggles was following my vain search and after the frantic cry addressed to our absent brother that, okay, I agreed to be the “it” one more time and let him go out from wherever he was now, Natasha also yelled instructing him to sit tight and quiet, and not to give up. </text:p>
      <text:p text:style-name="Text_20_body">I ran out of patience completely and refused to play anymore, but she suggested that I leave the room for a moment. Returning from the corridor, I saw Sasha in the middle of the room pleased and silent, and blinking bemusedly at Natasha’s report how he climbed the fourth drawer in the wardrobe where she piled socks over him…</text:p>
      <text:p text:style-name="P15">With coy hope, I asked at the Detachment’s Library if they’d allow me to choose not from the books returned into the stacks on the librarian’s desk, but rather from those on the shelves. Yes, they said I could do that, yes. O, what a measureless joy beyond description I had to modestly keep in check!. </text:p>
      <text:p text:style-name="Text_20_body">To the right from the librarian’s desk, towered the wall of <text:span text:style-name="Emphasis">The Complete Collection of Works</text:span> by V. I. Lenin, the shelves started near the floor and rose in rows to the ceiling, bearing dense unified ranks of volumes different only with the hue of blue in their covers, which depended on the year of edition – the earlier, the darker. </text:p>
      <text:p text:style-name="Text_20_body"><text:span text:style-name="T49">Multi-volume</text:span> rows of works by Marx and Engels in brown bindings paneled the wall opposite to that of blue, and the shelves of Stalin’s writings, fewer but in taller volumes, screened the shorter wall by the door. </text:p>
      <text:p text:style-name="Text_20_body">Straight rows of weighty, never opened books with embossed golden letters and numbers in their spines, enshrining countless lines between their heavy covers with the authors' convex relief portraits on the lid-like front ones... </text:p>
      <text:p text:style-name="Text_20_body">However, there was a narrow cleft in the blue wall—the passage to that part of the Detachment’s Library where forming a maze of narrow passages stood shelves with the books of varying degrees of wear. </text:p>
      <text:p text:style-name="Text_20_body">The books by Russian writers ranked alphabetically—Aseev, Belyaev, Bubentsoff…; the authors from abroad kept to the same order under inscriptions of their countries’ names—American literature, Belgian literature…; or under the branch they belonged to—Economics, Geography, Politics… </text:p>
      <text:p text:style-name="Text_20_body">In the maze’s nooks, you could also come across multi-volume collections: Jack London, Fenimore Cooper, Walter Scott (for all my persistent searches I never found among his works a novel about Robin Hood, but only about Rob Roy). </text:p>
      <text:p text:style-name="Text_20_body">I loved wandering in the condensed silence of the passages between the shelves, taking, now and then, from as far above as allowed my height, one or another book to scrutinize the title and put it back. In the end, pressing the chosen couple to my chest, I returned to the librarian’s desk. Sometimes she put aside one of the books I brought, saying it was too early for me to read… </text:p>
      <text:p text:style-name="Text_20_body">Once, meandering through the treasury labyrinth, I suddenly farted. What an embarrassment! Though the sound was not very loud, yet, in case it reached the librarian’s desk through the wall of Marxism-Leninism classic writers, I tried to iron <text:soft-page-break/>the wrinkles out by pensive claps of lips somewhat alike to the shameful sound, kinda some innocent fancy of a boy promenading in the narrow stack passages, for whom reading of certain books was yet too early. </text:p>
      <text:p text:style-name="Text_20_body">However, one of the camouflaging farts turned out so successful, natural and rolling, that simply mortified me – if the first, unintentional, breaking of wind might have been missed, the falsified one sounded too convincing. </text:p>
      <text:section text:style-name="Sect1" text:name="Section29">
        <text:p text:style-name="List_20_Paragraph"><text:bookmark text:name="span26"/>(….as your mother’s mother would likely put it: “Kept fixing until mucked up.” She liked to use Ukrainian bywords in her speech…) </text:p>
      </text:section>
      <text:p text:style-name="Text_20_body">After the New Year holidays, the stack of subscriptions they dropped in the mailbox on our door got thicker with the addition of <text:span text:style-name="Emphasis">The Pioneer Pravda</text:span>. Of course, I still was only an Octoberist, but at school, they told us that we already had to subscribe to that newspaper and in any other way prepare ourselves to become pioneers in the future. </text:p>
      <text:p text:style-name="Text_20_body">Handing me <text:span text:style-name="Emphasis">The Pioneer Pravda</text:span>, Mom said, “Wow! They started to deliver a newspaper for you like for an adult.” I felt pleased with getting admitted to the world of grown-ups, at least from the postal point of view. And I kept reading the newspaper all day long. Each and every line printed in its four pages. </text:p>
      <text:p text:style-name="Text_20_body">When the parents returned from work in the evening, I met them in the hallway to proudly report that I had read all, all, all of it!. </text:p>
      <text:p text:style-name="Text_20_body">They said, “Good job!”, then hung their coats behind the cotton curtain in the corner, and went over to the kitchen. </text:p>
      <text:p text:style-name="Text_20_body">You can’t help feeling disappointed when for all your pains they pay with a caressing indifference. Like, a hero after a life-and-death battle with Gorynich the Dragon to free a beautiful captive is nodded off with her fleeting “Good job!” instead of the regular kiss on the sugar-sweet mouth. Next time he would think twice if the scrap was worth the while, after all. </text:p>
      <text:p text:style-name="Text_20_body">Thus, never again I read <text:span text:style-name="Emphasis">The Pioneer Pravda</text:span> entirely – from its red title, with the statement of the printed organ affiliation, down to (and including too) the editorial office telephone numbers and street address in the city of Moscow… </text:p>
      <text:p text:style-name="Text_20_body">The omission of desired and deserved reward calls for the restoration of justice. And the following morning I readily forgot Mom’s instruction that three spoonfuls of sugar were absolutely enough for one cup of tea. </text:p>
      <text:p text:style-name="Text_20_body">At that moment, I was alone in the kitchen and, while adding sugar to my tea, I got distracted by considering the frost patterns in the kitchen windowpane, which was the reason why the count of the added spoonfuls was started not with the first one. That mistake somehow coincided with a slight negligence and instead of a teaspoon, I loaded sugar with a tablespoon. The resulting cloy treacle was good only for pouring it into the sink. And that became another lesson to me – filched pleasures are not as sweet as might have been expected… </text:p>
      <text:p text:style-name="Text_20_body">The fact of having read an issue of <text:span text:style-name="Emphasis">The Pioneer Pravda</text:span> so exhaustively inflated my self-confidence and at the next visit to the Detachment’s Library, from the shelf of French literature, I grabbed a weighty volume with a bouquet of swords on its cover, <text:span text:style-name="Emphasis">The Three Musketeers </text:span>by Dumas-peré. The librarian, after a moment’s <text:soft-page-break/>hesitation, registered the book in my reader-card and I proudly carried the bulky booty home. </text:p>
      <text:p text:style-name="Text_20_body">The big sofa somehow didn’t seem appropriate for reading such an adult book, so I took it to the kitchen and spread open on the oil-clothed tabletop. </text:p>
      <text:p text:style-name="Text_20_body">The very first page, full of footnotes informing who was who in France of the XVII century, felt like pretty complicated stuff for reading. But it gradually got in the groove and by the scene of D’Artangan’s saying goodbye to his parents, I already figured out by myself the meaning of the abbreviated words “Mr.” and “Mrs.”, which were absolutely absent from <text:span text:style-name="Emphasis">The Pioneer Pravda</text:span>… </text:p>
      <text:p text:style-name="Text_20_body">Later that winter, Mom decided that I needed to get my squint corrected because it was not right to leave it as it was. Before she said so, I had never suspected I had anything of the sort. </text:p>
      <text:p text:style-name="Text_20_body">She took me to the oculist at the Detachment’s Hospital, and he peeked into my eyes through the narrow hole in the dazzling mirror circle that he wore tied to his white cap when not used. Then the nurse dropped some chilly drops into my eyes and told me to come next time alone because I was a big boy already and learned the way to their office. </text:p>
      <text:p text:style-name="Text_20_body">Going home after the next visit, I suddenly lost the sharpness of vision: the light of lamps on posts along the empty winter road turned into blurred yellow splotches and at home, when I opened a book, all the lines on the page were just unreadable dimmed strings. </text:p>
      <text:p text:style-name="Text_20_body">I got scared but Mom said it was okay only I had to wear glasses, so for a couple of following years I used some plastic-rimmed ones. </text:p>
      <text:section text:style-name="Sect1" text:name="Section30">
        <text:p text:style-name="List_20_Paragraph"><text:bookmark text:name="span28"/>(…my eyes were straightened and made keep parallel when looking, however, the eyesight in the left one stayed unfocused. At checks by oculists, I cannot see their pointer or finger touching the check chart. Yet, as it turned out, you can live your life with just one working eye. </text:p>
        <text:p text:style-name="List_20_Paragraph">The squint was got rid of but ever since the expression in my eyes doesn’t match, which is easily noticeable in a photo when screening them in turn – the inquiring curiosity in the right eye gives way to a lifeless indifference of the left one. </text:p>
        <text:p text:style-name="List_20_Paragraph">At times I notice that same discrepancy in close-ups of some movie actors and I think to myself if they have also been treated for a squint, or possibly we all are being spied on by some unknown aliens through the sinister eye…) </text:p>
      </text:section>
      <text:p text:style-name="Text_20_body">And again came the summer but no volleyball was played anymore. In the volleyball grounds at the foot of the Bugorok-Knoll, they cemented two big squares for playing the game of <text:span text:style-name="Emphasis">gorodki</text:span>. And they even organized a championship there. For two days the tin-clad wooden bats clapped and whipped against the concrete, sweeping the wooden pins of<text:span text:style-name="Emphasis"> gorodki</text:span> out the squares towards the barrier of the Bugorok-Knoll bluff side. </text:p>
      <text:p text:style-name="Text_20_body">As usual, the news reached the big sofa with a snail delay, yet I still was in time for watching the final single combat of the two masters who could even from the remote position knock out the most complicated figure in <text:span text:style-name="Emphasis">gorodki</text:span>—”the letter”—<text:soft-page-break/>with just three throws of their bats and didn’t spend more than one bat at such figures as “the cannon” or “Anna-girl-at-the-window”. </text:p>
      <text:p text:style-name="Text_20_body">The tournament was over, leaving behind the concrete squares where we, children, continued the game with fragments of the tin-cuffed bats and chips of the split <text:span text:style-name="Emphasis">gorodki</text:span> pins. And even when the leftover wore out of existence and the concrete squares got lost in the tall grass, the level grounds by the Bugorok-Knoll remained our favorite meeting place. If going out to the Courtyard you could see no one to play with, the next move was going over to the Bugork-Knoll to find your playmates there… </text:p>
      <text:p text:style-name="Text_20_body">Besides playing games, we educated each other in the main things to know about the wide world around us. Like, after a nasty fall apply the underbelly of Cart Track to the bleeding scratch on your knee or elbow. And the stalks of Soldier-grass with tiny scale-like leaves were edible, as well as the sorrel but not the “horse sorrel”, of course. Or, say, those long-leaved swamp weeds were also edible when you peeled the green leaves off and got to the white core. Here you are! Just chew, you’ll see yourself! </text:p>
      <text:p text:style-name="Text_20_body">We learned how to see flint from other stones and which of the rest to use for striking with the flint to send forth a trickle of pale sparks. Yes, the hard and smooth flint and the murky yellowish one produce sparks leaving some strange – both foul and fetching – smell of seared chicken skin. </text:p>
      <text:p text:style-name="Text_20_body">Thus, in games and chat, we learned the world and ourselves… </text:p>
      <text:p text:style-name="Text_20_body">“Are you in for Hide-and-seek?” </text:p>
      <text:p text:style-name="Text_20_body">“No go. Two are too few for it.” </text:p>
      <text:p text:style-name="Text_20_body">“There are two more. Coming back from the swamp in a minute.” </text:p>
      <text:p text:style-name="Text_20_body">“Went to the swamp? What for?” </text:p>
      <text:p text:style-name="Text_20_body">“Wanking.” </text:p>
      <text:p text:style-name="Text_20_body">Soon the promised two came from the swamp, chortling between themselves, each one clutching a whisker of grass in his grab. </text:p>
      <text:p text:style-name="Text_20_body">I couldn’t guess the purpose of the grass bunches, neither had I any clear idea what “wanking” was about. Though from the grunts with which boys usually accompanied the word, I understood that it was something bad and wrong. </text:p>
      <text:section text:style-name="Sect1" text:name="Section31">
        <text:p text:style-name="List_20_Paragraph"><text:bookmark text:name="span29"/>(…all my life I have been a champion for righteousness. Everything should be as right as rain. </text:p>
        <text:p text:style-name="List_20_Paragraph">Seeing something which is not right just puts my back up. If, say, a grown-up shoat with brazen squeals sucks on a cow’s udder, I’m tempted to disperse them. </text:p>
        <text:p text:style-name="List_20_Paragraph">And take a look at that cow too! So resigned and obedient! As if she doesn’t know that milk is for calves and people only…) </text:p>
      </text:section>
      <text:p text:style-name="Text_20_body">That’s why I stood akimbo and met the comers with the reprimand in question form: “So what? Enjoyed your wanking?” </text:p>
      <text:p text:style-name="Text_20_body"><text:soft-page-break/>And then I learned that the righteousness supporters sometimes would better keep mum. </text:p>
      <text:p text:style-name="Text_20_body">Besides, it’s a crying shame that I could so easily be stretched on the ground at an unexpected brush…</text:p>
      <text:p text:style-name="P15">Football was played in the grassy field between the Bugorok-Knoll and the garbage bins enclosure. Team captains nomination was based on their supremacy in age, height and the volume of shrill cries they issued in a debate. </text:p>
      <text:p text:style-name="Text_20_body">Then the boys, in pairs, went aside and put heads together, “You’re ‘hammer’ and I’m ‘tiger’, okay?” </text:p>
      <text:p text:style-name="Text_20_body">“No! No! I’m ‘rocket’, you’re ‘tiger’.” </text:p>
      <text:p text:style-name="Text_20_body">Having agreed on the placeholder handles, they returned to the captains-to-be and asked the one whose turn it was to choose, “Which one for your team: ‘Rocket’ or ‘Tiger’?” </text:p>
      <text:p text:style-name="Text_20_body">With the human resources divided, the game began. How I wanted to be a captain! To be so popular that all the boys would hanker to play in my team! But the dream remained just a dream… </text:p>
      <text:p text:style-name="Text_20_body">I zealously scrambled through the grass: from one football goal to the other. I was desperate to win and didn’t spare myself, ready to do anything for our victory. It’s only that I never could get near the ball. At times it rolled towards me, yet before I got prepared to kick it properly, the swarm of “ours” and “theirs” came racing around and send it far afield. </text:p>
      <text:p text:style-name="Text_20_body">And again I plodded in a clumsy trot, back and forth, and shrieked, “Pass! Me here!” but no one listened to me and everyone else screamed too and was also running after the ball, and the game rolled on without my actual participation… </text:p>
      <text:p text:style-name="Text_20_body">In summer all our family, except Grandma Martha, went to Konotop in the Sumy region of Ukraine, to the wedding of Mom’s sister Lyudmila and the region champion of weightlifting in the third weight class, young, but rapidly balding, Anatoly Arkhipenko from the city of Sumy. </text:p>
      <text:p text:style-name="Text_20_body">A truck with a canvas top took us through Checkpoint – the white gate in the barbed-wire fence surrounding the whole Zone, to the Valdai railway station where we boarded a local train to the Bologoye station to change trains there. </text:p>
      <text:p text:style-name="Text_20_body">The car was empty with no one but us on the wooden yellow benches paired back-to-back on both sides of the aisle between the green walls. I liked the car swaying in time with the clatter of wheels on rail joints beneath the floor. And I liked to watch out of the big window the dark log posts that popped up to flick across the windowpane and the endless stream of wires which they carried on their crossbars went sagging down then up before the leap-flick of the next post and the unrolling stream slid into the next sag and went up, and again, and again, and... </text:p>
      <text:p text:style-name="Text_20_body">At the stops, the local train patiently waited giving way to more important trains until they’d hurriedly whoosh by. </text:p>
      <text:p text:style-name="Text_20_body">One especially long wait happened at the station of Dno whose name I read in the glazed sign on the green plank-wall of its shed. And only after a solitary steam <text:soft-page-break/>engine puff-puffed past the shed, slowly piercing with its long black body the white curls of its own steam, our train moved on. </text:p>
      <text:section text:style-name="Sect1" text:name="Section32">
        <text:p text:style-name="List_20_Paragraph"><text:bookmark text:name="span30"/>(…I recollected that station and the black glitter of the engine that crawled through the milky mist of the steam when I read that at the station of Dno, Colonel of the Russian Army Nikolay Romanov signed his renunciation of the royal throne. </text:p>
        <text:p text:style-name="P8">However, by that act, he didn’t save himself, nor his wife, nor the children of their royal family all lined at the basement wall and shot at <text:span text:style-name="T51">and then those not killed with the volley were</text:span> finish<text:span text:style-name="T51">ed</text:span> off with the rifle bayonets. </text:p>
        <text:p text:style-name="List_20_Paragraph">I knew nothing of all that sitting there in the local train by the shabby shed. Neither was I aware that it does not matter if I knew it or not. One way or the other, all that is part of me. It’s me… </text:p>
        <text:p text:style-name="List_20_Paragraph">Anyway, it’s good that we don’t know all in childhood…) </text:p>
      </text:section>
      <text:p text:style-name="Text_20_body">Most of the houses along Nezhin Street in the city of Konotop kept slightly off the road, standing behind their respective fences which reflected the owner’s level of prosperity, as well as the main trends and stages in the evolution of the local fencing technologies. </text:p>
      <text:p text:style-name="Text_20_body">However, the left-side line of sundry fencing stretches in the street was briefly interrupted with the wall of Number 19 whitewashed ages ago, having two windows in thoroughly bleached paint-coat and four wooden shutters to seal the windows off for the night. </text:p>
      <text:p text:style-name="Text_20_body">To enter the house, one <text:span text:style-name="T50">should</text:span> have passed through the wicket of tall weather-worn planks, side by side with the wider, yet constantly closed gate which separated the yard from the street. The comer should also know which of the four entrances they needed. The doors were identically distributed between two windowless verandas abutting the house in between the four windows looking in the yard. </text:p>
      <text:p text:style-name="Text_20_body">The veranda next to the wicket, with both of its doors, as well as the half of the whole house, belonged then to Ignat Pilluta and his wife Pillutikha, therefore the pair of windows overlooking Nezhin Street were theirs. The plank walls of the second veranda wore a coat of rambling vine with wide green leaves and pale clusters of dinky, never ripening, berries; the blind partition, also of planks, divided the second veranda’s inside into two lengthwise sections for the two remaining owners. </text:p>
      <text:p text:style-name="Text_20_body">The home, aka <text:span text:style-name="Emphasis">khutta</text:span>, of our grandmother, Katerina Ivanovna, comprised the half-dark veranda-hallway, the kitchen that had a window viewing the two stairs beneath the outside entrance door and the brick stove in the opposite corner next to which stood the leaf of the constantly open door to the only room in the <text:span text:style-name="Emphasis">khutta</text:span>. </text:p>
      <text:p text:style-name="Text_20_body">The space between the whitewashed walls there was filled with the perpetual limbo-like dusk seeping in through the room's window from the solid shade under the giant elm in the two-meter wide backyard, who also shadowed half of the neighboring yard of the Turkovs at Number 17. </text:p>
      <text:p text:style-name="Text_20_body">Turning round the far corner in the second veranda, you reached the last, fourth, door belonging to the <text:span text:style-name="Emphasis">khutta</text:span> of the old man Duzenko and his wife. </text:p>
      <text:p text:style-name="Text_20_body"><text:soft-page-break/>They also had the same-sized sequence of hallway-kitchen-room, yet with two windows more than in Grandma Katya’s <text:span text:style-name="Emphasis">khutta</text:span> because of the symmetry in layout – the two windows looking to the street called for two windows looking into the common yard. </text:p>
      <text:p text:style-name="Text_20_body">Two mighty American Maples with pointed tips in their open-palm leaves grew in the yard right next to each of the Duzenko's additional window. The space between the maples was filled with a squat stack of red bricks, brittle with their age, which old man Duzenko all his life kept for a possible reconstruction of his <text:span text:style-name="Emphasis">khutta</text:span> in the future. </text:p>
      <text:p text:style-name="Text_20_body">About six meters away from the breastwork between the maples and parallel to it, there stretched a long shed of ancient grayish boards, whose blind wall had blind doors with large padlocks. Their respective owners kept there the fuel for the winter, and in an enclosure within Grandma Katya’s fuel section lived a pig named Masha. </text:p>
      <text:p text:style-name="Text_20_body">Opposite the veranda coated with barren vine, one more huge elm and a plank-fence separated the common yard from the neighbors at Number 21. Next to the elm, there stood a small shed plastered with the mixture of clay, cow dung, and chopped straw, that also was padlocked to secure the earth-cellar of the Pillutas inside it. </text:p>
      <text:p text:style-name="Text_20_body">The Duzenkos’ earth-cellar shed of bare boards stood farther away from the street and as if continued the long common shed, being separated from it by the passage to the kitchen gardens. </text:p>
      <text:p text:style-name="Text_20_body">Between those two earth-cellar sheds, there stood a small lean-to structure covering the lid over Grandma Katya’s earth-cellar – a vertical shaft two-meter deep, with a wooden ladder going down, into the dark between the narrow walls of earth. At the bottom, the flashlight disclosed four cavelike niches cut to all four sides and slightly deeper than the shaft bottom. That’s where they stored potatoes and carrots for the winter, and beets too because the frost couldn’t reach the stored vegetables at such depth. </text:p>
      <text:p text:style-name="Text_20_body">In the corner formed by the Duzenko’s and Grandma Katya’s earth-cellar sheds, there stood a kennel with the black-and-white dog Zhoolka chained to his house. He tinkled the chain and whiplashed it against the ground, barking furiously at any stranger who entered the yard. But I made friends with him on the very first night when, by Mom’s prompt, I took out and dumped into his iron plate the leftovers after supper… </text:p>
      <text:p text:style-name="Text_20_body">Grandma Katya’s hair was quite gray and a little wavy. She had it cut to the middle of her neck and held in place with a curved plastic comb beneath the back of her head. The pure white of the hair contrasted to the swarthy skin of her face with a thin nose and somewhat rounded, as if frightened, eyes. </text:p>
      <text:p text:style-name="Text_20_body">And in the somber room behind the kitchen, on one of the three blind walls, there hung a photographic portrait of a black-haired woman with an aristocratically high hairdo and a necktie (as was the fashion once upon the New Economic Policy times during the late twenties) – Grandma Katya in her young years. </text:p>
      <text:p text:style-name="Text_20_body"><text:soft-page-break/>Next to her, there was an equally large photo of a man with a heavy Jack London’s chin, wearing a Russian collar shirt and black jacket; that was her husband Joseph when in the position of the regional trade auditor before his arrest and exile to the North, and abrupt disappearance strangely coinciding with the retreat of Germans from Konotop… </text:p>
      <text:p text:style-name="Text_20_body">On the whole, I liked the visit to Grandma Katya, although there were neither<text:span text:style-name="Emphasis"> gorodki</text:span> nor football playing, and only daily Hide-and-seek with the children from the neighboring <text:span text:style-name="Emphasis">khuttas</text:span> who would never find you if you hid in Zhoolka’s kennel. </text:p>
      <text:p text:style-name="Text_20_body">Late in the evening, on the log electric-line pillars along the street, there lit up rare yellow lamps, unable to disperse the night dark even on the ground beneath themselves. May beetles flew with a bomber buzz above the soft black dust of the road, yet so low that you could knock them down with your jacket or a leafy branch broken off a cherry tree hanging from behind someone’s fence. The captives were incarcerated in empty matchboxes whose walls they scratched from inside with their long awkward legs. The following day, we opened their cells to admire the fan-like mustaches and the chestnut color of their glossy backs. We tried to feed them with shredded grass blades, but they did not seem hungry and we set them free from our palms the same way as you set a ladybug to fly. </text:p>
      <text:p text:style-name="Text_20_body">The beetle ticklishly crawled to a raised fingertip, tossed up its rigid forewings to straighten out their long transparent wings packed under that protective case, and flew off with low buzzing. Okay, fly wherever you want – in the evening we’ll catch more… </text:p>
      <text:p text:style-name="Text_20_body">One day from the far end of the street, there came a jumble of jarring wails affirmed by rare prolonged booms. The sounds of familiar cacophony made the people of Nezhin Street went out of their yards and, standing by their gates, inform each other whose funeral it was. </text:p>
      <text:p text:style-name="Text_20_body">In front of the procession, three men were marching slowly with their lips pressed to the brass pipes of trumpets sobbing woefully. The fourth one carried a drum in front of him like a huge potbelly. After walking for as long as it was proper, he smote its side with a felted stick. The wide belt cinching the drum across the drummer’s back left both his hands free to hold the felted stick in one of them and a wide copper plate in the other, which he from time to time crashed against the second such plate screwed upon the drum rim, to which event the trumpets responded with a new splash of disparate wailing. </text:p>
      <text:p text:style-name="Text_20_body">After the musicians, they carried a large photo of a sullen man’s face and several wreaths with white-lettered inscriptions over black ribbons. A medium platform truck followed the wreaths, purring its engine. On the platform with the unfastened sides, there stood an openwork monument of rebar rods coated with silver paint. Two men grabbed onto the rods from both sides to keep their balance over the open coffin at their feet with the deceased laid on display. </text:p>
      <text:p text:style-name="Text_20_body">A small nondescript crowd closed the slow procession. </text:p>
      <text:p text:style-name="Text_20_body">I did not dare to go out into the street, although Mom and Aunt Lyudmila were there standing at the gate as well as the neighbors with their children by the wickets of their <text:span text:style-name="Emphasis">khuttas</text:span>. </text:p>
      <text:p text:style-name="Text_20_body"><text:soft-page-break/>Yet, driven by curiosity, I still climbed the gate from inside to peek over it. The lead-colored nose stuck from the pallid dead face looked so horrible that I fled back to the kennel of black-and-white Zhoolka, who also was ill at ease and whining to back up the trumpets…</text:p>
      <text:p text:style-name="P15">Grandma Katya knew the way of tying a usual handkerchief into a fatty mouse with ears and a tail, which she put onto her palm to pet the white head with a finger of her other hand. All of a sudden the mouse would leap in a desperate attempt to escape, but Grandma Katya caught it on the fly, put back and go on petting, under our eager laughter. Of course, I realized that it was she who pushed the mouse, but following the trick, as closely as possible, I could never crack how she did that. </text:p>
      <text:p text:style-name="Text_20_body">Each evening she hauled out the pail of sourly smelling slop with peelings, scraps, and offals to her section in the mutual shed, where pig Masha welcomed her with impatient grunting. There Grandma Katya would stand over slurping Masha accusing her of one or other act of blatant misbehavior. </text:p>
      <text:p text:style-name="Text_20_body">She showed us which of the vegetable beds and trees in the garden were hers so that we did not play around with the neighbors’ because there was no fencing about the plots. However, the apples were not ripe yet and I climbed the tree of white mulberry, though Grandma Katya warned that I was too heavy for such a young tree. And indeed, one day it split under me in two. I dreaded the pending punishment, but Dad did not beat me. He pressed the halves of the split tree back to each other wrapping tight with a length of some sheer yellowish cable. And Grandma Katya never said a scathing word. </text:p>
      <text:p text:style-name="Text_20_body">That evening she shared that the pig refused to eat anything at all and knocked the pail over because the animal was too clever and felt that the next day they would slaughter her. </text:p>
      <text:p text:style-name="Text_20_body">In the morning when the butcher came, Grandma Katya left her <text:span text:style-name="Emphasis">khutta</text:span>, and only after that they pulled frantically screaming Masha out of her enclosure, chased about the yard and slaughtered with a long knife to pierce the pig’s heart and her high-pitched squel changed into wheezy shortening snorts. Throughout that time, Mom kept us, the children, in the<text:span text:style-name="Emphasis"> khutta</text:span>, and she allowed me to go out only when they were scorching it with a blowtorch. </text:p>
      <text:p text:style-name="Text_20_body">At Aunt Lyudmila’s wedding, plates with sliced lard and fried cutlets, and dishes with chilled-out pork jelly <text:span text:style-name="T60">cluttered</text:span> the <text:span text:style-name="T60">long </text:span>table <text:span text:style-name="T60">in the yard</text:span>. One of the guests volunteered to teach the bride how to stuff a home-made sausage, but she refused and the merry guests laughed out loud… </text:p>
      <text:p text:style-name="Text_20_body">In general, I liked Konotop although I felt sorry for Masha and ashamed of splitting the mulberry tree. For some reason, I even found <text:span text:style-name="T54">likable</text:span> the taste of the cornbread. Everyone was cursing it but still buying because Nikita Khrushchev declared the corn to be the queen of the fields and at shops they sold only bread made of cornflower… </text:p>
      <text:p text:style-name="Text_20_body">Back to the Object we also were coming by train but the road seemed so much longer. I felt sick and dizzy until eventually there was found a window in the car where you could stick your head out into the wind. Clinging to that window, I watched as the green string of cars in our train, keeping a constant bent about its <text:soft-page-break/>middle, rolled around the green field. It was easy to figure out that our journey became so endless because the train was describing one huge circle in one and the same field with random copses added here and there. </text:p>
      <text:p text:style-name="Text_20_body">At one of the stops, Dad left the car and did not come back at the departure. I was scared that we would remain without our Dad, and started to whine pitifully. But a few minutes later, he appeared along the car aisle, carrying ice-cream because of which he lingered on the platform and jumped into another car of the departing train… </text:p>
      <text:p text:style-name="Text_20_body">That year my younger sister and brother also went to school and at the end of August, Dad, angrily red-faced, was taking Grandma Martha to the station of Bologoye to help her change trains to Ryazan. </text:p>
      <text:p text:style-name="Text_20_body">When saying “goodbye”, she sobbed a little until Dad snarled: “Again? Started again!.” </text:p>
      <text:p text:style-name="Text_20_body">Then she kissed all of us, her grandkids, and was gone from my life… </text:p>
      <text:p text:style-name="Text_20_body">Across the road opposite the corner buildings of our Block, there was a grocery store and, after Grandma Martha had left, Mom was sending me there for small purchases, like, bread, matches, salt or vegetable oil. More important products she bought herself: meat, potatoes, sore cream or chocolate butter. For holiday celebrations, large-beaded red or smaller-beaded black caviar was also bought because the Object was well catered for. And only ice-cream appeared at the store no sooner than once a month and was immediately sold out. As for the tasty cornbread, I never saw it on sale there. </text:p>
      <text:p text:style-name="Text_20_body">To the right from the store, near the bend in the road around the blocks, the wall of the forest was slightly cleft by a narrow glade, where the car repair ramp constructed of sturdy logs provided another gathering place for children to play. </text:p>
      <text:p text:style-name="Text_20_body">“To the ramp!” called a familiar boy running by. “They’ve caught a hedgehog there!” </text:p>
      <text:p text:style-name="Text_20_body">All the hedgehogs seen by me up to that moment were only met in the pictures, so I also hurried to the scream-and-shouting group of boys. With the sticks in their hands, they checked the animal’s attempts at fleeing to the forest, and when the hedgehog turned into a defensive ball of gray-brown needles, they rolled it pushing with the same sticks into a small brook. </text:p>
      <text:p text:style-name="Text_20_body">In the water, the hedgehog unfolded, stuck his sharp muzzle with the black blob of the nose out from under the needles, and tried to escape through the grass on his short crooked legs. Yet, he was again spread on the ground and firmly pressed across his belly with a stick not to allow him to fold up again. </text:p>
      <text:p text:style-name="Text_20_body">“Look!” shouted one of the boys. “He’s constipated! Cannot shit!” To prove the statement, the boy poked a stalk of some rank grass into a dark bulge between the animal’s hind legs. </text:p>
      <text:p text:style-name="Text_20_body">“The turd is too hard. He needs help.” </text:p>
      <text:p text:style-name="Text_20_body">I recollected how Grandma Martha saved me. </text:p>
      <text:p text:style-name="Text_20_body"><text:soft-page-break/>Someone in the company had pliers in his pocket, the patient was crucified on the earth with a couple of additional sticks and the self-proclaimed vet pulled the jammed turd with the pliers. The turd, however, was not ending and turned out to be of a strange bluish-white color. </text:p>
      <text:p text:style-name="Text_20_body">“Damn fool! You tore his guts out!” cried another boy. </text:p>
      <text:p text:style-name="Text_20_body">The hedgehog was set free and once again made for the forest dragging behind the pulled out part of the intestine. All followed to see the outcome. </text:p>
      <text:p text:style-name="Text_20_body">I didn’t want any more of all that and, fortunately, my sister came to the rescue running from the Block to say that Mom was calling me. Without the slightest delay, I left the party of the boys and hurried with her to the Courtyard. There I talked to Mom, greeted neighbors, ran some errand and all the time was thinking one and the same thought formulated in an overly clear-cut, not childish way, “How to live on now, after what I’ve just seen? How to live on?” </text:p>
      <text:section text:style-name="Sect1" text:name="Section33">
        <text:p text:style-name="List_20_Paragraph"><text:bookmark text:name="span31"/>(…but still and all, I survived. The blessing property of human memory, its aptitude to fade recorded by Vladimir Dahl in his dictionary, saved me. </text:p>
        <text:p text:style-name="List_20_Paragraph">Yet, in the series of atrocities registered by me, mostly when human beings tortured their likes into deformed pieces of tattered meat, the mutilated hedgehog comes the first, dragging through the brittle grass the grayish length of the intestine with small pieces of dry earth stuck to it. </text:p>
        <text:p text:style-name="List_20_Paragraph">And I still lived <text:span text:style-name="T55">on </text:span>to understand that low brutes need <text:span text:style-name="T56">lofty</text:span> excuses for their barbarity: …to alleviate sufferings…as sacred revenge…to keep the race pristine… </text:p>
        <text:p text:style-name="List_20_Paragraph">But again, to be entirely frank: is there any guarantee that I myself would never and under no circumstances do anything of the kind? I can’t tell for sure…) </text:p>
      </text:section>
      <text:p text:style-name="Text_20_body">When you are a child, there is no time to look behind at all those series back in your memory. You have to go on — farther and beyond — to new discoveries. If only you’ve got the nerve to keep the course. </text:p>
      <text:p text:style-name="Text_20_body">Once, slightly veering to the left from the accustomed “school – home” route, I went deeper into the broad-leaf part of the forest to come, on a gently rising hillock, across four tall pine trees that grew a couple of meters apart from each other, in the corners of an almost regular square. The smooth wide columns of their trunks without branches went upwards and at the height of six to seven meters were bridged with a platform you could reach climbing up the crossbeams cut of thick boughs and nailed to one of the trees, like a vertical ladder … </text:p>
      <text:p text:style-name="Text_20_body">I never found out the purpose of the contraption, nor who it was made by. All I learned was that not a fraidy-cat would climb a platform in the forest even if discovered by himself… </text:p>
      <text:p text:style-name="Text_20_body">Much easier went on the exploration of the basement world. I was going there together with Dad to fetch the firewood for Titan the Boiler who heated the water for bathing. </text:p>
      <text:p text:style-name="Text_20_body">Because all the bulbs down there were missing, Dad brought along the flashlight with the spring lever protruding from its belly. When you squeezed the flashlight in your hand, the lever resisted yet went inside; you loosened the grip and it popped <text:soft-page-break/>out again. A couple of such pumping rounds awoke a small dynamo-machine buzzing inside the handle to produce the current for the lamp as long as you kept pushing-loosing the lever, and the faster you did it, the brighter was your flashlight. </text:p>
      <text:p text:style-name="Text_20_body">A circle of light hopped along the walls and cemented floor in the left corridor of the basement with our section at the very end of it. The walls in the narrow corridor were made of boards and so were the sections’ doors locked with weighty padlocks. </text:p>
      <text:p text:style-name="Text_20_body">Behind our door, there was a square room with two concrete walls and the wooden partition from the neighboring section. </text:p>
      <text:p text:style-name="Text_20_body">Dad unlocked the padlock and turned on the inside bulb whose crude light flooded the high stack of evenly sawed logs by the wall opposite the door, and all sorts of household things hanging from the walls or piled on shelves: the sled, the tools, the skies. </text:p>
      <text:p text:style-name="Text_20_body">After a couple of plump logs were chopped with the ax, I collected the chips for kindling Titan the Boiler and a few thicker splinters, while Dad grabbed a whole armful of firewood. </text:p>
      <text:p text:style-name="Text_20_body">Sometimes, he was tinkering at something or sawing logs in our basement section and I, bored with waiting, would go out in the corridor where a narrow grated ditch middle-lined the cemented floor. Through the open door, the bulb threw a clear rectangle of light on the opposite section wall while the far end of the corridor, from where we had come, was lost in the dark. But I was not afraid of anything because behind my back Dad was working in his old black sailor’s pea jacket with two upright rows of copper buttons in its front <text:span text:style-name="T57">each</text:span> bearing a <text:span text:style-name="T53">brave </text:span>neatly embossed anchor…</text:p>
      <text:p text:style-name="P15">The firewood got to the basement in early autumn. A slow-go truck would enter the Courtyard and dump a heap of ruffly halved bole chunks nearby the tin-clad lid of the cemented pit right in the center of every sidewall of the Block's houses. Inside one-and-a-half meter deep pit, slightly up from its bottom, there started a hole through the foundation, 50 cm x 50 cm, which ended in the basement dark corridor at about a meter-and-half above its cemented floor. The chunks were dropped down into the pit, and thence, through the hole, into the basement to be hauled into the section whose owner the firewood was brought for. </text:p>
      <text:p text:style-name="Text_20_body">As I was already a big boy, Dad instructed me to throw the wood pieces into the pit so that he could drag them through the hole down into the basement. Dropping them in, I could not see him, but heard his voice from down there when he shouted me to stop if the pile of chunks in the pit threatened to block the hole. Then I waited until there came muffled thuds of the pieces toppling onto the cemented floor in the basement corridor. </text:p>
      <text:p text:style-name="Text_20_body">Everything went quite well before Natasha told Sasha that they had brought the firewood for us and I was helping Dad to move the wood down there. Sasha came running to the heap of log chunks and started dragging them and dropping into the pit. To all my furious clarifications that he was violating the age limits for such a work, and that the very next chunk he dropped would surely block the hole, he answered with silent but obstinate snuffling and just went on. </text:p>
      <text:section text:style-name="Sect1" text:name="Section34">
        <text:p text:style-name="List_20_Paragraph"><text:bookmark text:name="span32"/><text:soft-page-break/>(…any rhetoric is lost on those whose Stubbornness-Mommy was born a moment before them!. ) </text:p>
      </text:section>
      <text:p text:style-name="Text_20_body">Yet, I not only made speeches but also kept throwing the wood, so that later, at midday meal in the kitchen, Sasha would not make hints that he did more than me. And suddenly he tottered back from the pit, his hand clutching his face with the blood-smeared fingers. Natasha rushed home to call Mom, who came running with a damp cloth to wipe the blood off Sasha’s upturned face. </text:p>
      <text:p text:style-name="Text_20_body">Dad also raced from the basement and no one was listening to my defense that all that happened accidentally, not on purpose, when the piece of wood thrown by me scratched the skin on my brother’s nose. Mom yelled at Dad because he allowed all that to happen. Dad also grew angry and told everyone to go home, and he'd finish the work himself. </text:p>
      <text:p text:style-name="Text_20_body">The scratch healed very soon, although Sasha stubbornly peeled the patch off his nose even before the midday meal. </text:p>
      <text:section text:style-name="Sect1" text:name="Section35">
        <text:p text:style-name="List_20_Paragraph"><text:bookmark text:name="span33"/>(…I doubt if my brother would recollect the happening, it’s only me who remembers and feels guilty: yes, it was not deliberate, but instead of futile orations I should have been more watchful tossing them chunks…) </text:p>
      </text:section>
      <text:p text:style-name="Text_20_body">At school, I regularly enrolled in this or that Group, whenever its tutor entered our classroom to recruit volunteers. Group meetings were held in the late afternoon so that participants had time to go home, have their midday meal, and come back to school. After a one-hour session of learning and training at the Group, its members returned home through the complete night darkness... </text:p>
      <text:p text:style-name="Text_20_body">One evening after the Group activities were over, a bunch of participants dropped into the school gym where there was an upright piano on the stage behind the closed curtain, and where one boy once showed me that if you hit only the black keys then it sounded like Chinese music. But that evening I forgot all about the music because besides the piano on the stage, there were several boys from senior grades who had a pair of real boxing gloves! </text:p>
      <text:p text:style-name="Text_20_body">We dared to ask permission to touch the gloves’ shiny leather and try them on. The senior graders kindly allowed us that, and then they had an idea of holding a match between the sprats, a fighter from the Gorka (that is someone from the blocks atop the hill) against someone of lowlanders who dwelt in the rows of wooden houses at the foot of the Gorka hill. </text:p>
      <text:p text:style-name="Text_20_body">The choice fell on me—O! and I wanted it so dearly!—and so did red-haired fatty Vovka from among the lowlanders. As the stage was illuminated too poorly for the match, all the present went over to the gym hallway under the bright bulb reflected in the ink-black winter darkness behind the wide window-pane, and they commanded “box!” to me and Vovka. </text:p>
      <text:p text:style-name="Text_20_body">At first, we both chuckled punching each other with the bulky balls of gloves, but soon we grew hot and angry. I in earnest wanted to deal a good one in his head while in his eyes in that very head you unmistakably could read his craving to knock me down. Before long my left shoulder, which kept receiving all his blows, <text:soft-page-break/>felt terribly sore, while my right hand, that kept hitting his shoulder, grew limp and floppy. </text:p>
      <text:p text:style-name="Text_20_body">Probably, his state was no better, our giggles turned into puffing and gasping. It was bad and unbearably painful because his blows, like, penetrated to the very bone of my forearm, but I would rather die than surrender. At last, the big boys got bored with such a monotony, they told us “enough!” and took away their gloves. </text:p>
      <text:p text:style-name="Text_20_body">The next morning a purple-black bruise decorated my left forearm and for several following days I was very touchy at that spot, ducking even from a friendly pat and issuing the hiss of self-defending gander… </text:p>
      <text:p text:style-name="Text_20_body">If the Courtyard was covered with powder snow but not too deep, all of our family went out to clean the carpet and the runner. We spread them face down on the snow and stomped on their backs. Then the carpet was turned over, the snow from the snowdrifts about it got swept with a broom onto all of the carpet’s face and then swept away. Done. And we folded the carpet. </text:p>
      <text:p text:style-name="Text_20_body">The long green runner remained face down after the stomping, and the four of us—Mom and the three children—gathered upon it, and Dad dragged the runner over the snowdrifts with all of us standing upon its back, leaving a crumpled, dust-smeared, furrow through the snow in our wake. Yes, our Dad was so strong and mighty! </text:p>
      <text:p text:style-name="Text_20_body">And making use of a slushy snowfall, the boys began to roll the snow in the Courtyard to form huge balls and build a fortress. For a start, you made a regular snowball, put it down onto a snowdrift, and began rolling it back and forth. The lump immediately swelled with layers of slush snow stuck all over it. The snowball turned bigger than a football, then grew above your knees, becoming denser, heavier and you had to call for help already and, in a team of two or three, roll it to the fortress building site where the big boys hoisted it and fixed into the course of dense snow lumps making the circular wall taller than you… </text:p>
      <text:p text:style-name="Text_20_body">We divided into two parties – the fortress defenders and the assaulting troops. In a record short time, the snowball-ammo was hurriedly produced and – off to the storm they rushed! </text:p>
      <text:p text:style-name="Text_20_body">Shrieks, yells, babel; snowballs swishing from all the sides and in every direction. I stuck my head out above the fortress wall choosing a boy to hit with my snowball but a crack of yellow lightning flashed in my eyes, like an exploding electric bulb. With my back sliding against the wall, down I crouched, my hands firmly pressed to the eye whipped with a snowball. </text:p>
      <text:section text:style-name="Sect1" text:name="Section36">
        <text:p text:style-name="List_20_Paragraph"><text:bookmark text:name="span34"/>(<text:span text:style-name="Emphasis"><text:span text:style-name="Strong_20_Emphasis"> " oh, I forgot, they killed me in the charge…”</text:span></text:span> so depicted such a moment Nikolai Gumilyov in his poem…) </text:p>
      </text:section>
      <text:p text:style-name="Text_20_body">Yet, the battle raged on, and no one cared about bodies of the fallen buddies. Everything fused and drown in one united warcry, “A-a-a-a-a-ah!” After a period out of any time the battle was over. The fortress never surrendered but turned into a hillock of snow trampled firm and hard as ice. Yet, the roaring did not stop, with the same unquenchable yell we kept sliding down the hillock on our bellies, the heads turned kinda hollow and filled with a sort of dull deafness because of your and others’ crazy, unceasing, howl, “A-a-a-a-a-ah!” </text:p>
      <text:p text:style-name="Text_20_body"><text:soft-page-break/>My eye could see already. I slapped up a snowball and hit the head of a boy older than me. What a mistake! Firstly, the battle was long since ended and that boy had already come with his skates on. </text:p>
      <text:p text:style-name="Text_20_body">How could I be so reckless? As always, because of trying to keep things in proper order, to make everything right. </text:p>
      <text:p text:style-name="Text_20_body">Ages before, at the start of fortress construction, the eldest boys—seventh-and-eighth-graders—announced, “who does not build will not play”, and I knew for sure that the boy in skates was not among the builders. But who now cared about the right things and justice? Many of the founder boys had left already. The remainder had completely forgotten the pre-battle declaration. </text:p>
      <text:p text:style-name="Text_20_body">Yet, there was no time to present justifications for so cheeky a deed, and there was no one to listen or help out, so – run for your life! </text:p>
      <text:p text:style-name="Text_20_body">And I plunged headlong towards the staircase-entrance door of our house. Maybe he wouldn’t catch up with his skates on in the trampled snow drifts? </text:p>
      <text:p text:style-name="Text_20_body">Running, exhausted with many hours of the wild game, I was still running. The entrance door’s already so close! “But if he’ll still catch up?” flashed in my mind, and I got a skate kick in the ass for such an inappropriate fear. Slamming the door I flew through the vestibule where he dared not follow – it’s someone else’s house… </text:p>
      <text:section text:style-name="Sect1" text:name="Section37">
        <text:p text:style-name="List_20_Paragraph"><text:bookmark text:name="span35"/>(…if you want everything to work out as it should, you mustn’t doubt that so it would…) </text:p>
      </text:section>
      <text:p text:style-name="Text_20_body">In the spring that followed, my parents tried their hand at farming. That is, they decided to plant potatoes... When with a spade and a bagful of potatoes they started for the forest after work, I begged to take me too. </text:p>
      <text:p text:style-name="Text_20_body">We came to the endless narrow clearing in the forest, the former border of Zone before the expansion of the Object’s area. Dad made holes in the soil that he turned the day before, and Mom dropped potatoes into them. Their faces looked sad and Dad wistfully shook his head and asserted that the soil was not of the right sort of soil, but merely loam on which nothing could possibly grow. </text:p>
      <text:p text:style-name="Text_20_body">Soon, the quiet spring twilight thickened, and we started home. </text:p>
      <text:section text:style-name="Sect1" text:name="Section38">
        <text:p text:style-name="List_20_Paragraph"><text:bookmark text:name="span36"/>(…a little anticipatory, I’ll say that the attempted kitchen garden indeed yielded nothing. Was the failure because of the loam, or the doubt annulled any possibility of success?. </text:p>
        <text:p text:style-name="List_20_Paragraph">And, what is really inconceivable, why did they start it at all? To save costs for potatoes? But we were not so poor then. </text:p>
        <text:p text:style-name="List_20_Paragraph">In the parents’ room there appeared a fold-out couch-bed, two armchairs with lacquered armrests of wood, and a three-legged coffee table, all of them making one furniture set. </text:p>
        <text:p text:style-name="List_20_Paragraph">Probably, they simply wanted to take a break from all that furniture and the farming enterprise served an excuse for fleeing to the forest…)</text:p>
      </text:section>
      <text:p text:style-name="P15"><text:soft-page-break/>And again it was summer only this time it started much earlier than in the previous years. And together with that summer, the Rechka river rushed into my life. Or maybe, the limits of my living space had expanded enough to reach it. </text:p>
      <text:p text:style-name="Text_20_body">To start the relations with the Rechka, at first, I needed a company of boys more advanced in their years who walked ahead downhill along the road with the heat-softened pitch filling the joints between large concrete slabs, which leg I knew quite well though, because of my visits to the Detachment’s Library. Then followed an unknown shortcut by a footpath through the shady thicket on a steep slope until there all at once unfurled the sparkling sunlit flow of the Rechka lapping among innumerable boulders of all sizes. </text:p>
      <text:p text:style-name="Text_20_body">You could cross the ten-meter-wide river without getting deeper than to your waist or you might stand instead knee-deep in its fast current and watch a school of translucent whitebait poking ticklishly at your ankles in the greenish twilight of the incessantly rolling mass of water… </text:p>
      <text:p text:style-name="Text_20_body">When out of the river, we played Key-or-lock, betting on the form of the splash made by a stone hurled into the water. If the splash raised up like a stick, that was counted “a key”, while a wider, bush-like, splash went for “lock”. At contestable cases, the last word remained with by the boy who played football better, or whose pebble did more leaps at “baking pancakes” over the water surface… </text:p>
      <text:p text:style-name="Text_20_body">Soon I began to go to the Rechka alone or with just one partner, yet on the river bank we parted because our main concern was fishing. </text:p>
      <text:p text:style-name="Text_20_body">All the tackle consisted of a fishing pole—a cut-down willow whip—with a length of line tied on its end. The line was threaded through the float and ended with the hook, accompanied by a tiny lead sinker. The float could be made of a brownish wine cork, a match stuck into the hole with the threaded line kept it in place, or you could use one bought at the Sports Goods—a plucked and pared goose feather painted red-and-white: both popped equally well on the rushing ripples of the rapid current, or turned thoughtfully still in a small backwater behind bigger boulders… </text:p>
      <text:p text:style-name="Text_20_body">Fishing is something personal. One boy pins his hopes on that quiet inlet, the other prefers to have his float hopping on the rapids. That’s why companions get parted on the river bank. </text:p>
      <text:p text:style-name="Text_20_body">Fishing is a churned-up surge of rocketing excitement at the slightest start of the float. Hush! Striking!. The line does not yield, it jibs, bends the pole, cuts the water in zigzags, then suddenly gives up and, jumping over your head, carries to you the sparkling flutter of the caught fish! Then, of course, it turns to be not a fish but a small fry. Never mind! The next catch will be tha-a-at big!. </text:p>
      <text:p text:style-name="Text_20_body">More often than anything else there was one of the “miserables” on the hook. I never learned their scientific name. Those fools got caught even with a bare hook, without any bait at all. And they could be hooked at any part of them – at the tail, or the belly, or an eye. Who would bother inventing a special name for such a moron minnow? </text:p>
      <text:p text:style-name="Text_20_body"><text:soft-page-break/>Back from the fishing, I usually brought half-dozen of small fry sleeping in a milk-can, and Paulinna Zimin’s cat devoured them with greedy purr and snap from a saucer put on the landing tiles… </text:p>
      <text:p text:style-name="Text_20_body">That day I started fishing from the bridge between the Pumping Station and Checkpoint on the road out from the Zone. </text:p>
      <text:p text:style-name="Text_20_body">As usual, I walked after the current, refreshing the bait, adjusting the depth of the hook immersion. I was a steadfast fisherman and only once let myself get distracted from bobs and jerks of the float in the current. It happened on the sandy spit near the green bush, where I carried out some restoration work mending the sand sculpture of a woman stretched on her back. </text:p>
      <text:p text:style-name="Text_20_body">The masterpiece was created a couple of days before by two soldiers. You could guess at a glance that they were soldiers because of their black underpants and black high boots. Who else would wear such boots in summer?. </text:p>
      <text:p text:style-name="Text_20_body">I increased the sagging breasts and slightly rounded the hips of the sculpture. They seemed to be wider than necessary but I did not correct it. </text:p>
      <text:p text:style-name="Text_20_body">Why did I do it at all? Very clear, it’s not right to let the work of art to disappear in the rest of the sand with all the soldiers’ labor gone to ashes… </text:p>
      <text:section text:style-name="Sect1" text:name="Section39">
        <text:p text:style-name="List_20_Paragraph"><text:bookmark text:name="span37"/>(…or was I hooked on the opportunity to spank a female bust and thighs even if just made of sand? </text:p>
        <text:p text:style-name="List_20_Paragraph">Eew! To hell with Freud and other miserables from psychoanalytic schools! </text:p>
        <text:p text:style-name="List_20_Paragraph">Let’s go back fishing, it’s much more fun…) </text:p>
      </text:section>
      <text:p text:style-name="Text_20_body">…and I did not roll on top of her like one of the soldiers two days before, but just returned to fishing. </text:p>
      <text:p text:style-name="Text_20_body">The current carried the float to the broken dam below the stadium, where ages ago I stumbled off the insidious slab. The point marked half of the Rechka having been passed already and after the other half it would run beyond the Zone, away from the barbed wire in doubled fence on two rows of poles bounding the strip of loosened ground in between the walls of wire for catching footprints of the NATO spies. </text:p>
      <text:p text:style-name="Text_20_body">Half of the walk along the river was over and the three-liter milk-can contained just a couple of “miserables”. The neighbor’s cat would be disappointed. </text:p>
      <text:p text:style-name="Text_20_body">When down the stream there loomed the second (and also last) bridge in the Zone, I decided not to go any farther but try my luck at the sharp bend of the current under the precipitous drop-off in the bank. And right there happened that after what folks go fishing at all. The float did not twitch or flinch but went under the surface deep and slowly. I pulled back and the vibrating pole in my hands responded with the strangely <text:span text:style-name="T58">unyielding</text:span> resistance. No fish jumped from the water wiggling in its flight over the air. I had to pull the tight line all the way closer and closer and finally drag it onto the dry land… The fish twisted and arched and beat the sand, scaring me with its might and size, never had I seen the like of that dark blue piece of alive thick hose. </text:p>
      <text:p text:style-name="Text_20_body"><text:soft-page-break/>I threw the “miserables” back to the river, filled the can with water, and lowered the pray into it but the fish had to stand there upright – its length did not allow for tumbling in the can. </text:p>
      <text:p text:style-name="Text_20_body">Two boys came from the bridge, they had already finished fishing and were on their way home. They asked me about the catch and I showed them the fish. “Burbot!” without a sec of hesitation identified one of them. </text:p>
      <text:p text:style-name="Text_20_body">When they left, I realized that I couldn’t catch anything better, that it was time to cut the line and go home… I walked up the Gorka hill and the glory ran before me – a couple of boys met me some hundred meters out of the Block. They wanted to have a look at the burbot. And when I was already nearing our house, an unfamiliar auntie from the corner building stopped me on the path to ask if that was true. </text:p>
      <text:p text:style-name="Text_20_body">She peeped into the can at the round muzzle of the burbot turned asleep by that time, and asked me to give it to her. </text:p>
      <text:p text:style-name="Text_20_body">I immediately handed the milk-can over and waited while she carried the fish to her home and brought the can back, because it’s only right to do what you’re told to by grow-ups… </text:p>
      <text:p text:style-name="Text_20_body">In those years, a year was much longer than nowadays and it was packed with bigger number of memorable events. For instance, in the same summer with the burbot my sister, and brother, and I went to the pioneer camp, though we were not young pioneers yet. </text:p>
      <text:p text:style-name="Text_20_body">One sunny morning the children from our Block, and from the twin one, and the lowlander-children from the wooden houses by the foot of the Gorka hill collected at the House of Officers where two buses and two trucks with canvas tops were waiting for us. Parents gave their respective children suitcases with clothes, and bags full of sweets and other tasty things, and waved after the departing convoy. </text:p>
      <text:p text:style-name="Text_20_body">We went over the bridge at the Pumping Station and passed the white gate of Checkpoint, leaving the Object behind the barbed wire that surrounded all of it together with the forest, hills, marshes and a stretch of the Rechka. </text:p>
      <text:p text:style-name="Text_20_body">After Checkpoint, we turned to the right, climbing a protracted slant of the highway which we followed for about half an hour before another turn to the right to follow a dirt road in the forest of great pine trees. There, the convoy had to slow down and, after a twenty-minute ride, we drove up to another gate in another fence of barbed wire. However, that fence wasn’t doubled, and there were no sentries at the gate because it was a pioneer camp. </text:p>
      <text:p text:style-name="Text_20_body">Not far from the gate, there stood a one-story building with the canteen and the rooms for caretakers, and paramedic, and Camp Director, and other employees at the camp. Behind that building, there stretched a wide field marked by a tall iron mast of “giant leaps” with the iron wheel on its top, from which there hung half-dozen canvas loops on thoroughly rusted chains because no one ever used the attraction. Beneath the row of tall birch trees along the left edge of the field, there ran a neat cinder path to the pit for broad jumps. Across the field, the forest began again, parted from the camp with the couple lines of barbed wire nailed randomly to thicker trunks from among the trees. </text:p>
      <text:p text:style-name="Text_20_body"><text:soft-page-break/>To the left of the canteen building, a growth of green bushes screened four square canvas tents with a board floor and four beds each, for the ninth-graders from the first platoon. </text:p>
      <text:p text:style-name="Text_20_body">Then followed a level clearing with another iron mast, this time more slender and without chains but with one thin cable looped trough two small pulleys—atop the mast and near the ground—for the Red Flag of the camp. Each morning and each evening the platoons were lined-up along three sides of a large rectangular, facing inside. The iron mast, Camp Director, Senior Pioneer Leader, and the camp accordionist concluded the rectangular as the fourth—fairly rarefied—side of the perimeter. </text:p>
      <text:p text:style-name="Text_20_body">The commanders of the platoons, starting with the youngest, approached, in turn, Senior Pioneer Leader to report that their platoon was lined-up. During their report, both the commanders and Senior Pioneer Leader held their right elbows up, hands straightened and kept diagonally across their respective faces. </text:p>
      <text:p text:style-name="Text_20_body">With the reports received from the commanders of all lined-up platoons, Senior Pioneer Leader went several steps ahead towards the center of the formation, yet without reaching it turned around and approached Camp Director to report that the camp was lined-up, and Camp Director responded with the order to hoist or to lower the Red Flag of the camp, depending on the time of day. </text:p>
      <text:p text:style-name="Text_20_body">The accordionist stretched the bellows of his instrument and played the hymn of the Soviet Union. Two rank-and-file pioneers called out by Senior Pioneer Leader for their recent achievements and overall merits in the camp life approached the mast. Standing on both sides from it, they pulled the cable running through two pulleys, their hands taking turns at grabbing the cable, and the Red Flag of the camp crept in starts and jerks along the mast, up in the morning and down in the evening, while the lined-up formation stood with their right elbows up, hands straightened and kept diagonally across their respective faces, even Camp Director, caretakers and kids from the youngest platoon though none of them was age eligible for this pioneer salutation… </text:p>
      <text:p text:style-name="Text_20_body">The clearing with the flag mast was followed by a short tilt, down which there stood a long squat barrack of planks with two large bedroom-wards separated by the central blind partition and filled with rows of spring-mesh beds abutting the windowed sidewalls. Each of the wards ended with the door to the shared square room comprising the whole width of the barrack. There was a small stage with a screen for movie shows and rows of seats for the audience. </text:p>
      <text:p text:style-name="Text_20_body">Entering the bedroom-wards on the day of arrival, the children were not in a hurry to go and get mattresses, sheets, and blankets from the canteen-etc. building, but instead, they dropped their bags and suitcases on the floor and went amok, leap-racing along the spring-mesh trail of the lined beds which tossed you up in long jumps through the air. For that particular sports activity, it’s vitally important not to collide with a jumper rushing in the opposite direction... </text:p>
      <text:p text:style-name="Text_20_body">Then everyone opened their suitcases and bags and started to enjoy the sweets, flashing them down with the gulps of treacly condensed milk from blue-and-white tin-cans. As it turned out, for condensed milk consuming, neither an opener nor a spoon was needed. Just find a nail sticking out on the wall and hit the can lid <text:soft-page-break/>against it to punch a hole. Make sure the hole’s location is near the lid edge and not in its center. Produce another hole in the lid opposite to the first one and – here you are! – now the condensed milk can easily be sucked out through any of the holes without smearing your lips and cheeks, as when eating with a spoon from an open tin-can... And if you are not a well-trained puncher, or not tall enough to reach the nail up in the wall, then ask someone of the elder boys – they would punch it for you for just a couple of hearty sucks from your can…</text:p>
      <text:p text:style-name="P15">The middle of the square where the camp’s platoons fell in was reserved for patches of loosened ground, a patch per platoon. Each day children laid out the date in their platoon's patch with green cones, or fresh twigs, or chopped off flower heads competing for the Best Designed Platoon Calendar. </text:p>
      <text:p text:style-name="Text_20_body">On Sundays, a big bus was bringing to the camp a pack of parents to treat their children with gingerbread, and sweets, and – lemonade! </text:p>
      <text:p text:style-name="Text_20_body">Our Mom was taking us over into the greenish shade of trees and watched as we chewed and swallowed, and asked questions about the camp life, while Dad clicked his brand new FED-2 camera. </text:p>
      <text:p text:style-name="Text_20_body">Consuming the treats, we were sharing that the camp life was quite like a camp life. </text:p>
      <text:p text:style-name="Text_20_body">That not long before, all the platoons went out for a hike in the forest and on our return – surprise! There was a restaurant waiting for us on the floor-boarded platform of the pergola, outside the cinema room in the barrack. </text:p>
      <text:p text:style-name="Text_20_body">As it turned out, the girls of the senior platoon did not participate in hiking and instead set up tables and chairs in the pergola, and cooked the dinner together with the canteen workers. Handwritten menu sheets were put on the tables, and everyone sitting around them summoned the girls with the adult word “Waitress!” And they approached to get the order for “May Salad” or “Onion Salad”, the only two items on the menu. </text:p>
      <text:p text:style-name="Text_20_body">When the restaurant was over, I accidentally overheard two of the waitresses giggling between themselves that everyone asked for “May Salad” while “Onion Salad” was way more delicious and thus the waitresses’ share became bigger thanks to the fools ready to be hooked on mere look of words on a piece of paper. </text:p>
      <text:section text:style-name="Sect1" text:name="Section40">
        <text:p text:style-name="List_20_Paragraph"><text:bookmark text:name="span38"/>(…and I promised myself in future never get fooled with tinsel wrappers.) </text:p>
      </text:section>
      <text:p text:style-name="Text_20_body">Regrettably, the daily schedule in the camp retained an obnoxious vestige from the kindergarten past under the new name of “stiff hour”. After the midday meal, everyone should go to their wards and to their beds. Get asleep! </text:p>
      <text:p text:style-name="Text_20_body">Sleeping in the middle of a day just did not work and the two-hour-long “stiff hour” progressed at a snail rate. All the spooky stories had been told and listened to for the millionth time, both about the woman in white who drank her own blood, and about the flying black hand that had no body to it but kept regularly strangling anyone on its way, and all the other gory horrors, yet there still remained the same thirty-eight minutes before the long-awaited-for shout “Get up!.” </text:p>
      <text:p text:style-name="Text_20_body">Once at the midday meal in the canteen, I got aware of obviously clandestine gestures of three boys at my table, their exchange of silent nods and winks was <text:soft-page-break/>nothing but some double talk with secret code signs. Clear as daylight – there was some collusion. And me? </text:p>
      <text:p text:style-name="Text_20_body">So I accosted one of them in earnest until he shared the secret scheme. They conspired to flee the “stiff hour” that day and go to the forest, where one of them knew a spot with such raspberries that had more berries than leaves in their bushes. </text:p>
      <text:p text:style-name="Text_20_body">The midday meal over, the boys ran stealthily in the direction opposite to the barrack. I followed them, repulsed the leader’s attempt at turning me back to the ward-bedroom, and crawled after the others under the barbed wire of the fence into the forest. </text:p>
      <text:p text:style-name="Text_20_body">We armed ourselves with the rifles made of breakable tree branches and walked along a wide footpath among the pines and shrubs. Then the commander turned into some glade after which we again went into the forest, but already with no footpath there. We wandered for a long time without finding any raspberries but only the bushes of wolf-berries which you should skip eating because they’re poisonous. </text:p>
      <text:p text:style-name="Text_20_body">Finally, we got fed up with the useless search, and our commander confessed he could not find the promised raspberries, so he was reproached with multi-voiced “eew! you!”, and our wandering through the forest went on until we came across the barbed wire nailed to the trees to form a fence. </text:p>
      <text:p text:style-name="Text_20_body">Following the prickly guidance of the camp fencing, we went out to the already familiar footpath and our perked-up commander ordered to fall in. It seemed as we were going to play War-Mommy. The command was bravely executed and we lined-up along the footpath, pressing the dried boughs of our assault rifles to our stomachs. </text:p>
      <text:p text:style-name="Text_20_body">But suddenly, two grown-up women—the camp caretakers—jumped from behind a thick bush with a loud yell, “Drop weapons down!” We let our sticks fall and, in the already formed file, were convoyed to the camp gate. One of the captors walked ahead of us, the other closed the formation. </text:p>
      <text:p text:style-name="Text_20_body">At the evening all-out line-up, Camp Director announced that there happened an incident at the camp, and the parents of those involved would be informed, besides, there would be raised the question of expelling the fugitives from the camp. </text:p>
      <text:p text:style-name="Text_20_body">After the line-up dispersed, my brother and sister came to me from their junior platoon, “Now, you’ll sure get hell!” </text:p>
      <text:p text:style-name="Text_20_body">“Ah!” dismissively waved I, trying to conceal the fear caused by the uncertainty of the punishment for getting raised the question of expelling. That uncertainty nagged me till the end of the week with the Parents’ Day on Sunday… </text:p>
      <text:p text:style-name="Text_20_body">Our parents came as usual, and Mom shared between us condensed milk and biscuits, but she never mentioned my involvement in the disruptive occurrence. A beam of hope flicked for me – perhaps, Camp Director forgot to inform my parents! </text:p>
      <text:p text:style-name="Text_20_body"><text:soft-page-break/>When they left, Natasha told me that Mom had already known about the incident and, in my absence, asked her who else was among the runaways. </text:p>
      <text:p text:style-name="Text_20_body">On getting the complete report, she turned to Dad and said, “Well, you bet, such ones aren’t going to be expelled.” </text:p>
      <text:p text:style-name="Text_20_body">At the end of that same summer, there occurred a drastic change in our Block’s way of life. Now, every morning and evening, a slow-go garbage truck entered the Courtyard, honked loudly and waited for the tenants of the houses to bring their garbage buckets and empty them into its dump. Besides, they took away the rusty boxes from the garbage bins enclosure and nailed up its gate. </text:p>
      <text:p text:style-name="Text_20_body">In September in the field between the Bugorok-Knoll and the defunct enclosure, there for several days roared and clattered a bulldozer moving mountains of earth. Then it disappeared, leaving behind a wide field leveled two meters lower than the one we used to play football in, yet without a single grass blade crisscrosed instead with footprints of its caterpillar tracks in the raw ground… </text:p>
      <text:p text:style-name="Text_20_body">A month later, they organized a Sunday of Collective Free Work for adults only, but my Dad allowed me to go with him too. </text:p>
      <text:p text:style-name="Text_20_body">On the edge of the wood behind the next block, there stood a long building very much alike to the barrack in the pioneer camp, and the people who participated in the Sunday of Collective Free Work attacked it from all ends and started to demolish. </text:p>
      <text:p text:style-name="Text_20_body">My Dad climbed to the very top. He tore away whole chunks of the roof and sent them down shouting his farewell, “Eh! Pulling down in not building up – no painstaking cares!” </text:p>
      <text:p text:style-name="Text_20_body">I liked that Sunday of Collective Free Work very little because they would drive you away everywhere, “Don’t come closer!” And simply listening to the screams of nails being torn from the beams and boards, becomes boring quite soon… </text:p>
      <text:section text:style-name="Sect1" text:name="Section41">
        <text:p text:style-name="List_20_Paragraph"><text:bookmark text:name="span39"/>(…I cannot now recollect if it was it on the eve of that Sunday or immediately after it, that Nikita Khrushchev got deposed and Leonid Brezhnev became the ruler of the USSR in his place. </text:p>
        <text:p text:style-name="List_20_Paragraph">Ew! So untimely! When there remained no more than a mere eighteen years before Communism to be established in our country!.) </text:p>
      </text:section>
      <text:p text:style-name="Text_20_body">In his very practical book, Ernest Seton-Thompson insists that bows have to be made of ash-tree boughs. But could you find an ash-tree at the Object, please? </text:p>
      <text:p text:style-name="Text_20_body">The woods around the Block were populated with pines and fir trees, as well as deciduous birch and aspen, and all the rest might be considered just shrubs. That’s why, following the advice of the neighbor from our landing, Stepan Zimin, my bows were made of the juniper. </text:p>
      <text:p text:style-name="Text_20_body">It’s important to make the right choice because the juniper for a bow should not be too old with lots of side branches, neither too thick which would be impossible to bend. A tree of about one-and-a-half-meter tall would be the thing, both springy and strong. The arrow shot with the bow made of such a juniper would rise in the gray autumn sky about thirty meters or so, you’d barely see it before its precipitous <text:soft-page-break/>down-fall to stick in the ground with the arrowhead of a nail fixed with electrical tape. </text:p>
      <text:p text:style-name="Text_20_body">The best material for an arrow shaft is a thin plaster lath, all you have to do is just split it lengthwise, round and shave the shaft off with a knife, then polish with sandpaper. Only my arrows had no fletching, although Seton-Thompson explained how to do it. But where could I get the feathers from? No use to ask Dad, there’s nothing but machinery at his work…</text:p>
      <text:p text:style-name="P15">On the winter holidays, I learned that the boys from both blocks on the Gorka often visited the Regiment Club to watch movies there. The Regiment was where the soldiers carried on their army service after graduating from the Recruit Depot Barracks. </text:p>
      <text:p text:style-name="Text_20_body">Going there for the first time was a bit scary because of the vague rumors among children about some soldier strangling some girl in the forest. No one could explain how and why, but that bad soldier must have been a “blackstrapper” while in the Regiment all the soldiers wore red shoulder straps. </text:p>
      <text:p text:style-name="Text_20_body">The way to the Regiment was not short – two times as long as to school which you bypassed on the right and the trail became wider and straighter, bound with the walls of tall fir trees until you went out onto the asphalt road which ended by the gate with sentries, however, they did not stop boys and you could go on to the building with the signboard Regiment Club. </text:p>
      <text:p text:style-name="Text_20_body">Inside, you got into a wide long corridor with three double doors in its blind wall. The other wall had windows in it and between them, as well as between the double doors, there hung a row of same-sized pictures portraying different soldiers and officers with short descriptions of their selfless deeds and heroic deaths defending our Soviet Homeland. </text:p>
      <text:p text:style-name="Text_20_body">The wide double doors opened to a huge hall without windows filled with rows of plywood seats all facing the wide stage with crimson velvet curtains. They were partly drawn to both sides so as to open the wide white screen for movies. From the stage to the back wall, that had a pair of square black holes high up near the ceiling for movie projection, stretched the long passage dividing the hall into two equal halves… </text:p>
      <text:p text:style-name="Text_20_body">The soldiers entered in groups, speaking loudly, stomping their boots at the boards of the paint-coated floor and gradually they filled the seats with their uniformed mass and the whole of the hall with the thick indistinct hum of their talking to each other. </text:p>
      <text:p text:style-name="Text_20_body">Time dragged awfully slowly. There were no pictures on the whitewashed walls and I re-read, over and over again, the two inscriptions on the red-clothed frames that screened the speaker boxes on both sides of the stage. </text:p>
      <text:p text:style-name="Text_20_body">A portrait of a cut-out bearded head with the thick turf of hair was mounted onto the left frame and followed by the lines: “In science, there is no wide highway, and only they who fear no fatigue but keep climbing its stony footpaths will reach its shiny peaks.” The concluding line underneath explained whose head and words they were – “K. Marx.” </text:p>
      <text:p text:style-name="Text_20_body"><text:soft-page-break/>And, next to the velvet folds of the curtain drawn to the right, a head without hair and with a small wedge-like beard made it clear even before reaching the bottom-most line that it was Lenin who curtly said, “The cinema is not only an agitator but also a remarkable organizer of the masses.” </text:p>
      <text:p text:style-name="Text_20_body">As the soldiers filled the entire hall, the schoolboys moved from the front rows over onto the stage and watched the movies from the backside of the taut screen. Not much difference if Amphibian Man dived from the cliff left to right contrary to what saw the watchers in the hall. And the rebel Kotovsky would all the same escape from the courtroom through the window... Although, some boys stayed in the hall perching on the armrests between the seats because the soldiers did not mind. </text:p>
      <text:p text:style-name="Text_20_body">At times, in the darkness illuminated by the flicks of the running film, there sounded a yell from one of the three double doors, “Lance-corporal Solopov!.” </text:p>
      <text:p text:style-name="Text_20_body">Or else, “The second squad!.” But any yell ended the same way, “To the exit!” </text:p>
      <text:p text:style-name="Text_20_body">If the movie suddenly broke off and the hall sank in complete darkness, there arose a deafening wall of whistles and rambling boot-stomp at the floor and yells “shoemaker!!.” from all the sides… </text:p>
      <text:p text:style-name="Text_20_body">After the movies at the Regiment Club, we walked home through the night forest retelling each other the episodes of what we had just watched together, “Now! I say! The way he punched him!” “Hey! Hey! I say! The guy never knew what hit him!” </text:p>
      <text:p text:style-name="Text_20_body">Of course, the Regiment Club was not the only place for movie-going. There always remained the House of Officers but there you had to buy a ticket and, therefore, come with your parents, yet they never had time for movies. True, on Sundays, they demonstrated there a free film for schoolchildren: black-and-white fairy tales or a color film about the young partisan pioneer Volodya Dubinin… </text:p>
      <text:p text:style-name="Text_20_body">One Sunday morning, I told Mom that I was going out to play. </text:p>
      <text:p text:style-name="Text_20_body">“Think before you speak up! Who plays outside in such a weather? Look!” </text:p>
      <text:p text:style-name="Text_20_body">The scudding shoots of rime snow scratch-and-scraped the murky dusk outside the panes in the kitchen window. </text:p>
      <text:p text:style-name="Text_20_body">“See this mayhem?” </text:p>
      <text:p text:style-name="Text_20_body">But I croaked and grumbled and never got off her back until Mom grew angry and told me to go wherever I wished. </text:p>
      <text:p text:style-name="Text_20_body">I went out into the boundless Courtyard. No one at all; the desolate space around looked so too gloomy to stay in. With my face turned away from the snappy slaps from the wild snow torrents, I bypassed the house corner and crossed the road to the field next to the nailed up garbage enclosure. </text:p>
      <text:p text:style-name="Text_20_body">There also was nobody except for me, but I couldn’t see myself. All I could see was the complete turmoil full of the violent blizzard lashing the dull gray world with the long snake-like belts of prickly snow. I felt lonely and wished I was back home. But Mom would say, “So I told you!”, and the younger would start giggling. </text:p>
      <text:p text:style-name="Text_20_body"><text:soft-page-break/>Then from the far edge of the field where long-long ago they played volleyball and <text:span text:style-name="Emphasis">gorodki</text:span> in summer, there came a voice of the aluminum loudspeaker on top of a wooden post not seen through so hurly-burly weather, “Dear children! Today we’ll learn the song about Merry Drummer. Listen to it first.” And a well-trained quire of children's voices began to sing of a clear morning at the gate, and the maple drumsticks in the hands of Merry Drummer. </text:p>
      <text:p text:style-name="Text_20_body">The song was over and the announcer commenced to dictate the lyrics so that the listeners by their radios would write it down word for word, “Get up ear-ly, get up ear-ly, get up ear-ly, with the first light of the mor-ning by the gate…” </text:p>
      <text:p text:style-name="Text_20_body">And I already was not alone in the grim world getting its lashing. I waded through the snowdrifts but the snow could not get me because of my thick pants pulled tightly over my felt boots. The announcer finished dictating the first verse, and let me listen to it sung by the quire. Then he dictated the second, also with the subsequent singing through it, and the third. </text:p>
      <text:p text:style-name="Text_20_body">“Now, listen to the whole song, please.” </text:p>
      <text:p text:style-name="Text_20_body">And there became quite a lot of us – both Merry Drummer, and the children with their merry voices, and even the blizzard turned into one of us and wandered with me across the field, hither and thither. Only that I kept falling through the crust into the sifted powder snow under it, and the blizzard danced above, scattering its prickly pellets. </text:p>
      <text:p text:style-name="Text_20_body">When I got home Mom asked, “Well, seen anyone there?” </text:p>
      <text:p text:style-name="Text_20_body">I said “no” but no one laughed. </text:p>
      <text:p text:style-name="Text_20_body">The solitary walk in the big company, under the dictation about Merry Drummer, laid me up in bed with the temperature. It was strangely quiet all around with everyone gone to work and to school. </text:p>
      <text:p text:style-name="Text_20_body">Because the books from the Detachment’s Library finished and there was no one to go and exchange them for me, I had to pick one from our home library that filled a shelf in the closet of the cupboard in the parents’ room. After a certain hesitation, I chose the one that for a long time had been attracting me by its title, yet at the same time repelled with its thickness, the four-volumed <text:span text:style-name="Emphasis">War and Peace</text:span> by Tolstoy. </text:p>
      <text:p text:style-name="Text_20_body">The opening chapter confirmed my fears by its text in French running page after page, however, it eased off when I noticed that there was a translation in the footnotes... Because of that novel, I did not notice my illness but hastily swallowed the medicines and hurried back to Pierre, Andrey, Petya, Natasha...at times forgetting to take thermometer from out of my armpit. </text:p>
      <text:p text:style-name="Text_20_body">I read all the volumes and the epilogue, yet the concluding part – the discourse on predestination, I couldn’t overcome. Its endless sentences turned into a bluff of glass where, climbing up for a tad bit, I invariably slipped back to its foot. The insurmountable bluff stretched in both directions, and there was no way to figure out where I got to that point from. The last volume was closed without reading it up to the very end. </text:p>
      <text:section text:style-name="Sect1" text:name="Section42">
        <text:p text:style-name="List_20_Paragraph"><text:bookmark text:name="span40"/>(…a couple of years ago I re-read the novel, from cover to cover, and said that if a person was capable of writing like Tolstoy in that concluding part of <text:span text:style-name="Emphasis">War </text:span><text:soft-page-break/><text:span text:style-name="Emphasis">and Peace</text:span> then why bothering themselves with all that prelude fiction, including the epilogue? </text:p>
        <text:p text:style-name="List_20_Paragraph">Probably, I kinda showed off, in part, but only just in part…) </text:p>
      </text:section>
      <text:p text:style-name="P15">And while I was lying on my folding bed amid the battlefield of Austerlitz, life was not standing still. My sister and brother kept bringing news that the garbage enclosure had been pulled down to be replaced with a shed. And the field between the shed and the Bugorok-Knoll got turned into a skating rink! As big as all that field leveled by the solitary bulldozer back in autumn. Yes, there arrived a fire-engine, they dropped the hoses on the ground and leaked tons of water. It’s a real skating-rink now! And they were lending out skates at the shed! You could come and borrow skates or, optionally, bring your own and go skating! </text:p>
      <text:p text:style-name="Text_20_body">I did not want to lag behind life, and promptly recovered. Still, I was late. They were no longer lending skates at the shed, and you had to bring some with you. The benches in the shed were still in place, so you could sit down and put on the skates you had brought, leaving your felt boots under the bench or in a locker if there remained any vacant one, and go skating. </text:p>
      <text:p text:style-name="Text_20_body">As it turned out, there were two sheds, side by side, and two doors upon a high wooden porch. The door on the right led to the locker-room, and the other to the warm-up room equipped with the electric skate grinder and a stove made of a wide iron barrel. </text:p>
      <text:p text:style-name="Text_20_body">The hot fire crackled in the stove to warm your frozen hands or dry up your mittens. You had to look out though to take your mittens off the stove in time or they'd stink with singed wool they're knitted of. Yak! </text:p>
      <text:p text:style-name="Text_20_body">No words could ever describe my desire to become a skater. How deliciously crunched the ice under the skates! And you didn’t run, but flew like a winged swift shooting ahead of the crispy crunch of your steely blades!. </text:p>
      <text:p text:style-name="Text_20_body">I started learning with double-bladed skates, which had strings to tie them to the boots, and I was laughed at for using such kindergarten playthings. “Snegoorki” came in their place, the round-nosed skates of one blade each, but also with the strings for tying. And nothing came out with them either, no flight, no joy, just some odd iron pieces on my felt boots. Finally, Mom brought from someplace real “half-Canadians” riveted to the shoes of their own. </text:p>
      <text:p text:style-name="Text_20_body">With those real skates hung over my shoulder, I hurried to the locker room at the skating rink. I put them on and went out on the ice. All I could get there was an awkward hobbling back and forth. The skates did not want to stand evenly, they kept falling in or out, twisting my feet so painfully. I had to return back to the locker-room walking the snowdrifts around the skating rink, where dense snow kept the skate blades upright which prevented them from breaking my tortured ankles out. </text:p>
      <text:p text:style-name="Text_20_body">The last attempt occurred in the evening after Dad came home from work and had his supper. At my request, he tightly laced the “half-Canadians” making them one with my legs. </text:p>
      <text:p text:style-name="Text_20_body">I went out and clattered down the stairs holding onto the railing. From where the railing ended I walked to the entrance door with my hand to the wall. The outer <text:soft-page-break/>wall of the house supported me on my way around the building. Farther on, there were auxiliary snowdrifts, but the road I had to cross fluttering my hands like a tightrope walker. </text:p>
      <text:p text:style-name="Text_20_body">At last, I got to the skating rink to see that tight lacing up brought no improvement, the skates again were breaking my feet in and out even though cinched by Dad. </text:p>
      <text:p text:style-name="Text_20_body">I stood there for some time, in pain and envy to the crowd of wing-footed ones happily rushing around me, before starting the endless hurtful way back. </text:p>
      <text:section text:style-name="Sect1" text:name="Section43">
        <text:p text:style-name="List_20_Paragraph"><text:bookmark text:name="span41"/>(…and never more in my life tried I to skate. </text:p>
        <text:p text:style-name="Quote"><text:span text:style-name="T9">“ Who’s born to creep – he cannot fly.</text:span>”…) </text:p>
      </text:section>
      <text:p text:style-name="Text_20_body">On a clear day-off our landing neighbor, Stepan Zimin, suggested I join a ski walk he and his son Yura were taking in the forest, for which occasion Dad went down to our basement section and brought the skies. </text:p>
      <text:p text:style-name="Text_20_body">The leather loop in the middle of each ski allowed to slip your felt boot's nose into it. The length of white rubber band, like that in underpants, tied with its both ends to the leather loop served an elastic noose about the felt boot heel not letting the ski slide off. </text:p>
      <text:p text:style-name="Text_20_body">Both Yura and I had a pair of ski poles each but Stepan went out with just skies on his feet but — whew! — he moved so nimbly without any poles! He glided down the Gorka and we followed, falling and getting up to glide farther on. </text:p>
      <text:p text:style-name="Text_20_body">Then we turned into the forest to the left from Recruit Depot Barracks and walked through the almost impenetrable thicket of the half-dried pine trees. We came across a couple of square holes in the deep snow there. Stepan explained they were dugouts during the war for the soldiers to live in. It was hard to believe because the war ended before my birth, which meant ages and ages ago, and in the course of so long a period all the trenches, and dugouts, and bomb-holes should have completely got leveled up and effaced from the earth… </text:p>
      <text:p text:style-name="Text_20_body">Never again Stepan went out for a ski walk, but I liked skiing and started to glide down the hillocks and knolls nearest to the road surrounding the two blocks. And, of course, I volunteered to participate in the ski competition held at school, for which occasion, on the eve of the cross-country race, I asked Dad to change the worn-out rubber bands on the leather loops of my skies. He casually dismissed the problem saying they’re sturdy enough to hold on, and there’s nothing to bother about. </text:p>
      <text:p text:style-name="Text_20_body">The start was given from the glade where in autumn they pulled down the barrack on the Sunday of Collective Free Work. From the start point the ski track went into the forest and after zigzagging there for a couple of kilometers returned back; start and finish at the same point: two in one. </text:p>
      <text:p text:style-name="Text_20_body">Our group of fourth-and-fifth-graders was flagged off all at once, with a senior schoolboy running ahead of us so that we wouldn’t go astray among other ski tracks there. I was getting overtaken, and I was overtaking others yelling at them eagerly, “The track! The track!”, so that they would give way along the two narrow unbroken ski prints in the snow. And when they shouted “The track!” behind my <text:soft-page-break/>back, I reluctantly stepped aside into the untrodden sticky snow, because that’s the rule. </text:p>
      <text:p text:style-name="Text_20_body">We ran, and we glided, and we ran again. Down one especially steep slope, we piled in over each other. I got from the pile one of the first and frantically rushed ahead, but some two hundred meters before the finish that meanie rubber band burst up and the ski slid off from my felt boot. </text:p>
      <text:p text:style-name="Text_20_body">Keeping back burning tears, I reached the finish in only left ski, driving the right one with kicks along its part in the ski track. The refs liked it, they laughed, but I, on coming home, burst into tears, “I knew it! I warned! I asked!” </text:p>
      <text:p text:style-name="Text_20_body">Mom went on at Dad, who wanted to talk back but couldn’t find what to say. The next day he brought from his work and fixed to the ski leather loops some elastic band of ivory color, as thick as a little finger. </text:p>
      <text:section text:style-name="Sect1" text:name="Section44">
        <text:p text:style-name="List_20_Paragraph"><text:bookmark text:name="span42"/>(…that fixture never failed, and even twenty-two years later the band served as it should. </text:p>
        <text:p text:style-name="List_20_Paragraph">Skies, on the whole, are doggedly long-liver creatures…) </text:p>
      </text:section>
      <text:p text:style-name="Text_20_body">With so reliable fasteners, on Sundays I was taking to the woods all day long. The endless well-trodden ski track stretched from beyond anything to out of everything. At times, the ski track branched off and two tracks ran along, side by side. </text:p>
      <text:p text:style-name="Text_20_body">I liked the snappy claps of skies against the ski track behind my back. On the way, I sometimes met single soldier-skiers enjoying their Sundays with their greatcoats left at the Regiment, flapping the loosened uniform shirts not girded with the army belt. </text:p>
      <text:p text:style-name="Text_20_body">The unbending ski track led to my favorite gliding grounds – a deep combe where the speed gained by the onrush down one slope took you up about one-third of the opposite one. I was delighted and proud that I could plunge like those solitary soldiers, although at times I had mind-blowing falls, especially at the jump ramp they built of snow for their jumps… </text:p>
      <text:p text:style-name="Text_20_body">One day I noticed a secluded ski track diverging from the mainline one which—as I gradually figured it out—was running along the former controlling clearing of Zone-Object-Detachment before its expansion. </text:p>
      <text:p text:style-name="Text_20_body">The fugitive ski track led me to an astounding ski-plunge slope in the depth of the thicket. Though the slope was grown with perennial fir-giants dictating an abrupt turn at its foot, yet, if you did not fall at that point, the plunge took you amazingly far with the speed squeezing tears from your eyes and making repeat the drive over and over again… </text:p>
      <text:p text:style-name="Text_20_body">The next Sunday I almost did not fall at that tricky turn and rode the slope until very late, when the deep violet shadows began to trickle down from the dense branches of fir trees laden with the thick snow layer. </text:p>
      <text:p text:style-name="Text_20_body">Then all of a sudden, there came a strange feeling that I was not alone, that someone else was watching me from behind the backs of the mighty firs. At first, it was scary but having given heed to the benevolent silence of the trees around, I realized that it was him, the forest, friendly spying on me because we were one – <text:soft-page-break/>me and the forest... The twilight deepened and I remembered that Block was more than two kilometers away. </text:p>
      <text:section text:style-name="Sect1" text:name="Section45">
        <text:p text:style-name="List_20_Paragraph"><text:bookmark text:name="span43"/>(…of course, I got home in the dark and bore the brunt of Mom’s displeasure, yet until now when remembering that winter purplish twilight and the good-willed quietude of the forest, I know that I lived not just so... </text:p>
        <text:p text:style-name="P9">The same feel of dissolving and turning into a part of everything else around when you cannot say where your “I” ends and shifts into “not-me”, I've lived through once again and much later, in Karabakh already. Only that time it was I who watched, and it happened in summer instead of winter. </text:p>
        <text:p text:style-name="P9">Even though telling this story is the outright violation of the linear flow of narrative in breach of the canon of classical time-place-action unity, yet, after all, it is my letter and it’s my life, and why not to give turns to my liking? </text:p>
        <text:p text:style-name="P9">So…) </text:p>
      </text:section>
      <text:p text:style-name="Text_20_body">In Stepanakert, I am not to be seen a day or two before my birthday and about as long after it because for that period I enjoy the freedom of hiking. </text:p>
      <text:section text:style-name="Sect1" text:name="Section47">
        <text:p text:style-name="List_20_Paragraph"><text:bookmark text:name="span45"/>(…see? Being born in summer is a quite advantageous quality…) </text:p>
      </text:section>
      <text:p text:style-name="Text_20_body">My local relatives have already ceased to be surprised or get angry. They concluded that it’s an old, odd but firmly established, Ukrainian tradition – to go away for your birthday and just walk <text:span text:style-name="T62">following</text:span> a random look of your eyes. And so it was in August (I don’t remember the exact year) end nineties’. Yes, no later, because of this here tent was bought in the last year of the last millennium. </text:p>
      <text:p text:style-name="Text_20_body">That August I went north through the woods over <text:span text:style-name="Emphasis">toombs</text:span> where there were no villages but the views of enthralling beauty. Exactly as in the age-old warning by Mom, “You’ll be there alone.” </text:p>
      <text:p text:style-name="Text_20_body">After a day-long climbing up to ascend a <text:span text:style-name="Emphasis">toomb</text:span>-ridge where the woods got replaced with the alpine meadows, I came across some soot-black pieces of slate and a bunch of charred poles. Apparently, before the war shepherds were coming there with their flocks, and they brought the construction materials to build a hovel. </text:p>
      <text:p text:style-name="Text_20_body">And who burned it? Well, you never know… Might be got hit by the lightning as well… Anyway, nothing of my business. </text:p>
      <text:p text:style-name="Text_20_body">So, I passed and went on, higher, and in a saddle bridging two <text:span text:style-name="Emphasis">toombs</text:span> I discovered an ancient tomb. </text:p>
      <text:p text:style-name="Text_20_body">How did I guess at its antiquity? An easy question... It was excavated, unearthed by scavengers greedy for a buried treasure who left a hole in the ground and four to five roughly-hewn stone slabs, half-ton each. People weren’t buried that way under socialism, nor in the capitalist epoch. The nearby ridges were not rocky so the slabs had to be transported from afar. But what for? </text:p>
      <text:p text:style-name="Text_20_body">Well, one look around would remove the question – What a sweep of incredible beauty! The sky without any limit, the placid wavy chines of <text:span text:style-name="Emphasis">toomb</text:span>-chains all around, the distant ones covered with dark woods, and those nearby with Alpine meadows. </text:p>
      <text:p text:style-name="Text_20_body"><text:soft-page-break/>Now, bringing the slabs from as far as I could not suppose where would call for a plum sum of money, or real power, or both. Which made more than enough of clues for an unbeatable guess – it was one of the Karabakh <text:span text:style-name="Emphasis">melique</text:span>-princes who one day rode out hunting, reached that place and fell in love with it, and didn’t want to get parted from it even after his demise. The only nagging flaw in his calculations: the greed of ashes desecraters was not taken into account. </text:p>
      <text:p text:style-name="Text_20_body">See? No historical enigma can escape its ultimate solution when we apply to it our tall tales in the absence of any opponent… </text:p>
      <text:p text:style-name="Text_20_body">I passed over to the next <text:span text:style-name="Emphasis">toomb</text:span> and on its summit got under the rain. Not a big deal though, because for such occasions, I’ve got a thoroughly worked-out and pretty practical technique. </text:p>
      <text:p text:style-name="Text_20_body">So, as usual, I took off all of my clothes, packed them into a cellophane bag and started dancing in the altogether under the downpour. Those dances, actually, were never meant as some pagan ritual, they're intended to keep me warm; in the mountains up there without the sun and under the rain it’s really chilly, let me assure you. Yet, probably, there still is a certain paganist admixture, otherwise how to account for all those strident wild yells to accompany the nude dances? Anyway, solitude does have certain advantages – you’re not likely to be arrested for the violation of public order. </text:p>
      <text:p text:style-name="Text_20_body">With the rain over, I rub-dry myself with the sweater and put on the dry clothes from the bag, ain’t I a smart guy? </text:p>
      <text:p text:style-name="Text_20_body">But that time after one rain there came another, and my second dancing was not so enthusiastic as the first one. </text:p>
      <text:p text:style-name="Text_20_body">The additional rain also let up after all, and I prepared to stay overnight in a shallow hollow to hide from the cold night wind. </text:p>
      <text:p text:style-name="Text_20_body">About midnight the drops of one more rain tap-tapped on my sleeping bag and made me realize that I was kaput. A raging stream of rainwater ran down the hollow, I struggled out of the sleeping bag put it on my back and stood with my legs wide apart giving way to the running spate. That’s when I guessed that my sleepover spot was just a gulch, but I could not leave it either because of the squally wind joining the fun. There was nothing to do but wait for the dawn in the posture of the letter Z, clutching my knees with my hands, under the sleeping bag on my back, drenched through and through, and the rivulet running between my feet. The uncontrollable inside shudder mingled with the lashing by outside chilly rains, which that night I lost count of… </text:p>
      <text:p text:style-name="Text_20_body">The morning started through a thick mist, yet with no rain, except for drizzling, and the wind also began to abate. </text:p>
      <text:p text:style-name="Text_20_body">Jerking like an epileptic, I squeezed the water out of my clothes and the sleeping bag, as much as my cold-stiffened hands could manage to. I had not the slightest desire to go any farther; hearth and home were all I craved for. So, I went back, yet even walking did not warm me up, I was too busy being trembling all the time. </text:p>
      <text:p text:style-name="Text_20_body">Normally, going downhill is easier than going uphill, but for me that difference, for some reason, was gone and at times I was sort of floating, while to the hearths of <text:soft-page-break/>civilization there still remained at least a day of normal walking. That’s when I remembered the slate – it was much closer if only I could find it. It’s somewhere along the edge of the wood. For which reason, down that<text:span text:style-name="Emphasis"> toomb</text:span>, I was descending in zigzags so as not miss the slate pieces in the tall grass. </text:p>
      <text:p text:style-name="Text_20_body">And I did find the place. </text:p>
      <text:p text:style-name="Text_20_body">Seized with the sticky shivering tremor on the one hand and overwhelming stiffness on the other, I started to restore the shed and the work warmed me better than walking... The thing I accomplished looked like a crude tent of fire-smeared slate pieces. Inside, it was tall enough for sitting on the ground and more than enough for stretching for the whole body length. </text:p>
      <text:p text:style-name="Text_20_body">Then I built the fire at the entrance with the wreckage of poles and deadwood which I dragged from the nearby coppice. I warmed my sides by the fire and began to dry up the sleeping bag. When the color of its fabric turned lighter and stopped issuing any steam, I believed in the probable survival. </text:p>
      <text:p text:style-name="Text_20_body">All next day the sun was glaring blindingly, but I had a slanted roof of slates over my head supported with the charred poles walked by the soundless lizards as lazy as I was, because in all that day I went out just once – to collect an armful of grass and spread it under the sleeping bag on the ground... </text:p>
      <text:p text:style-name="Text_20_body">And so it went on, day after day, without any changes, if not for the growing company – cautious mice joined me and the lizards. They did not dare to step over the fire ashes, so I left a piece of baked potato outside, but the rest, together with bread and cheese, hung in the haversack up the rafter poles under the slate. </text:p>
      <text:p text:style-name="Text_20_body">At nights, the full moon rose to fill the world with clear-cut shadows. On one of those well-illuminated nights, I went out to take a leak, and on the way through the tall grass, from under my feet there burst a brood of quail with the loud flutter of wings and shrill outcry, “Damn sleepwalker! Watch your step! We’re sleeping here!” As if they did not scare me stiff! </text:p>
      <text:p text:style-name="Text_20_body">In the light of day, over the wide expanse of the valleys, the vultures glided without ever moving their wings. Watching them from the depths of valleys you turn your face up to see their circling so high above, but now, laying on my sleeping bag, I didn’t even have to stick my head out of the slate tent. </text:p>
      <text:p text:style-name="Text_20_body">When one of them trespassed the invisible borderline between their hunting grounds, the skylord soared higher and, folding his wings, fell down upon the brazen prowler like a stone. I heard the whistling sound of the air cut by his dive next to the slate tent entrance. He missed, however, or maybe was not keen on hitting but only wanted to warn and shoo off the sneaking bastard. All of us are blood kin, after all. </text:p>
      <text:p text:style-name="Text_20_body">And so it went on… </text:p>
      <text:p text:style-name="Text_20_body">All my business was to roll over from one side to the other, from the belly to the back, having no desires, neither ambitions nor plans. Sometimes, I was falling asleep with no regard to the time of day, because it made no difference… </text:p>
      <text:p text:style-name="Text_20_body">Well, and I also watched, of course. I watched how beautiful and perfect the world is...<text:line-break/><text:soft-page-break/>Sometimes I think, maybe the purpose of man’s existence is just seeing this beauty and perfection. Man is merely a mirror for the world to look into, otherwise, it would not know its own beauty… </text:p>
      <text:p text:style-name="Text_20_body">Six days later, I returned to civilization, just for the sake of righteousness. </text:p>
      <text:p text:style-name="Text_20_body">On coming back, to all the questions I responded in quite a laconic way because my vocal cords, after being idle for so long, became too lazy and I could only speak in a hoarse whisper. </text:p>
      <text:section text:style-name="Sect1" text:name="Section48">
        <text:p text:style-name="List_20_Paragraph"><text:bookmark text:name="span46"/>(…all I want to say is that both times—in that winter forest and among the summer<text:span text:style-name="Emphasis"> toombs</text:span>—I had the same feeling that I was not alone and someone else was watching that ski-riding kid and the supine lazybones in the shade of burned slate pieces and, more strangely, I was a part of that someone and watched myself from the twilight of the winter forest and from the tall grass on the <text:span text:style-name="Emphasis">toomb</text:span> slope because we all are involved… </text:p>
        <text:p text:style-name="List_20_Paragraph">Well, on the whole, some weird stuff, a folly accomplished…) </text:p>
      </text:section>
      <text:p text:style-name="Text_20_body">With the spring at hand, we, the fourth-graders, started active preparation for the admittance into the ranks of young pioneers, for which purpose we copied and memorized the Solemn Oath of Young Leninists. </text:p>
      <text:p text:style-name="Text_20_body">One day after the break, Seraphima Sergeevna entered the classroom with an unknown woman. She introduced her as the new School Pioneer Leader and said that we were going to have a Leninist Lesson and had to go out into the corridor and keep very quiet there because the other classes were at their regular lessons. </text:p>
      <text:p text:style-name="Text_20_body">We went out into the long corridor on the second floor, where along its walls with the windows on the left and the rare doors to the classrooms on the right, there hung different pictures with differently-aged Lenin in all of them… </text:p>
      <text:p text:style-name="Text_20_body">The new School Pioneer Leader commenced from the very beginning. Here, he’s quite a young man, a youth, actually, after getting the news about the execution of his elder brother Alexander by the Czarist regime, he consoles his mother with the words “We’ll go another way”, which is the name of this famous picture, by the way. </text:p>
      <text:p text:style-name="Text_20_body">And our class followed her quietly to the next poster with his photograph in the group of comrades from the underground committee… </text:p>
      <text:p text:style-name="Text_20_body">The working silence reigned in school, we passed by the closed doors of the classrooms with the school children sitting behind them and only we, like secret conspirators, veered from the usual course of the school regime and seemed to have joined the life of underground, following the quiet voice directing us from a picture to a picture… </text:p>
      <text:p text:style-name="Text_20_body">Then the spring came, and again the thawed patches appeared on the slope between Block and Recruit Depot Barracks but I wasn’t checking them anymore… One sunny day coming home from school, I took over an unfamiliar girl of my age. Maybe, from the parallel fourth grade. I get ahead of her and looked back at the face full of absolute lack of care about my walking along. </text:p>
      <text:p text:style-name="Text_20_body"><text:soft-page-break/>The brag just asked for a small demonstration that I was a boy of consequence in the surrounding whereabouts. And besides, I had a gang of my own, like Robin Hood, the noble robber. </text:p>
      <text:p text:style-name="Text_20_body">Still walking on, I half-turned to the left and told with eloquent gestures to the Bugorok-Knoll beyond the decaying skating rink, “Hey! Don’t be so careless! Duck!! Don’t let them spot you!” So, if the snooty girl looked that way, no one would be seen there… </text:p>
      <text:p text:style-name="Text_20_body">Another time, with the snow, completely gone, I was going the same route and squinting because if you squint without closing your eyes completely, but only to the point when the eyelashes from your upper and lower eyelids meet and touch each other, you’d see the world as if through the transparent wings of a dragonfly. That way I was not, actually, walking but flying in a tiny dragonfly-like helicopter and watching through its Plexiglas roof which I saw in <text:span text:style-name="Emphasis">The Funny Pictures</text:span> because even though I was past the preschool age I still turned pages of that magazine for small kids if I come across it. </text:p>
      <text:p text:style-name="Text_20_body">And then I remembered how rebellious Kotovsky, in the movie “Kotovsky” at the Regiment Club, answered the arrogant landlord, “I am Kotovsky!” After which he grabbed him and threw through the window panes of the landlord’s house. </text:p>
      <text:p text:style-name="Text_20_body">So I also grabbed the rich scoundrel by the breast of his jacket and threw him into the roadside ditch. And I proudly called myself with the glorious name, “I am Kotovsky!” </text:p>
      <text:p text:style-name="Text_20_body">Yay! And I liked to be so strong. That’s why I replayed the episode several times walking uphill to Block. And why not? Who was to see me along the empty road? </text:p>
      <text:p text:style-name="Text_20_body">At home, Mom told how she and Paulinna Zimin had a hearty laugh watching through the neighbor’s window my grabs and throws of nobody knew who. </text:p>
      <text:p text:style-name="Text_20_body">But I never confessed that I was Kotovsky at the moment…</text:p>
      <text:p text:style-name="P15">End April, we became young pioneers. The ceremony took place not at school but in front of the House of Officers because there stood the big gypsum head of Lenin upon the tall pedestal. </text:p>
      <text:p text:style-name="Text_20_body">The night before, Mom ironed my trousers through gauze and also the white parade-shirt and the scarlet silk triangle of pioneer tie. All those things she hung over the back of a chair so that in the morning everything would be ready. </text:p>
      <text:p text:style-name="Text_20_body">When there was no one in the room, I touched the soft caressing fabric of the pioneer tie. Mom said she had bought it from the store, but it’s impossible for such things to be for sale. </text:p>
      <text:p text:style-name="Text_20_body">The bright morning sun was shining. We, the fourth-graders, stood facing the lined-up ranks of the school children. Our scarlet ties hung on our right arms bent at the elbow, the collars of our shirts were turned up for the senior graders to easily tie our ties around. </text:p>
      <text:p text:style-name="Text_20_body">Yet before that moment, we canted the memorized Solemn Oath in front of our comrades to love our Homeland hotly, to live and learn and struggle as <text:soft-page-break/>admonished by great Lenin, as we were always being taught by the Communist Party… </text:p>
      <text:p text:style-name="Text_20_body">One week before the end of the academic year I fell ill. Mom thought it was a cold and told me to stay in bed but could not bring the temperature down, and when it rose up to forty she called an ambulance from the Detachment’s Hospital because with two more degrees the temperature would become lethal. </text:p>
      <text:p text:style-name="Text_20_body">I was too lightheaded to be proud or frightened that a whole vehicle came after just me alone. At the hospital, they at once diagnosed pneumonia and began to knock the temperature down with penicillin injections every half-hour. I did not care. <text:line-break/>A day later the injection frequency was reduced to one per hour, the following day – one in two hours… </text:p>
      <text:p text:style-name="Text_20_body">The patients in the ward were all adults, soldiers from the Regiment. In four days, I was quite okay and walking in the garden around the Hospital, when our class together with the teacher came to visit me and hand over the report card with my grades. </text:p>
      <text:p text:style-name="Text_20_body">I felt uncomfortable and, for some reason, ashamed, so I ran away around the corner followed by the boys of our class. But then we returned, and the girls together with the teacher presented me with the award for successful studies and exemplary behavior. It was the book of <text:span text:style-name="Emphasis">The Russian Epic Tales </text:span>which Grandma Martha read to me, and my sister-and-brother, but only quite a new one... That way, little by little, things began somehow repeat themselves in my life… </text:p>
      <text:p text:style-name="Text_20_body">In summer we were again taken to the pioneer camp to the same canteen, lining-ups, bedroom ward, “stiff hours”, and Parental Days. </text:p>
      <text:p text:style-name="Text_20_body">Though certain things had notably changed because as a full-fledged pioneer, I already belonged to the Third Platoon which, together with the First and Second ones, was eligible for swimming in the lake. But first, we had to wait a week in anxious hope that it shouldn’t rain on the appointed day. </text:p>
      <text:p text:style-name="Text_20_body">We waited eagerly, and on the swimming day the weather was not rainy, so two trucks with canvas tops took us to the Sominsky lake. </text:p>
      <text:p text:style-name="Text_20_body">The road went through the forest, along some narrow endless clearing. And the ride was also very long because we had sung all the pioneer songs, both my favorite “ah, potato’s so tasty-tasty-tasty-tasty…”, and the one I liked less, but still for pioneers – “we marched to the ding of the cannonade…”, and, well, all that we knew, anyway, but the road did not end and I felt sick with all those jolts on the bumps in the road. </text:p>
      <text:p text:style-name="Text_20_body">Then those, who sat at the square window cut in the front canvas wall, shouted that something was seen ahead and the truck pulled up on a grassy shore of a big lake amid the forest. </text:p>
      <text:p text:style-name="Text_20_body">They allowed us to enter the water not all at once but in turn, one platoon after another. The water was very dark, and the bottom felt unpleasantly quaggy, and they too soon yelled from the shore, “Third platoon – out!” </text:p>
      <text:p text:style-name="Text_20_body"><text:soft-page-break/>At first, I only stood up to the chest in the water doing shallow hops. But then they gave me an air-filled life ring of rubber and showed how to row with my hands and kick my legs for swimming. </text:p>
      <text:p text:style-name="Text_20_body">Soon both the caretakers and the pioneer leaders grew bored to command the platoons in and out of the water, so everybody stayed there as long as they wanted. I let the air out of the life ring and made sure that I could still swim for a couple of meters. </text:p>
      <text:p text:style-name="Text_20_body">At the end of the day, when they yelled everyone to get ashore because we were leaving, I tarried a bit for the final check that the skill remained with me and gratefully uttered in my mind, “Thank you, the Sominsky lake!” </text:p>
      <text:p text:style-name="Text_20_body">The next time, they took us to the Lake of Glubotskoye. The elder platoons said it was even better because the lake had a beach and sandy bottom. The way over there was much longer but asphalted, and we were going by bus so I was not sick at all. </text:p>
      <text:p text:style-name="Text_20_body">Yay! What a huge lake it was! They said channels were connecting it to other lakes visited by passenger boats with excursions to the Ant Island. The island was so big that long ago there was a monastery surrounded with the forest full of giant ant-heaps. Whenever any of the monks was not behaving, they tied him up and dropped onto an ant-heap. The ants thought they got under attack and hurried out to defend their city, so in just one day they gnawed the punished away, leaving only his polished skeleton. </text:p>
      <text:p text:style-name="Text_20_body">But from the bathing place neither boats nor islands were seen, only the very distant opposite shore. Yet, the bottom turned out sandy indeed, firm and pleasant to step along, only you had to wade and wade on before you reached a place deep enough for swimming. </text:p>
      <text:p text:style-name="Text_20_body">When wading back, I deeply cut my feet near the big toe. The cut was bleeding profusely and on the shore, they bandaged it at once. A dark spot showed through the bandage, but the blood stopped oozing. </text:p>
      <text:p text:style-name="Text_20_body">They yelled to everyone about the beach to be cautious, and then one of the adults found a broken bottle in the sandy bottom and threw it farther away in the direction of the opposite shore, but it did not console me. On the way back, I even began to whimper because it was so unfair that in the whole bus just only one foot got cut, that of mine. </text:p>
      <text:p text:style-name="Text_20_body">One of the caretakers told me, “What a shame! Are you a guy or a dishrag?” </text:p>
      <text:p text:style-name="Text_20_body">The question stopped my sniveling, and in my subsequent life, I mulishly pretended not to feel pain and feigned being fine… </text:p>
      <text:p text:style-name="Text_20_body">Twice per shift, we were taken to the bath-house in the nearby village of Pistovo. The first time I missed because I went back to the platoon ward to pick the forgotten bar of soap, and when I came running back, the buses had already left.</text:p>
      <text:p text:style-name="Text_20_body">The camp became quiet and empty, there remained only the cooks at the canteen and me. You could do whatever you wanted and go wherever you wished, even to the tents of First Platoon with iron beds on the raw floor-boards, where the finely carved shadows of the nearby tree foliage danced upon the sun-warmed canvas <text:soft-page-break/>walls. But I, for some reason, climbed upon the narrow booth of planks with an iron barrel on its top. </text:p>
      <text:p text:style-name="Text_20_body">It was the shower for the caretakers and pioneer leaders, who filled the barrel with pails of water for the sun to heat it. The whole two-hour solitude I spent atop that booth, wandering along the narrow beams supporting the barrel, until the camp returned from Pistovo… </text:p>
      <text:p text:style-name="Text_20_body">And I did not miss the second visit to the bath-house, but it disappointed me – the huge unbearably noisy room had no baths at all! You had to wash yourself throwing water up at you from a tin basin with tin ears for grabbing when carried. </text:p>
      <text:p text:style-name="Text_20_body">On the wall, there were two taps, side by side, one with boiling hot water, the other with cold. You put your basin on a low table beneath the taps but it was hard to mix their waters to your liking because the line of boys with their empty basins yelled from behind your back to be quick… </text:p>
      <text:p text:style-name="Text_20_body">The shift at the camp traditionally ended with the Farewell Bonfire which was built near the edge of the forest behind the barbed wire where ended the field with the rusty mast of the never-used attraction. </text:p>
      <text:p text:style-name="Text_20_body">After the breakfast in the morning, the senior platoons marched to that forest through a temporarily passage in the barbed wire fence and harvested dry firewood for the Farewell Bonfire. The harvesting went on after the "stiff hour" too and by the evening on the field edge accumulated a heap of dry branches taller than a grown-up man. In the dusk of the nearing summer night, that heap was set on fire from all sides and burnt with high flames under our choral songs, and the marches from the accordionist. </text:p>
      <text:p text:style-name="Text_20_body">Then Camp Director and the caretakers began to argue with agitated voices. In the end, Camp Director agreed and gave the orders to his chauffeur. The man answered: “If you wish so,” walked to the camp buildings, and drove back by the Camp Director’s car. </text:p>
      <text:p text:style-name="Text_20_body">From the trunk, the chauffeur took a metal canister while the pioneers were ordered to step back from the fire. He splashed onto it from the canister, and a huge ball of red-and-black flame buzzed and swirled up in the night, for at least three meters high, and then fell back again until the next splash. <text:line-break/>In the morning, the buses were taking us home… </text:p>
      <text:p text:style-name="Text_20_body">However, the end of the camp shift did not mean the end of summer. And again there was the Rechka river and playing War-Mommy, Cossacks-and-Robbers, American Ball, and Twelve Chips, as well as the new adventures, borrowed from the Detachment’s Library. However, besides the travels to distant planets and mysterious islands started from the opposite armrests of the big sofa, I also wandered in the forest for quite a few different reasons. </text:p>
      <text:p text:style-name="Text_20_body">For instance, our neighbor Yura Zimin suggested going there to harvest the Hare Cabbage, and I grew curious about the unheard-of vegetable. Well, though sour it still was tasty but picking it turned a literal toil because its leaves were so too tiny. </text:p>
      <text:p text:style-name="Text_20_body">Or else, my sister Natasha would bring the news that in the swamp behind the next block, there were myriads of blueberries, and one boy brought home a whole milk-<text:soft-page-break/>can of them! Now, the spirit of competition drove me to the same swamp, I had to collect more blueberries than any “one boy”… </text:p>
      <text:p text:style-name="Text_20_body">But usually, I wandered there alone and almost without any purpose; well, except for hunting a juniper to make another good bow, or collecting green pine cones for all sorts of hand-crafted toys. </text:p>
      <text:p text:style-name="Text_20_body">Stick four matches into a green cone and here you have the body of a quadruped. To the body standing on all the four, add a vertical match as the would-be neck, pierce a smaller cone and spit it with the ‘neck’ match – wow! – you’ve got a horse now! Just don’t forget to attach a tail to it. </text:p>
      <text:p text:style-name="Text_20_body">After green cones, you have to climb up young pine trees, whose light-brown bark peels off all too easily to smear your hands with sticky colorless resin, which a few minutes later turns into blackish spots all over your palms, while on your pants it stays as white stains, yet still as sticky as your blackened hands. </text:p>
      <text:p text:style-name="Text_20_body">The young pine trees are swaying with the wind and under your weight – yea hoo! Super whooper! And their cones are so nice: green scales pressed densely to each other, all glossy as if lacquered, so different to the cones picked on the ground under big old trees whose cones also got old and black with their scales ruffled and sticking loosely all apart. Yet, even in big pines, you could find green cones as well, only they were hanging from the very tips of those boughs where you couldn't climb or pull and bend closer to the branch you’re sitting on because they're way too thick…</text:p>
      <text:p text:style-name="P15">New occupations spread among boys much faster than a wildfire. As soon as one of them put his hand on some new trick, you’d hardly find the time to wink your eye but they already, like busy beavers, are all in manufacturing explosives. </text:p>
      <text:p text:style-name="Text_20_body">A land mine of delayed action you can produce just hands down. Fill a glass bottle with water, three-quarter up, and stuff in through the bottle’s neck a wisp of grass, then pour the bluish powder of crushed carbide on top. (Carbide is stored in an iron barrel at the construction site of a five-story building across the road around Block, blackstrapper-soldiers would blink at your ladling handfuls of it into your pants pocket.) </text:p>
      <text:p text:style-name="Text_20_body">Now, seal the bottle tight with a cork whittled from a wood chip, turn the bottle upside down and insert it into some pile of earth or sand. The land mine is ready. </text:p>
      <text:p text:style-name="Text_20_body">A word of warning. Be cautious not to cut your fingers when whittling the cork and, secondly, when sitting on the ground and driving the cork into the charged bottle, don’t keep the bottle’s neck between your thighs because it might crack and some stray shard would cut your skin just where the shorts end, as it was in my case… </text:p>
      <text:p text:style-name="Text_20_body">It only remains to wait until the carbide, after getting in contact with the water in the bottle, has issued too much gas for the bottle walls to hold the pressure and it explodes with a loud pop, sending sand and glass splinters in all directions. </text:p>
      <text:p text:style-name="Text_20_body">Being a book-addict, I often failed to follow the mainstream developments in ever-changing public life… <text:line-break/>When tired of reading, I spread the book next to a big sofa’s armrest, covers up for the seat to keep it open at the right page and ready to be read on by my return <text:soft-page-break/>from the Courtyard. Then down I went and stepped out of the entrance door – surprise! A caravan of differently aged boys were crossing the Courtyard hauling pieces of boards, planks, beams... I ran up to ask: what’s up? how? where? </text:p>
      <text:p text:style-name="Text_20_body">They told me to run to the construction site of the five-story building, where another group of boys still collected useful timber that a blackstrapper soldier-guard allowed to lift off. And I arrived there just in time to grab the end of a long plank, begged of the guard by elder boys. The soldier only said to be quick, before seen by any one. </text:p>
      <text:p text:style-name="Text_20_body">Like a string of diligent ants, we dragged the pillage across the Courtyard and down the Gorka, then into the forest at the foot of the steep slope made of the earth chuted down by the bulldozer when leveling the ground for the skating rink. </text:p>
      <text:p text:style-name="Text_20_body">There, between the trees, sounded hand-saws and hammers clapped in eager heat of enthusiastic labor. The bigger boys were sawing boards and nailing them to the pillars piled into the ground. </text:p>
      <text:p text:style-name="Text_20_body">With the trained eye of a Construction Modeling Designer, I at a glance saw that it was a shed without any windows and with one, already hinged up, door. Inside, there stood a wooden ladder leaned at the wall beneath the square hatch in the ceiling of long planks. Up I climbed and out onto the flat roof and, at the same time, ceiling of the structure. </text:p>
      <text:p text:style-name="Text_20_body">A couple of bigger boys were there discussing whether the roof was strong enough and reassuring one another that the shed would serve the headquarters of boys from our Block and not from the twin one. </text:p>
      <text:p text:style-name="Text_20_body">I asked for a chance to work with a handsaw or hammer, but neither of them gave me his, and they even ordered me to go down and not strain the roof with my additional weight. </text:p>
      <text:p text:style-name="Text_20_body">I climbed down the ladder. In the half-dark shed and around it, there stayed no one of my peers, and going home to the book waiting for me upon the big sofa, I felt happy that the boys of our Block would have the Headquarters of their own, like Timur and his team from the book by Gaidar… </text:p>
      <text:p text:style-name="Text_20_body">Later, when wandering in the forest, I never missed to check the shed, but nobody was there, and a big padlock hung on its door. The autumn came, a stack of hay appeared next to the shed, and a team of chicken migrated to it through the square hen-way, sawed out in the bottom of the door. The Headquarters were obviously canceled… </text:p>
      <text:p text:style-name="Text_20_body">Dad had a hair cutting machine – a nickel-plated critter with two horns or, rather, they were two slender handles. Dad took them both in one hand and put the machine in motion by squeezing and loosening his grip on the handles. </text:p>
      <text:p text:style-name="Text_20_body">On the haircut day, my brother and I were seated, in turn, in the middle of the kitchen on a stool placed upon a chair, so that we would sit higher and Dad wouldn’t have to stoop down to us. </text:p>
      <text:p text:style-name="Text_20_body">Mom tightly wound a white bedsheet around the neck of her son—whose turn it was—and fixed it with a clothespin. Then she held a large square mirror in front of the brothers, in turn, while sharing her advice to Dad, who waved her words off <text:soft-page-break/>with only his nose because his right hand was grabbing the machine while his left hand held the customer’s head and steered it from side to side, from down to back. And even his jaw was busily moving from side to side repeating the movements of the machine’s cutting part. </text:p>
      <text:p text:style-name="Text_20_body">At times the machine did not cut the hair but pulled at it and that hurt. At such moments, Dad gave out an angry snort and vigorously blew into the machine's underbelly before going on with his work. </text:p>
      <text:p text:style-name="Text_20_body">Once, the blowing didn’t restrain the critter, it still pulled at the hair and Sasha started to cry. Since that day, we visited the hairdresser salon not only before school was starting after the holidays, but whenever Mom decided that we already got too shaggy… </text:p>
      <text:p text:style-name="Text_20_body">Photography Dad learned himself from a thick book. His FED-2 camera was fixed inside its brown leather case with a narrow shoulder strap, also of leather. For shooting, you had to unbutton the case from behind, drop the case’s pug-nosed face to dangle under the camera, take pictures and buckle it back. </text:p>
      <text:p text:style-name="Text_20_body">Unscrewing and taking the camera out of the case was done after its counter indicated 36 clicks which meant there remained no space for another frame and it’s time to replace the film cassette. </text:p>
      <text:p text:style-name="Text_20_body">The film from its cassette should be rewound with proper precautions ensuring complete darkness, onto a loose spool in a small round cistern of black plastic with the tightly fitting lid, in which container the film was treated with the developer solution poured inside through the light-proof hole in the spool’s knob which stuck out through the lid. </text:p>
      <text:p text:style-name="Text_20_body">After rotating the spool with the film on it for five minutes, the solution was poured out of the cistern, the film washed with freshwater and then treated with rotation in the fixing solution followed by one more washing out. For drying, the film was pinned on a rope just like a usual laundry. But if before the final washing, the film got awkwardly exposed to the tiniest beam of light, it got spoiled and instead of frames, you’d have just a glittering black ribbon of a film, a throwaway. </text:p>
      <text:p text:style-name="Text_20_body">When there collected several developed films, Dad arranged a photo lab in the bathroom. He covered the bath with two deal shields made for the purpose. They served as the desktop upon which he put the photo-projector with its downward-looking lens. In the photo lab, Dad used a special red lamp, because of photo paper’s exceeding sensitivity, and only the red light didn’t damage it. </text:p>
      <text:p text:style-name="Text_20_body">The projector was also equipped with a movable light filter of red glass, right beneath the lens, so that light-sensitive photo paper would not become a throwaway while you’re adjusting the image sharpness with the lens. </text:p>
      <text:p text:style-name="Text_20_body">All frames in the film were negative – black faces with white lips and eye sockets, and the hair whiter than snow. After adjusting the sharpness, the red filter was turned aside so that the crude light from the projector would pour through the film frame onto the paper, while Dad counted down the seconds needed for exposure and then returned the filter back into its place. </text:p>
      <text:p text:style-name="Text_20_body"><text:soft-page-break/>Then the completely white sheet of photo paper was taken from under the projector and put into a small rectangular basin filled with the developer solution, that sat next to the red light lamp whose glowing couldn’t disperse black darkness in the room and only turned it into a sorcerer’s chamber. Under the dim light of the red lantern, commenced the magic in the plastic basin and on a clean white sheet, there gradually appeared clothes, hair, facial features. </text:p>
      <text:p text:style-name="Text_20_body">Yet, pictures should not stay in the developer for too long, or their paper would turn into black wet squares. The rightly developed pictures were taken out with the pincers, rinsed in freshwater, and placed in the next small basin with the fixer, otherwise, they would blacken all the same; then, after five to ten minutes, the ready pictures were transferred into a large enamel washing tub filled with water. </text:p>
      <text:p text:style-name="Text_20_body">When the printing was over, Dad turned on the light in the bathroom; the charmer’s chamber disappeared, giving way to a small workshop. Dad took the wet pictures from the basin, put them face down on Plexiglas sheets and ran rubber roller over their backs so that they stuck well. </text:p>
      <text:p text:style-name="Text_20_body">Those glasses he leaned against the wall in the parents’ room, and the following day the dried-up photos fell off the glass to strew the floor, like the leaves from the trees in autumn only white-backed, smooth and glossy. <text:line-break/>…here am I with round eyes and the neck bandaged because of a sore throat … <text:line-break/>…brother Sasha looking so credulously into the camera … <text:line-break/>…Mom alone, or with her friends, or with the neighbors … <text:line-break/>…and that is Natasha with her nose up in the air, and the eyes on something else happening to the right, and the ribbon tie in her pig-tail got undone as always… </text:p>
      <text:p text:style-name="Text_20_body">Besides photography, Dad also was a radio fan, that’s why he subscribed to <text:span text:style-name="Emphasis">The Radio</text:span> magazine full of all kinds of charts. </text:p>
      <text:p text:style-name="Text_20_body">I liked the smell of melted rosin in the kitchen when he worked with his soldering iron, collecting this or that scheme from <text:span text:style-name="Emphasis">The Radio</text:span>. Once, he assembled a radio receiver a sliver larger than the FED-2 camera case. At first, it was a thin brown board with radio parts soldered to it, then he made a small box of plywood, polished and lacquered it, and hid the board inside. There were just two knobs outside the box: one for adjusting the volume and the other for tuning to a radio station. Then he sewed the case for the receiver from thin leather, because he could work with the awl and knew how to alter a common thread into stitching one by twining it and applying wax and pitch. Finally, he attached a narrow shoulder strap to the case so that you could carry it and still have your hands free. </text:p>
      <text:p text:style-name="Text_20_body">Later on, Dad made a special machine fixed on a stool to do bookbinding, and bound his<text:span text:style-name="Emphasis"> The Radio </text:span>magazines into volumes, one for each year. He had just golden hands. </text:p>
      <text:p text:style-name="Text_20_body">And Mom, of course, had golden hands too because she cooked tasty meals, sewed with her Singer machine, and once a week did general washing in the washing machine “Oka”. At times, she trusted me with squeezing water out of the washing by turning the crank of the wringer fixed on top of the machine. You stick a corner of a washed thing in between its rubber rollers and when you start turning the crank, the washing is pulled through the wringer, which squeezes brooks of <text:soft-page-break/>water back into the machine basin. And the thing crawls out behind the rollers thinly pressed and wrung out. </text:p>
      <text:p text:style-name="Text_20_body">But hanging the washing was a job for adults because there were no linen ropes in the Courtyard and everyone dried their washing in the attic of their house. Only Dad could lift the heavy basin with half-wet things up the vertical iron ladder and through the hatch above the landing. </text:p>
      <text:p text:style-name="Text_20_body">However, with his strong, golden, hands, he once created a long-term problem for himself. It’s when he made a “bug” inside the electric meter, so that it would not rotate, even with all the lights on and the washing machine buzzing busily in the bathroom. </text:p>
      <text:p text:style-name="Text_20_body">Dad said it reduced the bills for electricity, but he feared very much that the controllers would catch us “bugging” and punish with a big fine. Why create so much worries for yourself because of saving on bills? </text:p>
      <text:p text:style-name="Text_20_body">As for Mom, she never did unreasonable things, except for those yellow corduroy shorts with suspenders, that she sewed for me in the kindergarten. Oh, how I hated them! And, as it turned out, not for naught – in those hateful shorts I was when the red cannibal ants molested me so severely…</text:p>
      <text:p text:style-name="P15">At one of my solo forest walks, I went out into a glade and felt there was something not quite right, yet what namely? Aha! It's the thin smoke that never belonged to the usual woodland picture. And then I saw flames, almost transparent in the sunlight, fluttering, charring the bark of trees and creeping over the thick carpet of dry pine needles on the ground. So, it’s the forest fire! </text:p>
      <text:p text:style-name="Text_20_body">At first, I tried to trample out the flames on the needles, but it did not work. Yet, a small juniper with multiple dense twigs severed from its roots turned the right thing for quenching the underfoot flames and was efficiently killing the fire on trees trunks. </text:p>
      <text:p text:style-name="Text_20_body">After the tiresome fight and glorious victory, the burnt area turned out not enormously big, about ten to ten meters. My shirt and hands bore smudges of black soot, yet I didn’t mind because the battle dirt is not dirty. I even ran my sooty hand over my face to ensure it got smeared too so that everyone could see at once – here’s the hero who saved the forest from the death in the great fire. </text:p>
      <text:p text:style-name="Text_20_body">Unfortunately, I met no one on the way home. Walking the empty trail, I dreamed of being written about in <text:span text:style-name="Emphasis">The Pioneer Pravda</text:span>, where they published an article about a pioneer who signaled with his red tie to the locomotive driver about the broken railway ahead. </text:p>
      <text:p text:style-name="Text_20_body">And only entering the Courtyard, I met, at last, two passers-by. They looked at me alertly but none of them asked, “Where does this black soot in your face come from? It looks like you've been fighting a forest fire, have you?” </text:p>
      <text:p text:style-name="Text_20_body">At home, Mom yelled at me for going around so dirty, and no washing machine would do to keep my shirts clean. I felt unjustly hurt but suffered silently… </text:p>
      <text:p text:style-name="Text_20_body">On summer evenings, the children of Block and mothers of those kids, who as of yet were to be looked after, went out of the Courtyard onto the surrounding road of <text:soft-page-break/>concrete. Everyone was waiting for the platoon from Recruit Depot Barracks to come up to the road for their usual drilling promenade. </text:p>
      <text:p text:style-name="Text_20_body">Reaching the concrete surface of the road, the soldiers started to parade march. As in a magic transformation, they seemed to merge into a tight-knit united critter—a closed squad—that had one mutual leg comprising the entire length of the marching flank, the leg fused of dozens of black boots that simultaneously broke away from the road and fell down one step farther, advancing the whole formation for that one step. It looked so fascinating a creature! </text:p>
      <text:p text:style-name="Text_20_body">Then the sergeant-major walking along by its side abruptly shouted, “Sing off!” And from the midst of the compact mass, throbbing in time to the mutual “plonk!” of the boot soles against the concrete, a young vibrating tenor rose solo to be followed a few steps farther by the thunder of the supporting chorus: </text:p>
      <text:p text:style-name="Quote">“…we are the paratroopers, <text:line-break/><text:tab/><text:tab/>the wide sky is all for us… </text:p>
      <text:p text:style-name="Text_20_body">The squad went on and on to the corner of the next block with its inhabitants waiting for it to march by them too, and some children from ours followed it as a running tail, while the young mothers looked in the wake of the soldiers marching to the sun half-sunk in the woods pervading with its parting beams the evening wrapped into the calm, all-embracing serenity because we were the strongest, and so certainly protected by our paratroopers against all the NATO spies in the anteroom at the Detachment’s Library… </text:p>
      <text:p text:style-name="Text_20_body">They brought long iron pipes into the Courtyard. When you hit such a pipe with a stick, it rang loudly and lo<text:tab/>ngly… Much longer, actually, than needed and for all my effort I could never play the drum roll with which the Whites marched to their “psychic” attack against Anka and her machine gun in the movie “Chapaev”. Day after day, coming from school, I tried, again and again, filling the whole Courtyard with ding and dong, yet in vain, it sounded nothing like that roll. </text:p>
      <text:p text:style-name="Text_20_body">The pipes were buried all too soon and my musical self-education interrupted, but the blocks on the Gorka got furnished with gas. They installed the gas stove in the kitchen and hung the white box in the wall above the sink to light the gas on when heating water to wash up or take a bath. Titan the Boiler disappeared from the bathroom, and firewood was needed no more, our basement section with Dad’s workshop became roomier… </text:p>
      <text:p text:style-name="Text_20_body">One day in the early summer, when the parents were at work, I came down to our basement section and took away Dad’s big ax, because I and some other boy wanted to build a fire in the forest. </text:p>
      <text:p text:style-name="Text_20_body">We descended into the thicket behind the Bugorok-Knoll and started climbing up the next, lower, hill. On the steep slope, there stood a small fir tree no taller than a meter and a half. From the moment of entering the forest with the ax in my hands, I had had an itch to put it to use. And there it stood before me the one-and-a-half-meter tall opportunity. A couple of blows and the fir tree dropped on the slope… </text:p>
      <text:p text:style-name="Text_20_body">I was standing next to it, unable to grasp – what for? You couldn’t use it for making a bow, nor even for a mock-up Kalashnikov gun to play War-Mommy. Why did I kill the fir so aimlessly? </text:p>
      <text:p text:style-name="Text_20_body"><text:soft-page-break/>I no longer wanted to build any fire nor have a walk. All I needed was to get rid of the ax, the accomplice in my cruel barberity. I took it back to the basement section, and from that time walked the woods unarmed… </text:p>
      <text:section text:style-name="Sect1" text:name="Section46">
        <text:p text:style-name="List_20_Paragraph"><text:bookmark text:name="span44"/>(…see? What a lovely prissy boy! Yet the core for this pathetic self-praise through self-chastening is true to life. However, don’t run over yourself to list your Daddy among the good guys because I am too unstable for that. One day I might be as tenderhearted as you can wish, but the following one… well, I don’t know… </text:p>
        <text:p text:style-name="List_20_Paragraph">When my <text:span text:style-name="Emphasis">bachnagh </text:span>(this term in Karabakh Armenian means “husband of a sister-in-law”) was readying the wedding of his eldest daughter, the relatives helped out with anything they could. Not with money though, because he wouldn’t accept it – the expenses for such an occasion are born by the happy father. That’s the tradition. </text:p>
        <text:p text:style-name="List_20_Paragraph">The acceptable assistance comprises, mainly, cookery work. While the staple set of wedding treats at the city House of Celebrations is paid in cash, the standard snacks get diversified with additional courses cooked by aunts, grandmothers, mothers, sisters, daughters of the immediate and distant relatives. Kinship, aka clan relations, is verily alive and kicking in Karabakh. The culinary help in wedding preparations is a sort of love labor performed using the products purchased by the celebration organizer. </text:p>
        <text:p text:style-name="List_20_Paragraph">However, certain products call for preliminary treatment, and you can’t but agree that slaughtering a dozen chickens on the balcony in a five-story apartment-block is a way more toil<text:span text:style-name="T63">some</text:span> undertaking, than executing it at a private, albeit still under construction, house. That’s why the chickens were brought to me. </text:p>
        <text:p text:style-name="List_20_Paragraph">They dumped them in the vast unfinished hallway and left, busy with innumerable other wedding-preparation chores.<text:span text:style-name="Emphasis"> Jedem – seiner</text:span>, quoting a popular German saying. </text:p>
        <text:p text:style-name="List_20_Paragraph">So, those fifteen living creatures lie in dust on the ground with their legs tied, and I am towering over them with a freshly whetted knife in my hand and all of us are fully aware of what for. </text:p>
        <text:p text:style-name="List_20_Paragraph">Fifteen are not a single one and there is a definite deadline when distaff clan members will come to pluck the initially processed products clean of their feathers. But each of the would-be products, while alive, has its own coloring and age, its personal point of view on what is happening, its individual reserve of energy, which determines the loudness of protestations as well as the protraction of the flutter with the already chopped off head. </text:p>
        <text:p text:style-name="List_20_Paragraph">You can’t do such a job without being methodical. So I turned into a robot methodically repeating a set of the same movements… fifteen times… </text:p>
        <text:p text:style-name="List_20_Paragraph">Sometimes, I looked through the window-opening with still no frame in it, at a white fluffy cloud high in the blue sky... So clean... Immaculate curls… </text:p>
        <text:p text:style-name="List_20_Paragraph">Just so a robot with a kinda sentimental wrinkle in its program. </text:p>
        <text:p text:style-name="List_20_Paragraph">Since that time, my attitude to executioners has somehow changed. Probably, I understood that nothing in their nature was outside me… </text:p>
        <text:p text:style-name="List_20_Paragraph">Well, in a nutshell, at that wedding I was a vegetarian. </text:p>
        <text:p text:style-name="List_20_Paragraph"><text:soft-page-break/>Coming back to the assertion that in the case of a fir-tree murder the weight of guilt was on the ax, who pressed me into the distruction of the innocent plant, then there’s nothing new about it, “I was carrying out the orders…” </text:p>
        <text:p text:style-name="List_20_Paragraph">A low-grade zombie-simulation…) </text:p>
      </text:section>
      <text:p text:style-name="Text_20_body">In the fifth grade, instead of just one Mistress, we had separate teachers for different subjects because our elementary education was over. </text:p>
      <text:p text:style-name="Text_20_body">The new Class Mistress' name was Makarenko Lyubov … er… Alexeevna?…Antonovna?…I don’t remember her patronymic. Between us, we called her just “Makar”. </text:p>
      <text:p text:style-name="Text_20_body">“<text:span text:style-name="Emphasis">Atas</text:span>! Makar is coming!” (In the school lingo <text:span text:style-name="Emphasis">"atas!"</text:span> meant “look out!”) </text:p>
      <text:p text:style-name="Text_20_body">But that was later, and for the first time, I met the would-be Class Mistress the day before school, when Mom came there with me to copy the curriculum and to get acquainted with my new Class Mistress. </text:p>
      <text:p text:style-name="Text_20_body">Makarenko asked me to help her with the class wall newspaper on a big sheet of Whatman paper, which had to be adorned with a frame for which there already was the mark of a pencil line five-centimeter offset from the edges. </text:p>
      <text:p text:style-name="Text_20_body">She gave me a brush and a box of watercolors and warned to use only the blue one before going out together with my Mom to further accomplish their acquaintance. </text:p>
      <text:p text:style-name="Text_20_body">Proud of being trusted with so important a job, I started immediately, dipped the brush in the glass of water, dampened the blue and began to paint the strip of the Whatman paper between its edge and the pencil mark, trying not to trespass it. </text:p>
      <text:p text:style-name="Text_20_body">The job turned out an up-hill one – you paint, and paint, and paint but there still remains so much to paint yet. The main problem though was that each watercolor stroke differed from others with its shade of blue making it hard to keep the uniformly. I persevered in earnest because not every day a boy get a chance of making frames on a sheet of Whatman. However, by the return of Mom and Mistress, I had only finished about a quarter of the frame. </text:p>
      <text:p text:style-name="Text_20_body">The teacher said at once that was enough, even more than that because all she had wanted of me was just passing the brush along the pencil line, but now it’s too late. </text:p>
      <text:p text:style-name="Text_20_body">Mom promised to bring a sheet of Whatman paper from her work, but the teacher said “no-no!” Then I came up with a proposal to mount strips of paper on glue over the superfluously painted areas, but the idea was also turned down, I didn’t know why. </text:p>
      <text:p text:style-name="Text_20_body">We left, and Mom did not rebuke me on our way home for it was not my fault if the new teacher had never in her life seen sturdy frames of plywood, but only those of thin lines as around the words of Marx and Lenin in the Regiment Club… </text:p>
      <text:p text:style-name="P17">When school began there was a wall newspaper hanging in our classroom. Probably, I was the only schoolboy to study so carefully the blue line borders in the paper…</text:p>
      <text:p text:style-name="P15"><text:soft-page-break/>Nevertheless, our new Mistress retained some confidence in me and a month later entrusted with a verbal message for Seraphima Sergeevna in our former classroom. </text:p>
      <text:p text:style-name="Text_20_body">I knocked on the familiar door and recited the message to my first teacher, who was sitting at her desk facing the new growth of first-graders. She thanked me and then asked to close the upper window leaf, through which droughts got in whenever someone opened the door. </text:p>
      <text:p text:style-name="Text_20_body">I readily climbed onto the windowsill and, standing on tip-toes, reached out and slammed shut the vicious leaf. The mission done and, rather than to kneel back on the sill and then lie on it with the stomach, I just jumped down on the floor. </text:p>
      <text:p text:style-name="Text_20_body">The jump turned out classy deft, and full of pride I strutted out of the silent classroom past the delight and reverence in the eyes of the small ones at their desks. How could I have thought those first-graders on a visit to my kindergarten group were so unreachably grown up? Arrogant swaggers!. </text:p>
      <text:p text:style-name="Text_20_body">At home, we already had a TV set in which announcers read the news against the background of the Kremlin walls and towers, and hockey players rushed from one goal to the other at the European and World Championships. There were eagerly awaited for programs of Kinopanorama, and the Club of Jolly and Inventive, and, of course, movies! </text:p>
      <text:p text:style-name="Text_20_body">I would never have supposed that there could be a film longer than two sequels. The four sequels of “Bombard the area I’m in!” became an eye-opener. Only I did not like Italian cinema, because when Marcello Mastroianni mentioned possible abortion and I inquired what that word meant, our neighbor, auntie Paulinna, laughed out loud and Dad ordered me leave the parent’s room because that movie was not meant for children… </text:p>
      <text:p text:style-name="Text_20_body">The arms race took place not only in the TV box but in our boyish life as well. We reached the stage of using sophisticated weaponry: crook pistols, crook rifles. </text:p>
      <text:p text:style-name="Text_20_body">There’s hardly any need in a detailed explanation what a slingshot is, however, I’d like to point out that there are two types of slingshots: for shooting pebbles, and for shooting crooks. </text:p>
      <text:section text:style-name="Sect1" text:name="Section49">
        <text:p text:style-name="List_20_Paragraph"><text:bookmark text:name="span47"/>(…pebble-shooters are a lethal weapon, in the hungry post-war years in Stepanakert, the boys were knocking sparrows down from the trees for their meal…) </text:p>
      </text:section>
      <text:p text:style-name="Text_20_body">Crook-shooting slingshot is almost a toy made of aluminum wire and a round rubber band for aircraft-modeling (instead of rubber straps cut out from a gas mask for pebble shooters). The non-lethal slingshots shoot with a small piece of aluminum wire bent into a narrow arc-like crook. Catching the rubber band within the crook’s bend, pull the band and let the missile go. It doesn’t kill but it is felt alright, bad news if the crook hits the eye. </text:p>
      <text:p text:style-name="Text_20_body">Now, if instead of the slingshot the round rubber band is fixed upon a piece of planed plank and you pull the crook along its even surface, the accuracy of the hit grows exponentially because the crook takes off the firm guide. The rest, cutting out of that piece of plank a <text:span text:style-name="T64">sub-machine</text:span> gun or a pistol, is up to you. </text:p>
      <text:p text:style-name="Text_20_body"><text:soft-page-break/>At the point on the plank side to which the readied crook is pulled, you adjust the trigger from the same aluminum wire strung crosswise to keep the crook in place until you pull the trigger. The pressure for holding the cocked up crook originates from a rubberband, like that in underpants, stretched taut from the trigger to the screw in the downside of the planed plank. </text:p>
      <text:p text:style-name="Text_20_body">The boys armed with such weapons do not run about yelling “ta-ta-ta!” as in War-Mommy. They leave those naive games for kindergarten kids and go down into basements and start hunting each other in the dark. Metallic “dzink!” of a crook against the cemented floor, or the wooden walls, suggests that the enemy is near and opened fire at you. But securing the position in the pit above the floor at the end of the corridor, you are as safe as in an impregnable bunker. You have to just sit tight up there and send crooks to the sound of stealthy steps, and if you hear “ouch!” from the dark, then you have targeted him okay… </text:p>
      <text:p text:style-name="Text_20_body">In autumn, they finished construction of the five-story apartment block across the road surrounding Block. The tenants were moving into their flats while deep down, in the endless basement corridors of so big a building (the first of that height and size at the Object), there unfolded unprecedented combat actions with the employment of crook weapons of all types. </text:p>
      <text:p text:style-name="Text_20_body">Initially, the huge underground basement was illuminated with electric bulbs placed rarely but evenly, they lived but a short life: long-range crook shots burst them up, one by one, into fine splinters. Perhaps, the only drawback of the crook weapons was their almost complete noiselessness. For real self-assertion, you need your arms to do some major bangs… </text:p>
      <text:p text:style-name="Text_20_body">Life just cannot stand still, it has to flow. Where to? The direction conforms to the dearest dreams of those swimming in the flow, sort of… </text:p>
      <text:p text:style-name="Text_20_body">More and more often, the evening quietude in the Courtyard got disrupted with sharp snaps alike to gun reports because the boys had armed themselves with <text:span text:style-name="Emphasis">peelikkalkas</text:span> but I, as usual, straggled behind the advanced trends in the flow of social life, which made me beg for instructions to manufacture a <text:span text:style-name="Emphasis">peelikkalka</text:span>. </text:p>
      <text:p text:style-name="Text_20_body">Take 15 cm. length of a narrow section (0.5 cm.) copper tube and bend it in the shape of letter L. The foot of the resulting L is flattened with a hammer. </text:p>
      <text:p text:style-name="Text_20_body">Through the remaining orifice, pore a small amount of molten lead into the tube to form a smooth leaden bottom at the bend point. </text:p>
      <text:p text:style-name="Text_20_body">Find a thick long nail reaching the leaden bottom and still sticking out from the tube for at least 5 cm. and bend the nail at 4 cm. from its head (you’ve got another L now). </text:p>
      <text:p text:style-name="Text_20_body">Insert the nail into the tube (the contraption resembles the left bracket “[”, or right bracket “]”, depending on your point of view) and as a result, you have a working piston-cylinder shebang. </text:p>
      <text:p text:style-name="Text_20_body">Connect the bent nail head and the flattened tube foot using a rubber band, like that used in underpants, now the whole construction looks like a small bow and your <text:span text:style-name="Emphasis">peelikkalka</text:span> is ready. </text:p>
      <text:p text:style-name="Text_20_body"><text:soft-page-break/>Pull the nail halfway out from the tube, the tension of the band forces the nail rest against the copper wall of the tube at the point to which you pulled the nail out. </text:p>
      <text:p text:style-name="Text_20_body">Squeeze the <text:span text:style-name="Emphasis">peelikkalka </text:span>in your palm, the band pressed to the tube makes the nail slide inside and sharply hit the leaden bottom. So much for a trial blank shot. </text:p>
      <text:p text:style-name="Text_20_body">Now, it remains only to load the firearms, for which purpose the nail is fully taken out and the tube loaded with scrapings of sulfur from a couple of match heads. </text:p>
      <text:p text:style-name="Text_20_body">Insert the nail back, cock it up with the band and “Hello, world!” with a live shot from your weapon. Bang!… </text:p>
      <text:p text:style-name="Text_20_body">In the evening dark, the splash of flame shooting out from the tube orifice looks quite impressive. On the whole, it’s the same principle as in toy pistols with paper pistons, yet distinctly enhanced in decibels… </text:p>
      <text:p text:style-name="Text_20_body">On learning the theory, I wanted to manufacture a <text:span text:style-name="Emphasis">peelikkalka </text:span>of my own, but Dad did not have a copper tube of the right size at his work. </text:p>
      <text:p text:style-name="Text_20_body">Still and all, I had it, probably, one of the boys gave me an odd one of his. </text:p>
      <text:p text:style-name="Text_20_body">You can't deny that in an extra-curricular way, a schoolboy gets better training for real life… </text:p>
      <text:p text:style-name="Text_20_body">As for mainstream schooling, our class was moved to the one-story building in the lower part of the school grounds, about a hundred meters from the principal building. Apart from our classroom, there were a couple of workshop rooms for Handicraft lessons equipped with vices and even a lathe in one of them. Because the school curriculum had more important subjects, that room was rarely open, two or three days a week to accommodate the grades visiting our territory. </text:p>
      <text:p text:style-name="Text_20_body">Learning on the outskirts of the school grounds had lots of advantages. During the breaks, you could have crazy races in the corridor without the risk of stumbling into some patrolling teacher as in the main building.<text:line-break/>Besides, the teachers entered our class no sooner than some self-appointed sentinel or two of ours, playing outside, would race in with the announcement which subject was heading to us from up there. And a look-out guard was simply the must for not to be caught at bullying a socket in the classroom wall into whose holes with 220 V we stuck the legs of radio-electronic resistances. In the resulting short circuit, the resistance would burst and spit around indignant sparks of blinding flame. </text:p>
      <text:section text:style-name="Sect1" text:name="Section50">
        <text:p text:style-name="List_20_Paragraph"><text:bookmark text:name="span48"/>(…now I’m just bewildered why none of us had ever got electroshocked. It seems, the mains sockets in the room were too human…) </text:p>
      </text:section>
      <text:p text:style-name="Text_20_body">Life was changing in our house too. The Zimins family left when Stepan was made redundant because Nikita Khrushchev, when on the post of the major ruler of the USSR, promised the Western countries drastic cuts in the contingent of the Soviet Army reducing it to the meager twenty millions of servicemen. Soon after that, he was made to retire, yet the new ruler kept the promise true and the reduction policies affected even our Object. </text:p>
      <text:p text:style-name="Text_20_body"><text:soft-page-break/>Besides the Zimins, the tenants from the apartment beneath us left also. Their grown-up daughter Julia presented us, three children from the upper floor, with her album of matchbox stickers collection. </text:p>
      <text:p text:style-name="Text_20_body">At those times matchboxes were made not of cardboard with printed pictures on it, but of very thin, one-layer, plywood covered with taut blue tissue upon which they mounted one or another sticker portraying the famous ballet dancer Ulanova or some sea animal, or a hero astronaut in it. People collected matchbox stickers just like the post-stamp hobbyists, only, first, you had to peel them off a box soaked in water and then, of course, to dry up. </text:p>
      <text:p text:style-name="Text_20_body">Julia’s collection was subdivided into sections: sports, aviation, Hero Cities, and so on. Surely, all three of us were delighted with so generous a gift and we stepped in her shoes at keeping the picturesque hobbyhorse… </text:p>
      <text:p text:style-name="Text_20_body">In place of Yura Zimin, another Yura became my friend who had a different family name, yet, like the previous Yura, Yura Nikolaenko was also a neighbor, more distant though, who lived not on the same landing but in the same Block. </text:p>
      <text:p text:style-name="Text_20_body">As the snow filled the forest, we ventured out there in search of foxholes or, at least, to catch an odd hare. We had pretty good chances of success because we were joined by a lowlander-boy who brought a dog living in the yard of their wooden house. Only he was too greedy to share the linen rope tied to the dog’s collar and yanked it himself. </text:p>
      <text:p text:style-name="Text_20_body">In the forest though, the dog began to drag him forward and backward over the snowdrifts with lots of hare footprints. Yura and I were running behind not to miss out on the moment of catching a hare. </text:p>
      <text:p text:style-name="Text_20_body">Then we noticed that the dog was paying no attention to the hare footprints but constantly sniffing for something else. Finally, he started to excitedly dig into a tall snowdrift. Anticipating that the dog would dig out a fox burrow whose scent he nosed through the snow, we armed ourselves with sticks to meet the beast. However, from under the snow, the dog pulled out a big old bone, and we stopped hunting… </text:p>
      <text:p text:style-name="Text_20_body">In the winter holidays, many children of my age were invited to a neighboring corner house in the Courtyard, where some newly arrived tenants celebrated the birthday of their daughter, my future classmate. She looked like Malvina from <text:span text:style-name="Emphasis">The Golden Key</text:span> tale, only her hair was neither blue nor curly, but straight. </text:p>
      <text:p text:style-name="Text_20_body">After the guests finished all of the lemonade on the big table, the beautiful girl shared her memories of the place she lived before, where she was, like, Queen of the Courtyard and the boys living there were her pages, sort of…</text:p>
      <text:p text:style-name="P15">Probably, I caught cold by the holidays’ end and started school later than my classmates because I could not get it what was happening the morning when I finally came to our classroom. </text:p>
      <text:p text:style-name="Text_20_body">The lessons had not begun yet and the newcomer Malvina-like girl appeared in the doorway right after me. Like all the schoolgirls at any grade in those times, she wore the compulsory uniform in Queen Victoria’s style – a dark brown dress with a white lace collar and a black apron on copious straps over all of her shoulders. </text:p>
      <text:p text:style-name="Text_20_body"><text:soft-page-break/>Stepping into the room, she stopped expectantly. The next moment a multi-voiced hue and cry burst out, “The Cow of the Courtyard!” </text:p>
      <text:p text:style-name="Text_20_body">She dropped her school bag on the floor and, wrapping her arms around her head, ran along the aisle between the desks, while everyone else—both the boys and the girls—blocked her way, hooting and yelling something in her ears, and Yura Nikolaenko ran behind her and rubbed himself at her back, like dogs do, until she sat down at her desk and dropped her face into her hands. </text:p>
      <text:p text:style-name="Text_20_body">The mayhem ceased only when the classroom was entered by a teacher asking, “What’s going on here?”, she was perplexed no less than me. </text:p>
      <text:p text:style-name="Text_20_body">The girl got on her feet and ran out of the classroom without even picking her schoolbag up from the floor. </text:p>
      <text:p text:style-name="Text_20_body">The next day she never showed up and we had a class meeting attended, instead of her, by her father who was red in the face and shouting that we were a bunch of scoundrels and pinched his daughter by the chest. He demonstrated with his hands where exactly were applied the pinches. </text:p>
      <text:p text:style-name="Text_20_body">Then our Mistress spoke to the meeting that it was a disgrace for pioneers to stain themselves with goading their classmates the way we did because the Malvina-like girl was also a pioneer like all of us. </text:p>
      <text:p text:style-name="Text_20_body">And I felt ashamed even though I hadn’t pinched nor goaded anyone. The beautiful girl never more appeared in our class, probably, she was transferred to the parallel one. </text:p>
      <text:section text:style-name="Sect1" text:name="Section51">
        <text:p text:style-name="List_20_Paragraph"><text:bookmark text:name="span49"/>(…<text:span text:style-name="T9">”the crowd is a merciless beast…”</text:span>, runs a line from Avetic Isahakian’s poem about Abu-Lala, which I learned very well even before reading it…) </text:p>
      </text:section>
      <text:p text:style-name="Text_20_body">Individual cruelty is as ugly as collective one. In spring I got another deep scratch when witnessing an example of maternal pedagogy. </text:p>
      <text:p text:style-name="Text_20_body">The empty afternoon Courtyard was entered, between our house and the corner building, by a woman heading to the buildings on the opposite side. Behind her, a six-year-old girl ran and sobbed holding her arm outstretched to the women and kept repeating the same words with the voice hoarse from her non-stop wail and cry, “Mom, gimme your hand! Mom, gimme your hand!” </text:p>
      <text:p text:style-name="Text_20_body">The rasping shrieks somehow reminded me of Masha’s screeching, when they came to slaughter her at Grandma Katya’s in Konotop. </text:p>
      <text:p text:style-name="Text_20_body">The woman never slowed down only time and again looked back to lash with a thin rod the girl’s outstretched hand. The kid would respond with a somewhat louder shriek but neither withdraw her hand nor stop crying, “Mom, gimme your hand!” </text:p>
      <text:p text:style-name="Text_20_body">They crossed the yard and went into their staircase-entrance leaving me beset with the unanswerable question – where could such fascist mothers be in our country from?. </text:p>
      <text:p text:style-name="Text_20_body">Between the left wing of the school building and the tall openwork fence of planks that separated the school grounds from the surrounding forest, there were located beds of the school agronomy lot. </text:p>
      <text:p text:style-name="Text_20_body"><text:soft-page-break/>It’s highly unlikely that the beds of loam mixed with withered pine needles dropped from several pines left inside the school territory, could yield a crop of any sort. However, when they announced to our class that everyone should come to school on Sunday for turning dirt in the agronomy lot, I dutifully showed up at the appointed hour. </text:p>
      <text:p text:style-name="Text_20_body">The morning was overcast, so Mom even tried to talk me into staying home. Indeed, everything turned out just as she had predicted – not a single soul around. But maybe they would come yet? </text:p>
      <text:p text:style-name="Text_20_body">I hung about the locked school for a while, then bypassed the dismal agronomy lot and went down to the one-story building of our class plus the workshop in the lower part of the school grounds. </text:p>
      <text:p text:style-name="Text_20_body">Opposite the building, there was a squat brick warehouse with two gates locked as anything else in the empty school grounds whose silent stillness could even be felt as a tangible <text:span text:style-name="T65">substance.</text:span> However, no lock could impede climbing up to the roof of the warehouse from the steep hillock behind which made it not a big deal. </text:p>
      <text:p text:style-name="Text_20_body">The slight slant of the lean-to roof was covered with black roofing felt. I walked around the roof square to each of its corners, then looked back at the mute school. Still nobody. Okay, five minutes more and I’d breeze off. </text:p>
      <text:p text:style-name="Text_20_body">At that moment the sun peeped out through the clouds making the wait not so gloomy because I marked light, transparent, wisps of steam rising from the black roof here and there. “Aha, the sun heats it!” guessed I. </text:p>
      <text:p text:style-name="Text_20_body">What’s more, while drying up, the black felt began to develop streaks of dark-gray color, which widened, expanded, joined together and kept me enthralled with watching that gradual expansion of the solar possessions. I knew perfectly well already that no one would show up and I might just as well go home, yet let that stretch of wet roofing felt would also turn dry-gray making the Isle of Dry expand to the corner edge of the roof. </text:p>
      <text:p text:style-name="Text_20_body">I returned home by the midday mealtime and didn’t tell Mom that the sun had recruited me to the ranks of his comrades-in-arms… </text:p>
      <text:p text:style-name="Text_20_body">End spring, Dad was going fishing out of Zone and he agreed to take me along if I procure worms for bait. I knew some lavish spots for worm-digging and brought home a whole tangle of them in a rusty tin container from canned beef. </text:p>
      <text:p text:style-name="Text_20_body">We left very early in the morning and, near Checkpoint, two more men joined us with the same papers of permission to leave Zone till six in the evening. Beyond the white Checkpoint gate, we turned right and went through the forest. </text:p>
      <text:p text:style-name="Text_20_body">We were walking, and walking, and walking and the forest never ended. At times the footpath got near the edge of the woodland but then again took us back into the wilderness. </text:p>
      <text:p text:style-name="Text_20_body">I walked patiently because Dad had warned me even before sending after the warms there was a walk of eight kilometers, and I hastily answered then that it was okay with me, yes, I could do that. So I just walked on, though my fishing pole and the tin can with bait grew very heavy. </text:p>
      <text:p text:style-name="Text_20_body"><text:soft-page-break/>Finally, we went out to a forest lake and the fishermen told it was the Sominsky which I couldn’t recognize though it was the lake where I once learned to swim. </text:p>
      <text:p text:style-name="Text_20_body">We walked along a grassy promontory at the end of which there was a real raft. One of the fishermen remained on the shore, and we three boarded the raft that was made of logs from deciduous trees with smooth green bark. </text:p>
      <text:p text:style-name="Text_20_body">Dad and the other fisherman pushed the raft off, stepped onto it and kept jabbing slowly the lake bottom with long poles until we got some thirty meters away from the shore. There we stopped and began fishing. </text:p>
      <text:p text:style-name="Text_20_body">The raft logs were not close to each other and through the gaps between them, there were seen the openwork traverse logs drowned in the pitch-black depth, so we had to move carefully. </text:p>
      <text:p text:style-name="Text_20_body">Our three fishing poles overhung three different sides of the raft. Fish struck pretty often though the catch was not as big as promised by the vigorous resistance to the pulled line, besides, you had to be very careful taking it off the hook because around their muzzles as well as on back fins there stuck out very prickly spikes. </text:p>
      <text:p text:style-name="Text_20_body">Dad said it was the ruff, and the fisherman added that the ruff was most delicious. Later, when we got ashore and cooked the soup in a pot hung over the fire I, of course, ate all of it but couldn’t decide how delicious it was because the steaming soup was way too hot. </text:p>
      <text:p text:style-name="Text_20_body">After the meal, the fishermen advised there was no hope of good catch anymore because at that time of day fish went sleeping. So, they stretched under the trees and slept too, the fishermen and my Dad. When everyone woke up, we slowly started back home. </text:p>
      <text:p text:style-name="Text_20_body">Returning, we didn’t take the shortcut footpath through the forest, choosing to walk over the low hills and dales because the papers permitted to stay away till the evening. </text:p>
      <text:p text:style-name="Text_20_body">From the top of one of the hills, we saw a small lake in the distance, it was perfectly round, rimmed with the growth of reeds. </text:p>
      <text:p text:style-name="Text_20_body">When we reached it, Dad wanted to take a swim at any rate, although the fishermen tried to talk him out of the idea. One of them told it was too often that in that round lake, called Witch’s Eye, someone got drowned caught with its duckweed. </text:p>
      <text:p text:style-name="Text_20_body">But Dad doffed his clothes, all the same, grabbed hold of the stern of a skiff by the shore and, kicking up foamy splashes, moved off to the reeds by the opposite shore. Halfway through, he remembered the watch on his wrist, took it off and hung on a nail in the stern. When he came back in the same manner, the duckweed clung all over his shoulders in long thickly spliced garlands. </text:p>
      <text:p text:style-name="Text_20_body">He was ashore already and putting on his clothes when we saw a woman in a long skirt of villager womenfolks, who ran across the slanted field with indistinct yells. She ran up to us but didn’t say anything new and only repeated what we had heard from the fellow-fisherman. </text:p>
      <text:p text:style-name="Text_20_body"><text:soft-page-break/>Near Checkpoint, we were caught in a spell of bad weather and the rain thoroughly drenched us before we got home, but no one fell ill after…</text:p>
      <text:p text:style-name="P15">With bicycles, I palled up since early childhood. I can’t even remotely remember my first tricycle, but some photos confirm: here it is with the pedals on the front wheel and me, straggling it, a three-year-old fat little man in a closely fitting skull cap. </text:p>
      <text:p text:style-name="Text_20_body">However, the next one I recollect pretty well – a red three-wheeler with the chain drive – because I often had to argue with my brother and sister whose turn it was to take a ride. Later, Dad reassembled it into a two-wheeler but, after my fifth grade, the bicycle became too small for me and was hand-me-downed to the younger for good. </text:p>
      <text:p text:style-name="Text_20_body">And then Dad got somewhere a real bike for me. Yes, it was a second-hand one but not a bike for ladies or some kind of “Eaglet” for grown-up kids. </text:p>
      <text:p text:style-name="Text_20_body">One evening after his work, Dad even tried to teach me riding it in the Courtyard, but without his supporting hand on the saddle, I would fall on one side if not on the other. Dad got tired of my clumsiness, he said, “Learn it yourself!” and went home. </text:p>
      <text:p text:style-name="Text_20_body">In a couple of days, I could already ride the bike. However, I didn’t get the nerve to throw my leg over the saddle and perch up properly, instead, I passed my leg through the frame and rode standing on the pedals, which caused the bike to run askew. </text:p>
      <text:p text:style-name="Text_20_body">But then I got ashamed seeing a boy who, though younger than me, was not afraid to race along with his bike, step onto a pedal and flung the other leg over the saddle to the second pedal. His body length did not allow to use the saddle without losing touch with the pedals so turning them he rubbed his crotch against the frame which also served him for sitting upon with his left or right thigh, alternatively. On so brave shortie’s background, riding the bike “under the frame” was quite a shame… </text:p>
      <text:p text:style-name="Text_20_body">And at last, after so many tries and falls ending both with and without bruises or scratches, I did it! Wow! How swiftly carried me the bike above the ground – no one would ever catch up be they even running! And – most important – riding a bicycle was such an easy thing! </text:p>
      <text:p text:style-name="Text_20_body">I rode it non-stop driving along the concrete paths in the Courtyard, orbiting its two wooden gazebos until, a bit warily, I steered out to the road of concrete slabs surrounding the two Gorka blocks… </text:p>
      <text:p text:style-name="Text_20_body">Later, becoming an experienced rider, I started mastering the bikerobatics – “riding without the handles”, when you take your hands off the steer and pilot the bicycle with feeding your body weight to the side you want it to turn to. And the bike understood me!. </text:p>
      <text:p text:style-name="Text_20_body">Another achievement of that summer became keeping the eyes open when under the water. </text:p>
      <text:p text:style-name="Text_20_body">The dam where I once slipped off the slab was restored to bring about a wide bathing pool that attracted numerous beach-goers. </text:p>
      <text:p text:style-name="Text_20_body"><text:soft-page-break/>Among us, boys, the favorite game in the water was “spotting” where the “it” should catch up with and touch one of the fleeing players. You can’t walk through the water as quickly as a swimmer. Besides, a player can take a dive and change the direction of his getting away, so it’s hard to guess where he would come back to the surface for a breather. Ever before, when plunging in the water, I firmly closed my eyes but that way you can’t detect flicking of white heels that kick full ahead underwater.</text:p>
      <text:p text:style-name="Text_20_body">True enough, in the ever-present yellowish twilight beneath the surface, you can’t see very far, but sounds are heard way more clearly if you sit down there and knock, say, two gravels against each other. However, you cannot sit underwater for a long time – the air in your lungs pulls you up to the surface and there’s no other way to resist the up-drive but rowing with your hands so the gravels should be dropped… </text:p>
      <text:p text:style-name="Text_20_body">My parents’ leaves did not coincide that summer so they went for their vacations in turn. First, Dad visited his native village of Kanino in the Ryazan region. He took me with him there, after a strict warning that on the way I should not ever tell anyone that we lived at the Atomic Object. </text:p>
      <text:p text:style-name="Text_20_body">At the station of Bologoye, we had a long wait for the train to Moscow. Leaving me seated on our suitcase in the station waiting room, Dad went to punch the tickets. On a nearby bench, a girl was sitting with an open book in her lap. I got up and neared the girl to look in the book over her shoulder. It was<text:span text:style-name="Emphasis"> The Mysterious Island </text:span>by Jules Verne. </text:p>
      <text:p text:style-name="Text_20_body">I read a couple of paragraphs of the familiar lines I liked so much. She kept reading and didn’t pay any attention to me standing behind the bench back. I wanted to speak up to her, but I did not know what to say. That that was a good book? That I had also read it? </text:p>
      <text:p text:style-name="Text_20_body">While I was looking for the right words to say, her adults came and announced that their train was arriving. They grabbed their trunks and went out to the platform to board the train. She never looked back… </text:p>
      <text:p text:style-name="Text_20_body">Then my Dad returned with the punched tickets. At my request, he bought me a book from a bookstall about a Hungarian boy who later became a youth and fought against the Austrian invaders of his homeland. </text:p>
      <text:p text:style-name="Text_20_body">When the ping-ponging echo from the loudspeaker announced the arrival of our train, we went out to the platform. A ten-or-so-year-old boy passed by. </text:p>
      <text:p text:style-name="Text_20_body">“See?” said Dad to me. “That’s what poverty is!” </text:p>
      <text:p text:style-name="Text_20_body">I looked after the boy who walked away, and noticed the rough patches in the back of his pants… </text:p>
      <text:p text:style-name="Text_20_body">In Moscow, we arrived the next morning. I wanted to see the capital of our Homeland from its very beginning and kept asking when Moscow would, at last, start, until the conductor said that we were in the city already. </text:p>
      <text:p text:style-name="Text_20_body">But behind the pane in the car’s window, there were running the same shabby log huts as at the stations of Valdai, only much more of them and closer to each other, <text:soft-page-break/>and they did not want to end in any way. And only when our train pulled in under the high arc of the station roof, I believed that it was Moscow. </text:p>
      <text:p text:style-name="Text_20_body">We went on foot to the other station which was very close. There Dad again punched the tickets but that time we had to wait until evening for the train, so he handed the suitcase over to the storage room and we boarded an excursion bus going to the Kremlin. </text:p>
      <text:p text:style-name="Text_20_body">Inside the Kremlin walls, they warned that we shouldn’t take any pictures whatsoever. Dad had to demonstrate there was no camera in the leather case hanging from his shoulder but his homemade radio which they allowed to keep only now I had to carry it on. </text:p>
      <text:p text:style-name="Text_20_body">There were white-walled houses in the Kremlin and dark fir trees, but too few, although thick-trunked and tall. </text:p>
      <text:p text:style-name="Text_20_body">The excursion was brought to the Czar Bell with its chopped out wall. It happened when the Czar Bell fell from the belfry and couldn’t ring ever since, which was a pity. And when we came to the Czar Cannon, I instantly climbed the pile of the large polished cannonballs under her nose and shoot my head into the muzzle. It looked like insides of a huge pipe with lots of dust on the circular wall. </text:p>
      <text:p text:style-name="Text_20_body">“Whose kid is that?! Take him away!!” cried some man outside the cannon, running up from the nearest fir tree. </text:p>
      <text:p text:style-name="Text_20_body">Dad admitted that I was his and, until we left the Kremlin, he had to hold me by the hand, though the day was hot. </text:p>
      <text:p text:style-name="Text_20_body">When the bus returned to the railway station, Dad said that he needed to buy a watch, although he did not have much money. So, we went to the store where there were lots of different watches under the glass of the <text:span text:style-name="T67">counter top</text:span>, and Dad asked me which one to buy. </text:p>
      <text:p text:style-name="Text_20_body">Remembering his complaint that he was short of money, I pointed at the cheapest – for seven rubles, but Dad did not obey and bought an expensive wristwatch – for twenty-five… </text:p>
      <text:p text:style-name="Text_20_body">In the village of Kanino, we lived in the log hut of Grandma Martha, made up of one large room with two windows and a tall Russian stove. </text:p>
      <text:p text:style-name="Text_20_body">Behind the hut, there was a lean-to of logs attached to it. The windowless lean-to was empty, strewn with stray wisps of old hay, and smelled of dust. There I found three books: a historical novel about the general Bagration in the war of 1812 against Napoleon invasion, a long story of how they established the Soviet rule among the Indians of the Chukchi Peninsula, and <text:span text:style-name="Emphasis">The Little Prince</text:span> by Antoine de Saint-Exupéry. </text:p>
      <text:p text:style-name="Text_20_body">Once, my Dad’s brother and sister came to visit, they both lived in the same village but were too busy at the collective farm, kolkhoz. Grandma Martha cooked a round yellow omelet for the occasion; I don’t remember the meals on other days… </text:p>
      <text:p text:style-name="Text_20_body">The village of Kanino was divided into two parts by the hollow with a slowly rolling, broad and noiseless, creek. The banks of it were one wall of an uninterrupted <text:soft-page-break/>willow thicket. And the stream was pretty shallow – a little bit above the knees, with a pleasant sandy bottom. I liked to wander in its slow current. </text:p>
      <text:p text:style-name="Text_20_body">One day Dad took me to the Mostya river. It was a very long walk but in the end, there was enough of the river to swim from one grassy bank to the other. There were many people on both banks too, probably, from other villages. </text:p>
      <text:p text:style-name="Text_20_body">On our way back we saw a combine harvesting wheat in the field. We stopped at the edge of the field to watch and when the harvester drove past to the other edge, Dad spat and angrily said, “Phui, hooey!” </text:p>
      <text:p text:style-name="Text_20_body">As it turned out, the combine driver was mowing the shoots at their tops, so as to finish his job quicker, but when he saw a stranger in a white tank top together with a boy of urban appearance, he decided my Dad was some big wheel from the district administration on a <text:span text:style-name="T66">recreation</text:span> visit and, driving past us, he mowed the shoots close to the ground… </text:p>
      <text:p text:style-name="Text_20_body">Near Grandma Martha’s lean-to, there appeared a large haystack and when Dad together with his brother began some repair work inside her log hut, Grandma Martha moved to spend nights in the lean-to, and the bed for me and Dad was made atop the haystack. </text:p>
      <text:p text:style-name="Text_20_body">Sleeping up there was convenient and pleasant because of the smell of withering grass, but a bit unusual and even scary for all the stars above watching you all the time. Besides, the roosters started crying before the dawn and then you had just to lay in the twilight before dropping off again… </text:p>
      <text:p text:style-name="Text_20_body">One day I went up the creek, as far as another village, there was an earthen dam built by that village boys to make a pond for swimming. But after that, I fell ill and was taken to the same upstream village because only there was infirmary with three beds. </text:p>
      <text:p text:style-name="Text_20_body">On one of those three beds, I was ill almost a whole week reading <text:span text:style-name="Emphasis">The Standard Bearers</text:span> by Gonchar and eating the strawberry jam brought by Dad’s sister, Aunt Sasha, or maybe it was his brother’s wife, Aunt Anna, because they came together to see me. </text:p>
      <text:p text:style-name="Text_20_body">So we spent Dad’s v<text:span text:style-name="T70">a</text:span>cation and returned to the Object…</text:p>
      <text:p text:style-name="P15">Soon after our return, Mom took Sasha and Natasha with her and went on her vacation to Konotop. Again, Dad and I kept each other manly company of two. He cooked tasty pasta soup the Navy way and explained me things about the <text:span text:style-name="T69">seamen's</text:span> life. </text:p>
      <text:p text:style-name="Text_20_body">For instance, on ships many commands were given by the bugle calls and those signals were not just “du-du-du-du du-du-du-du” as made by a pioneer bugler, when marching together with a drummer after the Pioneer Company Banner on some ceremonial line-up. The ship bugle played a different melody for each call. At midday meal time the bugle sang, “Take your spoon, and your mess-tin, quickly run to the half-deck”. </text:p>
      <text:p text:style-name="Text_20_body">The mess-tin is a pot with a lid which they fill for a sailor with his grub to eat, and the half-deck is that place on the ship where the cook ladles meal out. </text:p>
      <text:p text:style-name="Text_20_body"><text:soft-page-break/>Dad taught me some sea words too. “Topmast” meant the highest point on a boat. When they wanted to play a trick on a young sailor, they used to give him a teapot and send to fetch tea from the topmast. The greenhorn unaware, of course, where it was, walked about the boat asking the way. The seasoned sailors directed him from one place to another or to the engine room, just for fun… </text:p>
      <text:p text:style-name="Text_20_body">And Dad also told that some <text:span text:style-name="Emphasis">zeks</text:span>, who spent too many years in Zone, could no longer live in freedom. Because of that one recidivist, on serving his term, pleaded Zone Chief not to let him out and keep on in. But Zone Chief replied, “The law is the law! Get lost!” </text:p>
      <text:p text:style-name="Text_20_body">In the evening, the recidivist was brought back to Zone because he killed a man in a nearby village. And the murderer cried, “I told you, Chief! Because of you I took an innocent soul!” </text:p>
      <text:p text:style-name="Text_20_body">At those words, Dad’s eyes looked sideways and up, and even the sound of his voice changed strangely… </text:p>
      <text:p text:style-name="Text_20_body">Some books I re-read more than once, not immediately, of course, but after some time. That day I was re-reading the book of stories about revolutionary Babushkin, which I was awarded at school for good studying and active participation in school public life. He was a common laborer and worked for rich plant owners before becoming a revolutionary… </text:p>
      <text:p text:style-name="Text_20_body">When Dad called me for the midday meal, I went to the kitchen, got seated at the table and, eating the pasta soup, shared, “And did you know, that before the October Revolution the workers at the Putilov factory once were forced to work for forty hours at a stretch?” </text:p>
      <text:p text:style-name="Text_20_body">To which Dad replied, “Did you know that your Mom went to Konotop with another man?” </text:p>
      <text:p text:style-name="Text_20_body">I raised my head up from the plate. Dad was sitting in front of untouched soup and looking at the kitchen window blinds. </text:p>
      <text:p text:style-name="Text_20_body">I got scared, and started to cry, and shouted, “I will kill him!” </text:p>
      <text:p text:style-name="Text_20_body">But Dad, still looking at the blinds, answered, “No, Seryozha, we don’t need no killing.” </text:p>
      <text:p text:style-name="Text_20_body">His voice sounded a little nasal as that of the recidivist murderer who wanted to stay in Zone. </text:p>
      <text:p text:style-name="Text_20_body">Then Dad got to the Detachment’s Hospital and for two days the neighbor woman, who had moved in the rooms of the redundant Zimins, was coming to our kitchen to cook meals for me. On the third day, Mom came back together with my sister and brother… </text:p>
      <text:p text:style-name="Text_20_body">Mom went to see Dad at the Detachment’s Hospital and took me with her. Dad came out to the yard in the pajamas to which they changed all the patients there. </text:p>
      <text:p text:style-name="Text_20_body">The parents sat on a bench and told me to go and play somewhere. I walked away but not too far, and I heard as Mom was quickly telling something to Dad in a low voice. </text:p>
      <text:p text:style-name="Text_20_body"><text:soft-page-break/>He looked straight in front of himself and repeated the same words, “The kids will understand when they grow up.” </text:p>
      <text:section text:style-name="Sect1" text:name="Section52">
        <text:p text:style-name="List_20_Paragraph"><text:bookmark text:name="span50"/>(…when I grew up, I understood that some informer had sent a letter from Konotop, only that time directly to my Dad instead of the Special Department. </text:p>
        <text:p text:style-name="List_20_Paragraph">What for? By telling on my Mom, the rat gained no prospect of better housing conditions or other improvements in their day-to-day life. Or maybe just out of habit? Or maybe that was not a neighbor at all? </text:p>
        <text:p text:style-name="List_20_Paragraph">Some people, when not happy with their lives, think it will help if someone else does badly. I do not think it works, but I know that there are such thinkers. </text:p>
        <text:p text:style-name="List_20_Paragraph">And I never asked my brother or sister about the man who went with them to Konotop that summer. Nonetheless, now I know that so it was. </text:p>
        <text:p text:style-name="List_20_Paragraph">Mom built her defense on Dad’s frivolous behavior during his vacation the previous year, when he went alone to a Crimean sanatorium on the admission card from the trade-union. He got so light-minded there that never thought to get rid of his light-mindedness evidence, and Mom had to wash that evidence out from his underpants in the washing machine “Oka”…) </text:p>
      </text:section>
      <text:p text:style-name="Text_20_body">Then Dad left the Hospital and we started to live on further… </text:p>
      <text:p text:style-name="Text_20_body">At school, our sixth grade was moved back onto the second floor in the main building. With reading books and watching the television I had no time for home assignments but still remained a “good learner” just out of teachers’ inertia. </text:p>
      <text:p text:style-name="Text_20_body">In the school public life, I played the role of a horse in the performance staged by the pioneers of our school. The role was assigned to me because Dad made a big horse head from cardboard and on stage I represented the horse’s head and forelegs. My arms and shoulders were hidden under a large colorful shawl, which also covered one more boy who crouched behind me gripping my belt because he played the role of the hinder-parts. </text:p>
      <text:p text:style-name="Text_20_body">The horse did not say anything on stage and appeared there only as the nightmare to scare an idler in his sleep and make him start to study better. We performed in the school gym, and in the Regiment Club, and even went on a tour out of Zone – to the club of Pistovo village. Everywhere, the appearance of the horse sparked vivacity among the audience… </text:p>
      <text:p text:style-name="Text_20_body">Besides the movies at the Regiment Club, I sometimes went to the House of Officers, asking the ticket money from my parents. It was there that I watched the French adaptation of <text:span text:style-name="Emphasis">The Three Musketeers</text:span> for the first time. </text:p>
      <text:p text:style-name="Text_20_body">Before the show, bad rumors circulated the thick crowd gathered in the vestibule hall, they murmured that the film had not been brought and they would show some other flicks instead, so that not to return money for the sold tickets. </text:p>
      <text:p text:style-name="Text_20_body">On the wall of the vestibule there hung a huge portrait of Marshal Malinovsky with all his orders and medals on. The collection was really enormous leaving no vacant spot on his tunic screened with all kinds of medals and orders, like an over-all coat of mail, with smaller medals hanging even below his waist. </text:p>
      <text:p text:style-name="Text_20_body">Looking at the chain-mailed marshal, I thought that I wouldn’t watch anything else even if they did not give the money back. But the alarm turned out to be false and <text:soft-page-break/>the happiness, spiced with the sound of ringing swords, lasted the whole two sequels, and in color too!. </text:p>
      <text:p text:style-name="Text_20_body">The exploration of the Detachment’s Library was marked by new achievements. Not only that I had long ceased to be afraid of the pictures in the wide hallway, but I also became a seasoned shelf-hanger. </text:p>
      <text:p text:style-name="Text_20_body">As the shelving of books crowded quite close to each other, I got the hang of climbing right up to the ceiling for which purpose the shelves both sides of the narrow passages became, like, convenient ladder-rungs. I wouldn’t say that on the previously unreachable shelves there were some special books, not at all, however, the acquired skills of mountaineering increased my self-esteem like after that occasion when Natasha called me from my sofa-readings because there was an owl in the basement of the corner building. </text:p>
      <text:p text:style-name="Text_20_body">Of course, I immediately ran after her. The basement corridor was illuminated by a single bulb that somehow managed to survive the harsh times of the crook wars. At the end of the corridor under the opening to the outside pit, there sat a large bird on the floor, much bigger than an owl. Some real eagle owl it was who angrily shook his eared head with the crooked nose, no wonder that the kids did not dare approach. </text:p>
      <text:p text:style-name="Text_20_body">My reaction was surprisingly deft, without a moment’s hesitation, as if handling maverick eagle owls was my daily routine, I took my shirt off and threw it over the bird’s head. Then, grabbing at the clawed legs, I lifted the bird from the floor. The owl didn’t resist under the cover of my tartan shirt. Where to now? Of course, I took it home, especially since I was not fully clad. </text:p>
      <text:p text:style-name="Text_20_body">Mom didn’t agree to keep such a big monster at home although our neighbors, the Savkins, had a hefty crow in their apartment. Mom answered that Grandmother Savkin’s main job was wiping up the crow guano all over their apartment all day long, and who would do it in ours with all of us at work and school? </text:p>
      <text:p text:style-name="Text_20_body">Reluctantly, I promised to take the eagle owl to Living Nature Room at school next morning because there already lived a squirrel and a hedgehog in their cages. Till then, he was allowed to sit in the bathroom. </text:p>
      <text:p text:style-name="Text_20_body">For the eagle owl’s refreshment, I took a slice of bread to the bathroom and a saucer full of milk. He gravely sat in the corner and did not even look at the food on the floor tiles. Going out, I turned the light off, in the hope that, being a night predator, he’d find it even in the dark. </text:p>
      <text:p text:style-name="Text_20_body">First thing in the morning, I checked and saw that the eagle owl hadn’t pecked a crumble of his supper. He also partook none of it while I had breakfast though the light in the bathroom was left on for the purpose. So, I clutched his bare legs and carried him to school. </text:p>
      <text:p text:style-name="Text_20_body">Probably, owls do not like hanging upside down because that eagle owl constantly tried to bend his head up as far as his neck let it go. At times, I gave my schoolbag to my brother and carried the bird with both hands in the normal position. </text:p>
      <text:p text:style-name="Text_20_body"><text:soft-page-break/>When from the hillock top opened the distant view of the school, the owl’s head dropped and I realized that he was dead. I felt even relieved that he wouldn’t have to live in the captivity of the smelly Living Nature Room. </text:p>
      <text:p text:style-name="Text_20_body">Veering from the path, I hid him in a shrub because once I saw a hawk hanged from a thick bough of the old tree atop the Bugorok-Knoll. I didn’t want them to feather or somehow mutilate my owl, even though dead as he was… </text:p>
      <text:p text:style-name="Text_20_body">Later, Mom said that the bird died, probably, of old age that’s why he sought refuge in the basement. </text:p>
      <text:section text:style-name="Sect1" text:name="Section53">
        <text:p text:style-name="List_20_Paragraph"><text:bookmark text:name="span51"/>(…but I think all that happened so that we would meet each other. He was a messenger to me, it's only that I haven’t understood the message yet... Birds are not just birds and ancient augurs knew that well… </text:p>
        <text:p text:style-name="List_20_Paragraph">My house in Stepanakert is located on the slope of a deep ravine behind the Maternity Hospital. It’s the last house in a dead-end, a very quiet place indeed. </text:p>
        <text:p text:style-name="List_20_Paragraph">Once, coming home, I saw a small bird, the size of a sparrow, in the withered late-autumn grass by the footpath. In fumbling unsteady steps, it trailed through the brittle grass as if severely wounded, dragging the wings in its wake. </text:p>
        <text:p text:style-name="List_20_Paragraph">I gave it a passing look and went on, burdened with too many problems of my own... The next day I learned that right about that moment a young man was butchered a little deeper in the ravine in a brawl of junkie bros. </text:p>
        <text:p text:style-name="List_20_Paragraph">That small bird was the soul of the murdered and there’s no chance of making me change this my belief…) </text:p>
      </text:section>
      <text:p text:style-name="P15">In the autumn after the separate summer vacations, the senior part of our family became fans of mushroom harvesting. </text:p>
      <text:p text:style-name="Text_20_body">Of course, the mushrooms at the Object were always there, just take a couple of steps to any side away from the trodden school path and there’s russula growth for you, or solid portabella, long-legged enoki, let alone oily agarics; it’s only that too busy passers-by had no time for mushrooms... But when they give you the permission paper to leave the Zone for a whole Sunday and also provide a truck to take the mushroom-pickers to the out-of-Zone woodland, the “noiseless hunting” takes on much more attractive looks. Probably, all those conveniences were always there for the Object dwellers, only my parents did not use them until they needed a firmer reconciliation after the split-up summer. </text:p>
      <text:section text:style-name="Sect1" text:name="Section54">
        <text:p text:style-name="List_20_Paragraph"><text:bookmark text:name="span52"/>(…though I did not think about such things at that time and was just all too happy to go with my parents to the forest for mushroom harvesting…) </text:p>
      </text:section>
      <text:p text:style-name="Text_20_body">Specially for those Sundays, Dad made three pails of sturdy cardboard, lightweight and capacious. In the forest, the mushroom-pickers from the Zone parted and wandered everyone by themselves at times exchanging distant echoes of “ahoy!” by which you couldn’t guess who was it. </text:p>
      <text:p text:style-name="Text_20_body">I liked alerted roaming in the silent autumn forest wet from the drizzle and fog. Of course, we didn’t pick too brittle russulas, but portabella or agarics were a good find. Dad made a small knife for each of us, so as not to spoil the mycelium, besides, on the cut, it’s seen at once whether the mushroom had worms. </text:p>
      <text:p text:style-name="Text_20_body"><text:soft-page-break/>The best sort of the mushrooms were “the whites”, or porcini, but I never came across any of them. The unfamiliar ones I took to Dad, and he explained that those were shiitake, or morels or simply poisonous throwaways. </text:p>
      <text:p text:style-name="Text_20_body">At home, the mushrooms were poured from the pails into a big washing basin and kept overnight in the water, then Mom cooked or marinated them. All that was delicious, no doubt, but hunting them in the woods gave more delights… </text:p>
      <text:p text:style-name="Text_20_body">One Sunday when the parents went on a visit somewhere, the three of us started chasing each other all over the apartment, just for fun. The merrymaking was cut short by a sharp knock at the door. On the landing, there stood the new neighbor from the first floor who said that our parents’ absence was not a reason to kick up such a bedlam and, when back, they’d be informed we couldn’t behave if left alone. </text:p>
      <text:p text:style-name="Text_20_body">Later in the evening, Natasha came running from the landing with the alert alarm: the parents were coming home already but stopped on the first floor by the neighbors from the apartment under ours. Oh-oh, we’re going to get hell! </text:p>
      <text:p text:style-name="Text_20_body">How come she was at the right time in the right place? Quite easy. The landing was, like, the apartment’s extension wide for us to play balloon-volleyball, and Mom even started to use it as a gym, going out there in the evenings, when she was not at work, to jump a skipping rope. We followed her example, but I wasn’t as good at it as Natasha who practiced much oftener, and so she did at the moment of our parents’ intercepted return. </text:p>
      <text:p text:style-name="Text_20_body">When they entered the hallway, Dad’s face was very angry. Without taking off his coat, he headed to the kitchen and brought a stool to the parents’ room, where he moved the rug aside and smashed the stool against the floor. “Keep quiet, eh?!” shouted he to the floorboards and squarely banged them once again with the stool’s seat, “Is it okay now?” </text:p>
      <text:p text:style-name="Text_20_body">I realized that we would not be punished, but something still was somehow not right… </text:p>
      <text:p text:style-name="Text_20_body">When leaving for school, we took along the sandwiches wrapped by Mom in newspaper sheets so that during a break we would take them out of our schoolbags and eat. For Sasha and Natasha, she put two sandwiches in one package because they studied in the same class. And before leaving for school, we also had breakfast in the kitchen. </text:p>
      <text:p text:style-name="Text_20_body">However, on that particular Saturday, I left without my schoolbag and alone because that day the senior students were having a military game for which reason the classes for junior schoolchildren were canceled. </text:p>
      <text:p text:style-name="Text_20_body">The game participants belonged to the competing groups of “the Blues” and “the Greens”, and for the start, they were to march into the forest in different directions. Their goal was to track down the opponent forces, surprise them, and capture their banner. </text:p>
      <text:p text:style-name="Text_20_body">Each trooper had to wear paper shoulder straps whose color indicated the group they were from. A gamester with one shoulder straps torn off became a prisoner of war while missing both meant they were "killed"… </text:p>
      <text:p text:style-name="Text_20_body"><text:soft-page-break/>That morning, I came to the kitchen late for breakfast because normally I got up wakened by the rise of the younger ones, but they enjoyed their day-off at the moment. Secondly, the previous night till late I kept sewing the shoulder straps onto my jacket with tiny, frequent, diligent stitches so that they would sit close to hinder tearing them off because of which I went to bed about midnight… </text:p>
      <text:p text:style-name="Text_20_body">Now Mom was already leaving for her work and said there remained some pasta cooked for the previous day dinner or, if so be my wish, I could boil an egg for my breakfast. </text:p>
      <text:p text:style-name="Text_20_body">I reminded her that I knew nothing about cooking eggs, but she answered it was as easy as pie: to have a soft-boiled egg you boil it for a minute and a half while three-minute boiling makes it hard-boiled. She even brought the alarm-clock from their room and put it on the windowsill next to the mushroom jar before taking a hurried leave… </text:p>
      <text:p text:style-name="Text_20_body">Such three-liter jars were kept in almost every kitchen at the Object and they were filled with a mushroom that had nothing to do with the forest. It looked like some greenish slime upon the water in the jar and, in spite of the ugly looks, it turned the water into a tasty drink reminiscent of effervescent <text:span text:style-name="Emphasis">kvass.</text:span> When the jar contents neared their end with the mushroom wisps scratching the bottom, the jar was simply refilled with water and put aside for a couple of days to get the drink again. Women were gladly sharing pieces of the mushroom among themselves because when grown too thick it left no room for refilling the jar… </text:p>
      <text:p text:style-name="Text_20_body">So, marking the time by the alarm clock next to the mushroom jar, I poured water into the small pan indicated by Mom before leaving, loaded it with an egg, lit the blueish springy fire in the gas stove and put the pan on it… </text:p>
      <text:p text:style-name="Text_20_body">Exactly a minute and a half later, the water around the egg did not look like being hot, so I decided, okay, let it be a hard-boiled egg. After additional one-and-a-half minutes, some scanty vapors did start to rise from the pan, besides, the pan’s walls underwater developed lots of small bubbles, and I turned the gas off because I had exact instructions on how to cook boiled eggs… </text:p>
      <text:section text:style-name="Sect1" text:name="Section55">
        <text:p text:style-name="List_20_Paragraph"><text:bookmark text:name="span53"/>(…the byword about the first <text:span text:style-name="T75">turned out </text:span>pancake <text:span text:style-name="T75">being a sorry</text:span> lump can be safely expanded with “the first boiled egg is a <text:span text:style-name="T75">slushy </text:span>mess”…) </text:p>
      </text:section>
      <text:p text:style-name="Text_20_body">The military game participants were mostly in sportswear and noticeably reluctant to enter the school building. So all of us crowded together in the yard idling the time in small separate groups. In the one I was with, everybody appreciated the minuscule stitches that kept my shoulder straps in place. </text:p>
      <text:p text:style-name="Text_20_body">I proudly patted the one on my left shoulder – no way to grab at it, right? Nothing like by those boys who fixed theirs with just a couple of stitches and now their shoulder straps stuck out like a cat's arced back asking to be torn off with just your small finger. </text:p>
      <text:p text:style-name="Text_20_body">At that moment some unfamiliar boy, maybe from the parallel class, started a scrap. He spread me on the ground and tore my shoulder straps in tatters. </text:p>
      <text:section text:style-name="Sect1" text:name="Section56">
        <text:p text:style-name="List_20_Paragraph"><text:bookmark text:name="span54"/>(…I never knew how to fight, neither do I now. </text:p>
        <text:p text:style-name="P10"><text:soft-page-break/>Most likely, I just called him “fool!” and ran away into the forest – back home…) </text:p>
      </text:section>
      <text:p text:style-name="Text_20_body">In the forest, I took my jacket off... Instead of the shoulder straps, there only remained a dashed, frame-like, paper-strip under the tight close stitches with a doubled black thread. </text:p>
      <text:p text:style-name="Text_20_body">I plucked the paper scraps out and scattered over the fallen foliage. Maybe I even cried filled with resentment at being killed so unruly, prematurely, before the start of combat actions, shattering my eager dreams to capture the <text:span text:style-name="T71">adversary</text:span> headquarters… </text:p>
      <text:p text:style-name="Text_20_body">For some period, my favorite pastime at classes became producing the blueprint drawings of my secret shelter located in a cave inside a mighty impenetrable cliff like that one lived by people in <text:span text:style-name="Emphasis">The Mysterious Island </text:span>by Jules Verne. </text:p>
      <text:p text:style-name="Text_20_body">Yet, unlike their case, you could get to my cave only by the underground passage which began far from the cliff, in the depths of the surrounding forest. Well, and the cave itself had an additional passage upward, into a smaller cavity equipped with narrow crevices in the wall to peek out and see what’s going on around… </text:p>
      <text:p text:style-name="Text_20_body">A grim mask alike to those stone idols in the Easter Island decorated the butt-end of the pencil which I drew my designs with... The skill of pencil carving was also obtained at school, it’s as easy as pie and all you needed was a razor blade. </text:p>
      <text:p text:style-name="Text_20_body">At the pencil’s butt-end, scrape two lengthwise parallel grooves, about one centimeter long, 3 mm wide and 2 mm apart to produce the ridge of the would-be nose. Connect the grooves with a deep cross cut to mark off the nose tip. </text:p>
      <text:p text:style-name="Text_20_body">Now, from about a centimeter down the nose start a wider scrape towards the cross-cut, it makes the nose stick out and also becomes the lower part of the face. </text:p>
      <text:p text:style-name="Text_20_body">The notch across that wider scrape passes for a thin-lipped mouth, and two short slits, one for each of the long grooves on both sides of the nose, are the idol’s eyes. </text:p>
      <text:p text:style-name="Text_20_body">Just be careful about the razor blade, it’s horribly sharp and would cut your fingertips at once if wielded <text:span text:style-name="T71">inattentively</text:span>…</text:p>
      <text:p text:style-name="P15">The instrument for carving was picked up, as needed, from the tiny blue-paper pack of razors kept by Dad in the bathroom. The blue top bore the brand-name “Neva” and the neat drawing of a black sailboat above it. Each razor in the pack was wrapped in a separate blue envelope embellished with the same sailboat and inscription… </text:p>
      <text:p text:style-name="Text_20_body">With the start of winter, the skin on my hands began to peel off. At first, there formed some small spots of dry skin and, when rubbed and pulled at, it would go off in patches. </text:p>
      <text:p text:style-name="Text_20_body">I didn’t tell anyone about it and in a week took off all of the skin there, like a pair of tattered gloves, up to the wrists. Only the palms’ skin remained in place. And beneath the peeled off patches, there was new skin already… </text:p>
      <text:section text:style-name="Sect1" text:name="Section57">
        <text:p text:style-name="List_20_Paragraph"><text:bookmark text:name="span55"/><text:soft-page-break/>(…I have no idea if there is some scientific explanation for such a case, yet, in my humble opinion, the phenomenon was caused by the book which I met on the shelves of the Detachment’s Library titled <text:span text:style-name="Emphasis">The Man Is Changing His Skin.</text:span> </text:p>
        <text:p text:style-name="List_20_Paragraph">I never borrowed nor skimmed it but the title was remembered and, being an impressionable child, I checked the possibility of the announced change…) </text:p>
      </text:section>
      <text:p text:style-name="Text_20_body">Both naivety and impressionability were my innate Achilles’ heels... Impressed by a record on a 33 RPM disc, I felt a naive desire to write down the lyrics of the song, although it was in a foreign language. </text:p>
      <text:p text:style-name="Text_20_body">My attempt at copying never went further than the first line of which result I also had very grave doubts. Played once, the line distinctly sounded as “azza latsmaderi”, yet at the following audition it somehow changed into “esso dazmaderi” and no matter how long I listened to the record those variants elusively substituted each other impeding a clear-cut decision. But it’s not possible for a recorded disc to swap the words on the fly! Anyway, the project was derailed. </text:p>
      <text:section text:style-name="Sect1" text:name="Section58">
        <text:p text:style-name="List_20_Paragraph"><text:bookmark text:name="span56"/>(…many years later I heard the song again and readialy recognized when Louis Armstrong sang up from a laser disk:<text:line-break/><text:span text:style-name="Strong_20_Emphasis"><text:span text:style-name="Emphasis">“ Yes, sir, that’s my lady</text:span></text:span>…) </text:p>
      </text:section>
      <text:p text:style-name="Text_20_body">The skating rink across the road was from the very start meant for playing hockey. Over time, it got bounded with a compact fence of planks, and two hockey goals popped up at the field’s opposite ends. </text:p>
      <text:p text:style-name="Text_20_body">After snowfalls, the boys cleared the field with a pair of wide metal sheets resembling the bulldozer blade. Each shield had a long horizontal handle above it and no less than two or three boys were needed to push the contraption. </text:p>
      <text:p text:style-name="Text_20_body">The snow was moved to the fence opposite the locker-room shed and shoved out of the field with large snow shovels of plywood. That’s why behind that fence there accumulated a tall snow ridge all along the ice rink. Those artificial hills of snow were burrowed by boys to become an ever-growing system of tunnels with ramifications, dead ends and stuff as if following the blueprint drawings of my secret shelter. </text:p>
      <text:p text:style-name="Text_20_body">In the evenings, we played Hide-and-seek in those tunnels drowning in the ink-black darkness because the lamp posts were only put along the fence on the locker room side of the ice rink. But when you switched a flashlight inside a burrow there popped up white glacial walls holding numberless sparks in their murky depth… </text:p>
      <text:p text:style-name="Text_20_body">The year was ending. In the tear-off calendar on the kitchen wall by the window, there remained but a few tiny-sized pages.<text:line-break/>Such tear-off calendars contained as many pages as there were days in their year and initially the thick mass of hundreds of pages fixed within the glistening tin-strip of the calender’s back gave it a look of solid importance. </text:p>
      <text:p text:style-name="Text_20_body">Each page bore its unique date in bold, as well as the exact time of both sunrise and sunset on that particular day followed by symbols and numbers stating the current phase of the moon, and all that although small printed yet telling <text:soft-page-break/>information was meant to be torn off and thrown away to keep apace with the time flow. </text:p>
      <text:p text:style-name="Text_20_body">The data on the movements of celestial bodies were placed at the bottom of tiny pages yielding the center to the portrait of one or another Member of the Political Bureau of the Central Committee of the Communist Party of the Soviet Union who was born on that day, and if the day lacked a Member’s birthday, there was a portrait of this or that hero of the Civil War or of the Great Patriotic War. On the reverse side, you could read their biography, but briefly because of the petit page size. </text:p>
      <text:p text:style-name="Text_20_body">Once in a month-and-a-half period, you could come across a crossword in the calendar, besides, there were four dates printed in red because they were holidays: the New Year, May Day, the Great October Revolution Day, and the Constitution Day. </text:p>
      <text:p text:style-name="Text_20_body">However, later Mom started to buy tear-off calendars for women, where instead of Members’ portraits there were pictures of birch-trees upfront and the sewing patterns on the page back, or recipes for pies, and other useful tips. </text:p>
      <text:p text:style-name="Text_20_body">From one of those tips, I learned how to wean your husband from his propensity for spirits: <text:line-break/>“Pour a quantity of pulverized burnt cork into a glass of wine and treat your husband to it before the guests’ arrival. When all got together, the burnt cork will show its effect, the carouser will not be able to withstand the pressure of gases in his stomach and start to fart and feel ashamed before the guests which embarrassment will make him abandon the disgraceful habit.” </text:p>
      <text:p text:style-name="Text_20_body">I shared the method with Mom because at times she scolded Dad for his propensity. However, Mom was reluctant to use the advice. </text:p>
      <text:section text:style-name="Sect1" text:name="Section59">
        <text:p text:style-name="List_20_Paragraph"><text:bookmark text:name="span57"/>(..I couldn’t understand her then – why to complain if you don’t want to eliminate the cause of discomfort? </text:p>
        <text:p text:style-name="List_20_Paragraph">Coming of age I understood my Mom, but now I cannot understand those who could print such idiocy. </text:p>
        <text:p text:style-name="List_20_Paragraph">See? My <text:span text:style-name="T72">comprehension</text:span> works like that crane from a fable wallowing in a marsh swamp who pulls his neck out free, but a wing gets bogged down, the wing is out—oops!—a leg got stuck. </text:p>
        <text:p text:style-name="List_20_Paragraph">Or is it about my <text:span text:style-name="T72">comprehension</text:span> only?..) </text:p>
      </text:section>
      <text:p text:style-name="Text_20_body">A week before the winter holidays Class Mistress announced that at the New Year Eve school party there would be held the contest for the best fancy dress so we should do our best to win it. </text:p>
      <text:p text:style-name="Text_20_body">I was thrilled by the task at hand and right away conceived the idea of an irresistible carnival dress – no bears or robots anymore, I’d dress up like a gypsy girl! Mom laughed when I shared my plan, yet promised to help because she had connections at the Dancing Amateur Activities… </text:p>
      <text:p text:style-name="Text_20_body">At my cautious inquiries in the class – what disguise did they plan for the contest? – the boys invariably answered that no one cared about making any fancy dress and they would attend the party in their casual wear. </text:p>
      <text:p text:style-name="Text_20_body"><text:soft-page-break/>The dismal prospect distressed me not a little because at a New Year party everything should be as in the movie “The Carnival Night” with streamers flying crisscross through the snowfall of confetti... I sought consolation in a soothing thought that it was silly panicking just like before “The Three Musketeers” which show did take place, after all. Well, and if the boys had no intention of wearing fancy dresses, then there remained other guys especially from the senior classes who you could rely on… </text:p>
      <text:p text:style-name="Text_20_body">Mom made me a mask like that of Mr. X in the movie “Mr. X”, also of black velvet only she added black gauze strip hung down over the lips. Now, no one would recognize me because from the Dancing Amateur Activities Mom brought a real wig with a long black braid reaching to the waist, a red skirt, a fine blouse and a black shawl with big red flowers. </text:p>
      <text:p text:style-name="Text_20_body">After I changed into all those things, Mom and her new woman-friend who moved into the Zimins’ rooms laughed themselves to tears. Then they said, what if someone invited me to dance? I had to have some practice beforehand. </text:p>
      <text:p text:style-name="Text_20_body">On their advice, I picked up a chair and slowly span keeping it hugged under a waltz record. They laughed even more and said I needed female shoes, my boots did not suit the red skirt. </text:p>
      <text:p text:style-name="Text_20_body">The shoes were also found but they had high heels because you couldn’t wear sandals in winter. Walking on high heels was more than uncomfortable but Mom said, “Practice your patience, Cossack, and get trained while the time allows”. </text:p>
      <text:p text:style-name="Text_20_body">One hour before the New Year party, my carnival costume was packed in a large bag, and off I went to school through the dark night forest. </text:p>
      <text:p text:style-name="Text_20_body">At school, I sneaked up to the second floor, where even the light was not turned on, and in one of the dark classrooms, I changed into my fancy dress. Descending to the first floor, I held onto the railing because walking in high-heel shoes was no better than having skates on your feet. </text:p>
      <text:p text:style-name="Text_20_body">Both the vestibule and the first-floor corridors were lighted rather scantily, yet there was enough illumination to see that everyone, including the guys from senior classes, wore, albeit not the school uniform, yet nothing like carnival costumes. </text:p>
      <text:p text:style-name="Text_20_body">They all stood in small groups or ran back and forth and fell silent when I clap-clapped the shoe heels past them over the parquet flooring, then over the tiles of the vestibule and the following parquet in the next corridor. And where was the celebration then? Where were the streamers and confetti?. </text:p>
      <text:p text:style-name="Text_20_body">A couple of senior boys talked in a whisper to each other and approached me, “Could you tell the future, gypsy girl?” </text:p>
      <text:p text:style-name="Text_20_body">At that moment School Pioneer Leader appeared and took me with her to the gym. The hall was crowded with rows of seats up to the New Year Tree and farther back on both sides of it to accommodate the audience for the performance of a prepared play. So, all my waltzing that chair at home was just useless, the school New Year party program foresaw no dancing whatsoever. </text:p>
      <text:p text:style-name="Text_20_body">School Pioneer Leader seated me in the first row facing the still closed blue curtains. Then she left briefly and brought a masked girl in a Harlequin suit—<text:soft-page-break/>another stupid fool like me. The girl was placed in the chair next to me, and we were the only mummers in the gym. </text:p>
      <text:p text:style-name="Text_20_body">The curtain fell open and the ninth-graders presented their production of Cinderella. They had good costumes though, I especially liked the tartan cap of the Jester… The performance ended, everyone started to clap and I realized that now even the Jester would change into a jacket and his pants. </text:p>
      <text:p text:style-name="Text_20_body">I left the gym and went upstairs to the dark classroom, where I had left my clothes, and changed back. What a bliss it was to get rid of the hatefully painful high-heel shoes and get into my long-longed-for felt boots! </text:p>
      <text:p text:style-name="Text_20_body">Exiting the school, I met my Mom and Natasha who came to admire my masquerade triumph. I briefly explained that there was no carnival, and we went home through the same night forest. </text:p>
      <text:section text:style-name="Sect1" text:name="Section60">
        <text:p text:style-name="List_20_Paragraph"><text:bookmark text:name="span58"/>(…the trick for being happy all the time is pretty simple: avoid looking back and let the memory do its job quickly – it will forget and erase your blunders, sorrows, and pains. </text:p>
        <text:p text:style-name="List_20_Paragraph">Just keep looking forward to pleasures, successes, and holidays…) </text:p>
      </text:section>
      <text:p text:style-name="Text_20_body">Though the New Year celebration party fell so flat, ahead still was the long winter holidays with seventeen TV sequels of “Captain Tankesh” where he’d ride his swift horse, and jingle his saber, and make fools of the Austrian occupants of his Hungarian Motherland. </text:p>
      <text:p text:style-name="Text_20_body">In the parents’ room, as always, the Christmas Tree was touching the ceiling with the ruby star on its top, and among the shiny decorations there also hung chocolate candies “Batons” and “Bear Cub in the Forest”. </text:p>
      <text:p text:style-name="Text_20_body">After the lead balloon carnival, life smiled again… </text:p>
      <text:p text:style-name="P15">On the New Year Eve, Dad worked the night shift so that the garland lights would not fade in the Christmas trees in homes at the Object. And on the first morning of the New Year, Mom left for her work so that water would flow steadily from the kitchen taps… </text:p>
      <text:p text:style-name="Text_20_body">That morning I woke late when Dad was already home from work. He asked who visited the previous night, and I answered that Mom’s new woman-friend from the former Zimins’ rooms came briefly. </text:p>
      <text:p text:style-name="Text_20_body">Then I read, went to the rink, played hockey in felt boots and came back again to the books on the big sofa. </text:p>
      <text:p text:style-name="Text_20_body">I was watching the concert of Maya Kristalinskaya on the TV—as usual, she wore a wide kerchief around her neck to hide the traces of the personal life drama—when Mom came from work. I ran from the parents’ room to the hallway, and Dad was already there from the kitchen. </text:p>
      <text:p text:style-name="Text_20_body">He stood in front of my Mom, who had not yet had time to take her coat off. Then, while they stood strangely still and silent, facing each other, there happened something baffling to Dad’s hand, which, as if the only moving part in their frozen confrontation, broke the stillness with a <text:span text:style-name="T73">short</text:span> awkward slap against each of Mom’s cheeks. </text:p>
      <text:p text:style-name="Text_20_body"><text:soft-page-break/>Mom said, “Kolya! What’s that?” and she burst into tears which I had never seen. </text:p>
      <text:p text:style-name="Text_20_body">Dad started yelling and demonstrating a saucer with cigarette butts which he found behind the blind on the windowsill in the kitchen. </text:p>
      <text:p text:style-name="Text_20_body">Mom tried to say something about her woman-friend neighbor, but Dad rebuffed in a loud voice that Belomor-Canal cigarettes were not a women’s smoke. </text:p>
      <text:p text:style-name="Text_20_body">He flung his sheepskin overcoat on and, before getting out, yelled, “And you have sworn to never ever even shit within a mile off him!” </text:p>
      <text:p text:style-name="Text_20_body">The door slammed furiously, Mom went to the kitchen and then across the landing to her new woman-friend in the former Zimins’ rooms. I put on my coat and felt boots, and went to the rink again. On my way there, I met my brother and sister coming back home, I did not say anything to them about what happened there. </text:p>
      <text:p text:style-name="Text_20_body">At the rink, I was hanging around until full dark. I had no wish to play, neither wanted to go back home, so I just milled about aimlessly or sat by the stove in the shed. </text:p>
      <text:p text:style-name="Text_20_body">Then Natasha came up to me on the ice empty of anyone already, she said that Mom and my brother were waiting for me on the road and that at home Dad dumped the Christmas tree on the floor and kicked Sasha, and now we were going to sleepover at some acquaintances’. </text:p>
      <text:p text:style-name="Text_20_body">Under the desolate light of lamps above the empty road, the four of us walked to the five-story building, where Mom knocked on the door to an apartment on the first door. </text:p>
      <text:p text:style-name="Text_20_body">There lived the family of some officer with two children, I knew the boy from the school, but not his sister, who was from a too senior grade. </text:p>
      <text:p text:style-name="Text_20_body">Mom shared some sandwiches she brought along, but I did not feel like eating. She went to sleep together with my brother and sister on the folding coach, and I was bedded on the carpet next to the bookcase. Through its glass doors, I saw <text:span text:style-name="Emphasis">The Captain Dare-Devil</text:span> by Louis Bussenard and asked for permission to read it, while the light from the kitchen was reaching the carpet… </text:p>
      <text:p text:style-name="Text_20_body">In the morning, we left and crossed the Courtyard to one of the corner buildings, I knew that it was the hostel for officers though I never had entered it. </text:p>
      <text:p text:style-name="Text_20_body">In the long corridor on the second floor, Mom told us to wait because she needed to talk with the man whose name she mentioned but I've forgotten it entirely. </text:p>
      <text:p text:style-name="Text_20_body">For some time, the three of us waited silently on the landing, then Mom showed up in the corridor and led us home. </text:p>
      <text:p text:style-name="Text_20_body">She opened the door with her key. From the hallway, through the open door to the parents’ room, the Christmas tree was seen dropped on its side by the balcony door, splinters of smashed decorations scattered the carpet around it. </text:p>
      <text:p text:style-name="Text_20_body">The wardrobe stood with its doors ajar, and in front of it there was a soft mound of Mom’s clothes, each one ripped from top to bottom… </text:p>
      <text:p text:style-name="Text_20_body"><text:soft-page-break/>Dad was away from home for a whole week, but then Natasha said that he was coming back and so it happened the following day. And we started to live on further again… </text:p>
      <text:p text:style-name="Text_20_body">When the holidays ended, I found a newspaper package in my schoolbag, the uneaten sandwich stayed there from the last school day in the previous term. The rotten ham filled the schoolbag with a putrid fetor. Mom washed it from within with soap and the stench got weaker but still stayed… </text:p>
      <text:p text:style-name="Text_20_body">At school, they held the contest between the pioneer grades at collecting waste paper. </text:p>
      <text:p text:style-name="Text_20_body">After classes, the pioneers from our class, in groups of threes or fours, visited the houses of Block and the five-story buildings, knocked on doors, and asked if they had some waste paper. At times, they presented us with huge piles of old newspapers and magazines, but I never went to the corner building with the hostel for officers. Instead, I proposed my group of pioneer collectors to visit the Detachment’s Library, where they gave us a sizable score of books. Some of them were pretty worn and tattered but others quite new as, for instance, <text:span text:style-name="Emphasis">The last of Mohicans </text:span>by Fenimore Cooper with nice engraving pictures which only missed a few pages at the end… </text:p>
      <text:p text:style-name="Text_20_body">One evening, when we were playing Hide-and-seek in the snow burrows along the outer side of the ice rink, some senior boy said that he could lift five people at once, and easily too, with just one hand. It seemed so improbable that I bet with him. He only warned that the five people should lie down in a compact group for him to grip conveniently. </text:p>
      <text:p text:style-name="Text_20_body">So, he and I, as opponents, and a few more boys went towards the Bugorok-Knoll beyond the light of the rink illuminating lamps and found a level spot. </text:p>
      <text:p text:style-name="Text_20_body">I lay down on my back in the snow and, following his instructions, stretched out my arms and legs, for the four boys to lay upon them: one boy on each, all in all, five people. </text:p>
      <text:p text:style-name="Text_20_body">Yet, he never tried to lift us. I felt fingers of a stranger unbuttoning my pants and entering my underwear. Unable to break loose from under the four boys who pinned me to the ground, I only yelled and shouted them to get off and let me go. </text:p>
      <text:p text:style-name="Text_20_body">Then suddenly I felt free because they all ran away. I buttoned my pants up and went home angry with myself that I could so easily be fooled. Scored one more visit to the topmast with a teapot. </text:p>
      <text:section text:style-name="Sect1" text:name="Section61">
        <text:p text:style-name="List_20_Paragraph"><text:bookmark text:name="span59"/>(…and only quite recently it suddenly dawned on me that it was not a practical joke as with “showing Moscow”. It was the check to verify suspicions aroused by my fancy dress at the New Year party. </text:p>
        <text:p text:style-name="List_20_Paragraph">However ridiculous it seems, it took almost a whole life span until I guessed what’s what. </text:p>
        <text:p text:style-name="List_20_Paragraph">And here lies the third but, probably, the most cardinal of my Achilles’ heels – belated thinking…) </text:p>
      </text:section>
      <text:p text:style-name="Text_20_body"><text:soft-page-break/>On the way from school, my friend Yura Nikolayenko broke the news of my Mom being drawn in a caricature pinned to the stand by the House of Officers. In that picture, she was tossing: to go to her husband or her lover? </text:p>
      <text:p text:style-name="Text_20_body">I uttered not a word to answer but for more than a month, I couldn’t go anywhere near the House of Officers. Then, of course, I had to visit it because they showed “The Iron Mask” with Jean Marais in the role of D’Artagnan. </text:p>
      <text:p text:style-name="Text_20_body">Before the show, with all of my inside tightly squeezed by shame and fear, I sneaked to the stand, but the Whatman sheet pinned at it already bore a new caricature of a drunk truck driver in a green padded jacket, and his wife with children shedding blue tears at home. </text:p>
      <text:section text:style-name="Sect1" text:name="Section62">
        <text:p text:style-name="List_20_Paragraph"><text:bookmark text:name="span60"/>(…it was unlimited relief at that moment, yet, for some reason, until now I can too vividly recall the caricature of my Mom which I have never seen. </text:p>
        <text:p text:style-name="List_20_Paragraph">She’s got a sharp nose in it, and long red fingernails while tossing – to which of the two? </text:p>
        <text:p text:style-name="List_20_Paragraph">No, Yura Nikolayenko did not describe the picture for me, he only retold the inscription…) </text:p>
      </text:section>
      <text:p text:style-name="Text_20_body">In early spring, Dad came home very upset after a meeting at his work. There was another wave of the redundancy purge and at that meeting, they said who else to make redundant if not him? </text:p>
      <text:p text:style-name="Text_20_body">So, we started to pack things up for loading them into a big iron railway container, as other redundant people before us. However, the actual loading was done by Dad alone because the four of us left two weeks earlier… </text:p>
      <text:p text:style-name="Text_20_body">On the eve of our departure, I was sitting on a couch in the room of the Mom’s new woman-friend across the landing. </text:p>
      <text:p text:style-name="Text_20_body">The woman and Mom went to the kitchen, and I stayed back with a thick book which I picked up from the piles of waste paper at the Detachment’s Library and later presented to Mom’s woman-friend. </text:p>
      <text:p text:style-name="Text_20_body">Turning pages with the biography of some ante-revolution writer, I idly looked through the seldom inset illustrations with photographic pictures of unknown people in strange clothes from another, alien, world. Then I opened the thick volume somewhere in the middle and inscribed on the page margin, “we are leaving.” </text:p>
      <text:p text:style-name="Text_20_body">That moment, I remembered the principle of creating animated cartoons: if on several subsequent pages you spell some word—a letter per page—and then bend the pages and release them one by one so that they quickly flip one after another, then letters will form up the word you wrote. </text:p>
      <text:p text:style-name="Text_20_body">And I inscribed separate letters in the corners of subsequent pages, “I-S-e-h-r-g-u-e-y-O-g-o-l-t-s-o-f-f-a-m-l-e-a-v-i-n-g.” </text:p>
      <text:p text:style-name="Text_20_body">Yet, the cartoon did not work out as supposed. In fact, it did not work at all, but I did not care. I just slammed the book, left it on the couch, and walked away across the landing to a room with packs of things lined along its walls… </text:p>
      <text:p text:style-name="Text_20_body"><text:soft-page-break/>Early in the morning, a bus left the Courtyard for the station of Valdai. Besides the four of us, there were a couple of families going on their vacations. </text:p>
      <text:p text:style-name="Text_20_body">When the bus turned to the road of concrete slabs descending from Block, Mom suddenly asked me who we would better live with: my Dad, or the man whose name I absolutely do not remember. </text:p>
      <text:p text:style-name="Text_20_body">“Mom! We do not need anyone! I will work, I’ll be helping you,” said I. </text:p>
      <text:p text:style-name="Text_20_body">She did not answer... And those were not just words, I believed in what I was saying, however, Mom knew the labor legislation better than me… </text:p>
      <text:p text:style-name="Text_20_body">When the descent was over, the bus stopped at the turn to the Pumping Station and Checkpoint. The man about who Mom had just asked me, climbed in. He approached her, took her hand, telling something in a low voice. </text:p>
      <text:p text:style-name="Text_20_body">I turned away to look out of the window... He went out, the bus slammed the door and drove on. In a couple of minutes it pulled up at the white gate of Checkpoint. </text:p>
      <text:p text:style-name="Text_20_body">The sentries checked us and the vacationers and opened the gate letting the bus out of the Zone. </text:p>
      <text:p text:style-name="Text_20_body">A black-haired soldier grabbed hold of a white-paint-coated rod in the gate’s grate while floating by behind the glass in the bus window. </text:p>
      <text:p text:style-name="Text_20_body">I realized with absolute clarity that never again would I ever see the familiar gate of the Zone, neither that unknown soldier next to it, however, one thing I didn’t know yet... It was my way of leaving childhood.</text:p>
      <text:p text:style-name="Subtitle">~ ~ ~</text:p>
      <text:p text:style-name="Standard"/>
      <text:h text:style-name="Heading_20_1" text:outline-level="1"><text:span text:style-name="T6">~ ~ ~</text:span> The <text:bookmark-start text:name="Adolescence"/>Adolescence<text:bookmark-end text:name="Adolescence"/></text:h>
      <text:p text:style-name="List_20_Paragraph"/>
      <text:p text:style-name="List_20_Paragraph"><text:bookmark text:name="span61"/>(…and, probably, that’s it. Enough is enough. It is time to roll the potatoes out from among the glowing ashes before they turned firebrands too. </text:p>
      <text:section text:style-name="Sect1" text:name="Section63">
        <text:p text:style-name="List_20_Paragraph">Though coals are crammed with kilocalories, I am not quite sure about the taste of those beasts. Besides, it’s getting pretty dark and I’d rather not overeat at so late an hour. “And leave your dinner”, said some sage dietitian, “to your enemy”. Which is a pretty useless piece of wisdom in my case. Where would I get them those enemies from? I've been <text:span text:style-name="T76">raised and </text:span>formatted for life in a society where each man is a friend, a comrade, and a brother to any other man… </text:p>
        <text:p text:style-name="List_20_Paragraph">Damn, but it’s so tempting to share the bullshit you once were fed with (and in ladlefuls too!) up to your ears. So, one day I gave out all homilies to your elder step-sister, Lenochka, like, being good and kind was the innate feature of mankind at large and people's one and only distressing flaw was their ignorance of how immensely good they were deep inside, a sad pity! </text:p>
        <text:p text:style-name="List_20_Paragraph">Alas! As my perversive stars deigned to have it, there was Shakespeare’s “Richard III” on TV that same evening. What a treat! She stuck <text:span text:style-name="T79">in</text:span> the tube <text:span text:style-name="T79">and watched,</text:span> mesmerized, how all those good and kind people (sadly, uninformed <text:soft-page-break/>of their hidden goodness) were strangling and shredding each other and cutting throats for a change. And sure enough, the next morning she watched the rerun too because Shakespeare isn’t a knickknack you can give the shake, it’s classic. Since then, my political line regarding the TV is that of armed neutrality. </text:p>
        <text:p text:style-name="List_20_Paragraph">Well, so much to emphasize the fact that, if I chance to come across an accidental enemy, I’d sooner give them my last shirt but not my dinner, moreover, the potatoes baked in the fire ashes. </text:p>
        <text:p text:style-name="List_20_Paragraph">The moment you break their charred crust and pour a pinch of salt into the steamy core, you see the light of Truth that no oysters, nor lobsters, nor any other fancy kulebyaki can hold a candle to them. Oh, no! Not a chance. </text:p>
        <text:p text:style-name="List_20_Paragraph">For their sake, I'd readily leave any freaky nourishment to abstruse gourmets ‘cause we, uncouth and simple-minded garlic eaters, have no use for neither calipash nor calipee – no! Our modest aim is a simple, ample, grub and plum dough, we’re not after excessive luxuries. </text:p>
        <text:p text:style-name="List_20_Paragraph">And were I a younger man but not a Negro advanced in my years and pressed by all kinds of problems which the struggle for life trickles with, then to them, and them only, would I dedicate an ode of love and gratitude – to potatoes baked amidst the fire ashes. </text:p>
        <text:p text:style-name="List_20_Paragraph">No wonder, that in the most poignant episode in all the pulp fiction series by Julian Semenov, his main protagonist Stirlitz, aka Soviet secret service agent Isaev, turns up the sleeves of his spiffy Fascist uniform and bakes potatoes in the fireplace of his Berlin apartment to celebrate the Soviet Army and Navy Day. </text:p>
        <text:p text:style-name="List_20_Paragraph">However, with all due admiration at his culinary patriotism, no, sir, dat’s ain’t da thin’. To understand the taste of baked potatoes, you need to sit on the ground, under the open sky, with an evening like this one here around you…) </text:p>
      </text:section>
      <text:p text:style-name="Text_20_body">In Konotop, Grandma Katya in turn kissed all of us, confusedly standing in her kitchen, and started crying. </text:p>
      <text:p text:style-name="Text_20_body">Mother tried to console her and, noticing two kids’ heads that peeked from behind the doors to the room, asked if they were her sister’s children. </text:p>
      <text:p text:style-name="Text_20_body">“Yes, here we have our Irochka and Valerik. So big kids already. The girl is three years old and he soon will be two.” </text:p>
      <text:p text:style-name="Text_20_body">When their father, Uncle Tolik, came home from his work. I for the first time saw, not in a movie but in real life, a man with a bald patch extending from the forehead to the back of his head, however, I tried not to ogle too obviously. </text:p>
      <text:p text:style-name="Text_20_body">An hour later he and I went out to meet my Aunt Lyuda. The store she worked at closed at seven and, coming home, she always carried bags from her work. </text:p>
      <text:p text:style-name="Text_20_body">While walking with Uncle Tolik, I marked the way to the Underpass, which the Konotopers were still calling Overpass... Among my vague recollections, there was a long wait in front of a lowered railway barrier blocking way to the overpass made of smeared wooden sleepers to bridge the gaps between the rail-heads, and how the barrier went up giving rise to agitated commotion in a ruck of people, who rushed from both sides to cross the railway, together with a couple of horse drawn <text:soft-page-break/>telega-carts and an odd truck. That time we were going from Konotop to the Object… </text:p>
      <text:p text:style-name="Text_20_body">In my absence, they built a spacey concrete tunnel under the multi-track railway, hence the official name – Underpass, but folks kept calling it the old way – Overpass… </text:p>
      <text:p text:style-name="Text_20_body">On the other side of the Under-Overpass, long red streetcars were running from the City to the Station and back. Before Aunt Lyuda arrived by one of the streetcars coming from the City, Uncle Tolik talked me into approaching her under the rare lamps over the tilt into the Under-Overpass, while he’d keep out of sight, and, grabbing one of her bags, I had to ask in a husky voice: “Not too heavy for you?” But she recognized me even though Uncle Tolik had drawn the peak of my cap low down over my eyes. </text:p>
      <text:p text:style-name="Text_20_body">The three of us walked back to Nezhin Street, and Uncle Tolik carried the bags with food which Aunt Lyuda was taking from the store she worked at to squared up at her payday. </text:p>
      <text:p text:style-name="Text_20_body">On climbing up out of the Underpass, we crossed Bazaar along the wide aisle between the rows of empty at that hour counters with the tall lean-to roofs over them, like, lined-up abandoned gazebos, and after walking for another ten minutes, we turned into Nezhin Street; a couple of distant lights on far-off lampposts in its depth distinguished it from among the rest, unlighted, streets… </text:p>
      <text:p text:style-name="Text_20_body">In Konotop, we arrived at the start of the last quarter in the academic year and both I and the twins became students at School 13 which very conveniently stood right opposite Nezhin Street, across fieldstone-cobbled Bogdan Khmelnytskyi Street. </text:p>
      <text:p text:style-name="Text_20_body">Old folks called it “Cherevko’s school” because under the Czar, some rich man from the nearby village of Podlipnoye, Cherevko was his name, built a two-story pub-house, but the then authorities didn’t allow him to operate it because the would-be pub’s location was too near to the only factory in the city, threatening to make drunks of the <text:span text:style-name="T77">local </text:span>working class <text:span text:style-name="T77">en masse</text:span>, so Cherevko donated the building to the city for arranging a school of four classrooms in it. </text:p>
      <text:p text:style-name="Text_20_body">In the Soviet era, the work<text:span text:style-name="T77">ingmen</text:span>'<text:span text:style-name="T77">s</text:span> self-consciousness boosted so high that present-day pubs moved two-thre<text:span text:style-name="T74">e</text:span> times closer to the same plant and “Cherevko’s school” was expanded with a long one-story building in the pronounced barrack style, also of bricks. The addition stretched along a quiet side street slanting toward the Swamp named, <text:span text:style-name="T74">interchangeably</text:span>, the Grove, that separated the village of Podlipnoye from Konotop or vice versa. </text:p>
      <text:p text:style-name="Text_20_body">Going to school for the first time, I couldn’t get the meaning of canvas pouches dangling alongside the schoolbags or sizable leatherette folders by the students walking in the same direction. </text:p>
      <text:p text:style-name="Text_20_body">I was surprised to learn that in the pouches they carried to school their ink-pots. It felt a little out-of-date because the schoolchildren at the Object had long since started using fountain pens with an inside ink-tank whose capacity allowed for refilling it no oftener than once a week if you did not write too much. At first, it seemed, like, getting from the era of gasoline engines back to the epoch of post <text:soft-page-break/>stages, yet the very next morning same pouches did not look as something overly striking anymore. </text:p>
      <text:p text:style-name="Text_20_body">Protracted deafening ding-and-dong of the huge electric bell filled the long corridor of the one-story building, as well as the whole yard with the “Cherevko’s school” in it and three adjoining streets in the neighborhood. If it signaled a break, everyone went out into the wide schoolyard with an ancient tree in its center and the low building behind it, which comprised the Pioneer Room, the workshop for Handicraft lessons, the school library and, as I learned later, the ski storage room. </text:p>
      <text:p text:style-name="Text_20_body">The gym, with its windows grated from inside to prevent smashing the panes with ball hits at PE classes, abutted the far end of the barrack-like building at the right angle. Opposite the blind end wall of the gym, there stood a detached whitewashed brick hut of toilets. </text:p>
      <text:p text:style-name="Text_20_body">All the break long, a swarm of students hung out at the high stoop of three stairs by the entrance door. The horizontal parts of side railings were neatly perched by bigger boys until a maverick teacher would shoo them off and they reluctantly comply only to nimbly light back up again the moment the teacher’s back vanished in the doorway. </text:p>
      <text:p text:style-name="Text_20_body">A lively trickle of students kept flowing to and from the toilets in the yard corner, yet the majority of boys (and boys only!) veered before reaching the toilets hut and turned round the gym corner. </text:p>
      <text:p text:style-name="Text_20_body">There, in the narrow passage between the gym and the tall fence of the neighboring garden, life ran high in a brisk cash game for ready money with the average stake in the game of <text:span text:style-name="Emphasis">Bitok</text:span> at the school Las Vegas grounds from two to five copper kopecks. If you had nickels, say, ten, fifteen, twenty or even fifty-kopeck in one piece, it’d be exchanged before you say “knife”. </text:p>
      <text:p text:style-name="Text_20_body">With the stakes stacked on the ground, one atop the other with every coin heads up, the <text:span text:style-name="Emphasis">bitok</text:span> came into play. </text:p>
      <text:p text:style-name="Text_20_body">What’s a <text:span text:style-name="Emphasis">bitok</text:span>? It’s hard to say – every player had his favorite hunk of iron: a bolt, a railroad spike, a polished ball from a huge bearing – there were no limits, you could use whatever you wanted, be it even a stone. And even the absence of any gear was no problem – anyone would readily lend you his <text:span text:style-name="Emphasis">bitok</text:span> for hitting. </text:p>
      <text:p text:style-name="Text_20_body">Hitting what? That stack of kopecks, of course!. All the coins turned over by your hit and showing their tails became yours. Collect them into your pocket and hit the remaining stubborn heads, one by one. With no coin turned over, the next player started his tries. </text:p>
      <text:p text:style-name="Text_20_body">And who was to open the game? Quite logically, the one who put the highest stake into the stack… </text:p>
      <text:p text:style-name="Text_20_body">At times, the warning cry of “shuba!” from the gym corner signaled the approach of some male teacher. The money vanished right away from upon the ground into the pockets, cigarettes hid in the capped palms. </text:p>
      <text:p text:style-name="Text_20_body">However, the alarm was always false – the teachers turned to the toilet where there was a boarded cabin for Director and the teaching staff. </text:p>
      <text:p text:style-name="Text_20_body"><text:soft-page-break/>In just three games, I lost fifteen kopecks, that Mother gave me for a cabbage pirozhki from the school canteen. This was no wonder though because the <text:span text:style-name="Emphasis">bitok</text:span> virtuosos were training their hands at home with their favorite <text:span text:style-name="Emphasis">bitok</text:span> pieces and I had to hit with a borrowed one. Maybe so was even for the better – leaving no time for me to get addicted… </text:p>
      <text:p text:style-name="Text_20_body">On my first day at school, Class Mistress, Albina Grigoryevna, planted me next to a skinny red-haired girl, Zoya Yemets. I never used Zoya’s inkpot, yet Sasha Dryga, a grown-up double repeater with a greasy forelock down to his eyes, resented my presence at her desk and after the classes he didn't omit informing me of the fact... </text:p>
      <text:p text:style-name="Text_20_body">And on the way home I made friends with my classmate Vitya. His last name sounded a bit scary, yet it’s a commonplace one among the native Ukrainian family names – Skull. Our on-the-fly friendship had sound foundation though because we both were walking along one and the same Nezhin Street, and he also lived on it, only farther, next to the Nezhin Store which was halfway from any of the street’s ends. </text:p>
      <text:p text:style-name="Text_20_body">The following day I asked Albina Grigoryevna for moving me to the last desk in the left row, to be seated next to Skull, because we were neighbors and could help each other with home assignments. She respected so weighty reasons and I left Zoya’s side. </text:p>
      <text:p text:style-name="Text_20_body">The desk in front of me and Vitya was seated singly by Vadya Kubarev, which situation immediately gave rise to our triple friendship. </text:p>
      <text:p text:style-name="Text_20_body">The last names at school were, naturally, used by only teachers, while among the students Skull would surely turn Skully, Kubarev become Kuba and so forth. </text:p>
      <text:p text:style-name="Text_20_body">What handle did I get? Goltz or Ogle? Neither. If your name happened to be “Sehrguey”, they did not bother about vivisecting the last name and everyone started to call you “Gray” by default… </text:p>
      <text:p text:style-name="Text_20_body">Friendship is power. When the three of us were together, even Sasha Dryga refrained from bullying. </text:p>
      <text:p text:style-name="Text_20_body">Friendship is knowledge. I shared the pieces of poetry never included in school curriculum but firmly memorized by all the boys at the Object, such as “To get insured from the cold…”, and “The light was burning in the pub…”, and “Vaniyka-Halooy went to the fair…” as well as other short but flowery instances of rhymed folklore. And in the context of cultural and philological exchange, my friends explained to me the meaning of popular Konotopian expressions like “Have you fled from Romny?” or “It’s time to pack you off to Romny.” As it turned out, the town of Romny, about seventy kilometers from Konotop, was the seat of Regional Psychiatric Hospital for nuts…</text:p>
      <text:p text:style-name="Text_20_body">That morning the gambling bouts at <text:span text:style-name="Emphasis">Bitok</text:span> ran low behind the gym. </text:p>
      <text:p text:style-name="Text_20_body">On that clear April morning, the lads stood arguing and waiting for the confirmation of the welcome rumors that the Central TV news program “Time” made a gross mistake last night. Because some guy heard from guys from School 10 that last night some man landed with a parachute in the Sarnavsky forest by the Konotop outskirts. And now from the City center would arrive Sasha Rodionenko, <text:soft-page-break/>whose family had recently moved over there, but he still attended our school, just let's wait him come, he should know for sure, he would confirm… </text:p>
      <text:p text:style-name="Text_20_body">I remembered the flight of Gagarin and as soon after him Guerman Titov was orbiting all day long to say in the evening, “Bye, for now, I’m going to bed.” And Dad chuckled with delight and replied to the radio on the wall, “That’s a good one!” </text:p>
      <text:p text:style-name="Text_20_body">Our cosmonauts were always the first and we, elementary school pupils, were arguing who of us was the first to hear the radio announcement about the flight of Popovich or Nikolayev, or the first cosmonautess Tereshkova… </text:p>
      <text:p text:style-name="Text_20_body">Sasha Rodionenko came but he didn’t confirm anything. So the Central TV news program “Time” was not mistaken. And the sun faded in grief. </text:p>
      <text:p text:style-name="Text_20_body">Cosmonaut Vladimir Komarov…In the landing module… </text:p>
      <text:p text:style-name="Text_20_body">Entering the dense layers of the earth’s atmosphere… </text:p>
      <text:p text:style-name="Text_20_body">Perished… </text:p>
      <text:p text:style-name="Text_20_body">Then Father came and was a week later followed by the railway container with our things from the Object that arrived at the Freight station and moved from there on a platform truck to 19 Nezhin Street, both the wardrobe with the mirror on its door and the folding couch-bed, and the two armchairs with wooden armrests, and the TV set, and all the other implements and things. Even the old-fashioned leatherette sofa arrived for which there was no room in the <text:span text:style-name="Emphasis">khutta</text:span>. </text:p>
      <text:section text:style-name="Sect1" text:name="Section64">
        <text:p text:style-name="List_20_Paragraph"><text:bookmark text:name="span62"/>(…now I cannot but feel horrified: how was it possible for ten people – two families and the mutual Grandma Katya – to fit in and live on in one room and a kitchen? </text:p>
        <text:p text:style-name="List_20_Paragraph">But at that time I didn’t think of such things at all because since it was our home and we lived there the way we lived, then it couldn’t be somehow different, everything was as it should be and I just lived on along and that’s it..) </text:p>
      </text:section>
      <text:p text:style-name="Text_20_body">For the night, Sasha and I readied the folding couch-bed and shared it with Natasha, who lay across at out feet with a chair put next to the couch for her legs. </text:p>
      <text:p text:style-name="Text_20_body">My brother and I had to keep our feet pulled up to the middle of our bed, otherwise, Natasha would grumble and complain to the parents on their bed at the opposite wall, and tell on me and Sasha for kick-fighting. </text:p>
      <text:p text:style-name="Text_20_body">Nice news! She could stretch her legs out as far as she wanted, and rebuffed my offers to swap our places… The family of Arkhipenkos and Grandma Katya slept in the kitchen. </text:p>
      <text:p text:style-name="Text_20_body">Parallel to Nezhin Street, about three hundred meters off, there ran Professions Street one side of which was just one endless wall of tall concrete slabs fencing the Konotop Steam-Engine and Railroad-Car Repair Plant, which name was commonly eschewed and substituted with the short and nice KaPeVeRrZe. </text:p>
      <text:p text:style-name="Text_20_body">Because of that plant, the part of Konotop outside the Under-Overpass was named the KaPeVeRrZe Settlement, or just the Settlement. </text:p>
      <text:p text:style-name="Text_20_body"><text:soft-page-break/>On the Plant’s opposite side, the same slab-wall separated it from the multitude of railway tracks in the Konotop Passenger Station and the adjacent Freight Station, where long freight trains were waiting for their turn to start off to their different destinations because Konotop was a big railway junction. </text:p>
      <text:p text:style-name="Text_20_body">The marshaling yard of the Freight Station with freight cars running down the hump, as loners or in small groups into the sorting lines, sent forth the shrieking screech of wheel chocks, bangs of cars against each other, indistinct screams of loudspeakers with reports about that or another train on that or another sorting line. </text:p>
      <text:p text:style-name="Text_20_body">However, in the daytime the marshaling yard symphony was not too overbearing, its racket whooped it up against the background of night quietude after the noises of daylife subsided… </text:p>
      <text:p text:style-name="Text_20_body">Regardless of any time of day, whenever it breezed from the nearby village of Popovka, the distillery there permeated the air with its unmistakable stink, which <text:span text:style-name="T78">atmospheric</text:span> phenomenon the Settlement folks christened “Popovka’s salutation”. Not that the reek was totally lethal, yet you were better off if shunned to sniff at it attentively, anyway, to have a running nose on such days was kinda blessing… </text:p>
      <text:p text:style-name="Text_20_body">Nezhin Street connected to Professions Street by lots of frequent lanes. The first of those side streets (counting from School 13) was called Foundry Street because it led to where the former foundry was located inside the Plant and now not seen because of the concrete wall. </text:p>
      <text:p text:style-name="Text_20_body">Then there came Smithy Street offering the view of the tall brick smokestack by the Plant’s smithy behind that same wall. </text:p>
      <text:p text:style-name="Text_20_body">The next (past our house at number 19) was Gogol Street, ignoring the fact that there was no Gogol, or any other writer for that matter, in front or behind the Plant wall. </text:p>
      <text:p text:style-name="Text_20_body">The mentioned three streets were more or less straight but those following them before and after the Nezhin Store tangled in the warren of differently directed lanes which, in the end, also led to the Plant wall if you knew how to navigate them… </text:p>
      <text:p text:style-name="Text_20_body">The Nezhin Store gained that name because it stood in Nezhin Street and it was the largest of all the three stores in the Settlement. The smaller ones were named by their numbers. </text:p>
      <text:p text:style-name="Text_20_body">The premises of Nezhin Store occupied a separate one-story brick building and a backyard. It comprised four departments entered separately and marked by the time-worn tin frames over their doors: “Bread”, “Industrial Goods”, “Grocery”, and “Fish and Vegetables”. </text:p>
      <text:p text:style-name="Text_20_body">The “Bread” opened in the morning to work until all of the “white” loaves and darker “brick” bread there was sold out and they could safely lock the emptied department. In the afternoon, with the arrival of the food truck with another bunch of “bricks” and loaves from the Konotop Bread Factory, it opened again. </text:p>
      <text:p text:style-name="Text_20_body">The next, and also the spaciest, department—“Industrial Goods”—had two shop windows adorned with dust-smeared miniaturized boxes of security signalization <text:soft-page-break/>pressed to their panes from inside, on both sides of its iron door. The showcase-counters with store-soiled goods were looked after by three bored saleswomen because they hardly saw a couple of customers a day. The Settlement population, when in need of such goods, preferred to travel to shops in the City center. </text:p>
      <text:p text:style-name="Text_20_body">But the two saleswomen in the “Grocery” department had their hands full all day long. At times, there even formed a queue, especially on the days when the butter was brought to the department and they cut its huge yellow cube, put next to the scales, with their enormously big knife and wrapped your two or three hundred grams into the friable blue paper. </text:p>
      <text:p text:style-name="Text_20_body">And when the “Grocery” was entered by a workman from the KaPeVeRrZe Plant, he was served without standing in the queue because in his palm there was a thoroughly counted and readied amount of kopecks for his vodka, which saved the trouble of counting the change. Besides, he was to come back to his workplace as soon as possible for which end he arrived without changing from his boiler suites, aka <text:span text:style-name="Emphasis">spetzovka.</text:span> </text:p>
      <text:p text:style-name="Text_20_body">The choice of vodkas in the department was fairly extensive, of different colors and names – “Zubrovka”, “Erofeich”, “ Let’s Have One More…” but people bought only “Moscow Vodka” with its green and white sticker. </text:p>
      <text:p text:style-name="Text_20_body">The concluding “Fish and Vegetables” department was mostly locked not to disturb its empty dormant shelves and the dried-earth smell left by potatoes sold out last year… </text:p>
      <text:p text:style-name="Text_20_body">And after the Nezhin Store, there were Locksmith Street, Wheels Street and in the unexplored as yet depths of the Settlement other streets and lanes and blind alleys… </text:p>
      <text:p text:style-name="Text_20_body">The very first Sunday after our arrival, Aunt Lyuda led me and my brother and sister to Professions Street that was the only asphalted street in the Settlement. Following it in the direction of Bazaar, we reached the Plant Club for the three o’clock movie show for children. </text:p>
      <text:p text:style-name="Text_20_body">The Plant Club was a mighty two-story building but as tall as a four-story one. The masonry of its walls and windows had lots of arches, ledges, and columns, like, a lace-work of smoky bricks. The concrete wall of the Plant enclosure did not miss to surround the backside of the Club as well. In the small square in front of it, there was the Plant Main Check-Entrance built in the same ornate ante-revolution style of masonry, opposed with a modernist structure of the two-story murky-glass cube of the Plant Canteen. </text:p>
      <text:p text:style-name="Text_20_body">We entered the lofty lobby of the Plant Club full of diverse-aged, yet equally noisy children lining to the small window in the tin-clad door of the ticket office. One boy, a second-grader by his looks, started leaching Aunt Lyuda for ten kopecks to buy himself a ticket, but she snapped at him and he shut up. She seemed to enjoy visiting the Plant Club for an afternoon show for children… </text:p>
      <text:p text:style-name="Text_20_body">So I learned the route to the Club where, among other things, there also was the Plant Library of two huge halls. </text:p>
      <text:p text:style-name="Text_20_body"><text:soft-page-break/>The desks in the first one were loaded with layers of wide and thick newspapers’ filings. In the glazed doors of the tall cabinets lined by the walls, there stood familiar rows of never-asked-for works by Lenin, and Marx, and Engels and other similarly popular multi-volume collections. </text:p>
      <text:p text:style-name="Text_20_body">The next hall had the stacks with normal books for reading. Needless to say, I enrolled immediately because the choice of books on the two shelves in our school library was niggardly poor… </text:p>
      <text:p text:style-name="Text_20_body">On May Day, our school marched out for the demonstration in the city. The school column was decorated with the portraits on sticks in hands of the students (one portrait for three or four students carrying it in turn) displaying the current Members of the Political Bureau of the Central Committee of the Communist Party of the Soviet Union. </text:p>
      <text:p text:style-name="Text_20_body">Headed by the group of teachers, we walked along the uneven cobbles in Bogdan Khmelnitsky Street to Bazaar where Professions Street shared its asphalt to Bogdan Khmelnitsky Street for its dive through the Under-Overpass. </text:p>
      <text:p text:style-name="Text_20_body">The ascend from the tunnel on its opposite end met wide Peace Avenue stretching away to the tall railway embankment in the distance, after which it ran through the housing area of five-story buildings, named Zelenchuk, followed by the City center – Peace Square. </text:p>
      <text:p text:style-name="Text_20_body">Peace Avenue, tangentially passing Peace Square, separated it from the City Council standing in the greens opposite to the granite-rimmed, never working, fountain in the middle of Peace Square concluded with the building of Peace Movie Theater. </text:p>
      <text:p text:style-name="Text_20_body">The middle one of the three alleys in the greens that led directly to the City Council’s entrance porch was blocked with the red platform past which the whole city marched in the holiday demonstrations, except for the tenants of the five-story buildings bounding the square who watched demonstrations from their balconies. I envied them at first, but not for long… </text:p>
      <text:p text:style-name="Text_20_body">On our way to Peace Square, the column of School 13 had time and again to stop for long waits letting the schools of preceding numbers overtake us and go ahead. But the working organizations gave way to us, like the columns of the Locomotive Depot, or the Railway Distance Of the South-West Railroad, as it stood in white bulging letters cut of polystyrol and mounted on the crimson-velvet covering in the shields on wheels at their columns’ heads. No streetcars nor vehicles were seen along all of Peace Avenue, only people, lots of people on foot both walking in the wide stream of columns, and standing by, kinda live banks scanning the current, which made May Day so special and unlike other days. </text:p>
      <text:p text:style-name="Text_20_body">On entering the vast Peace Square, we had to suddenly change our dignified marching step to a frivolous trotting and kinda run to attack, giggling and panting, with those portraits of Members atilt, to catch up with the previous column of which we, as usual, had fallen too far behind because of bad timing. </text:p>
      <text:p text:style-name="Text_20_body">And since School 13 was the last but one among the city school, by the moment we were passing the red platform, mixed up with School 14, the loudspeakers shouted from up there, “The column of the Konotop Railway Technical School is <text:soft-page-break/>entering Square! Hooray, comrades!”, making us hooray to others and not to ourselves. </text:p>
      <text:p text:style-name="Text_20_body">After Peace Square and past the entrance to the Central Park of Recreation, the road turned right descending towards Lenin Street, but we didn’t go down there. In the nearest lane, we piled the Political Bureau Members and red banners on a truck that took them back to our school to sit in the Household Manager’s storeroom till the next demonstration. </text:p>
      <text:p text:style-name="Text_20_body">And we also went back, on foot, giving Peace Square a pretty wide berth because the passages between the buildings bounding it were blocked with empty buses, face to face, and the vast of the empty square was strolled by solitary figures of leisurely pacing militiamen. </text:p>
      <text:p text:style-name="Text_20_body">Yet, it still was a holiday, because before we started for the demonstration Mother gave each of us fifty kopecks, of which there even remained some change afterward for a bar of Plombir ice-cream in thin paper wrapping cost 18 kopecks and that of Creamy just only 13. The saleswomen in white robes sold ice-cream from their plywood double-walled boxes at every crossing along the trafficless Peace Avenue… </text:p>
      <text:p text:style-name="Text_20_body">When I returned home, the schoolchildren in festive white shirts and red pioneer ties were still walking along Nezhin Street returning to the Settlement lanes after the demonstration. </text:p>
      <text:p text:style-name="Text_20_body">And then I committed the first dastardly act in my life. I went out from the wicket of our <text:span text:style-name="Emphasis">khatta </text:span>and wantonly shot with my crook pistol in the back of a passer-by boy. He chased me, but I ran back into the yard up to the kennel of Zhoolka who kept barking and yanking his chain violently, so the boy did not dare come up and only shouted his threats and abuses through the open wicket…</text:p>
      <text:p text:style-name="Text_20_body">In summer our parents bought a nanny-goat from Bazaar because when Father received his first payment at the Plant and brought home 74 rubles, Mother, confusedly looking at the money in his hand, asked, “How? Is that all?” </text:p>
      <text:p text:style-name="Text_20_body">The purchase was meant to make living easier but, in fact, it only complicated life because now I had to walk the white nanny-goat on a rope into Foundry Street or Smithy Street where she grazed the dust-covered grass along the weather-worn fences. </text:p>
      <text:p text:style-name="Text_20_body">To drink any of the goat milk I refused downright against all Mother's wheedling how hugely beneficial it was for health. After a while, the goat was slaughtered and tenderized into cutlets which I refused to even try… </text:p>
      <text:p text:style-name="Text_20_body">Sometimes Grandma Katya’s son, Uncle Vadya, came to our <text:span text:style-name="Emphasis">khutta </text:span>in his boiler-oil smeared <text:span text:style-name="Emphasis">spetzovka</text:span> during the midday break at the Plant to beg hooch because his colleagues were a-waiting, but his plea seldom succeeded. </text:p>
      <text:p text:style-name="Text_20_body">Uncle Vadya had a smooth black hair combed back and a toothbrush mustache, also black, the skin in his face was of slick olive hue, like that of young Arthur in<text:span text:style-name="Emphasis"> The Gadfly</text:span> by Lilian Voynich, and on his right hand he missed the middle finger lost at the beginning of his workingman career. </text:p>
      <text:p text:style-name="Text_20_body"><text:soft-page-break/>“I couldn’t get it first. Well, okay, that’s my finger dropped upon the machine tool, but where's the water from that drips on it? A-ha! that’s my tears!” so he recounted the accident. </text:p>
      <text:p text:style-name="Text_20_body">Doctors sewed up the stump very nicely–smooth and no scars at all–so that when he made the fig it came out two at once. The double-barreled fig looked very funny and no chance for anyone to ape the trick even remotely. </text:p>
      <text:p text:style-name="Text_20_body">Uncle Vadya lived in the<text:span text:style-name="Emphasis"> khutta </text:span>of his mother-in-law near the Bus Station. There's a special term in Ukrainian for a man living with his in-laws, it is <text:span text:style-name="Emphasis">primmak</text:span>, aka Adoptee. Bitter is the share of an Adoptee! As reported by Uncle Vadya, a<text:span text:style-name="Emphasis"> primmak</text:span> had to keep quieter than the still water and lower than the grass. His mother-in-law he had to address with “Mommy” and kowtow even to the hens kept by her in the yard washing their legs when they saw it fit to perch for the night… </text:p>
      <text:p text:style-name="Text_20_body">We all loved Uncle Vadya for he was so funny and kind, and smiling all the time. And he had his special way of greeting, “So, how are you, golden kids?” </text:p>
      <text:p text:style-name="Text_20_body">At the age of ten, when the German Company Headquarters were just behind the wall – in the Pilluta’s part of the <text:span text:style-name="Emphasis">khutta</text:span>, Vadya Vakimov climbed onto the fence in the backyard and attempted at cutting the cable of the occupants’ telephone connection. The Germans yelled at him but didn’t shoot and kill right on the spot… </text:p>
      <text:p text:style-name="Text_20_body">When I asked how he dared for so heroic deed, Uncle Vadya replied that he no longer remembered. However, it’s hardly possible that he wished to become a pioneer partisan posthumous Hero of the Soviet Union; most likely he was allured by the multi-colored wires running inside telephone cables of which you could pleat lots of different ornamental things, even a lush finger-ring… </text:p>
      <text:p text:style-name="Text_20_body">On my way to the Nezhin Store, I was intercepted by a pair of guys riding one bike. First, they overtook me, then the one sitting on the bike rack jumped off to the ground and smacked me in the face. Of course, it was a revolting dishonor, however, though he was half-head shorter than me, I didn’t fight back in fear of his companion who also got off the bike, some brawny tall oafo. </text:p>
      <text:p text:style-name="Text_20_body">“I told you’ll catch hell!” said the offender and they left. I realized whose back I had a shot at with a crook… </text:p>
      <text:p text:style-name="Text_20_body">The movie shows at Club started at six and eight in the evening. With the tickets bought in the lobby, the film-goer had to climb the straight flight of wide red-painted thick-board steps to the second floor. The tiled landing up there somehow managed to always have kinda murky air, despite the two high windows and three doors. </text:p>
      <text:p text:style-name="Text_20_body">The door to the right opened a small hall with a TV set in front of a dozen short rows of seats and the handrailed flight of steep openwork iron stairs up to the projectionist booth. </text:p>
      <text:p text:style-name="Text_20_body">On both sides of the TV set, two more big doors led to the spacey gym of the Ballet Studio which is not what you need with the cinema tickets in your pocket. So, back again to the tiled landing with two more still unexplored doors. </text:p>
      <text:p text:style-name="Text_20_body">The first door on the left was always locked because it led to the balcony in the auditorium. And the next, invitingly open door was controlled by everlastingly grim <text:soft-page-break/>auntie Shura, who stood by in her helmet-like head kerchief, like a somber sentry in charge of tearing off the check part in your ticket before letting you in. </text:p>
      <text:p text:style-name="Text_20_body">The floor inside the vast auditorium had a slight slant towards the wide white screen behind which there was a big stage with two porches and doors by the side walls. For concerts or performances by puppet theater, the cinema screen was drawn to the left wall disclosing the dark-blue plushy velvet of the stage curtains. </text:p>
      <text:p text:style-name="Text_20_body">The open balconies adorned with alabaster swag ran along the sidewalls, yet stopped before reaching the stage. By the rear wall, the balconies sloped steeply from both sides, so as not to block the loopholes of the projectionist booth from where the flicking widening beam streamed to the screen to deliver a movie. </text:p>
      <text:p text:style-name="Text_20_body">In the lobby on the first floor, next to the windowed door of the ticket office, there hung the list of movies for the current month brush-written in the canvas stretched over a sizable wooden frame. Films changed every day except for Monday when there was no cinema at all. So you could make your choice in advance, and know when to ask from Mother twenty kopecks for the show… </text:p>
      <text:p text:style-name="Text_20_body">Summertime annulled the cinema expenses totally because the Plant Park, hidden behind the long dilapidated two-story apartment block, that stood above the tilt to the Under-Overpass tunnel, was a great money-saver. </text:p>
      <text:p text:style-name="Text_20_body">In the Park, apart from its three alleys, a locked dance-floor, and a large gazebo beer pavilion, there also was the open-air cinema behind a pretty tall plank fence with conveniently located gaps and holes in its rear part. </text:p>
      <text:p text:style-name="Text_20_body">The show began after nine when twilight showed signs of getting denser and, more importantly, if the ticket office on the first floor of the projectionists’ booth managed to sell at least four tickets because the new generation preferred watching films from outside the cinema. </text:p>
      <text:p text:style-name="Text_20_body">However, standing on foot by a hole for an hour and a half, with your nose buried in planks roughed by merciless time and calamitous weather, was not exactly what you’d call a pleasurable recreation. That’s why the film-going guys took advantageous places in the old apple trees grown behind the brick structure of the projectionist booth. </text:p>
      <text:p text:style-name="Text_20_body">If your fork in the tree was too narrow or the bough too bumpy for comfortable sitting, next time you’d be smarter to come earlier and have a better choice of the free tree-seats… </text:p>
      <text:p text:style-name="Text_20_body">The film went on, the warm summer darkness thickened around two or three dim lamps in the Plant Park alleys and the stars peeped from the night sky through the gaps in the apple tree foliage. </text:p>
      <text:p text:style-name="Text_20_body">On the silver screen, the black-and-white “The Jolly Fellows” with Leonid Utesov kept slapping each other with drums and double basses and at less breathtaking moments you could stretch your hand out and grope among the apple-tree twigs to find, somewhere between the Cassiopeia and Andromeda constellations, a small inedible crab-apple for biting tiny bitter bits off its stone-hard side. </text:p>
      <text:p text:style-name="Text_20_body"><text:soft-page-break/>After a good film, like that one starring Rodion Nakhapetov where there were no fights, neither wars, but just scenes about life, about death, and beautiful motorcycle riding through shallow waters, the spectators walked out of the Park gate to the cobbled Budyonny Street without the usual bandit whistles or cat-yells. </text:p>
      <text:p text:style-name="Text_20_body">The sparse crowd of people became somehow quietened and united, sort of related by the mutually watched film, and kept peaceful walking through the darkness of a warm night, dwindling at the invisible crossroads, on their way to the lonely lamppost at the junction of Bogdan Khmelnitsky and Professions Streets next to Bazaar… </text:p>
      <text:p text:style-name="Text_20_body">But the main thing because of which the guys were waiting for the summer was, of course, bathing. The start of the swimming season took place late May at the Kandeebynno and served the sign of summer coming into its own. </text:p>
      <text:p text:style-name="Text_20_body">The Kandeebynno was several lakes used for breeding of the mirror carp, and it also was the springhead of the Yezooch river. At times along the lakes-dividing dams, there rode a solitary bicycler-overseer, so that guys wouldn’t poach too cheekily with their fishing poles. Yet, in one of those lakes they didn’t breed the carp, it was left for bathing of beach-goers… </text:p>
      <text:p text:style-name="Text_20_body">However, to go for a swim at the Kandeebynno, you had to know how to get there. Mother said that although having had visited the spot she couldn’t explain the way and it was better to ask Uncle Tolik, who both to work and back, and, in fact, everywhere went by his motorbike “Jawa”, so he, no doubt, should know. </text:p>
      <text:p text:style-name="Text_20_body">The Kandeebynno, according to his instruction, was all too easy to find. When going towards the city center along Peace Avenue, you pass under the bridge in the railway embankment, then take the first right turn which you couldn't miss because it was where started the road to Romny, and follow it to the intersection by which take another right turn and go on until you see the railway barrier; cross the railway, turn to the left and – here you are! – that’s the Kandeebynno for you… </text:p>
      <text:p text:style-name="Text_20_body">The twins, sure enough, pressed for going along with me. We took an old bed cover to spread and lie upon when sunbathing, put it into a mesh-bag, added a bottle of water and went to the Under-Overpass where Peace Avenue started. Up to the railway embankment, the road was familiar after the May Day demonstration. </text:p>
      <text:p text:style-name="Text_20_body">We went under the bridge and saw it at once – a road running to the right along the base of the elevated railway. True enough, it didn’t look a highway because of no asphalt in it, yet being as wide as any other road, it was the first one to the right after the bridge. So, we turned and followed the road along the base of the tall steep embankment. </text:p>
      <text:p text:style-name="Text_20_body">However, the farther we went, the narrower the road became transforming into a wide path, then into a tread which soon just vanished. We had no choice but to climb the steep grass-overgrown embankment, shake the sand out from our sandals and march on stepping on the concrete crossties or along the narrow endless railheads. </text:p>
      <text:p text:style-name="Text_20_body">Natasha was the first to notice the trains catching up from behind, and we stepped down onto the uneven gravel in the ballast shoulder, giving way for the rumbling, wind-whipping cars to shoot past us. </text:p>
      <text:p text:style-name="Text_20_body"><text:soft-page-break/>When we reached the next bridge, there was no avenue or a street under it, just other railway tracks. Our embankment turned right and started to gradually go down joining the tracks in their flow towards the distant Railway Station. It became clear, that we were going in the opposite direction and not to any lakes at all. </text:p>
      <text:p text:style-name="Text_20_body">We did not have time to get disappointed though, because far below we marked a small field at the base of another embankment, beneath the bridge in ours. Two groups of tiny, at that distance, guys in light summer clothes, and with the mesh-bags like ours, walked towards a copse of green trees, and they had even a ball among them. Where else could they go if not to a beach?!. </text:p>
      <text:p text:style-name="Text_20_body">We climbed down two steep embankments and went along the same path in the field as the previous guys who were gone out of sight long ago. Then we walked through the aspen grove along a lonely railway track with soft soil instead of crushed stone ballast between its wooden ties until we reached a highway that crossed the track beneath two raised barriers. </text:p>
      <text:p text:style-name="Text_20_body">We passed over the highway and followed a wide, at times boggy, path among the tall growth of bright green grass. The chest straightened out with cautiously expectant exaltation, “Aha, Kandeebynno! You won’t flee now!” </text:p>
      <text:p text:style-name="Text_20_body">Groups of people were walking the same path in both directions, but those going there more numerous than back-comers. </text:p>
      <text:p text:style-name="Text_20_body">The path led to a wide canal of dark water between the shore and the opposite dam of the fish lakes and continued along the canal. We followed it on and on, among green trees, under white cumulus in the azure-blue summer sky. The straight rows of fruit-trees in a neglected no man’s orchard went up over the smooth slant to the right of the path. </text:p>
      <text:p text:style-name="Text_20_body">Then the canal on the left widened into a lake with a white sand beach. The expanse of sand was bound with the grass between the tall currant bushes in the forlorn garden. </text:p>
      <text:p text:style-name="Text_20_body">We chose a free streak of grass for our bed cover, hastily undressed, and ran over unbearably hot sand to the water flying from each direction into any other, splashed up and sent in strangling sprays to faces of dozens of folks eagerly screaming, yelling, and laughing in the water that seethed with their merry frolics. </text:p>
      <text:p text:style-name="Text_20_body">Summer!. Ah, Summer!. </text:p>
      <text:p text:style-name="Text_20_body">As it turned out later, Uncle Tolik didn’t even know of that vanishing road along the embankment base, because when his motorbike at a roaring speed shot from under the bridge in Peace Avenue, he in two seconds flat was on the Romny highway, while going on foot you reached it after some generous hundred meters of stomping…</text:p>
      <text:p text:style-name="Text_20_body">In the July list of movies at Club, there stood “The Sons of Big Bear”, so Skully and I agreed not to miss it because Goiko Mitich starred in the film as one of her sons. That Yugoslavian actor was mostly engaged as a hero red-skin in this or that of GDR Westerns and, as long as he was in, you could safely expect it'd be a decent movie. </text:p>
      <text:p text:style-name="Text_20_body"><text:soft-page-break/>Sure enough, the list did not report all those details or anything at all except for the movie's title and the date of show. However, the films arrived to the Plant Club no sooner than a couple of months after they ran for a week at the Peace Movie Theater and one more week at the Vorontsov Movie Theater on Square of the Konotop Divisions that’s why, with the little help of our friends, we could always make an informed decision. </text:p>
      <text:p text:style-name="Text_20_body">And we weren't especially keen on watching movies at the mentioned theaters not because of trust in the unmistakable flair of our friends, no, their leads well sucked at times, but for the much simpler motivation – a ticket at the Peace Movie Theater was fifty kopecks, watching the same film a week later at the Vorontsov set you back for five-and-thirty, whereas, after practicing your patience for a month plus, you enjoyed it at Club paying reasonable twenty kopecks… </text:p>
      <text:p text:style-name="Text_20_body">On that Sunday the three of us—Kuba, Skully, and I—went to the Kandeebynno by bikes. We swam and dived, in turn, off the self-made launch-pad when two of us, chest-deep in the water, clasped our hands for the third one to climb upon and take a dive from. And, of course, we played “spots”, though you couldn’t catch up Kuba underwater. </text:p>
      <text:p text:style-name="Text_20_body">Then he and Skully got lost somewhere in the bathing crowd. In vain looked I for the friends <text:span text:style-name="T80">midst</text:span> the splashes and squeals, they were nowhere around. Just in case, I even swam to the opposite shore which was the dam of the fish lakes. A couple of guys were fishing there, with their eye alert for an opportunity to angle in the mirror carp paradise over the dam. And I swam back so as not to scare off their fish, which was striking even in the lake for swimmers. </text:p>
      <text:p text:style-name="Text_20_body">Then I once again scanned the crowd in the water – to no avail, and decided it was enough. </text:p>
      <text:p text:style-name="Text_20_body">Chilled through and through, I stepped out onto the scorching sand of the beach when the lost friends came running from among the bushes of currant with the hair on their heads almost dry already, “W-where the h-hell were you?” </text:p>
      <text:p text:style-name="Text_20_body">“We’re getting in again. Let’s go!” </text:p>
      <text:p text:style-name="Text_20_body">“You w-wackos?! I’m-m just c-coming out!” </text:p>
      <text:p text:style-name="Text_20_body">“So what? Let’s go!” </text:p>
      <text:p text:style-name="Text_20_body">“Ah, damn! Off we’ll d-drive the c-city boys!.” </text:p>
      <text:p text:style-name="Text_20_body">And whipping up foamy splashes with the three pairs of racing feet, we rushed together to deeper places to dive, and yell, and hoo-ha. </text:p>
      <text:p text:style-name="Text_20_body">Each summer was the summer then… </text:p>
      <text:p text:style-name="Text_20_body">Kuba refused to join our going to the movie, he'd already seen that western, and Skully also changed his mind. That fact didn’t stop me, and I decided to take twenty kopecks from Mother and watch it all the same. </text:p>
      <text:p text:style-name="Text_20_body">At home, Grandma Katya told me, that my parents left two hours ago together with the twins and she didn’t know where they went. So what? There remained three more hours before the next show at Club, enough time for them to come back… </text:p>
      <text:p text:style-name="Text_20_body"><text:soft-page-break/>At the end of the third hour, I was squashed by an overwhelming anxiety: where could they be? So I asked it once again, yet of Aunt Lyuda already. </text:p>
      <text:p text:style-name="Text_20_body">With complete indifference and even somewhat grouchy, she replied, “I wouldn’t even have seen you.” She always became like that when Uncle Tolik was gone fishing. </text:p>
      <text:p text:style-name="Text_20_body">Two more hours passed, the show was missed hopelessly but, flooded with the feeling of an unavoidable and already accomplished catastrophe, I didn’t care for any cinema at all. The tide of despair dragged in some sketchy pictures of a truck jumping over to the sidewalk, vague wailing of ambulance sirens, and only one thing was clear – I no longer had any parents nor any brother and sister. </text:p>
      <text:p text:style-name="Text_20_body">The darkness thickened. Uncle Tolik pulled up in the street on his return from fishing and rolled his “Jawa” motorbike across the yard to the shed section. He went to <text:span text:style-name="Emphasis">khutta</text:span> and I, freaked out and crushed by my grief and loneliness, was sitting on the grass next to sleepy Zhoolka… </text:p>
      <text:p text:style-name="Text_20_body">It was already quite late when the iron handle-hook of the wicket clinked. Sasha and Natasha ran into the yard followed by Mother’s cheerful voice from the street. I rushed to meet them torn apart between joy and resentment, “So, where were you lost?” </text:p>
      <text:p text:style-name="Text_20_body">“Visiting Uncle Vadya,” said Mother. “And what’s up with you?” </text:p>
      <text:p text:style-name="Text_20_body">I burst into tears mixed with muddled mumbling about bear’s sons and twenty kopecks because I couldn’t explain that for half of that day I was mourning the loss of them all, fighting back the prospect of life without the family. </text:p>
      <text:p text:style-name="Text_20_body">“You could ask the money from Aunt Lyuda.” </text:p>
      <text:p text:style-name="Text_20_body">“So? I did ask and she said she wouldn’t like to see me too.” </text:p>
      <text:p text:style-name="Text_20_body">“What? Come on into the <text:span text:style-name="Emphasis">khutta!</text:span>” </text:p>
      <text:p text:style-name="Text_20_body">And at home, she squabbled with her sister, and Aunt Lyuda retorted it was all bullshit and she’d only said she wouldn’t see me too if I hadn’t come. But I obstinately repeated my bullshit. </text:p>
      <text:p text:style-name="Text_20_body">Mother and Aunt Lyuda screamed at each other louder and louder. Grandma Katya tried to calm them down, “Stop it! What a shame, all the neighbors would hear, and the people in the street too.” </text:p>
      <text:p text:style-name="Text_20_body">Natasha, Sasha, Irochka, and Valerik crowded, with frightened eyes, in the doorway between the kitchen and the room where Father and Uncle Tolik were sitting with their silent sullen stares stuck in the TV box… </text:p>
      <text:p text:style-name="Text_20_body">That’s how I committed the second meanness in my life – slandered innocent Aunt with false accusations. And though her response to my questioning I got exactly the way as related to Mother, yet after the Aunt’s interpretation, I could agree that, yes, so was her answer, however, I never admitted my base calumny. </text:p>
      <text:p text:style-name="Text_20_body">That lying without words filled me with a compunction because the quarrel in the <text:span text:style-name="Emphasis">khutta</text:span> was my fault. I felt guilty before both Aunt Lyuda and her kids, and before <text:soft-page-break/>Mother, who I belied, and before everyone because I was such a sissy dishrag, “Woe is me! I’m left alone in the whole world!” </text:p>
      <text:p text:style-name="Text_20_body">My contritions were never voiced though for we were not bred up to make apologies. True, at times they could be heard in movies, but for real life, when inadvertently you had someone pushed, run into or stuff, “Excuse me for not trying harder!” was enough. </text:p>
      <text:p text:style-name="Text_20_body">All that annoyance about nothing triggered off a slow, inconspicuous, process of my alienation and transformation into a “cut off slice” as Father used to say. I began to live a separate life of my own although, of course, I did not realize or felt anything of the kind and just lived that way… </text:p>
      <text:p text:style-name="Text_20_body">Mother and Aunt Lyuda made up rather soon, after Aunt Lyuda showed Mother how to correctly sing the popular at that time “Cheremshina blossoms everywhere”, besides, she was bringing from her work food you couldn’t buy anywhere because at any store any goods beyond the pretty niggardly staples scope were sold exclusively under the counter to the circle of trusted people: the kindred of salespersons and those who could potentially scratch your back in answer... </text:p>
      <text:p text:style-name="Text_20_body">Aunt Lyuda’s tales about the midday-meal break at their deli were so funny!. With the shop entrance shut for the midday break, the saleswomen gathered in their locker room and began showing off what delicatessens they brought that day from home in their half-liter glass jars. They were comparing, making judgments and statements, exchanging the recipes. </text:p>
      <text:p text:style-name="Text_20_body">The store manager ate separately in her office and when the telephone on her desk rang, she answered the call and hollered through the open door who was wanted. The woman in question would hurriedly travel from the locker room to the manager’s office and back but—however short and hurried the phone talk—by her return, her jar contents got heavily reduced by everyone so eager to see the taste. One lick is better than a hundred looks, right?. </text:p>
      <text:p text:style-name="Text_20_body">Yet, they had one shrewd smartie at the store. Whenever the manager called her to the phone, she’d calmly put her spoon aside, clear her throat with a “khirk!”, and spit into her jar. Yak! After the procedure, without the slightest haste, she left for her phone conversation and never looked back at the other saleswomen with their interest in her jar lost <text:span text:style-name="T80">irreparably</text:span>… </text:p>
      <text:p text:style-name="Text_20_body">Mother also started working in the trade, she got a cashier job in the large Deli 6 near the Station. However, two months later she had a major shortage there. Mother was very worried and kept repeating she couldn’t make so vast a mistake. Someone from the deli workers should have knocked out a check for a large sum when Mother went to the toilet forgetful to lock the cash register. Selling of Father’s coat of natural leather, which he bought when working at the Object, helped out of the pickle. </text:p>
      <text:p text:style-name="Text_20_body">After that Mother worked in retail outlets manned with just one salesperson without any suspicious colleagues, at one or another stall in the Central Park of Recreation by Peace Square where they sold wine, biscuits, cigarettes and draft beer… </text:p>
      <text:p text:style-name="Text_20_body"><text:soft-page-break/>By the end of summer there again was a squabble in our<text:span text:style-name="Emphasis"> khutta</text:span>, though this time not a sisterly quarrel but a scrap between a husband and his wife. </text:p>
      <text:p text:style-name="Text_20_body">The discontent grounds were provided by the newspaper-wrapped mushrooms which Uncle Tolik brought from a ride to the forest. Not an overly remarkable harvest, they still would do for a pot of soup. </text:p>
      <text:p text:style-name="Text_20_body">The insidious newspaper package was accurately tied around and put by unsuspecting Uncle Tolik into a mesh-bag which he hung on his motorbike steer not to scatter the mushrooms on the way. However, at home instead of grateful praise, he got a shrill tongue-lashing from Aunt Lyuda, who discovered that the package was tied up with a brassiere shoulder strap. </text:p>
      <text:p text:style-name="Text_20_body">In vain Uncle Tolik repeatedly declared that he had just picked up “the damn scrap of a string” in the forest, Aunt Lyuda responded with louder and louder assertions that she was not born the day before and let them show her a forest where bras grew in bushes, and there's no use of trying to make a fool of her... Grandma Katya no longer tried to appease the quarrelers and only looked around with saddened eyes. </text:p>
      <text:p text:style-name="Text_20_body">And that became a lesson for two at once – Uncle Tolik learned to never bring home any mushrooms and I grasped the notion of “bra strap”. </text:p>
      <text:p text:style-name="Text_20_body">Then Aunt Lyuda ventured a probe of forbidding even the Uncle Tolik’s fishing rides, at which point it was he to raise his voice until they agreed on a compromise: he was allowed to go fishing under the condition of my going along. </text:p>
      <text:p text:style-name="Text_20_body">So, the following two or three years from spring to autumn every weekend with a pair of fishing rods and a spinner hitched to the trunk rack of his “Jawa” we set off to fishing. </text:p>
      <text:p text:style-name="Text_20_body">Mostly we rode to the river of Seim. At times we fished in the Desna river, but then we had to start off at dark because it was a seventy-kilometer ride there.</text:p>
      <text:p text:style-name="Text_20_body">Getting ahead of its engine's roar, “Jawa” shot through the city wrapped in the night sleep, the streets empty and free of anything including the state traffic control militia... Then, after the thirty-kilometer-long ride along the Baturin highway, we got to the even asphalt of Moscow highway where Uncle Tolik sometimes squeezed out of his motorbike a hundred and twenty kilometers per hour… </text:p>
      <text:p text:style-name="Text_20_body">When we turned off onto the field roads, the dawn was gradually catching up with the 'Jawa'. I sat behind, grabbing Uncle Tolik by sides with my hands stuck in the pockets of his motorcyclist jacket of artificial leather so that they wouldn’t freeze away under the chilly headwind. The night around little by little transformed into twilight with the darker stretches of forest belts showing up about the fields, the sky grew lighter revealing ragged shreds of clouds that changed from white to pink to acknowledge the touches of the sky-long sun rays sent ahead from beyond the horizon...The breathtaking views imparted thrill no less than that from wild high-speed riding… </text:p>
      <text:p text:style-name="Text_20_body">Our usual bait were worms dug in the kitchen garden, yet once the gurus from fishermen brethren advised Uncle Tolik to try dragonfly larvae. Those critters lived <text:soft-page-break/>underwater in clods of clay by the high river bank, and the fish just went crazy about them, like, snapping the larva-rigged hook from each other. </text:p>
      <text:p text:style-name="Text_20_body">We drove up to the riverbank amid murky twilight. The river lapped sleepily, wrapped in thin wisps of fog rising from the water. Uncle Tolik explained that it was me who had to fetch those lumps of clay onto the bank. </text:p>
      <text:p text:style-name="Text_20_body">A mere thought of entering that dark water in the dusk of still lingering night threw a shiver up the spine, but a good ride deserved a good dive. I undressed and, on the advice of the elder, took a headlong dive into the river. </text:p>
      <text:p text:style-name="Text_20_body">Wow! As it turned out, the water was much warmer than the damp morning chill on the bank! </text:p>
      <text:p text:style-name="Text_20_body">I dragged slippery lumps out of the river and Uncle Tolik broke them ashore to pick the larvae out from the tunnels they had drilled for living in clay. When he said it was enough I even didn’t want to leave the engulfing warmth of the stream… </text:p>
      <text:p text:style-name="Text_20_body">Still and all, it was an instance of unasked-for exploitation of adolescent labor and that same day I got square with the molesting misuser... </text:p>
      <text:p text:style-name="Text_20_body">Uncle Tolik preferred a spinner to a fishing rod and, with a sharp whipping thrust, he could send the lure to a splashdown almost halfway to the opposite bank of the wide river and then started to spin the reel on the tackle handle zig-zag pulling the flip-flap flash of the lure back. Predatory fish, like pine or bass, chased it and swallowed the triple hook in the tail of the lure, if the fisherman luck would have it. </text:p>
      <text:p text:style-name="Text_20_body">So, by noon we moved to another place with a wooden bridge across the river and Uncle Tolik walked over to the opposite, steep, bank to go along and throw the lure here and there. I remained alone and watched the floats of the two fishing rods stuck in the sand by the current and then stretched out in the nearby grass… </text:p>
      <text:p text:style-name="Text_20_body">When Uncle Tolik walked the opposite bank coming back to the bridge, I didn’t raise my head above the grass about me and watched him struggling through the jungle of knotgrass and other weeds I lay in. They use that trick for special effects when filming a movie. Up to the very bridge, he acted a Lilliputian for me… </text:p>
      <text:p text:style-name="Text_20_body">Once Aunt Lyuda asked if I had ever seen her husband <text:span text:style-name="T82">entering some</text:span> <text:span text:style-name="Emphasis">khutta</text:span> during our fishing trips. It gave me no qualms to give an absolutely honest direct answer that, no, I hadn’t. </text:p>
      <text:p text:style-name="Text_20_body">As for that one time in the Popovka village, when he suddenly remembered that we had set off without any bait and left me in an empty village street to wait while he would quickly ride to someplace—not too far off—to dig up worms and be straight back, all what I saw around was the soft deep sand in the road between the towering walls of nettles and the blackened straw roof of the barn by whose side I was dropped off but no enterings, nor any<text:span text:style-name="Emphasis"> khattas</text:span> whatsoever. That’s why I safely could say “no” to <text:span text:style-name="T82">my</text:span> inquisitive Aunt… </text:p>
      <text:p text:style-name="Text_20_body">There happened falls, yet just a couple of times. The first one while riding through the field along the path on top of a meter high embankment with the tall grass flying by on both sides from the bike. I guessed it was an embankment because the tall grass was lower than our wheels, but what purpose could it serve for among the fields? The question remained unanswered because the embankment <text:soft-page-break/>broke off suddenly among the tall grass concealing the pit into which “Jawa” nosedived after a long jump through the air, and the hard landing threw us both far ahead over the bike. </text:p>
      <text:p text:style-name="Text_20_body">The other time we had hardly started along Nezhin Street when the motorbike got tripped by a piece of iron pipe piled nearby someone’s <text:span text:style-name="Emphasis">khutta's</text:span> foundation so that vehicles would not go too close by and splash at it the dirt and water from the puddles in the road… </text:p>
      <text:p text:style-name="Text_20_body">However, both times we got no injuries except for bumps because on our heads there were white plastic helmets. It’s only that after the fall in Nezhin Street, the trip had to be canceled because “Jawa's” absorber began to leak oil and needed an urgent repair… </text:p>
      <text:p text:style-name="Text_20_body">Square of the Konotop Divisions, was called so to commemorate the Soviet Army detachments that liberated the city in the Great Patriotic War, aka WWII, and were honored for that deed with the city’s name in their respective denominations. </text:p>
      <text:p text:style-name="Text_20_body">For me, it, at first, seemed the end of world because it took eight streetcar stops to get there from the Station. </text:p>
      <text:p text:style-name="Text_20_body">Square of the Konotop Divisions was as wide as three roads put side by side, and it had a slight slant along all of its considerable length. </text:p>
      <text:p text:style-name="Text_20_body">Next to the Square’s upper right corner, there stood a metal openwork tower like the famous one in Paris, yet more useful because the Konotop tower held a huge water tank on its top adorned with “I love you, Olya!” by jerky splotches of paint brush strokes over its rust-smeared side overlooking Square of the Konotop Divisions. Beneath the tower, behind the high wall bearing dense neat rows of barbered wire along its top, was the city prison. </text:p>
      <text:p text:style-name="Text_20_body">In the left upper corner, opposite the tower, the tall gate opened to the City Kolkhoz Market which, technically, was outside it and in Square itself the gate served the starting point for the line of small stores going down the gradual slant – “Furniture”, “Clothes”, “Shoes”… </text:p>
      <text:p text:style-name="Text_20_body">At its lower end Square was bounded by a tall two-story building with more windows than walls–the Konotop Sewing Factory–followed by a squat house with more walls than windows – the City Sober-up Station, yet the facility stood already in the outflowing street which led to the dangerous outskirt neighborhood of Zagrebelya. </text:p>
      <text:p text:style-name="Text_20_body">Its hazardous nature was established by nasty scumbags who intercepted guys from other city neighborhoods, brave enough to see girls of Zagrebelya home. The <text:span text:style-name="T82">valiant</text:span> were made perform their <text:span text:style-name="T82">version</text:span> of rooster cry, or measure with a match the length of Zagrebelya bridge, or got just a vanilla beating from the villains… </text:p>
      <text:p text:style-name="Text_20_body">Square of the Konotop Divisions was crossed, bend-sinister, by the tram-track which entered it next to the long blind wall with three exit doors from the Vorontsov Movie Theater, whose entrance was from Lenin Street. </text:p>
      <text:p text:style-name="Text_20_body">When a mobile menagerie arrived in the city, they would arrange their trailers and cages into a big square camp in the sector between the streetcar track and the Sewing Factory. The temporary enclosure looked like the Czech Taborites defense <text:soft-page-break/>camp from the Hussite wars in The Medieval History textbook. Yet, inside of their corral of wagons, they placed two additional rows of cages, back to back, for the thick crowd of Konotopers and folks from the nearby villages to walk around them as well as along the cages in the inner side of the mobile perimeter wall. </text:p>
      <text:p text:style-name="Text_20_body">Square tablets on the cage gratings announced the name and age of the inmate, and the surf-like hum from the throng of on-lookers hung over Square of the Konotop Divisions, interspersed with wild shrieks and wailing of the caged animals. That happened once every three years… </text:p>
      <text:p text:style-name="Text_20_body">And a couple of times the Wall of Death riders also visited Square of the Konotop Divisions. In front of the gate to the City Kolkhoz Market, they erected a high tarpaulin tent with a five-meter-tall ring-wall of planks inside. </text:p>
      <text:p text:style-name="Text_20_body">Two times a day, they let the on-lookers to climb in from outside under the tent roof and crane their on-looking faces over the wall top and watch how the riders circled arena on two motorcycles to gain the speed sufficient for getting over the ramp onto the ring-wall, and bucket along it in a horizontal plane with the deafening rumble of their motors… </text:p>
      <text:p text:style-name="Text_20_body">When you left Square of the Konotop Divisions by Lenin Street, moving past the Vorontsov Movie Theater towards the three-story cube of House of Householding with all kinds of repair workshops and ateliers, then midway between the two you bypassed the tall stand constructed of iron pipes and crowned with the catching legend “DO NOT PASS BY!” </text:p>
      <text:p text:style-name="Text_20_body">The contraption was used for hanging black-and-white photos of people taken to the Sober-up Station, paper slips at the bottom of their glazed frames reported their names and what organizations they worked at. Some ripper creepy pictures they were, the close-ups of faces as if got skinned, or something.<text:line-break/>I felt a kinda pity for alcoholics hanging there. Probably, because of that another, far away stand at the Object which I abhorred so much. The two stands established sort of affinity between me and, well…at least, their kids… </text:p>
      <text:p text:style-name="Text_20_body">Farther on along Lenin Street, past a crossing, the House of Culture of the Red Metallurgist Plant stood a little way back separated from the road by the tiny square of its own. On both sides of that square, there also were planted stands, however, for merrier ends, presenting glue-mounted pages from satirical magazines – the Russian “Crocodile” on the left, and the Ukrainian “Pepper” on the right. </text:p>
      <text:p text:style-name="Text_20_body">Between the road and each of the stands, there was a tin-and-glass stall facing its symmetric twin across the square. The one by the “Crocodile” was selling ice-cream and lemonade, while all sorts of knick-knackery were the merchandise at that by the “Pepper”. </text:p>
      <text:p text:style-name="Text_20_body">There, among the motley keep-sake trifles, I spotted different sets of matchbox stickers and for my next trip to the city, I asked for extra kopecks and bought one, with the pictures of animals. However, when I brought the purchase home to enhance the collection brought from the Object, I realized it wouldn’t be right. The older stickers, peeled off their matchboxes, bore the small-printed address of the match manufacturing factory, as well as “the price – 1 kopeck”, while the set <text:soft-page-break/>bought from the stall was just a pack of sticker-sized pictures. Since then I had lost all interest in the collection, and passed it to my friend Skully… </text:p>
      <text:p text:style-name="Text_20_body">Skully lived by the Nezhin Store with his mother, and grandmother, and the dog named Pirate, although the last dwelt outside the puny house of so small a kitchen and bedroom that both would fit into the only room of our <text:span text:style-name="Emphasis">khutta</text:span>, however, theirs was a detached property. </text:p>
      <text:p text:style-name="Text_20_body">Next to their<text:span text:style-name="Emphasis"> khutta</text:span> there stood an adobe-plastered shed which, apart from usual household tools and the coal stored for winter, sheltered a handcart – an elongated box of deals resting on the axis of two iron wheels with a crossbar ending length of iron pipe that jutted from under the box bottom for handling the <text:span text:style-name="T81">juggernaut</text:span> when you pushed it or dragged along. </text:p>
      <text:p text:style-name="Text_20_body">Between the <text:span text:style-name="Emphasis">khutta</text:span> and the wicket to the street, there stretched a long garden enclosed from both sides by the neighbors’ fences which, all in all, was bigger than those two or three vegetable beds of ours. In autumn and spring, I came to help Skully with turning the dirt in their garden. Jabbing the bayonet spades in the soil, we gave out the fashionable Settlement byword, “No Easter cake for you, buddy! Grab a pirozhki and off to work, the beds need digging!” </text:p>
      <text:p text:style-name="Text_20_body">And Pirate, cut loose, frisked wildly about the elderly cherry trees bounding the narrow path to the rickety wicket…</text:p>
      <text:p text:style-name="Text_20_body">When we moved to Konotop, my first and foremost responsibility became fetching the water supply for our <text:span text:style-name="Emphasis">khutta.</text:span> </text:p>
      <text:p text:style-name="Text_20_body">A pair of enamel pails full of water stood in the dark nook of the tiny veranda, on two back-to-back stools next to the kerosene stove. From a nail in the plank wall above the pails, there hung a dipper for drinking or filling a cooking pan. But first, the pails were used to fill up the tank of the washstand in the kitchen that held exactly two pailfuls. </text:p>
      <text:p text:style-name="Text_20_body">The tap, sticking from under the tank mounted above the tin sink, trickled water when pressed from underneath, as those spring taps in the toilets of passenger train cars. </text:p>
      <text:p text:style-name="Text_20_body">The soapsuds <text:span text:style-name="T84">dripped</text:span> from the sink into the cabinet under it containing the slop bucket which needed control checks not to let it brim over and flood the kitchen floor but to be taken out before too late and emptied into the spill pit next to the outhouse in the garden. </text:p>
      <text:p text:style-name="Text_20_body">The water was from the pump on the corner of Nezhin and Gogol Streets, some forty meters from the wicket. Hanging a pail on the pig-iron nose of the pump, you gave a hearty push-down to the iron handle behind it for the vigorous stream to bang into the pail, fill it, and run over onto the road if not watched closely. </text:p>
      <text:p text:style-name="Text_20_body">Two daily water-walks–four pails, all in all–were enough for our khutta, if, of course, there was no washing that day, however, the water for Aunt Lyuda’s washing was fetched by Uncle Tolik... </text:p>
      <text:p text:style-name="Text_20_body">When the rains set in, the water-walks became a little longer – you had to navigate bypassing the wide puddles in the road. </text:p>
      <text:p text:style-name="Text_20_body"><text:soft-page-break/>In winter the pump got surrounded by a small, yet ripping slippery, skating rink from the water spill-splashed by the pump users, the resulting smooth ice had to be walked in tiny careful steps. The dark winter evenings made you appreciate the right positioning of the log lamppost next to the pump... </text:p>
      <text:p text:style-name="Text_20_body">Besides, I was in charge of fetching fuel for the kerogas that looked like a small gas stove with two burners and had two cups on its backside to fill them with kerosene that soaked, through two thin tubes, two circular wicks of asbestos which were lighted when cooking dinner, heating water for tea or the washing at hand on the smelly yellow flames with jerky jagged tips of black soot. </text:p>
      <text:p text:style-name="Text_20_body">After kerosene, I went to Bazaar with a twenty-liter tin canister. <text:line-break/>Fairly aside from the Bazaar counters, there stood a big cubic tank of rusty sheet iron. The day of kerosene sale was announced in the chalk note over the tank side – "kerosene will be ..." and then followed the date when they were to bring it. However, so too many dates had changed each other—wiped and written over and over again—that no figures could be read inside the thick chalk spot, that’s why they just dropped writing and the tank side greeted you with the perpetually optimistic line, "kerosene will be ...!” </text:p>
      <text:p text:style-name="Text_20_body">A shallow trench under the tank side accommodated a short pipe from its bottom ending with a tap blocked by a padlock. <text:line-break/>On the proclaimed day, a saleswoman in a blue satin robe descended into the trench and sat by the tap on a small stool ferried along. She also brought a multi-liter aluminum cauldron, and put it under the tap, took the padlock away and filled the vessel, up to three-quarters, with the foamy yellowish jet of kerosene. </text:p>
      <text:p text:style-name="Text_20_body">The queue started moving to her with their bottles, canisters, and cans which she filled with a dipper through a tin funnel, collecting the pay into her blue pocket. When the dipper began to dub the cauldron bottom, she turned the tap on to restore the fluid level. </text:p>
      <text:p text:style-name="Text_20_body">In fact, they didn't need at all to bother about writing the sale date, because each morning Grandma Katya visited Bazaar and two days ahead brought the news when "kerosene will be …!" indeed. </text:p>
      <text:p text:style-name="Text_20_body">So, on the kerosene sale day after coming from school, I took the canister and went to spend a couple of hours in the line to the trench under the tank. </text:p>
      <text:p text:style-name="Text_20_body">Sometimes, they were also selling it in the Nezhin Store backyard equipped with the same facility, but that happened not as often and the line was no shorter… </text:p>
      <text:p text:style-name="Text_20_body">Soon after the summer holidays, I was elected Chairman of the Pioneer Platoon Council of our 7th "B" grade because the former Chairman (the red-haired skinny Yemets) moved to some other city together with her parents. </text:p>
      <text:p text:style-name="Text_20_body">At the Pioneer Platoon meeting, two of the nominees announced self-withdrawal without giving any particular reasons for their refusal, and the Senior Pioneer Leader of our school pushed forward my candidature. <text:line-break/>Following the trend, I also started sluggish excuses, which he rebuffed with energetic clarification that all that was not for long because we all were soon to become members of the Leninist Young Communist League, aka Komsomol. </text:p>
      <text:section text:style-name="Sect1" text:name="Section65">
        <text:p text:style-name="List_20_Paragraph"><text:bookmark text:name="span63"/><text:soft-page-break/>(...the structure of the pioneer organizations in the Soviet Union presented an awesome example of organization based on precise and well-thought-out organizational principles for organizing any workable organization. </text:p>
        <text:p text:style-name="List_20_Paragraph">In every Soviet school, each class of students who reached the stipulated age automatically became a Platoon of Young Pioneers divided into Pioneer Rings. Ring Leaders together with Platoon Chairman formed the Council of the Pioneer Platoon. Chairmen of the Pioneer Platoons made up the Council of the School Pioneer Company. Then there came District or City Pioneer Organizations converging into Republican ones which, in their turn, composed the All-Union Pioneer Organization. </text:p>
        <text:p text:style-name="List_20_Paragraph">Such a crystal-wise-structured pyramid for convenient handling... That is why the heroes of Komsomol resistance underground during the German occupation of Krasnodon City did not have to reinvent the wheel. They used the all too familiar structure after renaming "rings" into "cells"... <text:line-break/>If, of course, we take for granted the attestation found in <text:span text:style-name="Emphasis">The Young Guard</text:span>, the novel written by A. Fadeyev. </text:p>
        <text:p text:style-name="List_20_Paragraph">He composed his work on the basis of information provided by the relatives of Oleg Koshevoy. As a result, in the mentioned novel Oleg became the underground leader while Victor Tretyakevich, who, actually, accepted Oleg to the resistance organization, was depicted as the traitor under the name of Stakhevich. </text:p>
        <text:p text:style-name="List_20_Paragraph">Fourteen years after the book publication, Tretyakevich was rehabilitated and awarded an order posthumously because he did not die during interrogations at organs of the Soviet NKVD but was executed by the fascist invaders. </text:p>
        <text:p text:style-name="List_20_Paragraph">In the early sixties, a few other secondary traitors, whose names the writer did not bother to disguise, had served from ten to fifteen years in the NKVD camps and got rehabilitated as well. </text:p>
        <text:p text:style-name="List_20_Paragraph">By that moment, the writer himself had time enough to put a bullet through his head in May 1956, shortly after his participation in the meeting of Nikita Khrushchev, the then leader of the USSR, with the survived young guardsmen of Krasnodon. </text:p>
        <text:p text:style-name="List_20_Paragraph">At that meeting, Fadeyev grew inadequately nervous and yelled at Khrushchev in front of all the present, calling him names considered especially defamatory at that period, and two days later he committed suicide. Or else, they committed his suicide though, of course, such an expression—"they committed his suicide"—is unacceptable by the language norms. </text:p>
        <text:p text:style-name="List_20_Paragraph">Hence the moral – even the cleverest structure cannot guarantee from a collapse if your pyramid is not made of at least 16-ton stone blocks...) </text:p>
      </text:section>
      <text:p text:style-name="Text_20_body">Late September, Chairman of our School Pioneer Company fell ill and, in his stead, I was delegated to the City Pioneer Organization Account Meeting of the Chairmen of the Councils of City School Pioneer Companies. </text:p>
      <text:p text:style-name="Text_20_body">The Meeting was held in the Konotop House of Pioneers in secluded location behind the Monument to Fallen Heroes above Lenin Street. </text:p>
      <text:p text:style-name="Text_20_body">According to the organization regulations, an Account Meeting had to have its Chairman and Secretary. The Meeting Chairman’s job was to announce whose turn <text:soft-page-break/>it was to account, and Secretary would take notes of how much waste paper and scrap metal was collected by the pioneers of the reporting Chairman’s school during the accounting period, which cultural events were organized, and what places were taken by their pioneers in the city-wide contests and competitions. </text:p>
      <text:p text:style-name="Text_20_body">The Senior Pioneer Leader of our school had supplied me with a sheet of paper to be read at the Account Meeting but, in the House of Pioneers, they charged me with the additional responsibility of the appointed Chairman of the Meeting. I was assured that presiding an Account Meeting was as easy as pie. All you had to do was to announce, “And now the floor for the accounting report is given to Chairman of the Pioneer Company Council from School number such-and-such!” after which the such-and-such Chairman would march to the rostrum on stage with their sheet of report. When done with reading, the accounting Chairman would leave the paper to Secretary of the Meeting, because what’s the point in sticking down all those figures on the fly if they had been already written, right?. </text:p>
      <text:p text:style-name="Text_20_body">At first, everything went without a hitch. I and Secretary of Account Meeting, a girl in her festive white shirt and the scarlet pioneer necktie, as anyone else around, were sitting behind a square desk covered with a dark red cloth on a small stage in a small hall, where Chairmen of the City Pioneer Companies were seated in rows waiting for their turn to read their accounts. In the rear of the hall, Second Secretary of the City Komsomol Committee—responsible for the work with the pioneers—sat in her red pioneer necktie. </text:p>
      <text:p text:style-name="Text_20_body">The Chairmen in a well-oiled manner followed each other, read from their sheets, left them by Secretary of Account Meeting, and returned to the audience. I also did my part as instructed but after the fourth announcement, something suddenly came over me or rather flooded over me. </text:p>
      <text:p text:style-name="Text_20_body">My mouth got inundated with overflowing saliva, I barely had time to gulp it before the salivary glands turned out a new excessive portion to fill me with shame before Secretary of Account Meeting sitting next to me who surely was perplexed with the sounds of my non-stop hurried gulping. A spell of ease came when she went to account for School 10, yet, with her return, the disgraceful torture went on. What’s wrong with me, after all?!. </text:p>
      <text:p text:style-name="Text_20_body">Then came my turn. Returning from the rostrum, I swallowed three times; it did not help though. Okay, let School 14 finish and…Oh, no! Second Secretary too, with her concluding speech!. </text:p>
      <text:section text:style-name="Sect1" text:name="Section66">
        <text:p text:style-name="List_20_Paragraph"><text:bookmark text:name="span64"/>(…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In October, the seventh-graders started preparing for their admittance to the ranks of the All-Union Leninist Young Communist League, aka ALYCL, aka Komsomol. The membership in Komsomol organization was not a cheap giveaway passed out indiscriminately to lined-up squads or companies. Not in the least! You had to <text:soft-page-break/>prove that you deserved that high honor at the special admittance sitting of the City Komsomol Committee whose Members would ask you questions as in a real examination because on entering this youth organization you became an ally to the Party and a would-be communist. </text:p>
      <text:p text:style-name="Text_20_body">As a preparatory training, the Senior Pioneer Leader of our school, Volodya Gurevitch—a pretty young man with black hair and bluish-skinned cheek-and-jowls because of the thick but always close shaved bristle—presented each of the would-be members the Charter of ALYCL printed in the smallest typeface so as to stick all of it in a small accordion-folding leaflet. He also warned that at the Admittance Sitting the City Komsomol Committee Members were especially keen about the Charter Section on the rights and duties of the Komsomol members. </text:p>
      <text:p text:style-name="Text_20_body">Volodya Gurevitch graduated from the prestigious School 11, between the Station and the Under-Overpass, as well as the class of button-accordion at the Konotop Music School. He dwel<text:span text:style-name="T85">t</text:span> rather far from the Settlement, in a compact block of five-story buildings between Peace Square and Square of the Konotop Divisions, which area <text:span text:style-name="T85">among </text:span>the local folks <text:span text:style-name="T85">was</text:span>, for some reason, <text:span text:style-name="T85">referred to as </text:span>Palestine. </text:p>
      <text:p text:style-name="P18">On his arrival to school from Palestine, he donned mixed paraphernalia of a very clean and well-ironed pioneer necktie and <text:s/>the golden profile of Vladimir Ilyich Lenin’s bald head and <text:span text:style-name="T85">resolutely pointed wedge beard in the red banner of the small</text:span> badge of a Komsomol member pinned on<text:span text:style-name="T86">to</text:span> the chest of his jacket.</text:p>
      <text:p text:style-name="Text_20_body">In shop-talks with the close circle of pioneer activists, Volodya Gurevitch liked to frequently announce, emphasizing his and the Leader of the Revolution coincidence in both name and patronymic, “Call me simply – Ilyich.” Following these words sounded his hearty laugh, loud and protracted, after which his lips did not immediately pulled back to the neutral position. </text:p>
      <text:p text:style-name="Text_20_body">However, Volodya Sherudillo, a firmly built champion at<text:span text:style-name="Emphasis"> Bitok</text:span> gambling with the red turf of hair and a thick scatter of freckles in his round face, who studied in my class, in the close circle of us, his classmates, called Volodya Gourevitch – “a khannorik from CEC!” </text:p>
      <text:section text:style-name="Sect1" text:name="Section67">
        <text:p text:style-name="List_20_Paragraph"><text:bookmark text:name="span65"/>(…at the shake-down period of the Soviet regime, before enslaving villagers into collective farms, the Communist leadership experimented about organizing rural population into fellowships of Collective Earth Cultivation, acronymically “CEC” </text:p>
        <text:p text:style-name="List_20_Paragraph">However, the meaning of “khannorik” is not recorded even in the multi-volume<text:span text:style-name="Emphasis"> Explanatory Dictionary of the Live Great-Russian Language</text:span> by Vladimir Dahl, probably, because the prominent linguist never visited the village of Podlipnoye. </text:p>
        <text:p text:style-name="List_20_Paragraph">Who remembers CEC’s nowadays? </text:p>
        <text:p text:style-name="List_20_Paragraph">Yet, the collective memory of village folks still keeps them dearly and transfers from generation to generation. </text:p>
        <text:p text:style-name="List_20_Paragraph"><text:span text:style-name="Strong_20_Emphasis"><text:span text:style-name="Emphasis">“Forgotten is the reason, yet feeling is still there…”</text:span></text:span>…) </text:p>
      </text:section>
      <text:p text:style-name="Text_20_body">The Konotop City Komsomol Committee was located on the second floor in the right wing of the City Council building. The building itself, somehow resembling the Smolny Institute from numerous movies about the Great October Revolution, faced <text:soft-page-break/>Peace Square on the other side of Peace Avenue. Three short, quiet, flag-stone paved, alleys beneath the umbrage of splendid chestnuts in the greens connected the building and Peace Avenue. </text:p>
      <text:p text:style-name="Text_20_body">None of the guys from our school had any problem whatsoever at the examination on the Komsomol Charter, neither had them other students of our age from the rest of the city schools, we got admitted to the Leninist Young Communist League nice and smoothly… </text:p>
      <text:p text:style-name="Text_20_body">In autumn, they started the construction of tramway track driven into the Plant Settlement beneath the giant poplars lined along the cobbled road in Bogdan Khmelnitsky Street. Gray pillars of smooth concrete for supporting the contact wire above the tramway rose at regular intervals between the mighty tree-trunks. </text:p>
      <text:p text:style-name="Text_20_body">By the October holidays, the track had passed both Bazaar and our school and even turned into May Day Street, which stretched to the city limit at the end of the Settlement. </text:p>
      <text:p text:style-name="Text_20_body">Then three small streetcars started running from the terminal on the city-side of the Under-Overpass tunnel to the terminal at the end of May Day Street. The streetcar stout female conductors collected the fare selling three-kopeck tickets which they tore off the rolls fixed on the canvas strap of their plum uniform bags upholding their voluminous breasts. </text:p>
      <text:p text:style-name="Text_20_body">In the large streetcars that ran in the city, the driver had only one cab, in the head of the car, and on reaching a terminal stop the streetcar went around the turning loop to start its route in reverse. The Settlement tracks were not equipped with turning loops because the small streetcars had two cabs, kinda heads of a pushmi-pullyu, and at the loopless terminals, the driver simply swapped the cabs and started back assisted by the conductor, who stood on the step in the back door yanking at the robust tarp strap tied to the streetcar arc and pulling it over because the arc should be in backward position when sliding along the contact wire over the track. </text:p>
      <text:p text:style-name="Text_20_body">And again, if the doors in the large streetcars were operated by the driver who slammed them automatically from her cab, then the small streetcars in the Settlement had hinged folding doors, so on reaching your stop, you pulled the middle handle of the door, pushed the folding leaves aside and got off, whereas in the reverse operation you pulled the handle on the edge leave and pushed the middle handle to close the door, off we go!. </text:p>
      <text:p text:style-name="Text_20_body">But who cares for all that algorithmic trouble? That’s why the streetcars in the Plant Settlement ran their routes with both doors wide open except for the spells of devastating frost. </text:p>
      <text:p text:style-name="Text_20_body">In order for the streetcars give way each other, two of the stops in the Settlement had doubled track; one such stop was by School 13 and the other in the middle of May Day Street… </text:p>
      <text:p text:style-name="Text_20_body">The toilet in the Plant Club was on the first floor – at the far end of a very long corridor that started by the library door and went on and on between the blind walls on both sides, under the seldom bulbs in the ceiling. </text:p>
      <text:p text:style-name="Text_20_body"><text:soft-page-break/>In the dark green paint on the walls, there occasionally happened closed doors with the glazed frames of signs: “Children Sector”, “Variety Band”, “Dresser Room” and, already near the toilet, “Gym”. All the doors were constantly locked and kept staid silence, only from behind the gym door there sometimes came tap-tapping of the ping-pong ball or clangs of metal in barbell plates. </text:p>
      <text:p text:style-name="Text_20_body">Yet, one day I heard the sounds of piano playing behind the Children Sector door and I knocked on it. From inside, there came a yell to enter, which I did and saw a small swarthy woman with a bob-cut black hair and wide nostrils, who sat at the piano by the wall of large mirror squares. Opposite the door there were three windows high above the floor and, beneath them, ballet rails ran over the ribbed heating pipe along all of the wall. The left part of the room was hidden behind a tall screen for puppet shows preceded by an unusually long narrow table. </text:p>
      <text:p text:style-name="Text_20_body">And then I said that I’d like to enroll Children Sector. </text:p>
      <text:p text:style-name="Text_20_body">“Very well, let’s get acquainted – I’m Raissa Grigoryevna, so who are you and where from?” </text:p>
      <text:p text:style-name="Text_20_body">She told me that the former actors grew too adult or moved away to other cities, and for the Children Sector revival I needed to bring along my schoolmates. </text:p>
      <text:p text:style-name="Text_20_body">I started a canvassing campaign in my class. Skully and Kuba felt doubtful about the idea of joining the Children Sector, yet they were won over when saw the point that the long table in that room could easily be used for ping-pong playing. And a couple of girls came too out of curiosity. </text:p>
      <text:p text:style-name="Text_20_body">Raissa Grigoryevna received the newcomers with delighted welcome, and we began to rehearse a puppet show “Kolobok” based on the same-named fairy tale. </text:p>
      <text:p text:style-name="Text_20_body">Our mentor taught us to control usual hand puppets and not let them duck below the screen, out of the onlookers’ sight. We gathered at Children Sector twice a week, but sometimes Raissa missed the rehearsals or was late and on such occasions the key was to be found on the windowsill in the room of the movies list painters who kept their door wide open for often visits of art-lovers. </text:p>
      <text:p text:style-name="Text_20_body">We opened Children Sector and played ping-pong for hours, albeit with a tennis ball, across that long table. Neither had we bats, effectively replacing them with the thinner of school textbooks in hard covers and the net between the players’ sectors was also made of the slightly open textbooks lined spines up, and though hard hits of tennis ball knocked them down but then restoring the net didn’t take long either… </text:p>
      <text:p text:style-name="Text_20_body">Rough and exhausting is a puppeteer’s job: both mentally – you need to copy your character’s clues and learn them by heart, and physically – you shouldn’t ever low down your arm stretched out and aloft with the hand doll donned on your three fingers. During rehearsals, the acting arm grew numb because of the strenuous exertion, and even propping it with the remaining hand didn’t really work. Besides, there appeared that pesky nagging crick in the neck because your head was constantly tilted upward to check the actions of the doll. </text:p>
      <text:p text:style-name="Text_20_body">But, on the other hand, after the on-stage performance, you would step out from behind the screen and come in front of it, keeping your hand inside the doll lifted <text:soft-page-break/>to your shoulder, and Raissa Grigoryevna would announce that it was you who acted Hare. And, following the theatrical nod of your head, Hare next to your shoulder would also give a nice bow provoking the eager laughter and applause from out the audience. O, thorns! O, sweetness of the glory!.</text:p>
      <text:p text:style-name="Text_20_body">Later on, many of the participants dropped out but the core of Children Sector—Skully, Kuba, and I—persevered. Raissa made of us actors for short performances about the heroic kids and adults from the times of the October Revolution or the Civil War. For the performances, we made up, glued real theatrical mustache on upper lips, wore army tunics, rolled cigarettes of shag and newspaper slips the way she taught us, and let the smoke in and out of our mouths without really inhaling so as not to cough. With those performances, we toured the bigger shop floors in the KaPeVeRrZe Plant, the ones that had Red Corner rooms for meetings, and during the midday break, we acted on tiny stages there before the workers eating their midday meal out of newspaper packages. More than anything else, they enjoyed the moment with hand-rolled cigarettes… </text:p>
      <text:p text:style-name="Text_20_body">Twice a year Club staged a major amateur concert where the Club Director, Pavel Mitrofanovich, recited heartfelt poems dedicated to the Communist Party. The pupils of Anatoly Kuzko, the teacher at the button-accordion class by Club, played their achievements. </text:p>
      <text:p text:style-name="Text_20_body">Yet, the crest of the concert program was dancing numbers by the Ballet Studio because their trainer Nina Alexandrovna enjoyed a well-deserved reputation which attracted students from all over the city. Besides, Club possessed a rich theatrical wardrobe so that for the <text:span text:style-name="T87">Moldovan</text:span> dance of Jock the dancers appeared in skin-tight pants and silk vests spangling with sequin, and for the Ukrainian Hopuck, they wore hugely wide trousers and soft ballet boots of red leather. </text:p>
      <text:p text:style-name="Text_20_body">The accompaniment them all, including young girls in ballet tutus, provided virtuoso accordionist Ayeeda standing behind the scenes of the stage. And there next to her stood also we, in army tunics and adult makeup, marveling how classy she played without any sheet music. </text:p>
      <text:p text:style-name="Text_20_body">The handsome electrician Murashkovsky recited comical rhymed <text:span text:style-name="Emphasis">humoreskas</text:span> and sang in duet with the bald tenor, a turner from the Mechanical Shop, “Two Colors of My Life” in Ukrainian. On Murashkovsky’s right hand there missed three fingers – only the small one and the thumb stayed in place and, to hide the deficit, he clutched a spiffy handkerchief between them like an extrinsic catch within a crab claw. </text:p>
      <text:p text:style-name="Text_20_body">Two elderly women sang romances, not in a duet but in turn, accompanied by the button-accordion of Anatoly Kuzko himself, whose eyes were sooner astray than crossed, when he eye-contacted you with one of them, the other was looking straight into the ceiling. </text:p>
      <text:p text:style-name="Text_20_body">For the concluding peak of the concert, Aksyonov, the blonde Head of the Variety Band, and his musicians came to the stage through the dark of the auditorium. The drums and double bass were already waiting there in the small makeup room behind the stage for their invigorated players, but his saxophone Aksyonov was bringing himself. </text:p>
      <text:p text:style-name="Text_20_body"><text:soft-page-break/>Blonde Jeanne Parasyuk, also, by the way, a graduate from our school, performed a couple of popular hits accompanied by the Variety Band and the concert ended with the all-out applause and eager shouts “encore!” </text:p>
      <text:p text:style-name="Text_20_body">The auditorium at those events was filled to the brim, like for a show of some popular two-sequel Indian film. The stage was inundated by the light of lamps sitting along its edge as well as from those above it, and the forceful beams of searchlights from both balconies. In the dark passage along the wall beneath the balcony, the Ballet Studio dancers kept trotting to the Dressing Room of auntie Tanya on the first floor, to change their stage clothes for the following numbers. </text:p>
      <text:p text:style-name="Text_20_body">For acting our short performances, Raissa trained us how to appear on stage from behind the scenes and get out without turning your back to the spectators, and how to look into the hall – not at someone in particular but just so, in general, somewhere between the fifth and sixth rows. Although in the crude glare of the searchlights directed into your face from the balconies in the dark hall, you could hardly make out anyone after the fourth row, and even those in the first one looked fairly blurred… </text:p>
      <text:p text:style-name="Text_20_body">So Club became a part of my life and if I didn’t show up home for a long time after school, they didn’t worry – I was dawdling at Club as usual… </text:p>
      <text:p text:style-name="Text_20_body">In the dark of winter evenings, we got together for hanging out along the streetcar track because our favorite pastime became riding the streetcar “sausage”, so was called the tubular grille hanging under the driver cab. </text:p>
      <text:p text:style-name="Text_20_body">We ambushed a streetcar at the stop, neared from behind and, when it started rolling forward, we jumped onto the “sausage”, grabbing at the small ledge under the windshield of the empty driver cabin. The narrow ledge provided nothing to catch a hold, and you strained your fingers to the utmost seeking some absent point of vantage in its smooth surface. The streetcar rolled and rumbled, and bumped on the rail joints, the springy “sausage” jumped up and down under your feet – wow! Super! </text:p>
      <text:p text:style-name="Text_20_body">The speediest stretch in the track was between Bazaar and School 13. It’s where the streetcars fancied being racing cars and it was there that once my fingers grew too numb and began slipping off the smooth ledge, but Skully shouted, “Hold on!” and pressed them back with his palm, but in a minute Kuba cried, “Kapets!” because his fingers also slipped off, and he jumped from the “sausage” shooting along at full speed. </text:p>
      <text:p text:style-name="Text_20_body">Fortunately, he didn’t ram against the trunk of some huge poplar and he caught up with us jogging from the darkness, while the streetcar waited at the stop for its counterpart coming from the Settlement, so we went on riding without losses... </text:p>
      <text:p text:style-name="Text_20_body">The attraction was not exclusively our hobby-horse though but in common ownership of the Settlement guys. At times there collected a whole bunch of “sausage”-riders so that the springy grille began to scrape the railheads. At longer stops, the conductors got off the car in an attempt at driving us away. We fled into the frosty winter night, yet as the streetcar started off the stop, we lighted back onto the grille before the means of public transportation gained full speed… </text:p>
      <text:p text:style-name="Text_20_body"><text:soft-page-break/>One day the classes for our 7th “B” were canceled because we walked for an excursion to the KaPeVeRrZe Plant. </text:p>
      <text:p text:style-name="Text_20_body">First of all, we visited the Plant Fire Brigade which was not too far from the Main Check-Entrance. Thence we proceeded to the shop floor for filling tall cylinder iron tanks with oxygen. </text:p>
      <text:p text:style-name="Text_20_body">In the Smithy, no explanations were audible behind the deafening hum of giant fans and the roar of fire in the brick furnaces from which black-overalled workers were pulling with tremendous tongs huge glowing slugs and transporting them with winch cranes onto the anvils of hydraulic hammers. </text:p>
      <text:p text:style-name="Text_20_body">Our class stood for a while and watched a worker turning with his steely tongs a big white-hot slug upon the anvil, this way and that way, under the mighty strikes of huge hammer shooting with dinosaurous puffs from above, between its oily stands, to shape the needed form. </text:p>
      <text:p text:style-name="Text_20_body">The floor vibrated with the tremor sent about by the hammer bangs. Flakes of metal fell off the workpiece while it got darker, changing color to scarlet, then to dark cherry. But the most surprising was the sensitiveness of the hammer which could also strike very lightly, and even stop halfway in its sharply accelerated fall. It was operated by a woman in a kerchief on her head, who used just a pair of levers sticking from the juggernaut’s side frame. </text:p>
      <text:p text:style-name="Text_20_body">On our way out of the shop past another, silent, hydraulic hammer I saw a scattering of round metal tablets the size of a jubilee ruble, only thicker. I liked their pleasant lilac color, besides, such a tablet would do for a good <text:span text:style-name="Emphasis">bitok </text:span>to turn kopecks over in the game for money. Moreover, the pieces were surely just a waste if thrown there on the floor. </text:p>
      <text:p text:style-name="Text_20_body">I picked one up and dropped at once – it badly burned my fingers. A passing-by worker laughed and said, “What? Too heavy, eh?” </text:p>
      <text:p text:style-name="Text_20_body">And in the Mechanical Shop Floor, I was impressed by a planing machine in a low narrow frame, scraping off, in no hurry, shavings from the clamped metal plate. The astounding feature about the machine tool was its bas-relief boilerplate – “Manufactured in Riga in 1904.” From before the Revolution! And still working!. Farther along, there stood a large Soviet machine tool, also a planer; its cutter ran long runs and the worker sat next to it in a chair just watching idly. Some nice job, huh? </text:p>
      <text:p text:style-name="Text_20_body">When at home I shared my impressions from the excursion, Mother said I might start taking shower at some of Plant’s shop floors instead of going to the City Bathhouse behind Square of the Konotop Divisions. </text:p>
      <text:p text:style-name="Text_20_body">Then she asked if I knew that Vadya Kubarev’s mother worked at the Plant cooling tower and that would simplify access to the tower’s shower room. </text:p>
      <text:p text:style-name="Text_20_body">I discussed the idea with Skully who told me that he had been long since going to Plant on his bath days, and there were shop floors with better shower rooms than that at the cooling tower. The majority of the showers worked only to eight in the evening but those in the shop floors with three work shifts were open round the clock. </text:p>
      <text:p text:style-name="Text_20_body"><text:soft-page-break/>Of course, they might not allow us to Plant at the Main Check-Entrance but who cared about going that way? There remained free access to the territory through the Plant rear end, along the tracks where the cars were pulled in for repair and the repaired ones pulled out. Yet, there was no need to go even that far, because the high concrete wall along Professions Street was equipped with a number of convenient stiles for the workforce to easily take home <text:span text:style-name="Emphasis">shabashkas</text:span> after their working day. </text:p>
      <text:section text:style-name="Sect1" text:name="Section68">
        <text:p text:style-name="List_20_Paragraph"><text:bookmark text:name="span66"/>(…and again I have to break out from the consequently flowing timeline, and take a jump from Konotop to the Varanda River, how otherwise would a metropolitan woman from the third millennium understand the everyday provincial lingo of the last century? </text:p>
        <text:p text:style-name="List_20_Paragraph">At times even the Dahl’s Dictionary is of little help. Although he correctly stated that the word “shabash”, aka Sabbath, served a signal for the end of work, but no further revelations are provided beyond that point. </text:p>
        <text:p text:style-name="List_20_Paragraph">It took the Russian language another hundred years to derivate “shabashka” from the Sabbath on reaching the era of developed socialism built in the country. </text:p>
        <text:p text:style-name="List_20_Paragraph"><text:span text:style-name="Emphasis">Shabashka</text:span> is something produced at work for use at home or, at least, a bundle of timber pieces acquired and chopped at the workplace for burning in the stove of the worker’s <text:span text:style-name="Emphasis">khutta.</text:span> </text:p>
        <text:p text:style-name="List_20_Paragraph">It is the period, sort of, marking the end of a working day. </text:p>
        <text:p text:style-name="List_20_Paragraph">How do you estimate my etymological efforts?. Well, and since I’m here, perhaps, it’s time to crawl into this one-person Chinese pagoda of mine. What I do like about it are these folding bamboo rods. </text:p>
        <text:p text:style-name="List_20_Paragraph">Some cleverly designed gizmo – a dozen half-meter tubes assemble into the pair of three-meter-long elastic poles to stretch the tent on them. And this mosquito net at the entrance works fine – zip it up, and no mosquito can fly in. Buzz outside, bloodsuckers! Fig at you! </text:p>
        <text:p text:style-name="List_20_Paragraph">Now I’ll take off my shirt and pants, get into this sleeping bag “Made in Germany”, get warm and all the king’s men can’t make you feel cozier. </text:p>
        <text:p text:style-name="List_20_Paragraph">It feels good when so an ancient civilization of the East and the most technocratic nation of the West work for you. Although, when you come to think about it, they are only manufacturers putting to use the ideas which are the global asset accumulated by all the humans. Any widget, even the most sophisticated one, produced by this or that advanced nation is the mutual achievement of mankind as a whole, to which the Amazonia Indians contributed also by the mere fact of their existence. </text:p>
        <text:p text:style-name="List_20_Paragraph">Look at that same zipper: you know who invented it? Me neither, but hardly they were the Liang Jin dynasty or, say, Kaiser Wilhelm…)</text:p>
      </text:section>
      <text:p text:style-name="Text_20_body">The stage is a complex mechanism, in addition to its block system for operating the curtains and the electrical board with lots of fuses and switches to control its diverse illumination, high above the stage, you also find a whole cobweb of metal beams for hanging drops, lamps and side wings. </text:p>
      <text:p text:style-name="Text_20_body">During the concerts, we not only stood beside virtuoso accordionist Ayeeda, and not only chatted with Moldovan-Ukrainian peacocks of the Ballet Studio <text:soft-page-break/>production, who were waiting for their turn to dance before the audience, but we also explored the mysterious world of the backstage. </text:p>
      <text:p text:style-name="Text_20_body">There was discovered a vertical iron ladder to a short catwalk, from which you could climb the beams under the roof and cross over to the opposite side of the stage, where was another catwalk but without any ladder, so retrace your Tarzan-walk through the flies you, short-sighted Chung!. </text:p>
      <text:p text:style-name="Text_20_body">Yet, what possibly could be there – behind that plank partition which stretched over the stage edge from one wall to the other? Aha! The attic above the auditorium!. </text:p>
      <text:p text:style-name="Text_20_body">And thus was conceived and matured the plan for getting free access to movie shows at Club – through the attic to the catwalk, down the ladder to the stage, wait for the lights to go out, dive under the screen, take a vacant seat, sit back and enjjoy the show! </text:p>
      <text:p text:style-name="Text_20_body">On the first floor of Club, next to the movies list painters’ room there was a door eternally ajar to the Plant territory which furnished the Club wall with a comfortable iron stairway running up to the very roof that had a dormer for easy access to the attic. So, it only remained to penetrate the plank partition which separated attic from the stage. </text:p>
      <text:p text:style-name="Text_20_body">Kuba, for some reason, refused to participate in moving the penetration problem out of the way to free cinema and the realization of so brilliant a plan was left to me and Skully. </text:p>
      <text:p text:style-name="Text_20_body">Before long, one dark and windy winter night, we smuggled the ax from the Skully’s shed to the Plant territory over one of frequent stiles in the concrete wall. Without any delay or obstacle, we approached the Club building, climbed to the attic and looked around… </text:p>
      <text:p text:style-name="Text_20_body">The extensive space harbored some incomprehensible metal disk in the middle, about two meters in diameter and somewhat-less-than-a-meter tall, under a one-piece cover made of sheet iron, kinda casserole lid. Moving it tad bit aside, we discovered the disk's inside was hollow and its round bottom much deeper than you might suppose considering the object from outside. The bottom had friquent narrow slits in a spoke-wise pattern reaching neither the hub not the rim of the unknown contraption. The location of the "casserole" disk as well as the outline of the slits in the bottom suggested that it was from where the huge chandelier adorned with dangling pieces of milky glass hung into the auditorium. </text:p>
      <text:p text:style-name="Text_20_body">The guess was confirmed promptly by the burst of dogged rounds of assault-rifles mixed with booms of grenade explosions coming through the slits – a war movie down there became an accomplice in our not strictly legitimate intentions. </text:p>
      <text:p text:style-name="Text_20_body">The prowling circle of light from the flashlight went leaping over the levelled layer of cinder for thermal isolation ahead of our sneaking feet to where the plank partition crossed the attic. </text:p>
      <text:p text:style-name="Text_20_body">Deducting the approximate location of the catwalk beyond the sturdy planks, we started to split and break them so as to produce, by application of the axe, a <text:soft-page-break/>sizable hole. The wood turned out rather hard, besides, our work was slowed down at lulls in the combat actions underneath. </text:p>
      <text:p text:style-name="Text_20_body">It’s only after cutting one of the planks in two halves, we realized the additional problem we had run into – the supposed partition turned out to be a double wall of planks with a sheet-iron layer sandwiched between the wooden ones. You can’t cut iron with an ax, that’s why we failed to make a manhole to the magnificent world of the art of motion pictures. The builders of yore knew their job all right, I warrant… </text:p>
      <text:p text:style-name="Text_20_body">As it turned out, and pretty soon too, the whole manhole plan was not needed at all, because Raissa taught us taking pass-checks from the Club Director. </text:p>
      <text:p text:style-name="Text_20_body">About six in the evening, Pavel Mitrofanovich was, as a rule, already jolly screwed, and when someone from the Children Sectorians appeared in his office with a humble petition, he tore a page-wide slip off a sheet of paper on his desk and, snuffling his nose so as to keep in check the booze on his breath, wrote an illegible line yielding “let in 6 (six) people” when deciphered, or any other number of those who wanted to watch the show on that day. Then he added his ornate signature running much longer than the previous line. </text:p>
      <text:p text:style-name="Text_20_body">When the show began, we went up to the second floor and handed the precious scrap of paper to auntie Shura, who unlocked the treasured door to the balconies, suspiciously comparing our quantity to the hieroglyphics in the pass-check… </text:p>
      <text:p text:style-name="Text_20_body">The Club Director was short and thickset without having a pot-belly though. His slightly swollen, and oftentimes ruddy, face was accompanied by the combed back grayish hair with a natural wave. When the Club stuff together with the amateurs from the Plant staged a full-length performance of the Ostrovsky’s <text:span text:style-name="Emphasis">At the Advantageous Place, </text:span>the Club Director just parted his hair in the middle of his head, smeared it with Vaseline and turned out a better than natural Czar-times Merchant for the play. </text:p>
      <text:p text:style-name="Text_20_body">Electrician Murashkovsky acted Landowner and appeared on stage in a white Circassian coat, constantly clutching a riding-whip, instead of a handkerchief, in his thong of the disfigured hand. </text:p>
      <text:p text:style-name="Text_20_body">Even the Head of Children Sector, Eleonora Nikolayevna, partook in the full-length production of that classic play. </text:p>
      <text:p text:style-name="Text_20_body">Her position at Club was unmistakably higher than that of Raissa, who was the Artistic Director of Children Sector and reported to Eleonora because the latter appeared in Children Sector much seldomer. On those visits, as elsewhere, she invariably arrived in dangling earrings studded with tiny bright sparklers, as well as in an immaculate white blouse with a lace collar, which riggings were further emphasized with mannerly retarded movements of her hands, in contrast to the energetically Plebian gesticulation of Raissa. </text:p>
      <text:p text:style-name="Text_20_body">The only occasion when I saw Eleonora without those tiny shining strips hanging from her ears was in the one-act play, where she was acting the underground communist caught by the White Guards. </text:p>
      <text:p text:style-name="Text_20_body"><text:soft-page-break/>The Whites locked her in the same prison cell with a criminal, acted by Raissa, and Eleonora converted her into a Communist supporter before Stepan, Club House Manager, together with Head of Variety Band, Aksyonov, both in white Circassian coats and ballet high boots, took her away to face the firing squad… </text:p>
      <text:p text:style-name="Text_20_body">If the Club Director was absent from his office, I had to buy a ticket like everyone else from the ticket office next to his locked door. </text:p>
      <text:p text:style-name="Text_20_body">On one of such occasions, I entered the common auditorium and chose a seat right in front of two girls, my classmates, Tanya and Larissa because even though in the sold tickets they always marked the row and the place no one paid much attention to those marks. </text:p>
      <text:p text:style-name="Text_20_body">Sometime before, I secretly liked Tanya, but she seemed overly unattainable, so I pulled wisely up and switched over to courting Larissa. After the classes at school, I tried to catch up with her in Nezhin Street because she also went home that way. However, she invariably walked together with Tanya, her close girlfriend and also a neighbor in Maruta Street. </text:p>
      <text:p text:style-name="Text_20_body">When Larissa was a participant in Children Sector, I once happened to see her along Professions Street to the Gogol Street corner because she did not allow to go with her any farther. </text:p>
      <text:p text:style-name="Text_20_body">At that period Tanya also participated in Children Sector activities and there, actually, were three of us walking Professions Street. On the way, Tanya kept urging Larissa to go faster, and then she just got angry and went ahead alone. </text:p>
      <text:p text:style-name="Text_20_body">The two of us parted at the aforesaid corner, and I went along Gogol Street enthusiastically recollecting Larissa’s sweet laugh in response to my silly yakety-yak. </text:p>
      <text:p text:style-name="Text_20_body">On reaching the ice-coated water pump under the lamppost at the Nezhin Street corner, all of my enthusiasm evaporated because of the two black figures, contrasting sharply against the white snow, who called me to come up. </text:p>
      <text:p text:style-name="Text_20_body">I recognized both – one was a guy from the parallel class, and the other – Kolesnikov, a tenth-grader from our school; they both were from somewhere about Maruta Street. </text:p>
      <text:p text:style-name="Text_20_body">In a privately threatening tone, Kolesnikov began to make me understand that if I ever would come up to Larissa again and if he ever would hear or be told that I dared then, well, in general, I should get it what he would do to me. And so he kept rehearsing those general concepts in a circle, with slight variations in their order of priority, when I suddenly felt something snatching at my calf. I thought that was a street dog and looked back, but there was only a snowdrift and nothing else. That’s where and when the meaning of the idiom “hamstring shaking with fear” came to me completely. </text:p>
      <text:p text:style-name="Text_20_body">He asked again if I understood, and I muttered that I got it. Then he asked if I understood everything that he meant. I mumbled that, yes, everything. But I didn’t look at their faces and thought how good it would be if Uncle Tolik, the former regional welterweight champion in weightlifting, came to the pump for water. <text:line-break/><text:soft-page-break/>No, he never appeared. On the morning of that day, I fetched enough water to our<text:span text:style-name="Emphasis"> khutta…</text:span> </text:p>
      <text:p text:style-name="Text_20_body">And now, before the pretty crowded auditorium, I took the seat in front of the two girls, my classmates, even though being fully aware of all the imprudence of such a move, yet, for some reason, unable to behave differently. </text:p>
      <text:p text:style-name="Text_20_body">I turned to them and tried to start a talk in the general hubbub of the audience present. However, Larissa kept mum and looked aside, and only Tanya was responding in rather a monosyllabic way before Larissa herself addressed me directly, “Stop following me, I’m laughed at by the guys because of you!” </text:p>
      <text:p text:style-name="Text_20_body">Unable to find a word to answer her, crushed and dumb-stricken, rose I to my feet and walked away along the blind wall to the exit, carrying within my chest the fragments of my broken heart. </text:p>
      <text:p text:style-name="Text_20_body">When I was nearing the last rows in the auditorium, my black sadness got drowned in the downright darkness because the lights went out to start the movie. </text:p>
      <text:p text:style-name="Text_20_body">To let my eyes get accustomed to the dark and prevent stumbling, I for a second took an empty seat in the row’s end and forgot to go on with grief and suffering because it was “Winnitoo the Chief of Apaches”!.</text:p>
      <text:p text:style-name="Text_20_body">At 19 Nezhin Street, the old man Duzenko was no more and that part of the <text:span text:style-name="Emphasis">khutta </text:span>was dwelt already by two old women: Duzenko’s widow and her sister who moved in from her village. </text:p>
      <text:p text:style-name="Text_20_body">And in the half-<text:span text:style-name="Emphasis">khutta </text:span>belonging to Ignat Pilluta there remained only his widow, Pillutikha. She never stuck her nose outside her den, keeping the window shutters in Nezhin Street closed for weeks on end. Sure enough, she had to visit Bazaar or the Nezhin Store but my footpath never crossed hers… </text:p>
      <text:p text:style-name="Text_20_body">In February Grandma Katya was suddenly taken to the hospital. Probably, it’s only for me, with my life divided between school, Club, books, and the TV it happened suddenly. Trying to get everywhere leaves no time to see things right about you. </text:p>
      <text:p text:style-name="Text_20_body">Coming from school, I clinked the wicket latch-hook and ran up our two-step porch past Pillutikha’s window catching a glimpse of her standing in profile cloaked with a loosely hung black kerchief, her hand raised menacingly against the wall between her and our kitchens. </text:p>
      <text:p text:style-name="Text_20_body">At home, I dropped the folder with school notebooks into the crevice between the folding couch-bed and the cabinet under the TV and went back to the kitchen to have a midday meal with my brother and sister, if they hadn’t had it yet. </text:p>
      <text:p text:style-name="Text_20_body">Mother and Aunt Lyuda cooked separately for their families, and Grandma Katya ate the meals by her youngest daughter, together with her younger grandkids, Irochka and Valerik, at the common kitchen table by the wall between our and Duzenko’s parts of the <text:span text:style-name="Emphasis">khutta.</text:span> </text:p>
      <text:p text:style-name="Text_20_body">In the daytime, there was nothing on television but the frozen circle and squares for image adjusting with small knobs at the back of the TV box; if the circle was uneven then the announcers’ faces would be flattened or overly long. That’s why until the All-Union Television started to broadcast at five o’clock the TV was turned <text:soft-page-break/>off and the midday meal was eaten under the muffled drum-roll-like chant from behind the wall to the Pillutikha’s, whose blather at times peaked up into piercing but indistinct shrieks. </text:p>
      <text:p text:style-name="Text_20_body">Then I went to Club and, coming back, again saw Pillutikha, backlit by a distant bulb in the room; she never turned on the light in the kitchen where she stood up against the hateful wall. After all the four parents of our <text:span text:style-name="Emphasis">khutta</text:span> returned from work, Pillutikha would add the volume to which the usual comment of Father was, “Ew! Again that Goebbels at her hurdy-gurdy!” </text:p>
      <text:p text:style-name="Text_20_body">Once Uncle Tolik put a large teacup to the wall to hear what she was croaking about. I also pressed my ear to the cup bottom – the gabble got nearer and sounded already not from behind the wall but inside the white teacup, yet remained as thick as before. </text:p>
      <text:p text:style-name="Text_20_body">Mother advised not to pay attention to the half-witted old woman, and Aunt Lyuda explained that Pillutikha was putting curses on all of us through the wall. She turned to that same wall and pronounced with perfect poise, “Be all of that back to your bosom!” </text:p>
      <text:p text:style-name="Text_20_body">I don’t know whether Pillutikha was crazy indeed. She managed to live alone, after all. By the end of the war, her daughter left Konotop for the safety’s sake – not to have troubles for her cheerful behavior with the officers of the German Company Headquarters lodging in her parents’ <text:span text:style-name="Emphasis">khutta.</text:span> Pillutikha’s son Grisha was doing his ten-year stretch in prison for some murder. Her husband died; no TV by her side. Maybe, she kept cursing so as not to go nuts, who knows… </text:p>
      <text:p text:style-name="Text_20_body">Grandma Katya never commented or said anything about Pillutikha, she only smiled a guilty smile. On some days she moaned occasionally but not louder than the muffled Goebbels’ speeches from behind the wall… </text:p>
      <text:p text:style-name="Text_20_body">And suddenly an ambulance arrived and she was taken to the hospital. Three days later they brought Grandma Katya back and put on the leatherette-covered mattress-couch, constructed of the remains of the big sofa from the Object and placed under the window in the kitchen, opposite to the brick stove. </text:p>
      <text:p text:style-name="Text_20_body">She did not recognize nor spoke to anyone, and only moaned loudly. In the evening our two families gathered in front of the TV and closed the door to the kitchen to cut off her moans and heavy smell. The Arkhipenkos moved their beds to the room and it became a bedroom for nine. </text:p>
      <text:p text:style-name="Text_20_body">The next day the ambulance was called again, but they did not take her away and only made an injection. Grandma Katya quieted for a short time but then again began to swerve from side to side on her couch, repeating the same screams, “Oh, God! Ah, probby!” A few years later I guessed that “probby” was a shortened Ukrainian “forgive me, God”. </text:p>
      <text:p text:style-name="Text_20_body">Grandma Katya was dying for three days. <text:line-break/>Our families stayed at neighboring <text:span text:style-name="Emphasis">khuttas</text:span>; the Arkhipenkos at Number 15, and we at 21, in the half of Ivan Kreepak. </text:p>
      <text:p text:style-name="Text_20_body">Adult neighbors were giving our parents indistinct advice about breaking out the threshold to our <text:span text:style-name="Emphasis">khutta</text:span>, or some of the floorboards inside it. The most common-<text:soft-page-break/>sense proposal made Ivan Kreepak’s wife, auntie Tamara. She said that the couch with Grandma Katya stood under the window with a half-open leaf above her head, and the fresh air protracted the sufferings of the poor thing. </text:p>
      <text:p text:style-name="Text_20_body">That same evening, Mother and Aunt Lyuda dropped into our <text:span text:style-name="Emphasis">khutta</text:span> to grab more blankets, then they put out the light and got out onto the porch. There Aunt Lyuda neared the kitchen window and closed the leaf tightly. Then she stealthily stepped down to Mother and me—I was holding the blankets—with a smile of a naughty girl on her face, or so it seemed in the dark moonless night. </text:p>
      <text:p text:style-name="Text_20_body">In the morning Mother woke us, sleeping on the floor in the living-room of Kreepak’s <text:span text:style-name="Emphasis">khutta,</text:span> with the news that Grandma Katya died. </text:p>
      <text:p text:style-name="Text_20_body">The funeral was the next day. I did not want to go, but Mother said I should. </text:p>
      <text:p text:style-name="Text_20_body">I was burning with shame. It seemed to me that everyone knew that Grandma Katya was suffocated by her daughters. That’s why I let loose the ear-flaps of my rabbit-fur hat and pulled it over my eyes. And so I went all the way from our <text:span text:style-name="Emphasis">khutta</text:span> to the cemetery, keeping my guilty head low, and looking at the feet of those who walked ahead of me. </text:p>
      <text:p text:style-name="Text_20_body">It’s possible though that no one ever guessed that so I did out of shame and not because of the strong wind slapping my face with icy pellets. </text:p>
      <text:p text:style-name="Text_20_body">At the cemetery, under shrill cries of the three trumpets over the mound of snow mixed with black earth lumps, all Grandma Katya’s children were sobbing: both Mother, and Aunt Lyuda, and even Uncle Vadya. </text:p>
      <text:section text:style-name="Sect1" text:name="Section69">
        <text:p text:style-name="List_20_Paragraph"><text:bookmark text:name="span67"/>(…living on, we harden more and more, someday I’ll grow less sensitive than those iron crackers from the worn-out scrip of the wanderer in search for her beloved Finist the Falcon Radiant…) </text:p>
      </text:section>
      <text:p text:style-name="Text_20_body">The news of the Yuri Gagarin’s death shattered us, though not so tragically as the death of Vladimir Komarov eleven months before him – getting harder we had learned already that astronauts were also mortal. The TV announcer, keeping his eyes down to the sheet of text on his desk, read that in a training jet plane flight, Gagarin together with his partner-pilot Seryogin crashed when approaching the airfield. Then he looked up through his thick-lensed black-rimmed glasses and declared the All-Union mourning. </text:p>
      <text:p text:style-name="Text_20_body">When a person reads from a sheet of paper it does not mean that they hide their eyes because of shame, they just do their job, how else would we know the news? </text:p>
      <text:p text:style-name="Text_20_body">Shortly before Gagarin’s death, I heard in the adults’ gossip that after all, he didn’t live up to what you’d call an impeccable hero, because he became too vain and proud, and he cheated his wife. Consider, for instance, that wide scar on his eyebrow which appeared after his jump from a lover’s apartment on the second floor. </text:p>
      <text:section text:style-name="Sect1" text:name="Section70">
        <text:p text:style-name="List_20_Paragraph"><text:bookmark text:name="span68"/>(…but who’s interested today in all those rumors, be they true or false? </text:p>
        <text:p text:style-name="List_20_Paragraph">For my son Ahshaut, and so for all of his generation, Gagarin is just a name from a history textbook, as for me was, say, Marshal Tukhachevsky. </text:p>
        <text:p text:style-name="List_20_Paragraph">Orbited the Earth? Well, good job. </text:p>
        <text:p text:style-name="List_20_Paragraph"><text:soft-page-break/>Got executed with a firing squad? Well, bad luck. </text:p>
        <text:p text:style-name="List_20_Paragraph">However, for me Gagarin is not a textbook but a part of my own life and, as long as I’m alive, I am interested to find out what happened, how and why. And, when digging for certain facts, it’s hard to avoid falling in love with Internet search engines… </text:p>
        <text:p text:style-name="List_20_Paragraph">Vladimir Komarov knew that he would not survive his space flight because his backup, Yuri Gagarin, when inspecting the spaceship Voskhod, found two hundred technical flaws which he listed in a written report of ten pages. He passed the report through his higher commanders to Leonid Brezhnev, the then leader of the USSR. The commanders held the report by them, they knew that Brezhnev would never agree to postpone the launch date taking risks of Americans getting ahead of the Soviet Union in the space flight race. </text:p>
        <text:p text:style-name="List_20_Paragraph">Komarov could refuse to go to his obvious death, but then the doomed spaceship would be manned with his backup and personal friend, Yuri Gagarin. On the <text:span text:style-name="T89">d</text:span>oomsday morning, Gagarin appeared at the launch pad wearing an astronaut spacesuit and demanded that he be sent instead of Komarov, but he was not listened to… </text:p>
        <text:p text:style-name="List_20_Paragraph">After the burial of Komarov’s ashes in the Kremlin wall, next to the ashes of Marshal Malinovsky, Gagarin’s behavior towards his superiors became extremely defiant and uncontrolled. By unconfirmed rumors, at one of the government banquets, Yuri Gagarin splatted his glass of vodka into Brezhnev’s face. </text:p>
        <text:p text:style-name="List_20_Paragraph">Americans rule out the plausibility of such an incident not because of the lack of perspicacity but simply because of the different grammar. In the Russian language “mother” and “death” are of the same grammatical gender so that for a Russian mujik, consciously or unconsciously, there is something in common between the two. </text:p>
        <text:p text:style-name="List_20_Paragraph">Well, how to plausibly bring over the meaning of “Death-Mommy” to Americans if all they've got is just “Mr. Death”? Not anything fits into one's mind until they got it under their skin… </text:p>
        <text:p text:style-name="List_20_Paragraph">As a tangent effect, they shove an anti-tank mine under their belt and with the cry, “Try to bear me back, Mom!” throw themselves under the trucks of advancing tank… Then go and rack your brains over the mystery of the Russian soul. To crack the riddle see the language rules… </text:p>
        <text:p text:style-name="List_20_Paragraph">Unruly Gagarin was not expelled from the Cosmonauts’ Detachment – he already belonged to the entire Planet. He continued to attend the classes, flew jets in training flights. Did he realize that the countdown for his extermination had been already set a-ticking? </text:p>
        <text:p text:style-name="List_20_Paragraph">I think, yes, he did. Cosmonauts were selected not only for physical but mental fitness as well. He did not only know when and where… </text:p>
        <text:p text:style-name="List_20_Paragraph">On March 27, 1968, Yuri Gagarin was killed in a plane crash near the village of Novosyolovo, Kirzhach District, Vladimir Region. </text:p>
        <text:p text:style-name="List_20_Paragraph">On that the foggy morning, the MIG jet was coming in from the training flight, before the airfield there remained a couple of minutes of flight at the altitude of five hundred meters, when from the low clouds the SU jet dropped down, <text:soft-page-break/>though by the flights plan for that morning she was supposed taking flight at the altitude of fourteen kilometers in a completely different compass. </text:p>
        <text:p text:style-name="List_20_Paragraph">Operated by the experienced test pilot, the huge, in comparison to the training aircraft, SU jet flashed by, too close to the MIG preparing for landing. The MIG, captured by turbulence, twirled like a sliver in the breaker, entered a tailspin and collapsed into the forest. The sound of the explosion reached the airfield. </text:p>
        <text:p text:style-name="List_20_Paragraph">Let them endowed with ears hear. Fadeyev – Khrushchev; Gagarin – Brezhnev. </text:p>
        <text:p text:style-name="List_20_Paragraph">Let them capable of comprehension get it… </text:p>
        <text:p text:style-name="List_20_Paragraph">But again I got carried away and the story of my life got entered by strangers I have never met and only recently started to see that they are also a part of me. </text:p>
        <text:p text:style-name="List_20_Paragraph">So much of bemoaning the belated wisdom, let's get back to the twentieth century, year sixty-eight, when I am in my fourteenth year and…) </text:p>
      </text:section>
      <text:p text:style-name="Text_20_body">...And how not to resent them those Czechs who succumbed to the CIA subversive propaganda and started a counterrevolution in the fraternal camp of the socialist countries! And they so inhumanely lined baby carriages to block the way before our tank bucketing along. Of course, the driver turned abruptly, in case there were babies inside, the tank fell off the bridge and our soldier died. So the Central TV news program “Time”. </text:p>
      <text:p text:style-name="Text_20_body">Then, of course, the Czech Communist Party restored the order in their country with the assistance of a military contingent from the fraternal states, and we again began to live on as the united camp of socialism… </text:p>
      <text:p text:style-name="Text_20_body">By the by, the Konotop of that period outstripped many of the larger cities in the field of television because our TV boxes had two working channels. </text:p>
      <text:p text:style-name="Text_20_body">The first was the Central Television with the news program “Time”, and the main New Year entertainment program “The Little Blue Light”, and the contest of teams at the Club of Jolly and Inventive, aka CJI, and the live hockey matches. </text:p>
      <text:p text:style-name="Text_20_body">The other channel was the Konotop TV studio which broadcast only in the evening when people were back home from work, yet it demonstrated movies much oftener than on Central Television. </text:p>
      <text:p text:style-name="Text_20_body">The TV-sets in those years were all black-and-white and color ones you could only see in color films from the Western Europe, for that reason Father installed a sheet of transparent isinglass over the TV screen. The sheets of that kind had certain color tints in some of its areas – the upper part blue for the sky, the lower one green for the grass. They even said that through that isinglass the announcers’ faces looked of more natural color than without it. I could not discern any of the mentioned subtleties though never considered myself colorblind. </text:p>
      <text:p text:style-name="Text_20_body">Such mica sheets became a fashion throughout Konotop, and Uncle Tolik brought one for our TV from the Repair Base, aka the RepBase, where he worked on a milling machine tool. The RepBase specialized in renovating choppers so there they certainly had a better notion of the advanced matters like isinglass and stuff… </text:p>
      <text:p text:style-name="Text_20_body">For switching TV channels you turned clockwise or counter it the biggest knob under the screen, it clicked and moved to the next of the fourteen positions. <text:soft-page-break/>However, in the afternoon both the Central Television and Konotop TV Studio showed the same mute tuning circle, whereas to switching the knob outside those two channels the tube responded with an unbearable sizzling noise and jumping streaks of white against coarse-grained “snow” background. </text:p>
      <text:p text:style-name="Text_20_body">And (returning to the available two channels) every day at three p.m., the technicians at Konotop TV Studio switched on some music for about thirty minutes or so: “The Nocturne” by Tariverdiyev, the hits of Valery Obodzinsky or Larissa Mondrus sounded from the irreplaceable fine-tuning circle. </text:p>
      <text:p text:style-name="Text_20_body">We—Sasha, Natasha, and I—always switched the TV on at that time to have some music in the <text:span text:style-name="Emphasis">khatta</text:span> though the tape-recorded numbers changed rarely if ever at all, and we knew beforehand which record would follow this or that particular song… </text:p>
      <text:p text:style-name="Text_20_body">Besides, Konotop then was flooded with a wealth of indie radio stations that went on air in the mid-wave range. There was both “The King of the Cemetery” and “Caravel”, and whichever name an independent guy would choose to call his underground station. </text:p>
      <text:p text:style-name="Text_20_body">They all had a common weak point though, which was their irregularity. You had no idea when to switch the receiver on so that to hear, “Hello to all, the radio station "Jolly Stickman” is now on air. Who hears me, confirm…” </text:p>
      <text:p text:style-name="Text_20_body">And he would put on the hoarsely roaring Vysotsky’s songs about the Archer who disgraced the Czar, or how we shoot through the time in a spaceship, or about a dolphin’s belly ripped open by the boat propeller… </text:p>
      <text:p text:style-name="Text_20_body">At some point, the radio station “Charming Nina” would cut into the broadcast and begin to point out to "Jolly Stickman” that he had sat on another guy’s wave band, and that “Charming Nina” had been airing in that particular range for no less than a week. </text:p>
      <text:p text:style-name="Text_20_body">Little by little, they developed a quarrel: “Hey, you! Don’t swell too much! Look out, if I catch you at Peace Square you’ll have two blobs in place of your ears!” </text:p>
      <text:p text:style-name="Text_20_body">“Easy, mini-willie! Who do you roll a barrel on? Haven’t wetted your pants for a whole week?” </text:p>
      <text:p text:style-name="Text_20_body">“The more you rant the more you’ll weep!” </text:p>
      <text:p text:style-name="Text_20_body">“Close it up!” </text:p>
      <text:p text:style-name="Text_20_body">Yet, they never switched over to four-letter words. </text:p>
      <text:p text:style-name="Text_20_body">Father claimed that even our radio set could be readily converted into such a station, smooth and easy if only there was a microphone. However, my and Skully’s wheedling of him the me<text:span text:style-name="T88">n</text:span>tioned conversion, and we’d sure get a mike somewhere, met his outright refusal because it was radio hooliganism, and special vehicles were stalking the city to track those hooligans down, and fine them, and confiscate all the radio equipment from their <text:span text:style-name="Emphasis">khutta</text:span>, down to the TV box. We didn’t want to stay without our TV, didn’t we? </text:p>
      <text:p text:style-name="Text_20_body"><text:soft-page-break/>At times, the radio-hooligans instead of wished-for Vysotsky songs entered in endless negotiations about who had which capacitor and which diodes he’d trade it for. Finally, they agreed to meet at Peace Square. </text:p>
      <text:p text:style-name="Text_20_body">“How’d I know you?” </text:p>
      <text:p text:style-name="Text_20_body">“Don’t worry. I know you. I’ll come up.” </text:p>
      <text:p text:style-name="Text_20_body">And so we fell back to the TV tuning circle and listened for the hundredth time the same, yet more reliable, Obodzinsky…</text:p>
      <text:p text:style-name="Text_20_body">Peace Square in front of the same-named movie theater was bounded with long five-story parallelepipeds of apartment blocks. The large fountain in its center, enclosed by the granite ring of a low parapet, was turned on no sooner than once in a couple of years to shoot up a high jet of water for an hour or two. The asphalt walks, lined with beautiful chestnut trees, led from the wide stone porch steps of the movie theater to the opposite square corners alongside the crosswise road of Peace Avenue. The lawns under the chestnuts had a couple of well-trodden short-cuts not provided by the original layout. Each of the shady alleys was equipped with a couple of benches of lengthy timber in the dark green coat of paint and two more of their breed stood openly on the asphalt around the fountain. </text:p>
      <text:p text:style-name="Text_20_body">In the warm evenings, the square turned into the “whore-parade” grounds for dense waves of loungers walking leisurely the alleys, they didn't leave the square and just repeated their promenade circles, again and again, scanning the faces and clothes worn by the public in the counter-directed circulation, as well as by those seated on the benches. </text:p>
      <text:p text:style-name="Text_20_body">In their headway flowing motion, they shuffled through the soft dark layer, which got denser in front of the benches because both the walkers and the sitters were engaged in persistent ceaseless chewing of sunflower seeds and spitting the black inedible husk out… </text:p>
      <text:p text:style-name="Text_20_body">Sometimes after a movie show, I also went along with the lazy stream when making for the streetcar stop around the corner. It happened not too often though because from one sequel of “Fantômas” to another you had to wait for at least six months. </text:p>
      <text:p text:style-name="Text_20_body">In the daytime, the benches were mostly empty, though Kuba and I once happened to be called from a bench by a pair of young grown-up idlers who demanded kopecks. Kuba fired up trustworthy oaths that we had no money whatsoever, but I suggested to the louts, “Catch all that falls out!” </text:p>
      <text:p text:style-name="Text_20_body">With those words, I snatched the left pocket bag of my pants inside-out and expressively dusted it with my palm. I did not bother with the right pocket though, because it held ten kopecks for a streetcar fee. </text:p>
      <text:p text:style-name="Text_20_body">The slob in sunglasses looked around and threatened with a beating, yet he didn’t leave the bench. We took it for being dismissed and went on, while Kuba kept bitterly upbraiding me for such a stupid impudence which could quite easily end in a good scrub for my silly mug, and justly too. </text:p>
      <text:p text:style-name="Text_20_body">Probably, he was right, and I had missed to figure out such an outcome, carried away with the idea of making a fine gesture – to pull an empty pocket out. </text:p>
      <text:p text:style-name="Text_20_body"><text:soft-page-break/>What saved me? The rogue might have decided that I was under the protection of some guy with a pull among the thieves, how, otherwise, to explain such reckless arrogance?. </text:p>
      <text:p text:style-name="Text_20_body">“Enters Sehrguey Ogoltsoff from Konotop!” announced Raissa, when I and Skully appeared in the Children Sector room. Marking that I couldn’t catch up with that particular piece of humor, she handed me <text:span text:style-name="Emphasis">The Pioneer</text:span> magazine opened at a story, under which at the page bottom it stood in black on white: “Sehrguey Ogoltsoff, the city of Konotop”. </text:p>
      <text:p text:style-name="Text_20_body">I had completely forgotten about those couple sheets from a school notebook depicting a chat with the dwarf who straddled a pen on my desk, sent half a year before to the contest of fantasy stories announced by the magazine. </text:p>
      <text:p text:style-name="Text_20_body">The talkative dwarf chattered of this and that making me more and more sleepy. And now, all of a sudden – wake up! </text:p>
      <text:p text:style-name="P19">The sweet whiff of fresh typography print emanating from the magazine pages set my head off in a slow swerve. My legs kinda weakened, and I felt a soft blow at the back of my head, only somehow from inside. Carefully, I lighted upon one <text:span text:style-name="T90">in</text:span> the tri-complect<text:span text:style-name="T90">ed auditorium seats </text:span><text:s/>put along the ballet rail under the windows and read the publication where there hardly remained a paragraph from what I had sent to the contest. </text:p>
      <text:p text:style-name="Text_20_body">Yes, the dwarf still was there but talked nineteen to the dozen about a certain filmmaker Ptushko I had never heard of in my life. However, neither in Children Sector nor at home had I ever shared with anyone that the story comprised practically nothing by me except for the opening settings because not every day, after all, they print your story in a thick monthly magazine… </text:p>
      <text:p text:style-name="Text_20_body">At the beginning of summer, Mother grew fat and Father, with a somewhat guilty chuckle, began to ask us—their children—what about having one more brother? The babe might be given a good name, like, Alyoshka, huh? </text:p>
      <text:p text:style-name="Text_20_body">Natasha wrinkled her nose, Sasha kept silent as well, and I said with a shrug, “What for?” </text:p>
      <text:p text:style-name="Text_20_body">The suggested increase in the family seemed unnecessary not as a threat of deterioration our living conditions, but because of the awkwardly crying difference in age between the would-be parents and the suggested baby. So Father effaced his ingratiating smirk, dropped the subject and never picked it up again. </text:p>
      <text:p text:style-name="Text_20_body">A couple of weeks later, I accidentally heard how Mother gossiped with Aunt Lyuda, “I used the pill and the same day draft beer casks were brought to the stall, I rolled them in and – that’s it.” </text:p>
      <text:p text:style-name="Text_20_body">So, no quantity changes took place in our generation of the Konotop Ogotsoffs, yet Mother stayed looking fat forever… </text:p>
      <text:p text:style-name="Text_20_body">Her stall, a round hut under a tin roof, was advantageously located in the main alley of the Central Park of Recreation opposite Peace Square. The heavy padlock hung on the back door of sheet-iron, which she took off before a-trading through the front window with a square ledge-counter that jutted over the asphalted walk in the shade of mighty poplars. </text:p>
      <text:p text:style-name="Text_20_body"><text:soft-page-break/>Beside the draft beer running from the faucet by the window, which she connected through a removable hose with one or another of the dark wooden casks, the goods at the stall included packs of cookies, cheap candies of a couple of sorts, cigarettes, lemonade and bottled wine – the Ukrainian fruit-and-berry “White Strong”, the dark red Georgian “Rkatsiteli”, and some wine of uncertain origin named “Riesling” which was so truly hard to sell out. </text:p>
      <text:p text:style-name="Text_20_body">“White Strong” was going out like hotcakes because of its price – one ruble and two kopecks a half-liter bottle. Cigarettes also did not stick around for long, yet the main engine to pull the trade was draft beer. When there was a delivery delay and they did not bring beer casks from the trade base of the Department for Workingmen Provision, aka ORS, Mother started to sigh and complain that the trade plan for her stall in the current month seemed hardly doable and they again would cut her salary… </text:p>
      <text:p text:style-name="Text_20_body">My life rollicked on along its tracks which somehow bypassed the Central Park of Recreation, although my sister and brother occasionally boasted of dropping to Mother’s workplace for free lemonade. However, there happened one day which I spent at the stall from its beginning to end because of the secret service agent Alexander Belov, disguised as Johann Weiss… </text:p>
      <text:p text:style-name="Text_20_body">In those abysmally past times, to get subscribed to <text:span text:style-name="Emphasis">The Novel-Gazette</text:span> was next to impossible. The monthly justified its name being turned out on inexpensive newsprint and in two columns per page, yet the thickness of an issue was on a par with <text:span text:style-name="Emphasis">The Pioneer</text:span> or <text:span text:style-name="Emphasis">The Youth</text:span> magazines. </text:p>
      <text:p text:style-name="Text_20_body">Albeit absent from the subscription lists at the post-offices,<text:span text:style-name="Emphasis"> The Novel-Gazette</text:span> could still be found at libraries or borrowed from one or another luckier person who had asked it from the previous lucky beggar who, in their turn.... </text:p>
      <text:p text:style-name="Text_20_body">If some novel happened to be too long for one issue, it was continued in the following month. At times, deviating from the magazine name, they printed collections of stories or (quite rarely) poems, but no more than by a couple of authors per issue. </text:p>
      <text:p text:style-name="Text_20_body">Now, getting the word of mouth that in <text:span text:style-name="Emphasis">The Novel-Gazette</text:span> they had recently published <text:span text:style-name="Emphasis">The Shield and Sword</text:span> by Vadim Kozhevnikov, I rushed to the Club Library and was told that all the three consequential issues were already lent out, and they had to put together the queue-list of those wishing to borrow the masterpiece. </text:p>
      <text:p text:style-name="Text_20_body">No wonder, when Mother told that one of her colleagues gave her <text:span text:style-name="Emphasis">The Shield and Sword</text:span> for a few days, the rails of my customary life tracks in one ‘tah-dah!’ made swing around and stretched to her stall, where I arrived the very next day soon after the opening hour… </text:p>
      <text:p text:style-name="Text_20_body">The initial issue I read in the stall, sitting on a wire box with empty bottles, before I got smart enough to move over onto a nearby bench, returning only to exchange the issues or sit in Mother’s place while she went to the park toilet when I even sold something. </text:p>
      <text:p text:style-name="Text_20_body"><text:soft-page-break/>By the end of the day, I lived through the career of the Soviet intelligence officer Belov, aka Johann Weiss, from a private in the German Wehrmacht to an officer rank at the intelligence service of Abwehr. </text:p>
      <text:p text:style-name="Text_20_body">The trade during that day was rather sluggish, because the stall had run out of draft beer, and the empty casks piled up outside its back door. </text:p>
      <text:p text:style-name="Text_20_body">However, with the onset of twilight, when I moved back to the booth to finish off the final issue under a dim bulb hanging from the ceiling, at the very end of the Second World War, the flow of consumers began to increase. </text:p>
      <text:p text:style-name="Text_20_body">That’s it!. And, with the collapse of the Third Reich, I stacked all the three <text:span text:style-name="Emphasis">The Novel-Gazettes</text:span> on a box by the door and saw that the trickle of customers had turned already into a line thickly crowding before the outside counter-ledger. There cropped thick growth of hands held up, kinda in the Nazi salutation, with crumpled rubles and handfuls of kopecks. </text:p>
      <text:p text:style-name="Text_20_body">Mother turned to me and said, “Wait a little, I’m closing in half-hour, we’ll go home together.” </text:p>
      <text:p text:style-name="Text_20_body">I sat leaning my back against the door, so as not to be in the way when she reached for goods from here and there in the narrow stall insides. </text:p>
      <text:p text:style-name="Text_20_body">The said half-hour later, the flurry by the stall in the park alley did not subside. </text:p>
      <text:p text:style-name="Text_20_body">“Maman! A pair of Strong Blondes and a small one of cookies!” </text:p>
      <text:p text:style-name="Text_20_body">“Auntie! Auntie! A pack of “Prima” <text:span text:style-name="T90">cigarettes</text:span>!” </text:p>
      <text:p text:style-name="Text_20_body">“Sister! A bottle of white!” </text:p>
      <text:p text:style-name="Text_20_body">“White is over.” </text:p>
      <text:p text:style-name="Text_20_body">“And over there? In that box?” </text:p>
      <text:p text:style-name="Text_20_body">“It’s Rkatsiteli for one ruble and thirty-seven.” </text:p>
      <text:p text:style-name="Text_20_body">“Alright, come on! Let it be it, we’re not racists!” </text:p>
      <text:p text:style-name="Text_20_body">Finally, the Georgian was over too, the crowd dissolved. Mother dropped the window shutter but had to open again for a latecomer trotting up along the dark alley. Grieved by the fact that everything was sold out, he bought a bottle of the uncertain expensive Riesling for a ruble seventy-eight, though it was already thirty minutes past the stipulated hours for alcohol selling. </text:p>
      <text:p text:style-name="Text_20_body">When Mother locked the stall and we walked to the streetcar stop at Peace Square, I asked if such mayhem was there every evening. </text:p>
      <text:p text:style-name="Text_20_body">“No, Seryozha. It’s because it’s Sunday today.”</text:p>
      <text:p text:style-name="Text_20_body">And again the summertime Kandeebynno lake awaited us but now, apart from the swimming trunks and a sandwich with a slice of melted cheese, bringing along a deck of cards became the must. </text:p>
      <text:p text:style-name="Text_20_body">“Whose move?” </text:p>
      <text:p text:style-name="Text_20_body">“Yours.” </text:p>
      <text:p text:style-name="Text_20_body"><text:soft-page-break/>"No fake?” </text:p>
      <text:p text:style-name="Text_20_body">“Take the shoes off your eyes! It’s Skully who’s been dealing!” </text:p>
      <text:p text:style-name="Text_20_body">“Good for him ‘cause labor made Ape into Man… Here, two Knaves to lazy Kuba.” </text:p>
      <text:p text:style-name="Text_20_body">"...and Man was made by labor into Cart-Horse… Queen and Ace of same suits.” </text:p>
      <text:p text:style-name="Text_20_body">On each beach blanket spread between the currant bushes, heated battles of Throw-in Fool went on to the music from portable radios. </text:p>
      <text:p text:style-name="Text_20_body">The most enviable receiver was, of course, Spidola produced at the Riga’s Radio Plant, with the face dimensions of a copybook and no thicker than a brick. The whole body of the telescopic antenna was hidden in the receiver’s plastic case leaving outside only the button of its tip. Pulling that button, you obtained the shiny nickel-plated rod for fishing in the short waves, the waves in both the long and medium-range were received without extending the antenna. </text:p>
      <text:p text:style-name="Text_20_body">Searching for radio stations in short waves was a hopeless lick though. Half of the range drowned in a sizzling, hissing, and crackling because of ours’s interference to choke out all those “voices” in the service of the CIA – “The Voice of America”, “Liberty”, “Russian Service of BBC” and their likes. </text:p>
      <text:p text:style-name="Text_20_body">So, on the beach, all the receivers were tuned to “Mayak” – the All-Union Radio Station, which broadcast signals of the exact time and short news account every half-hour, filling the rest of the air with concerts at the requests of radio listeners… </text:p>
      <text:p text:style-name="Text_20_body">But it’s better not to go to the Kandeebynno alone, and not only because you’d stay without partners for card-playing but merely for security reasons. </text:p>
      <text:p text:style-name="Text_20_body">Once, not heeding the advice of Kuba and Skully, I swam across the Kandeebynno to the low dam of the fish lakes. A group of guys of my age was there on the bank. One of them asked me in Ukrainian, “Have you seen Peka?” </text:p>
      <text:p text:style-name="Text_20_body">“Who’s Peka?” surprisedly asked I and got a sucker punch into the chin, kinda <text:span text:style-name="T91">dab</text:span> bonus surprise. </text:p>
      <text:p text:style-name="Text_20_body">They all dived from the bank and swam away. It did not hurt much but left a bitter resentment at such meanness on no provocation. Probably, the blades from Zagrebelya… and how, if one was allowed to ask, had I ever hurt them? </text:p>
      <text:section text:style-name="Sect1" text:name="Section71">
        <text:p text:style-name="List_20_Paragraph"><text:bookmark text:name="span69"/>(….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The Kandeebynno was not the only place in Konotop for beach-going. There, for instance, was a sizable water-filled gully in the middle of the field beyond the Settlement. Sometimes its grassy banks got overcrowded with the guys from all over the city coming in in a flash mob for unknown reasons. </text:p>
      <text:p text:style-name="Text_20_body">And a couple of times our friendship-knit trinity traveled by bikes to the river of Yezooch in the Konotop outskirts diagonally opposite the Settlement. </text:p>
      <text:p text:style-name="Text_20_body"><text:soft-page-break/>The dormant flow of the stream slumbering in the shade of thick willows along the grassy banks was almost imperceptible. And it was deep indeed, so in one place there even stood a tower for high diving. The contraption made of iron pipes had three height levels: one, three and five meters. </text:p>
      <text:p text:style-name="Text_20_body">We climbed the ladder to the three-meter level but it took some time to pluck the heart, and even then it was not a headlong dive but just a jump heel-first. </text:p>
      <text:p text:style-name="Text_20_body">Then we proceeded onto the plank deck at five meters, yet, having looked at the water so too far down there, silently retracted to a lower level, even Kuba. </text:p>
      <text:p text:style-name="Text_20_body">When leaving already, we watched an adult in a nice “swift-like” dive from the highest level. The only drawback of the Yezooch was its lack of beach-goers; there was no one at all except for us and that lone diver. </text:p>
      <text:p text:style-name="Text_20_body">And, of course, the most popular place for summer recreation of Konotopers was considered the sandy Bay beach on the Seim river reached after a short, two-stop, ride from the Station by any of local trains. </text:p>
      <text:p text:style-name="Text_20_body">Yet, that summer I wasn’t going there. Not because of the ticket price of twenty kopecks, like lots of other guys you could go there as a hidden traveler, aka “hare”; the crowd of Seim-goers was too thick for the conductors to squeeze through all the cars in just ten minutes. So expenses were not the point, neither the grim harvest of a few drownings reaped by the Seim each summer – teenager guys they mostly were, with their funerals normally attended by a huge crowd, no, I was not afraid of that because nothing of the kind could ever happen to me. </text:p>
      <text:p text:style-name="Text_20_body">The reason was that everybody who's somebody went to the Seim on weekends – the days when Uncle Tolik and I were gone fishing. Although a couple of times we dropped over to the Bay Beach—just so along the way, the fishing rods cinched to the “Jawa” rack… </text:p>
      <text:p text:style-name="Text_20_body">Once we even had an overnight stay not far from the Bay Beach. It happened when Uncle Tolik’s brother, Vitya, came from the regional center, the city of Sumy, to propose to Natasha from Number 15 in Nezhin Street where the Arkhipenkos stayed while Grandma Katya was dying. </text:p>
      <text:p text:style-name="Text_20_body">Vitya was not balding like his elder brother, Uncle Tolik, no, Vitya’s hair was all in place – light brown, combed straight back in the style sported by young blades of the late fifties’. </text:p>
      <text:p text:style-name="Text_20_body">He was already over thirty, but then auntie Natasha from Number 15 was not a young girl either. On the other hand, the whole <text:span text:style-name="Emphasis">khutta</text:span> and the garden at 15, Nezhin Street belonged to her and her two parents. </text:p>
      <text:p text:style-name="Text_20_body">That Saturday, Uncle Tolik and I came for overnight staying with the inseparable bunch of fishing tackle to go off the next morning to fish along the Seim bank. However, at the specified meeting place, we didn’t find the Moscvitch of auntie Natasha’s father who had to bring the rest of the away-night partakers in his car. </text:p>
      <text:p text:style-name="Text_20_body">To pass the time, Uncle Tolik and I visited the pioneer camp in the pine forest at about half-kilometer from the Seim. And while Uncle Tolik rode away somewhere else – “there, not too far off”, I watched a movie in the camp open-air cinema. </text:p>
      <text:p text:style-name="Text_20_body"><text:soft-page-break/>“A Million Years B.C.” was a classy film about Tumak banished by his black-haired tribe, and another tribe, that of blonds, adopted him because he had piled a dinosaur to save a small blonde kid. </text:p>
      <text:p text:style-name="Text_20_body">When the movie ended Uncle Tolik came back from his “not too far off” and warned me to tell, if asked, that we were watching the movie together. </text:p>
      <text:p text:style-name="Text_20_body">We returned to the appointed spot, where auntie Natasha’s father had already brought her, and Aunt Lyuda with Irochka, and auntie Natasha’s groom Vitya with his and Uncle Tolik’s third brother. They even had set up a tent already, behind which there loomed the Moscvich in the dark, and built a small fire in front of the tent. </text:p>
      <text:p text:style-name="Text_20_body">I went down to the sand spit under the steep riverbank and touched the calm flowing water; it was so warm that I couldn’t resist and entered the river. I did not dive nor swam though and only wandered, hither and thither, along the smooth sandy bottom parallel to the the bank bend. </text:p>
      <text:p text:style-name="Text_20_body">Soon Vitya and his bride came down too. He decided to take a swim, despite all her tries to sway him off the intention, and I returned to the fire to dry up; it was full night already. </text:p>
      <text:p text:style-name="Text_20_body">Then I crawled to the edge of the high bank over the river and looked down. Against the background of the stars glinting in the river flow, two silhouettes kissed each other – so romantic… Perhaps, my head was also seen from below, against the starry sky, because Vitya cried out “bitch!” and flung his arm. </text:p>
      <text:p text:style-name="Text_20_body">The pebble, invisible in the dark, hit me on the forehead; I shouted “Missed!” and rolled away from the edge. Of course, I lied for had it missed, it would not hurt that much. </text:p>
      <text:p text:style-name="Text_20_body">When the romantic couple came back to the fire, Vitya asked me, “Do you know what ‘fingertips’ are?” </text:p>
      <text:p text:style-name="Text_20_body">I said I did not and he told me to stand up and, when I did, he put his fist under my chin and chucked me flat to the ground. “That’s what the ‘fingertips’ are”, said he. </text:p>
      <text:p text:style-name="Text_20_body">Lying prostrate next to the fire, I said, “Vitya, my friend Kuba is in the habit of saying ‘Don’t take offense when dealing with nuts’”. But I felt hurt all the same. </text:p>
      <text:p text:style-name="Text_20_body">The women and the small Irochka slept in the car and all the rest inside the tent. In the morning, Uncle Tolik and I went to another place to fish but the catch was quite useless – not enough to feed a cat. </text:p>
      <text:p text:style-name="Text_20_body">I didn’t see Vitya anymore because his and auntie Natasha’s wedding took place in the city of Sumy, and they stayed there for good…</text:p>
      <text:p text:style-name="Text_20_body">In the middle of summer, in the middle of a week, and even in the middle of a working day, Uncle Tolik came suddenly home. “Fetch the fishing rods, quick!” yelled he, racing into the <text:span text:style-name="Emphasis">khatta.</text:span> </text:p>
      <text:p text:style-name="Text_20_body">Hastily cinching the tackle to the “Jawa” rack, he announced that there happened a breakage in the dam of the Kandeebynno fishery lakes and all the fish fled to the Yezooch river. </text:p>
      <text:p text:style-name="Text_20_body"><text:soft-page-break/>We rode across the city, shot over the bridge to Zagrebelya and only then Uncle Tolik slowed down, driving along the Yezooch in search of a vacant spot. And that was not an easy task. Along both riverbanks, the mixed crowd of boys, and youths, and grownup men were standing in almost uninterrupted line waving their fishing rods or poles towards and from the invigorated stream, jerking out empty hooks or flashing quiver of the catch. </text:p>
      <text:p text:style-name="Text_20_body">It was a spontaneous all-out day off. It was the powerful, compelling, demonstration of angling forces of the Konotop city. </text:p>
      <text:section text:style-name="Sect1" text:name="Section72">
        <text:p text:style-name="List_20_Paragraph"><text:bookmark text:name="span70"/>(…up till now, I am not quite certain if the breakout from the fishery lakes was in some weird way connected to the Mad Summer ‘68 in France or, after all, the revolutionary situation there was triggered off by the Kandeebynno events… </text:p>
        <text:p text:style-name="List_20_Paragraph">And lastly but also possibly, what if both developments had some third-party cause, not yet discovered but undeniably common…) </text:p>
      </text:section>
      <text:p text:style-name="Text_20_body">A few days later, Skully and I visited the Kandeebynno on foot. The fish lakes stretched like a vast field covered with the dingy crust of drying-up mud. Seldom spots of dark green algae were still peeping here and there. In one of such spots, there occured a shallow, yet lengthy pit full of live fish. We were picking them out with bare hands; not very large fish though, about twenty centimeters or so. Skully did not miss bringing a mesh-bag with him, but I had to take off my tank top and tie its tail into a knot to make a sack for the catch. </text:p>
      <text:p text:style-name="Text_20_body">At home, they fried the fish which was enough for both families and even Zhoolka had his share. Aunt Lyuda teased Uncle Tolik that he had never brought such a catch from his fishing tours… </text:p>
      <text:p text:style-name="Text_20_body">Summer’s the rightest time for repair and reconstruction works. Father cut a hole in the dead wall of the kerogas section on the veranda and inserted a small frame with a glazed leaf on hinges. The daylight came to the section and made it more comfortable canceling the need to switch the bulb on each time when dropping in to have some water. </text:p>
      <text:p text:style-name="Text_20_body">Then came the kitchen’s turn. One Sunday, everything was taken out of it into the yard, except for the too heavy refrigerator by the door. On the same day, Mother and Aunt Lyuda whitewashed all the walls, ceiling and the brick stove. They worked until finished and it was too late for bringing things in, they just washed the floor in the kitchen and everyone had to spent the night in our room. </text:p>
      <text:p text:style-name="Text_20_body">Natasha gave up her folding bed to Irocnka and Valerik, returning to her old place across the end of the folding couch-bed shared by us, her brothers. The spring mattress from the bed of the Arkhipenkos parents was put in the center of the room and there practically remained no place – you had to watch where to squeeze your step. </text:p>
      <text:p text:style-name="Text_20_body">Sasha and I had also to go to bed, not bending the legs up to make room for our sister as yet because Aunt Lyuda decided to take a dip in the kitchen while everyone else was watching TV. </text:p>
      <text:p text:style-name="Text_20_body"><text:soft-page-break/>From the things left out in the yard, she brought the mirror in the old wooden frame and hung it in its permanent place on the wall above the fridge. Then she poured hot water into a big tin basin for washing and pulled together the striped curtains hanging in the doorway between the kitchen and the room. </text:p>
      <text:p text:style-name="Text_20_body">The light in the room was switched off so as to better see the TV screen, and the volume decreased but I still grumbled that I could not sleep with the sound on. The response, as always, was both disinterested and practical, “You don’t have to be listening. Pull the blanket over your head and sleep.” </text:p>
      <text:p text:style-name="Text_20_body">Aunt Lyuda was splashing in the kitchen, then she called Uncle Tolik to rub her back. When he returned and sat, as before, upon the folding-bed filled with his children, I noticed a narrow gap left between the curtains with a glimpse of the mirror above the refrigerator containing a distanced reflection of the floorboards, half of the tin basin, and the back of Aunt Lyuda in it. </text:p>
      <text:p text:style-name="Text_20_body">And then I did what I had been told to, and pulled the blanket over my head, yet the good advice was followed no further. Instead of sleeping, I placed the blanket on the wooden armrest of the folding couch-bed and wrinkled it up into a standing ripple so as to watch from under it the view in the faraway mirror on the opposite wall of the kitchen. </text:p>
      <text:p text:style-name="Text_20_body">Actually, there was not much to watch – wet floorboards with splotches of suds and a slightly moving shoulder blade with the wet lock of black hair stuck to it. Then there remained only the floor and the empty half-basin left by Aunt Lyuda. </text:p>
      <text:p text:style-name="Text_20_body">Yet, she soon appeared again in the mirror frame—much closer and clearer—because she came up to it with a towel around her waist under the naked tits. She smiled a little cunning smile, licked her lips and looked straight into my eyes all the way through my blanket periscope. </text:p>
      <text:p text:style-name="Text_20_body">I shut the eyes firmly and didn’t open them anymore, while she was wiping the floor in the kitchen and coming over to the room… </text:p>
      <text:p text:style-name="Text_20_body">Then everyone got to their beds, the light and TV were turned off. Only that moment I, at last, removed the hot blanket from over my head. The room was pitch dark. Soon after, various snuffling from all the sides mixed with the darkness, and then from the spot where the Arkhipenkos’ spring mattress was placed on the floor, there came some cautiously low sound as if a bale of straw was getting squeezed then loosened in slow rhythmic repetition. </text:p>
      <text:p text:style-name="Text_20_body">I did not turn my head. Firstly, what the use amid such darkness? And then, after the tons of books read by me, I could tell even not seeing that they were making love down there… </text:p>
      <text:p text:style-name="Text_20_body">Six months later, on a dark winter evening when I and Skully went to take a shower in the Plant, he called me to watch through the windows of the female section in Plant Bath shedding a warm yellow light on the snowdrifts in bluish darkness. I did not approach it. Was I shy to do it in his presence? I don’t know. But even when going alone for a shower, I never watched through those windows… </text:p>
      <text:p text:style-name="Text_20_body">And that same summer Raissa asked us to tour, for the old good times' sake, the city kindergartens with a puppet show. </text:p>
      <text:p text:style-name="Text_20_body"><text:soft-page-break/>In less than a week we gave ten performances. In the morning, we came to a kindergarten indicated by her the day before, installed in their dining room the screen brought by a Plant truck, hung the backdrop, set up tripods with the hut and a forest tree, performed the show before the much-respected toddler public, and moved to the next kindergarten – the scenery on the same truck, and the actors by streetcar. </text:p>
      <text:p text:style-name="Text_20_body">Kuba grumbled that we were slaving at the conveyor belt for just a “thank you” because no one knew how much Raissa ripped off the directors in eye-to-eye talk in their offices at kindergartens, but I did not care. First, every day Raissa treated us with ice-cream of the most expensive Plombir flavor, and one time she took everyone to a movie show in the Vorontsov Movie Theater, and it was not her fault that “The Western Corridor” turned out such an eerie splatter film. </text:p>
      <text:p text:style-name="Text_20_body">Besides, and most importantly, the money we had earned that week wouldn’t amount to the price of watching films in Club with the check-passes from Director, that we enjoyed for years after her lead… </text:p>
      <text:p text:style-name="Text_20_body">The Club alone was not enough to satisfy my natural proclivities. Even though attending the temple of Melpomene disguised as Children Sector where <text:span text:style-name="T92">worshipers</text:span> were blest with free film shows (which, undeniably, was a nice pastime), I felt an additional pull to architecture and the only available grounds for practicing it was our<text:span text:style-name="Emphasis"> khutta’s </text:span>yard. </text:p>
      <text:p text:style-name="Text_20_body">The parents allowed erecting an experimental structure there propped by the fence of the Turkovs from Number 17, if and only if it would in no way block access to the shed sections in the yard, to eschew complaints from other dwellers of the<text:span text:style-name="Emphasis"> khutta.</text:span> </text:p>
      <text:p text:style-name="Text_20_body">Together with my brother and Skully, I went after construction materials to the Grove and from among the quagmire bogs of the Swamp, we cut a couple of bundles of two-meter-long whips, added to the booty a generous bunch of green twigs, cinched everything onto two bikes and transported home. </text:p>
      <text:p text:style-name="Text_20_body">A number of the procured whips became the lattice roof secured by pieces of wire and all sorts of strings. While the roof's one edge rested on the fence, the other one was supported by the lattice wall produced of the same whips in the like manner. Our skills at tying knots and diligent stickability to the task in hand resulted in a crisscross-styled contraption, kinda sturdy cage where you could pace to and fro for three steps almost without stooping, was accomplished and covered with the finishing layer of leafy twigs over the roof and two walls because the fence served the third one and the concluding, fourth, wall provided, by its absence, a conveniently wide entrance. Wow! </text:p>
      <text:p text:style-name="Text_20_body">Inside, the structure smelt pleasantly of withering leaves and, from outside, it caressed your sight by its presence in the yard corner. </text:p>
      <text:p text:style-name="Text_20_body">A week later, the foliage wilted but the delight and ecstasy with the creative efforts drooped even earlier because there arose the <text:span text:style-name="T92">unavoidable</text:span> pesky question which makes each and every creator scratch the back of their head: What now? </text:p>
      <text:p text:style-name="Text_20_body">You would not organize a clandestine pioneer group like that in <text:span text:style-name="Emphasis">The Timur’s Team</text:span> just because there was a suitable structure for the headquarters of such an <text:soft-page-break/>organization in your yard, would you? Especially if you were past the age for pioneer games… </text:p>
      <text:p text:style-name="Text_20_body">So, Skully and I switched over to our usual pastime – vain hurling of a kitchen knife into the trunk of the old maple tree by the stack of bricks crumbling with age because that year the first Soviet Western “The Uncatchable Avengers” reached, at long last, the Konotop cinemas and the Gypsy’s knife swished across the silver screen to deeply stuck in the white slender trunk of a young birch tree. </text:p>
      <text:p text:style-name="Text_20_body">In real life though, the home-made knife just bounced from the hard bark even when hitting it with the tip of its blade, and that’s the meaning of being born into a wrong era after all the romantic revolutions and splendid wars dried up and left you no chance of riding a horse in the pursuit of fleeing enemies or shooting a fiery machine-gun to beat off their assault… </text:p>
      <text:p text:style-name="Text_20_body">The leaves of the structure dried, blackened and fell off but the cage-like skeleton withstood another couple of years…</text:p>
      <text:p text:style-name="Standard">Still and all, my itch for architecture did not subside, but the following, inimitable, creation I built all by myself. The sheds over the Duzenko’s and our earth-pit cellars stood slightly apart and the half-meter gap between them was boarded up from the yard, yet squeezing behind the sheds, along the neighbor’s fence, you got access to that narrow board-sealed cleft. That was where I built my private study room. </text:p>
      <text:p text:style-name="Text_20_body">A piece of plywood fixed in the horizontal position to the <text:span text:style-name="T94">aforesaid</text:span> boards nailed from the yard served a desk. A length of plank inserted between the walls of the blind passage became a stool. The absence of any other item of furniture made the interior truly Spartan, but then the study attracted no intruders, neither my brother and sister nor the little Arkhipenkos. Okay, let’s imagine someone sneaked in when I was not home and… what then? </text:p>
      <text:p text:style-name="Text_20_body">Of course, Natasha made sure to check it all the same and to wrinkle her nose scoffing at my level best creation, that fairly snug and cozy nook in the inter-shed cleavage space. </text:p>
      <text:p text:style-name="Text_20_body">On finishing the study-room construction works, there again arose the mentioned doggone question: what now, eh? </text:p>
      <text:p text:style-name="Text_20_body">Well, let's say... I could now enjoy a place for unobserved secluded speculations where no one could see me, except for Zhoolka who resented my presence on his turf, even behind the clumsy boarding of the gap. And he never cared to conceal his indignation, but got upon his paws and scornfully retired dragging in his wake the chain's clangs over his kennel sill, kinda giving a slam to the door, whenever I squeezed into my Spartan cleft from behind. </text:p>
      <text:p text:style-name="Text_20_body">Yet, to what use can a person put the nook of solitude they've cleverly created? That’s when I had to give free <text:span text:style-name="T93">reign</text:span> to my next long-standing itch, that for graphomania. </text:p>
      <text:p text:style-name="Text_20_body">I have no idea of what lebel from their scientific cant they use for my particular case—expressed or manifest graphomania—yet I always felt a craving for new notebooks, albums, block-notes, and the like stationery items. It gave me a real <text:soft-page-break/>thrill to spread them wide open and start to cover their virginally untouched purity with the jerks and strokes of my crinkly scribbling. </text:p>
      <text:p text:style-name="Text_20_body">Thus, there remained only a minor drag of finding content for those ripping lines, an easy puzzle for an expressed (or manifest?) graphomanic. I just took a book about a group of circus actors and their adventures in the turbulent years of the Civil War, and I picked a thick notebook, not finished off during the last academic year at school, and dragged them to my study, so to say, room… </text:p>
      <text:section text:style-name="Sect1" text:name="Section73">
        <text:p text:style-name="List_20_Paragraph"><text:bookmark text:name="span71"/>(…it's worth to note here a queer, yet scientific, fact – the written exercises assigned at school somehow made my graphomania fade into the woodwork…) </text:p>
      </text:section>
      <text:p text:style-name="Text_20_body">There, I placed the book and the notebook on the desk of unvarnished plywood piece, and started to copy the content from the first into the ruled, but otherwise untouched, pages of the latter. And I did not bother to ask myself about the purpose of such an occupation. Would it make any difference? I just enjoyed the process of doing it. </text:p>
      <text:p text:style-name="Text_20_body">After a week or so, the process reached the middle of the second chapter, when a spell of bad weather made my study room too damp and chilly, and the printed adventure story remained un-hand-copied… </text:p>
      <text:p text:style-name="Text_20_body">In good weather, I even had a private reading room, not of my personal creation though. </text:p>
      <text:p text:style-name="Text_20_body">The gardens, unfurling behind the long sectioned shed and the lean-tos over the earth-pit cellars, were sliced in parts by narrow treads between the beds of turned soil for kitchen crops. Those beds, however, did not merge into integral plots belonging to respective owners because sundry historical processes led to land swapping, as well as using it as a means of paying for goods or services obtained from the neighbors. As a result, the land possessions turned into the streak of complicated patchwork. For instance, our tomato bed was located right behind the common shed and followed by Duzenko’s stretch, which separated it from our cucumber-and-sunflower bed as well as from the booth of our outhouse next to the drain pit. And the potatoes we planted at the very end of the garden, past the Pilluta’s strip, beneath the old sprawling apple tree. </text:p>
      <text:p text:style-name="Text_20_body">After our potatoes bed, there began, or rather ended, the plot belonging to the <text:span text:style-name="Emphasis">khutta </text:span>in Kotsubinsky Street, which ran parallel to Nezhin Street. So, the vegetable and fruit gardens, embraced by the <text:span text:style-name="Emphasis">khuttas </text:span>of three adjacent streets and one lane, composed a vast area with vegetable beds and fruit trees of different sorts. </text:p>
      <text:p text:style-name="Text_20_body">The apple tree, on whose widely sprawling branches I lounged in clear summer days reading a book under the blue dome of the sky with the remote motionless cumuli, was called Antonovka apple. Some of its branches were long enough to stretch out at full length over them and lightly sway until a gentle breeze would run up to you from the hot expanses of the summer. </text:p>
      <text:p text:style-name="Text_20_body">When my sides felt sore from so hard a hammock, I’d climb down and go on a stealthy visit to the raspberry plot somewhere between Numbers 15 and 13. In the gardens, you might occasionally come across a short span of a fence fragment <text:soft-page-break/>that served a dividing landmark between the possessions, but not a barrier to a sneaky raid… </text:p>
      <text:p text:style-name="Text_20_body">From among those environs I was carried away with <text:span text:style-name="Emphasis">The Interstellar Diaries of Jona Calm </text:span>and<text:span text:style-name="Emphasis"> The Return From a Space Mission</text:span> by Stanislaw Lem, <text:span text:style-name="Emphasis">Khoja Nasreddin </text:span>by Vladimir Solovyov, <text:span text:style-name="Emphasis">The Odyssey of Captain Blood </text:span>by Rafael Sabatini, among other pulp fictions for unsystematic reading by the younger generations. </text:p>
      <text:p text:style-name="Text_20_body">But then, for no obvious reason, I suddenly decided to meet the requirements of the school curriculum and started to learn by heart the novel-poem <text:span text:style-name="Emphasis">Eugene Onegin</text:span> by Pushkin, although at school they wouldn’t tell you to memorize more than the opening stanza from it. </text:p>
      <text:p text:style-name="Text_20_body">Breaching the modest demand of the school curriculum, after solidifying the first stanza, I went on to the following ones and murmured, day after day, to the Antonovka apple tree about the constant alertness of a Breguet watch, and the profitable merchandise enriching scrupulous London, and the pitiful lack of a couple or two of slender female legs in all broad Russia… </text:p>
      <text:p text:style-name="Text_20_body">When the number of memorized stanzas grew over twenty, I began to lose my way in the countless threads of lines when reciting them all at once <text:span text:style-name="T93">until</text:span> Mother helped me out. Returning from a Sunday visit to Bazaar, she mentioned meeting there Lyudmila Konstantinovna, a teacher of the Russian Language and Literature from our school, who asked if I would like to go to Leningrad with an excursion of schoolchildren at an inexpensive price. </text:p>
      <text:p text:style-name="Text_20_body">You bet I would! But where could I get the money from? Mother paid the price and gave me an incredible sum of ten rubles for the journey. Departing, I made a firm decision to buy with that money a miniature billiards, like the one we were playing at Children Section using steel balls from crushed bearings. </text:p>
      <text:section text:style-name="Sect1" text:name="Section74">
        <text:p text:style-name="List_20_Paragraph"><text:bookmark text:name="span72"/>(…yet now, not as a consistent narrator, but as a layman archaeologist wrapped up in my sleeping bag in this tent surrounded by the eerie symphony of the wild forest nightlife – would I be able to unearth the root reason for the strenuous memorization of the Pushkin’s masterpiece? </text:p>
        <text:p text:style-name="List_20_Paragraph">It seems, that only now and just from here, I would. </text:p>
        <text:p text:style-name="List_20_Paragraph">To begin with, the scheme “I decided and started to…” does not apply to me. Developing a use case is quite okay, especially if an accurate and reasonable one, but my way of doing things is exactly opposite. I act first, and only then start looking for a suitable reason to justify my action and present it with a resemblance of logicality. That is, instead of being motivated by well-defined decisions, I do things on the spur of the moment. </text:p>
        <text:p text:style-name="List_20_Paragraph">But what or who is prodding me to act then?! Which are the secret springs and goads? </text:p>
        <text:p text:style-name="List_20_Paragraph">The answer is simple: It’s because of my credulous and all-too-ready submissiveness to the impact of the printed word. Yes, the stuff read by me determines my subsequent actions. </text:p>
        <text:p text:style-name="List_20_Paragraph">The episode, when the Soviet secret agent, Alexander Belov, forces the fascist intelligence officer Dietrich to flip through a folder with top-confidential documentation before his eyes, so as later, in a safe house, to dictate to his <text:soft-page-break/>helper-asset hundreds of addresses, names, and figures from his memory, becomes the hidden underlying reason for my memorizing the rhymed lines by Alexander Pushkin. </text:p>
        <text:p text:style-name="List_20_Paragraph">No, I did not want to compete or check my abilities, the root stimulus is the plain fact of my reading <text:span text:style-name="Emphasis">The Novel-Gazette </text:span>filled with the work by Kozhevnikov which, frankly speaking, does not deserve the name of a novel. </text:p>
        <text:p text:style-name="List_20_Paragraph">Or let's take another case, when, impressed by the book <text:span text:style-name="Emphasis">The Baron in the Tree,</text:span> about an aristocrat who refused to walk upon the ground anymore, and moved to live in the trees, I mounted the heap of bricks stacked under the too thick trunk of the American maple and, from that elevation, climbed the less impregnable part of the tree. And from there I went on getting higher and higher, to the very clouds that floated quite low on that day, almost brushing the crown. </text:p>
        <text:p text:style-name="List_20_Paragraph">Viewed from the upper branches, distant <text:span text:style-name="Emphasis">khuttas</text:span> far down under the tree decreased to the size of matchboxes. Taming fear and dizziness, I observed the bird-eye view of Bazaar, and the Plant, no more hidden behind the tall wall along Professions Street, and of the Station on the other side of the Plant. </text:p>
        <text:p text:style-name="List_20_Paragraph">The magic power of the printed word by Italo Calvino made me compliant like melted wax, turned into a docile slave, and landed on top of the American maple tree… </text:p>
        <text:p text:style-name="List_20_Paragraph">Of course, the secret springs slip at times – how on earth could I possibly compete with D’Artagnan and ride twenty leagues in one day running down three horses which I did not have? Keep your legs to the length of the blanket, they say. </text:p>
        <text:p text:style-name="List_20_Paragraph">That’s why I like this sleeping bag so much – it fits any leg size…) </text:p>
      </text:section>
      <text:p text:style-name="Text_20_body">To Leningrad, we went through Moscow. Besides me and Lyudmila Konstantinovna, School 13 was represented in the excursion group by two more girls from my class – Tanya and Larissa, as well as by two students from the parallel, 7 “A” grade – Vera Litvinova, and Tolik Sudak, the rest of the group were students from other city schools with a couple of their teachers. </text:p>
      <text:p text:style-name="Text_20_body">The train arrived in Moscow in the morning, and we spent there one day during which time I came across three discoveries. The first of them became the discovery of the undeniable existence of foreshadowing dreams. It happened during our tour on an excursion bus around the city—look to the left! look to the right!—until at some place, we were asked to leave the bus and look at something from a near. </text:p>
      <text:p text:style-name="Text_20_body">Our group followed the guide closely but I straggled at some distance, when, all of a sudden, the surroundings looked so much familiar to me – both that bridge above no river, and the far-off tower of the Moscow State University, and even the locked stall on the pavement I walked by. </text:p>
      <text:p text:style-name="Text_20_body">Someone from our group turned back and called me, “Don’t lag or we will leave without you!”, to which I answered, “When you turn back, I’ll be the first!” </text:p>
      <text:p text:style-name="Text_20_body">And exactly that moment I felt having already seen that view in all its details and pronounced those very words because all of that was in a dream dreamed by me a <text:soft-page-break/>week before. I felt freaked out and even stopped, but not for long – the excursion group was indeed returning to the bus. </text:p>
      <text:section text:style-name="Sect1" text:name="Section75">
        <text:p text:style-name="List_20_Paragraph"><text:bookmark text:name="span73"/>(…in my <text:span text:style-name="T95">subsequent</text:span> life, time and again I had the like instances of getting back to once-seen dreams. </text:p>
        <text:p text:style-name="List_20_Paragraph">Some of such dream recollections could for a split-second precede the actual development of the happening being lived in real so that I knew who and what would say a second later, and with what gesture they would accentuate their words because the going on scene was just an echo of what had been already seen by me in some earlier dream. </text:p>
        <text:p text:style-name="List_20_Paragraph">Duration of such presaging dreams is not exceedingly long, and at times it can take years before their echoing in my wake hours. </text:p>
        <text:p text:style-name="List_20_Paragraph">I never discussed my discovery with anyone and much later, with a mixture of relief and disappointment, I learned that such things happen not only to me, and that folks in Scotland even have a special term for the phenomenon – “second sight”…) </text:p>
      </text:section>
      <text:p text:style-name="Text_20_body">After the second revelation, we went to the All-Union Exhibition of Achievements of the National Economy, aka Veh-Deh-eN-Kha. </text:p>
      <text:p text:style-name="Text_20_body">There we were taken to the Astronautics Pavilion, with the gigantic white needle of “Vostok” spaceship put in front of its facade, one from the series by which Gagarin orbited the Earth. Inside the spacious pavilion, several excursions were wandering at once among the stands, and mock-ups and mannequins donned in red spacesuits and bulky helmets. </text:p>
      <text:p text:style-name="Text_20_body">I did not know what the other guides were sharing to their groups, but ours ruminated things known by anyone from the times immemorial, so I kept lagging, or running ahead, and at some point sneaked off into a wide side door. </text:p>
      <text:p text:style-name="Text_20_body">Stone steps led upward following the arrowed inscription “The Optics Pavilion”. I reached the landing where the steps U-turned going up to the pavilion itself. But I didn’t follow them any farther immobilized and fascinated by the extravaganza of colorful airiness unfolded on the landing. </text:p>
      <text:p text:style-name="Text_20_body">A whopping cube of space was filled with a motionless, as if frozen, family of soap bubbles of all sizes radiating silently diverse hues of the rainbow colors. What a delight!. </text:p>
      <text:p text:style-name="Text_20_body">Someone from our group had noted my deviation from the programmed rout and I was called from down there, “Come back! We're leaving!” With a parting look to the unreached pavilion entrance on the upper landing, I joined the group of our excursion. </text:p>
      <text:section text:style-name="Sect1" text:name="Section76">
        <text:p text:style-name="List_20_Paragraph"><text:bookmark text:name="span74"/>(…what was behind that door I do not know and the discovery itself is as follows: sometimes a single step away from the trodden rut opens new shining worlds, but, as runs a popular folk adage in the country that was the first to undertake creation of a Socialist society, “A step aside is classified as an attempt at fleeing, they’ll shoot to kill without warning”…) </text:p>
      </text:section>
      <text:p text:style-name="Text_20_body"><text:soft-page-break/>The final, third, discovery of that day was lurking in the State Universal Shop, aka GUM, on the Red Square, where we arrived without any guide already. There, I learned that dreams do come true, you only need to be ready for their realization… </text:p>
      <text:p text:style-name="Text_20_body">At the entrance to GUM, we were told to gather in the same spot after a half-hour and were dismissed for random search for goods. From inside, GUM looked like a giant ocean liner with ample wells of space enclosed by multi-story transitions up the hull sides. </text:p>
      <text:p text:style-name="Text_20_body">In one of the compartments on the third floor, they were selling the billiards of my dream whose price was exactly ten rubles. O, how I did curse my gluttony! </text:p>
      <text:p text:style-name="Text_20_body">From the sum given by Mother, I had already paid for two ice-cream – one in the morning at the station, and the other at the Veh-Deh-eN-KHa. There remained nothing I could do but say goodbye to my dream so, to mitigate the grief, I ate one more ice-cream right in the GUM. </text:p>
      <text:p text:style-name="Text_20_body">In the evening tired but wholly satisfied (if counting out the misfire about the billiards) we left Moscow for Leningrad… </text:p>
      <text:p text:style-name="Text_20_body">In the city on the Neva river, we were billeted in a school on Vasilevsky Island, not far from the Zoo. At the school, we were allotted half of the gym, since the other half was occupied already by an excursion group from the Poltava city. We did not cause them any inconvenience—the gym was pretty spacious—and only moved several black sports mats they were not using into another corner. Additionally to the mats, we were given cloth blankets getting <text:span text:style-name="T95">accommodated</text:span> for sleep with much more comfort than the royal court of France, when fled from the rioting Paris in <text:span text:style-name="Emphasis">Twenty Years Later</text:span> <text:s/>by Alexandre Dumas where poor aristocrats were provided for the purpose with just raw straw and no linen… </text:p>
      <text:p text:style-name="Text_20_body">For three meals a day, we walked up a couple of blocks to a canteen next to a humpbacked bridge above the Moika river. A very quiet place it was, with hardly any traffic at all. There, our heads paid in advance with paper coupons and the girls from the excursion group laid the food on the square tables before inviting the rest of us to come in from the sidewalk. Sometimes we had to wait because apart from the Poltava’s and ours there were other groups as well – not from our gym though. In such a case we stood waiting on the nearby bridge over the narrow river with its unobservable flow between the upright stone-walled banks. </text:p>
      <text:p text:style-name="Text_20_body">“On the Moika bank,<text:line-break/>we ate garbage skank” </text:p>
      <text:p text:style-name="Text_20_body">So ran the epigram composed by someone from our group. </text:p>
      <text:section text:style-name="Sect1" text:name="Section77">
        <text:p text:style-name="List_20_Paragraph"><text:bookmark text:name="span75"/>(…the rhyme, of course, is flawless, but I personally had no complaints about the food there – everything was as it always was in any canteen I dropped in along my life path…) </text:p>
      </text:section>
      <text:p text:style-name="Text_20_body">We were a little late for the white nights but everything else was in place – both Nevsky Avenue, and the Palace Bridge, and trotting through the halls of the Hermitage with the immense Pompei demolition by Karl Bryullov, and luxurious, yet small, oil paintings by Dutch masters… </text:p>
      <text:p text:style-name="Text_20_body"><text:soft-page-break/>In St. Isaac Cathedral they launched for us the Foucault’s Pendulum hanging all the way down from the main dome. It swung for some time swishing between the <text:span text:style-name="T95">disgruntled</text:span>, icon decorated, walls and then pegged down one of the sizable wooden pins lined on the polished floor. </text:p>
      <text:p text:style-name="Text_20_body">“See?!” exclaimed the enthusiastic Cathedral guide.”The Earth is turning, after all. Foucault’s Pendulum has just proved this scientifically.” </text:p>
      <text:p text:style-name="Text_20_body">The revolutionary battleship Aurora denied us <text:span text:style-name="T95">admittance</text:span> for some reason, but we listened to the Admiralty’s Cannon fired each day to mark the noon, and visited The Piskaryovskoye Cemetery with green lawns over the mass graves of people starved in the years of fascist <text:span text:style-name="T95">Blockade</text:span> and the pool by the dark wall for the visitors to drop their coins in. </text:p>
      <text:p text:style-name="Text_20_body">The day when we went to Peterhof was cloudy, and crossing the Finnish Gulf we could not see the sea but only fog above the circle of yellowish water with low waves around the boat, like on a lake with a sandy bottom. It was boring and dank, and when I got out of the passenger hall and climbed down the short ladder to the low stern with churned up foam behind it, the boat boy came up to tell that passengers were not allowed there. I climbed back, and he hung a chain on the ladder and started to wash the deck of the stern with a mop. </text:p>
      <text:p text:style-name="Text_20_body">But the Peterhof fountains jetted pillars of surprisingly white water below the hillock with the palace closed for restoration…</text:p>
      <text:p text:style-name="Text_20_body">Everything in Leningrad turned out to be as beautiful as one would expect of the Cradle of Revolution. The weather got nice again, and on the first floor in the Naval Museum there stood the boat of Peter the Great, almost the size of a brigantine, and all the walls on the second floor were decorated with the paintings depicting sea battles of the Russian fleet, starting with the battle in the Sinop Bay. </text:p>
      <text:p text:style-name="Text_20_body">On the first floor of the Zoological Museum, a skeleton of whale bones towered high, while the central attraction on the second floor was the composition of life in Antarctica, behind the glazed partition. The white snowfield was painted in the back, and behind the glass there stood a few adult penguins with their beaks up in the air. They were surrounded by a kindergarten of penguin chicks of different ages to show how they change when growing. </text:p>
      <text:p text:style-name="Text_20_body">At first, I liked them dearly – those lovely fluffy cutie pies, but soon the nagging thought that all of them were stuffed animals abated my delight. Three dozen living birds were killed for the exposition. I did not want to look further and climbed down to the gnawed whale skeleton and out of the Museum. </text:p>
      <text:p text:style-name="Text_20_body">In a glazed stall by the Zoological Museum, I bought a ballpoint pen—they did not sell such in Konotop yet—and two spare ampoules to it, folks said just one of them would do for a month of scribbling… </text:p>
      <text:p text:style-name="Text_20_body">That day I was the first to finish the midday meal at the canteen and went out to the bridge over the Moika to wait for the rest of our group. Between the high walls of the river banks, a small white cutter cautiously made its way, dividing the black water into two long bumpy waves. </text:p>
      <text:p text:style-name="Text_20_body"><text:soft-page-break/>Then an elderly man came up to me over the bridge and warned that my pants were stained on behind. I knew about it; two days earlier I had sat down on a bench somewhere and it left a whitish splotch in the seat of my pants as if of pine resin. It was unpleasant to be marked on behind in that way but the stain proved ungetriddable by simply rubbing-scratching so I tried just not to think of it. </text:p>
      <text:p text:style-name="Text_20_body">He asked where I was from. </text:p>
      <text:p text:style-name="Text_20_body">“We’ve come on an excursion. From Ukraine.” </text:p>
      <text:p text:style-name="Text_20_body">The friendliness in his face faded. “Ukraine,” he said. “In the war years, they burned my side with the blowtorch there.” </text:p>
      <text:p text:style-name="Text_20_body">I recollected the buzz of a blue flame bursting from the nozzle of the blowtorch and the cracks in blackened skin of Masha’s carcass. He grew silent and so was I, feeling somehow guilty for coming from the place where he had been tortured. It was a relief when our group, at last, came out of the canteen. </text:p>
      <text:p text:style-name="Text_20_body">The Poltava excursion group left two days earlier than ours. On the last evening in Leningrad, we went to the circus tent. Our seats were at the very top, under the shaky canvas roof. </text:p>
      <text:p text:style-name="Text_20_body">It was a united performance of circus actors from the fraternal socialist countries. A pair of Mongolian acrobats synchronously jumped onto the end of a see-saw to toss up the third one, standing on the other end. </text:p>
      <text:p text:style-name="Text_20_body">The tossed man somersaulted in the air and landed on the shoulders of the strongman in the arena. The pushers launched another one and one more – three people were placed upon the man below, like after the Battle of the Kalka River. </text:p>
      <text:p text:style-name="Text_20_body">The gymnasts from the DDR worked on four high bars put to form a square for them to fly from one bar to another. Then the Czech trainers brought out a group of monkeys who started to spin and circle on the bars left after the Germans, only much funnier. </text:p>
      <text:p text:style-name="Text_20_body">The next day we left without visiting the canteen, probably, because of having run out of the coupons. There was a very convenient train, with no train changes, on the route through Orsha and Konotop. Only it started off in the evening and after all the ice-cream eaten during the excursion, and paying for the ticket to the circus tent, plus the purchase of a ball pen, there remained just twenty kopecks of all the ten rubles given by Mother. </text:p>
      <text:p text:style-name="Text_20_body">I had a pair of pirozhki for the midday meal, but at about five o’clock, when we were already sitting in the waiting room at the station, Lyudmila Konstantinovna noticed my despondency and asked about the reason. I confessed that I was hungry and had no money; she lent me one ruble. In a deli near the station, I bought bread and a big fish in oily brown skin and thin strings tied all around it. Clutching the paper-wrapped prey, I returned to the station with our train at the platform already. </text:p>
      <text:p text:style-name="Text_20_body">On boarding the car, I immediately sat down at the table under the window and began to eat. Very tasty fish it was, easily crumbling but slightly drier than expected considering its oily skin. I ate one half, wrapped the rest back and put it <text:soft-page-break/>on the third level bunk, which was not for sleeping anyway but to put your luggage there. </text:p>
      <text:p text:style-name="Text_20_body">Some single fellow-traveler, a couple of years older than me, got seated at the opposite side of the table, took out a deck of cards and offered to play Throw-in Fool with him. I won a couple of times and, when he was once again shuffling the cards, I flashed a commonplace Kandeebynno wit for the like cases, “A dinghead’s hands have no rest.” </text:p>
      <text:p text:style-name="Text_20_body">With a sidelong glance at a couple of girls from our excursion, who sat by the window across the aisle, he drily retorted, “The less one yaks, the longer lives.” I marked the look of genuine rage in his eyes and, after winning another game, refused to play on; he seemed glad to stop it too… </text:p>
      <text:p text:style-name="Text_20_body">We arrived in Konotop in the morning after unusually heavy rain... During that night on the train, something happened to my shoes and they became too small size. I hardly forced them on, yet not completely, and my heels were partly hanging outside. </text:p>
      <text:p text:style-name="Text_20_body">Hobbling painfully, I got off the car onto the platform and waited for our excursion to disappear into the underground passage leading to the Station. Then I took my shoes off and, in the socks only, went along the wet Platform 4 to the familiar breach in the fence at the very end of it. </text:p>
      <text:p text:style-name="Text_20_body">Across the road from the breach, there stood the Railway Transportation School, I passed it by and very soon entered Bazaar. No one was ogling at me walking in the drenched socks with a disfigured shoe in each of my hands because there were neither passers-by nor traffic around but boundless puddles everywhere. </text:p>
      <text:p text:style-name="Text_20_body">After Bazaar the ground disappeared altogether under the even water surface. I splashed along the streetcar track, kinda a tightrope walker over the railhead a tad bit sticking out from the water, and on reaching Nezhin Street I just waded ahead indiscriminately – the <text:span text:style-name="Emphasis">khutta</text:span> was not far off already… </text:p>
      <text:p text:style-name="Text_20_body">Later, Mother laughed, sharing with the neighbors that from both capitals I brought only a pair of shoes one centimeter too short for my feet. I hadn’t ever heard or read anywhere that it’s possible to grow your feet one centimeter in just one night… </text:p>
      <text:p text:style-name="Text_20_body">On the first of September, Mother gave me one ruble to repay the debt. However, at the ceremonial line-up in the schoolyard, Lyudmila Konstantinovna was nowhere to be seen, and in the teachers’ room they told me she was ill and explained how to find her apartment in the two-story block by Bazaar, so I went there. </text:p>
      <text:p text:style-name="Text_20_body">In the apartment, she kept repeating there's no need for a such haste, it even somehow seemed to me she was not very happy that I returned that debt at all. And then her father entered the room and I was surprised to see it was Konstantin Borisovich, the projectionist at Club. The world was really a small place. </text:p>
      <text:section text:style-name="Sect1" text:name="Section78">
        <text:p text:style-name="List_20_Paragraph"><text:bookmark text:name="span76"/>(…were I to be now asked of the vividest impression received when visting the Cultural Capital of Russia, I’d answer with assured promptness – it is the luminous twilight in the sidewalk bound by a stone parapet that opens to a few steps of granite descending to the immense wide flow of the Neva River by the <text:soft-page-break/>Palace Bridge when a random wave splash against the lower step sends up high spatter and the shrill scream by the girls from our excursion group standing on the step next to the mighty stream…) </text:p>
      </text:section>
      <text:p text:style-name="Text_20_body">Still and all, Lenin was quite right marking the force of habit as a tremendously powerful one. Take, for example, the albums of young ladies from beau monde, where Eugene Onegin, with a reckless stroke of the quill, sketched out his author’s whiskered profile on the page following the autograph of a certain Lieutenant Rzhevsky. Such an album was the must for any decent young lady to outpour her personal feelings and amass creative scribblings of her visitors and guests. </text:p>
      <text:p text:style-name="Text_20_body">Of course, no album of that kind had ever come near my hands, yet after a whole lot of wars, three revolutions, and radical changes in the way of life, the albums for the sentimental exercises of sensitive girlish souls were still there because those albums had too much of a hard-die habit to simply disappear. </text:p>
      <text:p text:style-name="Text_20_body">The struggle for life taught them to cunningly disguise—no silk bow-ties on the cover, neither creamy pages anymore—a general-purpose ruled-paper notebook in brown leatherette covers for thirty-eight kopecks – such was the common aspect of a girl’s album in our class. </text:p>
      <text:p text:style-name="Text_20_body">In place of long-nosed self-portraits of aristocratic rascallions there came cutouts from the color illustrations in <text:span text:style-name="Emphasis">Ogonyok</text:span> magazine, securely mounted on glue... However, poems managed to survive: </text:p>
      <text:p text:style-name="P33">Why? O, I don’t know why<text:line-break/>A streetcar needs rails to go far or nigh<text:line-break/>Why? O, I don’t know why<text:line-break/>Why do parrots scream and cry?<text:line-break/>I do not know why… </text:p>
      <text:p text:style-name="Text_20_body">And the fancifully adorned inscriptions relating all sorts of profound maxims and winged expressions also proved immortal: </text:p>
      <text:p text:style-name="P33">“The one who loves will forgive anything”<text:line-break/>“Cheating kills love” </text:p>
      <text:p text:style-name="Text_20_body">When such an album, accidentally forgotten on a desk, fell in a guy’s hands, he, having turned a couple of pages, would slap it back on the desk – some “girlish nonsense”. </text:p>
      <text:p text:style-name="Text_20_body">Yet to me, for some odd reason, those albums were interesting and I dutifully scrutinized them. As a result, I got an offensive handle of “lady-bug” among the schoolmates. </text:p>
      <text:p text:style-name="Text_20_body">Nobody ever called me that to my face, even though when our class lined-up at a PE lesson I was only the fourth in the line, and the shortest guy, Vitya Malenko, could beat me up in a wrestling match under the scornful giggling of the girls.<text:line-break/>No, I have never heard that handle, but if your sister and brother attend the same school, there is no secret for you about you that you don’t know…</text:p>
      <text:p text:style-name="Text_20_body">The school principal, Pyotr Ivanovich Bykovsky, unlike his nickname, Bykovsky the cosmonaut, had a Herculean physique. When all the classes were lined-up in the <text:soft-page-break/>long—from the teachers’ room up to gymnasium—corridor, the lengthy floorboards, paint-coated in red, creaked pitifully under his measured steps alongside the ranks of students. </text:p>
      <text:p text:style-name="Text_20_body">His mighty skullcap dome with trailing locks across the wide bold, towered half-head above the tallest, graduating, class. When the drowsy look of his big eyes coasted from under his hefty jutting eyelids over your face, your inside involuntary contracted, even though you knew perfectly well that the mail received from the Children Room of Militia had nothing to do with you, and the principal would call another guy to get out of the ranks and face the lined-up schoolmates. </text:p>
      <text:p text:style-name="Text_20_body">So, no surprise that when our Mistress, Albina Grigoryevna, told me to stay after classes and go to the Principal’s Office, my heart sank. </text:p>
      <text:p text:style-name="Text_20_body">At that sustained state—with my heart sunk and my spleen contracted—I gave the high door of his office a meek knock, followed by partly puzzled, yet mostly farewell, glances from Kuba and Skully... Bad luck about your karma, pal, possibly see you in some thereafter life... </text:p>
      <text:p text:style-name="Text_20_body">In the long and narrow office room with one window at its far end, Pyotr Ivanovich sat at his desk put in profile to the door and hardly reaching up to his waist. His chin signed me to get seated on one of the chairs lined-up alongside the wall opposite his desk. </text:p>
      <text:p text:style-name="Text_20_body">Uneasily, I obeyed and he picked up a thin copybook from his desk, opened it and froze in a suspensive silence boring the pages with his fixed look. Occasionally, an irate twitch wrung his thick, clear-cut, lips. </text:p>
      <text:p text:style-name="Text_20_body">“It is your essay on Russian literature,” announced he at last, “And you’re writing here that in summertime the sky is not as blue, as in the fall.” </text:p>
      <text:p text:style-name="Text_20_body">He consulted the copybook and read the line up, “In summer it looks as if sprinkled with the dust at the edges… Hmm... Where could you have ever seen such a sky?” </text:p>
      <text:p text:style-name="Text_20_body">I recognized the incomplete quotation from the opening sentence in my essay on free subject 'I am sitting by the window and thinking…' which was our home-assignment the week before. </text:p>
      <text:p text:style-name="Text_20_body">“In Nezhin Street,” answered I. </text:p>
      <text:p text:style-name="Text_20_body">He began to drive it home to me, that it absolutely didn’t matter – be it Nezhin Street, or Professions Street, or Depot Street, but the sky always remained the same, both in the center and along its edges. And the blue was always blue, it stayed as blue in summer as it did in fall because blue was always blue. </text:p>
      <text:p text:style-name="Text_20_body">At my timorous attempt to maintain a slightly different view on the sky blueness, he once again rolled out his weighty arguments and I surrendered. </text:p>
      <text:p text:style-name="Text_20_body">“Yes, the same,” said I. </text:p>
      <text:p text:style-name="Text_20_body">“That’s good. Now, we've agreed that this here sentence of yours is wrong.” </text:p>
      <text:p text:style-name="Text_20_body">And in the same unalterable manner, we proceeded to agree about the wrongness of my views. With ponderous importunity, he shattered to pieces each and every <text:soft-page-break/>sentence in my essay, one by one, and, after a short, forlorn, resistance, I gave in and surrendered them, one after another. </text:p>
      <text:p text:style-name="Text_20_body">From the left bottom corner in the window, thin iron bars beamed up in a divergent pattern, the walls squeezed the high ceiling of the corridor-like office to narrow its span, the heavy desk towered over the disciplined row of the lined-up chairs, the bulging sphere of Principal’s skull hovered over the desk with his crosswise hair wisps unable to hide the bald and only clinging to it like the cobweb over a still globe in the locked storeroom of School House Manager… </text:p>
      <text:p text:style-name="Text_20_body">And I recanted, line by line, from the beginning to the essay’s end, each and every word that seemed so true and right to me when writing them. Yes, Pyotr Ivanovich, you’re right, I was completely wrong…</text:p>
      <text:p text:style-name="Text_20_body">I was wrong refusing to use the template suggested by the teacher to start the essay smoothly: “Walking down the street, I heard schoolchildren arguing about Tatyana Larina from the immortal poem by Pushkin and, when already home, I got seated by the window and started to think once again about Tatyana, analyzing her social background and her love to the Russian nature…” <text:line-break/>Yes, it’s a completely wrong statement that schoolchildren would rather discuss motorcycles, karate, and fishing but not Tatyana Larina’s characteristic features. That’s absolutely thoughtless and erroneous… </text:p>
      <text:p text:style-name="Text_20_body">When I agreed with him on all the points, he handed me the copybook and said that I could go, yet I should think it over again. </text:p>
      <text:p text:style-name="Text_20_body">I went out to the empty school. From the entrance door came clangs of tin pails against the iron sinks and the swish of water from the taps filling the pails – the janitors had already started washing the floors. I numbly went by those five taps without looking at my reflection passing through five mirrors above the sinks. </text:p>
      <text:p text:style-name="Text_20_body">From the tall brick porch, I descended with a dizzy feeling that I was not myself, and not sure of now what, and how, and whereto. <text:line-break/>Probably, Galileo had the same odd feeling on betrayal of his discovery. </text:p>
      <text:p text:style-name="Text_20_body">At the gate, I stopped and opened my copybook. Underneath the essay there was put a fractional mark, the denominator (content evaluation) was blank, and the divisor (grammar evaluation) – 4. And after the incomplete mark, in the same red ink, Zoya Ilyinichna turned out, in that diligently pretty handwriting of hers, four pages of her own essay that I was wrong and belied the Soviet youth. I should have recollected the winged words from the novel <text:span text:style-name="Emphasis">How the Steel was Tempered</text:span>, as well as the heroes of Krasnodon underground resistence, and the heroes of the Red Army… </text:p>
      <text:section text:style-name="Sect1" text:name="Section79">
        <text:p text:style-name="List_20_Paragraph"><text:bookmark text:name="span77"/>(…from that time on, I wrote following the templates; the “berserk” blogger of XIX centuary Belinsky didn’t become out of me, nipped in the bud. </text:p>
        <text:p text:style-name="List_20_Paragraph">How to explain so close attention of the teaching stuff at School 13 to my incipient quill check? </text:p>
        <text:p text:style-name="List_20_Paragraph">Well, their generation grew up under the puttering of “black raven” vehicles’ engines awaiting in the dark for another bunch of arrested “the people’s enemies” so they chose to <text:span text:style-name="T98">preemptively</text:span> react, just in case…) </text:p>
      </text:section>
      <text:p text:style-name="Text_20_body"><text:soft-page-break/>Not every Konotop school could boast of a room so properly equipped for the classes in Physics as that at School 13. The blue blinds hung from the iron rings running along the string-cables fixed over the windows. They were pulled together before demonstrating educational films on this or that of school subjects. But there was no screen – the films were projected onto a large square of a frosted glass frame in the wall above the blackboard, like, a 2 m x 2 m TV for you. </text:p>
      <text:p text:style-name="Text_20_body">The film projector itself was located in the back room behind the wall with that frame. Besides the aforesaid projector and round tin cans with the films, the room was furnished with lots of shelves to keep all kinds of lenses, tripods, rheostats, weighs and other untold treasures in boxes, caskets, cases to be used for staging various experiments from the textbooks on Physics and Chemistry. And on a separate stool, there also stood the gray trunk-like tape recorder “Saturn” loaded with the tape on two white reels. </text:p>
      <text:p text:style-name="Text_20_body">The film projectionist and keeper of all those hoards was Teacher of Physics, Emil Grigoryevich Binkin, a calm handsome man of about thirty, with his eyebrows slightly twitched up his straight forehead to meet the curly short wisps of black hair, well matching the swarthy skin in his face. </text:p>
      <text:p text:style-name="Text_20_body">During the breaks, he stacked and reshuffled the things amassed in the treasury, while softly whistling all kinds of melodies, so clearly and subtly, without the slightest clam. </text:p>
      <text:p text:style-name="Text_20_body">I had a wary attitude towards him. First, for terminating my <text:span text:style-name="T97">unauthorized</text:span> reading at his Physics lessons… </text:p>
      <text:p text:style-name="Text_20_body">Normally, I smuggled to school a book from the Club library and at the lessons, I opened the hinged part in the desktop and placed the book on the inner shelf-receptacle for a schoolbag and – full ahead, Captain Blood! Let’s board the bastards! </text:p>
      <text:p text:style-name="Text_20_body">Teachers were also happy having so quiet a boy in the class, no trouble at all. Still, some of them made occasional attempts at breaking the equilibrium of the serene co-existence because I obviously was busy with anything but their lesson. </text:p>
      <text:p text:style-name="Text_20_body">“Ogoltsoff! What have I just said?” </text:p>
      <text:p text:style-name="Text_20_body">But even when engulfed by adventures in a different, Antarctic-Tropical-Martian, world, I did not cut completely all ties with the surrounding school nuts and bolts. Some tiny buoy at the edge of my consciousness kept receiving, like a muffled background, the current sounds in the classroom. </text:p>
      <text:p text:style-name="Text_20_body">“Ogoltsoff!” </text:p>
      <text:p text:style-name="Text_20_body">Aha, it’s time to come up to the surface… The memory rewinds the recording of background for some half-minute back. </text:p>
      <text:p text:style-name="Text_20_body">“You, Alla Iosifovna, have just said that ‘read’ is an irregular verb.” </text:p>
      <text:p text:style-name="Text_20_body">“Get seated!!” </text:p>
      <text:p text:style-name="Text_20_body">And then at the Class Parents Meeting, she would complain to Mother, “I do see that he’s busy with something miles away from the lesson it’s only that I can’t run him down.” </text:p>
      <text:p text:style-name="Text_20_body"><text:soft-page-break/>Binkin had no problems with running me down. He did not demand to repeat anything, he asked questions instead, “So, what conclusion do we come here to? Ogoltsoff?” </text:p>
      <text:p text:style-name="Text_20_body">And that’s where no mechanical rewind of the previously registered background could come to the rescue. How to present conclusions from you didn’t know what, especially when in sight of the dark ironic eyes over the thin rim of glasses? He was killing with his rock-solid calmness and seemed to know exactly what page the book for bootleg reading was open at. So I had to sometimes skim the Physics textbook at home and stray-reading at school was rescheduled to fill Chemistry and Algebra classes. No, I couldn’t brush Binkin off. </text:p>
      <text:p text:style-name="Text_20_body">Only once I did come to grapples with him on a thermodynamics issue when he asked whether the temperature of the boiled potato and the soup around it was the same. I answered – no, it’s different. </text:p>
      <text:p text:style-name="Text_20_body">“Alas, but the laws of Physics confirm it’s the same in both.” </text:p>
      <text:p text:style-name="Text_20_body">“Well, yesterday, I ate soup for the midday meal and it was fine, but then I bit through a potato in the soup and burned my tongue. I <text:span text:style-name="T104">do </text:span>wish the Physics <text:span text:style-name="T104">brought the</text:span> outlaw potatoes <text:span text:style-name="T104">to order</text:span>.” </text:p>
      <text:p text:style-name="Text_20_body">The laughter of the classmates mingled with bell ring for the break… </text:p>
      <text:p text:style-name="Text_20_body">That is why I was so astounded when our Class Mistress, Albina Grigoryevna, announced that on Sunday, at eleven o’clock I should be at School 11 for the City Olympiad of Physics…</text:p>
      <text:p text:style-name="Text_20_body">It was a sunny Sunday morning when I went out of Nezhin Street to the tramway stop by our school to wait for a streetcar because the prestigious School 11 was on the other side of the Under-Overpass, halfway between it and the Railway Station. </text:p>
      <text:p text:style-name="Text_20_body">The Settlement red streetcar with its round, kinda clown’s nose, lamp beneath the driver cab windshield clanged up to the stop. Under the nose-lamp, there was the inventory number of the car – 33. </text:p>
      <text:p text:style-name="Text_20_body">Fully aware that all that was a pure nonsense and stupid superstition, I, nonetheless, did not feel like letting such an opportunity pass by, to wit, when you happened to come across a doubled digit, like, 22 or 77 and so forth, in a car license plate, or in the number printed on your movie ticket, or on the ticket handed to you by a streetcar conductor, you were in luck, dead sure. Just don't omit secure it by balling your fist and pronouncing the inaudible incantation, “The luck is mine. Full-stop!” Which I did. </text:p>
      <text:p text:style-name="Text_20_body">At the Olympiad, in the group of fourteen-year-old students from the fourteen city schools, I solved some of the problems about acceleration, and specific weight, and density, but not all. </text:p>
      <text:p text:style-name="Text_20_body">To the concluding question: “Why do we first see the lightning and only then hear the thunder?”, I even draw a pencil sketch explaining the time interval between the flash and the bang. </text:p>
      <text:p text:style-name="Text_20_body"><text:soft-page-break/>Next week, Binkin, with an unconcealed surprise, announced that I took the first place among the eighth-graders at the city Olympiad of Physics. </text:p>
      <text:p text:style-name="Text_20_body">I did not know whether the number under the streetcar’s nose really brought luck, or the solution checkers were impressed with the clumsy lightning, but it’s nice to realize that you had beaten both a representative of the prestigious School 11 and even a guy from School 12 with its mathematical specialization... Now, get it, blockheads, from the Plant Settlement guys!. </text:p>
      <text:p text:style-name="Text_20_body">“The Dead Season” was on the show at Club. The three of us bought tickets to ensure the show because, at times when no tickets were sold, the projectionists refused to show the film for only the check-passers. However, the audience turned out big enough; not as many as at the Indian “Zita and Guita” but no less than a quarter of the auditorium got filled. </text:p>
      <text:p text:style-name="Text_20_body">The movie was about our secret agent in the United States starring Donatas Banionis from “No One Wanted to Die” where he got shot and killed in the end and collapsed on the desk with the unfinished note he was writing. </text:p>
      <text:p text:style-name="Text_20_body">And in America, they followed him for a long time, then caught and jailed for twenty years, but then exchanged for a CIA agent caught in the Soviet Union. </text:p>
      <text:p text:style-name="Text_20_body">A black-and-white film, yet of the wide-screen format and Banionis had on a luxurious white shirt. You could see at glance that it was no nylon, but he wore that shirt even when cooking in the kitchen, just slightly turned the sleeves up. A cool movie, in general. </text:p>
      <text:p text:style-name="Text_20_body">When it was over, we slowly moved towards the exit, envious that some folks managed to live interesting lives. And then Kuba clapped his muskrat-fur hat against his fist and said, “Okay! First thing in the morning to see Solovey about the secret agents school enrollment!” Skully and I laughed to exhaustion because Solovey was Precinct Militiamen at the Settlement. </text:p>
      <text:p text:style-name="Text_20_body">Actually, no one ever referred to him as “Precinct Militiaman”, they just uttered “Solovey” and everyone got it at once. When he entered Bazar, a muffled “Sol!..- Sol!..- Sol!..” swished over the counters and crowding caboodle. The old peasant women from Podlipnoye or Popovka buried deeper in their bags the glass jars and rubber hot water bottles with the hooch, to make them out of sight. Then they turned to the legitimate part of their trade standing behind the counter with a cup of black seeds, or a braid of onions – law-abiding goods. </text:p>
      <text:p text:style-name="Text_20_body">But no horsing about Solovey’s sniff<text:span text:style-name="T100">ing skill</text:span>! And more than once, under loud curses from the trader, he poured onto the ground the bootlegged “samohrie” confiscated from her gunny sack. Once, an alky from the crowd could not stand the temptation, he fell on his four bones and lapped the hooch from the puddle. Solovey swooped at him, drove his boot a couple of times against the rummy's ribs, but the sot was in the Lap of Happiness already. Then the vehicle arrived and took him to the Sobering-up Station. </text:p>
      <text:p text:style-name="Text_20_body">Occasionally, Solovey got his share too, and more than once they would trap him someplace in the dark and warm up with a blizzard of beating. One time they poured kerosene over him and set on fire, in another sorting out his both arms were broken with a crowbar. Well, the guys would get their times to serve, he’d <text:soft-page-break/>recover and again – to Bazaar, in his red-topped militiaman cap, and there again, “Sol!..- Sol!..- Sol!..” </text:p>
      <text:p text:style-name="Text_20_body">So, Kuba made a good one about becoming a secret serviceman through Solovey… </text:p>
      <text:p text:style-name="Text_20_body">During the winter holidays, the winners in the Olympiad of Physics were taken to the city of Sumy, for the Regional Olympiad. In the Konotop group, there were four boys and a girl, a ninth-grader, though she looked quite an adult girl. </text:p>
      <text:p text:style-name="Text_20_body">In Sumy, we were accommodated for a night stay in a hotel. The number of boys coincided with the number of beds in the room. Our mentor, who was a teacher from School 12 with its Math and Physics specialization, stayed somewhere farther along the corridor, and the girl-like-an-adult in some female number. </text:p>
      <text:p text:style-name="Text_20_body">Soon everyone gathered in our room around a two-volumed paperback <text:span text:style-name="Emphasis">Collection of Tasks and Exercises in Physics for Matriculants </text:span>brought in by the head of the group. </text:p>
      <text:p text:style-name="Text_20_body">Gee! I had never seen such books and, until that moment, believed in earnest that school textbooks were all there was in Physics. It was a misconception. </text:p>
      <text:p text:style-name="Text_20_body">The rest of the future Einsteins from Konotop met both Collections as their good acquaintances and even bosom friends. They began to actively discuss in which sections there were especially complex tasks and in which not so much so. </text:p>
      <text:p text:style-name="Text_20_body">The teacher offered to work out some of the tasks, just for a knock-up. Everyone immediately fell to scribbling formulas and explaining them to each other. I was “the sixth odd” at their <text:span text:style-name="T99">laborious</text:span> party. Those exercises advanced far beyond the problems which Binkin solved with us on the class blackboard. </text:p>
      <text:p text:style-name="Text_20_body">Then we went out to the city to have a meal at a canteen. On the way back, I lagged to furtively admire the gait of the girl-like-an-adult. The green coat fitted tight her wide figure and every step produced oblique folds in the coat’s fabric on her back. Flick to the right, flick to the left. Hither-thither. Flick-flick. </text:p>
      <text:p text:style-name="Text_20_body">In fact, besides the long coat, high boots, and a knitted hat, there was nothing to look at but those rhythmic folds on her back, yet, falling back to the Onegin’s epoch cant, they drove me crazy. </text:p>
      <text:p text:style-name="Text_20_body">Though seemingly a fiddle-faddle, those folds were not a trifle for the connoisseur and collector of the like gems. Some books were reread for more than once just because I knew there were a couple of lines “about it”. A couple of miserly lines, but they contained a specific detail, which I would put into my secret casket for later use. </text:p>
      <text:p text:style-name="Text_20_body">For instance, in a sci-fi story by Harry Harrison about the time machine, a film-shooting crew jumped over into the year of one thousand, to make an action movie. Their male star had an accident there, and they had to replace him with an available local Viking. </text:p>
      <text:p text:style-name="Text_20_body">Now, the film director instructs that newly baked Schwarzenegger his action in the next scene: “You rush into a bedroom in the castle you’ve just seized. You see a half-awake beauty and throw away your weapon. Sit down on the bed next to her <text:soft-page-break/>and slowly move her brassiere strap to fall from her shoulder. That’s all! The scene is done. Everything else is left to the imagination of film-goers, which you can safely bet your bottom dollar on.” </text:p>
      <text:p text:style-name="Text_20_body">Aha! That’s the long-awaited-for detail! The brassiere strap sliding smoothly from the soft round shoulder… No messing around with a vague “kiss on the sugar-sweet lips” for you. </text:p>
      <text:p text:style-name="Text_20_body">And the same evening, with the blanket pulled over my head and the eyes closed tightly, I burst into a half-asleep beauty’s bedroom. But, of course, without any stupid cameras and highlights; I am not a movie Viking but a real-life one, and it’s the real Middle Ages we are having around here. I throw away my shield and sword and flick her brassier strap off. </text:p>
      <text:p text:style-name="Text_20_body">At first, she resists but after taking a more attentive look at the regular features of my face, she willingly spreads over the bed. I roll on top of her body… A hot wave floods the lower part of my belly… My dick twitches in the boner… My eyes are shut… And I… What?!!. </text:p>
      <text:p text:style-name="Text_20_body">I do not know what comes next. So, it’s time to take a rest before another dive into the coveted casket for some other secret detail to start building up a new situation by using it it to eventually bring about the painfully sweet state of cursed ignorance. </text:p>
      <text:section text:style-name="Sect1" text:name="Section80">
        <text:p text:style-name="List_20_Paragraph"><text:bookmark text:name="span78"/>(…Leo Tolstoy fervently advocated against male masturbation. </text:p>
        <text:p text:style-name="List_20_Paragraph">Any seasoned saint starts their career in a form of unscrupulous sinner, otherwise, they would miss the stage of self-denying in their spiritual growth which is just null and void if the pains of disentangling from the ties to brute creation level were omitted. </text:p>
        <text:p text:style-name="List_20_Paragraph">I cannot draw a precise conclusion whether my erection orgies might be classified as a commonplace masturbation. On the one hand, there was no dick chafing applied through the noose-like grip of palm contraption, and I had never cum. But on the other hand, what if that was just introductory warming, kinda mental knock up? What if not for presence of my brother, sniffling peacefully next to me on the folding couch-bed, I’d go astray, swap reaching the boner by handless erotic speculations for traditionally tangible tactile toil and join the ranks of 95 percent of all male mankind with Leo Tolstoy and choryphaei of Italian cinematography in the head of the procession?.) </text:p>
      </text:section>
      <text:p text:style-name="Text_20_body">Once in the schoolyard, Kuba asked keenly, “Did you know, that wanking causes hair-growth on your palms?” </text:p>
      <text:p text:style-name="Text_20_body">Skully and I simultaneously looked in our hands, to the Kuba’s happy guffaw. I knew that my palms were sinless, but I looked all the same; out of pure instinct. </text:p>
      <text:p text:style-name="Text_20_body">So, as it turns out, those folds, flicking this way and that way in front of me, were not a negligible trifle. Maybe at some future session of my contactless masturbation, the green coat would open and a tender voice would call softly, “Are you also cold? Come closer. Let’s warm each other…” And I… What?!. </text:p>
      <text:p text:style-name="Text_20_body">In the evening the mentor brought the same volumes again and persistingly suggested to pay attention to exercises of such and such numbers. The winners <text:soft-page-break/>gave them short shrift, and I only looked silently over their shoulders keeping the countenance of an inveterate problem cracker…</text:p>
      <text:p text:style-name="Text_20_body">The Regional Olympiad took place in some institutes for higher education. In the auditorium for eighth-graders, each competitor was given a thin copybook stamped on every other page. In the first one, you had to write your name and where you were from. The following two were for rewriting the problems from the blackboard, six of them, all in all. </text:p>
      <text:p text:style-name="Text_20_body">Gee! Three of the problems turned the same which our mentor was solving the previous night in the hotel room with the wise guys. Yet, the morning had not made me any wiser, the problems seemed as unapproachable as they were the night before. </text:p>
      <text:p text:style-name="Text_20_body">It was boring to sit idly there, yet to get up and leave at once, disrupting the tense silence of concentrated brain work that reigned around, seemed not too polite. So I opened the last page in the copybook and started a pencil sketch of a pirate. His face I could imagine vividly enough, both the broad mustache and the plum-like eyes staring from under the turban on his head turned back over his shoulder. Yet, on the paper, everything went wrong. Even the blunderbuss pistol, like by those robbers in “The Snow Queen”, did not better the picture. </text:p>
      <text:p text:style-name="Text_20_body">Hmm… Not only I did not live up to be a new Sir Isaac Newton, but also turned out a too lousy painter for a Repin... I recollected Father’s ass that pulled him out of the Party Studies School, in my case, it was walking out on foot. I took the copybook to the inspectors’ desk and left… </text:p>
      <text:p text:style-name="Text_20_body">Of course, the fiasco in such essential fields as Physics and Painting dealt me a moral shock. To deaden the stingy feeling of defeat or, in a nutshell, to mitigate the grief, I bought a pack of cigarettes with filters. “Orbit” it was, for thirty kopecks. However, the orbital test was delayed until my return to Konotop, where I waited two more days before a suitable moment to retire with the tantalizing pack to the outhouse in the <text:span text:style-name="T101">snow-clad</text:span> garden. </text:p>
      <text:p text:style-name="Text_20_body">One drag… Another… A fit of coughing... Transparent, greenish bagels floated before the eyes. Nausea. All the symptoms described by Mark Twain in Tom Sawyer’s case. O, yes, respect and trust to the classic would spare throwing a barely started pack of “Orbit” through the dark hole in the outhouse floor… </text:p>
      <text:p text:style-name="Text_20_body">Opposite Railway Station Square, across the streetcar track and the asphalt road, there was the park named after Lunacharsky, the first Soviet Minister of Education, a wide area with alleys of tall trees connected by low curtains of trimmed bushes. </text:p>
      <text:p text:style-name="Text_20_body">On entering the park, you were met by a white monument to Lenin who stood on its tall gray pedestal in a pensive deliberation of the Railway Station. Clutching the jacket lapel with his left hand, he lowered his right one at full arm’s length, and slightly withdrew it back in a both political and poetic attitude, like a harvester driver petting with his palm the ears of wheat: got ready to be cut?. </text:p>
      <text:p text:style-name="Text_20_body">Through the trees lined-up behind the monument, there peeped the massive cube of the three-storied Culture Palace also named after Lunacharsky, but in the Konotop parlance shortened to just ‘Loony’ (not Minister of Education, of course, <text:soft-page-break/>but the Culture Palace) and because of the name duplication you had at times to ask for clarification: Loony Park or Loony Palace?. </text:p>
      <text:p text:style-name="Text_20_body">The building bore no architectural excesses – even walls, square windows, rectangular entrance. Contrary to the outside appearance, Loony had four floors, the hidden one, comprising the auditorium for film shows, sat deep in the basement. However, since the same films were run at Club just one week later and for free, thanks to check-passes from the Club Director, Loony remained out the scope of our interests. </text:p>
      <text:p text:style-name="Text_20_body">The excitement about the Loony Culture Palace was breaking out in the second half of the academic year, when there started the season of games at Club of Jolly and Inventive, aka CJI, in the competition of city school teams. That's when everyone wanted to get on the second floor of Loony, into the auditorium filled with blue-velvet-covered seats lined in too close rows over the smooth parquet floor. </text:p>
      <text:p text:style-name="Text_20_body">They didn’t sell tickets to CJI games and to get there I had to beg it from our School Pioneer Leader, and Volodya Gourevitch would answer that the ticket distribution was controlled by the City Komsomol Committee, and the quota they allotted for School 13 was way too wee, which got further diminished by his senior colleagues in the Teachers’ Room ripping off their lion’s share and that was not his fault, right? </text:p>
      <text:p text:style-name="Text_20_body">Those tickets were always blank, marking neither seats nor rows, so it was only wise to come upfront and occupy a seat so as not to stand all the game in the narrow side passages or perch on the marble window sill at the back of the hall, leaning to the darkness behind the chilly panes, for that was winter, after all… </text:p>
      <text:p text:style-name="Text_20_body">In winter the PE classes were held outside. The teacher, Lyubov Ivanovna, unlocked the dark “cell” next to the door of consecutive Pioneer Room and School Libray. Each student grabbed a pair of skis and poles leaned against the blind walls in the bulbless “cell”, and went to Bogdan Khmelnitsky Street to run under the poplars along the streetcar track. </text:p>
      <text:p text:style-name="Text_20_body">Lyubov Ivanovna checked her big round stopwatch and announced the results. Next to her stood a pair of girls who on that particular day could not, for some reason, run and kept the class register for Lyubov Ivanovna to enter her evaluation of the class sporting achievements... Some interesting equality of sexes, eh? The girls could run or not run at their wish, but if you’re a male-student Lyubov Ivanovna would never ask how you feel about running and simply commanded: get ready! start! Run, boy, run! </text:p>
      <text:p text:style-name="Text_20_body">The fastener-straps on the lousy school skis were much too hard, they didn’t hold a candle to the fixtures made by Father from thick rubber bands in the old days at Object. But I never brought my skis to school for PE lessons saving them for extra-curriculum use… </text:p>
      <text:p text:style-name="Text_20_body">That day after the midday meal we, the inseparable trinity of boy-friends, skied to the hill behind the Grove in the vicinity of Podlipnoye. The hill was quite steep, but we had glided no more than a couple of times before two louts came from the village with the demand for our skis. One of them even tried to punch Kuba, but he <text:soft-page-break/>ducked and glided down out of reach. Skully and I followed, but not in the steepest place like our friend. </text:p>
      <text:p text:style-name="Text_20_body">Those two blockheads pursued running on foot and, at the edge of the Grove, the faster runner stepped on the end of my ski. I fell. </text:p>
      <text:p text:style-name="Text_20_body">When I got up, I saw that Skully had already removed his skis, bunched them onto the shoulder of his workman padded jacket and ran dodging between the dark trunks in the winter Grove. The picture got screened by a head in a black-fur hat with loosened flaps. The fur of the visor covered his eyes and only the thick-lipped smirk was visible. The portrait sharply splotched away as I took it on the nose and collapsed by a tree. </text:p>
      <text:p text:style-name="Text_20_body">“Got it? Take off the skis, bitch!” </text:p>
      <text:p text:style-name="Text_20_body">His partner ran up in a moment. Being either less drunk or more sensitive – the snow around was spattered with sizable drops of blood trickling from my nose – he just told me to get lost, and led his buddy away back to the village. </text:p>
      <text:p text:style-name="Text_20_body">Full of sullen apathy, I skied through the Grove plugging my nose with lumps of snow and those got red one after another. On the side street by the school, Kuba was waiting for me. He looked into my face and told to better wash it under a tap, he also said that Volodya Gourevitch wanted to see us in the tenth-grade classroom for some urgent talk. </text:p>
      <text:p text:style-name="Text_20_body">In the schoolyard, I took off my skis and climbed up the porch to the empty school building, by five o’clock the janitors usually left it having done their job. The school remained empty with only the watchman in, and sometimes a group of pioneers preparing a collective recital accompanied with the button-accordion of the School Pioneer Leader. </text:p>
      <text:p text:style-name="Text_20_body">The mirror above a sink showed that the blood was oozing no more and that it was not mine but some stranger’s face with the nose two times thicker than normal and the tooth-brush mustache painted under it with brown makeup. The gore stained the chin was also. </text:p>
      <text:p text:style-name="Text_20_body">I washed until Kuba said it wouldn’t get any better, then I wiped my face with a handkerchief. The pulse throbbed dully within the puffed nose. </text:p>
      <text:p text:style-name="Text_20_body">In the appointed classroom, there was Volodya Gourevitch all alone. Delicately keeping his glances off my face, so as not to irk my huge nose, he made a speech about the crying shame that our school each year was kicked out from CJI in the initial pool of the game. And the disgrace was caused by our over-reliance on the graduation classes. We had to break that vicious practice. We had to find new forces. New blood was what we needed. </text:p>
      <text:p text:style-name="Text_20_body">Alarmed, I looked back at Kuba. He shrugged his shoulders, and Volodya Gourevitch declared that I was to be Captain of the School 13 CJI team. The throb of pulsation became more distinct and moved from inside the nose into the nape, where I felt it after that publication of the anonymous story signed by my name in <text:span text:style-name="Emphasis">The Pioneer </text:span>magazine…</text:p>
      <text:p text:style-name="Text_20_body">A month later the CJI team of School 13, quite unexpectedly, won their first game. In the initial contest of the game, exchange of greetings, Kuba and I came on <text:soft-page-break/>stage in real tails and bicorns borrowed from auntie Tanya’s Costume Room at Club. Napoleon (acted by me) in his swell attitude – the right hand in his tails breast, the left one balled and pressed to the back above the buttocks, recited the famous line: </text:p>
      <text:p text:style-name="Text_20_body">“Moscow! The sound of your name holds volumes for a Russian heart!” </text:p>
      <text:p text:style-name="Text_20_body">Then, abruptly shedding off the poetic enchantment, I turned to Marshal Murat and ordered, “Burn Moscow down!” </text:p>
      <text:p text:style-name="Text_20_body">Kuba sniffed up his nose and replied, “No problem, Sire! As you wish!” </text:p>
      <text:p text:style-name="Text_20_body">The audience rocked with laughter and the rest of our team appeared on stage in casual clothes and bicorns made of Whatman paper under a merry air by the button-accordion from behind the scenes. We acted a couple of jokes more, won the contest and, eventually, the whole game. </text:p>
      <text:p text:style-name="Text_20_body">In that same merry-go-happy, fine and dandy, way, we reached the final held in May, because everyone had learned already that we were a strong team, and if not to laugh at our jokes then to whose else? </text:p>
      <text:p text:style-name="Text_20_body">In every game at the contest of Captains, I acted some kind of Napoleonic postures adding a Mussolini-like pull to my chin, right to left and up, to win the willing guffaw of the audience. </text:p>
      <text:p text:style-name="Text_20_body">The only thing I did not like was that the script for our victorious start-up was copied from TV. We simply aped the performance of a CJI team who played on Central TV a few years before. Volodya Gourevitch though met my scruples with loud laughter and proclamation about winners exempt from condemnation. Yet, all the same, it was like dubbing your name under the stuff by another guy. </text:p>
      <text:p text:style-name="Text_20_body">So, the concluding seconds in the final game were running out and Jury Chairman, aptly pumping up suspension, read on his mike, “…And the season's winner... becomes the CJI team of School … 13!” </text:p>
      <text:p text:style-name="Text_20_body">Still not believing in what has been just announced, I, together with the whole hall, shouted, “A-a-a!” and turned to our team to see that all of them were galloping towards me – both Kuba, and Skully, and Sasha Uniat from the ninth grade, and Sasha Rodionenko from ours, and everyone else roaring “A-a-a!” on the run. </text:p>
      <text:p text:style-name="Text_20_body">And suddenly, instead of them, white light in between blue curtains flew at me. I did not immediately realize that they were the fluorescent lamps above the stage, a-swaying to me and back. Our team was tossing me in the air… </text:p>
      <text:p text:style-name="Text_20_body">The following year the victory again was ours, yet no Captain tossing performed… </text:p>
      <text:p text:style-name="Text_20_body">Already in the tenth grade, before the graduation, we reached the finals, yet lost to the prestigious School 11. At that concluding game, we once again re-played performance of a CJI team on Central Television from the current year. The game on TV still was too fresh in the memory of many, and we were accused of brazen plagiarism... </text:p>
      <text:p text:style-name="Text_20_body">However, all of that was still in the lap of the future, when I was listening to the fiery speech about the change of school generations, and the throbbing pulsation moved from my nose to the back of my head. </text:p>
      <text:p text:style-name="Text_20_body"><text:soft-page-break/>With amazement, I thought of fancy swerves in tides of fate that could uplift you, in just a single day span, from a trampled skier to Captain, dammit! </text:p>
      <text:p text:style-name="Text_20_body">So, there're no grounds for grumbling about monotony in <text:span text:style-name="T102">the course</text:span> of events I was destined to undergo. It’s only that from that day, my flawlessly Roman nose remained a bit turned to the right… </text:p>
      <text:p text:style-name="Text_20_body">Destiny, aka fate, aka fortune, ain't in favor of a beeline course but prefer some wiggly sine curves, like a drunk alky, and, to make it funnier, swings up and down …crest—trough… peak—pothole. </text:p>
      <text:p text:style-name="Text_20_body">One day ago, for example, Volodya Gourevitch, laughing his loud merry laugh, handed me a card posted on School 13 in my name. It was sent by the ninth-grader girl-like-adult who participated in the Regional Olympiad of Physics and now sent her congrats on our victory at CJI concluding with a screwed-in quotation from Mayakovsky: </text:p>
      <text:p text:style-name="Text_20_body">“Shine everywhere, always shine!..” </text:p>
      <text:p text:style-name="Text_20_body">Something kept me from answering the card, either the heinously joyful School Pioneer Leader’s laughter or my being ashamed at her unawareness that more than once I had unbuttoned her green coat under my blanket on the folding couch-bed shared with my younger brother. </text:p>
      <text:p text:style-name="Text_20_body">And just a couple of days later I went to Peace Square because my sister told that by that building where in summer they sold<text:span text:style-name="Emphasis"> kvass </text:span>from the two-wheeled yellow barrel-trailer, they put a booth to refill ballpoint pen ampoules for just ten kopecks. Such ampoules, for both short and long ball pens, you could buy in bookshops but at the double price – for twenty and twenty-two kopecks apiece. </text:p>
      <text:p text:style-name="Text_20_body">Riding a streetcar on my way back, I stood by the large poster behind the glass wall in the driver’s cab, as big as a spread-out newspaper only the title much longer: “Rules For Streetcar Usage in the City of Konotop of Sumy Region”. As if other cities had different rules, eh? Or if anyone but me had ever read the articles in those Rules… The rules on how to correctly ride a streetcar… on paying 3 kopecks for a ticket… and who you’re supposed to cede your seat to… And the concluding article about the measures of administrative penalties up to the three-ruble fine if being caught without a ticket. A good quality paper in that poster, so glossy and obviously thicker than the common newsprint… </text:p>
      <text:p text:style-name="Text_20_body">The conductors with their puffy bags on gunny straps had since long disappeared from the streetcars. And the tickets were replaced with paper coupons sold by drivers through a small hole in the cabin door. The stupidly located hole made you bow way too low when buying coupons, yet for a driver seated in the cab, the height was comfortable enough. </text:p>
      <text:p text:style-name="Text_20_body">And in the streetcar walls, between the windows, they fixed small boxes with lever-handles. You insert your coupon in the slot of a box, pull the lever–click!–your slip's marred by punched holes which, if closely scrutinized, made up a pattern of a digits. Occasionally, a couple of inspectors boarded the streetcar at the stops asking the passengers to deliver their coupons and checked those digits. Because in Tramway Depot, they periodically changed the pattern in the levered boxes: ain’t it smart? </text:p>
      <text:p text:style-name="Text_20_body"><text:soft-page-break/>Yet, any smartness could be outsmarted and some bilkers kept by them a handful of used coupons to travel for free, and when addressed by the inspector they would present a whole bunch of paper trash angled from their pocket, “How could I know which one is from this streetcar? Look yourself for the right one…” At times some too stubborn ass of an inspector might start to kick the dust up because after a month of riding in the pocket many a coupon got travel-fretted. However, they would sooner give up and move along to the next passenger… </text:p>
      <text:p text:style-name="Text_20_body">So, under those Rules, I stood, although there were vacant seats, it’s only that in winter standing seemed warmer than sitting. </text:p>
      <text:p text:style-name="Text_20_body">Some familiar guy boarded at the stop in Zelenchuk Area. Although I didn’t know him by his name, he was from the graduating class at our school, and a couple of times I saw him in Club too. Well, so he moved near. Hey. Hey. How’s all? So-so. And we went on standing silently. </text:p>
      <text:p text:style-name="Text_20_body">Then I saw the jerk started clamping me as if I was a girl. On the right, there's the window with the handrail across it and the driver cab behind me, with those darn Rules above another handrail. Now, the clown grabbed those two handrails and pressed me into the corner. </text:p>
      <text:p text:style-name="Text_20_body">“Piss off! Stop horsing!” says I, but he only giggled and squinted his stupid eyes, yet didn’t let me go. Such a shame. I looked at the passengers. They were not many, like, about a dozen and everybody, as if mimicking each other, was looking out of the windows intently so, like, on an excursion to a famous city, like, something could be seen through the ice-coated panes. </text:p>
      <text:p text:style-name="Text_20_body">To put it short, I barely managed to wriggle out of his grip and stood on the steps by the cab door. There, I had to put my clothes in order because of both the jacket and the sweater, well, everything up to the naked skin, got jerked up. Some stupid asshole, if so was your bent, go and enroll the Greko-Roman wrestling group at the Club Gym and rub against your partners on the mats. But what a humiliation for the big-time CJI Captain getting into a such sinusoidal flop!. </text:p>
      <text:p text:style-name="Text_20_body">And the next breathtaking crest rolled up end April at the All-Union military-patriotic game Zarnitsa, aka “Heat-Lightning”. Nominally, the game was for pioneer organizations but still involved all the senior classes. And I was appointed Commander of the United Formation at School 13! </text:p>
      <text:p text:style-name="Text_20_body">No paper shoulder straps, no division into “blues” and “greens”, and everyone should have by themselves a knapsack with the field ammunition: a bowl and spoon, a needle and thread. After the line-up in the schoolyard where a PE teacher, Ivan Ivanovich, checked a pair of knapsacks for the presence of the told items, we went along Bogdan Khmelnitsky Street, past Bazaar and turned into Budyonny Street. There we passed the Plant Park and went down to the Swamp, aka Grove. Thick fog was hiding progress of the column on march. </text:p>
      <text:p text:style-name="Text_20_body">We stopped at the Grove and the PE teachers – Ivan Ivanovich and Lyubov Ivanovna – opened a sealed envelope with the directions for our further route and mission. The column proceeded to the bridge in the high railway embankment. Besides the main tracks, there was a sideway, branching from under the bridge to <text:soft-page-break/>the Meat-Packing Plant, we followed that lone track and outflanked the Grove from the left. </text:p>
      <text:p text:style-name="Text_20_body">The fog was thinning and through its rising wisps, there peeped fragments of a bumpy field. Ivan Ivanovich roared “To attack!” and we ran across the field shouting “Hurray!” I ran amid the disordered crowd and didn’t feel my body, which, like, dissolved in the general stampede and of all my senses there remained only the sight relaying sketchy pictures of torn fog locks over bumps and tussocks jumping before and past me… </text:p>
      <text:p text:style-name="Text_20_body">Then we stopped not far from Podlipnoye in the field with occasional mighty-trunk elms. The fog cleared up completely, and the day became glad and sunny. A real army field-kitchen arrived from the village and we were fed with hot soup. </text:p>
      <text:p text:style-name="Text_20_body">Then after a short-cut march through the Grove, we returned to our schoolyard and lined up again. As the commander, I stood to face the ranks, ranging from the sixth to the tenth-graders, and some unknown cameraman shot us, buzzing his hand camera. </text:p>
      <text:p text:style-name="Text_20_body">The following Monday Volodya Sherudillo mockingly (but very funny) acted me facing the ranks of my schoolmates, a slouch-shouldered weakling with a stoop but, whenever the camera turns my way, I'm bravely thrusting my chest out and stretching at attention almost to tiptoes. </text:p>
      <text:section text:style-name="Sect1" text:name="Section81">
        <text:p text:style-name="List_20_Paragraph"><text:bookmark text:name="span79"/>(…at times I wonder if not for the daily fetching water from the pump to our <text:span text:style-name="Emphasis">khutta</text:span> – might I have still become for at least an inch taller than the fourth in the line of boys when our class fell in at PE classes?..)</text:p>
      </text:section>
      <text:p text:style-name="Text_20_body">That spring I had a dream of a long journey and by no other means if not a raft. Most likely, I was impressed by the Tour Heyerdahl’s <text:span text:style-name="Emphasis">The Kon-Tiki Expedition.</text:span> The dream was shared with Kuba and Skully, and they approved it, yeah, that would be great, they said. And we even began to discuss the details of its realization. If, say, the raft was built on the Seim river then, carried by its flow, we would reach the river of Desna and farther downstream to the mighty Dnieper, that flowed to the Black Sea. And the journey should be completed before August when Kuba had to leave for entrance examinations to the Odessa Sea School and Skully to some Mining Technical College in Donetsk. </text:p>
      <text:p text:style-name="Text_20_body">The dream lasted for two weeks, and then it began to wither. Problems of growing magnitude cropped up in the way of bringing it to life. Well, suppose we’d made a deal with the watchman in the pine forest on the Seim river. Then how to move a heavy log from the forest to the river? Dragging it for half-kilometer? But when constructing a raft, you needed more than a log or two. </text:p>
      <text:p text:style-name="Text_20_body">Eventually, I ran into a thought which shattered the dream irreparably, into fine useless shreds. Because I remembered that on the Dnieper, following the Lenin’s GOERLO plan, they had built several hydro-electric power stations whose dams across the river put raft navigation out of question. Dismantle the raft and drag it, log by log, to bypass each dam? Damn!. I did not tell my friends about the incompatibility of the advanced electrification with our beautiful dream and simply stopped discussing it with them… </text:p>
      <text:p text:style-name="Text_20_body"><text:soft-page-break/>Volodya Gourevitch made another fiery speech and declared it was time to annul the hegemony of School 11 at the city Ballroom Dancing Competitions. At the first training of the group of ballroom dances, there were formed five pairs of willing dancers from both eighth grades. Volodya Gourevitch demonstrated us waltzing in the ballroom style, after which he played his button-accordion for us to dance. </text:p>
      <text:p text:style-name="Text_20_body">Skully dropped out at once without any explanation except for he just did not want to. Kuba and I lasted longer, but very soon the group of prospective hegemon-busters disintegrated. And really what’s the point in going on, if my partner, Natasha Grigorenko, after finishing the eighth grade was moving to School 12 whose Math and Physics specialization boosted its students' chances for entering some Institute on graduating it?. </text:p>
      <text:p text:style-name="Text_20_body">End May, Kuba and I had a bike ride to the Bay Beach on the Seim river to open the swimming season. It turned out that twelve kilometers of riding a bike by the even path alongside the railway embankment, was not an overly exhausting exercise… </text:p>
      <text:p text:style-name="Text_20_body">On the beach, there was not a single soul except for us and our bikes dropped on the sand. And the water was still too chilly, but we took a swim all the same. Then from the nearby bushes there droned the buzzing swarms of mosquitoes who hungrily stung us from all the sides and very badly too. Probably, we had just fallen out of the habit during the winter. To get rid of the blood-suckers, we tried burying ourselves in the sand, but the sand was also too cold and didn’t protect from the bites of those flying cannibals. Our crazy cries echoed in the empty beach, and then we had another swim and rode back to Konotop. We didn’t know yet that life, actually, is a series of losses, but felt that from that beach our ways parted… </text:p>
      <text:p text:style-name="Text_20_body">Yes, that year School 13 was hegemonic in everything except for the ballroom dancing. We even won the city competition at the concluding stage of the All-Union Game 'Zarnitsa'. </text:p>
      <text:p text:style-name="Text_20_body">On a Sunday, the teams from city schools, six people each, under the supervision of their PE teachers, went on a one day hike to the forest near the Seim. There were all sorts of competitions: for the transportation of an “injured” without a stretcher, for putting up a two-man tent, for skillful bandaging… </text:p>
      <text:p text:style-name="Text_20_body">My part in the competitions was measuring distances by eye. The umpire asked how many meters were to the tree over there, and then silently recorded the participants’ estimations. I was following changes in his facial expression. </text:p>
      <text:p text:style-name="Text_20_body">Someone said the distance was twenty meters. The umpire lifted his right eyebrow, the guess seemed an overshoot. To the estimation in fourteen meters, the umpire’s mouth dropped its left corner – not enough. So I called out the average – seventeen meters. After everyone got through their attempts, the umpire checked his records and announced that the most accurate was my guess – I didn’t need a tape-meter… </text:p>
      <text:p text:style-name="Text_20_body">However, everything was to be decided in the concluding contest of boiling water on the fire in a ten-liter tin bucket. No favoritism would help out, neither reading of facial expressions. </text:p>
      <text:p text:style-name="Text_20_body"><text:soft-page-break/>The start given, the matches stroke matchboxes by the brushwood mounds readied for bonfires. </text:p>
      <text:p text:style-name="Text_20_body">Dense white smoke gave way to crackling flames – it’s time to hang the bucket over the fire and feed the firewood to it; the drier, the better. </text:p>
      <text:p text:style-name="Text_20_body">The red tongues of fire fluttered unsteadily under the bucket, licking its tin, painting it black with soot. The bastard of a wind! So much of flames driven away from under the bucket... The team of School 12, trying to control the situation, held a blanket in their hands, sort of a screen to block the wind, prevent its playing with the fire. But we? Our PE teacher Ivan Ivanovich, a wartime soldier and an experienced fisherman, scornfully waved aside their smartness. That’s all bullshit! Get more brushwood, the drier and smaller, the better. Put it over that side! </text:p>
      <text:p text:style-name="Text_20_body">No textbook presented me with a clearer and more memorable idea of water-boiling stages. Heating; light steam over the water; formation of tiny bubbles on the vessel walls; the bubbles float up forming an agitated foam and, at last, the water in the bucket started to bump up, shake, jump and splash, it gushed the white steam up. </text:p>
      <text:p text:style-name="Text_20_body">The umpire clicks his stopwatch. Hooray! We are the first!. And School 12 still about their bucket <text:span text:style-name="T103">ogling</text:span> the bubbles on the tin walls… </text:p>
      <text:p text:style-name="Text_20_body">The competition over, the teams boarded the buses. Except for those who wished to spend the night in two large tents, and in the morning the bus would come to take them back to Konotop… </text:p>
      <text:p text:style-name="Text_20_body">At twilight, I left the glade with the tents and went deeper into the forest. In general, it was the same as at the Object, only more deciduous than coniferous. </text:p>
      <text:p text:style-name="Text_20_body">Casting an appraising look around, I took a leak. Suddenly, some part of the forest next to me came into motion separating from the picture of stillness in the late evening woods. What’s happening? </text:p>
      <text:p text:style-name="Text_20_body">The eye, perplexed at the unaccustomed sight reported nothing to the stunned mind until the thing little by little assumed a certain form and consistency… Wow! That’s a moose! What a whopper! And it had been standing so nigh… Looking after the giant disappearing among the trees, I thought it was not in vain that I did stay for the night. </text:p>
      <text:p text:style-name="Text_20_body">At night I regretted my staying there. Because of inexperience and unbridled individualism, I had lain down next to the canvas wall of the tent, becoming the last in the line of guys preparing for the night. The night chillness woke me up an hour later and forced to press my back against the last but one guy in our sleeping group to feel at least a drop of warmth. </text:p>
      <text:p text:style-name="Text_20_body">In the small hours, chilled down to the point of freezing, I got out of the tent when the night darkness hardly started to turn gray. The ashes of the fire next to the tents were dead, but a couple of youths still sat near it – a girl and a boy. Probably, being foolish like me, they had tried sleeping at the edges and not in the midst of the group in their tent… </text:p>
      <text:p text:style-name="Text_20_body">No bus came after us. Instead, a “goat”-Willys with a canvas top drove into the glade, and we were told there happened some pickle. The collapsed tents and four <text:soft-page-break/>girls filled all the room there was in the vehicle, and the rest had to go to the city on foot, carrying the two tent pillars that also needed transportation to the House of Pioneers, yet did not fit into the “goat”. </text:p>
      <text:p text:style-name="Text_20_body">It turned out that twelve kilometers on foot were a damn long distance, especially when dragging along a wooden tent pillar even if not too heavy. </text:p>
      <text:p text:style-name="Text_20_body">The guys from School 12 soon disappeared from view together with their pillar, and we lagged diminishing in numbers because some people went ahead and we never caught up with them, neither saw them that day. </text:p>
      <text:p text:style-name="Text_20_body">When we reached a streetcar stop in the city outskirts there remained only three of us: I, my classmate Sasha Skosar, and the smooth pillar of pinewood coated with green paint. </text:p>
      <text:section text:style-name="Sect1" text:name="Section82">
        <text:p text:style-name="List_20_Paragraph"><text:bookmark text:name="span80"/>(…I remember that we were stunned with fatigue and too weary even to keep up a chat when reaching the streetcar stop nearby the Tram Depot, which memory leaves me indifferent. Perhaps, any kind of sentiment got dulled by multiple repetitions of that same state in my following life. However, the picture of a moose dissolving in the twilight among the trees, I can vividly see even now and it brings a little smile to my lips – hey, Mr. Whopper, pass my best to Bambi!..) </text:p>
      </text:section>
      <text:p text:style-name="Text_20_body">In spring Father changed his workplace. He moved from his job of a locksmith at Car Repair Shop Floor of the KaPeVeRrZe to Shop Floor 19 at the Konotop Electro-Mechanical Plant, aka KEMZ, aka the “Red Metallurgist” Plant, to embrace the same position there. </text:p>
      <text:p text:style-name="Text_20_body">The salary of workers at KEMZ was a trifle higher. I did not know for how much though because I never was interested in such matters; after all, Father and Mother were in charge of getting money. I had cares of my own being up to my chin in CJI, and Club, and all sorts of Groups, not to mention the books non-stop exchanged at the library. Well, kerosene and water fetching were also my duty, but if they needed something from the Nezhin Store, let them send Natasha or Sasha… </text:p>
      <text:p text:style-name="Text_20_body">Besides his salary, Father earned some side money by repairing TV sets considered hopeless cases even by the specialists at the TV Repair Atelier. About once a month, coming from work, he would collect his pot-bellied satchel of green leatherette with a multimeter tester, the soldering iron, some radio spare parts, and other equipment, and leave until late at night. </text:p>
      <text:p text:style-name="Text_20_body">Then he’d come back, pretty sozzled, and hand to Mother a crumpled three rubles of earnings. In reply to all her <text:span text:style-name="T105">criticizing</text:span> rhetoric for his disgraceful alcoholic propensity, he'd staunchly keep to the same, unbeatable clue, “Was my drink on you?” Probably, Mother’s eagerness to upgrade his moral standarts was based on her suspicion of two more rubles stashed away by Father, I don't know, I've never been keen on monetary matters… </text:p>
      <text:p text:style-name="Text_20_body">Sometimes, the procedure lasted for two evenings. If so, on the first one, Father came back home sober with neither money nor his satchel left at the client’s <text:span text:style-name="Emphasis">khutta </text:span>until the end of the repair. </text:p>
      <text:p text:style-name="Text_20_body"><text:soft-page-break/>Critically complicated cases were delivered to our<text:span text:style-name="Emphasis"> khutta</text:span>. Father put the dead box on the table under the only window in the room, took off its case to place it out of way onto the wardrobe and the tabletop held only the entrails now – the electronic tube within the skeleton of aluminum panels with the thick growth of divers radio lamps. He would turn it over and over, checking from all sides, muttering, “Well, so what’s that that you want then? Eh, sweetheart?” </text:p>
      <text:p text:style-name="Text_20_body">In the dead of night, I would be waked by sharp hissing – Father, in the niggardly light from the desk lamp, had brought bouncing white stripes to flick across the tube screen. “So, that’s why you couldn't shoot, girlie! Not loaded!” </text:p>
      <text:p text:style-name="Text_20_body">Then, for a couple of days, we watched the repaired TV because its screen was wider than that of ours until the owner came to take back home the box he’d almost crossed out from his life. So, it’s not in vain that Father made the filings of those <text:span text:style-name="Emphasis">The Radio</text:span> magazines… </text:p>
      <text:p text:style-name="Text_20_body">Mother also wanted to change her job but couldn’t find any. It was Father who helped her to get a job at KEMZ. He repaired the TV of Personnel Manager there, and when asked about the charge, Father answered he did not want money, let his wife be given a job at the plant. </text:p>
      <text:p text:style-name="Text_20_body">Personnel Manager replied, “No problem, bring her.” </text:p>
      <text:p text:style-name="Text_20_body">At first, Mother could not believe it, because six months before that same Personal Manager flatly turned her down saying there were no prospects of any jobs there. </text:p>
      <text:p text:style-name="Text_20_body">When the parents came together, Personal Manager suggested Mother apply for a presser at Pressing Shop Floor. Though they worked in shifts there, the salary depended on the production output, and no one took home less than a hundred rubles. While Mother went to his secretary to fill the application form, Personal Manager laughed and told Father that he remembered her, but the previous time he thought she was pregnant. Women in a family way were not supposed to be given a job, after a month of working they'd get a year of paid maternity leave. Personal Manager wouldn’t be petted for admitting the pregnant but, as it turned out, so was her bodily structure. </text:p>
      <text:p text:style-name="Text_20_body">That way Mother became a presser at KEMZ. Her job there was filling all kinds of molds with special powders to be melted with the heating press and transformed into this or that spare part of plastic. She worked two shifts – a week from eight to five, the following one from five to half to twelve, because of the shortened break for meal. </text:p>
      <text:p text:style-name="Text_20_body">In summer the press radiated infernal heat, and the molds were awfully heavy all year round, replacing them on the press was a strenuous job. Late at night, the Konotop streetcars ran all too rarely, it took long waits to get from KEMZ to the Under-Overpass after the evening shift. But worse of all was pressing things of the glass wool. The fine glass dust made its way through the protective robe giving unbearable itch all over the body and even the after-shift shower did not really help. </text:p>
      <text:p text:style-name="Text_20_body">Yet, as a silver lining to that cloud, both in our <text:span text:style-name="Emphasis">khutta </text:span>and in the yard there appeared a whole bunch of different boxes and thingamabobs made of plastic of <text:soft-page-break/>different colors because Mother brought home the defectively pressed spare parts or those dented at pulling out from their molds. </text:p>
      <text:p text:style-name="Text_20_body">So what if that one had a chink in the corner? Look, what a classy modern ashtray it makes!. Even Zhoolka got a nice ribbed basin for drinking water... All that because “The Red Metallurgist” production was supposed for all kinds of units and safety systems in the mining industry. </text:p>
      <text:p text:style-name="Text_20_body">“Mom,” asked I, seemingly under the impression from some of the nihilist-authors, “What’s the meaning in your life? Why do you live at all?” </text:p>
      <text:p text:style-name="Text_20_body">“Why?” answered Mother, “To see how you grow up and become happy.” </text:p>
      <text:p text:style-name="Text_20_body">And I shut up because at times I had brains enough not to be too clever… </text:p>
      <text:p text:style-name="Text_20_body">The changes were taking place not only in our part of the<text:span text:style-name="Emphasis"> khutta.</text:span> One of the grannies-sisters from the Duzenko’s part returned to her village, and the other moved to her daughter’s, somewhere in the five-story blocks of the Zelenchuk neighborhood, so that they could rent her <text:span text:style-name="Emphasis">khutta</text:span>. A single mother, Anna Sayenko, together with her daughter Valentina moved in as the lodgers. </text:p>
      <text:p text:style-name="Text_20_body">Valentina was a year older than me but didn’t look so because of being short, red-haired, and skinny. Her nose was pretty long though. In the evenings, she came out to play cards with the three of us, the younger and me, on the wide bench under the window overlooking the two stairs of their <text:span text:style-name="T105">porch way.</text:span> A very comfortable bench it was – you could safely lean your back against the adobe-plastered wall of the<text:span text:style-name="Emphasis"> khutta</text:span> coated with ancient whitewash which left no traces. </text:p>
      <text:p text:style-name="Text_20_body">During the game, taking advantage of the gathering twilight, I touched Valentina’s shoulder with mine. So soft it was… And everything began to swim… She mostly withdrew, but sometimes not immediately which made my pulse throb quicker, louder, and hotter. But then she stopped coming out for the game. Probably, because of my pressurizing her shoulder too tight… </text:p>
      <text:p text:style-name="Text_20_body">From the Duzenko’s son-in-law, Father bought the smaller of the two sections inherited by the geezer in the common shed. It was the lean-to on the left, next to the Turkov's fence. Once upon a time, they kept a pig there and, to make it warmer, plastered its outside walls with cob. </text:p>
      <text:p text:style-name="Text_20_body">Father replaced the Ruberoid roofing felt with a tin roof, though not of new tin, of course. Watching how dexterously he knocked his mallet interlocking the panels of tin, I was amazed at how many skills he had, and also tools for each particular job. Take those tin-cutting scissors, for example, nothing of the kind you could find at stores. No wonder that Skully, whenever in need of a tool, popped up in our<text:span text:style-name="Emphasis"> khutta</text:span>, “Uncle Kolya, gimme the hand-drill.” “Uncle Kolya, may I borrow a needle file for a while?” </text:p>
      <text:p text:style-name="Text_20_body">In the wall opposite the entrance to the acquired section, Father inserted a hinged glazed frame like that in the veranda. The electric wiring was run from our part in the shed, which was the section next to it. </text:p>
      <text:p text:style-name="Text_20_body">Uncle Tolik applied at his workplace for waste crates, in which chopper spare parts were brought to the RepBase. Those crates were remodeled into the flooring shields. Thus, the lean-to became Father’s workshop equipped with a workbench <text:soft-page-break/>and vice and everything needed. And the space by the wall, where the sloped roof did not allow to stand at your full height, became the stable for Uncle Tolik’s “Jawa”. </text:p>
      <text:p text:style-name="Text_20_body">With the motorbike moved from our old section in the shed, it grew roomier, even though the remaining crate planks were stacked under its gable-roof. </text:p>
      <text:p text:style-name="Text_20_body">As usual in summer, the leaves of the door between the kitchen and the room were taken out of the <text:span text:style-name="Emphasis">khutta</text:span> because shutting the door in hot season left there no air for breathing, and those leaves were placed upon the planks beneath the shed roof. </text:p>
      <text:p text:style-name="Text_20_body">A heap of insignificant, unnecessary details, eh? Yet, all those moves had a tremendous effect because when giving it a proper thought, you’ll find a way for cardinal improvements... And now, with a mattress placed upon the door leaves, the shed section became my summer dacha. </text:p>
      <text:p text:style-name="Text_20_body">The bed-upon-the-door was about at the same level as the upper sleeping bunk in a train car compartment, yet wider. On the nearby wall, Father fixed a sliding lamp with a tin shade, and I could read at night as long as I chose. Besides, I equipped my dacha with a small radio receiver “Meridian” presented to Father by a customer delighted with the resurrection of his TV. The generous gift, of course, was not working, yet in a couple of weeks, Father found the necessary spare parts and my place became the second to none. You could read whenever you wanted and, for a change, listen to the radio. And, most importantly, no one around to start carping, “When will you turn off this light already?!” or, “Enough of that hurdy-gurdy!” </text:p>
      <text:p text:style-name="Text_20_body">So, in that elevated position, all alone, was lying I next to the cone of the light shed over the pages in an open book till midnight and past it in the serenity of summer night. The dog barking in the yards of <text:span text:style-name="Emphasis">khuttas</text:span> on the nearby streets did not count <text:span text:style-name="T107">because</text:span> it was just part of it. </text:p>
      <text:p text:style-name="Text_20_body">One of them would start for another to snap up, and then still another continued the chain reaction of barking that floated far and wide over the Settlement. Only our Zhoolka hardly ever took part in their concerts, having grown too old and lazy. </text:p>
      <text:p text:style-name="Text_20_body">And, just a thought, what if you put together all the dog barking, adding even that beyond your hearing, eh? I mean, now the Settlement dogs had calmed down for a stretch, yet the dogs in Podlipnoye kicked up a fit of barking rising and flowing on the night air and so on and on, over into the next regions, countries, and continents. It turns out then that, as a whole, dog barking would, probably, never subside on the Earth, right?. And that’s what they call the Planet of Humans!. </text:p>
      <text:p text:style-name="Text_20_body">The best time for turning the receiver on was past midnight. Firstly, it’s when they broadcast “The Concert After Midnight” in which there was not only aria's by Georg Ots but Din Reed's hits too. The concert was followed by another one – “For Those in the Sea”, from one till two o’clock, meant for the sailors of merchant ships and fishing trawlers. That’s when they put real rock’n’roll on air. This was understandable though because round the clock transmission of Russian songs sung by Lyudmila Zykina and Josef Kobson were not enough to make happy the sailors who had seen the life overseas. And from about four till almost six, there was jazz. Just two-three musicians: a piano, a double bass, and a drummer, but what music they made! “And now listen to the number called ‘The Spring Mood’, <text:soft-page-break/>please…”, and there followed such a number – wow! Best of the best… Well, and six o’clock was signalled by the anthem of the Soviet Union after which the everyday “Mayak The All-Union Radio Station” poured out its everyday hurdy-gurdy till next midnight… </text:p>
      <text:p text:style-name="Text_20_body">Once I did not sleep all night long, because at dawn I had to raid the outskirts by the Swamp foraging for our two rabbits and bring as much hay as my bike could carry from those stacks along the Grove edge. The rabbits were given by Skully, who kept a lot of them in four or five cages, and Father told me to procure food for the presented pair. </text:p>
      <text:p text:style-name="Text_20_body">And, after the raid, I thought that the day had already begun, and why not to find out for how long I could go without sleep and somewhere around noon, when I was playing chess with Seryoga Chun on the porch of their <text:span text:style-name="Emphasis">khutta,</text:span> next to the water pump, I felt that the sounds of talking came to me as if from afar or, like through some woolen wall, and that I couldn’t follow what exactly they were telling me. However, I still managed to somehow find my dacha…compartment up…sleeping bunk in…section the… </text:p>
      <text:p text:style-name="Text_20_body">When I got up it was daylight around – already or still? I went to the kitchen in our<text:span text:style-name="Emphasis"> khutta</text:span>. The cuckoo clock on the wall wagged the pendulum and showed half-past five and in the tear-off calendar was the new day date. So, my sleep lasted longer than 24-hours?!.</text:p>
      <text:p text:style-name="Text_20_body">Everyone laughed and said, “Phew! That’s a champion sleeper!” Then it turned out that it was Uncle Tolik’s prank to tear off an extra page in the calendar, while I was sleeping... I mean, them those rabbits also did not stay with us for long… </text:p>
      <text:p text:style-name="Text_20_body">On that Sunday, I once again went to the Seim by bike, but already alone. The familiar road shot past much faster under the spokes carrying nothing but my weight because of Sasha and Natasha were also coming to the Bay Beach by 2:10 local train, bringing a snack for me. </text:p>
      <text:p text:style-name="Text_20_body">How could I know that after cycling and swimming the appetite breaks fiercely loose? By noon my stomach fell in, I ground my teeth and looked away from family groups sitting on their blankets around the delicacies they brought along. </text:p>
      <text:p text:style-name="Text_20_body">How long was it to wait yet? And I pricked up my ears when from different parts of the beach different receivers tuned to the one and only “Mayak The All-Union Radio Station” announced what exact time it would be after the sixth sounding of “peee!” </text:p>
      <text:p text:style-name="Text_20_body">At last, 2:10 to Khutor Mikhaylovsky rumbled along the bridge over the Seim. Some ten minutes later, the first groups of the arrived folks appeared from the distant pine grove across the field. </text:p>
      <text:p text:style-name="Text_20_body">However, neither in the first wave of newly arrived nor in the following, my brother and sister never popped up. What the heck?!. Hadn’t we arranged that I would wait for them on the beach? Oh, I’d wolf a bull down, yes, I would, right away. </text:p>
      <text:p text:style-name="Text_20_body">Then Sasha Plaksin, who lived in Gogol Street opposite the water pump, came up to me to say that Natasha told him to tell me that they would not come because we <text:soft-page-break/>were going to the Uncle Vadya’s to celebrate his birthday and I had to come straight there. </text:p>
      <text:p text:style-name="Text_20_body">“Was that all? Nothing else?” </text:p>
      <text:p text:style-name="Text_20_body">“No.” </text:p>
      <text:p text:style-name="Text_20_body">Well, that’s also right – why stuffing up your stomach before a birthday party? And I started back to Konotop with my stomach stuck to my backbone… </text:p>
      <text:p text:style-name="Text_20_body">The familiar road no longer seemed to be short. The pedals grew heavy and I did not sprint anymore but wearily turned them under the cheerless song of robbers in the “Morozko” movie, circling creakily in my mind: </text:p>
      <text:p text:style-name="P33">“Oh! How hungry we are!. <text:line-break/>Oh! How awfully cold!.” </text:p>
      <text:p text:style-name="Text_20_body">The forest was over, the path along the railway embankment also ended, and there still remained about half of the way ahead. Never before had I really realized the meaning of “I wanna eat!”. </text:p>
      <text:p text:style-name="Text_20_body">When the big billboard “Welcome to Konotop!” appeared at the road bend, I felt that I could go no farther and turned into a grassy ditch stretching towards the nearby forest belt. And along the whole ditch, there was not a single blade of any edible grass, which ages ago we showed each other at the Object…nothing but sparysh and equally inedible dandelions…and those who-knows-whats, with uselessly dry shoots… I chewed the softer part pulled from inside the shoot. No, that’s not food…okay, just a little bit of rest in the ditch before the final leg to Uncle Vadya’s… I was the very first guest there. </text:p>
      <text:p text:style-name="Text_20_body">Before that summer day, I always wrinkled my nose at lard, and Mother would usually say, “Maybe, you’d like marzipan on a silver platter, then?!” And ever after, I knew there’s nothing tastier than a slice of lard on a piece of rye bread. </text:p>
      <text:section text:style-name="Sect1" text:name="Section83">
        <text:p text:style-name="List_20_Paragraph"><text:bookmark text:name="span81"/>(…not kosher for someone? Good news! The bigger my share…) </text:p>
      </text:section>
      <text:p text:style-name="Text_20_body">In July, the three of us, my brother and sister, and I went to the military-patriotic camp in the town of Shchors. The cards of admission were offered at our school, almost for free. So I had to put a pioneer necktie on again. </text:p>
      <text:p text:style-name="Text_20_body">Shchors stood aside from the major railway lines and it took about four hours to get there by a diesel train. There we fell into the rut of usual pioneer camp routine with its “stiff hour” after the midday meal, occasional walks through the small town for bathing in the narrow river under the railway bridge. Well, at least there was a library there… </text:p>
      <text:p text:style-name="Text_20_body">Once, there happened an unusual day though. After getting up in the morning, only guys came to the camp canteen, where Senior Pioneer Leader announced that our girls had been kidnapped and, after breakfast, we would go to the rescue. </text:p>
      <text:p text:style-name="Text_20_body">Wow! The old good game for kids, Cossack-Robbers, revised and bettered pursue following the arrows drawn on the sandy forest paths. </text:p>
      <text:p text:style-name="Text_20_body"><text:soft-page-break/>When the forest was over and replaced with the lined-up rows of a pine plantation, we came up to a crossroads and divided into small search parties, that scattered in different directions. </text:p>
      <text:p text:style-name="Text_20_body">In the company of two guys, I went to the right. The road returned to the forest edge and eventually led to a lonely hut enclosed within a knee-tall palisade. Probably, the Forester’s dwelling. </text:p>
      <text:p text:style-name="Text_20_body">Not a single breathing creature in the whole yard, not even a dog. Overpowering silence surrounded a readied coffin put on the ground with its lid leaning against the tree by the low plank-fence. </text:p>
      <text:p text:style-name="Text_20_body">Now, you don’t seem to have much of a choice after Grandma Martha’s regular reading of <text:span text:style-name="Emphasis">The Russian Epic Tales </text:span>to you, right? Of course, I stretched inside the coffin and asked the guys to cover me with the lid, just as hero Svyatogor asked his younger partner, hero Ilya of Murom, and they concurred. </text:p>
      <text:p text:style-name="Text_20_body">I lay for a while in the narrow darkness not scary at all but filled with the pleasant smell of fresh shavings. Then I wanted to move the lid off, but it did not yield to my pushes, supposedly, fixed with the weight of the guys who sat upon it restraining their happy giggles. </text:p>
      <text:p text:style-name="Text_20_body">I did not scream nor knocked against the lid. Familiar with the proceedings, I knew that any scream or shriek would only ring the coffin with an additional iron hoop, just like the Ilya’s smiting sword was adding them around the box which trapped Svyatogor. </text:p>
      <text:p text:style-name="Text_20_body">Silently, I waited in the darkness and then without any effort moved the lid aside into the desolate quietude of the deserted yard. No wonder the brace of those nincompoops felt spooky straddling the ominously silent coffin and fled… </text:p>
      <text:p text:style-name="Text_20_body">When I returned to the crossroads, everyone was already there and the kidnapped girls too, because it was time to go back to the camp for the midday meal… </text:p>
      <text:p text:style-name="Text_20_body">I did not stay there until the end of camp shift though because Senior Pioneer Leader got a telephone call from the Konotop City Komsomol Committee informing her that I had to go to the Camp for the Komsomol Activists Training in the regional center, the city of Sumy. </text:p>
      <text:p text:style-name="Text_20_body">On the last night before my departure, some local Shchorsian guys came to the camp to give me a beating. They even showed up in the bedroom ward windows to clarify with their gestures that I was a dead man already. Probably, I had flashed with an arrogant retort to one of them when bathing in the river under the bridge, or else some of the local girls, who also enjoyed the camp shift, had complained to them of my being too snobbish. The guys did not climb in though because of Senior Pioneer Leader’s presence. </text:p>
      <text:p text:style-name="Text_20_body">Later, she escorted me to the barrack of the platoon with my sister and brother to say goodbye before leaving early the next morning… </text:p>
      <text:p text:style-name="Text_20_body">At the training camp for Komsomol activists in Sumy, we, four guys from Konotop, lived in a tent with four iron beds on the sand floor, and two of our compatriot-girls shared one of the bedrooms in the long barrack-like building nearby. </text:p>
      <text:p text:style-name="Text_20_body"><text:soft-page-break/>Besides that building, there was also a separate canteen and a stage in front of rows of benches bounded by immature half-dead cob-webbed pine trees. </text:p>
      <text:p text:style-name="Text_20_body">Each morning we sat on those benches, taking notes of the lectures read to us – I am damned if I remember what about. And in the afternoon we idly lay upon the cloth blankets over our beds in the tent, which was just a tent with no shows of the magic shadow theater on any of its walls. </text:p>
      <text:section text:style-name="Sect1" text:name="Section84">
        <text:p text:style-name="List_20_Paragraph"><text:bookmark text:name="span82"/>(…we do loose worlds when growing up…) </text:p>
      </text:section>
      <text:p text:style-name="Text_20_body">I was the youngest in the Konotop group and just listened when the elder guys gave out their chin music about in what way the latest make of Volga was better than the out-modish Pobeda, and how to rightly break a motorcycle in, as well as about a guy in their neighborhood who got married at the age of eighteen. Imagine that moron! Married, when he still should be playing football with the guys in the yard… </text:p>
      <text:p text:style-name="Text_20_body">Stretched on my bed, I had nothing to add to their confident discussions and just watched the Baturin highway rushing by my “Jawa” taken thee for the maiden ride or saw the grassy field by the garbage enclosure at the Object and us, ball-chasing kids, with our vain shrieks, “Here! Pass to me!” And I inwardly scoffed, recollecting ludicrous childish tales we told, in turn, each other about a hero footballer and the red band on his right knee because he was forbidden to kick the ball with it and umpires followed him closely otherwise goal posts were turned to splinters with his cannonball hits and goalkeepers taken away on the stretcher. </text:p>
      <text:p text:style-name="Text_20_body">Nah, sharing such prattle wouldn’t be welcome in the dampish cave of the tent with Komsomol activists dropped around over their beds... </text:p>
      <text:p text:style-name="Text_20_body">One guy from our tent could play the guitar which he borrowed from somewhere in the long low barrack building. All in all, his repertoire contained just two songs: a ballad about a city the way to which you’d hardly ever find, and people there were straightforward bringing up whatever they had on their minds, and they preferred their lovers’ hugs to the comfort of apartments, and a lively rock about skeletons walking in a file after enjoying some good stuff. </text:p>
      <text:p text:style-name="Text_20_body">However, even with so limited number of songs, he always had an audience; the guitar strumming attracted guys from the nearby tents and the girls from their bedrooms in the long building. </text:p>
      <text:p text:style-name="Text_20_body">I asked him to teach me guitar playing and he showed me the two chords he knew and how to beat out the rhythm of „eight“. Deep furrows from the guitar strings disfigured my left-hand fingertips. It hurt, but I still wanted to learn it so much. </text:p>
      <text:p text:style-name="Text_20_body">In the CJI game against the team from the Sumy group we lost, but not in the contest of greetings for which I didn’t plagiarize a single line from anywhere. We performed as aliens who had lost their way. </text:p>
      <text:p text:style-name="P33">“It was Mars we were going to!<text:line-break/>Yeah-yeah!<text:line-break/>It is you we’ve come to!<text:line-break/>Yeah-yeah!..” </text:p>
      <text:p text:style-name="Subtitle">~ ~ ~</text:p>
      <text:h text:style-name="P35" text:outline-level="1"><text:soft-page-break/></text:h>
      <text:h text:style-name="Heading_20_1" text:outline-level="1"><text:span text:style-name="T6">~ ~ ~</text:span> The Youth</text:h>
      <text:p text:style-name="Text_20_body">After that summer many of my classmates were not around anymore, they moved or went to different technical and vocational schools. Kuba entered the Odessa Sea School, Volodya Sherudillo became a student at the Konotop Vocational School 4, aka GPTU-4, which institution among Konotopers bore the unofficial name of "Seminary" turning its disciples into "the <text:span text:style-name="T106">seminarians</text:span>". Skully endeavored to enter some Mining School in Donetsk but eventually landed in the Konotop Railway Transportation College. </text:p>
      <text:p text:style-name="Text_20_body">The class parallel to ours at School 13 also lost about half of its students, and the remnants of 8 ”A” and 8 “B” were put together into the single ninth grade… </text:p>
      <text:p text:style-name="Text_20_body">On the first school day, after the ceremonial line-up concluded with the traditionally endless bell signaling the start of the first lesson in the academic year, our classroom was entered by Valera Parasyouk, handled Quak. He was a blonde tenth-grader running after some girl from the former parallel and popped up on the pretext of a <text:span text:style-name="T106">casual</text:span> visit just, like, to hello the guys. </text:p>
      <text:p text:style-name="Text_20_body">The Ukranian Language teacher, Fedosya Yakovlevna, handled Feska, with the straight parting in her colorless hair braided into a pitiful crown, came the second having ceded Quak about half-minute. Yet, full of sporting spirit, she indicated the door and ordered him to leave the classroom. Without much a-do Quak satisfied her demand, yet chose another, his own, way; he climbed onto the windowsill and departed by jumping off into the schoolyard. His black, well-polished, shoes flashed on the flight, kinda a bright goodbye . </text:p>
      <text:p text:style-name="Text_20_body">Not for nothing the Chemistry teacher, Tatyana Fyodorovna, handled Hexabenzyl, was in the habit of bringing those his shoes to our attention, "If a guy's shoes shine, that means he's looking after himself. Follow the example of Parasyouk whose shoes are always polished!" </text:p>
      <text:p text:style-name="Text_20_body">So, Fedosya Yakovlevna, aka Feska, closed the window left open by Valera Parasyouk, aka Quak, and called the class to pay no attention to his antics because he didn't belong here any more but transferred already to School 14 (which was the other of two schools in the Settlement) as long as he dwelt next to the mentioned school location and from now on he was the resident headache of teachers over there... </text:p>
      <text:p text:style-name="Text_20_body">The best way to learn the worth of new acquaintances and getting rubbed along with each other is doing some mutual job... After a week of classes, the senior grades at our school were instructed to report present in the schoolyard on Sunday morning equipped with buckets because we were going to help the kolkhoz in the Podlipnoye village with harvesting their crop. </text:p>
      <text:p text:style-name="Text_20_body">The day was glorious – a warm September day enjoying the bright sun in the blue sky. The clamorous column of students reached the edge of a cornfield and we were tutored on the technique of harvesting at hand. </text:p>
      <text:p text:style-name="Text_20_body">Pull the ear off the stem, tear off the long leaves of its sheathing and drop it in your bucket. When the bucket’s filled up, take it to the common cob of ears and pour <text:soft-page-break/>your share into it. The entirety of so simple actions becomes the process of "patronage assistance to a collective farm". </text:p>
      <text:p text:style-name="Text_20_body">Each patronizer was put before a row of corn stalks to go along and harvest the ears on their way to the other end of the field. And off we went in one united push, mingling the ear dubs at tin buckets' buttoms with cheerful juvenile yells, and the wise admonitions of caring teachers, and tangent yet loud bangs of thunderflashes thrown high in the cloudless sky… </text:p>
      <text:p text:style-name="Text_20_body">It did not take long before I noticed my lagging behind the general progress. So, hauling another filled bucket to the cob, I paid attention that not all the cornrows were clear of all the corn ears in them. It seemed, the instructors failed to be explicit enough and emphasize that our objective was not collecting all ears in the field, but to select best of the best, the most gorgeous cream of ears, so to say. </text:p>
      <text:p text:style-name="Text_20_body">Correcting my working practices accordingly, in no time I caught up with the main body of the patronizers, then got ahead, and overtook the avant-garde party which now grew to four advanced shock-workers. </text:p>
      <text:p text:style-name="Text_20_body">Being ahead of the common mass of laborers had a number of advantages. First and foremost, you didn't need to go back to the common cobs of the harvested corn ears. As soon as your bucket got filled, you just poured the ears on the ground, becoming the founder of a new cob for pending contribution of those coming later. </text:p>
      <text:p text:style-name="Text_20_body">A couple of guys from the avant-garde party chose the path of least resistance, throwing the ears from their rows in all directions, so as not to bother with husking them. I did not follow their best practices though because the field edge could already be seen in the distance. </text:p>
      <text:p text:style-name="Text_20_body">We went out to a fallow field, and for another half-an-hour lay prostrate in the grass, more fatigued by waiting for the general mass to join us than by our super-productive efforts… </text:p>
      <text:p text:style-name="Text_20_body">In September, the Arkhipenkos moved to Ryaboshapka Street near the RepBase who allotted to a turner of theirs, Uncle Tolik, together with his family an apartment in a five-story block. The mode of life in our <text:span text:style-name="Emphasis">khatta</text:span> turned more convenient because our parents went over to sleep in the kitchen… </text:p>
      <text:p text:style-name="Text_20_body">Soon after, there appeared a new tenant in the <text:span text:style-name="Emphasis">khutta</text:span> – Grigory Pilluta who had served his ten years for murder, and came back to his home sweet home. </text:p>
      <text:p text:style-name="Text_20_body">The slick forelock of dark hair screened his forehead and shaded the eyes in their steady stare down or aside. Silent and sullen, passed he the <text:span text:style-name="Emphasis">khutta </text:span>yard from the wicket to his porch way. </text:p>
      <text:p text:style-name="Text_20_body">His return from jail did not put end to the Pillutikha's concerts through the wall. Although one day, passing under their kitchen window, I heard his rude attempt at shutting up her stream of execrations pored against the whitewashed kitchen wall… </text:p>
      <text:p text:style-name="Text_20_body">In the dead of night, I was wakened by Father looming above me in the scarce light of the desk lamp. Mother stood in the doorway from the kitchen, and Sasha and Natasha looked sleepily out from under their blankets. </text:p>
      <text:p text:style-name="Text_20_body"><text:soft-page-break/>Father told me that Pilluta was breaking our entrance door armed with a knife, and I had to climb down out of the room window and bring two axes from the workshop in the lean-to. There was no time for dressing up – through the drown in <text:s/><text:span text:style-name="T109">black</text:span>ness kitchen there came sounds of heavy blows at the door on the porch, and thick drunken cries addressed to Mother, "Open it, bitch! I'll get your guts out!" </text:p>
      <text:p text:style-name="Text_20_body">I quickly brought the required tools and together with Father went to guard the door quaking under the blows accompanied by the animal bawls of Grigory Pilluta. How long would the rim lock last? </text:p>
      <text:p text:style-name="Text_20_body">We stood at the ready in our underpants and tank-shirts holding the axes in our hands. "Seryozha," said Father in a keyed-up voice, "when he breaks in do not hit with the blade, use the butt!" I felt scared, yet at the same time wanted Pilluta to break in sooner at last. </text:p>
      <text:p text:style-name="Text_20_body">He never did it. In the dark yard sounded Pillutikha's wails and assuaging male voice. It was Yura Plaksin, Grigory Pilluta's childhood chum from the<text:span text:style-name="Emphasis"> khutta</text:span> in Gogol Street, opposite the water pump. He took the drunk away with him... We left the axes by the door and went to sleep on. </text:p>
      <text:p text:style-name="Text_20_body">In the morning, I observed the deep scratches left by knife stabs in the gray paint coating of the entrance door. The good news it did not happen in winter, with the additional window frames inserted for warmth, those had no hinges and just sealed the whole of the window from inside, so how would I get out to the lean-to? </text:p>
      <text:p text:style-name="Text_20_body">Then Yura Plaksin came on a visit pleading not to inform the precinct militiaman about the incident... </text:p>
      <text:p text:style-name="Text_20_body">One of the axes stayed in the veranda for a long time, until Grigory Pilluta moved somewhere in the city from his mother's<text:span text:style-name="Emphasis"> khutta</text:span> to keep clear from the harm. Stupid indeed of his mother to wind him up, and then run after Yura Plaksin’s assistance, to save the obedient sonny from getting locked up again. </text:p>
      <text:p text:style-name="Text_20_body">Maybe, Grigory’s departure had other reasons as well, how could I know? Another guy's life is a dark abyss for those outside. Later, I sometimes met him in the city but never more in the yard of our <text:span text:style-name="Emphasis">khutta…</text:span> </text:p>
      <text:p text:style-name="Text_20_body">With the Pillutikha's death, the population in the whole <text:span text:style-name="Emphasis">khutta</text:span> grew drastically because Grigory sold his parental home to some newcomers from Siberia. </text:p>
      <text:p text:style-name="Text_20_body">That fact did not mean at all that they were Siberians themselves. You could go there from any Republic, just get recruited for work and – full ahead. </text:p>
      <text:p text:style-name="Text_20_body">The so-called "chasing the long ruble" was mainly steered in that direction because salaries in the uninhabited Taiga places were much higher. Folks were coming back with their suitcases packed with money to the gills, so were the rumors. If they could manage it, of course, I mean to return at all. The popular byword made it clear that "the longer the ruble, the shorter the life". </text:p>
      <text:p text:style-name="Text_20_body">One guy from the Settlement recruited to a mine beyond the Urals and in just six months they sent him back. There, in that mine, he was in charge of the machinery and equipment repair. Something stopped working, they switched the faulty contraption off and he crawled in to see what's up. At that moment the switch was turned on (they had forgotten he was inside or something) and the mechanism <text:soft-page-break/>chopped him so finely that he arrived to his parents <text:span text:style-name="Emphasis">khutta</text:span> inside a zinc coffin in the form of minced meat. </text:p>
      <text:p text:style-name="Text_20_body">In the Ballet Studio of Nina Aleksandrovna, he was a leading dancer, such a tall brunette. When performing the Moldovan Jock he jumped higher than others with his legs wide apart in the air to slap the ballet boots with his hands. And the Moldovan waistcoat of black silk with sparkling sequins suited so well his crispy dancing hair…</text:p>
      <text:p text:style-name="Text_20_body">The newcomers who bought Pilluta's half-<text:span text:style-name="Emphasis">khutta</text:span> had been recruited to Siberia neither from Konotop nor even from Ukraine. They spoke Russian and did not understand many local words. There were four of them – two childless couples, who divided the half-<text:span text:style-name="Emphasis">khutta</text:span> in further even halves. The somewhat older pair dwelled in the <text:span text:style-name="Emphasis">khutta</text:span> next to ours, and the younger ones got the part with two additional windows looking into the street. Maybe, that's why they were a little more cheerful than the older pair. Although, in contrast to demised Pillutikha, the elders looked quite friendly too. </text:p>
      <text:p text:style-name="Text_20_body">Our immediate neighbor, the husband in the senior couple, started the renovation of the brick stove in their kitchen and found a treasure hidden in the chimney. To Sasha and Natasha, as well as to the children from the neighboring <text:span text:style-name="Emphasis">khutta </text:span>of the Turkovs, he distributed the bills of banknotes from his find. Those amazed me with their unheard-of face value. Earlier, the 25-ruble note, with the gypsum bust of Lenin turned in profile, was, in my opinion, the biggest piece of money imaginable, but no! The Turkovs kids played with one-hundred and even five-hundred-ruble banknotes, the size of a handkerchief each, illustrated with antique sculptures and royal portraits in oval frames plus the vignette-like signature of the Finance Minister of the Russian Empire. The money of the Ukranian Central Rada from the Civil War times was also played, not as picturesque though, but the curls in the signature of Lebid-Yurchik were not inferior to those by the Czarist minister. </text:p>
      <text:p text:style-name="Text_20_body">By the way, there was a guy in my class whose last name was also Yurchik and by his first one – Sehrguey, like me, only he was taller and when our class lined-up for a PE lesson he stood the second in the rank. Yet, he hardly could be Minister Yurchik’s relative because he lived in Podlipnoye; most likely they were just namesakes... </text:p>
      <text:p text:style-name="Text_20_body">When Father came from work, the neighbor called him over to demonstrate the box which he found the treasure in, as well as the hollow place inside the chimney where it was hidden. Then Father returned home and standing in the middle of the kitchen uttered thoughtfully, "Seems, it was not only funny money there." He once again observed the stack of banknotes on the table and started recollections about his village relative on the maternal side. </text:p>
      <text:p text:style-name="Text_20_body">Living under the Czarist regime, the geezer mastered the skill of printing paper money for which purpose he had a special machine-tool. Life smiled on him until his business failed because of thoughtless impatience. </text:p>
      <text:p text:style-name="Text_20_body">It happened when entertaining his brother on a visit from the city, he bought vodka from their village store. The salesman noticed that the five-ruble note he got for the commodity was leaving blue marks on his fingers – the brothers were so eagerly <text:soft-page-break/>impatient to celebrate their meeting that the money paint was not allowed to dry up properly. </text:p>
      <text:p text:style-name="Text_20_body">In short, the printer man got exiled to Siberia and all his property confiscated. And his wife followed him, like those wives of revolutionary Decemberists doing their terms over there. </text:p>
      <text:p text:style-name="Text_20_body">"That's what love is", said Mother in an attempt at sprinkling a pinch of sentimental spice into the all too earthy story. </text:p>
      <text:p text:style-name="Text_20_body">"Bullshit!" burst Father. "The smart bitch got it that by the side of so qualified a diddler she would be even in Siberia better off than home." </text:p>
      <text:p text:style-name="Text_20_body">He gave out a content chuckle, and I also felt pleased that in my family tree there someplace was sitting a cunning counterfeiter. The fact of all that taking place long ago did not really tell on the satisfaction even if anything from before the Revolution seemed as distant as the harsh old times of epic heroes. But, of course, in the days of Gorynych the Dragon they did not print paper money. </text:p>
      <text:p text:style-name="Text_20_body">A week later, Father's assumption got confirmed in a roundabout way by the husband from the younger couple (not as cheerful already as before). He shared the news that his friend disappeared in an unknown direction. After quietly quitting the job (his spouse followed the pattern), the older pair left without a goodbye to their neighbor-friends. Friendship is a smashing good thing, but hands off my tobacco, partner! </text:p>
      <text:p text:style-name="Text_20_body">Soon the younger, noticeably depressed, couple left too. The Pilluta's part of the <text:span text:style-name="Emphasis">khutta</text:span> emptied again and for long… </text:p>
      <text:section text:style-name="Sect1" text:name="Section85">
        <text:p text:style-name="List_20_Paragraph"><text:bookmark text:name="span83"/>(...those acquainted with the Soviet legislation wouldn't judge the runaways too harshly, any treasure found in the USSR became the state property minus 25% of its value to the lucky finder. No John Silver would sail near such a close-shaving wind...) </text:p>
      </text:section>
      <text:p text:style-name="Text_20_body">As a result of getting trained at the regional camp of Komsomol activists, I was elected Head of Komsomol Committee, aka Komsorg, of School 13 and for several days next week I was free from classes. In the commission of five other Komsorgs, I had to attend the reporting sessions of Komsomol Committees in the city schools, under the supervision of Second Secretary of the City Komsomol Committee. Besides me, among the commission members, there were two more trainees from the Sumy camp: the guitar player and one of the girls. </text:p>
      <text:p text:style-name="Text_20_body">The reporting sessions were killing with their boredom because at every school the very same things were said the very same way in the very same words. And then Second Secretary invariably demanded from us, the commission members, to take the floor with our critical remarks... The guitar player was good at those stodgy pieces because of being used to strum the only two chords he knew… </text:p>
      <text:p text:style-name="Text_20_body">"Ever keeping aloft and honored their glorious pioneer traditions, the School 13 Komsomol members did their best and contributed their weighty share in the Yearly All-School Collecting of Scrap Metal..."" </text:p>
      <text:p text:style-name="Text_20_body">Each autumn, half of the long rectangular schoolyard was divided into the sectors starting from the two-story "Cherevko's school" at the gate up to the workshop <text:soft-page-break/>building. The sectors were assigned to different classes so that they knew where to dump the scrap metal collected by them. </text:p>
      <text:p text:style-name="Text_20_body">The classes competed, the piles of rusty stuff grew up with their augmentations checked, weighed and registered until one day the schoolyard was entered by a dump truck to move the collection away, usually in a couple of goes. The winner class was awarded the Honor Certificate handed to them at the nearest ceremonial school line-up. </text:p>
      <text:p text:style-name="Text_20_body">Of course, we hardly ever cared for those certificates. Yet, it was enticing to get together with your whole class and...well, not all of your class, actually, but those who could or were willing to turn up and... </text:p>
      <text:p text:style-name="Text_20_body">And with a pair of handcarts rattling their iron wheels over the raggy cobblestones in Bogdan Khmelnitsky Street, or creaking wearily along the rest–dust'n'dirt-paved–streets, we ventured into the Settlement in search of scrap metal. Where exactly were we looking for it? It depended. Sometimes a classmate reported a neighbor willing to get rid of a heap of perennial metal layers in the corner of their yard. “God bless you, kids! Drive your handcart in, take all of that away!” </text:p>
      <text:p text:style-name="Text_20_body">Yet, rusty basins, folding coach-bed springs, and bent nails were a too lightweight stuff to give your grade's scrap heap much of respectability. Besides, champions for environmental purity were not an ofttimes species in the neighborhood. “So, what's wrong about that trash behind the shed? Rusty through and through? But you never know. One of these days it might come handy. A length of wire would nicely fix a fence plank so rotten that nails crash it to pieces. Get along, kids. Go! Go!” </text:p>
      <text:p text:style-name="Text_20_body">That’s why the newly amalgamated collective of our ninth grade moved for a free search dollying their handcarts along the Plant wall in Professions Street... Like vultures circling in the westerns to locate a prey... At the far end of Plant, where the tracks of the marshaling yard multiplied innumerably, we wheeled around an obviously no man's wheel pair from a railway car. Yet, you couldn't load the multi-ton wheels on a pair of handcarts, otherwise, we'd win at the scrap metal competition in just one go. </text:p>
      <text:p text:style-name="Text_20_body">On we soared seeking along the railway tracks, to no avail though. But then the guys peeked into a wide concrete tube section lost in the tall grass alongside the railway to discover a watermelon and a box of grapes. </text:p>
      <text:p text:style-name="Text_20_body">"Clear as daylight, the station loaders lifted the fruits from some car in a freight train and stashed away for a while", supposed Volodya Sakoon from the former parallel. </text:p>
      <text:p text:style-name="Text_20_body">We looked around more attentively at the rows of freight trains stilled silently in their tracks, immersed in the torpor of waiting... </text:p>
      <text:p text:style-name="Text_20_body">Some dude from our party took out a knife to cut the watermelon from the find. Yet, it did not open even when gashed all the way about its equator because of being too big for the knife length. Only when hit against the concrete tube, the watermelon broke up in two, but its core, the so-called "soul", remained in one of the halves. Moistly red, and sugary, stitched with dark brown seeds... Soul. </text:p>
      <text:p text:style-name="Text_20_body"><text:soft-page-break/>I would never expect such a swiftness from myself, but it was me who dealt the "falcon strike" with both hands, snatching the watermelon's soul. Puzzled with that completely out of the blue deftness of mine, I generously refused from partaking in the remaining halves. The guys sliced them into handy pieces, while I enjoyed the rindless juice-dripping ball of watermelon flesh from out of my capped palms. </text:p>
      <text:p text:style-name="Text_20_body">Even the girls couldn’t say “no” to the grapes, yet almost half of the box, we left for the absent loaders who stole them so that they did not feel offended... </text:p>
      <text:p text:style-name="Text_20_body">An hour later, following the lead from a stray acquaintance, we stroke it real rich on a scrap metal deposit, although at an entirely different spot... In the fence of iron pipes separating Bazaar from the Seminary, aka Vocational School 4, there was a hole through which we dragged out lots of iron pipe offcuts, long and numerous enough to make a good load for both handcarts. </text:p>
      <text:p text:style-name="Text_20_body">Next day the House Manager of Seminary came to our school, identified their pipes in the scrap metal heap collected by our grade, and took them away by a dump truck. He asserted they served as the material for training seminarians in the turners group. However, our Principal, Pyotr Ivanovich, did not even scold us. But then what for? How could you guess the purpose of material dumped into the thicket of nettle? </text:p>
      <text:p text:style-name="Text_20_body">Nonetheless, when giving it a careful thought, you'd always find a good underlying reason for anything. And only my lightning-fast seizure of the watermelon's soul remained completely inexplicable for me. </text:p>
      <text:section text:style-name="Sect1" text:name="Section86">
        <text:p text:style-name="List_20_Paragraph"><text:bookmark text:name="span84"/>(....in those irrevocably faraway times—past any reach, recall, redress—I hadn't realized yet that all my grieves and joys, ups, and downs, all my silly mistakes, and breathtaking insights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Unpredictable is the inception of friendship. You go home after school, and there Vitya Cherevko, your new classmate from the former parallel, also walks along Nezhin Street. </text:p>
      <text:p text:style-name="Text_20_body">"Oh! How's that you're here?" </text:p>
      <text:p text:style-name="Text_20_body">"Just goin' to Vladya's. He lives in Forge Street." </text:p>
      <text:p text:style-name="Text_20_body">"Hmm. I'm with you." </text:p>
      <text:p text:style-name="Text_20_body">Since that day I had two classmate-friends: Chuba, aka Vitya Cherevko, and Vladya, aka Volodya Sakoon... </text:p>
      <text:p text:style-name="Text_20_body">Vladya hid his forehead under the long forelock of brown greasy hair leaking down from the parting above his right ear. Two or three half-ripe pimples on his cheeks were absolved by the beauty of his gorgeous large eyes that would give heartburn to any cutie. </text:p>
      <text:p text:style-name="Text_20_body">Chuba's black crispy hair had no parting, and his eyes were pale blue. He had a healthy blush in his cheeks and a finicky sprinkle of freckles over his neat nose. </text:p>
      <text:p text:style-name="Text_20_body"><text:soft-page-break/>For hanging out, we gathered on the porch of Vladya's<text:span text:style-name="Emphasis"> khutta</text:span> where he lived with his mother, Galina Petrovna. In fact, it was half of a <text:span text:style-name="Emphasis">khutta </text:span>comprising a room and a kitchen. A box-table, an iron bed, and the brick stove filled the kitchen up to the brim – nothing else could ever be squeezed in, except for the hooks on the wall by the door to hang coats. In the equally narrow room there stood a wardrobe, a bit wider bed, a table with three chairs pushed under it (otherwise you couldn't pass by) and an up-stand shelf topped with a TV. Both the kitchen and the room had a window in ages long need of paint. The blind wall opposite the windows separated their home from the neighbors' half-<text:span text:style-name="Emphasis">khutta</text:span>. </text:p>
      <text:p text:style-name="Text_20_body">Galina Petrovna had the job of a nurse at the Plant Kindergarten concealed in the bush between the Plant Park and the road diving into the tunnel of the Under-Overpass. At times, she was paid visits by her cousin. She called him Pencil or Pencilletto, depending on her current mood which, in its turn, depended on whether or not the cousin popped up with a bottle of wine on him. The honorific ‘Pencil’ was saved for officially dry visitations. I wouldn’t haste to rule out his being a relative because Vladya’s and his eyes had something common in their look. Vladya's two elder brothers, who looked different from each other, and from Vladya as well, were separately traveling about the Soviet Union in their chase after the long ruble... </text:p>
      <text:p text:style-name="Text_20_body">Among the guys from both Forge and Smithy Streets Vladya enjoyed well-deserved popularity. And it was not merely for the fact that his two elder brothers had managed to gain proper respect and unquestionable recognition in the eyes of the entire Settlement before they launched on their ‘chase’, and even though certain gleam of their reputation touched Vladya, yet, apart from all that, he had merits of his own. He could drive a fool like no other guy in the neighborhood. </text:p>
      <text:p text:style-name="Text_20_body">In the Settlement parlance "fool driver" was someone who <text:span text:style-name="T124">gammoned</text:span> you with <text:span text:style-name="T124">their</text:span> jive for some private purpose, yet mostly for mirthful entertainment. The subjects for such recreational fool-driving could vary widely. Here, for instance, he drove a fool about blocks in Scotland throwing logs in competition, which he told on behalf one of those kilted sportsmen: </text:p>
      <text:p text:style-name="Text_20_body">"Well, that guy did not get it that I had already made my throw and he caught it square on the pate. That’s when he kicked the bucket. What else would you do under such a predicament, right?" And Vladya closed one eye while drowsily rolling the other one up under the still half-open eyelid. </text:p>
      <text:p text:style-name="Text_20_body">Or he shared local news how Kolyan Pevriy, thoroughly well-oiled, took a lamppost for a passer-by. He bullied it for a starter, then went over to extorting a cigarette, but since the held-up lamppost neither talked nor showed proper respect, Kolyan began to kick the shit outta him in earnest...couldn't fell, though… </text:p>
      <text:p text:style-name="Text_20_body">And one evening, our company on the porch was joined by a guitar borrowed from Vasya Markov, and Vladya sang the song about Count and his daughter Valentina, who fell in love with the page playing the violin so well. </text:p>
      <text:p text:style-name="Text_20_body">That's when and where I got into servile bondage and begged Vladya to teach me too. He replied that he also was learning from Quak to who I'd better turn directly, yet what the use when I did not have a guitar, and he couldn't give me the one he <text:soft-page-break/>played because it was Vasya's who did not allow to farm it out or let be strummed by anyone except for Vladya… </text:p>
      <text:p text:style-name="Text_20_body">If you dearly want something, the dream would come true in seconds, plus or minus a day or two. There appeared a guitar! Vadik Glushchenko, handled Glushcha, from that same Forge Street, sold me his. And with no ripping off at the transaction; down the soundhole, you could read in the sticker inside: "7 rubles 50 kopecks. The Leningrad Factory of Musical Instruments." </text:p>
      <text:p text:style-name="Text_20_body">The needed sum was almost immediately procured by Mother. True enough, the plastic handle on the third-string peghead was missing, but later Father took off the tuning machine, smuggled it to his work and welded a neat iron rivet in place of the lost one. </text:p>
      <text:p text:style-name="Text_20_body">Quak gave me a crumpled sheet from a copybook with the invaluable, exhaustive, list and tablature of all the guitar chords in existence: "the small starlet", "the big starlet", "the poker", and "the barre". </text:p>
      <text:p text:style-name="Text_20_body">Just a little more and I would start singing about the Count’s beloved daughter!. But no, I was not allowed that tiny stretch of time. Vladya's brother, Yura, on his way from Syktywkar to Zabaykalsk (or maybe vice versa), brought him a brand new six-string guitar, and I again remained hopelessly behind because on the six-stringed, aka Spanish, guitar there were neither "pokers" nor "starlets". And so I had to cut notches in the nut of my guitar for the six-stringed layout instead of the seven-stringed, aka Russian, one. </text:p>
      <text:p text:style-name="Text_20_body">Mid-October, the weather was still soft and Galina Petrovna arranged Vladya's birthday party in their <text:span text:style-name="Emphasis">khutta’s </text:span>yard for her son to invite and entertain his classmates in the open air. </text:p>
      <text:p text:style-name="Text_20_body">The table from the room was taken out into the front garden strip and, with the protective oilcloth stripped off, it turned to be a varnished sliding table long enough to span the stretch between the <text:span text:style-name="Emphasis">khutta</text:span> and the wooden shed with latticed, veranda-like, panes, which in summertime served both a kitchen and a bedroom. </text:p>
      <text:p text:style-name="Text_20_body">It was at that celebration table that for the first time in my life I drank wine. What a stunner feeling! The world around got shrouded within the thinnest lacework of translucent—like dragonfly wings—pattern of floral petals passed through with sheer tiny veins... Beautiful friends sat around me—the best of the best in the worlds—we were engaged in the wittiest conversation and Vladya's mother’s <text:span text:style-name="T108">laughter</text:span> ringed so melodiously while the soft shadow beneath the bush of red currant grew darker, blurrier, and deeper… </text:p>
      <text:p text:style-name="Text_20_body">With the onset of winter, another of my classmates, Lyuba Serduke, also had a birthday, and those who handed in two rubles to our Class Monitor, Tanya Krasnozhon, came to the<text:span text:style-name="Emphasis"> khutta</text:span> of the birthday girl. </text:p>
      <text:p text:style-name="Text_20_body">Until then, all kinds of bigger parties were arranged exclusively at school, under the supervision of Class Mistress, Albina Grigoryevna. We gathered there in the evening, drank lemonade brought to the classroom by a couple of mothers, then they left and all the desks were moved into one corner to make room for playing Brook, and the guys from higher grades opened the door and peeped in, but Albina would drive them away with her pedagogic yells. </text:p>
      <text:section text:style-name="Sect1" text:name="Section87">
        <text:p text:style-name="List_20_Paragraph"><text:bookmark text:name="span85"/><text:soft-page-break/>(...it's a nice feel to hold a girl's hand in yours and pull her along through the Brook tunnel of paired arms arched above the two of you, unless, of course, the hand you tow behind you is not moist with sweat otherwise, after you two become the concluding part to the tunnel, you’d have to wait until Vera Litviniva free you by pulling in her wake. </text:p>
        <text:p text:style-name="List_20_Paragraph">Vera’s flat nose is far from being lovely, still, her palms are always dry. She's a nice girl, in general, but Sasha Uniat from the tenth grade is after her in earnest. He's a good calm guy, yet you never can tell because at times even the calmest might turn jealous. </text:p>
        <text:p text:style-name="List_20_Paragraph">On the whole, it’s better not to look for trouble, especially since Vera’s lips are way too thin...) </text:p>
      </text:section>
      <text:p text:style-name="Text_20_body">In the large living-room of Lyuba's <text:span text:style-name="Emphasis">khutta </text:span>on the floor in the fresh paint-coat of red, there stood a long table under a spiffy white tablecloth cluttered with all kinds of salads, pork jelly, sweetmeat, and lemonade. </text:p>
      <text:p text:style-name="Text_20_body">When all participants to the celebration gathered, Tanya the Monitor handed the birthday girl the present bought for the collected rubles, Lyuba's parents put their coats on and went to some neighbors to let us have unrestrained fun. </text:p>
      <text:p text:style-name="Text_20_body">The dudes began iterating to the wide veranda with the glazed lattice to sip on sly the hooch smuggled in by someone of them. </text:p>
      <text:p text:style-name="Text_20_body">In a small bedroom next to the living room, a cozy disco was started up where the dimly lighted panel of the record player twirling the LP disk of instrumental numbers by The Singing Guitars served the only illumination for the whole room, if not to count the sliver of light that made its way from the corridor through the gap between the curtains in the doorway pulled closely together. </text:p>
      <text:p text:style-name="Text_20_body">From time to time, Lyuba's brother, a blockhead seventh-grader, thrust from the corridor his arm to click the switch on the wall behind a curtain and the bulb under the bedroom ceiling flashed up with dazzling crude light. The dancers would coil back from each other, with their eyes in a tight squint, and yell at the darn moron, who’d laugh his stupid horse laughter and race back to the hooch sipping group in the veranda. And then the dude from the pair closest to the curtains would kill the light off again… </text:p>
      <text:p text:style-name="P20">I did not go to the veranda but tarried at the table stowing away my favorite Olivier Salad. When I switched over to the lemonade, not so favorite <text:span text:style-name="T112">as it used to be </text:span>but still tasty, at the table<text:span text:style-name="T112">, in fact,</text:span> <text:s/>remained <text:span text:style-name="T112">a company of two</text:span>. </text:p>
      <text:p text:style-name="Text_20_body">Tanya Krutas from the former parallel grade sat at the opposite side <text:span text:style-name="T112">without</text:span> eating or drinking anything because her arms were crossed on the chest beneath the mien of unconcealed displeasure in her countenance. </text:p>
      <text:p text:style-name="Text_20_body">I plucked up my courage, went around the table and stood next to her, saying, "Would you dance, please?" </text:p>
      <text:p text:style-name="Text_20_body">She did not even look at me but, putting on an even more rejecting air, pursed her lips, rose and with a pliant gait made for the disco bedroom. </text:p>
      <text:p text:style-name="Text_20_body">They did not swap the partners there and, in the hissing intervals between the records, the pairs did not split and only waited for the start of the next number to <text:soft-page-break/>wrap their arms around their partner, and press themselves back to the hugged torso... </text:p>
      <text:p text:style-name="Text_20_body">Tanya's thin waist slightly swaying in between my palms laid upon her hips made me feel drunk without any wine. My ears were filled with some pulsating rumble which did not tell though on the utmost alertness of my every muscle ready to immediately respond to the least movement of her hands resting on my shoulders. And I was not angry with the moron clicking the switch but, recoiling under the bright bulb, I gazed at her profile with the clear pale skin and the eye sternly staring down, and I mutely adored the tiny bob of her hair stringed below the back of her head. Her breasts were sooner circles than hemispheres, but even that what was there plunged me into the ecstatic trance of Corybants. </text:p>
      <text:section text:style-name="Sect1" text:name="Section88">
        <text:p text:style-name="List_20_Paragraph"><text:bookmark text:name="span86"/>(...frankly, I did not know so weird terms then and it is where Father would scoff again: </text:p>
        <text:p text:style-name="List_20_Paragraph">"Piled up a mess of arty-farty words like to a fleasome by a scrawny cur. You, the top hopper!"...) </text:p>
      </text:section>
      <text:p text:style-name="Text_20_body">Yes, I was on top of bliss, it was incurable, inevitable, love forever… After school, I waited for her going home just to walk by her side to the gate of our <text:span text:style-name="Emphasis">khutta</text:span> because most of the School 13 students scattered over the Settlement through Nezhin Street. And I even went to School 5 to support our girls when they lost in the Volleyball Championship of the city schools. She also was on the team. </text:p>
      <text:p text:style-name="Text_20_body">Their loss almost did not disappoint me, I was too busy falling deeper and deeper in love with her high cheekbones. And I forgave her her slight bowleggedness which, after all, was a characteristic feature of Amazons, the fearless and beautiful she-warrior riders. But how devastatingly nice she looked in her white sportswear shirt!. </text:p>
      <text:p text:style-name="Text_20_body">However, with all my constant and admired being there I never managed to dissolve the incomprehensible displeasure always present by her. At the breaks between classes, as soon as I bobbed up by her side, she beckoned to one or another of her girlfriends. She even changed her route of coming back home from school and bypassed Nezhin Street through May Day Street. </text:p>
      <text:p text:style-name="Text_20_body">Thus, all I could do was to just wither off...The sparse traces of the forlorn ruins of love unadmitted got lost in the tall listless snowdrifts piled up by the winter storms <text:span text:style-name="T110">to </text:span>bury <text:s/>the ashes of killed off fire…</text:p>
      <text:p text:style-name="Text_20_body">Persistent snowfalls met the participants in the winter stage of the All-Union military-patriotic game 'Zarnitsa' arriving <text:span text:style-name="T110">in</text:span> Moscow, the capital of our Homeland. Six of those participants started there from Konotop, together with their skis and a middle-aged supervisor... </text:p>
      <text:p text:style-name="Text_20_body">Confident of the rubber bands fixed by Father years ago, I threw my skis onto the uppermost, third, level bunk, undressed, and climbed into the bed on the second level in the compartment of the first-class car. The lights in the car had been turned off already, yet behind the window, there stretched Platform 4 flooded with the radiance of arc lamps above the crust of firmly trodden snow. </text:p>
      <text:p text:style-name="Text_20_body"><text:soft-page-break/>At last, from the locomotive in the head of the train, there rolled the approaching clangs of cars starting to pull each other. The domino-effect hit our car too, it jolted and gaining smooth acceleration glided forward. To Moscow! To Moscow!. </text:p>
      <text:p text:style-name="Text_20_body">On the evening of the following day, we left our skis in the vestibule of a huge school scarcely lit and empty except for a small group of tenants from the surrounding neighborhood who came to take us to their different apartments as bed-and-breakfast guests at their hospitable families. </text:p>
      <text:p text:style-name="Text_20_body">Next morning, my hosts treated me to the tea and hurriedly left for their work telling their teenage son to see me to the same huge school closed for the holidays. On the way, he insistingly warned me to mark the route well, so that in the evening I could find their apartment where I was billeted to stay. </text:p>
      <text:p text:style-name="Text_20_body">We had three meals a day in a huge canteen, not too far from the huge school, both surrounded by the neighborhood of huge multi-storied tower-blocks. And we skipped just one visit to the canteen, on the day when we, together with our skis, went to the Taman Guard Division stationed outside Moscow. </text:p>
      <text:p text:style-name="Text_20_body">There we ran to the attack through the deep snowdrifts between young fir-trees, and a soldier in the greatcoat also ran on skis among us smiling and bursting profuse blank rounds from his Kalashnikov assault rifle spilling the spray of spent cartridges into the deep snow. </text:p>
      <text:p text:style-name="Text_20_body">Later in the day, together with two hundred other guys, who arrived for the winter-stage 'Zarnitsa' in Moscow, we were fed with the midday meal in a soldiers' canteen at the Taman Guard Division. </text:p>
      <text:p text:style-name="Text_20_body">The following day after an endless excursion around the city, our Konotop group arrived in the Red Square to visit the Lenin Mausoleum. We joined the dense line of people moving to it across the Red Square and for a long time kept nearing the Mausoleum while the twilight grew ever thicker above the slick black flagstones showing through the snow. The icy chill from the pavement pierced to the feet even through the thick soles of winter shoes, and I got pretty cold. </text:p>
      <text:p text:style-name="Text_20_body">When there remained about fifty meters before the Mausoleum entrance, we learned that the working day was over and they locked it for the mummy to have a night’s rest. The supervisor led our group back across the Red Square to get warm in the brightly lit emporium of GUM, aka the State Universal Store, which worked to later hours. I doubted that the half-hour he allotted for getting warm would be enough to save my feet, however, the stretch did the trick. </text:p>
      <text:p text:style-name="Text_20_body">In the subway car carrying us back to the hospitable neighborhood, the supervisor announced that 'Zarnitsa' was over, yet we had one more day in Moscow so the first thing in the morning we'd pass through the Mausoleum and then cut loose for a shopping spree. </text:p>
      <text:p text:style-name="Text_20_body">However, the next morning after leaving my hosts' apartment, I tarried in the huge canteen and, on coming to the huge school, was told that our group had left already to visit Lenin in his casket. The watchman also was leaving until five in the afternoon, so he locked me inside (the weather outdoors was frosty) and all of that day I spent in the huge empty school. </text:p>
      <text:p text:style-name="Text_20_body"><text:soft-page-break/>Almost all the doors in the building were locked. In the watchman's room, there was a phone and, having never used the device, I started learning. Not a too knotty task to stick your finger into one of ten holes along the edge of phone dial-disc and wind it collecting random digits until there sounded beeps in the receiver. </text:p>
      <text:p text:style-name="Text_20_body">"Hello?" </text:p>
      <text:p text:style-name="Text_20_body">"Hello! Is that zoo over there?" </text:p>
      <text:p text:style-name="Text_20_body">"No." </text:p>
      <text:p text:style-name="Text_20_body">"Then why the call is answered by an ass?" </text:p>
      <text:section text:style-name="Sect1" text:name="Section89">
        <text:p text:style-name="List_20_Paragraph"><text:bookmark text:name="span87"/>(...yuck! you wanna puke even recalling...) </text:p>
      </text:section>
      <text:p text:style-name="Text_20_body">Soon after the watchman unlocked me, our group arrived and I was expressly told that we were going home the next morning. </text:p>
      <text:p text:style-name="Text_20_body">In the apartment of my hosts, I saw <text:span text:style-name="Emphasis">Twenty Years Later </text:span>by Dumas inside their glazed bookcase and asked where they sold such books. The hosts began to explain how many crossings were along the way to the bookshop, though it should be closed already. But I went out all the same… </text:p>
      <text:p text:style-name="Text_20_body">It was dark and very quiet with rare fluffy snowflakes coming down from above, one after another. I stood by the glass walls of the locked bookshop with the feeble glow of distant light inside. Somewhat uncanny emptiness wrapped all around in an immense profound silence... </text:p>
      <text:p text:style-name="Text_20_body">Then a belated passer-by walked along leaving shallow steps in the soft virgin dusting over the pavement, and I went back to the home of strangers. There was "The Vertical" on TV, starring Vladimir Vysotsky… </text:p>
      <text:p text:style-name="Text_20_body">We knew exactly what we wanted, we should become a vocal-instrumental ensemble because in the then USSR there were no rock groups. Rock groups were an attribute of the decaying capitalist West, but in our Soviet state, free from the exploitation of a man by man, rock groups were named vocal-instrumental ensembles, aka VIA's. </text:p>
      <text:p text:style-name="Text_20_body">The songs about the prosecutor, who raised his blood-smeared hand against the happiness and peaceful life of an honest pickpocket, were just a spring-board in our glorious career. Those upstart crows, the popular VIA's of The Singing Guitars, and The Jolly Guys, actually, stole our songs. It was us, who should have performed the hit about fetching the ring of Saturn to ask the one we loved to marry us, and no other but we and only we should have turned out that thrilling electric guitar vibrato ending to "The Gypsy Girl" in the LP Disc of instrumental numbers. But while we were busy training ourselves and sang that, when visiting Bazaar, instead of trade in pigeons there he hunted the passers'-by pockets, they leaped forward ahead of us. Still and all, we did not give up... </text:p>
      <text:p text:style-name="Text_20_body">During the breaks in the two-story building of the "Cherevko's school", where the ninth grade was again transferred to, we gathered at the window on the staircase landing to make music. The triangle-ruler of light metal normally used for drawing figures in school copybooks was thrown on the windowsill to serve a musical <text:soft-page-break/>instrument on which Sasha Rodionenko, handled Radya, was knocking out rhythmic backup to the songs. </text:p>
      <text:p text:style-name="Text_20_body">Chuba at once crossed out any chance for me to be a singer though. The problem was not about my vocal cords but my ears, I just could not hear my own sharps from flats when singing. There was no way to argue with Chuba because he finished Music School in the class of button-accordion and, as an expert, should hear better. </text:p>
      <text:p text:style-name="Text_20_body">As for Vladya's musical ear, Chuba admitted its presence and the fact that Vladya even had some kind of a voice, only it was hard to tell in which part of his anatomy it was sitting. Thus, there remained only two vocalists – Chuba himself, and Radya. </text:p>
      <text:p text:style-name="Text_20_body">It's more than likely though that with all our zeal we would never progress any further than the mentioned windowsill, if after the winter holidays there did not appear a new teacher of Music at our school, named Valentina. She looked like a tenth-grader girl but styled her hair in the ladies' way of making a round cushion of hair atop of their heads. </text:p>
      <text:p text:style-name="Text_20_body">At the lessons, she widely spread the billows of her accordion out and squeezed them vigorously back, and with the strident endless bell announcing the break, she collected her instrument and hurried to the streetcar stop because she also taught Music at School 12. </text:p>
      <text:p text:style-name="Text_20_body">Valentina promised we could go to the Regional Review of Young Talents, only we had to work hard because the Review was taking place next month. The girls she worked with at School 12 were to perform there and we might accompaniment their singing, the whole combination would pass for a VIA from the Plant Club because the Regional Review ruled out the participation of school students... Anything can be solved exceedingly simple if you know how to go about it... </text:p>
      <text:p text:style-name="Text_20_body">The rehearsals were held in the evenings, behind the blue blinds on the windows of the Physics classroom. Our string group was enhanced with one more guitarist from School 12. He looked more mature than a tenth-grader and did not conceal his special relation with Valentina, wrapping her neck with a scarf after the rehearsals in an unmistakably owner's manner, and then she trustingly leaned her head on his shoulder, walking along the dark school corridor to the exit. </text:p>
      <text:p text:style-name="Text_20_body">The girls from School 12 appeared at the rehearsals just a couple of times, and not in full, but Valentina promised us that the singers knew their part quite well. At the final stage preview in Club, the day before starting off to the regional center of Sumy, there popped up one more singer, a corpulent dude of no school affiliation, who sang solo: </text:p>
      <text:p text:style-name="P33">"Hello there, the field of Russia, <text:line-break/>I'm a thin shoot of yours..." </text:p>
      <text:p text:style-name="Text_20_body">The chorus of eight girls from School 12 performed a patriotic number emphasizing the fact that Komsomol members, first and foremost, take care of their Homeland and only after that they cater for themselves. Then Sasha Rodionenko, aka Radya, was giving out a song by Vysotsky about the mass graves. </text:p>
      <text:p text:style-name="Text_20_body"><text:soft-page-break/>Supposedly, we cut a nice picture – the line of eight white-shirted girls in front of two microphones, Valentina with her shining accordion, Skully standing behind a single drum on its rack, three guitarists with their acoustic guitars hanged on package strings over their shoulders, and Volodya Elman handling the double bass. </text:p>
      <text:p text:style-name="Text_20_body">Where did Elman come from and why without any handle? He was a tenth-grader from our school and lived at the end of Smithy Street, in the <text:span text:style-name="Emphasis">khutta </text:span>next to a century-old birch tree. In spring, they milked it, gathering about a dozen of three-liter glass jars of the birch sap. But the sap, of course, was not all for Elman alone, because it was a long brick <text:span text:style-name="Emphasis">khutta</text:span>-block of four apartments. </text:p>
      <text:p text:style-name="Text_20_body">The absence of a handle was easily explained by the fact that his last name, by itself, sounded like a criminal handle – "L-man". </text:p>
      <text:p text:style-name="Text_20_body">As for the double bass, it was handed out to him by Aksyonov, Head of the Variety Ensemble at Club. Head couldn't say "no" to the drummer of his Variety Ensemble. </text:p>
      <text:p text:style-name="Text_20_body">It’s hard to suppose though that Elman had much knowledge or any skills at playing the double bass, more likely his eagerness to get integrated into the glorious world of the music industry was as great as mine. </text:p>
      <text:p text:style-name="Text_20_body">He joined us without a single rehearsal, at the stage preview in Club. Valentina asked him to play the double bass as low as possible and not too often. However, Elman could not keep his zeal in check and, by the end of the stage preview, two fingers on his right hand were bleeding because their skin got rubbed off against the sturdy strings. To somehow pull them at the Regional Review in Sumy, he bandaged his torn fingers with electrical tape..</text:p>
      <text:p text:style-name="Text_20_body">Eleonora Nikolayevna, the nominal Head of Children Sector, went along with us, as the official head of our Youth Ensemble, in one of her blouses of starched immaculateness and a cameo brooch under the collar. The long earring, no doubt, dangled in place… </text:p>
      <text:p text:style-name="Text_20_body">We went to Sumy by the morning diesel train. While waiting for it, I was strangely struck by the sight of our three guitars leaning onto each other, like a stack of rifles on the snow-clad Platform 1. Some piercing nudity… </text:p>
      <text:p text:style-name="Text_20_body">The Regional Palace of Culture buzzed like a beehive, crammed up with young talents who arrived to show themselves in the Review. We were auditioned in a separate room by a couple of people with block-notes and they tick-marked us for participation in the gala concert at five in the afternoon. </text:p>
      <text:p text:style-name="Text_20_body">All the neighboring rooms were also filled with auditions and rehearsals at full swing. In one of them for the first time in my life, I heard and was stopped in my tracks by the mesmerizing caterwauling of a live electric guitar. Wow! The whole room drowned in the swaying vibrato sounds... </text:p>
      <text:p text:style-name="Text_20_body">We went out for a midday meal in a nearby canteen, where I fell under the spell of Sveta Vasilenko, one of the chorus girls from School 12. Coming back to the Regional Palace of Culture, I walked by her vacant side like a dog on the lead because her other side was escorted by her lanky girlfriend holding her by the arm. My schoolmates, following closely behind, kicked up a hailstorm of stupid <text:soft-page-break/>giggling and <text:span text:style-name="T111">heying</text:span> addressed to no one in particular, which did not sober me in the least. </text:p>
      <text:p text:style-name="Text_20_body">During the final rehearsal, Sveta won me over to the hilt. From the compact line of the chorus-girls, she kept casting at me flip glances of her black glittering eyes just to drop them modestly down, or direct at the ceiling above... In more than one book, I happened to read that beauties knew how to shoot with their glances, but never could I imagine that those shots could fell you on the spot. </text:p>
      <text:p text:style-name="Text_20_body">After the rehearsal was over, there remained two hours of waiting before the gala concert, so I approached her and invited to the cinema. She was not sure about it and hesitated, even though her girlfriend, who turned out not so lanky, after all, but quite a nice individual, backed up my proposal persuading Sveta to go with me, and why not? </text:p>
      <text:p text:style-name="Text_20_body">Our united efforts failed to overcome Sveta's uncertainty, however, I still managed to get her flat refusal and left carrying away my shot-through heart. </text:p>
      <text:p text:style-name="Text_20_body">I was at death's doorstep along all the way to the movie theater where I plunged into the magical world of the seventeenth century France, with Gerard Filip and Gina Lollobrigida in the "Fanfan the Tulip". They reanimated me. </text:p>
      <text:p text:style-name="Text_20_body">How was our performance at the gala concert? With my defective musical ear, I'm not the right guy for making judgments. However, when three guitars strum the same chords in unison, there's not a fat chance of guessing whose one is out of tune. The electrical tape on the Elman's maimed fingers remarkably softened down the dubbing of the double bass. Skully’s drum was not too acute because instead of sticks he used jazz drumming brushes. Valentina's accordion, rolling over her energetic body, kept covering all er-harmonic inaccuracies and chance falling out of key. I believe that, on the whole, all that sounded fresh, and torrid, and full of both youthful zeal and (most importantly!) eager patriotism. </text:p>
      <text:p text:style-name="Text_20_body">After the concert, a bus from the KaPeVeRrZe Plant, waiting for us by the Regional Palace of Culture, fully justified Eleonora Nikolayevna’s presence at the Review of Young Talents. </text:p>
      <text:p text:style-name="Text_20_body">On the bus ride home, everyone was giving meaningful looks at both me and Sveta though we did not sit next to each other. The chorus girls kept singing all kinds of songs about the eyes that drive us mad, and "Sveta's shining, Sveta's dazzling..." substituting her name for "the moon" in the well-known folk song. Sveta was snapping back at them, but me all their hints left undisturbed, I just did not care. </text:p>
      <text:p text:style-name="Text_20_body">The following day at school, Volodya Gourevitch kept stupidly cuckooing about our competitors from the School 12 CJI team having turned me into their agent, each repetition of the jest was concluded with his protracted laughter. And at a break between the classes, Tolik Sudak from our grade, for no reason whatsoever, started sharing in a group of guys that Sveta Vasilenko was a daughter to Head of Militia Station and once she came to school in a skirt with jism splotches. </text:p>
      <text:p text:style-name="Text_20_body">If anyone allows themselves so offensive allusions about your beloved, you have to demand satisfaction at a duel. However, at PE classes Tolik stood the first in the line. He was a hefty guy from Podlipnoye and always knew everything, probably, because his mother taught Maths at our school. That's why I just stood by as if all <text:soft-page-break/>that had nothing to do with me, and silently hated the blond curls and drowsy stare of Tolik Sudak's pale-blue eyes. </text:p>
      <text:p text:style-name="Text_20_body">Soon after, the combined Youth Ensemble participated in a Club concert but when it was over I did not try to see Sveta home. </text:p>
      <text:p text:style-name="Text_20_body">What killed my love? The monotonous joke and loud laughter of Volodya Gourevitch? Or, maybe, Tolik Sudak's disparagement of the stained skirt? </text:p>
      <text:p text:style-name="Text_20_body">Frankly, the heaviest blow was dealt with by the fact of her residence in Depot Street which was another unfavorable neighborhood for those in love. Vadik Glushchenko, aka Glushcha, escorting a girl to her <text:span text:style-name="Emphasis">khutta </text:span>in Depot Street and was stopped there by a gang of ten who knocked him down and kicked from all the sides. </text:p>
      <text:p text:style-name="Text_20_body">"The main thing is to cover your head with your arms, then you got woozy and the kicks grew dull," so he later shared his enlightening experience… </text:p>
      <text:p text:style-name="Text_20_body">The end of winter was postponed because of so huge a snowfall that Nezhin Street had to be cleared with a bulldozer pushing mounds of snow off the road. </text:p>
      <text:p text:style-name="Text_20_body">On my way back from school, instead of walking along the cleared way I chose to leap along the ridge of snow heaps moved aside towards the fences. The fun was cut off by a sharp pain in my groin, so the remaining way to our <text:span text:style-name="Emphasis">khutta </text:span>I followed the prints of the bulldozer tracks. </text:p>
      <text:p text:style-name="Text_20_body">In the evening, Mother, worried by my moans, demanded to demonstrate what was the matter there. After my refusal, Father said, "Show to me, then, I'm also a man." </text:p>
      <text:p text:style-name="Text_20_body">The scrotum, swollen up to the size of a teacup, felt hard to the touch. Father frowned and when Mother asked from the kitchen, "So, what's there?" He said I had to see a doctor. </text:p>
      <text:p text:style-name="Text_20_body">It was an eerie night – the agony of panic and despair... </text:p>
      <text:p text:style-name="Text_20_body">In the morning, walking with painfully shortened steps, I came with Mother to the Railway Polyclinic near the Station. In the reception, they gave me a slip of paper with my number in the queue to the doctor. We got seated on the chairs next to the specialist’s office in the hollow <text:span text:style-name="T111">reverberating</text:span> corridor. When it was my turn to enter the white door, I, keeping my eyes aside, told Mother that if needed I agree to be operated on, let only everything be normal. </text:p>
      <text:p text:style-name="Text_20_body">The doctor was a woman, but either her white robe gave her the status of man, or the fear to lose something beyond my current ken, erased my shyness. </text:p>
      <text:p text:style-name="Text_20_body">The doctor said it was a sprain and all I needed were spirits compresses. Two days later, the scrotum returned to its usual shape and I forgot my agonizing fears… </text:p>
      <text:p text:style-name="Text_20_body">On the seventh of March, Vladya brought to school a miniature bottle of cognac. We shared the booze between three of us, sipping from the tiny bottle's neck. Some warm glowing filled my mouth, and we laughed louder and oftener than usual, but there was nothing like the bliss from the wine at Vladya's birthday. </text:p>
      <text:p text:style-name="Text_20_body"><text:soft-page-break/>We were dismissed early because it was the eve of Women Day, and when I got home the influence completely disappeared except for the heaviness in my head. I climbed onto the <text:span text:style-name="Emphasis">khutta's</text:span> roof, because already for a week Father chewed my ear to dump the snow from up there. </text:p>
      <text:p text:style-name="Text_20_body">The tips of four brick chimneys, barely protruding from the snowdrifts, helped to outline our part of the roof. It was rather steep, and in the final stretch my felt boots slipped and I fell into the narrow back garden. The landing was successful – on both legs and into a deep snow, however, when I saw the cusps of the low palisade between the back garden and the yard of the Turkovs, stuck up from the snow an inch off my thigh, my feet grew cold with horror. </text:p>
      <text:section text:style-name="Sect1" text:name="Section90">
        <text:p text:style-name="List_20_Paragraph"><text:bookmark text:name="span88"/>(....in those irrevocably faraway times—past any reach, recall, redress—I hadn't realized yet that all my grieves and joys, my ups and downs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End March a team of doctors came to our class to have the physical examination of the dudes to register us as future conscripts. </text:p>
      <text:p text:style-name="Text_20_body">While the girls were taken to another room for some special lecture, the physicians told us to undress and demonstrate them our backs and sit on a chair for them to knock a rubber hammer beneath our knees, besides the height-measuring and dick inspection. </text:p>
      <text:p text:style-name="Text_20_body">In my draftee card, the line for "sexual development" was marked with ‘N’. When the commission left, Tolik Sudak explained that "N" stood for "normal" and all the dudes got that mark except for Sasha Shwedov, and the girls, who returned after we got dressed, somehow found it out and that's why now they were whispering to each other and exchanging informed giggles…</text:p>
      <text:p text:style-name="Text_20_body">The summer started with the examination session for the ninth grade. Of all the exams, Chemistry was the most feared one – a normal guy from the Settlement could not really bottom all those benzyl rings and their atomicity. </text:p>
      <text:p text:style-name="Text_20_body">Following the majority of my classmates, I memorized the answers to just one of the twenty-five question sets, aka "tickets", from the Tickets List. </text:p>
      <text:p text:style-name="Text_20_body">At the exam, the ticket numbers, written on slips of paper, were strewn face down on the desk of examiners for us to choose. My chances were one to twenty-four and I lost. However, the teacher of Chemistry, Tatyana Fyodorovna, handled Hexabenzyl, began, for some unknown reason, pulling me out and, eventually, evaluated my ignorance with "four". </text:p>
      <text:section text:style-name="Sect1" text:name="Section91">
        <text:p text:style-name="List_20_Paragraph"><text:bookmark text:name="span89"/>(....in those irrevocably faraway times—past any reach, recall, redress —I hadn't realized yet that all my, etc., etc...) </text:p>
      </text:section>
      <text:p text:style-name="Text_20_body">Physicist Binkin, who, strangely, had no handle among the students, at that examination was Assistant Examiner and used his position for showing Vladya the hidden numbers. Picking a slip from the exterminators’ desk, Binkin would keep it <text:soft-page-break/>up, face to Vladya, and bob his head encouragingly before he put it back and get over to the next one. As fair a play as one could wish. </text:p>
      <text:p text:style-name="Text_20_body">Unfortunately, Vladya was seated in the end of the classroom, loaded with handfuls of the cribs prepared by diligent girls, who had already passed the exam and dumped to him their cheat sheets. But who can get it seeing for the first time in your life all those formulas scribbled on an inch-wide accordion-folded paper-strip in a handwriting three times smaller than normal? Of course, Vladya would jump to the opportunity of swapping the ticket in hand for that one whose answers he had learned by rote. </text:p>
      <text:p text:style-name="Text_20_body">For Binkin his fair play was an innocently sadistic fun because at so big a distance Vladya couldn't make out the numbers, however hard he squinted. So, he had two more uninformed tries and by that dint exhausted the swap quota while raising his chances at three to twenty-two, but missed again. Still and all, he got his "three" and the comment from Binkin, "Your unalloyed proletarian origin secured this mark for you…" </text:p>
      <text:p text:style-name="Text_20_body">I never quibbled about my clothes, put on and wore just what was given, and Mother made sure the things were neither torn nor dirty. So the new addition to my wardrobe—a jacket made of leatherette to the patterns from <text:span text:style-name="Emphasis">The Working Woman</text:span> magazine—appeared on Mother's initiative and it was her to sew it. </text:p>
      <text:p text:style-name="Text_20_body">The money to buy leatherette was found because Father moved to work at the RepBase as a locksmith and his monthly income grew by ten rubles. </text:p>
      <text:p text:style-name="Text_20_body">The jacket looked classy: of a nice brown color with cuffs and a belt of darker cloth. If watched from afar, it even glistened in the sun... In two weeks the leatherette at the elbows fretted to its gunny base, but at the moment when I received my award, the jacket still had good looks. </text:p>
      <text:p text:style-name="Text_20_body">Yes, the Trade-Union Committee of the KaPeVeRrZe Plant rewarded me for outstanding participation in amateur activities. At the All-Plant trade-union conference in Club, the Chairman of the Plant Trade-Union Committee personally handed me not a useless Certificate of Honor, but a sizable paper packet which contained dark rubber fins and a mask, yet, sadly, no snorkel. </text:p>
      <text:p text:style-name="Text_20_body">Nonetheless, I took the equipment to the Seim once, but swimming in the fins turned out much harder than you might think when watching "The Amphibian Man" flicks. Besides, water found the way to penetrate inside the mask and get into my nose, but then, perhaps, it couldn't be otherwise... However, I was not too keen on studying the bottom life of large water bodies because my main concern that summer was finding a job. I desperately needed money, lots of it, because of my "horselessness". </text:p>
      <text:p text:style-name="Text_20_body">Vladya had a motor scooter "Riga-4", Chuba drove "Desna-3", Skully reconstructed his bike into a moped, and when a flock of the Settlement scooter-riders buzzing their motors scudded along Peace Avenue, he did not fell too far behind... Yet, "Riga-4" was the coolest. Vladya, of course, allowed me to drive it a couple of times — the buzz of the engine, wind in the face, speed operating, delight! But begging Chuba's scooter for a ride was of no use. Straddling his "Desna-3", the feet firmly on the ground, he'd only scoff in answer. </text:p>
      <text:p text:style-name="Text_20_body"><text:soft-page-break/>"Let me, eh? Don't be greedy." </text:p>
      <text:p text:style-name="Text_20_body">"I ain't greedy, I am gritty!" </text:p>
      <text:p text:style-name="Text_20_body">"Churls aren’t gritty. One ride to Professions Street and back, I swear!" </text:p>
      <text:p text:style-name="Text_20_body">Another chuckle at nothing funny. </text:p>
      <text:p text:style-name="Text_20_body">"A scrimpy asshole!" </text:p>
      <text:p text:style-name="Text_20_body">But Chuba only scoffed again. </text:p>
      <text:p text:style-name="Text_20_body">Skully's moped I did not want myself; but where to get money to buy a scooter? That was the question... </text:p>
      <text:p text:style-name="Text_20_body">Mother said that a guy after the ninth grade might get a job at the Vegetable Storage Base, if he applied at the Head Office of the Workers Supplying Department, aka ORS, near the Under-Overpass. </text:p>
      <text:p text:style-name="Text_20_body">It sounded a great idea, there should be truckloads of strawberries and watermelons too were surely passing the Vegetable Base before they got on sale at stores. But would they give me a job if I wasn't sixteen yet? </text:p>
      <text:p text:style-name="Text_20_body">In the long narrow corridor of the barrack-like ORS Head Office, I felt more uptight than through the all session of summer examination at school. And I got the job! So began my labor career… </text:p>
      <text:p text:style-name="Text_20_body">The Vegetable Base was located at the end of Depot Street and I was getting there by bike. Besides me, the enterprise employed about ten other summer hands, mostly from School 14. I recognized one of them – a short guy sporting long hair, handled Luke, he it was who slapped me in the face for shooting in his back. The guy tacitly let the bygones be bygones, and so did I, of course. </text:p>
      <text:p text:style-name="Text_20_body">The initial couple of days on the job we were sorting boxes, just empty boxes with no strawberries whatsoever. The whole ones were stacked in the shed, those in need of repair piled next to the shed, while split and shattered throwaways had to be dragged to the stoves under the open sky in the middle of the Base yard… </text:p>
      <text:p text:style-name="Text_20_body">Arriving in the Base, a truck with a load of vegetables goes onto a weighbridge to get weighed. After dumping the cargo they weigh the vehicle once again; the difference between the loaded and empty truck shows the weight of the brought vegetables if only the weighbridge works correctly. That's where arises the need for a trained calibrator who knows how to tune the weighbridge. To do the calibration, you also need a trial one-ton load of 20 kg pig iron weighs, as well as some workforce to move that ton from one corner of the weighbridge to another, to another, to another, to the middle... </text:p>
      <text:p text:style-name="Text_20_body">The job of hands at calibration disclosed who of us was who. At first, it was like a sporting event, we carried the weighs racing each other, by the third corner we started to notice which of us shirked and who was going to the end... </text:p>
      <text:p text:style-name="Text_20_body">Then for two or three days, we cleaned the potato storage block of its stock gone rotten in winter. I never imagined there could be so sickening a stench in the world. Wrapping our mugs with our tank tops, we dragged that horrid muck out, in <text:soft-page-break/>two-handled wicker baskets, to dump in the thicket of tall grass on the Vegetable Base outskirts. The number of working school guys diminished to five… </text:p>
      <text:p text:style-name="Text_20_body">The main workforce of the Base were women in black robes and <text:span text:style-name="T113">pattern-printed</text:span> kerchiefs on their hair. They sorted the carrots or beetroots in the respective blocks, and we moved and stacked the boxes filled by them. </text:p>
      <text:p text:style-name="Text_20_body">Sitting in a circle around a dusty knoll of vegetables, they never stopped yakking, not for half a minute, faith. They were telling each other endless sagas of "he" and "she". </text:p>
      <text:p text:style-name="Text_20_body">How that "she" of theirs grew fat, then skinny, then got to the hospital, then told her mother she couldn't live without him, then died, then cheated him and fled with someone else... </text:p>
      <text:p text:style-name="Text_20_body">And "he" was tall, then short, then pot-bellied, then bald, then black-haired, then a drunk; "he" refused to pay alimony and asked to marry him, they treated him for alcoholism before “he” ripped off the linoleum from the kitchen floor to take it to his lover widowed two times... </text:p>
      <text:p text:style-name="Text_20_body">And so they would pour out their chin music until the blonde guy from School 14, Long by his handle, addresses the peppiest one in the circle of squaws seated on the upset empty boxes, "Well, you give or what?" </text:p>
      <text:p text:style-name="Text_20_body">"At once!" says she. "And I'll squeeze and tear your little willie clean off you, kiss it goodbye, lover!" </text:p>
      <text:p text:style-name="Text_20_body">And the lady-squaws would start to silence her with oops and pffts and "watch your mouth! It's a kid you talkest to!" </text:p>
      <text:p text:style-name="Text_20_body">For the midday meal, I rode home – twenty minutes there, twenty minutes back, ten minutes for soup and tea or, maybe, compote. </text:p>
      <text:p text:style-name="Text_20_body">Thus, four times a day I gained the first space velocity pedaling all the way down the concrete dive into the Under-Overpass tunnel. Who, of the Vegetable Base hands, does not crave for crazy speed? Whee-hoo!.</text:p>
      <text:p text:style-name="Text_20_body">Each morning Head of the Vegetable Base was allocating jobs for the present workforce. </text:p>
      <text:p text:style-name="Text_20_body">A couple of times I got a coopers' helper job. The area in front of their stocky workshop was crowded with hogsheads in need of repair. I rolled or dragged the vessels in, depending on their current condition. Two mujiks in caps and aprons knocked the iron hoops off, and the barrel fell apart turning into a heap of slightly bent staves which they called <text:span text:style-name="Emphasis">klepkas</text:span>. The coopers sorted them, threw the hopeless off, filled up for the shortage from the stock of odd <text:span text:style-name="Emphasis">klepkas</text:span>. They planed and fitted them to each other, collected flat round bottoms from straight lags to insert them on both ends of the <text:span text:style-name="T114">resurrected</text:span> barrel and drive the hoops back. </text:p>
      <text:p text:style-name="Text_20_body">Of course, I knew that by saying "he's missing a <text:span text:style-name="Emphasis">klepka</text:span> in the head" folks meant the same as when they said "not all at home" or just "crazy", but it was in that workshop that I got it where that meaning came from – you cannot fill a barrel with a missing <text:span text:style-name="Emphasis">klepka</text:span>, it's as impossible as filling a cup whose walls are crazed. </text:p>
      <text:p text:style-name="Text_20_body"><text:soft-page-break/>The refuse I hauled to the same idle stoves in the yard with the iron cauldrons embedded in them. The coopers worked unhurriedly, fixing two or three barrels a day, and the time by their side passed so very slowly, but in their workshop, there was a pleasant smell of timber shavings... </text:p>
      <text:p text:style-name="Text_20_body">By the masons, it smelled of damp earth. They worked in a long basement bunker, replacing a log wall with a brick one. And they also wore caps and aprons; the caps were the same as on the coopers, but the aprons of a sturdier tarp. </text:p>
      <text:p text:style-name="Text_20_body">I was so eager to try my hand at laying a wall, at least a little. The older mason allowed me to lay one course. He was standing by and smiling at something, although his grim partner grumbled along that I was doing it not properly at all. </text:p>
      <text:p text:style-name="Text_20_body">My helper-partner from School 14 also grumbled all the time, however, not on the point of masonry. His standing subject of dissatisfaction was Head of the Base. Being unhappy about having such a bitch of a boss, he shirked the work which Head was allocating for two of us. I did not mind doing more than my partner, only it seemed not right so I was glad when he decided to quit at all... </text:p>
      <text:p text:style-name="Text_20_body">And then the cucumber season began. They were coming in by cars pushed by a small diesel locomotive along the sideway tracks entering the Base grounds. The cars were filled with boxes of cucumbers that had to be moved to the stoves in the yard, in whose cauldrons the brine with smelly dill was boiling, and crowds of pickle barrels stood around, with their lids removed, prepared to get their load of cucumbers for pickling. </text:p>
      <text:p text:style-name="Text_20_body">The already familiar squaw-team worked there, but they did not have time anymore for chin-wagging about "her" and "him". They cooked the pickling <text:span text:style-name="Emphasis">oozuar</text:span> in the stove-embedded cauldrons under iron lids and poured it into the barrels loaded with cucumbers. </text:p>
      <text:p text:style-name="Text_20_body">I did not aspire to be an <text:span text:style-name="Emphasis">oozuar</text:span>-cook, I was satisfied with the job of a stoker feeding the stoves with the wood-waste of broken boxes and split <text:span text:style-name="Emphasis">klepkas</text:span>, some of which had to be shortened with an ax. In general, it was not a conveyor job – they would call and tell when to add the fuel, and then again go and get seated someplace, and wait for the next call. </text:p>
      <text:p text:style-name="Text_20_body">And I sat in the shadeless yard under the scorching sun way off from the stoves by which it was hellishly hotter. To while the time between calls, I practiced taking chords of a six-stringed guitar: from D-minor to A-minor, to E-major. A narrow cask stave grabbed from the pile of fuel served the guitar neck. The lady-sqaws laughed from about the boiling cauldrons, "Found your missing <text:span text:style-name="Emphasis">klepka</text:span> at last?" </text:p>
      <text:p text:style-name="Text_20_body">Without paying them any attention, I took B-7th and thought of Natalie… </text:p>
      <text:p text:style-name="Text_20_body">If you walk along the sidewalk and meet a girl with a kerchief around her neck tied not like the pioneer necktie though but with the knot moved onto her shoulder, you get it <text:span text:style-name="T114">immediately</text:span> that she knows what's what in the chic style. And at once you feel like coming up to ask her name, and start a talk. </text:p>
      <text:p text:style-name="Text_20_body">But how to speak up? What to say? Who cares to get "piss off!" in answer and then feel yourself a squashed tomato?. <text:span text:style-name="T114">However</text:span>, it's quite another kettle of fish when you know that the stylish girl's name is Natasha Grigorenko, and you have even <text:soft-page-break/>tried to learn ballroom waltz as her partner, under the button-accordion of Volodya Gourevitch, aka Ilyich. </text:p>
      <text:p text:style-name="Text_20_body">"Hello, Natasha! How you doing?" </text:p>
      <text:p text:style-name="Text_20_body">"Oh, Seryozha! Is that you? Actually, at School 12 everyone calls me 'Natalie'." </text:p>
      <text:p text:style-name="Text_20_body">We happened to be walking the same direction and I saw her to the corner of the street she lived in, Suvorov Street, opposite the middle driveway into Bazaar. </text:p>
      <text:section text:style-name="Sect1" text:name="Section92">
        <text:p text:style-name="List_20_Paragraph"><text:bookmark text:name="span90"/>(...or was it she to greet me first on that sidewalk? After all, for tying the kerchief that dashy way one needs not only the grasp of fashion but being of a resolute cast as well...) </text:p>
      </text:section>
      <text:p text:style-name="Text_20_body">Whoever started it, but the next step was made by me. Maybe not too soon. In a week or so. Or was it even a month?. Anyway, I made that decisive step, or rather a very resolute jump. </text:p>
      <text:p text:style-name="Text_20_body">Radya and I were riding the back steps in the Settlement streetcar, getting fanned by the strong counter wind. And when the streetcar rumbled along Bazaar, I suddenly turned my head and glanced across the road into Suvorov Street. Not that I had any reason for that, yet not far from the corner, two girls were playing badminton. Sure thing, I immediately recognized Natalie's long straight hair. </text:p>
      <text:p text:style-name="Text_20_body">"Bye, Radya!" And I jumped off without answering his, "Where to?" </text:p>
      <text:p text:style-name="Text_20_body">Yes, no mistake – it was she. Her partner also turned out to be my former classmate, Natasha Podragoon, who, as well as Natalie, went over to School 12 because of its Maths and Physics specialization. </text:p>
      <text:p text:style-name="Text_20_body">Of course, I immediately fired up some yackety-yack about providing free masterclasses to share proper skills for taming their shuttlecock. </text:p>
      <text:p text:style-name="Text_20_body">And then—could you imagine!—one more chance passer-by turned over the corner. Radya obviously jumped off before the stop at our school, although he had been going to visit his Grandpa. </text:p>
      <text:p text:style-name="Text_20_body">Natasha Podragoon went home soon, because of both Radya and I talked to her so too little, if at all, on account of her being fat. Natalie invited us into her <text:span text:style-name="Emphasis">khutta's </text:span>yard, where, on a table dug into the ground, lay a stack of Czech <text:span text:style-name="Emphasis">Film a Divadlo</text:span> magazines. I got carried away with perusing the pictures, and Radya snapped up the conversational initiative. </text:p>
      <text:p text:style-name="Text_20_body">But then from the neighbor garden, two missiles of dry earth lumps wooshed, though missing under. Natalie yelled at the boy she would complain to his parents, but for Radya that seemed not enough, and he ran to the garden fence to whip the snotty fool up with an elder guy's lecture. Or maybe, he wanted to show off his sporting bearing, because he, after all, had been attending the volleyball section of the Youth Sports School for two years. </text:p>
      <text:p text:style-name="Text_20_body">Either Natalie somehow sympathized with the ten-year-old Othello of her neighbor, or Radya, despite all his training, crashed some of the potato bushes on his run, but while the jock was bullying the boy behind the fence, Natalie told me to come on Thursday because she had more of those magazines. So we started dating; me and Natalie. </text:p>
      <text:p text:style-name="Text_20_body"><text:soft-page-break/>Perhaps, it would be more accurate to say that she was dating me because I did not know the way of doing dating. I just came to 8, Suvorov Street, on the appointed day, greeted her mother, sat on the couch and turned the pages of another <text:span text:style-name="Emphasis">Film a Divadlo</text:span> magazine. </text:p>
      <text:p text:style-name="Text_20_body">Some people know how to live! And where only could them folks manage to get such magazines from? </text:p>
      <text:p text:style-name="Text_20_body">Then her father came home from work on his motorcycle with a sidecar. He had the same round chin as Natalie, and he gave her his permission to go out for a walk till ten, but no later than half to eleven. And we went out. </text:p>
      <text:p text:style-name="Text_20_body">She talked a lot, yet not for just to flap her chops like many others. Natalie became my enlightener. Despite the long years of reading addiction, there was so much I did not know yet. </text:p>
      <text:p text:style-name="Text_20_body">That the coolest candies were "Grilyazh", only they were not on sale in Konotop. You had to go after those sweets to Moscow or Leningrad, and even there it's not a snap to find the treat. </text:p>
      <text:p text:style-name="Text_20_body">That the most delicious sandwich was bread and butter with layers of sliced tomato and boiled egg. And it should be rye bread, of course. And that Louis Armstrong had the hoarsest voice of all the singers in the world. </text:p>
      <text:p text:style-name="Text_20_body">Following her lead, I borrowed a book of poems by Voznesensky from the Club library. I knew where it stood on the shelves but always bypassed because it was poetry. So that's what the real poetry meant!.</text:p>
      <text:p text:style-name="Text_20_body">But <text:span text:style-name="T115">immeasurably</text:span> more than for filling my educational gaps, I needed her for the <text:s/>giddy thrill sw<text:span text:style-name="T126">oons</text:span>. </text:p>
      <text:p text:style-name="Text_20_body">For example, when we were walking to the Peace Movie Theater and she allowed to hold her arm. Gee! That's impossible to describe! I felt the delicate skin of her forearm because she had a summer frock on and I held her biceps gripped tenderly. Although girls have no biceps to talk of. And because of all that I was on a full flight, I swam in thrill starting from under the bridge over Peace Avenue, past Zelenchuk Area, and almost to Peace Square. Before we reached it, she explained that it would be more correct when the girl herself holds you by the arm, and we went on walking the way she shared. </text:p>
      <text:p text:style-name="Text_20_body">Also nice, though not quite the thing before that... And then I got hit by a ball-lightning because, walking as freshly explained and absorbed in the conversation, she half-turned to me and—O!—her tight right breast pressed lavishly to my forearm...the bliss that stops your pulse... </text:p>
      <text:p text:style-name="Text_20_body">So, I had what to think about by the stoves in the Vegetable Base yard, while practicing chords on the missed but eventually found <text:span text:style-name="Emphasis">klepka</text:span> of mine… </text:p>
      <text:p text:style-name="Text_20_body">It's hard for those enlightened to abstain from sharing the light of truth they've seen... I attempted to bring the revelation over to my sister. We were walking along Forge Street towards Club when she said, "Come one, I'll take my brother under the pretzel!" and she took my arm. </text:p>
      <text:p text:style-name="Text_20_body"><text:soft-page-break/>"Listen, Kiddy," said I because we, my brother with me, and our friends, and all ours rarely called her by name but only "Kiddy", or "Red-Haired" by default. "Wanna me teach you a trick that any dude would be yours in no time?." </text:p>
      <text:p text:style-name="Text_20_body">"O, really?" my sister said in answer, "Is that what you're talking about?" And she half-turned to me while we walked on touching her breast to my forearm. </text:p>
      <text:p text:style-name="Text_20_body">What an arrogant naivety! Such a naive arrogance! How could I—for a split second—imagine there was something I would ever be able to learn before my younger sister? I had to apologize, and all the remaining leg to Club we laughed like mad at what a self-confident patsy I was. </text:p>
      <text:p text:style-name="Text_20_body">But no happiness goes on forever... At one of the evening going-outs with Natalie, some dude came up to us between the Under-Overpass and Bazaar and we stopped for a talk. Or rather they talked because of being from the same school, and I just stood there like an odd lamppost. </text:p>
      <text:p text:style-name="Text_20_body">He had a cool shirt on, I had not seen anything like that before – red and green stripes as wide as on pajamas. Not that I had ever had pajamas, but they could sometimes be seen in movies... He rhapsodized which of the Moscow universities he would enter because his uncle was a diplomat and knew everyone there. And he, the uncle, invited him to go to the Black Sea after the entrance exams by his, uncle's, Volga so that the attractive nephew would serve a bait to lime the girlies. </text:p>
      <text:p text:style-name="Text_20_body">Then they see-youed each other and we parted, but the chat had obviously put Natalie out of humor. Already at her <text:span text:style-name="Emphasis">khutta </text:span>gate, she told me that she had already been dating a guy and once late in the evening they were going on an empty bus and he looked back at the conductor in her seat by the door, and said, "Conductor is not a human," and kissed Natalie. </text:p>
      <text:p text:style-name="Text_20_body">And then I also felt down in the dumps, because it was clear that they were kissing without conductors as well. And I thought that it was, probably, that same red-green yakker but I didn't ask questions. That evening all the way from Suvorov to Nezhin Street I walked forever crushed by grief… </text:p>
      <text:p text:style-name="Text_20_body">In those times the estimation of a Konotoper's prosperity was simple – you just inquired if they had a hut at the Seim river. </text:p>
      <text:p text:style-name="Text_20_body">Upstream from the Bay Beach, about half-kilometer closer to the railway bridge, the willow thicket on the bank was gashed by a long gully. At the end of that inlet, amid abundant growth of pliant willows, there stood some four to five dozen huts of the Partnership "Priseimovye". </text:p>
      <text:p text:style-name="Text_20_body">True, it called for a certain stretch of liberality to use the name of “huts” for those thrown together booths with deal-walls under the roofs of tin. They were small in size – for a couple or three iron beds on the floor of sand. No window was needed; on their arrival to relax in nature’s lap, the hut owner kept its door open all day long. </text:p>
      <text:p text:style-name="Text_20_body">But if they were a fisherman, they would lock the door and go down to the gully, where a row of long narrow flat-bottom skiffs stood afloat, chained and padlocked to the pales in the sandy bank. Putting the tackle on the bottom of their boat, they would unlock the weighty padlock, get seated in the narrow stern and paddle with <text:soft-page-break/>a single oar to come out of the gully to the expanse of the Seim river, and then proceed to their favorite fishing place, the spot where they kept chumming fish with caked chaff. </text:p>
      <text:p text:style-name="Text_20_body">Having a hut was of great convenience – you could go swimming to the Bay Beach (directly two hundred meters through the willow thicket), come back and cook your meal on the Primus stove, blazing its blue flame on the table dug into the sand next to your hut.</text:p>
      <text:p text:style-name="Text_20_body">Many people went to their huts by the local train on Friday evening and returned by the last one on Sunday. While having no hut on the Seim, you could go there only Saturdays and Sundays; in the morning – there, and by 17.24 or 19.07 – back to Konotop. </text:p>
      <text:p text:style-name="Text_20_body">When Kuba arrived in the summer after his first year at the Odessa Sea School, we, sure thing, decided to rush to the Seim. Only we had to wait for the weekend because I had a job at the Vegetable Base, besides, it was on weekends only that the ORS booth trucks came to the Bay Beach to sell ice-cream. </text:p>
      <text:p text:style-name="Text_20_body">"Skully says, Grigorenchikha's become your squeeze, right?" </text:p>
      <text:p text:style-name="Text_20_body">"Tell Skully her name is 'Natalie'." </text:p>
      <text:p text:style-name="Text_20_body">"Okay, whatever. Then invite her too." </text:p>
      <text:p text:style-name="Text_20_body">Natalie agreed quite easily and we went all together: Kuba, Skully, I and Natalie. When we got off the train and were discussing where to—the Bay Beach or the Lake at the pine grove?—Natalie suggested crossing the Seim, there'd be not as much of a madhouse there as on the Bay Beach. </text:p>
      <text:p text:style-name="Text_20_body">On the other riverbank, there also were huts whose owners, if arrived on Friday, the next morning were meeting theirs from the Saturday train to take them over the river. One of those could ferry us just for asking... And it happened the way she predicted, probably, because it was her to ask the skiff guy for a ride. </text:p>
      <text:p text:style-name="Text_20_body">It was an excellent day. We found a sandy glade in the willow thicket quite close to the river, at some hundred meters from the huts. On the soft white sand, we spread the only bed cover we had, because no one except Natalie was clever enough to bring it along. When she changed into her two-piece swimsuit, she overshadowed the entire <text:span text:style-name="Emphasis">Film a Divadlo</text:span> because along with her lush breasts and plum bottom there also was such a slender waist. </text:p>
      <text:p text:style-name="Text_20_body">For bathing, we went to the small beach by the huts with the skiffs tied to the bank. Natalie preferred sitting in one of them but Kuba, Skully and I got as furious as in old good days on the Kandeebynno. </text:p>
      <text:p text:style-name="Text_20_body">Then we ate sandwiches, drank lemonade and switched over to sunbathing. The bedspread on the sand had room only for two: for Natalie, as it was she who brought it, and for me, because it was I, who she was going out with. </text:p>
      <text:p text:style-name="Text_20_body">She was lying on her back wearing wide black sunglasses; I stretched by her side on my stomach, being embarrassed with my trunks sticking out because of the boner. My sidekicks lay on the hot sand (also on their stomachs) fitting their <text:soft-page-break/>imprudent heads onto the bedspread corners at our feet...And – all-embracing, sultry, tense, silence… </text:p>
      <text:p text:style-name="Text_20_body">Of course, the next weekend only two of us went to that place... And again we lay side by side on the bedspread amid the silent heat. Mute and motionless hung the long leaves of the pliant young willows around the oval glade, and we two as silent as them and the soundless sand, and the sun stilled in crouching over us from the sky. </text:p>
      <text:p text:style-name="Text_20_body">My eyes firmly shut because I did not have sunglasses, but the sun, all the same, seeped in through the blood-red fog of my dropped eyelids to turn into a black headache. </text:p>
      <text:p text:style-name="Text_20_body">"A headache," heard I my voice, barely audible. </text:p>
      <text:p text:style-name="Text_20_body">The red mist darkened, and I felt inexpressible delight – she put her palm over my eyelids. Without opening my eyes, I found her wrist and silently pulled her palm sliding over to my lips. I was so grateful to that tender soft palm that had driven away my pain and brought the inexpressible bliss. There was nothing better in the whole world. </text:p>
      <text:p text:style-name="Text_20_body">But when she leaned on her elbow and hovered her face over mine and merged her lips with my lips, I found out that there was still something better, only that it had no name... 'Kiss'?. When you melt and dissolve in the font of the meeting lips, and you drown in their immensity but at the same time you soar...all that and a whole ocean of completely indescribable feelings... Just one syllable of four letters to pack up all that expanse wider than world limits? Well, well… Anyway, the syllable was fairly employed by us that summer day. </text:p>
      <text:p text:style-name="Text_20_body">And when we were already going to the huts for a skiff ride not to miss the local train, I stopped her amid the willow trees to kiss once again. The parting kiss, we couldn't go on kissing farther than that. </text:p>
      <text:p text:style-name="Text_20_body">She answered the kiss with her tired lips and then, looking aside, said with a strange sadness, "Silly one, you'll get cloyed with it." </text:p>
      <text:p text:style-name="Text_20_body">I did not believe her... </text:p>
      <text:section text:style-name="Sect1" text:name="Section93">
        <text:p text:style-name="List_20_Paragraph"><text:bookmark text:name="span91"/>(...a certain German smartie, by the name of Bismarck, once flashed with another of his witticisms, "Only fools learn from their personal experience, I prefer to use the experience of others for the purpose." </text:p>
        <text:p text:style-name="List_20_Paragraph">“I did not believe her...” But even from my personal experience, I should have learned that my sister Natasha, being younger than me for two years, surpassed my knowledge span and proved that repeatedly. </text:p>
        <text:p text:style-name="List_20_Paragraph">Yes, I'm anything but Bismarck with my distrust of others. A pinch of consolation though provided by the fact that I am not a fool from his definition since I never get wiser even from my own experience. </text:p>
        <text:p text:style-name="List_20_Paragraph">What category then should I shove myself under? </text:p>
        <text:p text:style-name="List_20_Paragraph">Okay, let's not get distracted, the question is off the current topic...) </text:p>
      </text:section>
      <text:p text:style-name="Text_20_body">The cucumbers cloyed for good. Just out of habit and because of having nothing better to do, I would take one from the boxes, give it a couple reluctant bites, and hurl into the nearest thicket of tall grass in the grounds of the Vegetable Base. </text:p>
      <text:p text:style-name="Text_20_body"><text:soft-page-break/>To put it short, I also left the race and went to the ORS Office to quit and get the money I earned in that month and a half. For the first time in life, I held the sum of fifty rubles in my hands. </text:p>
      <text:p text:style-name="Text_20_body">Was that enough for a scooter? Who should know? A talk with Mother turned those questions unnecessary: </text:p>
      <text:p text:style-name="Text_20_body">"Seryozha, school is starting. You need clothes. Shoes are needed both for you and your brother and sister. You know as well as I do how we're scratching along." </text:p>
      <text:p text:style-name="Text_20_body">"Yes! I have clothes! And I told you why I was going to the Base." </text:p>
      <text:p text:style-name="Text_20_body">"Those pants that I have painted two times? Is that your clothes? At your age, it's a shame to go about like that." </text:p>
      <text:p text:style-name="Text_20_body">Mustang of my Dreams! Farewell! We won't rush along Peace Avenue, you and me, overtaking all those "Rigas" and "Desnas"…</text:p>
      <text:p text:style-name="Text_20_body">No ready-made pants were bought for me. Instead, following Mother's instructions, I went to the sewing workshop near the Bus Station. The seamstress with a long pointed nose measured me and sewed trousers of dark gray broadcloth, synthetic Lavsan. A wide belt of two buttons. Flares. Fifteen rubles. </text:p>
      <text:p text:style-name="Text_20_body">Very soon the trousers came in handy, after Vladya brought the news that in the Central Park of Recreation they're fixin' to hold the Youth Song Contest. Those wishing to participate had to apply at the City Komsomol Committee. Yet, no one had the slightest chance because Arthur would take part in the Contest. </text:p>
      <text:p text:style-name="Text_20_body">Arthur was a soldier Armenian from the construction battalion next to the RepBase, and Vladya was his fan. Being a right-handed guitarist, Arthur played it like a god in Vladya's estimation. He did not replace the strings, but just turned a common guitar the opposite way, with the bass strings going below and the thin ones up, and played it! In addition to that miraculous trick, Arthur also sang, no wonder Vladya idolized him and had no doubt that Arthur would win the contest. But we decided to participate, all the same. Together...Vladya and me. </text:p>
      <text:p text:style-name="Text_20_body">As the Head of the Komsomol organization at School 13 and familiar therefore with the doors of offices in the City Komsomol Committee, I had to go there and apply for the contest as well as to know the exact time and location of the planned event. It turned out there remained just two days before the contest taking place at the Central Park dance-floor. We had no time to lose and started rehearsals... </text:p>
      <text:p text:style-name="Text_20_body">Club Movie Projectionist, Boris Konstantinovich, switched on the light in the auditorium as well as two microphones on the stage. One of them we inserted into Vladya's guitar through the soundhole and from the powerful loudspeakers installed on both sides of the stage, there roared such a cool sound that Boris Konstantinovich could not stand it and left. In his place, full of bubbling excitement, Glushcha scuttled in from Professions Street, where bypassing Club he got stopped in his tracks by the bewitching hubbub of that strident mayhem. </text:p>
      <text:p text:style-name="Text_20_body">We decided to perform two numbers. First, the bass guitar part to "Chocolate Cream" from the LP disc of Polish rock-group The Chervony Guitary, to be followed then with the song from the soundtrack to "The Uncatchable Avengers". </text:p>
      <text:p text:style-name="Text_20_body"><text:soft-page-break/>At the rehearsals everything went on in a pretty smooth way – the guitar with the mike in its body was turning out a classy rock'n'roll piece, after which the instrument was transformed into a common acoustic one to accompany Vladya's singing the song about so many a path in the field, yet the truth remained one and only. And I stood next to Vladya strumming my guitar… </text:p>
      <text:p text:style-name="Text_20_body">Surprises cropped up at the Contest itself. In the concha of the dance-floor stage, there was only one microphone installed. So much for a starter. Besides, our duo needed to be named somehow... Another "oops". The Second Secretary of the City Komsomol Committee offered a choice: The Sun, or The Troubadours. Of the two evils, was chosen the shorter one. </text:p>
      <text:p text:style-name="Text_20_body">Inserting a microphone into an acoustic guitar through its soundhole is not an easy undertaking. You have to loosen a couple of thin strings to the utmost and shove the mike into the hole pulling them aside and then, naturally, tune the strings up. </text:p>
      <text:p text:style-name="Text_20_body">Now, with the rock'n'roll started, how could I possibly shout into the Vladya's guitar hole that we were The Sun duo? A nice x-rated pic, eh? </text:p>
      <text:p text:style-name="Text_20_body">For the second number, the same crap, only in the opposite direction, with getting the mike out. </text:p>
      <text:p text:style-name="Text_20_body">The full logistics of the situation dawned on us, when we were on the stage already, in front of the dense crowd bordered with the light of lamps around the dance-floor. </text:p>
      <text:p text:style-name="Text_20_body">Vlady panicked, "To hell both them and their contest!" And I began to convince him that there was no way to turn back since we popped up there with our guitars. Or was it, like, we were just walking them around, sort of? </text:p>
      <text:p text:style-name="Text_20_body">So he started the bass part trying to hold his guitar up closer to the microphone in which I announced that we were the vocal-instrumental duo The Sun. Then I lowered the microphone to his guitar for the crowd to hear clearly that it was rock’n’roll after all. Quite understandably, that holding the microphone I could no longer support his bass part with my rhythm guitar. </text:p>
      <text:p text:style-name="Text_20_body">With the second number, everything seemed to get in the groove. We both strummed our guitars, Vladya sang, I was looking above the heads of the crowd the way Raissa had taught us in the Children Sector. </text:p>
      <text:p text:style-name="Text_20_body">Yet, after singing one verse and the chorus, Vladya turned to me with rounded eyes and moaned, "I forgot the lyrics!" </text:p>
      <text:p text:style-name="Text_20_body">The further, the merrier! May Chuba forgive me and may forgive me those present at the contest who filled that evening the dance-floor and the nearby park ally, but I took a step forward and yelled into the microphone that: </text:p>
      <text:p text:style-name="P33">"Over the wide empty steppe<text:line-break/>Raven soars in vain,<text:line-break/>We'll be living for ages,<text:line-break/>We are not raven's prey..." </text:p>
      <text:p text:style-name="Text_20_body">By the next verse, Vladya snapped back and we finished the song off together, in a duo, just as promised… </text:p>
      <text:p text:style-name="Text_20_body"><text:soft-page-break/>Natalie and I did not go to the Seim anymore. We fell out, I did not get it though why she told me not to show up again. </text:p>
      <text:p text:style-name="Text_20_body">Of course, I suffered painfully, and, of course, I was happy when in half-month my sister, aka Red-Haired, said: </text:p>
      <text:p text:style-name="Text_20_body">"I saw Grigirenchikha today, so she asks, 'Did Ogoltsoff go somewhere or what?' I says, 'No', and 'Why then does he not come?' says she. Have you quarreled or what?" </text:p>
      <text:p text:style-name="Text_20_body">"We did not quarrel... Kiddy! you're the sun!" </text:p>
      <text:p text:style-name="Text_20_body">The swimming season was already over, and we started to go out to the Plant Park where she showed me a secluded bench behind the clump of untrimmed bushes alongside the alley. I had walked that alley more than once but never knew about that bench, which stood as if embedded in the grotto of foliage. </text:p>
      <text:p text:style-name="Text_20_body">There we were coming in the dusk when the rare yellowish lamps switched on in the alleys. The brightest, distant, bulb marked the window of the ticket office in the summer cinema projection booth. </text:p>
      <text:p text:style-name="Text_20_body">The projectionist Grisha Zaychenko, Konstantin Borisovich's partner, turned on the tape recorder and filled the dark park with the sound of cinema loudspeakers: </text:p>
      <text:p text:style-name="P33">"The twilight shadowed the light of day.<text:line-break/>Has the night come? I can't say..." </text:p>
      <text:p text:style-name="Text_20_body">Then the ticket office bulb went out and the séance began. The bench in its cave of leaves got wrapped in the darkness. At that moment our talk was running out. She threw her head back leaning on my arm stretched out along the upper beam of the bench and the world ceased to exist. Especially so, if she had no brassier and was in the green dress with a meter-long zipper on its front... </text:p>
      <text:p text:style-name="Text_20_body">But there are limits for anything and when, immersed into another dimension, my palm slid down her belly beneath the navel to touch the elastic band of her panties, her head on my shoulder moved discontentedly, and she issued a sound as if she was about to wake, so I unquestioningly moved along to the upper treasures. </text:p>
      <text:p text:style-name="Text_20_body">Then the séance ended. The bulb over the ticket office flashed on again. We waited while the handful of film-goers would pass behind the wall of bushes before we rose from the bench. Some dizzy inebriety... She must go... Dad has told... No later than… </text:p>
      <text:p text:style-name="Text_20_body">But all too soon the world waddled into the quagmire of the fall. It became cold, damp, wasted. The leaves fell down and the wet black branches could not hide the bench any longer. And who would care for sitting in the wet? </text:p>
      <text:p text:style-name="Text_20_body">By inertia, we still went to the Plant Park, but it also became hostile. Once, in broad daylight, a mujik in his mid-thirties started to bully me. I had no chance against him. Fortunately, some guys from our school called him to have a drink behind the dance-floor, and in the meanwhile, we walked away. </text:p>
      <text:p text:style-name="Text_20_body">The first snow fell and melted, the slush got fixed by the frost. The snow had fallen again and the winter started. </text:p>
      <text:p text:style-name="Text_20_body"><text:soft-page-break/>On one of the dating evenings when I unbuttoned her coat to make my way to the beloved breasts, she recoiled and said she could not allow everything to a man who, in fact, was no one to her. </text:p>
      <text:p text:style-name="Text_20_body">Was it me that she considered no one?! After all that had been between us?!. </text:p>
      <text:section text:style-name="Sect1" text:name="Section94">
        <text:p text:style-name="List_20_Paragraph"><text:bookmark text:name="span92"/>(...sorting out the toppled relations, like, who’s righter, who’s wronger, is just a farewell cannonball fired with the stern cannon after the ship sailing away…) </text:p>
      </text:section>
      <text:p text:style-name="Text_20_body">We broke up. Fare thee well, sweetest Natalie...</text:p>
      <text:p text:style-name="Text_20_body"><text:span text:style-name="Strong_20_Emphasis"><text:span text:style-name="Emphasis">"Ah, tender rosebuds killed by the cruel frost..."</text:span></text:span> </text:p>
      <text:p text:style-name="Text_20_body">End February, a year after I told Mother that I agreed to be operated on, I had to lie under the knife. A real man should keep his word, ain't it? </text:p>
      <text:p text:style-name="Text_20_body">Starting in the evening and all night long, my stomach ached sharply and the ambulance, called in the morning, diagnosed the appendix that had to be removed before too late. I walked to the vehicle myself but there I had to lie down in the canvas stretcher placed on the floor. Mother also wanted to go, but along Nezhin Street, there was walking an acquaintance of hers, who was late for her work, and Mother forwent her place to the woman who she always praised as a very good legal consultant deserving all the possible respect. </text:p>
      <text:p text:style-name="Text_20_body">In the City Hospital, despite the urgency of my diagnosis, they were too lazy to carry me on the stretcher, and I had to walk up to the second floor myself. There I changed into the blue hospital gown over a white shirt with no buttons and walked to the operation room. </text:p>
      <text:p text:style-name="Text_20_body">They helped me to lie onto the long tall table and fixed all my extremities to it by firm wide belts. A white sheet was thrown over a tall frame above my face so that I could not see what they were doing to my tied up parts. A nurse, whom I also could not see, stood behind my head and asked all sorts of diverting questions. The interview was obviously intended to substitute the general anesthesia because they only syringed some local anesthetic in my stomach. </text:p>
      <text:p text:style-name="Text_20_body">The injection took effect, <text:s/>I <text:s/>followed how they were splitting me down there and getting into my abdomen but it felt somehow in a <text:s/>distanced way as if they were doing it to my pants, although at the moment I had nothing <text:span text:style-name="T117">on </text:span>but the hospital shirt on me. A couple of times it really hurt though, so that I even groaned but the invisible nurse <text:span text:style-name="T118">behind</text:span> my <text:span text:style-name="T118">pate</text:span> began to pour a fiddle-faddle of what a manly patient I was, she never saw so brave, so I shut up to let them finish their business without a distracting noise. </text:p>
      <text:p text:style-name="Text_20_body">However, to a cot in the long corridor, I was taken on a gurney, after all. </text:p>
      <text:p text:style-name="Text_20_body">Two days later they brought me a note from Vladya. He wrote that he was down in the reception hall but they did not let him pass through, and our class would come to see me when I was allowed to get up, and I should recover as soon as possible because Chuba had got violently untame and kept jumping at Vladya like a Mazandaran tiger. </text:p>
      <text:p text:style-name="Text_20_body"><text:soft-page-break/>After the surgery, they warned me to hold back coughing and avoid any straining so that the stitches keep the cut. But could you really avoid it if having such kind of friends? </text:p>
      <text:p text:style-name="Text_20_body">"Chuba Maza.." And, crumpling the paper slip in my fist, I pushed my face into the pillow to keep back the brimming up round of laughter. </text:p>
      <text:p text:style-name="Text_20_body">"Mandara.. tiger.” </text:p>
      <text:p text:style-name="Text_20_body">Haha! Haha! </text:p>
      <text:p text:style-name="Text_20_body">"Ouch! It hurts!" </text:p>
      <text:p text:style-name="Text_20_body">And even after I managed, with a lot of preservative stops, to read up the note, there was no way to ward off the jerky lines popping time and again up in my mind. </text:p>
      <text:p text:style-name="Text_20_body">"Tiger Chuba Mazanda...” </text:p>
      <text:p text:style-name="Text_20_body">Haha! Haha! </text:p>
      <text:p text:style-name="Text_20_body">And tears seeped through my tight squinted eyelids. Vladya! You're worse than a tiger, O, son of a bitch!. </text:p>
      <text:p text:style-name="Text_20_body">Ten days later I was discharged, and in one more week came to the hospital to have the stitches thread pulled from my stomach, and collect the reference releasing me from PE classes for one month… </text:p>
      <text:p text:style-name="Text_20_body">By the by, Vladya's handwriting was more cryptic than a team of famous detectives could possibly decipher with all their methods of elementary deduction. </text:p>
      <text:p text:style-name="Text_20_body">Half of the written essays he handed in were not even read by the Literature teacher who returned them unchecked but fiercely gashed, criss-cross, with red ink. On some occasions, he even himself failed to make out heads or tails in his own graffiti and turned to me for assistance. </text:p>
      <text:p text:style-name="Text_20_body">I was the expert arbitrator in his cryptographic disputes with Zoya Ilyinichna, "No, there is nothing wrong with the spelling, he always writes "e" that way, and this one stands for "a" by him." </text:p>
      <text:p text:style-name="Text_20_body">"What "e"? What "a"? They're just ticks!" </text:p>
      <text:p text:style-name="Text_20_body">"Yes, for sure, but that tick's tail is, like, a bit longer. See?" </text:p>
      <text:p text:style-name="Text_20_body">I had a rough talk with Father when he said I should have my hair cut, for it already was as long as it’s damn hard to say what. And because of my looks, he was summoned to the Zampolit at the RepBase. </text:p>
      <text:p text:style-name="Text_20_body">The enterprise repaired not just helicopters, but military machines and instead of Directors or Managers they had high-rank officers and Zampolit’s post was that of Deputy Commander of the RepBase. Now, that Commander simply ordered Father to stop his son from being a frightful sight in the city. </text:p>
      <text:p text:style-name="Text_20_body">True, I did have a yan for sporting long hair like that by The Beatles. Though the length of theirs was beyond my reach, yet my hair had grown enough already to touch the top of the shoulder blades when I threw my head back as far as I could to marvel my profile reflection by the mirror in the wardrobe door. At a recent CJI <text:soft-page-break/>match, I performed the Dean Reed's hit "Jerico" hopping on the stage with a muted mike and whipping my face with my hair. </text:p>
      <text:p text:style-name="Text_20_body">One good whipping deserved another. How would the RepBase Zampolit know that I was a son of their worker? As if few other Beatles fans were hanging out around the city. I had been told on, and no doubt about it. </text:p>
      <text:p text:style-name="Text_20_body">However, I couldn't have words with Father for too long because I was sitting on his neck, and Zampolit threatened him with firing if I kept my hair any more… </text:p>
      <text:p text:style-name="Text_20_body">A powerful infection swept over our school in spring. The acutest cases of grave epidemic forms were registered in our grade which definitely turned its main locale and spiller… </text:p>
      <text:p text:style-name="Text_20_body">Vladya and I were seated on stools at the last desk. Quite regular stools whose black-painted seats had oblong holes in their center to inserte your hand for conveniently moving it to some different place, if needed. </text:p>
      <text:p text:style-name="Text_20_body">When we got bored with exercising our carving skills, stands the black seats of our stools got ornamented with deep white scars crying out, ‘THE BEATLES! THE ROLLING STONES!”, we looked around – what else could supply us a sufficient pastime? </text:p>
      <text:p text:style-name="Text_20_body">Some unlimited naivety indeed – what could be out there to busy yourself with in a graduating class? Actually, nothing... Still and all, we gave the boredom a slip – we started writing poetry. </text:p>
      <text:p text:style-name="Text_20_body">It was a prolific poetic eruption turned out in various forms and genres. At the break, we presented our creations to the classmates. We laughed and they were laughing too, unaware that the virus of poeticizing had already started the inexorable destruction of their immune system. Many of them began trying their hand at the production of rhymed lines. Even Chuba turned out some trifle of an epigram. But the indisputable crest-riders of that wave were sitting, sure enough, at the last desk. </text:p>
      <text:p text:style-name="Text_20_body">Fortunately, the epidemic eventually died down without fatalities. </text:p>
      <text:section text:style-name="Sect1" text:name="Section95">
        <text:p text:style-name="List_20_Paragraph"><text:bookmark text:name="span93"/>(...if those scattered pieces of ruled paper torn off from various notebooks were put together, it could become a collection of aspirant poets. And, stashed away in bookstores stacks, it would accumulate the dust there submerged into its drowsy dreams of eager readers' hands and rising to the fame... </text:p>
        <text:p text:style-name="List_20_Paragraph">It is highly improbable that any of my classmates would recollect that overweening epidemic. None of them would recognize even their own lines, betcha. But, after all, who cares? The final goal is nothing. The main buzz is in doing. Although, I'm still not ashamed of the lengthy elegy crafted at a lesson in Organic Chemistry: </text:p>
        <text:p text:style-name="Quote">“The day will come for me to join the robbers </text:p>
        <text:p text:style-name="Quote">To earn my honest daily bread</text:p>
        <text:p text:style-name="Quote">I'll sleep all day and chew on dried grasshoppers</text:p>
        <text:p text:style-name="Quote">At night, stray walkers will I intercept...”</text:p>
        <text:p text:style-name="List_20_Paragraph"><text:soft-page-break/>Then, of course, I would get killed because elegy is a traditionally sad genre and, lying in the tall grass by the highway: </text:p>
        <text:p text:style-name="Quote">“I won't grasp it with my head </text:p>
        <text:p text:style-name="P24">by nearing Death already chilled</text:p>
        <text:p text:style-name="P24">If so urgent was indeed </text:p>
        <text:p text:style-name="P24"><text:span text:style-name="T116">F</text:span>or you to have me killed?</text:p>
        <text:p text:style-name="P24">Of wood was made my pistol, it wouldn't harm a lamb,</text:p>
        <text:p text:style-name="P24">With gentle "Hello!" I fleeced the clients</text:p>
        <text:p text:style-name="P24">Yet left them kopecks for a tram,</text:p>
        <text:p text:style-name="P24">“Take ‘t easy, folks! So’s my job.”</text:p>
        <text:p text:style-name="P24">Then soft "Adieu!" and – parting bob...” </text:p>
        <text:p text:style-name="List_20_Paragraph">A lot of water has flowed in the river of Varanda since then and, quoting the classic poet, handled Monkey, who worshiped banks of the Neva river: </text:p>
        <text:p text:style-name="Quote">" Some aren't there anymore, and I am far away...” </text:p>
        <text:p text:style-name="List_20_Paragraph">Okay. That's enough for flashing up my speckles of erudition... It's time to confess that I wasn't a stranger to swindling too. There are things you'd prefer not to remember before starting to recount them... </text:p>
        <text:p text:style-name="List_20_Paragraph">However, showing oneself off entirely good and irreproachable is foolish and dishonest. It's not a righteous thing, I mean. Anyway, I am not a good guy, I’m way too unsteady for that...) </text:p>
      </text:section>
      <text:p text:style-name="Text_20_body">So, as it was said already, that year we lost the CJI final to the prestigious School 11. In the Contest of Greetings, we dragged out on stage a dummy ship of cardboard, exactly the same as two months before us they dragged out at the Central Television CJI. And they also joked our jokes there, two months before. Both the ship and jokes were still fresh in the memory of the jury members and we were accused of blatant plagiarism in the end. </text:p>
      <text:p text:style-name="Text_20_body">The team of School 11 came out in top hats made of blackened Whatman paper and finishing their Greeting presented the hats to our team. I did not get my share, because their Captain left his one on the jury desk to bribe them into the right choice when taking the right decision. </text:p>
      <text:p text:style-name="Text_20_body">After the defeat, going home without shields but with top hats, our team members were doffing the paper head-gears at the Settlement crossroads goodbyeing each other and I felt hurt that only I didn't have the thing. </text:p>
      <text:p text:style-name="Text_20_body">By the moment when the streetcar stop School 13 was reached, there remained just two of all the team – Valya Pisanko and me. </text:p>
      <text:p text:style-name="Text_20_body">And then I insidiously asked Valya for her top hat, like, just to try it on. She credulously gave it and, clapping the paper thing onto my head, I ran away along Nezhin Street. </text:p>
      <text:p text:style-name="Text_20_body">I knew she wouldn't follow, she lived in Podlipnoye and had to turn in the opposite direction. Indeed, she didn't chase and only screamed behind, "Sehguey! Give it back! It's not fair!" I knew it was not fair, but I did not return and did not give it back. Why should I? </text:p>
      <text:p text:style-name="Text_20_body"><text:soft-page-break/>The next morning in the lean-to which served as my bedroom already, I was nauseated by the sight of that piece of Whatman paper blackened with gouache; some disgusting loot. </text:p>
      <text:section text:style-name="Sect1" text:name="Section96">
        <text:p text:style-name="List_20_Paragraph"><text:bookmark text:name="span94"/>(...so, I'm assembled of divers parts and meanness enters in the aggregation...)</text:p>
      </text:section>
      <text:p text:style-name="Text_20_body">And so the ten years were over. But it was not for me to decide whether that term was long or short, because ten years later I became a different I to that I who ten years before was handed to the educational system for them to format me into one more usable member of the current society. </text:p>
      <text:p text:style-name="Text_20_body">It’s only fair to admit that the goals set before my didactic cultivators were, in general, achieved. I grew up from a snotty Octoberist to the Head of School Komsomol Committee. I realized that, with the universal gravitation in place, spitting into the sky was meaningless. </text:p>
      <text:p text:style-name="Text_20_body">Even though I did not have enough of Komsomol zeal to sing "The Internationale" at All-School Komsomol Meetings along with the backup gramophone record by the Bolshoi Academic Choir, I still had no doubt that the USSR was the bulwark of peace throughout the world. (When in doubt, it’s enough to recollect those small-sized red flags with the yellow prints of a dove which Soviet people used to wave at celebration demonstrations.) </text:p>
      <text:p text:style-name="Text_20_body">Generally, we were the best in everything, and the only area in which we lagged was music. In any song by The Beatles, there were more interesting chord sequences than in the entire Soviet song production. The reason for such a dishonorable state of affairs was that all songs by us started from A-minor... If only The Beatles would not meddle with the politics. By what right did John Lennon announced that the Soviet Union was a fascist regime? It was our country who lost twenty million people killed in the war against fascism, so why couldn't The Beatles mind just music? </text:p>
      <text:p text:style-name="Text_20_body">However, Furtseva, Minister of Culture of the USSR, was really a nasty bitch not letting them have a tour of the Union. She personally did not miss enjoying their performance behind the closed doors before announcing, "Sorry, guys, but our listener will not understand your music." Yeah, some accomplished bitch of a Minister, because they were getting ready and had already written their hit "Back to the USSR". </text:p>
      <text:p text:style-name="Text_20_body">As for the school curriculum, I did not comprehend chemistry at all, as well as algebra with trigonometry, and several other subjects for which I did not have time enough. Yet, I was trained to distinguish landlord Famusov from its creator, poet Griboyedov. Wasn't that a sufficient base of knowledge for entering the broad road to bright brave life? </text:p>
      <text:p text:style-name="Text_20_body">Anyway, it was too late to supplement. The time was up. The final exams were close at hand and then Graduation Party traditionally followed by the night of collective roaming of graduates who were not classmates anymore but still had to meet the dawn of their new life together. </text:p>
      <text:p text:style-name="Text_20_body">However, all of that was just a background to the more important matter. We were preparing for the contest organized by the City Komsomol Committee. Competition <text:soft-page-break/>for the nomination The Best Vocal-Instrumental Ensemble, aka VIA. You want a VIA? You'll get it! </text:p>
      <text:p text:style-name="Text_20_body">All the previous winter, long before and even never suspecting they would announce the competition of VIAs, we were busy producing electric guitars as advised by the instructions and blueprints in<text:span text:style-name="Emphasis"> The Radio </text:span>and <text:span text:style-name="Emphasis">The Young Technician </text:span>magazines. </text:p>
      <text:p text:style-name="Text_20_body">For a start, we experimented with the mounting of piezo elements on a common acoustic guitar. As a result, the sound got amplified the way it would with a mike shoved in through the soundhole, yet it sounded nothing like an electric guitar. Besides, the guitars for seven rubles and fifty kopecks did not look like those in black and white pictures of different rock-groups with their hair reaching below the shoulders. </text:p>
      <text:p text:style-name="Text_20_body">Wanna have a guitar with stylish horns? Cut its body out of three-centimeter-thick plywood. Be ready for a long hassle with the neck. The guitars which we manufactured after the drawings in the magazines for advanced technicians could not keep to key. </text:p>
      <text:p text:style-name="Text_20_body">What is "keeping to key"? Well, if you pluck a string at the twelfth fret and then pluck the same string released, you get the same note, only over one octave. And with the necks we produced, there sounded different notes, the guitars did not keep to key; that's what it meant. </text:p>
      <text:p text:style-name="Text_20_body">The upshot was we had to fall back on using the necks of common guitars which kept to key alright. Yet, the headstock of a common guitar with its slots for strings looked ridiculous on an electric guitar, like a saddle atop a cow. To replace the headstock in the neck, you have to saw it out and substitute with a homemade one having no slots and with all six or four tuning pegs in one row. </text:p>
      <text:p text:style-name="Text_20_body">Father soldered the electrical rigging of guitars following the schemes printed in the magazines. Besides, he brought from the RepBase shielded cable enclosed by braided metal strands for the connection of a guitar to the amplifier. Without such a cable, electric guitars issued an unbearable wailing miles away from any music. </text:p>
      <text:p text:style-name="Text_20_body">All the testing was carried out in our <text:span text:style-name="Emphasis">khutta</text:span>, with the product in progress connected to the ancient radio receiver because Father said if it worked on that junk then with a normal amplifier would make it sound topnotch. </text:p>
      <text:p text:style-name="Text_20_body">The pickups became a major headache. A pickup is a tiny box installed under the strings with an individual coil for each of them. One coil included six hundred spirals of hair-breadth copper wire wound by hand, now it remains only to multiply them by the number of strings to equip the guitar with a pickup... </text:p>
      <text:p text:style-name="Text_20_body">Eventually, everything got assembled. The radio receiver shakes its case bursting with steely thundering cords and popular guitar breaks, drowning Mother's yells of protestation from the kitchen. Wow! We're delighted. The bomb! Father looks pleased too... </text:p>
      <text:p text:style-name="Text_20_body">Now you can take everything apart, level the plywood of guitar body with sandpaper, putty it and tenaciously polish again, this time with finer sandpaper <text:soft-page-break/>before spraying the body with paint (I bet the red would be your choice), then re-assemble your shiny new electric guitar. Enjoy!. </text:p>
      <text:p text:style-name="Text_20_body">Thus we got all the right, as well as equipment, to apply for participation in the contest organized by the the City Komsomol Committee who kept apace with the contemporary life demands. </text:p>
      <text:p text:style-name="Text_20_body">All in all, there were exactly two competitors vying for the laurels of the best one: </text:p>
      <text:p text:style-name="P36">1) VIA "The Kristall" by the House of Culture named after Lunacharsky (aka Loony); </text:p>
      <text:p text:style-name="P36">2) VIA "The Orpheuses" by the Club of the Konotop Engine and Car Repairing Plant (aka the KaPeVeRrZe Club). </text:p>
      <text:p text:style-name="Text_20_body">The Loony guys were in the business for years. They had an electric organ played by Sasha Basha, who had graduated from the Music School in the piano class. He was not only the leader of The Kristall but also the Captain of the CJI team from the prestigious School 11 who beat us that year. </text:p>
      <text:p text:style-name="Text_20_body">Besides participation in the concerts at Loony, they were also "playing trash", that is providing live music at weddings, birthdays and all sorts of parties with their one organ, two guitars, and the drum set. </text:p>
      <text:p text:style-name="Text_20_body">On the other side, there were four of us. We didn't know a damn thing about the music theory (except for Chuba who had attended the Music School for four years at the class of button-accordion) , but we were backed by Club, the unalienable part of the Settlement. </text:p>
      <text:p text:style-name="Text_20_body">While our<text:span text:style-name="Emphasis"> khutta </text:span>served the base for technical empowering of The Orpheuses, Club provided means for our musical education. (Once again leaving aside Chuba and his button-accordion which let him easily master the bass guitar parts, because they, generally, coincide with those played by the musician with his left hand in the bass section of the accordion.) </text:p>
      <text:p text:style-name="Text_20_body">That’s why, the concert of Classical Guitar in Club, advertised by a modest poster about the classical guitar performer Zverev from the Kiev Philharmonic, was attended by only two Orpheuses – Vladya and me because Skully did not feel like attending as long as he was the drummer at out VIA, not a guitar-player… </text:p>
      <text:p text:style-name="Text_20_body">The lobby of Club was unusually crowded, and so was the landing at the auditorium entrance, young guys for the most part. Who would have thought that the Settlement youth were so much fond of the guitar classics! </text:p>
      <text:p text:style-name="Text_20_body">So, we stood up there in the crowd when from below, along the wide steps of the stair as well as from among the dudes around us, there rose the rustle of the low-voiced announcement to each other, like a gust of wind rushing in front of the thunderstorm: "Wafflisters! Wafflisters are coming!" </text:p>
      <text:p text:style-name="Text_20_body">From the first floor, two girls were ascending the wide stairs. On their reaching the stairhead, the stares of all present were riveted to them in tense deafening silence. I was struck with the purity of the milk-white skin in their faces. Encapsulated with the wall of goggling silence, they turned right, to the mirrored gym of the Ballet Studio where that evening the seminarians from GPTU-4 had their party… </text:p>
      <text:p text:style-name="Text_20_body"><text:soft-page-break/>And we, Vladya and I, separated from the crowd on the landing and turned to the left, to join a handful of those who attended the concert of the Guitarist Laureate in his classic three-piece black suit and thick-lensed black-rimmed glasses. </text:p>
      <text:p text:style-name="Text_20_body">A couple of front rows were more than enough to accommodate the listeners who were seated giving a wide berth to each other. He sat above us in a chair at the edge of the feebly illuminated stage, announced the music pieces and then played them on his acoustic guitar. But that was more than what we considered guitar playing! Something unimaginable! Unattainable… </text:p>
      <text:p text:style-name="Text_20_body">After the concert, Vladya and I knocked on the door of the room on the first floor, where he was folding his black suit to pack it into the hard black case of his guitar. We introduced ourselves as the willing to learn the guitar playing. What to do? How to begin? </text:p>
      <text:p text:style-name="Text_20_body">And he gave us a free consultation. He took out his instrument from under the suit in his case and showed some tricky picks. Then he packed everything back and went to the Station to go elsewhere through the dark of night. </text:p>
      <text:p text:style-name="Text_20_body">Yet, before leaving the room, he advised us to get some Polish music magazines where they were printing a lot of music with tablature above the lyrics. However, at the newsstands of Konotop, they never heard of such magazines…</text:p>
      <text:p text:style-name="Text_20_body">After applying for the VIA contest, we came to the Club Director, Pavel Mitrofanovich. We made it clear that for holding aloft the honor of Club at the City Contest we wanted just a trifle, really, those couple of black speakers from the portable movie projector, together with their amplifier, because we had no place for rehearsals, nor a single item of the drum set. </text:p>
      <text:p text:style-name="Text_20_body">Flaring his redly hot face under the crisp curls of an natural merchant, Pavel Mitrofanovich blared out that for the guys from the Settlement, Club would do all and everything and then everything and all over again. That is the meaning of slotting negotiations in the appropriate moment of a person's daily schedule. </text:p>
      <text:p text:style-name="Text_20_body">Director ordered Club House Manager, Stepan, to pass us the room of the Variety Ensemble until after the contest. The Ensemble musicians led by their Head, Aksyonov, moved their instruments from the room, including the double bass and saxophone, to an unknown destination. For an indefinite interval, Aksyonov stopped appearing in Club at all. </text:p>
      <text:p text:style-name="Text_20_body">In the room, there remained only a giant desk, a piano and "the kitchen" – a drum set made up of a kicker, a snare, a hat, and two tom-toms under a wide crash. The clickety-clak, taps, dubs, bangs, clangs of the kitchen filled the room and the outside corridor for hours because Skully was practicing to give out the rock beat with all of his hands and feet. </text:p>
      <text:p text:style-name="Text_20_body">The technique of beating the beat was shown to him by Anatoly Melai, a Settlement dude recently demobilized from the army who, before he was drafted, played the horn at the Variety Ensemble. Besides, he showed us the chords to "The Yellow River" by the rock-group Christie. That song topped most of the European music charts then. We knew about the fact from the station "The Radio-Sweden" who were broadcasting in Russian one hour a week, on Sundays, and the ours did not <text:soft-page-break/>block it with the usual radio noise because they talked exclusively about rock music omitting any anti-Soviet propaganda. </text:p>
      <text:p text:style-name="Text_20_body">Anatoly even knew the Russian adaptation of the lyrics in "The Yellow River": </text:p>
      <text:p text:style-name="Text_20_body">"We roamed at the Yellow River<text:line-break/>The flowers blossomed all 'round us<text:line-break/>By the river of my dream –<text:line-break/>Alloverida!" </text:p>
      <text:p text:style-name="Text_20_body">And then there followed the chorus which oddly enough avoided rendering into Russian: </text:p>
      <text:p text:style-name="Text_20_body">"Alloverida! Alloverida!<text:line-break/>Yuza mom-ma! Yuza mom-ma!" </text:p>
      <text:p text:style-name="Text_20_body">We started to rehearse it as the number for the contest. At some point, it dawned on me that if the song was called "The Yellow River" then the chorus also should sound "Yellow River!" but not like that fuzzy "Alloverida". So, it was not in vain that Alla Iosifovna at her English classes was driving it home to me that "London is the capital of Great Britain". </text:p>
      <text:p text:style-name="Text_20_body">Anatoly peevishly wrinkled his nose but had no trumps to ward off my stock of knowledge. To reward my linguistic feat, Chuba let me sing the backup in the chorus: </text:p>
      <text:p text:style-name="Text_20_body">"Yellow River! Yellow River!<text:line-break/>is in my mind and in my eyes." </text:p>
      <text:p text:style-name="Text_20_body">That immensely inspired me, because in our VIA I had the very necessary but so inconspicuous role of the rhythm guitarist. </text:p>
      <text:p text:style-name="Text_20_body">For the second number, we chose "Paint It Black" by The Rolling Stones. We knew the chords to the song and even its true title, but we did not know the lyrics and just were using dummy "doo-wop" like some seasoned scat singers: </text:p>
      <text:p text:style-name="P25">"Doo-wop doo-wop doo-wop doo-wop</text:p>
      <text:p text:style-name="P25">Doo-wop doo-wop pá-ba-baá </text:p>
      <text:p text:style-name="Text_20_body">Yet, knowing the name, you could guess what the song was about and if you know the lines meter then – full ahead! </text:p>
      <text:p text:style-name="P25">"Black clouds towered in the sky over the city</text:p>
      <text:p text:style-name="P25">The drops of falling rain are black as coal tar</text:p>
      <text:p text:style-name="P25">No stars reflected in the puddles: nor big, nor bitty</text:p>
      <text:p text:style-name="P25">Black fog has stolen them and hidden way too far..." </text:p>
      <text:section text:style-name="Sect1" text:name="Section97">
        <text:p text:style-name="List_20_Paragraph"><text:bookmark text:name="span95"/>(.. in the flicks "The Devil's Advocate" with Al Pacino as Prince of Dark this song sounds at the concluding credits; the original, of course. But at that time it was too early for Hollywood to shoot that movie. And, by the by, performing "The Yellow River" in Russian, our garage VIA had outstripped The Jolly Guys of Alexander Booynov who released it a couple of years later, substituting Karlsson-on-the-Roof for the original river: </text:p>
        <text:p text:style-name="Quote"><text:soft-page-break/><text:s text:c="2"/>"Here we hear,<text:line-break/><text:tab/><text:tab/>Here we hear,<text:line-break/><text:tab/><text:tab/>The motor buzz,<text:line-break/><text:tab/><text:tab/>The cheerful buzz.<text:line-break/><text:tab/><text:tab/>High in the air<text:line-break/><text:tab/><text:tab/>Straight from the roof<text:line-break/><text:tab/><text:tab/>Our dear friend<text:line-break/><text:tab/><text:tab/>Is flying to us..." </text:p>
        <text:p text:style-name="List_20_Paragraph">Thus a love song was mutated into the RepBase anthem...) </text:p>
      </text:section>
      <text:p text:style-name="Text_20_body">Before the VIA competition, we rehearsed for days on end leaving Club only to have a midday meal at the pavilion "Meeting" by the Station square where we ate dumplings, flushed them down with gulps of beer from a bottle of Zhigulyovsky shared between the four of us and considered ourselves cool dudes who could play rock. </text:p>
      <text:p text:style-name="Text_20_body">Precisely one day before the contest, our rivals—VIA "The Kristall" from Loony—dealt us a preemptive blow. They came to our school to play the trash at the graduation party of our class. </text:p>
      <text:p text:style-name="Text_20_body">Earlier, we offered the school management our music services for the pram dance free of charge, however, the proposal was turned down and they hired The Kristall instead. In our native school, we did not pass for musicians! No prophet is accepted in his own land, indeed... </text:p>
      <text:p text:style-name="Text_20_body">Of course, The Kristall had a well-established reputation. Sasha Basha, educated at the piano class of Music School, played his organ very competently – both "seven-forty", and waltz, and rock'n'roll, but it, still, hurt. </text:p>
      <text:p text:style-name="Text_20_body">The revenge took place at the contest because we had hidden reserves. Firstly, Pavel Mitrofanovich let us grab for the occasion the 50-watt amplifier. And secondly, we carried the day even before making any music, our looks when appearing on the stage showed at once who were predestined winners. </text:p>
      <text:p text:style-name="Text_20_body">Okay, suppose you've got an electric organ and music education plus a team of musicians trained at "playing trash", but who would care a damn about all that crap the moment when: </text:p>
      <text:p text:style-name="Text_20_body">"...And now in this cozy Central Park Summer Cinema, we invite on stage the vocal-instrumental ensemble... The Orpheuses!!." </text:p>
      <text:p text:style-name="Text_20_body">At which moment, there came out four dudes with three (!) horned (!!) guitars!!! </text:p>
      <text:p text:style-name="Text_20_body">And, on top of everything else, each of them, all the four rigged... </text:p>
      <text:p text:style-name="Subtitle">...IN WHITE PANTS!!!.. </text:p>
      <text:p text:style-name="Text_20_body">Oh, my! There is no way to bring over the meaning of white pants in Konotop of 1971 because all that was taking place years before the rise of denim civilization. </text:p>
      <text:p text:style-name="Text_20_body">Where had so snazzy outfit come from? In Department Store opposite Main Post, they were selling the so-called "canvas for household needs", one ruble twenty kopecks a meter. After the very first wash, the fabric turned into gray saggy <text:soft-page-break/>burlap, however, we appeared on stage in pants in their pristinely virgin, unwashed, state. </text:p>
      <text:p text:style-name="Text_20_body">Mother made them—all the four—with her sewing machine, two days before the performance. The ongoing pants fashion of the day rejected the wide waist belt in favor of no belt at all, the stylish dude's pants then started at the middle of the hips. One meter and ten centimeters of "canvas" were more than enough for a pair of trousers. </text:p>
      <text:p text:style-name="Text_20_body">The only bad news was that I screwed up my part in the "Yellow River" vocals. </text:p>
      <text:p text:style-name="Text_20_body">During the rehearsals, Chuba kept frowning at my third in the chorus backup, and in the knock-up chant before going on stage in the Central Park's Summer Cinema he just grabbed his head in despair. So at the moment when we had to yell together into a single microphone, "Yellow River! Yellow River!" I only opened my mouth without producing any sound at all. It was the same trick as singing "The Internationale" at the All-School Komsomol meetings or in the make-believe performing of "Jericho" at a CJI game. </text:p>
      <text:p text:style-name="Text_20_body">Chuba made round eyes on the other side of the mike because I left him without the third, to no avail though. The Orpheuses convincingly carried the day but on my vocal career, there was put the final cross. Still and all, we did it!.</text:p>
      <text:p text:style-name="Text_20_body">You strain yourself, you pine away in exhausting efforts to reach your goal and after you've done it triumphantly all there remains for you is just living on… Probably, that’s the hardest part. </text:p>
      <text:p text:style-name="Text_20_body">"Where to sail?" poetically described such situation Pushkin, and Chernishevsky paraphrased the question in the artless prose, "What to do?" </text:p>
      <text:p text:style-name="Quote">"That is all,<text:line-break/>Say "bye!" to dreams<text:line-break/>Live your life <text:line-break/>the way it seems<text:line-break/>Right to you.<text:line-break/>Find your answers,<text:line-break/>Find your ways,<text:line-break/>Find your path to happiness.<text:line-break/>Do it, do!" </text:p>
      <text:p text:style-name="List_20_Paragraph">(music by V. Sakoon, lyrics by S. Ogoltsoff) </text:p>
      <text:p text:style-name="Text_20_body">I ventured to look for happiness at the Kiev State University named after T. Shevchenko, taking my school certificate to the Department of English Language there. Unlimited arrogance it was, considering the extent of my knowledge which encompassed a couple of grammar tables memorized from the English textbook for the 8th grade. However, audacity calls for reward and all the ride from Konotop to Kiev (four hours by a local train) I spent on a seat next to Irina Kondratenko, the most good-looking girl among my ex-classmates. The gorgeous black eyes and long black hair made her so beautiful that I would never dare approach the girl – what’s the use to be unreasonable? And suddenly—lo!—four hours of riding side by side filled with an eager conversation. </text:p>
      <text:p text:style-name="Text_20_body"><text:soft-page-break/>Irina also was going to Kiev to become a student somewhere while living at some relatives of hers and, being already acquainted with the city, she advised me by which streetcar to go from the station square to the University. </text:p>
      <text:p text:style-name="Text_20_body">The ceilings at the University were unusually high to drive it home to the folks it was the right place for getting higher education. At the dean's office, I swapped my certificate of secondary education and the reference about my excellent state of health for the address of a student hostel in about one hour's ride by a trolleybus. </text:p>
      <text:p text:style-name="Text_20_body">The hostel manager, or maybe she was just a dormitory attendant in charge of forking out the bed linen in exchange for my passport, turned out an unmistakable racist and didn’t care about hiding her ugly inclinations. I deducted it when two young Vietnamese entered her office (or a stockroom), immediately following me and asked her for an oilcloth to cover the table in their room. Her sharp retort was, "No oidcloth for you! You're an oidcloth yourself! Get out of here!" </text:p>
      <text:p text:style-name="Text_20_body">They timidly left, sad and puny against the background of that robust <text:span text:style-name="T119">Ukrainian</text:span> racist. I wondered silently if she was able to pronounce "oilcloth" in Vietnamese. </text:p>
      <text:p text:style-name="Text_20_body">However, jumping to conclusions when unaware of all the concurrent circumstances might result in faulty evaluation. That whole scene could very easily have nothing to do with racism. There was no 100 percent guarantee that them those bitchy Vietnamese were not asking for the fifth oilcloth on the same day, or else that it wasn't the fifth pair of Vietnamese demanding an oilcloth from the overworked Ukrainian woman utterly tired with their looking so much alike… </text:p>
      <text:p text:style-name="Text_20_body">One of my roommates also was an applicant for the English Department, only he had already served in the army. The next day, we went to the University together to attend a pre-examination lecture where he chattered with the lecturer so fluently that I felt myself like at that regional Olympiad for Physics, where all of them understood each other and only I was cutting an odd dolt around. </text:p>
      <text:p text:style-name="Text_20_body">After the lecture, I went to the dean's office and took back my matriculation papers. I do not remember what exactly lie I told them because it was not easy to confess that I freaked out and surrendered without even trying. </text:p>
      <text:p text:style-name="Text_20_body">On the way to the hostel to collect my passport, there gushed such a rain that at times the trolly had to swim from one stop to another. The rain to wash away the slightest traces... The four-hour trip by the local train to Konotop was spent in desolate silence... No cute chat-companions for scurvy cowards… </text:p>
      <text:p text:style-name="Text_20_body">In Konotop, any knotty question gets resolved on the fly. Whereto? Of course, same place with the rest of your gaggle. Join the crowd, mate. </text:p>
      <text:p text:style-name="Text_20_body">Skully was already a third-year student at the Railway Transportation College, above the Under-Overpass tunnel. Vladya and Chuba had submitted their papers for admittance to the same institution. So the question "whereto?" was solved before me, I could only matriculate to the Konotop Railway Transportation College. </text:p>
      <text:p text:style-name="Text_20_body">Even Anatoly Melai was there embracing some vague position of a laboratory assistant, but with the academic year not started yet he was just walking the corridors in blue overalls engaged in wiring, when not busy singing. </text:p>
      <text:p text:style-name="Text_20_body"><text:soft-page-break/>As it turned out, Anatoly was an avid fan of The Pesnyary VIA who had recently performed "The Dark Night" in the Kremlin Hall. Imagine the picture, eh? All the top geezers from the Political Bureau of the Central Committee in the first row – Brezhnev, Suslov...er...who else?...Podgorny...And the dudes spread it out in full with the unleashed guitar reverberation!... Plus the vocals, of course! All their numbers are in no less than four-voice intervals: </text:p>
      <text:p text:style-name="P26">"The dark night's between</text:p>
      <text:p text:style-name="P26">Me and you, my beloved one..." </text:p>
      <text:p text:style-name="Text_20_body">And Anatoly, throwing up his face in the pockmarks left by gone acne, filled the empty corridor with echoes of one or another from those vocal intervals. And why not? It's summer and no classes around, even the admittance exams hadn't started yet and, the main factor, he's in his overalls. </text:p>
      <text:p text:style-name="P26">"When I go to date you</text:p>
      <text:p text:style-name="P26">My bast-shoes keep creaking!." </text:p>
      <text:p text:style-name="Text_20_body">He promised to put in a word for The Orpheuses applicants, however, only one-third of us was admitted – Chuba and Vladya fell through and went to work at the KaPeVeRrZe Plant… </text:p>
      <text:p text:style-name="Text_20_body">Mid-August we made a proposal to the Club Director, Pavel Mitrofanovich, which he could not refuse – we would play dances in the Plant Park. For free. </text:p>
      <text:p text:style-name="Text_20_body">Each of the three parks in the city of Konotop—the Central, the Loony, and the Plant Park—was furnished with a dance-floor. Those dance-floors presented complete replicas of each other: the spheric concha over the band stage abutted the wide circle of concrete guarded by the two-meter tall grating of iron pipes which enclosure had the narrow entrance gate (diametrically opposite the stage) made of the same pipes. Even the paint coating the gratings was the same gray silver. The only difference was that the paint on the pipes in the Central Park of Recreation had not peeled off so dismally as by two others. </text:p>
      <text:p text:style-name="Text_20_body">Mother remembered that as a young girl, she attended the Plant Park dance-floor because in summer there played a brass band. Later, everything ground to halt and, in the warm season, the young Konotopers began to walk in circles (instead of waltzing) along the alleys of Peace Square shuffling through the layers of spat out black seeds husk. A circle after a circle... </text:p>
      <text:p text:style-name="Text_20_body">But then there came that fateful August Sunday to wake the Plant Park’s dance-floor up from the benumbed dormancy. </text:p>
      <text:p text:style-name="Text_20_body">With a clang, collapsed the fetters secured by the rusty iron padlock, and on we hauled across the concrete circle the rubber-wheeled handcart towards the concha-roofed stage. </text:p>
      <text:p text:style-name="Text_20_body">Normally, that handcart was used by the projectionists for transportation of the cylindrical tin boxes with film reels from Club to the open-air cinema in the Plant Park. However, on that historic Sunday, it bore the tall pile of the cuboid boxes of amplifiers and loudspeakers, like, angular haystack propped with upholding hands. </text:p>
      <text:p text:style-name="Text_20_body"><text:soft-page-break/>We started to install and assemble the equipment, switching on, plugging in, checking the guitars with a bang of a chord or two, picking popular break over the strings. </text:p>
      <text:p text:style-name="Text_20_body">A crude echo bounced back from the squalid two-story apartment block right outside the low park fence. Along with the echo, there came racing a brood of local small kids and, not daring enter the open gate, bunched up in the alley beyond the palisade of iron pipes. </text:p>
      <text:p text:style-name="Text_20_body">Now Skully, pompous and self-important, put his drum-set "kitchen" up, dubbed the kick drum with the pedal beater, chinked the hat, clanged the crash. </text:p>
      <text:p text:style-name="Text_20_body">The ultimate check of the microphone, "One... One-two... One..." </text:p>
      <text:p text:style-name="Text_20_body">With the dry clicking of sticks against each other, Skully sat the tempo. </text:p>
      <text:p text:style-name="Text_20_body">One, two. One-two-three-four! Off we go!! </text:p>
      <text:p text:style-name="Text_20_body">That's how the change of epochs was coming to pass in a singled-out Konotop park...</text:p>
      <text:p text:style-name="Text_20_body">With the narrow gate unguarded for so long, the kids began to cautiously penetrate over the concrete circle of the dance-floor, yet keeping, just in case, close to the grating except for a couple of neglected toddlers who cut loose frisking happily hither-thither. </text:p>
      <text:p text:style-name="Text_20_body">Three girls walked in to get seated in a short line on a backless bench by the fence... A young pair entered slowly, seems, belated to occupy the special bench in the grotto of bushes... Another hesitant couple... Welcome, there are lots of benches here... </text:p>
      <text:p text:style-name="Text_20_body">The groundbreaking night saw no dancing; we, like, played to please ourselves. Then we shipped the equipment and instruments to the summer cinema ticket office on the first floor in the projectionist's booth. </text:p>
      <text:p text:style-name="Text_20_body">Everything repeated itself on Wednesday. Yes! On Wednesday! We scheduled dances thrice a week: Sunday, Wednesday, Saturday. </text:p>
      <text:p text:style-name="Text_20_body">On Saturday, a half-hour before we started, some unusual stir in the air was felt in the Plant Park alleys suddenly filled with too many people sauntering along, to and fro. We decided to wait no longer and climbed on the stage when Vitya Batrak, handled Slave, entered the wide circle of the dance-floor followed by his retinue from Peace Square guys. </text:p>
      <text:p text:style-name="Text_20_body">The abundant curls of chestnut color poured over the shoulders of his long-sleeved silk shirt the color of the Jolly Roger. The collar, following the suit of the unbuttoned, loosely sweeping cuffs, disclosed his chest in a generous cleavage down to the solar plexus. </text:p>
      <text:p text:style-name="Text_20_body">When in the center of the dance-floor, Slave kicked up a picturesque discussion with his followers about the wristwatch he wore. The wide strap of artificial leather got unfastened, the watch tossed up in the air, high and fair, to clatter back against the concrete floor. The disputants encircled and craned over it – ticking or what? </text:p>
      <text:p text:style-name="Text_20_body"><text:soft-page-break/>Meanwhile, a stream of young people of both sexes began to flow in bypassing the pack of clockwork experts. That's it! The city believed that in the Plant Park they did play dances! </text:p>
      <text:p text:style-name="Text_20_body">On Sunday everyone danced. In circles, of course. A circle of ten to fifteen dancers sprang up around two or three satchels placed on the concrete floor. Each circle danced in the endemic style of their own. </text:p>
      <text:p text:style-name="Text_20_body">The band stage served a good viewing point. In the circle on the left, they were busily twisting while in the one closer to the concha, the dancers imitated speed skating contest by shuffling their feet in gradual circles over the cemented floor with their hands clasped on their backs. And over there, near the gate, the guys were still happy with the ol’ good "seb’n-forty". At times, from one or another dancing circle there sounded a probing, on-the-sly scream... </text:p>
      <text:p text:style-name="Text_20_body">Next Saturday, auntie Shura, the Controller in her eternal helmet-kerchief, pops up at the entrance to the dance-floor directing all who approached the gate after tickets, fifty kopecks apiece. </text:p>
      <text:p text:style-name="Text_20_body">Vladya and I come up to auntie Shura, we burn with rightful rage. What the heck! The dances for free! </text:p>
      <text:p text:style-name="Text_20_body">Auntie Shura remains indifferently calm, she has Director's order. </text:p>
      <text:p text:style-name="Text_20_body">Vladya, glowing in the twilight with his white short-sleeved turtleneck, yells to the nearing folks not to listen to her and come in because the dances for free! </text:p>
      <text:p text:style-name="Text_20_body">No one listens to him, they sheepishly plod on towards the summer cinema ticket office. Be like everyone else… </text:p>
      <text:p text:style-name="Text_20_body">If for a couple of decades you keep folks without even a brass band around, they would readily put down 50 kopecks for a slip of blank movie-ticket with the "price 35 kop.” printed black on blue. </text:p>
      <text:p text:style-name="Text_20_body">After the dances, when we brought the equipment back to the narrow ticket office, the cashier shared that she had sold five hundred tickets that night. </text:p>
      <text:p text:style-name="Text_20_body">The following day Pavel Mitrofanovich ordered to remove all the benches from the dance-floor to cram more people inside. The merchant genes in his DNA surpassed all my guesses. </text:p>
      <text:p text:style-name="Text_20_body">What did we play? Basically, instrumental pieces like in that LP disc by The Singing Guitars plus the songs we had prepared for the contest, however, without my third already. </text:p>
      <text:p text:style-name="Text_20_body">At times, at the insistent request of the public, Quak would come up to the microphone to break all hell loose with "Shyzgara". He looked great with that long blonde hair of his and small mustache of albino color. It’s only that he made people wheedle him for so long, but then: "Shyzgara!" </text:p>
      <text:p text:style-name="Text_20_body">And the bursting, eager response, the wild wail from several hundred throats: </text:p>
      <text:p text:style-name="Text_20_body">"Vaaaaaaaaaaaa!!!!!!" </text:p>
      <text:section text:style-name="Sect1" text:name="Section98">
        <text:p text:style-name="List_20_Paragraph"><text:bookmark text:name="span96"/><text:soft-page-break/>(...you should have heard this song. Yes, you had, and more than once for sure, only without the lyrics. The TV folks like to use it as background soundtrack when advertising all kinds of female lingerie and stuff. </text:p>
        <text:p text:style-name="List_20_Paragraph">And at that time a rock-group from Holland, The Shocking Blue, toured the whole world with practically just that one song of theirs – "Venus" which made them “the group of the year”, surprising all the music critics as well as the band themselves. </text:p>
        <text:p text:style-name="List_20_Paragraph">And their vocalist, of course, sang: " She's a goddess!” </text:p>
        <text:p text:style-name="List_20_Paragraph">Yet, Quak's "oidclothy" interpretation did not prevent anybody from being carried away and screech at the top of their lungs: </text:p>
        <text:p text:style-name="List_20_Paragraph">"Vaaaaaaaaaaaa!!!!!!" </text:p>
        <text:p text:style-name="List_20_Paragraph">I mean to say that true, sublime, work of art finds its way to the masses and ignites sencere response in spite of any accent. </text:p>
        <text:p text:style-name="List_20_Paragraph">Shyzgara!!!..) </text:p>
      </text:section>
      <text:p text:style-name="Text_20_body">And the masses grew more and more dense. When in the middle of the dances we announced a short break, it took a while to push through the crowd and get out to a side alley towards the long booth of whitewashed planks, marked with "M" and "F" at its ends. </text:p>
      <text:p text:style-name="Text_20_body">There was no time to idle because back on the stage Chuba was already dubbing random breaks at his bass guitar to set a-quaking the front of the huge loudspeaker borrowed from the summer cinema. Skully's current girlfriends with the girlfriends of theirs used the nook behind that loudspeaker for stacking their shoulder bags. </text:p>
      <text:p text:style-name="Text_20_body">Yes, it was Skully who had the most frantic success among the girls in the Orpheuses bohemian milieu. (It's inappropriate to use 'grouppies' when talking of VIAs, right?) </text:p>
      <text:p text:style-name="Text_20_body">What do girls find in all those drummers, eh? I, for example, had only one time seen home a certain blonde Irina. It's hard to say who of us cooled down quicker – she, having to wait after the dances while The Orpheuses were hauling all the equipment to the summer cinema ticket office, or I because of the alarming fact that she lived in the dangerous neighborhood of Zagrebelya. </text:p>
      <text:p text:style-name="Text_20_body">Later on, she was picked up by Anatoly Melai who was smart enough to escort her by a taxi. Getting out of a car pulled up by her gate, Anatoly would ask the driver, "Chief, when the meter ticks up to one ruble, gimme a honk, bro, will you?" Because Zagrebelya was a rough neighborhood for those in love… </text:p>
      <text:p text:style-name="Text_20_body">In another development, I was approached by Kolya Pevriy. When at school, he kept bullyragging me so that I even started to figure out for how long I still had to suffer before he'd leave after the eighth grade and enroll the Seminary. </text:p>
      <text:p text:style-name="Text_20_body">And now he came up with full respect and asked to step out from the dance-floor to his classmate Valya, who also was a year older than me. She was going somewhere to be operated from an inborn heart defect and wanted to talk to me. </text:p>
      <text:p text:style-name="Text_20_body">I went out at the half-time break, stopped by her side in the dark alley. We both were silent, she kept sighing, and then the break was over. Some romantic date... </text:p>
      <text:p text:style-name="Text_20_body"><text:soft-page-break/>How did we play? That question I can answer with just one word: </text:p>
      <text:p text:style-name="Text_20_body">Oh, hapless tenants of the two-story apartment block right over the Plant Park fence!. </text:p>
      <text:section text:style-name="Sect1" text:name="Section99">
        <text:p text:style-name="List_20_Paragraph"><text:bookmark text:name="span97"/>(...at the beginning of the third millennium, the King of Spain asked Jews to forgive that five hundred years ago the great-grandpas of their great-grandpas of their great-grandpas were deported from the land of Spain. Better late than never... </text:p>
        <text:p text:style-name="List_20_Paragraph">Forgive us, O, woeful-tenants, for making you deaf three times a week! </text:p>
        <text:p text:style-name="List_20_Paragraph">Never again we’ll be so <text:span text:style-name="T120">inhumanely beastly</text:span>!.)</text:p>
      </text:section>
      <text:p text:style-name="Text_20_body">However, the Club life didn’t get fixed to the dance-floor alone. The Head of Variety Ensemble, fair-haired saxophonist Aksyonov, popped up again and integrated us into his band to accompany their vocalist Zhanna Parasyouk at concerts by the Plant Amateur Activities. </text:p>
      <text:p text:style-name="Text_20_body">One of the rehearsals was held on the stage of summer cinema in the Park with the white screen pulled aside because the open-air cinema season was at its end. We worked before the empty benches in the auditorium enclosure performing another song in the inescapable A-minor: </text:p>
      <text:p text:style-name="P27">"Icy ceiling, creaky door –</text:p>
      <text:p text:style-name="P27">In the Winter-Mommy's hut..." </text:p>
      <text:p text:style-name="Text_20_body">The dusk was thickening when through the tunnel entrance under the projectionists' booth, the auditorium was entered by a couple of girls escorted by a guy, too young though to be a boyfriend. </text:p>
      <text:p text:style-name="Text_20_body">I thought that, seeing empty benches all around, they’d leave at once but, no, they slowly went on and got seated somewhere in the fifth row. Well, the audience of three was also an audience. </text:p>
      <text:p text:style-name="Text_20_body">One of the girls had long dark hair, but she was fat. The other was what you’d need for a girlfriend in her mini-skirt and checkered waistcoat. Her hair, even though short, was wavy and yellow, so you at a glance could see it's dyed. </text:p>
      <text:p text:style-name="Text_20_body">And then, quite so composedly, without a slightest attempt at concealing, she took a cigarette pack from out her waistcoat and lit one up. Skully's girlfriends, before smoking, always looked back and all around to check that no one saw their cigarettes. </text:p>
      <text:p text:style-name="Text_20_body">Anyway, they were sitting down there and we starting another take, when the girl with the cigarette turned to her fat girlfriend and spoke up. Of course, I couldn't hear that it was me she pointed out to her chum, "This one will be mine. Wanna bet?" </text:p>
      <text:p text:style-name="Text_20_body">With the rehearsal over, the youngster approached me on the stage, "That girl over there wanna have a word with you." </text:p>
      <text:p text:style-name="Text_20_body">In a minute I was by their side in the fifth row. Olga, Sveta – oh, how mighty nice! And in a half-hour, I was escorting both girls home. Not far at all, some two hundred meters from the Plant Park, the third back-alley in Budyonny Street when going towards the Swamp. </text:p>
      <text:p text:style-name="Text_20_body"><text:soft-page-break/>In fact, I wasn’t the only escort because Skully and Quak also plodded along, which was not quite fitting the picture – she got only one girlfriend about her which those two obviously outnumbered. Who's escorting whom? </text:p>
      <text:p text:style-name="Text_20_body">After the turn into the back-alley, Sveta giggled her parting "bye!" and slipped into her <text:span text:style-name="Emphasis">khutta's </text:span>yard. Olga and I proceeded to the wicket of the next one, where she said she lived. </text:p>
      <text:p text:style-name="Text_20_body">But Skully and Quak stuck fast and marched along, inserting their silly cues in our conversation. And only when I and Olga started kissing, they realized there was no making-hay for them at all. So, they crossed to the opposite fence in the alley, urinated on it under the lamppost (some bohemian milieu, dammit!) and left with a flea in their ear. As if they couldn't keep in check their nature call until back on Budyonny Street. </text:p>
      <text:p text:style-name="Text_20_body">How come Quak was at the rehearsal? Very simple, the vocalist Zhanna Parasyouk was his one and only sister… </text:p>
      <text:p text:style-name="Text_20_body">The Amateur Activity concerts were staged not only in Club. Sometimes, they were taken to different villages in the Konotop District traveling there by a small bus of PAZ make. It was for one of such concerts that we rehearsed that icy ceiling with the creaking door in A-minor. </text:p>
      <text:p text:style-name="Text_20_body">Since the PAZ bus was not of rubber, you couldn't take along any amplifying equipment, neither was there any room for the young snowflakes in their tutus upbreed by the Ballet Studio. Just one Ukrainian Hopack and one Moldovan Jock danced to the button-accordion of Aidda were quite enough for such a touring concert. Then she handed the instrument over to Chuba for playing his part in the Variety Ensemble band. </text:p>
      <text:p text:style-name="Text_20_body">My role in the Ensemble was that of a rhythm guitarist with a common acoustic guitar. Vladya remained outside Variety Ensemble because Aksyonov, with his saxophone, felt no need for assimilating a solo-guitar. As for Skully, he was irreplaceable, only his "kitchen" got minimized to the skeleton composition of the snare-and-hat to pat his sticks upon. </text:p>
      <text:p text:style-name="Text_20_body">The universally recognized cream of the concert program was, certainly, Murashkovsky singing songs and telling "humoreskas". </text:p>
      <text:p text:style-name="Text_20_body">Those rhymed stories about "me and my <text:span text:style-name="Emphasis">koom</text:span>", were his specialty. About how “I”, together with the <text:span text:style-name="Emphasis">koom</text:span>, aka a sister-in-law's husband, smashed the football goal clean away with <text:span text:style-name="Emphasis">koom's</text:span> head or, riding a motorcycle, collided with a kolkhoz bull who threw us over an oak-tree just for free... Simple rhyme, solid wit. The audience liked it – they laughed and clapped. </text:p>
      <text:p text:style-name="Text_20_body">And then on the stage again appeared Zhanna the Singer and we – her band. Skully sat the tempo, we started and I suddenly felt that the guitar strings under my fingers were loosened to the utmost. Aksyonov had tempered with them, no doubt, during a humoreska or, maybe, while they danced Hopack, to have a hearty laugh. Some stupid thick-cheeked joker. </text:p>
      <text:p text:style-name="Text_20_body"><text:soft-page-break/>Well, so Chuba and Skully were making up for chords and rhythm and I, like scenery alive, was striking chords careful no to let them sound – as if I was playing an odd <text:span text:style-name="Emphasis">klepka…</text:span> </text:p>
      <text:p text:style-name="Text_20_body">At the end of the concert, Muraskovsky traditionally burst out his main "bomb" – the humoreska about Adoptee and his Mother-in-Law. </text:p>
      <text:section text:style-name="Sect1" text:name="Section100">
        <text:p text:style-name="List_20_Paragraph"><text:bookmark text:name="span98"/>(...in those days the word "mother-in-law", aka "teshcha", was the most magical incantation among stand-up comedians. It was enough for a man on the stage to pronounce "teshcha!" and the audience laughed and laughed. </text:p>
        <text:p text:style-name="List_20_Paragraph">Nowadays, the population grew much more sophisticated, spoiled with the cultivated humor; so that an actor in the comic genre must inhale deeply and screech at the top of their lungs into the microphone – "shit!" for the audience to get it that it’s time to laugh... </text:p>
        <text:p text:style-name="List_20_Paragraph">Okay, we'd better get back to the concert at a village club in the early seventies of the XX-th century...) </text:p>
      </text:section>
      <text:p text:style-name="Text_20_body">With ardent screams, Murashkovsky rushed from the back door through the entire small hall making for the stage. The case of button-accordion in his hands served a make-believe suitcase with personal belongings. After climbing the stage, he started the first-person humoreska on bitter miseries in the life of Adoptee. </text:p>
      <text:p text:style-name="Text_20_body">His wife together with her Mom, his <text:span text:style-name="Emphasis">teshcha,</text:span> had turned him in for the militia to prevent his going on a binge. While locked up for the standard fifteen days in the custody, he worked out a careful plan for revenge and now, returning from behind the bars to the place of residence, he casually broke the news about the barrel with pickled cucumbers in the earth cellar-pit going to pieces... </text:p>
      <text:p text:style-name="P21">(The audience enliven and start to giggle.)</text:p>
      <text:p text:style-name="Text_20_body">The worried wife and <text:span text:style-name="Emphasis">teshcha </text:span>raced down the ladder into the earth-cellar and Adoptee from above the ladder top recited the biblical principle of "eye for an eye", announced his verdict for their wrong-doings—fifteen days of incarceration—and slammed the cellar-pit lid. </text:p>
      <text:p text:style-name="P21">(The hall drowns in the jubilant glee.)</text:p>
      <text:p text:style-name="Text_20_body">Every other day Adoptee dropped to the captives packages on a string, like humanitarian relief with certain food items, as a dietary addition to the vegetables stored down there. </text:p>
      <text:p text:style-name="P21">(Decibels of the thundering guffaw reach the neighboring villages. The spectators with a particularly vivid imagination can't laugh anymore – they simply jerk their heads with their mouths convulsively open, their squinted eyes drip tears which they have nothing to wipe with because their hands, balled into fists, keep knocking against the back of the seat in the row in front of them.)</text:p>
      <text:p text:style-name="Text_20_body">Four days later, the militia, called by some of the neighbor-villagers, came to set the captives free, and Adoptee got another stretch of fifteen days in confinement. </text:p>
      <text:p text:style-name="P21">("Boo-ha-ha" in the audience begins to look like a collective fit.)</text:p>
      <text:p text:style-name="Text_20_body">Murashkovsky threw at them the concluding lines, like a bullfighter dealing the final stab to the animal. </text:p>
      <text:p text:style-name="P27"><text:soft-page-break/>"Okay, I'm leaving.</text:p>
      <text:p text:style-name="P27">You'll never find another one like me.</text:p>
      <text:p text:style-name="P27">I won't even burn your <text:span text:style-name="Emphasis">khutta</text:span> down, which I could do!" </text:p>
      <text:p text:style-name="Text_20_body">Normally, to these words, the audience reacted with a farewell burst of laughter capable of blowing the doors and windows out together with their frames. Murashkovsky prepared for a parting bow to the general ovation and — Dead silence. Not a sound. </text:p>
      <text:p text:style-name="Text_20_body">All froze like exhibits in the Madam Tussauds Theater of Wax Figures. Only from somewhere in the seventeenth row there came a tiny plop of a tear giggled out just a moment before… </text:p>
      <text:p text:style-name="Text_20_body">Then the seatbacks began to creak uneasily. The village council chairman cautiously stepped up onto the stage with a crumpled word of gratitude for the concert. The audience dispersed in mute despondency. </text:p>
      <text:p text:style-name="Text_20_body">Behind the scenes Aksyonov and Skully pinion Murashkovsky gone to pieces in a heavy fit of hysterics; no one knowing how to appease him… </text:p>
      <text:p text:style-name="Text_20_body">In record time, the instruments and costumes were stuffed into the bus. All got seated in the Club Manager office for the traditional treat of gratitude to the touring actors: bread, lard, cucumbers, hooch. </text:p>
      <text:p text:style-name="Text_20_body">After the first glass, the village council chairman brought an awkward apology to Murashkovsky, "Well, here... er...in our village three <text:span text:style-name="Emphasis">khuttas</text:span> were burnt down...in just a month...they still can’t find who..." </text:p>
      <text:p text:style-name="Text_20_body">The Club Director, Pavel Mitrofanovich, blushing more and more in his plump face, kept vigilant control over the bus driver and when the man gulped his third glass – “to smooth the road”, we were good to start into the night. </text:p>
      <text:p text:style-name="Text_20_body">At that stage in my life the taste of hooch was still making me wince, so a couple of gulps, snacked with bread and lard, got worn away quickly. I watched the impenetrable night rushing by behind the window glass. </text:p>
      <text:p text:style-name="Text_20_body">The driver applied his whole soul to pushing the gas pedal right into the floor. We flew; we shot along the soft dirt roads of the district. The headlights snatched from the dense darkness occasional trunks and branches of the roadside trees. At times a small village <text:span text:style-name="Emphasis">khuttas</text:span> scudded by...A guy and a girl standing by a <text:span text:style-name="Emphasis">khutta</text:span> fence...seeing her home... </text:p>
      <text:p text:style-name="Text_20_body">They looked back at the passing bus. Perhaps they thought, "The folks manage to enjoy their lives, they live in the city". They envied me. </text:p>
      <text:p text:style-name="Text_20_body">Strange as it was, but I envied them...seeing her home... </text:p>
      <text:p text:style-name="Text_20_body">I also wanted that. ...in the warmly dark Ukrainian night... </text:p>
      <text:p text:style-name="Text_20_body">But I had Olga, and in the back-alley where she lived, it was the same night, yet I still envied that guy. </text:p>
      <text:p text:style-name="Text_20_body">...dreadfully odd…</text:p>
      <text:p text:style-name="Text_20_body">Olga was superbly good at kissing and liked it too, not for nothing she had so sensual lips. The bitter taste of burnt tobacco on her breath did not distract me <text:soft-page-break/>overly much. Besides, standing by her<text:span text:style-name="Emphasis"> khutta’s</text:span> gate, the next time I saw her home, she shared a cigarette with me. I tried with cautious apprehension, yet it brought no bummer and I began to smoke even without Olga around. </text:p>
      <text:p text:style-name="Text_20_body">The <text:span text:style-name="Emphasis">khutta</text:span>, which I escorted her to, was dwel<text:span text:style-name="T122">t</text:span> by Olga’s aunt by whom she stayed that summer on her visit from Theodosia in the Crimea, where also lived her mother and elder sister. As for her father, he died in an accident driving a tractor when she was twelve years old. </text:p>
      <text:p text:style-name="Text_20_body">Olga loved him so much that sometimes she went to the cemetery in the dead of night to cry by the openwork monument welded of rebars rods with the tablet "Abram Kosmenko" fixed to it. Some name, ain't it? But he wasn't a Jew, just so was his name. </text:p>
      <text:p text:style-name="Text_20_body">Her mother found a stepfather for her and her sister, no ZAGS registration though. He's a musician, knocking drums. One time, Olga lay on the couch with the temperature watching TV. He got seated next to her feet and covered his lap with the end of her blanket. Her mother saw it and raised some hell of yelling... </text:p>
      <text:p text:style-name="Text_20_body">Then she went in for athletics, one hundred meter dash. The coach said she had a good physique for that sport. And their group even went for a competitions in the Simferopol City. Before the dash, the coach made everyone eat a whole lemon, not a pinch of sugar to sprinkle it. He said, "It gets straight to the blood!" </text:p>
      <text:p text:style-name="Text_20_body">Thus, between the kisses, we were getting to know each other more closely… </text:p>
      <text:p text:style-name="Text_20_body">After that touring concert, Skully, Vladya and I went to the Seim for an overnight stay. By the evening local train, Skully and I got there bringing with us a large vinyl bag which Father had fetched from the RepBase. Such bags came there as wrapping for certain helicopter spare parts. The big translucent bag could easily do for a three-man tent. </text:p>
      <text:p text:style-name="Text_20_body">We also brought a guitar with us and then Vladya arrived by his scooter "Riga-4" loaded with the dinner. </text:p>
      <text:p text:style-name="Text_20_body">On a sandy spit overgrown with young suppl<text:span text:style-name="T121">e</text:span> willows, we put the bag-tent up. It was getting dark and we built a fire to share a bottle of wine by its light and slathers of grub brought by Vladya, which seemed too much for a snack and was lavishly scattered around, however, no one cared because in the morning Vladya had to ride to Konotop after more chow... </text:p>
      <text:p text:style-name="Text_20_body">He began to give out guitar breaks from popular hits. Above the placid water, the guitar sounds wafted mighty great, so clear, so full and...<text:span text:style-name="Emphasis">nyshtyak</text:span>, in a word, it sounded out there... One fisherman in his boat anchored in the middle of the river liked it and asked to cut more. But when we roared "Shyzgara!" another night catcher from afar – near the other bank – began to curse us for scaring off his fish. </text:p>
      <text:p text:style-name="Text_20_body">Skully advised not to mess around with him, the geezer could go and call more mujiks from the huts. The fire burnt out and we crawled under the vinyl roof… </text:p>
      <text:p text:style-name="Text_20_body">At dawn, I woke up from water dripping into my face. Vinyl is absolutely water- and air-tight. The night-chilled walls kept our breathing inside turning it into water droplets – the condensate; at school they did not teach us of such things. </text:p>
      <text:p text:style-name="Text_20_body"><text:soft-page-break/>So we met the morning cold and hungry. I hardly managed to wheedle Vladya to give me his "Riga-4" to ride after some eats instead of him... </text:p>
      <text:p text:style-name="Text_20_body">Yes, motors are the real thing, you don't have to pedal or pull anything, the only effort is twisting the throttle handle and steering... I drove into the city mapping the routes in my mind: first – home, then to the Skully's <text:span text:style-name="Emphasis">khutta</text:span> and to the Vladya's collecting available victuals and the back ride to the river. </text:p>
      <text:p text:style-name="P28">"Plans on paper looked just fine</text:p>
      <text:p text:style-name="P28">Yet, they'd missed out the ravine..." </text:p>
      <text:p text:style-name="Text_20_body">Entering the left turn between the Station and Loony Park I heard my name called out loud. Over the Station square, Olga was dashing in her red mini-skirt. The coach was right – that's some physique!. I throttled down and let the scooter come to a stop... </text:p>
      <text:p text:style-name="Text_20_body">She ran up with not a whiff of panting and let me have it – it's three days since I'd disappeared no one knew where and if I did not want going out with her I didn't have to she didn't care because yesterday she got a telegram from her mother inviting for a telephone talk with Theodosia and she said that's enough for staying and she had to go back in two days but I didn't care I rushed to the Seim with my fucking friends who were more dear to me than her and she was just a fool to think she had found someone she could trust and if I needed her the slightest bit I would stay with her right now. </text:p>
      <text:p text:style-name="Text_20_body">After the cold condensate shower so fiery a squall, and her pending departure and rise of an incipient hope – hey, she might let have it off for a farewell, why not? – had their job done. I only begged for a couple of hours – to take the scooter to Vladya's<text:span text:style-name="Emphasis"> khutta </text:span>and go to change before our meeting at the Park… </text:p>
      <text:p text:style-name="Text_20_body">Sure enough, my friends returned from the Seim by the 17.20 local train, after they combed the entire sand spit in search of scraps that they had so improvidently scattered hither-and-thither at the orgy the night before. Who but I could understand them better? Once I also almost fainted from hunger on the Seim. </text:p>
      <text:p text:style-name="Text_20_body">They stopped talking to me and boycotted for the stretch of three days. And who but I could understand them better? You couldn't boycott a dude for longer than three days if you played dances with him and your only means of communication was through disgruntled Chuba. </text:p>
      <text:section text:style-name="Sect1" text:name="Section101">
        <text:p text:style-name="List_20_Paragraph"><text:bookmark text:name="span99"/>(...you can imagine nothing meaner than the betrayal of your chums... Yet, from all the mean deeds in my life that particular one, for some odd reason, I regret the least. Although, of course, I am sorry. </text:p>
        <text:p text:style-name="List_20_Paragraph">"A skirt chaser, a dishrag, he betrayed his homeboys for a piece of the smelly hole, betrayed for a ho!" would say 95 percent of real bro guys... Well, okay, it was overdone – 93 percent is the exact number. </text:p>
        <text:p text:style-name="List_20_Paragraph">And I would understand them. Moreover, I'd fully agree with them. But most of all I would pity the poor boobs. Too bad luck, they had not come across a woman for whose sake it's worth betraying...) </text:p>
      </text:section>
      <text:p text:style-name="Text_20_body">Now, Olga.</text:p>
      <text:p text:style-name="Text_20_body"><text:soft-page-break/>Her breasts certainly lacked the yummy splendor of the melon-like treasures of Natalie. And the nipples were not jutting rigidly as prescribed by the literary tradition to the mentioned parts in the anatomy of virgins. Yet, on unbuttoning both her blouse and my shirt to press her topless chest against mine for the first time (she did not have a bra on that occasion after dropping for a sec into the dark <text:span text:style-name="Emphasis">khutta </text:span>yard) I was stunned with the immensity of the sensation caused by the naked female flesh. </text:p>
      <text:p text:style-name="Text_20_body">The fact of her breasts being small and the nipples not too stiff she explained by diving from a cliff after rapans in the sea which happened to be too deep there and that’s why at the hospital they had to pierce her breasts. </text:p>
      <text:section text:style-name="Sect1" text:name="Section102">
        <text:p text:style-name="List_20_Paragraph"><text:bookmark text:name="span100"/>(..some whopper for of a gaping sucker’s ears? I have no idea. </text:p>
        <text:p text:style-name="List_20_Paragraph">As a champion dupe, I believe anything they tell me. Faith, I mean it, while listening, I believe anything at all from whoever be they. </text:p>
        <text:p text:style-name="List_20_Paragraph">And because of my fundamentally delayed mental processing, the logical evaluation of the bullshit they fed to me takes place the following day if not later. </text:p>
        <text:p text:style-name="List_20_Paragraph">However, at that period I did not care for no logic – be it rapans or other fish. It's only now I feel curious at times – what kind of crap could be them those rapans? But then I'm too lazy to go Googling after them...) </text:p>
      </text:section>
      <text:p text:style-name="Text_20_body">Yet, the most captivating feature about her was her legs. </text:p>
      <text:section text:style-name="Sect1" text:name="Section103">
        <text:p text:style-name="List_20_Paragraph"><text:bookmark text:name="span101"/>(..the sexual revolution was raging then all over the world reaching its apogee, and the laws of revolutionary times have no mercy, moreover, the laws of revolutionary fashion. </text:p>
        <text:p text:style-name="List_20_Paragraph">In modern, democratic times, you can wear whatever you want – be it maxi or midi or unisex. You can even choose to spend all of your life in sportswear and have no problem about it if only the pants legs bear those nice stripes from Adidas. </text:p>
        <text:p text:style-name="List_20_Paragraph">The sexual revolution established the dictatorship of mini all over the world so that if you considered yourself a woman, you had to bare your knees. The law was simple and short – either your skirt is for at least two inches above your knees or go and join the pack of pensioner lady-oldies idling on the common bench in the yard. </text:p>
        <text:p text:style-name="List_20_Paragraph"><text:span text:style-name="T8">Dura lex, sed lex..</text:span>.) </text:p>
      </text:section>
      <text:p text:style-name="Text_20_body">Olga's mini was twenty centimeters above her knees. Therefore, when getting seated she chastely dropped her hand between her sportingly ripe thighs so as not to flash her panties. </text:p>
      <text:p text:style-name="Text_20_body">And on that bright and shining sunny day, when I stood next to the Under-Overpass tunnel and stared at her skipping in a nimble athletic style down the stairs from the Plant Park, flashing her yellow sports haircut and the ruby-red mini of hers, it became so clear to me that I was born in the epoch really worth to be born into. </text:p>
      <text:p text:style-name="Text_20_body">A flick of the breeze tossed up the loincloth of her mini and she, on the run, sat it back with the everlasting gesture of Marilyn Monroe from some other, pre-revolutionary era. </text:p>
      <text:section text:style-name="Sect1" text:name="Section104">
        <text:p text:style-name="List_20_Paragraph"><text:bookmark text:name="span102"/><text:soft-page-break/>(...at the like moments all the rapans in the world and hungry bros chewing the scraps of dry bread sprinkled with fine riverside sand can go to hell for all I care! </text:p>
        <text:p text:style-name="P28">"...two legs...though sad, and cold, and weary</text:p>
        <text:p text:style-name="P28">I still remember them..." </text:p>
        <text:p text:style-name="List_20_Paragraph">Or, as another, surely more pragmatic, chosen of Muse, cared to put it: </text:p>
        <text:p text:style-name="P28">" Olga, for them those legs of yours, I'd give anything </text:p>
        <text:p text:style-name="P28">except the payday and day off!"...) </text:p>
      </text:section>
      <text:p text:style-name="Text_20_body">He was her co-worker at Rags where she got a job because she hadn't gone to her mother in Theodosia but stayed in Konotop by her aunt. </text:p>
      <text:p text:style-name="Text_20_body">"Rags" was how they named Recycling Factory on the very outskirts of Konotop, by the first stop of the local train going towards the Seim and farther. </text:p>
      <text:p text:style-name="Text_20_body">Why not pick a job somewhere closer? Because at Rags they didn’t care too much for the labor legislation, and Olga then was barely just fifteen…</text:p>
      <text:p text:style-name="Text_20_body">On the first of September, I walked to the Konotop Railway Transportation College together with my brother and sister who were also admitted to the institution after graduating their eighth grade that summer. </text:p>
      <text:p text:style-name="Text_20_body">The students were grouped and lined-up in the courtyard and the College Director started to push his annual speech. I felt like a <text:span text:style-name="Emphasis">zek</text:span> who served his ten-year stretch and somehow ran into additional three years for no crime at all. </text:p>
      <text:p text:style-name="Text_20_body">After the line-up finished, I went to the Personnel Department of the College, took my papers back and went to enter the KaPeVeRrZe Plant. There I was given a job at the same shop floor where Vladya was already a locksmith apprentice – in the Experimental Unit for Metal Constructions by the Repair Shop Floor… </text:p>
      <text:p text:style-name="Text_20_body">Like most other shops at the KaPeVeRrZe Plant, the Mechanical Shop Floor was built of refractory-like brick. Its walls bore no flamboyant ante-revolution extravagances of lace-like brickwork, simplistic evenness stretched plainly from corner to corner in the massive masonry of the building whose spacious inner dimensions comprised one hundred-thirty meter in length and eight in height while being thirty-eight-meter wide. </text:p>
      <text:p text:style-name="Text_20_body">High overhead, under the roof, there rambled a cross-beam rigged with the cab for its operator driving the crane over the rails fixed alongside the walls up there. </text:p>
      <text:p text:style-name="Text_20_body">The huge p<text:span text:style-name="T123">ul</text:span>ley-hook hung on the thick steel cable connected to the mighty winch that ran almost all the beam's length except the stationary cab on the left to which the crane operator got climbing up the iron rungs rooted in the brick wall. </text:p>
      <text:p text:style-name="Text_20_body">The Mechanical Shop Floor building had three wings of lesser height attached to it. The first wing to the right from the entrance gate was the separate Tools Shop Floor, and the remaining two were parts to the Mechanical Shop Floor, only not so tall and without cross-beams. </text:p>
      <text:p text:style-name="Text_20_body">The central aisle in the Mechanical Shop Floor was wide enough for two dolly-cars to drive side by side. A dolly-car was a self-propelled cart on small but sturdy <text:soft-page-break/>wheels with no tires. It had a small pad in its front for a driver to stand upon. Between the driver and the cargo platform, there was an narrow upright metal box with two levers stuck out from its sides, so that the driver could hold onto them. But it only seemed so, in fact, the driver steered the dolly-car with those levers taking left or right turns. </text:p>
      <text:p text:style-name="Text_20_body">Dolly-car was, actually, a kind of a pullmi-pushyu. It needed no space for U-turns and, after getting loaded or unloaded in some cramped place, instead of the vehicle, the driver themselves turned round about on their pad and drove back; some clever invention. </text:p>
      <text:p text:style-name="Text_20_body">The floor in the Mechanical Shop Floor was concrete but, with all those engine oil splotches and smudges from dolly-car wheels, it ages before turned asphalt-black. </text:p>
      <text:p text:style-name="Text_20_body">Some thirty meters before the end wall, the aisle was crossed by the road from one of the abutting wings to the other, with the fence of upright iron pipes bounding the opposite roadside. Those pipes marked the border between the grounds of the Mechanical and Repair Shop Floors. The border, of course, was transparent and the fence provided three duty-free entries – one straight from the central aisle and two more alongside the walls... </text:p>
      <text:p text:style-name="Text_20_body">Past the left-hand border-crossing, beneath the flight of iron stairway, there was a wooden door in the wall opening to the workmen locker room. Next to the door, a small wooden table with a couple of thick, pretty smeared, cardboard folders dropped on its top was abutting the wall, two single-plank benches put close by the longer sides of the table completed the arrangement of the Overseers’ Nest which was immediately followed by the line of eight huge vises screwed, with spacey intervals, onto the edge of one common workbench running alongside the row of tall windows in the wall. </text:p>
      <text:p text:style-name="Text_20_body">The first in the line was Yasha's vise, then – Mykola-the-old's, farther on – Peter's, still farther – Mykola-the-young's and so on to the gate at the end of the workbench where the sideway track entered the Repair Shop Floor parallel to the inside part in the butt wall of the building. </text:p>
      <text:p text:style-name="Text_20_body">The sheet-iron-lined front of the workbench had sheet-iron doors in it, under each of the vises, with a neat well-oiled padlock on each door opening to the toolbox. The first was Yasha's box, then Mykola-the-old's and, well... so on… </text:p>
      <text:p text:style-name="Text_20_body">On the second floor, over the locker room, there was the Management Office of the Repair Shop Floor. That was where led that iron stairway of two flights furnished with iron handrails which also bordered the landing in front of the office door. And from that same landing, the narrow fixed-in-the-wall ladder went up to the cross-beam cab for the crane operator to get there in the morning, or after her midday break, and rumble away to the space above the Mechanical Shop Floor. </text:p>
      <text:p text:style-name="Text_20_body">The sideway track entering the Repair Shop Floor was a dead end. Bulky contraptions in need of repair came in there heaped on slowly crawling railway platforms, while those of smaller size were brought to the Repair Shop Floor by dolly-cars. </text:p>
      <text:p text:style-name="Text_20_body">Behind and parallel to the track, there stretched the butt wall which also had hugely tall windows latticed with iron bindings to hold the panes of dusty glass. In <text:soft-page-break/>the center of the wall above the windows, under the very roof, there hung a large electrical round clock like those at the railway stations. From time to time, the peaceful slumber of the timepiece got perturbed with a sudden "tick!" which made the half-meter long hand jump for two-three minutes at once and there fall asleep again until the next "tick!". </text:p>
      <text:p text:style-name="Text_20_body">The third wall had the same five-meter-tall windows. Next to the right-hand border-crossing from the Mechanical Shop Floor, there stood a drilling machine for anyone who felt like using it. Then came the steel-topped acres of the marker's table and, in the corner behind the tracks of the dead-end, the lathe with its turner. </text:p>
      <text:p text:style-name="Text_20_body">Along the central axis of the Repair Shop Floor, there stood another long workbench or rather two of them abutting each other face-to-face, with an iron-mesh partition in between. Common-sense-based safety rules, if you think of it: had a hammer slipped out of grip, the mesh would prevent knocking out a workman at the opposite workbench. </text:p>
      <text:p text:style-name="Text_20_body">Walking the Repair Shop Floor, you had to watch your step carefully to safely navigate between giant worm gears, oil-smeared casings, and other whatnots strewn indiscriminately upon the floor. Those things, brought by dolly-cars and dropped at vacant spots a couple of months before, were waiting patiently for the due attention because there always popped up something else, more pressing for urgent repair. </text:p>
      <text:p text:style-name="Text_20_body">But that was not our concern. We were the Experimental Unit by the Repair Shop Floor, sited at the workbench next to the Overseers’ Nest. </text:p>
      <text:p text:style-name="Text_20_body">No, we did not meddle with repair, our task was to implement the projects experimentally drawn at the Design Bureau by the Plant Management, to endow them with the real-life forms of metal constructions. The handcart of four wheels, for example, or the stand "Glory to Labor!" to be placed in front of Main Check-Entrance to the Plant. Or all kinds of bearing constructions made of solid rolled-steel channels and joists, like, brackets, pillars, roof trusses. </text:p>
      <text:p text:style-name="Text_20_body">However, for so bulky products there was no room at the Repair Shop Floor and we assembled them outside, on the rack-deck between the welder's booth by the sideway gate and the window of the locker room. By the by, the parts for the city TV tower were also constructed on that rack-deck, and then the team of workers from our Experimental Unit assembled the tower at its site. But that was before me…</text:p>
      <text:p text:style-name="Text_20_body">For the initial three months, I was a locksmith apprentice couched by Peter Khomenko. For him, it was a good news because a locksmith's wages somewhat increased when he was in charge of training a newbie. On the other hand, Peter was not sure what else to do about his apprentice, after he handed me a spare key from his toolbox in the workbench under his vise, so that I could keep there my hammer, chisel, and file they handed me at the Tool Shop Floor. Okay, he showed how to produce a scratcher out a throwaway length of thin steel wire to draw marks on a sheet of iron but now what? </text:p>
      <text:p text:style-name="Text_20_body"><text:soft-page-break/>Along all our line of vises by the Overseers’ Nest, a workman at work was a completely rare sight. Unless at the end of the working day when someone was tinkering up some kind of<text:span text:style-name="Emphasis"> shabashka</text:span> for household needs at his<text:span text:style-name="Emphasis"> khutta</text:span>. </text:p>
      <text:p text:style-name="Text_20_body">Nevertheless, the entire workforce was principally always busy. A couple of locksmiths pottering with the welder at the mainstay props next to the locker room window. Some went to dismantle the roller table in the Foundry Shop Floor. Another group was led by Senior Oversee to the Boiler Shop Floor to install four anchor bolts for a stationary crane under the construction there. In general and on the whole, the work was running high. Somewhere… If not at one, then at the other place... Maybe. </text:p>
      <text:p text:style-name="Text_20_body">The managers of the Repair Shop Floor were doing their work in the office upstairs even though the CEO of the Repair Shop Floor, Lebedev, visited the premises no oftener than two times a day. Where he worked before and after those visits I had no idea. </text:p>
      <text:p text:style-name="Text_20_body">He wore a black greatcoat of the railwaymen uniform. In summer, of course, it was swapped for a jacket of that same uniform with silver-colored buttons. At walking, the CEO’s back was held so plumb upright that it didn’t take a Sherlock Holmes to figure out the man’s being in a well-befogged state already. However, even though his front side could betray the fact of Lebedev's being drunk as a fiddler, he never stumbled the slightest bit. No, never. The workers respected him, probably, for his never staying in the office longer than for five-ten minutes. </text:p>
      <text:p text:style-name="Text_20_body">In the table of ranks, the CEO was followed by Managers of the Units by the Repair Shop Floor. The Repair Unit was headed by Manager Mozgovoy, whose thin falsetto somehow did not fit his portly frame, still, he also was respected for his being harmless. </text:p>
      <text:p text:style-name="Text_20_body">Once at the Repair Unit, they were restoring the concavity profile of some bulky incomprehensible thing. Whoever you asked what the crap was that thing, the answer was invariably uniform, "Who the fuck knows what hooey it is." And even that "hooey" was pronounced identically, almost in a howl, like, "...hooooey it is." </text:p>
      <text:p text:style-name="Text_20_body">So for half of a month, they kept scraping that concavity in turns. Whoever got tired of doing nothing took the hand scraper and commenced to scrape. Eventually, it got polished to a mirror shine and another hooey (the convex thing) began to freely enter and rotate, back and forth, inside the scraped one. Mozgovoy, sure thing, was delighted by such a labor achievement at his Section... </text:p>
      <text:p text:style-name="Text_20_body">Well, now, the locksmith Lekha from the Podlipnoye village, freshly after his army service, in the end of a working day put a chisel at the shiny surface of the polished hooey and asked, with the hammer raised to his shoulder, "Look here, Mozgovoy, wanna me fuck the fucker?" </text:p>
      <text:p text:style-name="Text_20_body">In a wistful, tired falsetto, Mozgovoy responded, "If you have no brains, go – fuck it." </text:p>
      <text:p text:style-name="Text_20_body">Lekha, certainly, was just horsing around, yet Mozgovoy did not tell on him although he could… </text:p>
      <text:p text:style-name="Text_20_body">Then followed Manager of the Experimental Unit, Lyonya... </text:p>
      <text:section text:style-name="Sect1" text:name="Section105">
        <text:p text:style-name="List_20_Paragraph"><text:bookmark text:name="span103"/><text:soft-page-break/>(...hmm, it’s embarrassing, I can recollect the mole on Lyonya’s upper lip but his last name gives me the slip...) </text:p>
      </text:section>
      <text:p text:style-name="Text_20_body">About him, it was not clear yet: to respect or not to respect? He was still wet behind his ears and until recently was sitting in the Overseers’ Nest by the locker room door. Then he graduated something in absentia and got raised, with his diploma, up the iron stairway, to the Management Office where were already sitting Engineer-Technologist (at the desk with his back to the window, but I don't even remember his name) and Senior Overseer, Melai, Anatoly Melai's father. He had a wide horizontal gash of a mouth and he was always silent, unlike his yodeling son… </text:p>
      <text:p text:style-name="Text_20_body">Twice a month the stairway to the Management Office was climbed by the cashier with her tarpaulin bag from which she portioned out the advance or monthly payment to the workers depending on which of her two visits it was. The very first time, she gave me the advance of just twenty rubles. </text:p>
      <text:p text:style-name="Text_20_body">When I brought my first earnings home, then, before Mother’s return from her work, I scattered those twenty bills all over the couch in the kitchen, one by one, so that it would seem more. </text:p>
      <text:p text:style-name="Text_20_body">I said, "Mom, that's for you to dispose of." And right away I asked two rubles for cigarettes, without going into detail because she did not know that I had started smoking… </text:p>
      <text:p text:style-name="Text_20_body">The working day began at eight in the morning. We passed through the still silent aisle of the Mechanical Shop Floor to our locker room with tall plywood boxes along three blind walls and two additional rows of lockers put back to back to divide the room into the oblong halves. </text:p>
      <text:p text:style-name="Text_20_body">Each locker-box had two vertical sections: one for the clean clothes and the other for the working dress, aka <text:span text:style-name="Emphasis">spetzovka</text:span>, given out to a workman once a year. From above, the sections were bridged with a plywood shelf for the hat and the package with the midday meal. However, at the midday meal breaks, both Vladya and I went home over a stile in the concrete wall to Professions Street from where it took just five minutes to get to our <text:span text:style-name="Emphasis">khattas</text:span>. </text:p>
      <text:p text:style-name="Text_20_body">While we changed and had a smoke in the locker room, the Mechanical Shop Floor machine-tools started to turn on, one after another. The howling, rapping, and rumbling of their engines merged with the piercing squeal of steel peeled off the workpieces. The cacophony of a working day was muffled to some extent by the locker room door but very soon it swung open and Overseer Borya Sakoon drove us out to our workplaces – to the line of vises or to the rack-deck in the yard where we seemed being busy with doing something... </text:p>
      <text:p text:style-name="Text_20_body">The rest of the day, Borya Sakoon spent sitting by the locker room door on a bench at the Overseers’ Nest table. He leaned on it with his elbow, then with the other one and was busily smoking cigarettes "Prima", one after another. Short, with thin fair hair and dun faded face, he had the same last name as Vladya but wasn’t a relative because both denied any kinship. </text:p>
      <text:p text:style-name="Text_20_body">Frequent coughing fits made him pull his cap down and press it to his face to choke the discharge. When his therapeutics did not work, he slammed the cap <text:soft-page-break/>atop the table and went on coughing with his face dropped into it. Then he snapped out of his pocket another cigarette, lit it up and the cough eventually died away until the next attack. At times, he stood up from the bench to stretch his whole body – a scraggy shrimp with his arms aloft against the tide of mad rambling of the machine-tools in the Mechanical Shop Floor – then he lit another cigarette, turned back and sat down again. </text:p>
      <text:p text:style-name="Text_20_body">Once Overseer beckoned me with a finger inviting to get seated on the opposite bench at the table and, yelling over the roaring howl of the machine-tools, began to tell how soon after the war he went to dances in the club of Podlipnoye, where the village yobos started bullying him so he cut and ran but they were chasing and he had to lie down in a ditch and shoot his Walther pistol from there, and that he also witnessed how the law enforcing bodies did away with the All-Union thief-in-law, handled Kushch, who came to Konotop but they were following him and in Budyonny Street just neared from behind and banged into the back of his head, one second later a "black raven" drove up and he, a young guy Borya at that time, was told to grab Kushch by the legs and help to heave the corpse into the vehicle. </text:p>
      <text:p text:style-name="Text_20_body">"Up to these days it’s nowhere you can buy the fabric like to that in the Kushch's suit pants," he shouted out and his fingers picked off his lips a stuck thread of tobacco fiber from a cigarette “Prima”. </text:p>
      <text:p text:style-name="Text_20_body">However, not always Borya Sakoon looked such a total good-for-nothing. One day, Vladya called me to drop into Loony and watch our Overseer drilling the Ballet Group in the hall on the second floor, where a dozen girls held onto the handrail along the mirror wall, while our geezer strolled along their line like a karra cock sporting a short, diamond-shaped, necktie. Then, demonstrating some of the moves, he shot his leg almost above his head. That’s some Borya Sakoon… </text:p>
      <text:p text:style-name="Text_20_body">The hardest period in the whole working day was the concluding half-hour. In that half-hour there was no time at all: it just stopped and it was better not to even look at that electric round clock above the huge windows in the end wall. Some endless stretch of vexing disappointment which brought about a strange itch to push the frozen clock hand with a straw. </text:p>
      <text:section text:style-name="Sect1" text:name="Section106">
        <text:p text:style-name="List_20_Paragraph"><text:bookmark text:name="span104"/>(...I have no idea why with a straw, but that's what I hankered for at those periods when there was no time, although I clearly understood that the straw would only break instead of moving that iron piece of crap...) </text:p>
      </text:section>
      <text:p text:style-name="Text_20_body">The Mechanical Shop Floor machine tools would slow down and fell silent, one after another. The locksmiths of the Experimental Unit gathered from elsewhere to line the workbench with their backs leaned against their respective vises. </text:p>
      <text:p text:style-name="Text_20_body">The two-meter-tall Mykola-the-old empties his horse-long nose into the crumpled lump of a rag the color of earth-and-ash. Could you ever suspect so gentlemanly habits by the geezer?! </text:p>
      <text:p text:style-name="Text_20_body">Mykola-the-young froze at pensive picking fresh acne on his cheeks. </text:p>
      <text:p text:style-name="Text_20_body">Tick! Twenty-seven to five. </text:p>
      <text:p text:style-name="Text_20_body"><text:soft-page-break/>Swarthy-faced Yasha begins to tell me a story how the Red Army took him along after liberating Konotop of Germans. A solitary <text:span text:style-name="Emphasis">shabashka</text:span>-tinker at the grinding wheel in the corner does not interfere with the calm flow of Yasha's narration. </text:p>
      <text:p text:style-name="Text_20_body">They ran to attack and the ours supported them from behind shooting the "forty-fivers" when one of the supporting shells shot off the balls of an attacker. </text:p>
      <text:p text:style-name="Text_20_body">With the slow move of his palm-down hand, Yasha demonstrates the low-arc trajectory of a flying 45-mm shell. After which the poor wretch ran another half-kilometer before he died... </text:p>
      <text:p text:style-name="Text_20_body">Recollecting how I also felt nothing and only saw the ground of the bumpy field jumping before my eyes, as we ran to attack through the shaggy fog in the military game of Zarnitsa, I believe Yasha. </text:p>
      <text:p text:style-name="Text_20_body">He shifts his cap far back revealing the sharp, like an arrowhead, angle from which his black hair runs up under the halo of his cap peak. Not a speckle of gray. Looks twice younger than Borya Sakoon who once told me that at the installation of the TV tower something went wrong with the uppermost section. It was in winter with severe frost and Yasha took off his sheepskin coat, climbed up by the cable and put it to rights. </text:p>
      <text:p text:style-name="Text_20_body">Mykola-the-old two heads taller than Yasha. They're sort of chums and after work go home by the same diesel train, only to different stops. </text:p>
      <text:p text:style-name="Text_20_body">Tick! Seven to five. Okay, that's that; time to go to change…</text:p>
      <text:p text:style-name="Text_20_body">Skully also dropped out of the Railway Transportation College and entered our Experimental Unit which was a smart move. They didn’t pay him any scholarship there but after getting the diploma he’d be sent to slave in the middle of one or another nowhere. Did he really need it? </text:p>
      <text:p text:style-name="Text_20_body">So three of The Orpheuses got together. As for Chuba, he worked at the Car Repair Shop Floor; we scarcely ever ran into each other in the Plant. </text:p>
      <text:p text:style-name="Text_20_body">And we continued to play dances even when Vladya smashed his finger with a hammer. Club paid each of us thirty-six rubles a month. It seemed too little, but what could we do? At our attempt at talking business with the Club Director, he said that after buying the electric guitar for one hundred and fifty rubles there remained no funds to increase our salary. </text:p>
      <text:p text:style-name="Text_20_body">True, the guitar of Iolanta brand was a classy thing – so neatly streamlined and it sounded miles better than made-it-yourself ones after <text:span text:style-name="Emphasis">The Radio</text:span> magazine guide, Iolanta’s smooth scarlet gleam eclipsed and turned them into pieces of spray-painted plywood. </text:p>
      <text:p text:style-name="Text_20_body">Soon after, I was sent together with Projectionist Konstantin Borisovich to the city of Chernigov after new instruments from the local music factory there – the bass, and rhythm electric guitars. Pavel Mitrofanovich talked to the Plant Management and I was exempted from work for two days, because of the long way to Chernigov and back. </text:p>
      <text:p text:style-name="Text_20_body"><text:soft-page-break/>There we stayed overnight in a hotel as business travelers, and at nine in the morning we were at the factory. Konstantin Borisovich went to talk with their management and I had to wait in the corridor for a couple of endless hours. </text:p>
      <text:p text:style-name="Text_20_body">At last, they called me in for checking the guitars which had no cases, and were much heavier than Iolanta, and covered even if with the glossy but black lacquer. It was clear at once that the factory hadn't yet mastered the electric guitar manufacture or, maybe, Konstantin Borisovich did not have enough funds on him to purchase some better products. Although, when we brought the caseless instruments to Konotop, Chuba admitted that the bass guitar would do. </text:p>
      <text:p text:style-name="Text_20_body">The following Monday in the Repair Shop Floor locker room, Vladya kicked up agitation for us, all the Orpheuses, to get exemption from work for health reasons. His idea was to visit the Plant Medical Center with complaints about the sausage we ate the day before when playing trash at a wedding which snack was certainly stale. Only we had to go all together and keep saying the same thing. </text:p>
      <text:p text:style-name="Text_20_body">So we found Chuba in the Car Repair Shop Floor and the four of us arrived in the Medical Center facilities all ill because of the bummer sausage we never ate. </text:p>
      <text:p text:style-name="Text_20_body">The doctor suggested us get seated on chairs along the corridor wall and sent the nurse to the Plant Bath House after tin basins which were brought and lined on the floor at our feet – one basin for each of the ailing Orpheuses. The morbid preparations were crowned with her fetching a bucket of luke-warm water which she made purple pouring in a handful of potassium permanganate. </text:p>
      <text:p text:style-name="Text_20_body">The doctor came back from his office and explained that the concoction should be drunk in liters before poking two fingers into the mouth, each person their own, to tickle the root of each respective tongue as deep as possible, which procedure would remedy the obvious food poisoning. </text:p>
      <text:p text:style-name="Text_20_body">The macabre aspect of the basins in their waiting position on the floor as well as the instructions delivered with an unmistakable sadistic pleasure worked like a charm on both Chuba and Skully, their crises was over in no time to speak of and, leaving no traces, they hurried to their respective workplaces. </text:p>
      <text:p text:style-name="Text_20_body">However, Vladya’s and my cases evinced a graver nature and we staunchly endured the whole hog of the procedure throwing up into the basins everything that we had for breakfast that morning. The doctor, impressed by our obstinacy, gave us exemption for the current working day. </text:p>
      <text:p text:style-name="Text_20_body">We changed and left through the Main Check-Entrance in the crowd of workers going out to the canteen for the midday break. Thus, for all our pains and labors we barely got four hours of freedom, all in all, and the next morning – welcome back to the mill, O, boy!. </text:p>
      <text:p text:style-name="Text_20_body">The Club Director, Pavel Mitrofanovich, kept us informed that Club was fixin' to buy an electric organ Yonika to be played by Lyokha Kuzko as the fifth Orpheus. </text:p>
      <text:p text:style-name="Text_20_body">Lyokha had thinning but long, reddish hair and sported a horseshoe-shaped mustache <text:span text:style-name="Emphasis">a-la </text:span>The Pesnyary to somehow distract the public attention from the severe bend in his nose, the legacy of some old-times fight. Because of that disfigured nose, his handle was Rhinoceros. </text:p>
      <text:p text:style-name="Text_20_body"><text:soft-page-break/>He was seven years older than us, yet he was a cool dude who had The White Album by The Beatles on his tape-recorder which he played to Vladya and me when he invited us to his place. </text:p>
      <text:p text:style-name="Text_20_body">His father, Anatoly Efimovich Kuzko, the teacher in button-accordion class at Club, had built for Rhinoceros a red-brick two-story house in the yard of his fatherly <text:span text:style-name="Emphasis">khutta</text:span>. The first floor was the garage with a sheet-iron gate, and on the second floor, there were two rooms and a kitchen. Some folks could live conveniently, anyway. Yet, the garage stayed empty of any car because Kuzko Senior did not buy it for Lyokha who was drinking like a fish for which reason his wife Tatyana left him taking their baby daughter away. </text:p>
      <text:p text:style-name="Text_20_body">Besides The White Album, Lyokha also shared <text:span text:style-name="Emphasis">The Forensic Medicine Textbook </text:span>to look through. The yellowish aged pages had lots of black-and-white photographs with explanatory notes beneath them. </text:p>
      <text:p text:style-name="Text_20_body">Knowing the illustrations by heart, Lyokha shared his favorite spot in the textbook, where there were rows of small-sized pictures (3 by 2 cm, like for a passport), demonstrating the difference between intact and dented hymens. </text:p>
      <text:section text:style-name="Sect1" text:name="Section107">
        <text:p text:style-name="List_20_Paragraph"><text:bookmark text:name="span105"/>(...I have a strong suspicion that because of that textbook, all kinds of pornographic publications give me so dreadful shudder. </text:p>
        <text:p text:style-name="List_20_Paragraph">No kidding, they cram me with panic, I fear on turning a page in <text:span text:style-name="Emphasis">The Playboy</text:span> to get smack midst a murder with the household scissors sticking from the open chest of the body up into my face, or else a guy strangled against an upturned stool, you never can tell...) </text:p>
      </text:section>
      <text:p text:style-name="Text_20_body">Climbing up and down the Plant concrete wall at midday-meal breaks was a real shortcut that spared a half-kilometer walk if compared to going through the Main Check-Entrance. </text:p>
      <text:p text:style-name="Text_20_body">At home, I warmed up the soup or vermicelli on the kerogas in the veranda and took the meal into the kitchen where I doffed my <text:span text:style-name="Emphasis">spetzovka </text:span>pants and jacket keeping only my tank top and underpants on. It caused no inconvenience to anyone because with the parents at work and the younger ones at their College I was home alone. </text:p>
      <text:p text:style-name="Text_20_body">The reason for taking off my working clothes was those surplus ten minutes before going back to the Plant. While eating, you could use a stool even with your dirty <text:span text:style-name="Emphasis">spetzovka</text:span> on, yet smearing the couch or an armchair with it was not right. </text:p>
      <text:p text:style-name="Text_20_body">To fill the odd ten minutes up, I strummed the guitar and screamed different songs to train my vocal skills which I have never had. Yet, I sang all the same – may Beata Tyszkiievich, a professional Polish beauty torn from a color magazine and pinned above the folding bed-couch, forgive me as well as The Who in the black-and-white photo next to her. They also witnessed one time how my wild wails happened to bring about a boner and, grabbing from the desk under the window a ruler left behind by the younger gone to their college, I measured my dick. Locksmithing definitely instills respectful attitude towards knowledge of specific details... </text:p>
      <text:p text:style-name="Text_20_body"><text:soft-page-break/>One day, coming back after the midday break, Vladya and I saw Skully on a bench of the Overseers’ Nest in the company of Borya Sakoon and some stranger in clean clothes. </text:p>
      <text:p text:style-name="Text_20_body">"Here they're coming," said Overseer, and the man suggested us, including Skully as well, to go along with him. From the flitting farewell grimace on Borya Sakoon’s mug, we could get it that the invitation was uttered by a representative of law-enforcement bodies, staying in the dark though as to why. </text:p>
      <text:p text:style-name="Text_20_body">Clad in our faded T-shirts with no <text:span text:style-name="Emphasis">spetzovka </text:span>jackets on because of a sunny, hot, October day, we followed his athletic figure in a tartan shirt walking contrary to the flow of latecomers who leisurely sauntered from the canteen in the square outside the Main Check-Entrance gate. Everything went as usual, and only we were pulled out and estranged from the routine life of the KaPeVeRrZe Plant. </text:p>
      <text:p text:style-name="Text_20_body">"Where to, smarties?" asked Peter Khomenko flashing a broad smile from the counter-directed stream of workmen, yet, at the abrupt turnabout of our escort, his mirth dried up at once and he accelerated his pace towards the Mechanical Shop Floor, not caring to hear an answer. </text:p>
      <text:p text:style-name="Text_20_body">"Who's that?" asked our guard-and-guide alertly. I replied that was my tutor, and we left the Plant through the Main Check-Entrance. </text:p>
      <text:p text:style-name="Text_20_body">He told us to get into the Volga through whose windshield shimmering in the sunshine, there peeped Chuba’s face wearing a nervous smile, and they took us to the City Militia Department, which was next to the Passport Bureau. </text:p>
      <text:p text:style-name="Text_20_body">Behind the gate of the City Militia Department, there was a wide yard-coral bounded with barrack-type one-story buildings. We were separated and led to different rooms in different buildings where different people began to ask us questions and write down our responses. </text:p>
      <text:p text:style-name="Text_20_body">Of course, not everything in the proceedings got recorded. For instance, the interrogation of Skully started as follows, "Do you know that fucking moron?" </text:p>
      <text:p text:style-name="Text_20_body">"Which moron?" </text:p>
      <text:p text:style-name="Text_20_body">"The one who brought you here." </text:p>
      <text:p text:style-name="Text_20_body">"No, I dunno." </text:p>
      <text:p text:style-name="Text_20_body">"That was Head of the Criminal Investigation Department." </text:p>
      <text:p text:style-name="Text_20_body">"No, I dunno." </text:p>
      <text:p text:style-name="Text_20_body">At that moment I was interrogated by the mentioned f-f...er...well, I mean, Head of the Criminal Investigation Department. </text:p>
      <text:p text:style-name="Text_20_body">Seated at the large desk, pretty hunky, with his hair sticking closely to the skull, he asked who the day before was present at the rehearsal in the Variety Ensemble room in Club... And who was the last to leave?. Who was approaching the closet where so much expensive German accordion of four registers had been kept?. </text:p>
      <text:p text:style-name="Text_20_body">He took notes all the time and when the phone on his desk rang, the receiver got picked and pressed to his ear with his shoulder raised to the tilted head, the way <text:soft-page-break/>Marlon Brando did in the movie where he was the sheriff, while the moron kept writing on... </text:p>
      <text:p text:style-name="Text_20_body">After interrogating all of us, they told us we were free to go and might be getting back to work... We sauntered up along the street to the Department Store and turned left towards Peace Square. Four Orpheuses in smeared <text:span text:style-name="Emphasis">spetzovka</text:span> pants and old T-shirts... Along Peace Avenue, we also strolled in no hurry – the working day was ending at five. </text:p>
      <text:p text:style-name="Text_20_body">At Zelenchuk Area, we had a bit of fun, jumping at each other like Mazandaran tigers and tearing down the worn T-shirts on our bodies. We did not stop the revel until all the four T-shirts were torn wide open from their collars to the waist. And why not? The day was sunny and pretty warm, so we simply tied the tatters with knots upon our navels and went on, like happy hippies. </text:p>
      <text:p text:style-name="Text_20_body">It was Skully to start the whole horseplay, probably, because he had such a hairy chest…</text:p>
      <text:p text:style-name="Text_20_body">Next week, coming back to the Plant after the midday break I, as always, dropped into Vladya's <text:span text:style-name="Emphasis">khutta </text:span>to flock and go on together. </text:p>
      <text:p text:style-name="Text_20_body">Vladya shared the news about one of his neighbor's hens who died in the yard that morning and concluded with the suggestion of taking the body over with us to hang it in our locker room; just for fun. </text:p>
      <text:p text:style-name="Text_20_body">The plan did not inspire me too much but I still lent Vladya a helping hand in smuggling the demised into the Plant because you needed both your hands to climb the wall along Professions Street but if dragging along a newspaper package with a dead hen, you had nothing to grab hold of those holes in the concrete slabs with... </text:p>
      <text:p text:style-name="Text_20_body">From the locker room ceiling there hung a length of wire for a light bulb, which was missing <text:span text:style-name="T127">together with its socket</text:span>. </text:p>
      <text:p text:style-name="Text_20_body">Vladya took someone's unfinished <text:span text:style-name="Emphasis">shabashka</text:span> from under the window, rested it on a locker in the middle row, climbed upon the work in progress and wrapped the unemployed wire around the hen's neck. She froze up there with her dirty white wings spread loosely above the naked skinny legs. </text:p>
      <text:p text:style-name="Text_20_body">The midday break was over and the Mechanical Shop Floor machine-tools started their scraping wails when a plump black-haired locksmith from the Repair Unit entered the room. Catching a glimpse of the bird, he did not laugh but left immediately. In a split-second, our Overseer, Borya Sakoon, flew in. </text:p>
      <text:p text:style-name="Text_20_body">With his eyebrows shot up and the lips pouched to farm the small letter "o", motionlessly stood he for one entire moment staring at the listless animal above his uplifted face. Then he turned over to us, "Hairy-yobbos! You did it, bitches!" </text:p>
      <text:p text:style-name="Text_20_body">For some unadvertised reason, Borya was in the habit of calling The Orpheuses working at the Experimental Unit "the hairy-yobbos"... </text:p>
      <text:p text:style-name="Text_20_body">We, certainly, denied the allegation but Vladya took the dead bird off, wrapped it back into the same newspaper and dropped somewhere outside the Repair Shop Floor. In the final analysis, Borya was right – with merely two eyewitnesses, by the <text:soft-page-break/>end of that working day the entire Repair Shop Floor knew that the hairy-yobbos (the workingmen masses slavishly aped the Overseer’s example in calling us that name) fixed a chick in the locker room. And if the thing remained there for at least half-hour it would inevitably give the kickoff of grim rumors circulating Konotop about someone got hanged at the KaPeVeRrZe Plant... </text:p>
      <text:p text:style-name="Text_20_body">Olga and I ceased dating at the gate of her aunt's <text:span text:style-name="Emphasis">khutta</text:span> because we found a more suitable place, or rather she showed it to me. </text:p>
      <text:p text:style-name="Text_20_body">A little farther along Budyonny Street, there was a short dead-end to the left, leading up to the closed iron gate of the oil storage base. Near that gate, alongside a garden fence, there stood a park bench. Who and when dragged it so far from the Park I couldn't say but, strategically, it was positioned in an impeccably correct spot wrapped in the shadow out of reach of the feeble light from the lamp above the nearby gate. On that bench, I got acquainted in absentia with Olga's Konotop relatives... </text:p>
      <text:p text:style-name="Text_20_body">Her mother's sister, Nina, immediately after the war served as a telephone net switcher at the headquarters of a Soviet Army division stationed in Poland. On her demobilization, Nina didn't return to the Soviet Union because she had married a Pole and they had a child already, so Nina stayed to live in her husband’s land. </text:p>
      <text:p text:style-name="Text_20_body">Four years later, she arrived in Konotop to attend the funeral of one of her parents and that was a mistake. They never let her go back despite the fact that her young daughter remained in Poland, and the country itself was a member of the Socialist Camp Community. She never found out what happened to her daughter or her husband nor did she know anything about their present situation, because none of her letters was answered. </text:p>
      <text:p text:style-name="Text_20_body">Fifteen years later, Aunt Nina registered her marriage with Uncle Kolya who did not drink and had a good job in the forestry, only he often needed to go somewhere by his motorcycle with a sidecar. Yet, he had built a really good <text:span text:style-name="Emphasis">khutta </text:span>of three rooms and a kitchen. They had no children and adopted a baby girl, named her Olya and were very fond of her. Not long ago they bought a piano for Olya although it's, probably, too late to start playing it at eleven. </text:p>
      <text:p text:style-name="Text_20_body">Aunt Nina worked at the Meat-Packing Plant in three shifts. To reach her workplace she had to walk two kilometers along the railway track on the city outskirts. Yet, on the other hand, her family didn't need buying meat at Bazaar because even though the bags of workers after their shifts were looked through at the Meat-Packing Plant check-entrance, they never frisked the panties of exiting women. </text:p>
      <text:p text:style-name="Text_20_body">And on that same bench, we talked about Art. For example, there we discussed the "Romeo and Juliet" after watching the flicks together in the basement cinema at Loony. </text:p>
      <text:p text:style-name="Text_20_body">"They talked and talked and I could not make a damn thing out what all their talks were about, yet tears were dripping from my eyes all the same as if by some fool...” </text:p>
      <text:section text:style-name="Sect1" text:name="Section108">
        <text:p text:style-name="List_20_Paragraph"><text:bookmark text:name="span106"/>(...which was a very well-defined assessment, by the by, because the rhymed and metered speech makes words you know seem unknown obscuring even so <text:soft-page-break/>simple a fact that more than one of noble ladies in Verona, way younger than you, had babies at your age...) </text:p>
      </text:section>
      <text:p text:style-name="Text_20_body">It was also there (I'm still about the bench) that Olga harpooned me up, hard and securely. She uttered just one phrase but if you're a born patsy of graphomanic you're in a deep trap. </text:p>
      <text:p text:style-name="Text_20_body">"Yesterday I entered in my diary: ‘...when he kissed me goodbye I was devastatingly happy.’” </text:p>
      <text:p text:style-name="Text_20_body">Dammit! You're done for! And there is no way out! Firstly, in many tons of the read and re-read literary output, I had never come across such an expression " devastatingly happy". Secondly, she kept a diary! Thirdly, but not lastly, I was there in that journal!. </text:p>
      <text:p text:style-name="Text_20_body">After the dances, we sometimes saw her girlfriend Sveta to the porch of Sveta's <text:span text:style-name="Emphasis">khutta.</text:span> At so late a time the Konotopers who dwelt in <text:span text:style-name="Emphasis">khuttas</text:span> did not venture into their yards, more so Sveta's Granny and Grandpa. After giggling by our side for the stretch of a smoke, Sveta went in to bed, and the porch with the narrow plank bench was left at our disposal. </text:p>
      <text:p text:style-name="Text_20_body">On one of such evenings, Olga told me to wait on that porch while she'd be gone to her <text:span text:style-name="Emphasis">khutta</text:span> because Aunt Nina had the third shift that day and Uncle Kolya gone by his motorcycle somewhere in the district. </text:p>
      <text:p text:style-name="Text_20_body">It took a long wait before from the the neighboring yard came the tinkle of the handle-latch in the wicket closed by departing Aunt Nina. A few minutes later, Olga appeared at the porch and mutely beckoned me to follow. We went out into the back-alley and noiselessly entered the yard of her <text:span text:style-name="Emphasis">khutta</text:span>. </text:p>
      <text:p text:style-name="Text_20_body">The door from the veranda opened to a large kitchen succeeded by an even larger living-room to the right, and a bedroom to the left, both separated from the kitchen with cloth curtains in the doorways. After the living-room, there was another bedroom for Olga and small Olya. We did not go there but turned into the owners' bedroom to the left. </text:p>
      <text:p text:style-name="Text_20_body">Olga switched on the feeble night-light lamp and went out to the bedroom behind the living room. I was left alone facing the large double bed of a ceremonial aspect with the dim glint over its nickel-plated siderails, and a smaller, more casual, bed next to the curtains in the doorway to the kitchen. Tight grip of unrelenting tension overwhelmed me. </text:p>
      <text:p text:style-name="Text_20_body">She returned in a dressing gown whose unbuttoned sides were kept in place by her arms folded on its front. Not uttering a word, we both looked at the smaller bed and Olga put out the light. Under the gown, she had only panties on. I hastened to follow the suit reserving just my underpants. Then, in the bed, there followed a long wordless wrestling match for each of her dressing gown sleeves. Finally, I threw the whole item on a chair by the wall, the score of the clothes we had on became even – 1:1. </text:p>
      <text:p text:style-name="Text_20_body">When I turned over to her, she lay on her back under the cover pulled up to her chest shielded with her tightly crossed arms. I felt it was chilly in the room and got under the cover too. The scramble about her small panties took no less efforts than <text:soft-page-break/>that with the large dressing gown. At last, there we were both stark naked, next to the cover shoved aside because it got <text:span text:style-name="T125">darn</text:span> hot under it. And then… </text:p>
      <text:p text:style-name="Text_20_body">Then she writhed and dodged furiously from under me, pushing my hands away. I managed only to rub my dick between her thighs and against the tiny turf of hair without knowing what was what but feeling just a little more and...Now, almost...about there...Damn, she turned off again!. </text:p>
      <text:section text:style-name="Sect1" text:name="Section109">
        <text:p text:style-name="List_20_Paragraph"><text:bookmark text:name="span107"/>(...I would do the deed, I swear I would, if not for the lack of time... That night the cuckoo in the kitchen clock went crazy and jumped out with her shrill "coo! coo!" every other couple of minutes and now it was already croaking six and soon Olya would be getting up for her school so I had to put things on, quick, and go away before Aunt Nina were back from her work...) </text:p>
      </text:section>
      <text:p text:style-name="Text_20_body">Of course, that night we allowed ourselves too much and got way too far for any fail-safe. Hugs and kisses by the <text:span text:style-name="Emphasis">khutta</text:span> wicket or on Sveta's porch were not enough anymore, and wouldn't do. </text:p>
      <text:p text:style-name="Text_20_body">But where? And when? On November 7, said Olga, after young Olya would have passed in the holiday demonstration column of her school and be taken by Uncle Kolya and Aunt Nina on a visit to his village. </text:p>
      <text:p text:style-name="Text_20_body">And that time no tricks would help Olga to wriggle away, the cuckoo's cries would mean nothing with the whole night being our own…</text:p>
      <text:p text:style-name="Text_20_body">On the morning of the Great October Revolution Day, I came after Olga because we also were going out in the festive city. She was retouching with a pencil her trimmed, thread-thin, brows, and marking the corners of her eyes; spiffing up, in short. </text:p>
      <text:p text:style-name="Text_20_body">There was no one but us, yet to my embrace, she didn't respond with her body and said, "Why hurry? The <text:span text:style-name="Emphasis">khutta</text:span> is ours today. It’s only...You know, there's something..." </text:p>
      <text:p text:style-name="Text_20_body">(I froze in mortification, could it be she's going to announce she had her time of the month?) </text:p>
      <text:p text:style-name="Text_20_body">Well, in general, if I wanted it... well, I knew what... to come to pass, then I had to agree to one condition... </text:p>
      <text:p text:style-name="Text_20_body">"What?! Speak out!" </text:p>
      <text:p text:style-name="Text_20_body">Now, before going out to the city she would make up my eyes. </text:p>
      <text:p text:style-name="Text_20_body">What the fuck?!. Though, if you come to think about it, that was better than the menstruation… Hercules would understand me. After the victorious fights with the Nemean Lion, the Lernean Hydra, the Cretan Bull, and other monsters, he was made (by a chick named Omphal) wear a female dress and spin the yarn in a gynoecium, with her high heel crumpling his male dignity's throat. At least in some way, I'd equal that inhumanly hunky demigod. And I agreed...</text:p>
      <text:p text:style-name="Text_20_body">Blueish eye shadows tinted my eyelids, black eyeliner accentuated the lashes... And out we went to the city... </text:p>
      <text:section text:style-name="Sect1" text:name="Section110">
        <text:p text:style-name="List_20_Paragraph"><text:bookmark text:name="span108"/><text:soft-page-break/>(...at present, in the aftermath of all those "blue" and "pink" revolutions, after Elton John was knighted, after the charming cutie pirate Jack Sparrow, etc., etc., people became more intelligently aware. </text:p>
        <text:p text:style-name="List_20_Paragraph">In those pre-enlightment days folks needed more than a glance to get it what the heck there was with my visage. Then some shrugged, others giggled...) </text:p>
      </text:section>
      <text:p text:style-name="Text_20_body">Borya Sakoon, who came out of his five-story block in Zelenchuk Area greeted me cheerfully but, after a more focused look, suddenly changed in his face. Genuine fright distorted the worn-out facial features of Overseer, the unfinished "hairy yob..." stuck in his throat and he fled back to the block of his residence. </text:p>
      <text:section text:style-name="Sect1" text:name="Section111">
        <text:p text:style-name="List_20_Paragraph"><text:bookmark text:name="span109"/>(...and that was the man who survived the rampant banditry and all kinds of "black cat" gangs in the post-war Konotop! </text:p>
        <text:p text:style-name="List_20_Paragraph">Or maybe because of that? To grab the old Walther gun in the down-most drawer of his chiffonier?..) </text:p>
      </text:section>
      <text:p text:style-name="Text_20_body">"You are nuts and fleeing treatment," concluded my younger sister Natasha flatly, when she met us on the sidewalk of Peace Avenue. </text:p>
      <text:p text:style-name="Text_20_body">" ...but I don't care<text:line-break/>'cause of this hardon..." </text:p>
      <text:p text:style-name="Text_20_body">In the Central Park of Recreation, Olga took out her cosmetic bag and washed out my War Paint, so much for faking a Hercules. Then Skully's girlfriend Nina with her girlfriend Ira came up to us, and the three girls walked off looking for a place to have a smoke. </text:p>
      <text:p text:style-name="Text_20_body">A pack of Settlement bros approached me, they were celebrating it in full swing already. They felt elated, they wanted that an Orpheus from the Settlement was also <text:span text:style-name="Emphasis">nyshtyak</text:span>. They tore off the lid from an intact bottle and handed it to me. </text:p>
      <text:p text:style-name="Text_20_body">Everything in this life is to be paid for, even your popularity. I raised the bottle up, threw back my head, cast the parting look at the sun, and started drinking from the bottle’s neck. </text:p>
      <text:p text:style-name="Text_20_body">Then the bottle went from hands to hands around the circle warm and emotional. </text:p>
      <text:p text:style-name="Text_20_body">Then we went to a deli for more wine. </text:p>
      <text:p text:style-name="Text_20_body">Then I felt sick and reeled off home... </text:p>
      <text:p text:style-name="Text_20_body">I woke up in the lean-to on the iron bed which inherited the space from the "Jawa" bike when the Arkhipenkos moved to their apartment. My "dacha" season had already been over, but the bed still tarried in the lean-to and, as it happened, that was the rightest place for it. </text:p>
      <text:p text:style-name="Text_20_body">I woke up with my raincoat and shoes on, but the raw spring mesh of the bed didn't mind. The main thing was that I hadn't overslept the farewell dances that we were playing in Park that evening. Only I still had to trudge all the way there being so stiff and with that oily smack in my dried up mouth and—ouch!—with that pain in the nape... </text:p>
      <text:p text:style-name="Text_20_body"><text:soft-page-break/>I finally came there when everyone was already dragging the equipment to the dance-floor stage. Lyokha started to fuss that I was shirking, and Olga too went to attack, "Where did you get lost?" </text:p>
      <text:p text:style-name="Text_20_body">I hardly could explain that I was very so very much sick, and Lyokha said all that I needed was a hearty swig to get back to life. I shuddered at the very thought of it, but Lyokha and Olga started to laugh at me. </text:p>
      <text:p text:style-name="Text_20_body">Yurko, the young guy whom Olga used as her errand-boy, ran to a nearby deli and brought wine. I forced myself to take a few gulps and—lo!—it worked like a charm and I got to myself... </text:p>
      <text:p text:style-name="Text_20_body">After the dances were over and the equipment dragged back to the ticket office, Olga and I left the Plant Park and in two minutes of suspensive walking reached her back-alley. </text:p>
      <text:p text:style-name="Text_20_body">The first khutta, then the Sveta's one, the third was for us. I assuredly walked Olga to the wicket, opened it and... all of a sudden, she recoiled!. </text:p>
      <text:p text:style-name="Text_20_body">By age, I was two years older than Olga, yet always felt, like, it was another way around. She knew more than I learned from all the stuff in all the books I read. </text:p>
      <text:p text:style-name="Text_20_body">Besides, she enjoyed respect and authority. Whenever any of the girlfriend in our bohemian milieu had problems with outsiders, she turned to Olga for help. Olga walked out with the brazen and put the stupid cow in her proper place… </text:p>
      <text:p text:style-name="Text_20_body">It was a rare evening when the dances went off without a fight... A multi-voiced discordant squeal broke suddenly from the dance-floor, yet not at all in time with the number played at the moment. In the dense mass of the youth gathered for collective recreation, a circle of vacant space formed in no time, filled with the blur of rapid gusts of fists milling the air. The vortex swept, tornado-like, across the dance-floor, through piercing shrieks of girls giving way. </text:p>
      <text:p text:style-name="Text_20_body">Abruptly yet asynchronously, we cut playing and encouraged dear friends to keep order, please. The defeated side, alone or in a ring of his bros, was pushing through the crowd to the exit. To remove the low depressing hum, Skully set the tempo with dry snaps of sticks against each other and we started the next number... </text:p>
      <text:p text:style-name="Text_20_body">Girls though did not make a show of their dissent and for their cat-fights invited each other to go out. Olga went out just a couple of times and gained respect and authority because in Theodosia she started attending dance-floors at the age of thirteen and, without wasting time on verbal preliminaries, decked them bang off. As a result, if some frostbitten bitch hurt feelings of a girl from the bohemian circle, then mentioning Olga’s name was quite enough to make her realize the blunder and shut up. </text:p>
      <text:p text:style-name="Text_20_body">Another reason why Olga seemed maturer than me was the attentive attitude towards her from mujiks. </text:p>
      <text:p text:style-name="Text_20_body">Once after the dances, when we were collecting cables and stuff from upon the stage, a frightened dude raced into the dance-floor, crossed it and jumped over the fence into the Plant Park. At the last moment his chaser, a hairy-ass mujik over <text:soft-page-break/>thirty, managed to deal a glancing strike and the fugitive sprawled into the bushes, but bounced up at once and ran away. </text:p>
      <text:p text:style-name="Text_20_body">"I'll catch you, bitch!" cried the triumphant and, turning to Olga who stood by the stage, added, "Ain't it, Red-Haired?" </text:p>
      <text:p text:style-name="Text_20_body">"You yourself is the word," Olga answered diplomatically, and the latter swagger out the dance-floor. </text:p>
      <text:p text:style-name="Text_20_body">That's why I felt to be younger than her. But the moment she flinched at the wicket of the dark <text:span text:style-name="Emphasis">khutta </text:span>that feeling dissolved, and everything fell into place. Next to her fear, I felt older and stronger than her, I felt pity for her and compassion. After all, the younger ones should be cared for and protected. Even from ourselves. </text:p>
      <text:p text:style-name="Text_20_body">I comforted the frightened girl and left without entering the yard. On my way to Nezhin Street, I knew that I had done the righteous thing and was pleased with myself, yet all the same, I couldn't but agree with the diagnosis from my sister Natasha – "nuts and fleeing treatment"…</text:p>
      <text:p text:style-name="Standard"><text:s/>On November 7, the unusually long Indian summer ended and we moved to Club to play dances there. </text:p>
      <text:p text:style-name="Text_20_body">The Ballet Studio Gym opposite the cinema auditorium on the second floor was a tremendous room stretching for about forty meters from its entrance to the small stage at the far end wall. The stage was intended not for concerts but for Evenings of Recreation and, therefore, was just a low deck with two steps running all its front. That way a recreating participant could easily ascend it when called by the mass-entertainer to take part in some funny competition or another event in the ongoing Evening. </text:p>
      <text:p text:style-name="Text_20_body">The stage-deck took the central one-third of Ballet Gym's width the rest of which was sealed off with vertical bars of black-paint-coated rebar rods on both sides from the elevation. The light cloth curtains hanging behind the bars formed, like, some backstage. </text:p>
      <text:p text:style-name="Text_20_body">In the center of Ballet Gym, high overhead, midst the roof bearing structures painted with the black Kuzbass-Lacquer, there was fixed a large white ball encrusted with the scale-like mirror shards all over. Besides, among the joists there was also installed a searchlight focused on the ball and one click of the switch set in motion the ball-rotating electric motor and also hit the ball's rind of mirror-scales with the straight beam from the searchlight to get fractured into innumerabale dim specks of light idly floating along over all and everything within the spacey Ballet Gym. </text:p>
      <text:p text:style-name="Text_20_body">The length-side walls consisted mostly of manifold tall windows, below which the handrail for the students of ballet art ran from end to end. The butt wall opposite the stage was paneled, according to the ballet school tradition, with large, tight fitted, squares of mirrors which conferred onto the room its second name – the Mirror Hall... </text:p>
      <text:p text:style-name="Text_20_body">The Mirror Hall served an ideal place for any get-together, both the New Year matinees for the Settlement kids, and School Graduating Parties, and Evenings of Recreation for the Plant youth, and, last but not least, for dances. And the dances it <text:soft-page-break/>was to reveal the ideal's weak spot – its floor. In less than a month the soles of a couple of hundred dancers scuffed the red paint coat off the floor and bared its timber planks. Yet, the Club Director, Pavel Mitrofanovich, said it did not matter. </text:p>
      <text:p text:style-name="Text_20_body">Behind the curtains on both sides of the stage, there were installed the huge loudspeakers transported from the summer cinema in the Plant Park, and they produced some really bomb sound, dreadfully<text:span text:style-name="Emphasis"> nyshtyak</text:span>! In the common reflection, blurred by the distance to the far-off wall of the Mirror Hall, our figures with guitars stuck up over the rhythmically swaying whirlpool of dancers' heads in the huge murky void whose only illumination was the floating swarm of soft light specks – round and round, and round – and everything went on<text:span text:style-name="Emphasis"> nyshtyak </text:span>through and through. </text:p>
      <text:p text:style-name="Text_20_body">And only Chuba fussed and bitched that the sound of his bass guitar put out by the two portable loudspeakers on the stage was lost completely behind the mighty boxes with the meter-wide speakers. Lyokha usually assuaged him that he knew a guy who had low-frequency bass speakers for sale, we only had to procure material for making a box to install those. And it was also Lyokha to suggest the relevant place where to get the material in question – the KaPeVeRrZe Plant. After all, we needed just one sheet of thick plywood, all in all, three by two meters. </text:p>
      <text:p text:style-name="Text_20_body">We, the Plant affiliated Orpheuses, started to mull over a plan... In the Repair Shop Floor, there was no plywood whatsoever, iron and steel were all we dealt with. The proper place to look for plywood was surely the Car Repairing Shop Floor, where Chuba worked. And he admitted that the plywood could be extracted from the cars brought for repair, but how to get it outta Plant? </text:p>
      <text:p text:style-name="Text_20_body">He resolutely declined the proposal to cut the plywood into pieces the size of the bass box parts and drop them over the wall in Professions Street because his overseer would fire off uncomfortable questions about the source for such immodest quantities of so expensive material. </text:p>
      <text:p text:style-name="Text_20_body">Thus, there remained the one and only option – to get a whole, intact, sheet out of Plant through the Club building, with its never closed side door to the Plant grounds, next to the movie list painters’ room. </text:p>
      <text:p text:style-name="Text_20_body">However, the planned mission had a certain slippery point – the Car Repair Shop Floor and Club were located at the opposite ends of Plant. Dragging the whole sheet through all of the Plant territory? Chuba refused to take such a risk, neither Skully showed any whiff of enthusiasm. As usual, the hardest part in undertaking rested entirely on my and Vladya's shoulders… </text:p>
      <text:p text:style-name="Text_20_body">Still and all, Chuba partially collaborated and ripped the plywood sheet loose in a car waiting for repair on a sideway outta his shop floor. Besides, leaving the car, he somehow forgot to lock its door as required by the rules. </text:p>
      <text:p text:style-name="Text_20_body">Through the above-mentioned door, I and Vladya penetrated the car to find, in the indicated place, the coveted treasure – a standard sheet of thirty-millimeter-thick plywood blotted in a couple of spots but, on the whole, it did not matter. </text:p>
      <text:p text:style-name="Text_20_body">We dragged the plywood out of the car, grabbed at the edges, and carried on over the crunching gravel of the track ballast shoulder, then along the even and not so noisy asphalt paths between the Plant shop floors. On the way, we kept <text:soft-page-break/>persuading each other that the sheet was not particularly heavy and that there was nothing special if two workmen carried it bypassing the shop floors within Plant. Although we, personally, had never observed such a picture because dollies were a usual means of transportation for the purpose. </text:p>
      <text:p text:style-name="Text_20_body">When to Club there remained the smaller leg – to pass by the Smithy Shop Floor, the All-Plant Bath House, the Fire Brigade building, the Oxygen Tank Filling Station and the Medical Center, Skully raced up from the Mechanical Shop Floor to inform that Borya Sakoon sent after us and if we didn't show up we'd be fired. </text:p>
      <text:p text:style-name="Text_20_body">That was some news, our Overseer at the Experimental Unit never came up with so fiery threats. Could it happen the Head of the Criminal Investigation Department came on another visit? </text:p>
      <text:p text:style-name="Text_20_body">So we rested the sheet against the smoky wall of the Smithy Shop Floor under the marble tablet screwed to the bricks announcing that in 1967, on the fiftith anniversary of the Soviet Power, there was embedded a message to the KaPeVeRrZe Plant workers who would work there in the year of the centennial anniversary of the Great October Revolution. Making sure that our sheet did not interfere with the traffic, we went to the Repair Shop Floor. </text:p>
      <text:p text:style-name="Text_20_body">Borya was raging way more furiously than Fantômas himself – where the heck we two been paddling when the whole Experimental Unit was sent to the Harvesting?. </text:p>
      <text:p text:style-name="Text_20_body">Yes, the Harvesting was not a thing to shrug away. It was like parading the entire workforce of the Experimental Unit. That was the moment when everyone was engaged in earnest, to the utmost. </text:p>
      <text:p text:style-name="Text_20_body">All the locksmiths from the Experimental Unit, in full collection, with the paper slip of order listing the required materials and quantities, were making for the Central Warehouse. There, behind the All-Plant Bath House, heaps of rebar rods of divers diameter, by heaps of metal fittings of powerful profiles, by heaps of pipes with the cross-section of no less than ten centimeters were piled <text:span text:style-name="T128">crisscross</text:span> by the railway track. </text:p>
      <text:p text:style-name="Text_20_body">Soon after, the workmen were joined by a dolly-car, and then along the tracks about the Central Warehouse, a stocky railway crane would roll to their group and hover the dangling steel cables of its beam over the tangled heaps and hills of all those piles of metal. </text:p>
      <text:p text:style-name="Text_20_body">Two of the most experienced workers, equipped with steely breakers, would noose the pipes, rebars or channels named in the paper slip. The rest of the congregation, keeping a reasonably safe distance, would profusely share their sage advice and agitated comments. At last, the crane would strenuously yank the snapped bunch of metal, pull it up and, with scraping screech, tear out from the heap of iron jumbled with all the previous Harvestings by representatives of different shop floors. </text:p>
      <text:p text:style-name="Text_20_body">The catch would then be lowered onto the waiting dolly-car. The Ware House employee would compare the approximate amount of the cargo with the figures scribled in the order and give his "go ahead". Returning from a safe distance, the dolly-car driver would drive it to the Repair Shop Floor, scraping, on the way, the asphalt of the paths with dangling ends of rebars, or pipes or whatever else was <text:soft-page-break/>there in the paper slip. The locksmiths of the Experimental Unit would start back to the Repair Shop Floor in one, cheerful, monolithic mass, proud of the fulfilled duty… </text:p>
      <text:p text:style-name="Text_20_body">And now the coming back harvesters appeared from the Mechanical Shop Floor aisle, yet we were not among them. We failed to attend the holy rite of Harvesting. Fortunately, our Overseer had a kinda soft sport for Vladya because of having the mutual last name, even though without being relatives, and we again slipped from the Experimental Unit directly to our sheet under the memorial tablet. </text:p>
      <text:p text:style-name="Text_20_body">The Manager of the Repair Unit by the Repair Shop Floor, Mozgovoy, stood next to it eying the plywood avidly and swallowing his managerial saliva. Of course, such a material would whet anyone's appetite. We clawed our prey like two winning vultures. </text:p>
      <text:p text:style-name="Text_20_body">"Where to?" asked, in pain, Mozgovoy in his plaintive falsetto. </text:p>
      <text:p text:style-name="Text_20_body">"To the Plant Management," said, casually, Vladya and we dragged the sheet in the direction of the Main Check-Entrance next to the backside of the Club building that substituted–for the stretch of its length–the wall around Plant. </text:p>
      <text:p text:style-name="Text_20_body">The back door, sure thing, was not locked. We dragged the sheet in and leaned it against the bunch of canvas-covered frames opposite the movie list painters' room… </text:p>
      <text:p text:style-name="Text_20_body">When after work we came to Club to move the plywood to our room, the crisp-curled House Manager, Stepan, was already wheeling round and about our sheet. By so deficit material, any one could be tempted into improper dreams and plans, even a do-nothing, who in all of his life did not hold in his hands anything heavier than his personal bunch of keys. Which is not about Stepan though, who once was a good carpenter they said; it's about the Director of Club, who stood by and tinkled his keys hallooing Stepan to our trophy. </text:p>
      <text:p text:style-name="Text_20_body">Don't rub the soap to your cheeks, Pavel Mitrofanovich, it's not your shaving day, as ran a winged Settlement byword rather popular at those days...</text:p>
      <text:p text:style-name="Text_20_body">The winter broke out somehow straightaway, the snowdrifts piled high up as if they always were there... Before the dances, I went to pick up Olga. She introduced me <text:span text:style-name="T131">to</text:span> the <text:span text:style-name="Emphasis">khutta's</text:span> elders and betters who turned so glad and full of invitations to take my coat off, get seated and have a drink, but, no, thank you, I still had to work that evening and it was time for us to leave. So Olga got dressed and we left. </text:p>
      <text:p text:style-name="Text_20_body">Yet, it was a bit early for Club because we weren't moving the equipment from the stage and only locked the Mirror Hall after the dances. To pass the spare time, we visited the bench by the oil storage Base. Olga had a bottle of wine in her bag and we drank it, not too much though just to tone up in general as well as to get warm. And then we went to Club treading the crunchy snow crust tightened by the traffic's tires and soles in the passers’-by footwear… </text:p>
      <text:p text:style-name="Text_20_body">Already at night, moonless and dark, yet with the myriads of bright star-specks pricking the sky everywhere, we came to revise the unfinished bottle of red wine stashed away in the snowdrifts... The wine felt too cold for making you warm, and <text:soft-page-break/>as tasteless as ice. We scarcely drank half of what was still there and had a smoke. </text:p>
      <text:p text:style-name="Text_20_body">Then I unbuttoned my coat, she unbuttoned hers and got seated in my lap. We had already used to treat each other as personal property. I might freely run my hand deep into her pantyhose to reach the convex concavity item which I missed on the crazy <text:span text:style-name="T131">cuckoo's</text:span> night. She, in her turn, casually undid my belt and unbuttoned the fly <text:span text:style-name="T136">for a</text:span> comfortabl<text:span text:style-name="T136">e</text:span> grip <text:span text:style-name="T136">at </text:span>my boner. </text:p>
      <text:p text:style-name="Text_20_body">Everything went on in the usual groove with long, like a protracted dive into another dimension, kisses blended in. But, all of a sudden, there happened something of which I couldn’t understand what or how but only that it was somewhere else... where I got into... out of myself... and mingling with... the fusion grew firmer with each push... no I remained anymore just we... we... we... and nothing else... unmakeoutable... doesn't matter... and all's swimming... blurred with blindfolding mist... what's that?. What?!. Oh, no!. More!. </text:p>
      <text:p text:style-name="Text_20_body">The connection was lost. The night slowly emerged back from nowhere... the snowdrifts... the bench... there again... A couple of thrusts after the elusive new world showed there was nothing to sustain, to return, to keep on with. </text:p>
      <text:p text:style-name="Text_20_body">We broke apart becoming her and me again. </text:p>
      <text:p text:style-name="Text_20_body">Stunned, I stood up. </text:p>
      <text:p text:style-name="Text_20_body">That same bulb from up its post. Winks of sparks from the snowdrifts around. The black sky in pin-pricks of stars... </text:p>
      <text:p text:style-name="Text_20_body">When no one would think of thinking... </text:p>
      <text:p text:style-name="Text_20_body">Where's my hat? Dammit, wherever be it can wait... </text:p>
      <text:p text:style-name="Text_20_body">November 17... 17-year-old locksmith apprentice...lost his virginity... </text:p>
      <text:p text:style-name="Text_20_body">And she? </text:p>
      <text:section text:style-name="Sect1" text:name="Section112">
        <text:p text:style-name="List_20_Paragraph"><text:bookmark text:name="span110"/>(...I do not know until now. </text:p>
        <text:p text:style-name="List_20_Paragraph">It does not matter. </text:p>
        <text:p text:style-name="List_20_Paragraph">Who cares?.) </text:p>
      </text:section>
      <text:p text:style-name="Text_20_body">Saying goodbye to her, so quaintly quiet, by the <text:span text:style-name="Emphasis">khutta</text:span> of her aunt, I realized that now it was my duty to be stronger than she and I did not have to give much thought to anything else, from now and forever and ever. </text:p>
      <text:section text:style-name="Sect1" text:name="Section113">
        <text:p text:style-name="List_20_Paragraph"><text:bookmark text:name="span111"/>(...Here! Here! Wow! </text:p>
        <text:p text:style-name="List_20_Paragraph">I can present ideas in a pretty form, can I? </text:p>
        <text:p text:style-name="List_20_Paragraph">Subsequently though... Decades after...) </text:p>
      </text:section>
      <text:p text:style-name="Text_20_body">The following evening I came to the Evening School of Working Youth where Olga at times attended classes because Aunt Nina pressed for the paper about her finishing eighth grade. </text:p>
      <text:p text:style-name="Text_20_body">After the break bell, she went out into the corridor and left with me skipping the rest of the classes. I saw Olga to her aunt's <text:span text:style-name="Emphasis">khutta</text:span> following her passionate report about the record-making bleeding she had the previous night. </text:p>
      <text:section text:style-name="Sect1" text:name="Section114">
        <text:p text:style-name="List_20_Paragraph"><text:bookmark text:name="span112"/><text:soft-page-break/>(...as if it means anything. </text:p>
        <text:p text:style-name="List_20_Paragraph">What's the point in all the maidenheads, circumcisions, adulteries and faithfulness forever and a day? </text:p>
        <text:p text:style-name="P29">“What was – is no more, for good.</text:p>
        <text:p text:style-name="P29">What is – flows away through clenched fingers.</text:p>
        <text:p text:style-name="P29">What is to come – can't be avoided...<text:span text:style-name="T130">) </text:span></text:p>
      </text:section>
      <text:p text:style-name="Text_20_body">It was not possible, of course, for our love affair to melt the ice and snow of the winter all around us, yet all the winter snow and ice could not suppress our flaming ardor. Moreover, we fanned the passion's flame at the least opportunity. </text:p>
      <text:p text:style-name="Text_20_body">The snow-clad bench by the oil storage Base was soon rejected because of its unwanted backrest... The sheet-iron trailer by the tiny ice rink in the Plant Park was more convenient, but it took an unbearably long stretch of time waiting until the bros would finish their wine, then go through their atomic reports to each other about what kind and which dosage of alcohol they consumed earlier on that day and which circumstances led to having it in their current composition, concluding the brag session with argumentative punches at each other's mug (without drawing the knife though), before they, at last, dispersed. </text:p>
      <text:p text:style-name="Text_20_body">Drawing the knife when Kolyan was around, a bro could just as well kiss it goodbye before the inexorably pending confiscation... Kolyan O’ Settlement was a specimen of the increasingly scanty breed of heroes. Not too large an exemplar though, he was only one meter and eighty, and utterly laconic. On the other hand, he didn't really need to flash eloquence because a fleeting glance at those fists about twenty kilos each was enough to dry up any wish for odd discussions. Even for a dumbo repeatedly surprised with a sandbag on his conk from around the corner, it was immediately clear that Kolyan would make a toast of him in less than six secs flat. Among the bros, of course, he could say a thing or two, only you had to sit on a sufficient stock of patience while waiting till his words were out, after all. </text:p>
      <text:p text:style-name="Text_20_body">Admittance to the trailer was granted us because he miscalculated me for a champion-bro in a specific line which irrevocable mistake he entertained since my "engagement" with Olga back in summer as we just started going out together. </text:p>
      <text:p text:style-name="Text_20_body">One evening starting off to the Plant Park, I spruced my little finger up with a ring cajoled out of my sister. A casual tawdry fake it was with a splinter of glass or something. Rather reluctantly, Natasha farmed it out after I swore it was just for that one time. </text:p>
      <text:p text:style-name="Text_20_body">In the Plant Park, Olga and I climbed up to the projectionist booth in the summer cinema whose key was obtained from the younger projectionist, Grisha Zaychenko. The moment she saw the ring on my little finger, Olga clung tighter than a leaf from the sauna whisker in the steam-room: who gave me that? </text:p>
      <text:p text:style-name="Text_20_body">Borrowed from Kiddy, said I, my younger sister. </text:p>
      <text:p text:style-name="Text_20_body">With outright disbelief, Olga demanded the thing for a closer inspection. </text:p>
      <text:p text:style-name="Text_20_body">Hardly had I passed the ring when she clapped it on her finger, some other than the little one though. </text:p>
      <text:p text:style-name="Text_20_body"><text:soft-page-break/>Okay, says I, that was enough for showing off and let her give it back for I had promised Natasha to return, it was, like, from her boyfriend. </text:p>
      <text:p text:style-name="Text_20_body">At that point, Olga took heed and tried to take the ring off but – no go! She twirled, and pulled, and spat at the darn thing to no avail, the ring snapped real tight on. The date turned into a dungeon torture session until she somehow managed to force it over her finger joint. </text:p>
      <text:p text:style-name="Text_20_body">When, at last, I shoved the cursed ring into my hip-pocket, we were not fit for kisses and stuff with Olga's finger hurt and swollen and me feeling sorry for her. So I locked the booth and we left... </text:p>
      <text:p text:style-name="Text_20_body">Now, Kolyan at that same period was picking up steam in the ticket office together with the Plant Park watchman, and he observed who it was coming down from above. And what could he possibly have thought, if from the booth portholes, for some half-hour the female moans were floating over the entire summer cinema? </text:p>
      <text:p text:style-name="Text_20_body">"Oh, my! Mmmm! Ouu! Ay!" </text:p>
      <text:p text:style-name="Text_20_body">That’s why, he kinda thought: where, in such a small...well.. thing...could it...sort of...be sitting? In a word, he respected me as a bro hero, only from another branch. </text:p>
      <text:p text:style-name="Text_20_body">And for all those reasons, coming on a visit to the sheet-iron trailer and having sat in heated expectation through the ongoing stupid debates of the present booby jerks on that it was high time to kick the ass of the Peace Square hippies who lately had become way too hippy, and when at last they’d free the premises of their presence happy with their being such cool goons, we still had to wait until Kolyan would finish his endless explanation as to where...well...to...kinda put...the key...well...of...sort of...the trailer... </text:p>
      <text:p text:style-name="Text_20_body">The warmest feelings were left by the long sheepskin coat of Aunt Nina in which Olga once ventured from the <text:span text:style-name="Emphasis">khutta </text:span>wicket. We descended into the snow-filled Grove with the patches of smooth hard ice of the frozen Swamp and it was good, but, as always, not enough… </text:p>
      <text:p text:style-name="Text_20_body">At Plant, the term of our apprentice training expired and we began to get the payment of seventy rubles a month – almost as much as other locksmiths. Now, cutting the iron with a chisel, we no longer hammer-squashed our fingers and we (the hairy yobbos) were even trusted with the manufacture of an experimental product from scratch... It's interesting. </text:p>
      <text:p text:style-name="Text_20_body">We scrutinized the intangible speculative thought turned into the visual lines of blue-prints specked with countless figures to indicate dimension. Observing those figures, we asked the gas cutter to cut the necessary pieces out from 20mm-thick sheet iron, asked the marker to delineate the contours, asked the planer to scratch odd metal off to the markings, asked the welder to weld this one to that, and that to another... </text:p>
      <text:p text:style-name="Text_20_body">Why so many requests? Well, because everyone's busy, sort of… Sometimes from the request to its execution, it took weeks of waiting, or go and ask once again… </text:p>
      <text:p text:style-name="Text_20_body">And – lo! – the skeleton of the product-in-progress on the deck-rack outta the Repair Shop Floor grew with the added assemblage parts, began to gradually acquire engaging looks. Overseer ceased to call us "hairy yobbos" at every turn, <text:soft-page-break/>and the Experimental Unit locksmiths drop the stale joke about the launch date of our "Lunokhod-2", aka Lunar Rover. </text:p>
      <text:p text:style-name="Text_20_body">At that point Manager of the Experimental Unit ordered to deliver the already thoroughly-smeared cardboard folder with the multitude of blue-prints to Yasha and Mykola-the-old letting the more skilled workforce finalize the disembodied technical idea in weighty tangibility... It hurts. </text:p>
      <text:p text:style-name="Text_20_body">The following product was simply ruined by us... Using lots of material, we assembled the massive stand “Glory to Labor!” on the deck-rack and called Borya Sakoon to assess the accomplished work before erecting it on the square in front of the Main Check-Entrance. The overseer looked through the blueprints and said something was wrong though he couldn’t put the finger on it. </text:p>
      <text:p text:style-name="Text_20_body">Engineer-Technologist climbed down from the Shop Floor Management Office above the locker room and joined Borya’s negative appraisal – yes, something was certainly amiss, not quite the thing. However, neither separately nor together, they could tell exactly what’s not right, even after checking the dimensions of the manufactured monument with a tape measure. </text:p>
      <text:p text:style-name="Text_20_body">The author of the ill-starred project was called from the Design Bureau by the Plant Management. And it took a while even for him to discover the reason. We faithfully preserved all the subtleties of his idea and executed it in metal without any deviations except for producing the mirrored reflection of the blueprints. The product was cut to pieces and the square remained without the prospective architectural beautification… </text:p>
      <text:p text:style-name="Text_20_body">After the New Year, a special team was sent from the Experimental Unit to the construction site of a feed mill in the village of Semyanovka. The team comprised three locksmiths: Mykola-the young, Vasya, and me, under command of Borya Sakoon, our Overseer. </text:p>
      <text:p text:style-name="Text_20_body">On the first morning, as we started off to Semyanovka in a truck back with the tarp top, there was dreadful ice on the roads. The truck driver drove very slowly not to slide and follow the suite of those vehicles whose drivers had lost the control on the ice, and they loomed now, here and there, with their wheels up in the dense fog wrapping the roadside. And we <text:span text:style-name="T133">cautiously</text:span> puttered on through eerie stillness and flowing fog waves that muffled the sound of the truck engine. Some panorama of the concluding stage in the Stalingrad Battle for you… </text:p>
      <text:p text:style-name="Text_20_body">The feed mill was a gray building of three sections, at a half-kilometer off the village, surrounded from all the sides by a chilly silent field of weather-beaten snow. </text:p>
      <text:p text:style-name="Text_20_body">The boiler room did not work, we had to bore the wall yet, with breakers, to lay pipes through. Frosty iron sides of numb bunkers and mute conveyor-belts filled the space in the other half-dark section. </text:p>
      <text:p text:style-name="Text_20_body">For two weeks we went there to knock steel against steel at walloping the walls and rigging the conveyor belts, or to doze over the red-hot electrical spiral in the boiler room with its frost-coated walls. </text:p>
      <text:p text:style-name="Text_20_body"><text:soft-page-break/>At one of such soft snoozes, a sharp awl tip pierced my brain. Starting up from pain to the jubilant guffaw from Vasya's happy snout, I noticed a piece of smoldering cotton dropped on the floor, whose bitter smoke had penetrated through my nostrils to give the unbearable sensation. </text:p>
      <text:p text:style-name="Text_20_body">Overseer and Mykola also laughed, but not as gleefully as Vasya, that stupid dickhead or, to put it limpidly, the fucking 30-year-old miscarriage. No wonder, my Uncle Vadya was never tired to recite his favorite chant, “Heroes are what the Homeland needs, yet Cunt keeps turning out morons...” </text:p>
      <text:p text:style-name="Text_20_body">One day Mykola brought raw potatoes from a solitary clamp in the field and we undertook baking them just to have some pastime. Borya sent me to collect the pieces of crashed boards remaining on the site after they finished construction works. Mykola and Vasya fetched a couple armfuls of some straw to the unfinished weigh-bridge section for kindling the bonfire with the firewood fetched by me. </text:p>
      <text:p text:style-name="Text_20_body">The gate to the section, with one of its wings removed from the hinges, could not ward off the wind which kept breaking in and swerved the smoke whichever way it fancied. We stood around the fire in the chilly gusts that tore inside from the white field under the gray sky, when Overseer remarked, "In four years I will retire but this here latata would not get ready yet." He threw a "Prima" stub into the fire and went into the section corner to blind the walls with a welding electrode set a-crackling. </text:p>
      <text:p text:style-name="Text_20_body">What a beautiful word "latata", I have never heard anyone calling potatoes that way… Now, Borya started playing with the electric welding, Vasya went over to hold the pipe pieces for him to weld up and by the dismal fire there remained only Mykola and I with our shoulders rolled up, noses wrinkled, eyes at a squint from the smart smoke. Some boring party... </text:p>
      <text:p text:style-name="Text_20_body">Then, grabbing the piece of chalk which we brought along with us to mark the lengths of pipe when cutting it up, I started drawing on the gate wing leaned against its shut counterpart. I did it slowly and tried to do my level best, there was plenty of time before the truck would come to take us home. </text:p>
      <text:p text:style-name="Text_20_body">Perhaps, that was the most successful drawing in my entire life, almost of natural dimensions, with thorough attention to the details. Nu, of course... Hips, yummy breasts, long hair streaming over the shoulders to fall behind the back, the captivating triangle and tempting call "Come! Fuck me!" in the look of her eyes from under partly dropped eyelids. Wow! Nothing to add to nor remove from. </text:p>
      <text:p text:style-name="Text_20_body">However, the piece of chalk had not been finished off yet. So, I used it for block letters next to the nude beauty. "BORYA, I AM WAITING FOR YOU!." </text:p>
      <text:p text:style-name="Text_20_body">Then I went to the fire because the wind had thoroughly chilled the feet of the artist absorbed in his creative efforts. Mykola stood there too and giggled gazing at the seductive creature. </text:p>
      <text:p text:style-name="Text_20_body">At that moment, Borya Sakoon took his face out the black box of his welder mask and traced Mykola's stare back to the gate wing. No Stanislavsky system would ever reproduce the facial expression acquired by Borya's mug a moment later. "Who?!." </text:p>
      <text:p text:style-name="Text_20_body"><text:soft-page-break/>Mykola and I stood by the fire pretending naive ignorance of reasons for the emotional outburst shattering the Overseer’s soul. </text:p>
      <text:p text:style-name="Text_20_body">As for Vasya, who squatted next to Overseer to hold the workpiece pipe with both hands, his stare quite impartially was dropped down but, at the same time, his piggy snout turned into a stubby index finger and pointed at me like the compass needle who knows where North is.</text:p>
      <text:p text:style-name="Text_20_body">"Bitch!." The innate instinct for self-preservation did its job, and I sprinted to the conveyors' section ahead of the pipe-length tinkling along the cemented floor in my wake. </text:p>
      <text:p text:style-name="Text_20_body">Why, of so too many foul words in Borya's lexicon, did he give preference to "bitch!"? To uphold the tradition of thieves-in-law? Good luck he'd never been trained at <text:span text:style-name="Emphasis">gorodki </text:span>game… </text:p>
      <text:p text:style-name="Text_20_body">I came back ten minutes later. The word "BORYA" was <text:span text:style-name="T133">slavishly</text:span> effaced from the gate wing with Vasya’s work mitt. The rest was left as is. The hand of vandals dared not destroy the masterpiece… </text:p>
      <text:p text:style-name="P22">We played in the Mirror Hall, aka Ballet Studio Gym. Lekha sat at the Yonika, Skully – behind his "kitchen", Chuba, <text:s/>in a dormant stupor, <text:span text:style-name="T134">glued his vacant gaze at nothing</text:span> in <text:span text:style-name="T134">the middle of the</text:span> dimly lit Hall while picking sluggishly the strings of his bass guitar.</text:p>
      <text:p text:style-name="Text_20_body">It was a slow-tempo number, the "white dance" for girls to pick their partners. Vladya's girlfriend Raya had invited and led him off into the mass of dancers to have hugs in the slow floating waves of light specks from the mirror splinters in the ball spinning overheads. </text:p>
      <text:p text:style-name="Text_20_body">In the right corner of the small stage, leaning my behind against the lowered fallboard of the upright piano, I strummed the chords of the rhythm-guitar part. Behind the piano, Olga stood with her arms folded over its top board and bored she was. "Kiss me," demanded she from behind the piano. </text:p>
      <text:p text:style-name="Text_20_body">I turned my head to the left and, over my shoulder and the black upright thing between us, merged into a long kiss with her warm soft lips. My fingers knew without me when to go to the next chord... </text:p>
      <text:p text:style-name="Text_20_body">With the public kiss over, I modestly turned my face down to my guitar to regain the normal breathing and heard the shocked <text:span text:style-name="T132">exclamation</text:span> by Olga, "Oy! Mother!" </text:p>
      <text:p text:style-name="Text_20_body">The stifled cry <text:span text:style-name="T135">signaled that</text:span> the end of Heorot was at the gate... Midst the gooey hugs and swoony swaying of the <text:s/>dancers, <text:s/>like a rigid rock stood and watched her her mother who had <text:s/>unexpectedly arrived from the Crimea to take Olga back to Theodosia down there…</text:p>
      <text:p text:style-name="Text_20_body">And from another end of our boundless, vast Homeland, from another port city in another sea, The Spitzbergen band arrived in Konotop from the Murmansk city to start playing dances at Loony, as agreed with its Director, Bohmstein. </text:p>
      <text:p text:style-name="Text_20_body">We were undone by The Spitzes in a fortnight. Two weeks later, the Mirror Hall at Club was empty because the dancing crowd spurted to the dances in Loony, to the concert hall on the second floor, which used to be the listing for CJI <text:soft-page-break/>competitive battles, and now, freed of all the audience seats, was turned into a parquet ballroom. </text:p>
      <text:p text:style-name="Text_20_body">However, not the parquet became the decisive point. The restaurant band from Murmansk, made up of four musicians from twenty to twenty-five-year-old, came with the Western instruments and rock-group equipment available in port cities, including the organ of the "Roland" brand, and (most importantly) they sang. Moreover, they sang into professional microphones producing the echo effect. "One!.. un!.. un! Two!.. oo!.. oo!" </text:p>
      <text:p text:style-name="Text_20_body">The Orpheuses with their homemade stuff went kaput. Yes, there still remained concerts in Club, "playing trash" but the dances just faded out… </text:p>
      <text:p text:style-name="Text_20_body">Olga's both mother and unregistered stepfather left Konotop taking along her most solemn oath of coming back to Theodosia in two weeks, yet The Spitzes got firmly anchored in the city... </text:p>
      <text:p text:style-name="Text_20_body">At the end of February, I saw Olga off in a train leaving from Platform 4. She boarded the last car, the conductor locked the thick iron door and went inside. When the starting jerk pulled the car, Olga waved to me through the door glass. </text:p>
      <text:p text:style-name="Text_20_body">Grabbing the handrails by the sides of the locked door I jumped onto the steps under it. The train was quickly gaining speed, she got scared and frantically cried behind the glass I could not hear what, as if I did not know what I was doing. I jumped off at the very end of the platform, because farther on you could indeed break a leg or two against the rails, and the crossties half-buried in the gravel… </text:p>
      <text:p text:style-name="Text_20_body">In March I sent her a letter. It was very romantic stuff of how above the locksmith vise at my workplace I was seeing the heavenly features of her dear face. </text:p>
      <text:p text:style-name="Text_20_body">No, I didn't copy the lines from Pushkin, but the essence and spirit were the same, and only the lexicon was upgraded for a century-and-a-half. In the opinion of the locksmiths at the Experimental Unit by the Repair Shop Floor, such a letter could be written by only a total cuntsucker. They had not read it though, neither had she because the letter did not find her in Theodosia. Olga returned to Konotop to inform me that she was pregnant… </text:p>
      <text:p text:style-name="Text_20_body">At those rational days of planned economy and growing concern of the Soviet Government and the Leadership of the CPSU about the needs of population, condoms could be purchased even at news stalls, three kopecks apiece. Yet, for me a condom was just a word from the dirty jokes folklore, and I had no idea what "protective care" was about. Then she took the pill and everything got off easy…</text:p>
      <text:p text:style-name="Text_20_body">Spring came early, amicable and warm... In mid-April, I started the "dacha" season of sleeping in the lean-to. I swept it and moved the mattress and blanket to the iron bed that spent the winter over there. </text:p>
      <text:p text:style-name="Text_20_body">The same evening in the Plant Park, I invited Olga to "my place". She easily agreed. All the way from the Plant Park to Nezhin Street I was walking on clouds. We strolled in the dark, tightly holding each other at the waist. Through the yard of the Turkovs' <text:span text:style-name="Emphasis">khutta</text:span> and the back garden under the sole window of ours, we sneaked into the lean-to, and I latched the door. </text:p>
      <text:p text:style-name="Text_20_body"><text:soft-page-break/>In the breaks between the rounds, I, obedient to Valle-Inclan's commandment, was restoring the equality between my "hands that knew already everything and the eyes that hadn't had a single glimpse yet…", for which purpose, I lit up matches, one by one, and stopped her shy tries to cover the glimmer of her body emerging from the darkness in the flicker of a tiny torch... </text:p>
      <text:p text:style-name="Text_20_body">We woke up at dawn and walked through the deafening silence and strangeness of empty streets to the <text:span text:style-name="Emphasis">khutta</text:span> of her girlfriend Sveta so that Olga would have an alibi for her Aunt Nina. On my way back I met the first pedestrian of the breaking day. It was past Bazaar, the man was walking in the counter direction along the other side of Bogdan Khmelnitsky Street… </text:p>
      <text:p text:style-name="Text_20_body">I was fine with her, yet I wanted to get rid of our affair. Firstly, not always it was really good. The time when we went to the Seim and I spread her in the willow thicket, everything turned out somehow flat and not exactly the thing. </text:p>
      <text:p text:style-name="Text_20_body">We, certainly, rehabilitated ourselves later, when she invited me to the shower at her workplace. Yes, she had already got a job in the city and was delivering telegrams from the Main Post-Office. </text:p>
      <text:section text:style-name="Sect1" text:name="Section115">
        <text:p text:style-name="List_20_Paragraph"><text:bookmark text:name="span113"/>(...it is hard to believe, but even way back in the 1970s, in absence of as yet undreamed of mobile phones, people still managed to survive. </text:p>
        <text:p text:style-name="List_20_Paragraph">Telegrams helped to do the trick. They were delivered on the post-office blanks with the glue-mounted paper ribbons from a telegraph machine which had printed the words, "come Friday ten Moscow-Kiev car seven". </text:p>
        <text:p text:style-name="List_20_Paragraph">The telegram messages conveyed the raw core of information because you had to pay for each word in it and for each punctuation mark, including the address of the person to whom it was sent... Alms are the insurmountable coach at the laconic style. </text:p>
        <text:p text:style-name="List_20_Paragraph">But if you had money to burn then, of course, you could write in full – "I AM ARRIVING ON FRIDAY BY THE TRAIN MOSCOW-KIEV AT 10 AM IN THE CAR NUMBER SEVEN PERIOD", and then even add in the end – "I LOVE YOU FOREVER COMMA MY DEAR PERIOD" </text:p>
        <text:p text:style-name="List_20_Paragraph">And the workers from the Main Post-Office would bring the telegram in their tiny black on-duty handbag, "Sign here on the receipt, please."...) </text:p>
      </text:section>
      <text:p text:style-name="Text_20_body">She ended her work at five, and we met by the five-story hotel "The Seagull" paneled with yellowish stone tiles. On the wide porch beside the entrance to the hotel, there were two more glass doors: The Inter-City Telephone Communication Station, and The Main Post-Office. </text:p>
      <text:p text:style-name="Text_20_body">We left the porch and Olga led me to the The Main Post's service entrance on the back of the building. She entered first and went ahead alone to the far end in the long corridor, where she turned around and beaconed me. Some doors stood open and there were women sitting with their backs to me, in front of their windows in the glass partitions that <text:span text:style-name="T137">separated</text:span> them from the lined customers. </text:p>
      <text:p text:style-name="Text_20_body">We descended into a wide basement hall with long low windows overhead and the row of shower stalls alongside the wall beneath them. Entering one of the stalls, we undressed and Olga turned the hot water on. </text:p>
      <text:section text:style-name="Sect1" text:name="Section116">
        <text:p text:style-name="List_20_Paragraph"><text:bookmark text:name="span114"/><text:soft-page-break/>(...in the mid-90's the scene in the shower, starring Sylvester Stallone and Sharon Stone in some action movie, was declared the hottest Hollywood erotic of the year. </text:p>
        <text:p text:style-name="List_20_Paragraph">But they plagiarized it from our visit to the Main Post-Office! Twenty years later. </text:p>
        <text:p text:style-name="List_20_Paragraph">And now they tell me there was no sex in the USSR. Yes, there was! </text:p>
        <text:p text:style-name="List_20_Paragraph">Only the term for it sounded differently...) </text:p>
      </text:section>
      <text:p text:style-name="Text_20_body">At the end of our hot f-f...er...well, I mean...scene...there was a certain moment that Hollywood never dare to shoot. That is when along Olga's white taut thigh, in between droplets and paths of the running hot water, there creeped two-three whitish-roiled spits... I had certainly seen that frame before but could not put my finger on where exactly... Yes, I had started to be "protective careful". </text:p>
      <text:section text:style-name="Sect1" text:name="Section117">
        <text:p text:style-name="List_20_Paragraph"><text:bookmark text:name="span115"/>(...a superficial pulp-fiction-founded self-education may often give rise to grave misconceptions. </text:p>
        <text:p text:style-name="List_20_Paragraph">For a long time, I entertained an erroneous opinion that 'masturbation' stood exclusively for sedulous handwork – rubbing your dick until you cum. But, no!. As it turned out, even in the Old Testament there was a geezer named Onan, who regularly watered the earth floor in his tent with his seed at the concluding stage of, otherwise normal, sexual intercourse. The final chord, so to speak. </text:p>
        <text:p text:style-name="List_20_Paragraph">That chord was (using the term by<text:span text:style-name="T8"> lahboohs</text:span>, aka musicians) just "a stinky clam", absolutely out of tune, yet served a means of protective care to prevent unwanted conception...) </text:p>
      </text:section>
      <text:p text:style-name="Text_20_body">And, secondly, I was freaked out by Olga's first pregnancy and feared a repetition – who would care? I did not want to get tied up in wedlock, and one dark evening on the porch of Sveta's<text:span text:style-name="Emphasis"> khutta,</text:span> I even gave it a try at ridding of the delightful cause of the unwanted effect. </text:p>
      <text:p text:style-name="Text_20_body">I told her that it was time for us to part. She started crying, "Why?." </text:p>
      <text:p text:style-name="Text_20_body">I lit a cigarette, "We must do it. I have met another." </text:p>
      <text:p text:style-name="Text_20_body">"Who?! Tell me her name!" </text:p>
      <text:p text:style-name="Text_20_body">"You still do not know." </text:p>
      <text:p text:style-name="Text_20_body">"But tell me!" </text:p>
      <text:p text:style-name="Text_20_body">"Well...in short...some...well...Sveta." </text:p>
      <text:p text:style-name="Text_20_body">"Where does she live?" </text:p>
      <text:p text:style-name="Text_20_body">"Nigh the gypsies' block." </text:p>
      <text:p text:style-name="Text_20_body">"You lie!" </text:p>
      <text:p text:style-name="Text_20_body">"No, I don't." </text:p>
      <text:p text:style-name="Text_20_body">And I lit the second cigarette from the stub of the first, as in Italian black-and-white movies, though I did not want to smoke at all, the second one tasted too bitter and even disgusting. I smoked half of it, felt nauseated and gave up. It was the surrender to both of them: I could not finish off the cigarette, neither could I <text:soft-page-break/>manage to break up with Olga. The following week, she announced that she was pregnant again and no longer had the pill… </text:p>
      <text:p text:style-name="Text_20_body">I called my parents to come to the lean-to because we had to talk. They came in, cautious and silent, unaccustomed to such invitations. </text:p>
      <text:p text:style-name="Text_20_body">I sat on the chair under the glassed frame by the head of the bed. Mother remained standing at the opposite siderails of the empty bed, only leaned against them. Father stood next to her with his hand resting on the long box-workbench alongside the blind wall. Then and there, I announced that I would marry Olga. </text:p>
      <text:p text:style-name="Text_20_body">"How that you will get married?" asked Mother. </text:p>
      <text:p text:style-name="Text_20_body">"As a virtuous man of honor, I have to marry her," replied I. </text:p>
      <text:p text:style-name="Text_20_body">My parents exchanged wordless glances, Father shook his head, Mother responded his clue with a silent sigh. Then they sat down on the bed, side by side, and started a detailed discussion on how we were going to celebrate the nuptials of the virtuous man… </text:p>
      <text:p text:style-name="Text_20_body">When I and Olga submitted to the city ZAGS the application stating our wish to get married, they gave us the paper for Bridal Salons so that we could buy nuptial tackle at a discount. In Konotop, there was such a salon behind the Central Park of Recreation, however, all they had there was nothing but two dust-coated mannequins of bride and groom with separate <text:s/>blank gazes from out their narrow cage of a shop window. We had to go to Kiev... Lekha Kuzko went with us as an expert, because he had already gone through all of that when marrying Tatyana, and learned places. </text:p>
      <text:p text:style-name="Text_20_body">In Kiev, we bought rings, the one for Olga was a little yellower, but that of mine – wider. We also bought new shoes for me, and a white silk mini dress for Olga, as well as the wedding veil. </text:p>
      <text:p text:style-name="Text_20_body">A month later our marriage was registered in Loony. The Hall of Celebrations was on the same floor with the ballroom only in the opposite wing. </text:p>
      <text:p text:style-name="Text_20_body">For the ceremony, we arrived in a hired taxi. At the entrance to the Hall of Celebrations, we were met with loud electric music by the guys "playing trash". I knew the guitarist with a long deep scar on his cheek playing a red Iolanta. He watched me with rounded, not understanding, eyes and shrugged... Ah! To hell! Makes no difference... I never was good at football anyway… </text:p>
      <text:p text:style-name="Text_20_body">A woman in a dark dress, with glasses and permanent curls in her bob-cut hair, read to Olga and me the rights and responsibilities of a young family, which was a cell in our Soviet society. We signed the form; Lekha and Sveta seconded. </text:p>
      <text:p text:style-name="Quote">"That is all, the end to your dreams..." </text:p>
      <text:p text:style-name="Text_20_body">The trash playing band broke out with Mendelssohn's march, and a photographer from the photo studio across the road shot us with his camera on the tripod. </text:p>
      <text:p text:style-name="Text_20_body">In the picture ready a week later, there was a hairy yobbo with a not too happy smile and the guiltily scrunched collar of the jacket from the last year's graduation suit. But Olga turned out nicely, only somewhat sad in her face. Probably, she did not want to get tied up at her sweet sixteen…</text:p>
      <text:p text:style-name="Text_20_body"><text:soft-page-break/>The music at the wedding party was played by The Orpheuses, for free, sure thing, it was not a playing trash occasion. A couple of boards sealed Zhoolka up in his kennel so that in the circle of ground cleared of grass with the chain he dragged after him throughout all his dog's life, they'd put the instruments and the equipment. </text:p>
      <text:p text:style-name="Text_20_body">Between the stack of crumbled bricks and the sectioned shed, there was set up a long table, parallel to both, in the shade of the two age-old American maples. </text:p>
      <text:p text:style-name="Text_20_body">Olga and I sat with our backs to the fence of the Turkovs' yard. Two kitchen chairs under us were coupled into one seat by spreading over them the Father's turned inside-out sheepskin coat with long wisps of fleece, not overly golden but black and maroon anyway. </text:p>
      <text:p text:style-name="Text_20_body">Around the table there sat the Arkhipenkos, Uncle Vadya with his wife whose Adoptee he was, Olga's mother, Maria, who arrived from the Crimea with her eldest daughter, Vita, Aunt Nina and Uncle Kolya, some nondescript relatives of Solodovnikovs, the immediate and more distant neighbors from Nezhin Street, the Kreepaks, the Plaksins, the Kozhevnikovs, Vladya's mother Galina Petrovna, and all sorts of close friends either to the newly-weds or to the musicians, as well as flying parties of the Settlement bros, always ready to drink for free... </text:p>
      <text:p text:style-name="Text_20_body">The wedding party rambled on till late at night, under the light of a couple of bulbs fixed up in the maples. </text:p>
      <text:p text:style-name="Text_20_body">They chanted "Bitter! Bitter!" for me and Olga to stand up and kiss each other while they would count loudly how long we kept the kiss. </text:p>
      <text:p text:style-name="Text_20_body">Father, together with Olga's mother, was put into a handcart and shoot in it along the street (Maria was not quite happy with that ancient beautiful folk custom). </text:p>
      <text:p text:style-name="Text_20_body">Quak bared himself to the waist and danced holding aloft the large ax which he grabbed from the lean-to, but Uncle Kolya started to clap in time as if he also was a rocker and, seizing a moment, took the ax from the merry Viking. The Settlement bros dragged Quak to his <text:span text:style-name="Emphasis">khutta</text:span> because he was all mops and brooms already, while Skully kept copulating with Glushcha's sister in the most primeval posture, under the gloomy elm in the back garden. </text:p>
      <text:p text:style-name="Text_20_body">In short, quite a normal wedding it was, in style to the classic canons and traditions of the Settlement… </text:p>
      <text:p text:style-name="Text_20_body">Already after the midnight, Olga and I retired to our lean-to conjugal bedchamber... To commence the nuptials, I first had to tidy the place scraping Quak's vomit by the door with a shovel and sweeping out the cigarette butts left by Olga's girlfriends smocking in privacy. If I imagined beforehand that friendly openness might run into so a callous inconsideration I’d better hang a padlock on the door. </text:p>
      <text:p text:style-name="Text_20_body">Even the tape in the tape-recorder was obviously played, wound and rewound from the particular place with the erotic French song, which I was fixin' to switch on as the background for Consummation of Marriage. Hopeless to find it in a snap, I just switched the tape on from the very beginning—the song eventually would get played anyway—but as we finished the mentioned consummation it turned out that <text:soft-page-break/>the tape reel was over too. I somehow missed enjoying those erotic grunts by Brigitte Bardot. </text:p>
      <text:p text:style-name="Text_20_body">Then at the tin roof of the lean-to, a heavy shower clattered poring down on it and on the long leaves of corn crowding in its lot up to the glazed frame wide open into the night garden outside, and we just lay clasped in a tight embrace and it was good… </text:p>
      <text:p text:style-name="Text_20_body">Our honeymoon coincided with my vacation from Plant. The first squabble happened on the third day of our married life. I was sitting in the yard deciphering sheet-music of some Spanish guitar piece. Olga walked past from the khutta to the lean-to and called me along. </text:p>
      <text:p text:style-name="Text_20_body">I still picked strings for a minute or two, no more, before coming. She was on the bed shedding tears because I did not need her nor paid any attention: was that the right way to treat wives? </text:p>
      <text:p text:style-name="Text_20_body">So I had to iron out my wrong-doing in the most effective, as far as I know, way, though I still couldn’t get it what was my guilt. </text:p>
      <text:section text:style-name="Sect1" text:name="Section118">
        <text:p text:style-name="List_20_Paragraph"><text:bookmark text:name="span116"/>(...and only by now I have figured it out that so works the female instinct for self-preservation, "If you have already got me, then who do you keep practicing that fucking guitar for?" </text:p>
        <text:p text:style-name="List_20_Paragraph">However, quite possibly, that even now I don't understand them right...) </text:p>
      </text:section>
      <text:p text:style-name="Text_20_body">Lekha Kuzko brought <text:span text:style-name="T138">the </text:span>blissful news – we were to play dances at the KEMZ Plant Palace of Culture, he had arranged it. </text:p>
      <text:p text:style-name="Text_20_body">I was delighted because there's no life without playing dances. Besides, when Olga and I were coming to dances at Loony and they kicked up a fight on the dance-floor there, I feared of accidental harm to her belly, although it was not noticeable yet. </text:p>
      <text:p text:style-name="Text_20_body">The dances at KEMZ were attended by a crowd from neighborhoods too distant from Loony. Although The Spitzes played better music than we, yet long waiting for a streetcar after their dances would cure any melomania. And even some bros from the Settlement began to show up at the KEMZ Palace of Culture. People like to join familiar crowds… </text:p>
      <text:p text:style-name="Text_20_body">Vladya and Chuba were drafted into the army. Sur, a neighbor of Chuba's, who was still a tenth-grader, stepped into his shoes as the bass guitarist. </text:p>
      <text:p text:style-name="Text_20_body">A guy from Zagrebelya, handled Fofik, started to sing with us. His crowning number was the song by Makarevitch. </text:p>
      <text:p text:style-name="Quote">"I drink to those who're at the sea now..." </text:p>
      <text:p text:style-name="Text_20_body">And another one, about an American pilot, shot down in the sky over Vietnam. </text:p>
      <text:p text:style-name="Quote">"My F-4 as fast as a bullet..." </text:p>
      <text:section text:style-name="Sect1" text:name="Section119">
        <text:p text:style-name="List_20_Paragraph"><text:bookmark text:name="span117"/>(...only recently I found out that was a Russian adaptation of the "Secret Service Man" of Mel Tormé which he sang back in the '50s. </text:p>
        <text:p text:style-name="List_20_Paragraph">In music, they always were ahead of us...) </text:p>
      </text:section>
      <text:p text:style-name="Text_20_body"><text:soft-page-break/>One night Olga got with her kisses to my dick, and I yawped, "No need for a wafflister wife!" </text:p>
      <text:p text:style-name="Text_20_body">She shrunk back, and I immediately regretted my idiocy. Moron! Why? It was so good!. Just joined the crowd of the stupid seminarians… </text:p>
      <text:p text:style-name="Text_20_body">When it became too cold in the lean-to, we moved into the <text:span text:style-name="Emphasis">khutta</text:span>, on the couch in the kitchen. Each night, I tightly closed the double-leaf door between the kitchen and the room where slept my parents, and my brother and sister. Not because we were having sex every night, but so that they did not guess on what night we were at it… </text:p>
      <text:p text:style-name="Text_20_body">At the dances in KEMZ Olga seldom danced, the belly became too big but the rock’n’rollers jumped around without ever heeding where to. And her light brown mini coat became too small for fastening any lower than by the two upper buttons. </text:p>
      <text:p text:style-name="Text_20_body">Once she began to cry at night that I completely fell out of love with her. But that was not true, I felt sorry for her and wanted to protect from everything. </text:p>
      <text:p text:style-name="Text_20_body">Olga cried and cried until she made me make love to her. And it was good, only I tried to be very careful so as not to hurt the belly in any way. Four days later Olga gave birth to my first daughter, Lenochka… </text:p>
      <text:p text:style-name="Text_20_body">Children are the flowers of life until they wake up. </text:p>
      <text:p text:style-name="P30">"All the day you cried and cried</text:p>
      <text:p text:style-name="P30"><text:span text:style-name="T138">W</text:span>ith your mouth open wide,</text:p>
      <text:p text:style-name="P30">No more crying by my side</text:p>
      <text:p text:style-name="P30">Or I'll throw you outside!" </text:p>
      <text:p text:style-name="Text_20_body">Olga's small breasts turned out to be full of milk. After the feeding, she even had to milk the excess off. And, of course, she didn’t get off my back until I agreed to try the product. Well, tastes differ and stuff, there’s no use to argue, but what the heck do them those silly babies find in it? Pasteurized milk is much better… </text:p>
      <text:p text:style-name="Text_20_body">Aunt Nina said that the child must be baptized and we took Lenochka to a <text:span text:style-name="Emphasis">khutta</text:span> nearby School 12, at the address given by Olga's aunt. There were many people crowding in the yard. On the whole, it was a church though without the cross on its roof, sort of an underground temple. But inside it was a commonplace<text:span text:style-name="Emphasis"> khutta</text:span> only without a single piece of furniture. </text:p>
      <text:p text:style-name="Text_20_body">The baby was taken out of the envelope, moistened hastily so as to set it in the mood for a protesting howl, and presented with a small cross on a string. </text:p>
      <text:p text:style-name="Text_20_body">I forgot even to think about the holy event, yet at the end of January Lyonya, the Manager of the Experimental Unit and also the Komsomol Head of the Repair Shop Floor called all the younger locksmiths up to the Management Office after work for a Komsomol meeting. </text:p>
      <text:p text:style-name="Text_20_body">There he announced that he was informed by the City Komsomol Committee that I had been to church and baptized my child for which breach of Komsomol ethics the present meeting should pronounce a reprimand to me, as a renegade member. </text:p>
      <text:p text:style-name="Text_20_body">Everyone voted "pro" at once to cut the meeting short and go home but, leaving hurriedly, expressed their condolence to me for not getting expelled from the <text:soft-page-break/>organization completely, which would cancel another ten years of their keeping Komsomol contributions from my wages. </text:p>
      <text:p text:style-name="Text_20_body">As I learned later, the priest baptizer each month was handing in the list of visitors to his crossless church-<text:span text:style-name="Emphasis">khutta</text:span>. That's some underground clergyman for you… But then, so, probably, were their conditions for tolerating his activities at all.</text:p>
      <text:p text:style-name="Text_20_body">And in February I ran into a huger penalty... Lekha Kuzko was going then to the city of Korosten to bring electric guitars for the KEMZ Palace of Culture, and I wanted to go with him. That morning I came up to the Management Office and asked to let me go, but they told me to wait for the CEO of the Repair Shop Floor. </text:p>
      <text:p text:style-name="Text_20_body">When Lebedev's black greatcoat showed up in the Mechanical Shop Floor aisle, I went out to meet him. However, at so early an hour, his back was not straightened up to the proper degree or else he'd kept it overly upright the day before but all he managed to stammer at the moment was "no". </text:p>
      <text:p text:style-name="Text_20_body">Then I saw red and just left, because I hadn't changed yet into my <text:span text:style-name="Emphasis">spetzovka.</text:span> Yet, as it turned out, Lekha was already gone to Korosten. </text:p>
      <text:p text:style-name="Text_20_body">In short, I got "absence from work" for that day and the CEO of the Repair Shop Floor gave out the order about transferring me to a lower-paid position as a workman at the Smithy Shop Floor for the extent of three months. </text:p>
      <text:p text:style-name="P32">"You'd better <text:span text:style-name="T139">use</text:span> the wood to make<text:span text:style-name="T139"> the</text:span> coffins <text:s/><text:span text:style-name="T139">for yourself </text:span></text:p>
      <text:p text:style-name="P32"><text:span text:style-name="T139">Because th</text:span>e penal battalions are going to attack..." </text:p>
      <text:p text:style-name="Text_20_body">In the Smithy Shop Floor, instead of the remorseless wail of machine-tools, there thundered hydraulic hammers sending tremor through the asphalt floor and the everlasting fire roared violently bursting in the furnaces where black iron slugs got heated to the scarlet whiteness. The howling of hefty fans through the grates of their rounded boxes was also a mighty part in the score. </text:p>
      <text:p text:style-name="Text_20_body">Such a fan had a meter wide sweep of their blades and were it to catch a reckless hand… Well, that's the reason for those muzzle-gratings... </text:p>
      <text:p text:style-name="Text_20_body">In a word, you couldn't find a better place for improving your vocal skills. Shout at the top of your lungs and no one would ever hear you. Even I couldn't hear myself but still kept yelling: </text:p>
      <text:p text:style-name="P31">"Oh, Mommy,</text:p>
      <text:p text:style-name="P31">Oh, Mommy-Mommy blues,</text:p>
      <text:p text:style-name="P31">Oh, Mommy blues..." </text:p>
      <text:p text:style-name="Text_20_body">But my yelling exercises went on only while my partner Borya was learning how much we were to load on that day. </text:p>
      <text:p text:style-name="Text_20_body">Borya was a penal workman, like me, for violation of labor discipline, yet he was native there, a smith from the Smithy Floor. A blonde over thirty years old, he was not very tall or bulky, you'd hardly think he was a smith. And, in his case, the discipline was violated by being in a state of intoxication at his workplace. </text:p>
      <text:p text:style-name="Text_20_body">Our job was plain and invariable – loading of steel slugs into the furnaces. </text:p>
      <text:p text:style-name="Text_20_body"><text:soft-page-break/>Those slugs waited for us in the left wing of the Smithy Shop Floor building. They were sizable pieces of axes from railway car or locomotive wheel pairs cut up by the gas cutters during the day shift. </text:p>
      <text:p text:style-name="Text_20_body">The ex-axis pieces were, sure enough, too heavy to be hoisted by a couple of workmen, penalized or not, that’s why there was a crane beam in the wing. </text:p>
      <text:p text:style-name="Text_20_body">I grabbed hold of a piece with the grip held by the winch hook, and Borya operated the buttons of the hand console hanging from the winch in the crane beam and forwarded the slug to the trolley where I directed the lowering grip and held in place until it opened and let the piece go. </text:p>
      <text:p text:style-name="Text_20_body">That way we stacked several layers of the slugs, depending on the length of the cut pieces (the longer, the heavier) because the following part of our job was to push the trolley along the narrow gauge track of rails. </text:p>
      <text:p text:style-name="Text_20_body">We pushed it into the main building, onto the turn-disc there which looked like a sewer hatch but only was swerving in its place. Applying our bodies to an end of the loaded trolley, we turned it 90 degrees to the left and rolled on further, to the furnace. </text:p>
      <text:p text:style-name="Text_20_body">The most demanding point in the process of slugs transportation was to start a still-standing trolley. That's where you had to exert your sinews in earnest, and when the trolley began to slowly roll on then you're, bitch, ours!. </text:p>
      <text:p text:style-name="Text_20_body">The vent of each furnace was furnished with a wide iron shelf outside. Turning his face away from the fiery heat pouring out the vent, Borya set a half-meter-wide tube-roller on the shelf. Then we put onto the roller the oblong spade with raised edges, which prevented the slugs from rolling off the spade. </text:p>
      <text:p text:style-name="Text_20_body">That spade had an enormous, five-meter-long, handle made not of iron but steel with the cross-section of six by four centimeters. The handle ended with the crossbeam for two workmen to grab its halves from each side of the handle. </text:p>
      <text:p text:style-name="Text_20_body">But first, I held the end alone so that Borya could use the nearby stationary crane to hoist a slug from the trolley into the spade, shielding his face from the fire in the furnace with his shoulder hunched up. Then he turned the crane over back to the trolley, came up to me, and each of us grabbed his half of the crossbeam. </text:p>
      <text:p text:style-name="Text_20_body">"Hup!" </text:p>
      <text:p text:style-name="Text_20_body">And we, rubbing shoulders, went three-four wide strides, accelerating to jogging, towards the flaming hell in the furnace. The run ended with a synchronous jump up and sharp push of the crossbeam down with the aggregated weight of our bodies so that the springy handle would transmit the impact to the spade and toss the slug up and out. </text:p>
      <text:p text:style-name="Text_20_body">On landing after the jump, your face would turn, on its own accord, away from the scorching heat of fire raging in the furnace. That's why Borya worked in the smith's protective tarp apron, and I was finishing off my once-beloved red sweater. </text:p>
      <text:p text:style-name="Text_20_body">With our necks defensively pulled in, we strode back pulling the shovel after us, and Borya went to hoist the next slug onto it. </text:p>
      <text:p text:style-name="P34"><text:soft-page-break/>"Hither-thither...To and fro…<text:line-break/>Oh!. How good it feels!.." </text:p>
      <text:p text:style-name="Text_20_body">Then we drove the emptied trolley back to fetch a new batch of slugs... Inside the furnace, they also had to be stacked in layers and rows starting from the deepest, otherwise, they just wouldn't fit in. The more of them loaded inside, the shorter the runs with the shovel… </text:p>
      <text:p text:style-name="Text_20_body">I didn’t immediately mastered the synchronous jumping, and Borya cursed me with inaudible, behind the rumble and roar, taboo words because the slug wrongly dropped across a layer would fucking fuck your ass when stacking in the following ones from the bunch. </text:p>
      <text:p text:style-name="Text_20_body">Borya was overly terse. I had more communication with the fan (singing in a duo) than with him. Yet, one time Borya shouted into my ear, "We've done forty tons today!" The red flames from the furnace reflected in the teeth bared in his pleased smile and the whites of his eyes. Some labor victory!. </text:p>
      <text:p text:style-name="Text_20_body">Empty worthless bullshit. It's just because we did it. </text:p>
      <text:p text:style-name="P31">"You load sixteen tons and what do you get?</text:p>
      <text:p text:style-name="P31">Another day older and deeper in debt..." </text:p>
      <text:p text:style-name="Text_20_body">We worked two shifts – the second and the third, leaving the first one to the gas cutters for cutting axes to pieces. </text:p>
      <text:p text:style-name="Text_20_body">On the payday I could hardly believe my eyes – I had earned a hundred and twenty rubles a month!. </text:p>
      <text:p text:style-name="Text_20_body"><text:span text:style-name="Emphasis">"...transfer to a lower-paid position..."</text:span> </text:p>
      <text:p text:style-name="P31">" Ha-ha, Mr. Lebedev!</text:p>
      <text:p text:style-name="P31">Ha-ha! Mr. Heath!</text:p>
      <text:p text:style-name="P31">'Cause I'm a workman!</text:p>
      <text:p text:style-name="P31">Yea! Yea! Yea!.." </text:p>
      <text:p text:style-name="Text_20_body">And to the smiths, the cashier was forking out two-three unopened packs of money in bank wrapping plus stray notes. Over three hundred rubles! </text:p>
      <text:p text:style-name="Text_20_body">Yes, Borya, you'd better cut out boozing at your workplace. </text:p>
      <text:p text:style-name="P31">" Hither-thither...To and fro…</text:p>
      <text:p text:style-name="P31">Oh!... How good it feels!.." </text:p>
      <text:section text:style-name="Sect1" text:name="Section120">
        <text:p text:style-name="List_20_Paragraph"><text:bookmark text:name="span118"/>(...I have always been, am, and will be cursing that night when I let out that cry of a stupid <text:span text:style-name="Emphasis">seminarian</text:span>. </text:p>
        <text:p text:style-name="List_20_Paragraph">Yet, what's said can't be unsaid...) </text:p>
      </text:section>
      <text:p text:style-name="Text_20_body">And Olga again wanted something else... Once, when I was throwing the slugs into her furnace, she started pressing, "Tell it.... what!.. you're doing.... now..." </text:p>
      <text:p text:style-name="Text_20_body">"I'm...making!.. love...to you!.." </text:p>
      <text:p text:style-name="Text_20_body">"No!.. tell it...the other!.. way..." </text:p>
      <text:p text:style-name="Text_20_body">"Which...wa..way?!.." </text:p>
      <text:p text:style-name="Text_20_body"><text:soft-page-break/>"You..ou.. know!.. which..." </text:p>
      <text:p text:style-name="Text_20_body">And I started to moan it out, "I'm...fuc...king...you!.." </text:p>
      <text:p text:style-name="Text_20_body">"Ah!" </text:p>
      <text:p text:style-name="Text_20_body">"You'm...fu... cki...ng...I..." </text:p>
      <text:p text:style-name="Text_20_body">"Oh, my!.." </text:p>
      <text:p text:style-name="Text_20_body">The dark kitchen. The baby's asleep. And what could it understand anyway… </text:p>
      <text:p text:style-name="Text_20_body">Another night she called me from the darkness, "Hit me!" </text:p>
      <text:p text:style-name="Text_20_body">"You crazy?" </text:p>
      <text:p text:style-name="Text_20_body">"No, I'm not! Hit me!" </text:p>
      <text:p text:style-name="Text_20_body">Well, at last, she made me to lightly slap her cheek. </text:p>
      <text:p text:style-name="Text_20_body">"Not just so! Hit hard!" </text:p>
      <text:p text:style-name="Text_20_body">Knowing she'd not get off my back in any way, I meted out a more sonorous slap. She stretched on her back sobbing. </text:p>
      <text:p text:style-name="Text_20_body">"O, babe! Did it hurt?" </text:p>
      <text:p text:style-name="Text_20_body">No answer, just quiet sobs. And I had to comfort her in the most effective, as far as I know, way. And it was good… </text:p>
      <text:p text:style-name="Text_20_body">Then I was lying on my back thinking. Why would she? And so persistently... A slap in the face as the punishment for misconduct?. Some whoeer...before me?..without me?..instead of?. </text:p>
      <text:section text:style-name="Sect1" text:name="Section121">
        <text:p text:style-name="List_20_Paragraph"><text:bookmark text:name="span119"/>(...it’s better not to think some thoughts, just leave them alone and, if heedlessly started, they’d better be dropped and not thought down the road to their inevitable conclusions...) </text:p>
      </text:section>
      <text:p text:style-name="Text_20_body">End May the term of my penal exile to the Smithy Shop Floor was over, and that same day I got the draft notice order to report for induction on May 27... </text:p>
      <text:p text:style-name="Text_20_body">And again there was a feast in our <text:span text:style-name="Emphasis">khutta</text:span> yard because in the Settlement traditions seeing-off to the army was almost as great a regale as a wedding. </text:p>
      <text:p text:style-name="Text_20_body">They all drank and sang, only without The Orpheuses' accompaniment, and Mother was carrying around the table Lenochka in her arms, wrapped in a swaddle over her loose baby shirt. Clasping her Grandma's gown collar with her tiny fingers, she looked around with her pink lips open in surprise… </text:p>
      <text:p text:style-name="Text_20_body">The next morning they saw me to the two-story House of the Deaf by the bridge in the railway embankment over Peace Avenue. There were lots of draftees in the caps on their freshly skin-headed heads in the thick crowd of seers-off. </text:p>
      <text:p text:style-name="Text_20_body">Tolik Arkhipenko kept assuring everyone that I would be just fine but no one was listening to him. Olga sobbed out loud. The draftees were commanded to board two big buses which started to move but, after turning into Peace Avenue, stopped – someone was missing. </text:p>
      <text:p text:style-name="Text_20_body"><text:soft-page-break/>We went out to the roadside. The seers-off crowd rushed across Peace Avenue. Olga ran up the first. </text:p>
      <text:p text:style-name="Text_20_body">She was kissing me with her soft wet lips and pressing to my chest her small soft breasts without a bra under the light summer blouse drenched with her tears. </text:p>
      <text:p text:style-name="Text_20_body">The belated draftee was brought in a car, and we were told to get on buses again. The motor started. </text:p>
      <text:p text:style-name="Text_20_body">The door slammed shut and the bus finally, uncompromisingly, and irretrievably carried us away to where the army would make of me a real man and defender of our Soviet Homeland.</text:p>
      <text:p text:style-name="Subtitle">~ ~ ~</text:p>
      <text:p text:style-name="Standard"/>
      <text:h text:style-name="Heading_20_1" text:outline-level="1"><text:span text:style-name="T6">~ ~ ~</text:span> My Universities: Part <text:bookmark-start text:name="One"/>One<text:bookmark-end text:name="One"/></text:h>
      <text:p text:style-name="Subtitle">~ ~ ~</text:p>
      <text:h text:style-name="Heading_20_1" text:outline-level="1"><text:span text:style-name="T6">~ ~ ~</text:span> My Universities: Part <text:bookmark-start text:name="Two"/>Two<text:bookmark-end text:name="Two"/></text:h>
      <text:p text:style-name="Subtitle">~ ~ ~</text:p>
      <text:h text:style-name="Heading_20_1" text:outline-level="1"><text:span text:style-name="T6">~ ~ ~</text:span> The Parade of <text:bookmark-start text:name="Planets"/>Planets<text:bookmark-end text:name="Planets"/></text:h>
      <text:p text:style-name="Subtitle">~ ~ ~</text:p>
      <text:h text:style-name="Heading_20_1" text:outline-level="1"><text:span text:style-name="T6">~ ~ ~</text:span> The <text:bookmark-start text:name="Married"/>Married <text:bookmark-end text:name="Married"/>Life</text:h>
      <text:p text:style-name="Subtitle">~ ~ ~</text:p>
      <text:h text:style-name="Heading_20_1" text:outline-level="1"><text:span text:style-name="T6">~ ~ ~</text:span> <text:bookmark-start text:name="Defying"/>Defying <text:bookmark-end text:name="Defying"/>the Wash</text:h>
      <text:p text:style-name="Subtitle">~ ~ ~</text:p>
      <text:h text:style-name="Heading_20_1" text:outline-level="1"><text:span text:style-name="T6">~ ~ ~</text:span> The Solitary <text:bookmark-start text:name="Barge"/>Barge <text:bookmark-end text:name="Barge"/>Hauler</text:h>
      <text:p text:style-name="Subtitle">~ ~ ~</text:p>
      <text:h text:style-name="Heading_20_1" text:outline-level="1"><text:span text:style-name="T6">~ ~ ~</text:span> The Ivory <text:bookmark-start text:name="Tower"/>Tower<text:bookmark-end text:name="Tower"/></text:h>
      <text:p text:style-name="Subtitle">~ ~ ~</text:p>
      <text:h text:style-name="Heading_20_1" text:outline-level="1"><text:span text:style-name="T6">~ ~ ~</text:span> The <text:bookmark-start text:name="Eastern"/>Eastern <text:bookmark-end text:name="Eastern"/>Corridor</text:h>
      <text:p text:style-name="Subtitle">~ ~ ~</text:p>
      <text:h text:style-name="Heading_20_1" text:outline-level="1"><text:span text:style-name="T6">~ ~ ~</text:span> The <text:bookmark-start text:name="Postscripts"/>Postscripts<text:bookmark-end text:name="Postscript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1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0598in" fo:margin-right="0in" fo:margin-top="0in" fo:margin-bottom="0.0972in" loext:contextual-spacing="false" fo:line-height="100%" fo:text-indent="0.0098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master-page-name="">
      <style:paragraph-properties fo:margin-left="0.8661in" fo:margin-right="0in" fo:margin-top="0.0835in" fo:margin-bottom="0.0835in" loext:contextual-spacing="true" fo:keep-together="always" fo:orphans="0" fo:widows="0" fo:text-indent="0.5in" style:auto-text-indent="false" style:page-number="auto" fo:keep-with-next="auto"/>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1in" loext:contextual-spacing="true" fo:text-indent="0in" style:auto-text-indent="false"/>
      <style:text-properties style:font-name="Garamond" fo:font-family="Garamond" style:font-style-name="Regular" style:font-family-generic="roman" style:font-pitch="variable" fo:font-size="13pt" fo:font-weight="normal"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228</meta:editing-cycles>
    <meta:creation-date>2020-04-05T06:17:00</meta:creation-date>
    <dc:date>2020-07-26T07:54:34.862863568</dc:date>
    <meta:editing-duration>P5DT9H40M35S</meta:editing-duration>
    <meta:generator>LibreOffice/6.1.5.2$Linux_X86_64 LibreOffice_project/10$Build-2</meta:generator>
    <meta:document-statistic meta:table-count="0" meta:image-count="0" meta:object-count="0" meta:page-count="319" meta:paragraph-count="3734" meta:word-count="165901" meta:character-count="935227" meta:non-whitespace-character-count="769207"/>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